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Pictures/2000000A000000DD000000DD70DD954D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Pictures/2000000A000000FD000000FDE400028F.svm" manifest:media-type=""/>
  <manifest:file-entry manifest:full-path="Object 4/Pictures/2000000A000000FD000000FDF1F7E11A.svm" manifest:media-type="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Pictures/2000000A000000FD000000FDE400028F.svm" manifest:media-type="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6/styles.xml" manifest:media-type="text/xml"/>
  <manifest:file-entry manifest:full-path="Object 6/Pictures/2000000A000000DD000000DD70DD954D.svm" manifest:media-type="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Pictures/2000000A000000DD000000DD70DD954D.svm" manifest:media-type="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7/styles.xml" manifest:media-type="text/xml"/>
  <manifest:file-entry manifest:full-path="Object 7/Pictures/2000000A000000DD000000DD70DD954D.svm" manifest:media-type="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1/content.xml" manifest:media-type="text/xml"/>
  <manifest:file-entry manifest:full-path="Object 11/Pictures/2000000A000000FD000000FDF1F7E11A.svm" manifest:media-type="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Object 12/content.xml" manifest:media-type="text/xml"/>
  <manifest:file-entry manifest:full-path="Object 12/Pictures/2000000A000000FD000000FDF1F7E11A.svm" manifest:media-type="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content.xml" manifest:media-type="text/xml"/>
  <manifest:file-entry manifest:full-path="Object 5/Pictures/2000000A000000FD000000FDE400028F.svm" manifest:media-type=""/>
  <manifest:file-entry manifest:full-path="Object 5/Pictures/2000000A000000FD000000FDF1F7E11A.svm" manifest:media-type="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3" style:family="table-column">
      <style:table-column-properties fo:break-before="auto" style:column-width="11.5154in"/>
    </style:style>
    <style:style style:name="co2" style:family="table-column">
      <style:table-column-properties fo:break-before="auto" style:column-width="0.696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7291in"/>
    </style:style>
    <style:style style:name="co5" style:family="table-column">
      <style:table-column-properties fo:break-before="auto" style:column-width="0.9681in"/>
    </style:style>
    <style:style style:name="co6" style:family="table-column">
      <style:table-column-properties fo:break-before="auto" style:column-width="0.7508in"/>
    </style:style>
    <style:style style:name="co7" style:family="table-column">
      <style:table-column-properties fo:break-before="auto" style:column-width="0.7945in"/>
    </style:style>
    <style:style style:name="co8" style:family="table-column">
      <style:table-column-properties fo:break-before="auto" style:column-width="0.6854in"/>
    </style:style>
    <style:style style:name="co9" style:family="table-column">
      <style:table-column-properties fo:break-before="auto" style:column-width="0.8598in"/>
    </style:style>
    <style:style style:name="co10" style:family="table-column">
      <style:table-column-properties fo:break-before="auto" style:column-width="0.6528in"/>
    </style:style>
    <style:style style:name="co11" style:family="table-column">
      <style:table-column-properties fo:break-before="auto" style:column-width="0.6091in"/>
    </style:style>
    <style:style style:name="co12" style:family="table-column">
      <style:table-column-properties fo:break-before="auto" style:column-width="0.6201in"/>
    </style:style>
    <style:style style:name="co14" style:family="table-column">
      <style:table-column-properties fo:break-before="auto" style:column-width="1.15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2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3" style:family="table-cell" style:parent-style-name="Default" style:data-style-name="N100">
      <style:table-cell-properties style:text-align-source="fix" style:repeat-content="false" style:rotation-align="none"/>
      <style:paragraph-properties fo:text-align="end" fo:margin-left="0in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 style:data-style-name="N1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6" style:family="table-cell" style:parent-style-name="Default" style:data-style-name="N130">
      <style:table-cell-properties style:rotation-align="none"/>
    </style:style>
    <style:style style:name="ce7" style:family="table-cell" style:parent-style-name="Default" style:data-style-name="N129"/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 style:data-style-name="N13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Orange_combine" table:style-name="ta1">
        <table:shapes>
          <draw:frame draw:z-index="0" draw:style-name="gr1" draw:text-style-name="P1" svg:width="11.3394in" svg:height="4.8524in" svg:x="2.837in" svg:y="0.2823in">
            <draw:object draw:notify-on-update-of-ranges="Orange_combine.A2:Orange_combine.A257 Orange_combine.C1:Orange_combine.C1 Orange_combine.C2:Orange_combine.C25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1.3835in" svg:height="4.8524in" svg:x="2.7709in" svg:y="5.3862in">
            <draw:object draw:notify-on-update-of-ranges="Orange_combine.A2:Orange_combine.A270 Orange_combine.C1:Orange_combine.C1 Orange_combine.C2:Orange_combine.C270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ce2"/>
        <table:table-column table:style-name="co3" table:default-cell-style-name="ce6"/>
        <table:table-row table:style-name="ro1">
          <table:table-cell office:value-type="string" calcext:value-type="string">
            <text:p># Gems</text:p>
          </table:table-cell>
          <table:table-cell table:style-name="ce1" office:value-type="string" calcext:value-type="string">
            <text:p>Increment(I)</text:p>
          </table:table-cell>
          <table:table-cell table:style-name="ce5" office:value-type="string" calcext:value-type="string">
            <text:p>G = ln I/ln 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000000</text:p>
          </table:table-cell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380000</text:p>
          </table:table-cell>
          <table:table-cell table:formula="of:=LOG10([.B3])/LOG10([.A3])" office:value-type="float" office:value="0.464668267003444" calcext:value-type="float">
            <text:p>0.46466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.668200</text:p>
          </table:table-cell>
          <table:table-cell table:formula="of:=LOG10([.B4])/LOG10([.A4])" office:value-type="float" office:value="0.465810555829284" calcext:value-type="float">
            <text:p>0.46581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924698</text:p>
          </table:table-cell>
          <table:table-cell table:formula="of:=LOG10([.B5])/LOG10([.A5])" office:value-type="float" office:value="0.472316046778462" calcext:value-type="float">
            <text:p>0.47231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.158016</text:p>
          </table:table-cell>
          <table:table-cell table:formula="of:=LOG10([.B6])/LOG10([.A6])" office:value-type="float" office:value="0.477924171624376" calcext:value-type="float">
            <text:p>0.47792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.383734</text:p>
          </table:table-cell>
          <table:table-cell table:formula="of:=LOG10([.B7])/LOG10([.A7])" office:value-type="float" office:value="0.484812934277918" calcext:value-type="float">
            <text:p>0.48481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.584623</text:p>
          </table:table-cell>
          <table:table-cell table:formula="of:=LOG10([.B8])/LOG10([.A8])" office:value-type="float" office:value="0.487987411131417" calcext:value-type="float">
            <text:p>0.48798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.763415</text:p>
          </table:table-cell>
          <table:table-cell table:formula="of:=LOG10([.B9])/LOG10([.A9])" office:value-type="float" office:value="0.488817412438722" calcext:value-type="float">
            <text:p>0.48881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.922539</text:p>
          </table:table-cell>
          <table:table-cell table:formula="of:=LOG10([.B10])/LOG10([.A10])" office:value-type="float" office:value="0.488094284979424" calcext:value-type="float">
            <text:p>0.48809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.066639</text:p>
          </table:table-cell>
          <table:table-cell table:formula="of:=LOG10([.B11])/LOG10([.A11])" office:value-type="float" office:value="0.486662654516697" calcext:value-type="float">
            <text:p>0.48666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3.226669</text:p>
          </table:table-cell>
          <table:table-cell table:formula="of:=LOG10([.B12])/LOG10([.A12])" office:value-type="float" office:value="0.488532734956984" calcext:value-type="float">
            <text:p>0.48853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3.384005</text:p>
          </table:table-cell>
          <table:table-cell table:formula="of:=LOG10([.B13])/LOG10([.A13])" office:value-type="float" office:value="0.490585801035327" calcext:value-type="float">
            <text:p>0.49058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3.524035</text:p>
          </table:table-cell>
          <table:table-cell table:formula="of:=LOG10([.B14])/LOG10([.A14])" office:value-type="float" office:value="0.491084409232463" calcext:value-type="float">
            <text:p>0.49108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3.650843</text:p>
          </table:table-cell>
          <table:table-cell table:formula="of:=LOG10([.B15])/LOG10([.A15])" office:value-type="float" office:value="0.490689643343366" calcext:value-type="float">
            <text:p>0.49068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3.777651</text:p>
          </table:table-cell>
          <table:table-cell table:formula="of:=LOG10([.B16])/LOG10([.A16])" office:value-type="float" office:value="0.490796805521678" calcext:value-type="float">
            <text:p>0.49079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3.902277</text:p>
          </table:table-cell>
          <table:table-cell table:formula="of:=LOG10([.B17])/LOG10([.A17])" office:value-type="float" office:value="0.491079047532763" calcext:value-type="float">
            <text:p>0.491079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4.015136</text:p>
          </table:table-cell>
          <table:table-cell table:formula="of:=LOG10([.B18])/LOG10([.A18])" office:value-type="float" office:value="0.490634149637058" calcext:value-type="float">
            <text:p>0.490634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4.127995</text:p>
          </table:table-cell>
          <table:table-cell table:formula="of:=LOG10([.B19])/LOG10([.A19])" office:value-type="float" office:value="0.49052230498204" calcext:value-type="float">
            <text:p>0.490522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4.239586</text:p>
          </table:table-cell>
          <table:table-cell table:formula="of:=LOG10([.B20])/LOG10([.A20])" office:value-type="float" office:value="0.490574141012123" calcext:value-type="float">
            <text:p>0.490574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.350503</text:p>
          </table:table-cell>
          <table:table-cell table:formula="of:=LOG10([.B21])/LOG10([.A21])" office:value-type="float" office:value="0.490795350298554" calcext:value-type="float">
            <text:p>0.490795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4.450948</text:p>
          </table:table-cell>
          <table:table-cell table:formula="of:=LOG10([.B22])/LOG10([.A22])" office:value-type="float" office:value="0.490427361840713" calcext:value-type="float">
            <text:p>0.490427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4.551393</text:p>
          </table:table-cell>
          <table:table-cell table:formula="of:=LOG10([.B23])/LOG10([.A23])" office:value-type="float" office:value="0.490266103691659" calcext:value-type="float">
            <text:p>0.490266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4.650709</text:p>
          </table:table-cell>
          <table:table-cell table:formula="of:=LOG10([.B24])/LOG10([.A24])" office:value-type="float" office:value="0.490200132816775" calcext:value-type="float">
            <text:p>0.490200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4.750025</text:p>
          </table:table-cell>
          <table:table-cell table:formula="of:=LOG10([.B25])/LOG10([.A25])" office:value-type="float" office:value="0.490284294844686" calcext:value-type="float">
            <text:p>0.490284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4.859631</text:p>
          </table:table-cell>
          <table:table-cell table:formula="of:=LOG10([.B26])/LOG10([.A26])" office:value-type="float" office:value="0.491153618567653" calcext:value-type="float">
            <text:p>0.491153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4.958947</text:p>
          </table:table-cell>
          <table:table-cell table:formula="of:=LOG10([.B27])/LOG10([.A27])" office:value-type="float" office:value="0.491450575857887" calcext:value-type="float">
            <text:p>0.491450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5.058263</text:p>
          </table:table-cell>
          <table:table-cell table:formula="of:=LOG10([.B28])/LOG10([.A28])" office:value-type="float" office:value="0.491839617565146" calcext:value-type="float">
            <text:p>0.491839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5.157579</text:p>
          </table:table-cell>
          <table:table-cell table:formula="of:=LOG10([.B29])/LOG10([.A29])" office:value-type="float" office:value="0.492306903233407" calcext:value-type="float">
            <text:p>0.492306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5.255779</text:p>
          </table:table-cell>
          <table:table-cell table:formula="of:=LOG10([.B30])/LOG10([.A30])" office:value-type="float" office:value="0.492777681823339" calcext:value-type="float">
            <text:p>0.492777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5.353386</text:p>
          </table:table-cell>
          <table:table-cell table:formula="of:=LOG10([.B31])/LOG10([.A31])" office:value-type="float" office:value="0.493276064175173" calcext:value-type="float">
            <text:p>0.493276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5.441777</text:p>
          </table:table-cell>
          <table:table-cell table:formula="of:=LOG10([.B32])/LOG10([.A32])" office:value-type="float" office:value="0.493334878978873" calcext:value-type="float">
            <text:p>0.493334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5.530169</text:p>
          </table:table-cell>
          <table:table-cell table:formula="of:=LOG10([.B33])/LOG10([.A33])" office:value-type="float" office:value="0.493464713876315" calcext:value-type="float">
            <text:p>0.493464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5.618560</text:p>
          </table:table-cell>
          <table:table-cell table:formula="of:=LOG10([.B34])/LOG10([.A34])" office:value-type="float" office:value="0.493656991432821" calcext:value-type="float">
            <text:p>0.493657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5.705958</text:p>
          </table:table-cell>
          <table:table-cell table:formula="of:=LOG10([.B35])/LOG10([.A35])" office:value-type="float" office:value="0.493855032670207" calcext:value-type="float">
            <text:p>0.493855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5.793356</text:p>
          </table:table-cell>
          <table:table-cell table:formula="of:=LOG10([.B36])/LOG10([.A36])" office:value-type="float" office:value="0.494104012693686" calcext:value-type="float">
            <text:p>0.49410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5.880226</text:p>
          </table:table-cell>
          <table:table-cell table:formula="of:=LOG10([.B37])/LOG10([.A37])" office:value-type="float" office:value="0.494373052569752" calcext:value-type="float">
            <text:p>0.494373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5.958895</text:p>
          </table:table-cell>
          <table:table-cell table:formula="of:=LOG10([.B38])/LOG10([.A38])" office:value-type="float" office:value="0.494302308826635" calcext:value-type="float">
            <text:p>0.494302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6.037563</text:p>
          </table:table-cell>
          <table:table-cell table:formula="of:=LOG10([.B39])/LOG10([.A39])" office:value-type="float" office:value="0.494283949508457" calcext:value-type="float">
            <text:p>0.494283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6.116231</text:p>
          </table:table-cell>
          <table:table-cell table:formula="of:=LOG10([.B40])/LOG10([.A40])" office:value-type="float" office:value="0.494312975202941" calcext:value-type="float">
            <text:p>0.494313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6.194015</text:p>
          </table:table-cell>
          <table:table-cell table:formula="of:=LOG10([.B41])/LOG10([.A41])" office:value-type="float" office:value="0.494346189928431" calcext:value-type="float">
            <text:p>0.494346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6.271800</text:p>
          </table:table-cell>
          <table:table-cell table:formula="of:=LOG10([.B42])/LOG10([.A42])" office:value-type="float" office:value="0.494419755912812" calcext:value-type="float">
            <text:p>0.494419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6.349584</text:p>
          </table:table-cell>
          <table:table-cell table:formula="of:=LOG10([.B43])/LOG10([.A43])" office:value-type="float" office:value="0.494529877629075" calcext:value-type="float">
            <text:p>0.494529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6.426899</text:p>
          </table:table-cell>
          <table:table-cell table:formula="of:=LOG10([.B44])/LOG10([.A44])" office:value-type="float" office:value="0.494653858897388" calcext:value-type="float">
            <text:p>0.494653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6.496913</text:p>
          </table:table-cell>
          <table:table-cell table:formula="of:=LOG10([.B45])/LOG10([.A45])" office:value-type="float" office:value="0.494511988574779" calcext:value-type="float">
            <text:p>0.494512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6.566928</text:p>
          </table:table-cell>
          <table:table-cell table:formula="of:=LOG10([.B46])/LOG10([.A46])" office:value-type="float" office:value="0.494408461032705" calcext:value-type="float">
            <text:p>0.494408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6.636943</text:p>
          </table:table-cell>
          <table:table-cell table:formula="of:=LOG10([.B47])/LOG10([.A47])" office:value-type="float" office:value="0.49434022931605" calcext:value-type="float">
            <text:p>0.494340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6.706171</text:p>
          </table:table-cell>
          <table:table-cell table:formula="of:=LOG10([.B48])/LOG10([.A48])" office:value-type="float" office:value="0.494274075733182" calcext:value-type="float">
            <text:p>0.494274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6.775399</text:p>
          </table:table-cell>
          <table:table-cell table:formula="of:=LOG10([.B49])/LOG10([.A49])" office:value-type="float" office:value="0.494238933248226" calcext:value-type="float">
            <text:p>0.494238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6.844627</text:p>
          </table:table-cell>
          <table:table-cell table:formula="of:=LOG10([.B50])/LOG10([.A50])" office:value-type="float" office:value="0.494232471591577" calcext:value-type="float">
            <text:p>0.49423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6.913855</text:p>
          </table:table-cell>
          <table:table-cell table:formula="of:=LOG10([.B51])/LOG10([.A51])" office:value-type="float" office:value="0.494252555942451" calcext:value-type="float">
            <text:p>0.494252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6.982665</text:p>
          </table:table-cell>
          <table:table-cell table:formula="of:=LOG10([.B52])/LOG10([.A52])" office:value-type="float" office:value="0.494282002967728" calcext:value-type="float">
            <text:p>0.494282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7.046069</text:p>
          </table:table-cell>
          <table:table-cell table:formula="of:=LOG10([.B53])/LOG10([.A53])" office:value-type="float" office:value="0.494140582490393" calcext:value-type="float">
            <text:p>0.494140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7.109473</text:p>
          </table:table-cell>
          <table:table-cell table:formula="of:=LOG10([.B54])/LOG10([.A54])" office:value-type="float" office:value="0.494026173092349" calcext:value-type="float">
            <text:p>0.494026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7.174905</text:p>
          </table:table-cell>
          <table:table-cell table:formula="of:=LOG10([.B55])/LOG10([.A55])" office:value-type="float" office:value="0.494007872214276" calcext:value-type="float">
            <text:p>0.494007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4" office:value-type="string" calcext:value-type="string">
            <text:p>7.251351</text:p>
          </table:table-cell>
          <table:table-cell table:formula="of:=LOG10([.B56])/LOG10([.A56])" office:value-type="float" office:value="0.494390584649925" calcext:value-type="float">
            <text:p>0.494390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7.320580</text:p>
          </table:table-cell>
          <table:table-cell table:formula="of:=LOG10([.B57])/LOG10([.A57])" office:value-type="float" office:value="0.494538046051676" calcext:value-type="float">
            <text:p>0.494538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4" office:value-type="string" calcext:value-type="string">
            <text:p>7.389808</text:p>
          </table:table-cell>
          <table:table-cell table:formula="of:=LOG10([.B58])/LOG10([.A58])" office:value-type="float" office:value="0.494701061418488" calcext:value-type="float">
            <text:p>0.494701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4" office:value-type="string" calcext:value-type="string">
            <text:p>7.459036</text:p>
          </table:table-cell>
          <table:table-cell table:formula="of:=LOG10([.B59])/LOG10([.A59])" office:value-type="float" office:value="0.494878558355927" calcext:value-type="float">
            <text:p>0.494878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4" office:value-type="string" calcext:value-type="string">
            <text:p>7.528264</text:p>
          </table:table-cell>
          <table:table-cell table:formula="of:=LOG10([.B60])/LOG10([.A60])" office:value-type="float" office:value="0.4950695115653" calcext:value-type="float">
            <text:p>0.495069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7.596714</text:p>
          </table:table-cell>
          <table:table-cell table:formula="of:=LOG10([.B61])/LOG10([.A61])" office:value-type="float" office:value="0.495247958386913" calcext:value-type="float">
            <text:p>0.495248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4" office:value-type="string" calcext:value-type="string">
            <text:p>7.665164</text:p>
          </table:table-cell>
          <table:table-cell table:formula="of:=LOG10([.B62])/LOG10([.A62])" office:value-type="float" office:value="0.495438676871226" calcext:value-type="float">
            <text:p>0.495438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7.733614</text:p>
          </table:table-cell>
          <table:table-cell table:formula="of:=LOG10([.B63])/LOG10([.A63])" office:value-type="float" office:value="0.495640822809475" calcext:value-type="float">
            <text:p>0.495640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4" office:value-type="string" calcext:value-type="string">
            <text:p>7.801651</text:p>
          </table:table-cell>
          <table:table-cell table:formula="of:=LOG10([.B64])/LOG10([.A64])" office:value-type="float" office:value="0.495840833965158" calcext:value-type="float">
            <text:p>0.495840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7.863264</text:p>
          </table:table-cell>
          <table:table-cell table:formula="of:=LOG10([.B65])/LOG10([.A65])" office:value-type="float" office:value="0.49585471533651" calcext:value-type="float">
            <text:p>0.495854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4" office:value-type="string" calcext:value-type="string">
            <text:p>7.924877</text:p>
          </table:table-cell>
          <table:table-cell table:formula="of:=LOG10([.B66])/LOG10([.A66])" office:value-type="float" office:value="0.495882788371458" calcext:value-type="float">
            <text:p>0.495882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7.986490</text:p>
          </table:table-cell>
          <table:table-cell table:formula="of:=LOG10([.B67])/LOG10([.A67])" office:value-type="float" office:value="0.495924244852977" calcext:value-type="float">
            <text:p>0.495924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4" office:value-type="string" calcext:value-type="string">
            <text:p>8.048103</text:p>
          </table:table-cell>
          <table:table-cell table:formula="of:=LOG10([.B68])/LOG10([.A68])" office:value-type="float" office:value="0.495978327135906" calcext:value-type="float">
            <text:p>0.495978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8.109024</text:p>
          </table:table-cell>
          <table:table-cell table:formula="of:=LOG10([.B69])/LOG10([.A69])" office:value-type="float" office:value="0.496024100883855" calcext:value-type="float">
            <text:p>0.496024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4" office:value-type="string" calcext:value-type="string">
            <text:p>8.169944</text:p>
          </table:table-cell>
          <table:table-cell table:formula="of:=LOG10([.B70])/LOG10([.A70])" office:value-type="float" office:value="0.496081535082464" calcext:value-type="float">
            <text:p>0.496081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4" office:value-type="string" calcext:value-type="string">
            <text:p>8.230865</text:p>
          </table:table-cell>
          <table:table-cell table:formula="of:=LOG10([.B71])/LOG10([.A71])" office:value-type="float" office:value="0.496150046629193" calcext:value-type="float">
            <text:p>0.49615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8.291786</text:p>
          </table:table-cell>
          <table:table-cell table:formula="of:=LOG10([.B72])/LOG10([.A72])" office:value-type="float" office:value="0.496229003173695" calcext:value-type="float">
            <text:p>0.496229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8.352339</text:p>
          </table:table-cell>
          <table:table-cell table:formula="of:=LOG10([.B73])/LOG10([.A73])" office:value-type="float" office:value="0.496307534964962" calcext:value-type="float">
            <text:p>0.496307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8.408134</text:p>
          </table:table-cell>
          <table:table-cell table:formula="of:=LOG10([.B74])/LOG10([.A74])" office:value-type="float" office:value="0.496263768450964" calcext:value-type="float">
            <text:p>0.496263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8.463930</text:p>
          </table:table-cell>
          <table:table-cell table:formula="of:=LOG10([.B75])/LOG10([.A75])" office:value-type="float" office:value="0.496231715485133" calcext:value-type="float">
            <text:p>0.496231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8.519725</text:p>
          </table:table-cell>
          <table:table-cell table:formula="of:=LOG10([.B76])/LOG10([.A76])" office:value-type="float" office:value="0.496210761208153" calcext:value-type="float">
            <text:p>0.496210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8.575521</text:p>
          </table:table-cell>
          <table:table-cell table:formula="of:=LOG10([.B77])/LOG10([.A77])" office:value-type="float" office:value="0.49620043082166" calcext:value-type="float">
            <text:p>0.496200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8.631316</text:p>
          </table:table-cell>
          <table:table-cell table:formula="of:=LOG10([.B78])/LOG10([.A78])" office:value-type="float" office:value="0.496200169081079" calcext:value-type="float">
            <text:p>0.496200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8.687112</text:p>
          </table:table-cell>
          <table:table-cell table:formula="of:=LOG10([.B79])/LOG10([.A79])" office:value-type="float" office:value="0.496209554969431" calcext:value-type="float">
            <text:p>0.496209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8.741947</text:p>
          </table:table-cell>
          <table:table-cell table:formula="of:=LOG10([.B80])/LOG10([.A80])" office:value-type="float" office:value="0.496202954456298" calcext:value-type="float">
            <text:p>0.496203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8.796783</text:p>
          </table:table-cell>
          <table:table-cell table:formula="of:=LOG10([.B81])/LOG10([.A81])" office:value-type="float" office:value="0.49620558425196" calcext:value-type="float">
            <text:p>0.496205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8.851618</text:p>
          </table:table-cell>
          <table:table-cell table:formula="of:=LOG10([.B82])/LOG10([.A82])" office:value-type="float" office:value="0.496216975192357" calcext:value-type="float">
            <text:p>0.496217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8.906454</text:p>
          </table:table-cell>
          <table:table-cell table:formula="of:=LOG10([.B83])/LOG10([.A83])" office:value-type="float" office:value="0.496236782914486" calcext:value-type="float">
            <text:p>0.496236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8.960673</text:p>
          </table:table-cell>
          <table:table-cell table:formula="of:=LOG10([.B84])/LOG10([.A84])" office:value-type="float" office:value="0.496249023308103" calcext:value-type="float">
            <text:p>0.496249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9.014893</text:p>
          </table:table-cell>
          <table:table-cell table:formula="of:=LOG10([.B85])/LOG10([.A85])" office:value-type="float" office:value="0.49626921791301" calcext:value-type="float">
            <text:p>0.496269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9.069112</text:p>
          </table:table-cell>
          <table:table-cell table:formula="of:=LOG10([.B86])/LOG10([.A86])" office:value-type="float" office:value="0.496296969277293" calcext:value-type="float">
            <text:p>0.496297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9.123331</text:p>
          </table:table-cell>
          <table:table-cell table:formula="of:=LOG10([.B87])/LOG10([.A87])" office:value-type="float" office:value="0.496331972248655" calcext:value-type="float">
            <text:p>0.496332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9.177551</text:p>
          </table:table-cell>
          <table:table-cell table:formula="of:=LOG10([.B88])/LOG10([.A88])" office:value-type="float" office:value="0.496373936620568" calcext:value-type="float">
            <text:p>0.496373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9.231443</text:p>
          </table:table-cell>
          <table:table-cell table:formula="of:=LOG10([.B89])/LOG10([.A89])" office:value-type="float" office:value="0.496414602344908" calcext:value-type="float">
            <text:p>0.496414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9.281101</text:p>
          </table:table-cell>
          <table:table-cell table:formula="of:=LOG10([.B90])/LOG10([.A90])" office:value-type="float" office:value="0.496360141139036" calcext:value-type="float">
            <text:p>0.496360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9.330759</text:p>
          </table:table-cell>
          <table:table-cell table:formula="of:=LOG10([.B91])/LOG10([.A91])" office:value-type="float" office:value="0.496313516715671" calcext:value-type="float">
            <text:p>0.496313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9.380417</text:p>
          </table:table-cell>
          <table:table-cell table:formula="of:=LOG10([.B92])/LOG10([.A92])" office:value-type="float" office:value="0.496274427320517" calcext:value-type="float">
            <text:p>0.496274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9.430075</text:p>
          </table:table-cell>
          <table:table-cell table:formula="of:=LOG10([.B93])/LOG10([.A93])" office:value-type="float" office:value="0.496242584481589" calcext:value-type="float">
            <text:p>0.496242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9.479733</text:p>
          </table:table-cell>
          <table:table-cell table:formula="of:=LOG10([.B94])/LOG10([.A94])" office:value-type="float" office:value="0.496217712310743" calcext:value-type="float">
            <text:p>0.496217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9.529391</text:p>
          </table:table-cell>
          <table:table-cell table:formula="of:=LOG10([.B95])/LOG10([.A95])" office:value-type="float" office:value="0.496199546848482" calcext:value-type="float">
            <text:p>0.496199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9.578491</text:p>
          </table:table-cell>
          <table:table-cell table:formula="of:=LOG10([.B96])/LOG10([.A96])" office:value-type="float" office:value="0.496175043309989" calcext:value-type="float">
            <text:p>0.496175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9.627591</text:p>
          </table:table-cell>
          <table:table-cell table:formula="of:=LOG10([.B97])/LOG10([.A97])" office:value-type="float" office:value="0.496156941529114" calcext:value-type="float">
            <text:p>0.496156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9.676691</text:p>
          </table:table-cell>
          <table:table-cell table:formula="of:=LOG10([.B98])/LOG10([.A98])" office:value-type="float" office:value="0.496145005590678" calcext:value-type="float">
            <text:p>0.496145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9.725495</text:p>
          </table:table-cell>
          <table:table-cell table:formula="of:=LOG10([.B99])/LOG10([.A99])" office:value-type="float" office:value="0.496132371392886" calcext:value-type="float">
            <text:p>0.496132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9.774298</text:p>
          </table:table-cell>
          <table:table-cell table:formula="of:=LOG10([.B100])/LOG10([.A100])" office:value-type="float" office:value="0.496125533563395" calcext:value-type="float">
            <text:p>0.496125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9.823102</text:p>
          </table:table-cell>
          <table:table-cell table:formula="of:=LOG10([.B101])/LOG10([.A101])" office:value-type="float" office:value="0.49612432682371" calcext:value-type="float">
            <text:p>0.496124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9.871906</text:p>
          </table:table-cell>
          <table:table-cell table:formula="of:=LOG10([.B102])/LOG10([.A102])" office:value-type="float" office:value="0.496128527279451" calcext:value-type="float">
            <text:p>0.496128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9.920161</text:p>
          </table:table-cell>
          <table:table-cell table:formula="of:=LOG10([.B103])/LOG10([.A103])" office:value-type="float" office:value="0.496125976008576" calcext:value-type="float">
            <text:p>0.496126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9.968416</text:p>
          </table:table-cell>
          <table:table-cell table:formula="of:=LOG10([.B104])/LOG10([.A104])" office:value-type="float" office:value="0.496128619507471" calcext:value-type="float">
            <text:p>0.496128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10.016671</text:p>
          </table:table-cell>
          <table:table-cell table:formula="of:=LOG10([.B105])/LOG10([.A105])" office:value-type="float" office:value="0.496136275986443" calcext:value-type="float">
            <text:p>0.496136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10.064927</text:p>
          </table:table-cell>
          <table:table-cell table:formula="of:=LOG10([.B106])/LOG10([.A106])" office:value-type="float" office:value="0.496148792099371" calcext:value-type="float">
            <text:p>0.496148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10.113182</text:p>
          </table:table-cell>
          <table:table-cell table:formula="of:=LOG10([.B107])/LOG10([.A107])" office:value-type="float" office:value="0.496165957076073" calcext:value-type="float">
            <text:p>0.496166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10.161437</text:p>
          </table:table-cell>
          <table:table-cell table:formula="of:=LOG10([.B108])/LOG10([.A108])" office:value-type="float" office:value="0.496187630939393" calcext:value-type="float">
            <text:p>0.496187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10.209401</text:p>
          </table:table-cell>
          <table:table-cell table:formula="of:=LOG10([.B109])/LOG10([.A109])" office:value-type="float" office:value="0.49620757082239" calcext:value-type="float">
            <text:p>0.496207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10.253597</text:p>
          </table:table-cell>
          <table:table-cell table:formula="of:=LOG10([.B110])/LOG10([.A110])" office:value-type="float" office:value="0.496153478549382" calcext:value-type="float">
            <text:p>0.496153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10.297792</text:p>
          </table:table-cell>
          <table:table-cell table:formula="of:=LOG10([.B111])/LOG10([.A111])" office:value-type="float" office:value="0.496104508869728" calcext:value-type="float">
            <text:p>0.496104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10.341988</text:p>
          </table:table-cell>
          <table:table-cell table:formula="of:=LOG10([.B112])/LOG10([.A112])" office:value-type="float" office:value="0.496060544001864" calcext:value-type="float">
            <text:p>0.496060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10.386184</text:p>
          </table:table-cell>
          <table:table-cell table:formula="of:=LOG10([.B113])/LOG10([.A113])" office:value-type="float" office:value="0.496021409618175" calcext:value-type="float">
            <text:p>0.496021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10.430379</text:p>
          </table:table-cell>
          <table:table-cell table:formula="of:=LOG10([.B114])/LOG10([.A114])" office:value-type="float" office:value="0.495986937344008" calcext:value-type="float">
            <text:p>0.495986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10.474575</text:p>
          </table:table-cell>
          <table:table-cell table:formula="of:=LOG10([.B115])/LOG10([.A115])" office:value-type="float" office:value="0.495957024982558" calcext:value-type="float">
            <text:p>0.495957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10.518274</text:p>
          </table:table-cell>
          <table:table-cell table:formula="of:=LOG10([.B116])/LOG10([.A116])" office:value-type="float" office:value="0.495921556251954" calcext:value-type="float">
            <text:p>0.495921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10.561973</text:p>
          </table:table-cell>
          <table:table-cell table:formula="of:=LOG10([.B117])/LOG10([.A117])" office:value-type="float" office:value="0.495890475026163" calcext:value-type="float">
            <text:p>0.495890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10.605672</text:p>
          </table:table-cell>
          <table:table-cell table:formula="of:=LOG10([.B118])/LOG10([.A118])" office:value-type="float" office:value="0.495863650651392" calcext:value-type="float">
            <text:p>0.495863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10.649371</text:p>
          </table:table-cell>
          <table:table-cell table:formula="of:=LOG10([.B119])/LOG10([.A119])" office:value-type="float" office:value="0.495840956924153" calcext:value-type="float">
            <text:p>0.495841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10.693070</text:p>
          </table:table-cell>
          <table:table-cell table:formula="of:=LOG10([.B120])/LOG10([.A120])" office:value-type="float" office:value="0.49582227190975" calcext:value-type="float">
            <text:p>0.495822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10.738681</text:p>
          </table:table-cell>
          <table:table-cell table:formula="of:=LOG10([.B121])/LOG10([.A121])" office:value-type="float" office:value="0.495844671314502" calcext:value-type="float">
            <text:p>0.495844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10.786936</text:p>
          </table:table-cell>
          <table:table-cell table:formula="of:=LOG10([.B122])/LOG10([.A122])" office:value-type="float" office:value="0.495921527367741" calcext:value-type="float">
            <text:p>0.495921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10.835191</text:p>
          </table:table-cell>
          <table:table-cell table:formula="of:=LOG10([.B123])/LOG10([.A123])" office:value-type="float" office:value="0.496001004305025" calcext:value-type="float">
            <text:p>0.496001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10.883446</text:p>
          </table:table-cell>
          <table:table-cell table:formula="of:=LOG10([.B124])/LOG10([.A124])" office:value-type="float" office:value="0.496083014059115" calcext:value-type="float">
            <text:p>0.496083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10.931702</text:p>
          </table:table-cell>
          <table:table-cell table:formula="of:=LOG10([.B125])/LOG10([.A125])" office:value-type="float" office:value="0.496167490575252" calcext:value-type="float">
            <text:p>0.496167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10.979415</text:p>
          </table:table-cell>
          <table:table-cell table:formula="of:=LOG10([.B126])/LOG10([.A126])" office:value-type="float" office:value="0.496244089828392" calcext:value-type="float">
            <text:p>0.496244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11.027128</text:p>
          </table:table-cell>
          <table:table-cell table:formula="of:=LOG10([.B127])/LOG10([.A127])" office:value-type="float" office:value="0.496323097942363" calcext:value-type="float">
            <text:p>0.496323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11.074841</text:p>
          </table:table-cell>
          <table:table-cell table:formula="of:=LOG10([.B128])/LOG10([.A128])" office:value-type="float" office:value="0.496404436131506" calcext:value-type="float">
            <text:p>0.496404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11.122554</text:p>
          </table:table-cell>
          <table:table-cell table:formula="of:=LOG10([.B129])/LOG10([.A129])" office:value-type="float" office:value="0.496488028243219" calcext:value-type="float">
            <text:p>0.496488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11.170267</text:p>
          </table:table-cell>
          <table:table-cell table:formula="of:=LOG10([.B130])/LOG10([.A130])" office:value-type="float" office:value="0.496573800655758" calcext:value-type="float">
            <text:p>0.496573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11.217692</text:p>
          </table:table-cell>
          <table:table-cell table:formula="of:=LOG10([.B131])/LOG10([.A131])" office:value-type="float" office:value="0.496656407764812" calcext:value-type="float">
            <text:p>0.496656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11.261391</text:p>
          </table:table-cell>
          <table:table-cell table:formula="of:=LOG10([.B132])/LOG10([.A132])" office:value-type="float" office:value="0.496673260422559" calcext:value-type="float">
            <text:p>0.496673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11.305090</text:p>
          </table:table-cell>
          <table:table-cell table:formula="of:=LOG10([.B133])/LOG10([.A133])" office:value-type="float" office:value="0.496692904039159" calcext:value-type="float">
            <text:p>0.496692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11.348789</text:p>
          </table:table-cell>
          <table:table-cell table:formula="of:=LOG10([.B134])/LOG10([.A134])" office:value-type="float" office:value="0.496715260712485" calcext:value-type="float">
            <text:p>0.496715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11.392488</text:p>
          </table:table-cell>
          <table:table-cell table:formula="of:=LOG10([.B135])/LOG10([.A135])" office:value-type="float" office:value="0.496740254929362" calcext:value-type="float">
            <text:p>0.496740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11.436187</text:p>
          </table:table-cell>
          <table:table-cell table:formula="of:=LOG10([.B136])/LOG10([.A136])" office:value-type="float" office:value="0.496767813478819" calcext:value-type="float">
            <text:p>0.496767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11.479886</text:p>
          </table:table-cell>
          <table:table-cell table:formula="of:=LOG10([.B137])/LOG10([.A137])" office:value-type="float" office:value="0.496797865369054" calcext:value-type="float">
            <text:p>0.496797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11.523585</text:p>
          </table:table-cell>
          <table:table-cell table:formula="of:=LOG10([.B138])/LOG10([.A138])" office:value-type="float" office:value="0.49683034174791" calcext:value-type="float">
            <text:p>0.496830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11.567284</text:p>
          </table:table-cell>
          <table:table-cell table:formula="of:=LOG10([.B139])/LOG10([.A139])" office:value-type="float" office:value="0.496865175826704" calcext:value-type="float">
            <text:p>0.496865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11.610983</text:p>
          </table:table-cell>
          <table:table-cell table:formula="of:=LOG10([.B140])/LOG10([.A140])" office:value-type="float" office:value="0.496902302807243" calcext:value-type="float">
            <text:p>0.496902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11.654683</text:p>
          </table:table-cell>
          <table:table-cell table:formula="of:=LOG10([.B141])/LOG10([.A141])" office:value-type="float" office:value="0.496941677175007" calcext:value-type="float">
            <text:p>0.496941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11.697891</text:p>
          </table:table-cell>
          <table:table-cell table:formula="of:=LOG10([.B142])/LOG10([.A142])" office:value-type="float" office:value="0.49697472167262" calcext:value-type="float">
            <text:p>0.496974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11.741099</text:p>
          </table:table-cell>
          <table:table-cell table:formula="of:=LOG10([.B143])/LOG10([.A143])" office:value-type="float" office:value="0.49700996281238" calcext:value-type="float">
            <text:p>0.497010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11.784307</text:p>
          </table:table-cell>
          <table:table-cell table:formula="of:=LOG10([.B144])/LOG10([.A144])" office:value-type="float" office:value="0.497047341771418" calcext:value-type="float">
            <text:p>0.497047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11.827515</text:p>
          </table:table-cell>
          <table:table-cell table:formula="of:=LOG10([.B145])/LOG10([.A145])" office:value-type="float" office:value="0.497086801422489" calcext:value-type="float">
            <text:p>0.497086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11.870462</text:p>
          </table:table-cell>
          <table:table-cell table:formula="of:=LOG10([.B146])/LOG10([.A146])" office:value-type="float" office:value="0.497123868296809" calcext:value-type="float">
            <text:p>0.497123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11.913409</text:p>
          </table:table-cell>
          <table:table-cell table:formula="of:=LOG10([.B147])/LOG10([.A147])" office:value-type="float" office:value="0.497162950558215" calcext:value-type="float">
            <text:p>0.497163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11.956356</text:p>
          </table:table-cell>
          <table:table-cell table:formula="of:=LOG10([.B148])/LOG10([.A148])" office:value-type="float" office:value="0.497203995180063" calcext:value-type="float">
            <text:p>0.497204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11.999303</text:p>
          </table:table-cell>
          <table:table-cell table:formula="of:=LOG10([.B149])/LOG10([.A149])" office:value-type="float" office:value="0.497246950627549" calcext:value-type="float">
            <text:p>0.497247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12.042251</text:p>
          </table:table-cell>
          <table:table-cell table:formula="of:=LOG10([.B150])/LOG10([.A150])" office:value-type="float" office:value="0.497291783403445" calcext:value-type="float">
            <text:p>0.49729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2.084715</text:p>
          </table:table-cell>
          <table:table-cell table:formula="of:=LOG10([.B151])/LOG10([.A151])" office:value-type="float" office:value="0.497330435096603" calcext:value-type="float">
            <text:p>0.497330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12.127180</text:p>
          </table:table-cell>
          <table:table-cell table:formula="of:=LOG10([.B152])/LOG10([.A152])" office:value-type="float" office:value="0.497370945141695" calcext:value-type="float">
            <text:p>0.497370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12.169645</text:p>
          </table:table-cell>
          <table:table-cell table:formula="of:=LOG10([.B153])/LOG10([.A153])" office:value-type="float" office:value="0.497413249800504" calcext:value-type="float">
            <text:p>0.497413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12.212109</text:p>
          </table:table-cell>
          <table:table-cell table:formula="of:=LOG10([.B154])/LOG10([.A154])" office:value-type="float" office:value="0.497457286936765" calcext:value-type="float">
            <text:p>0.497457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12.254574</text:p>
          </table:table-cell>
          <table:table-cell table:formula="of:=LOG10([.B155])/LOG10([.A155])" office:value-type="float" office:value="0.497503044569685" calcext:value-type="float">
            <text:p>0.497503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12.297038</text:p>
          </table:table-cell>
          <table:table-cell table:formula="of:=LOG10([.B156])/LOG10([.A156])" office:value-type="float" office:value="0.497550446808847" calcext:value-type="float">
            <text:p>0.497550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12.339247</text:p>
          </table:table-cell>
          <table:table-cell table:formula="of:=LOG10([.B157])/LOG10([.A157])" office:value-type="float" office:value="0.497595375380675" calcext:value-type="float">
            <text:p>0.497595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12.378139</text:p>
          </table:table-cell>
          <table:table-cell table:formula="of:=LOG10([.B158])/LOG10([.A158])" office:value-type="float" office:value="0.497588928567073" calcext:value-type="float">
            <text:p>0.497588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12.417031</text:p>
          </table:table-cell>
          <table:table-cell table:formula="of:=LOG10([.B159])/LOG10([.A159])" office:value-type="float" office:value="0.49758453551492" calcext:value-type="float">
            <text:p>0.497584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12.455923</text:p>
          </table:table-cell>
          <table:table-cell table:formula="of:=LOG10([.B160])/LOG10([.A160])" office:value-type="float" office:value="0.497582150329069" calcext:value-type="float">
            <text:p>0.497582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12.494815</text:p>
          </table:table-cell>
          <table:table-cell table:formula="of:=LOG10([.B161])/LOG10([.A161])" office:value-type="float" office:value="0.497581728270047" calcext:value-type="float">
            <text:p>0.497581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12.533707</text:p>
          </table:table-cell>
          <table:table-cell table:formula="of:=LOG10([.B162])/LOG10([.A162])" office:value-type="float" office:value="0.497583225719301" calcext:value-type="float">
            <text:p>0.497583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12.572600</text:p>
          </table:table-cell>
          <table:table-cell table:formula="of:=LOG10([.B163])/LOG10([.A163])" office:value-type="float" office:value="0.497586615779392" calcext:value-type="float">
            <text:p>0.497586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12.611492</text:p>
          </table:table-cell>
          <table:table-cell table:formula="of:=LOG10([.B164])/LOG10([.A164])" office:value-type="float" office:value="0.497591825639758" calcext:value-type="float">
            <text:p>0.497591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12.650384</text:p>
          </table:table-cell>
          <table:table-cell table:formula="of:=LOG10([.B165])/LOG10([.A165])" office:value-type="float" office:value="0.49759883054951" calcext:value-type="float">
            <text:p>0.497598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12.689276</text:p>
          </table:table-cell>
          <table:table-cell table:formula="of:=LOG10([.B166])/LOG10([.A166])" office:value-type="float" office:value="0.497607591050181" calcext:value-type="float">
            <text:p>0.497607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12.728168</text:p>
          </table:table-cell>
          <table:table-cell table:formula="of:=LOG10([.B167])/LOG10([.A167])" office:value-type="float" office:value="0.497618068647998" calcext:value-type="float">
            <text:p>0.497618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12.766623</text:p>
          </table:table-cell>
          <table:table-cell table:formula="of:=LOG10([.B168])/LOG10([.A168])" office:value-type="float" office:value="0.497623537755797" calcext:value-type="float">
            <text:p>0.497623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12.805079</text:p>
          </table:table-cell>
          <table:table-cell table:formula="of:=LOG10([.B169])/LOG10([.A169])" office:value-type="float" office:value="0.497630720931506" calcext:value-type="float">
            <text:p>0.497630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12.843534</text:p>
          </table:table-cell>
          <table:table-cell table:formula="of:=LOG10([.B170])/LOG10([.A170])" office:value-type="float" office:value="0.497639551169019" calcext:value-type="float">
            <text:p>0.497639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12.881989</text:p>
          </table:table-cell>
          <table:table-cell table:formula="of:=LOG10([.B171])/LOG10([.A171])" office:value-type="float" office:value="0.497650008182096" calcext:value-type="float">
            <text:p>0.497650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12.920444</text:p>
          </table:table-cell>
          <table:table-cell table:formula="of:=LOG10([.B172])/LOG10([.A172])" office:value-type="float" office:value="0.497662057225221" calcext:value-type="float">
            <text:p>0.497662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12.958899</text:p>
          </table:table-cell>
          <table:table-cell table:formula="of:=LOG10([.B173])/LOG10([.A173])" office:value-type="float" office:value="0.497675664374393" calcext:value-type="float">
            <text:p>0.497675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12.997354</text:p>
          </table:table-cell>
          <table:table-cell table:formula="of:=LOG10([.B174])/LOG10([.A174])" office:value-type="float" office:value="0.497690796504052" calcext:value-type="float">
            <text:p>0.497690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13.035810</text:p>
          </table:table-cell>
          <table:table-cell table:formula="of:=LOG10([.B175])/LOG10([.A175])" office:value-type="float" office:value="0.497707436134096" calcext:value-type="float">
            <text:p>0.497707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13.074033</text:p>
          </table:table-cell>
          <table:table-cell table:formula="of:=LOG10([.B176])/LOG10([.A176])" office:value-type="float" office:value="0.49772208611544" calcext:value-type="float">
            <text:p>0.497722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13.112256</text:p>
          </table:table-cell>
          <table:table-cell table:formula="of:=LOG10([.B177])/LOG10([.A177])" office:value-type="float" office:value="0.497738193913896" calcext:value-type="float">
            <text:p>0.497738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13.150479</text:p>
          </table:table-cell>
          <table:table-cell table:formula="of:=LOG10([.B178])/LOG10([.A178])" office:value-type="float" office:value="0.497755729051282" calcext:value-type="float">
            <text:p>0.497755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13.188702</text:p>
          </table:table-cell>
          <table:table-cell table:formula="of:=LOG10([.B179])/LOG10([.A179])" office:value-type="float" office:value="0.49777466174879" calcext:value-type="float">
            <text:p>0.497774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13.226925</text:p>
          </table:table-cell>
          <table:table-cell table:formula="of:=LOG10([.B180])/LOG10([.A180])" office:value-type="float" office:value="0.49779496290797" calcext:value-type="float">
            <text:p>0.497795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3.264948</text:p>
          </table:table-cell>
          <table:table-cell table:formula="of:=LOG10([.B181])/LOG10([.A181])" office:value-type="float" office:value="0.497813700695086" calcext:value-type="float">
            <text:p>0.497813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13.302741</text:p>
          </table:table-cell>
          <table:table-cell table:formula="of:=LOG10([.B182])/LOG10([.A182])" office:value-type="float" office:value="0.497830447657182" calcext:value-type="float">
            <text:p>0.497830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13.340535</text:p>
          </table:table-cell>
          <table:table-cell table:formula="of:=LOG10([.B183])/LOG10([.A183])" office:value-type="float" office:value="0.497848542559452" calcext:value-type="float">
            <text:p>0.497848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13.378328</text:p>
          </table:table-cell>
          <table:table-cell table:formula="of:=LOG10([.B184])/LOG10([.A184])" office:value-type="float" office:value="0.49786792942067" calcext:value-type="float">
            <text:p>0.497867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13.416122</text:p>
          </table:table-cell>
          <table:table-cell table:formula="of:=LOG10([.B185])/LOG10([.A185])" office:value-type="float" office:value="0.497888610480137" calcext:value-type="float">
            <text:p>0.497888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13.453915</text:p>
          </table:table-cell>
          <table:table-cell table:formula="of:=LOG10([.B186])/LOG10([.A186])" office:value-type="float" office:value="0.497910531169733" calcext:value-type="float">
            <text:p>0.497910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13.491709</text:p>
          </table:table-cell>
          <table:table-cell table:formula="of:=LOG10([.B187])/LOG10([.A187])" office:value-type="float" office:value="0.497933694665892" calcext:value-type="float">
            <text:p>0.497933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13.529502</text:p>
          </table:table-cell>
          <table:table-cell table:formula="of:=LOG10([.B188])/LOG10([.A188])" office:value-type="float" office:value="0.497958047748632" calcext:value-type="float">
            <text:p>0.497958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13.567068</text:p>
          </table:table-cell>
          <table:table-cell table:formula="of:=LOG10([.B189])/LOG10([.A189])" office:value-type="float" office:value="0.497980385185672" calcext:value-type="float">
            <text:p>0.497980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13.601682</text:p>
          </table:table-cell>
          <table:table-cell table:formula="of:=LOG10([.B190])/LOG10([.A190])" office:value-type="float" office:value="0.497962502590482" calcext:value-type="float">
            <text:p>0.497962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13.636296</text:p>
          </table:table-cell>
          <table:table-cell table:formula="of:=LOG10([.B191])/LOG10([.A191])" office:value-type="float" office:value="0.497946078644495" calcext:value-type="float">
            <text:p>0.497946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13.670910</text:p>
          </table:table-cell>
          <table:table-cell table:formula="of:=LOG10([.B192])/LOG10([.A192])" office:value-type="float" office:value="0.497931087076393" calcext:value-type="float">
            <text:p>0.497931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13.705524</text:p>
          </table:table-cell>
          <table:table-cell table:formula="of:=LOG10([.B193])/LOG10([.A193])" office:value-type="float" office:value="0.497917502157545" calcext:value-type="float">
            <text:p>0.497917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13.740138</text:p>
          </table:table-cell>
          <table:table-cell table:formula="of:=LOG10([.B194])/LOG10([.A194])" office:value-type="float" office:value="0.497905298688531" calcext:value-type="float">
            <text:p>0.497905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13.774752</text:p>
          </table:table-cell>
          <table:table-cell table:formula="of:=LOG10([.B195])/LOG10([.A195])" office:value-type="float" office:value="0.497894451986063" calcext:value-type="float">
            <text:p>0.497894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13.809366</text:p>
          </table:table-cell>
          <table:table-cell table:formula="of:=LOG10([.B196])/LOG10([.A196])" office:value-type="float" office:value="0.497884937870293" calcext:value-type="float">
            <text:p>0.497884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13.843980</text:p>
          </table:table-cell>
          <table:table-cell table:formula="of:=LOG10([.B197])/LOG10([.A197])" office:value-type="float" office:value="0.497876732652487" calcext:value-type="float">
            <text:p>0.497876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13.878594</text:p>
          </table:table-cell>
          <table:table-cell table:formula="of:=LOG10([.B198])/LOG10([.A198])" office:value-type="float" office:value="0.497869813123056" calcext:value-type="float">
            <text:p>0.497869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13.913208</text:p>
          </table:table-cell>
          <table:table-cell table:formula="of:=LOG10([.B199])/LOG10([.A199])" office:value-type="float" office:value="0.49786415653994" calcext:value-type="float">
            <text:p>0.497864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13.947433</text:p>
          </table:table-cell>
          <table:table-cell table:formula="of:=LOG10([.B200])/LOG10([.A200])" office:value-type="float" office:value="0.497854471688187" calcext:value-type="float">
            <text:p>0.497854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3.981658</text:p>
          </table:table-cell>
          <table:table-cell table:formula="of:=LOG10([.B201])/LOG10([.A201])" office:value-type="float" office:value="0.497846041542272" calcext:value-type="float">
            <text:p>0.497846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14.015883</text:p>
          </table:table-cell>
          <table:table-cell table:formula="of:=LOG10([.B202])/LOG10([.A202])" office:value-type="float" office:value="0.497838844329756" calcext:value-type="float">
            <text:p>0.497838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14.050108</text:p>
          </table:table-cell>
          <table:table-cell table:formula="of:=LOG10([.B203])/LOG10([.A203])" office:value-type="float" office:value="0.497832858707694" calcext:value-type="float">
            <text:p>0.497832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14.084333</text:p>
          </table:table-cell>
          <table:table-cell table:formula="of:=LOG10([.B204])/LOG10([.A204])" office:value-type="float" office:value="0.49782806375248" calcext:value-type="float">
            <text:p>0.497828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14.118558</text:p>
          </table:table-cell>
          <table:table-cell table:formula="of:=LOG10([.B205])/LOG10([.A205])" office:value-type="float" office:value="0.497824438949972" calcext:value-type="float">
            <text:p>0.497824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14.152784</text:p>
          </table:table-cell>
          <table:table-cell table:formula="of:=LOG10([.B206])/LOG10([.A206])" office:value-type="float" office:value="0.497821977459866" calcext:value-type="float">
            <text:p>0.497822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14.187009</text:p>
          </table:table-cell>
          <table:table-cell table:formula="of:=LOG10([.B207])/LOG10([.A207])" office:value-type="float" office:value="0.497820632966364" calcext:value-type="float">
            <text:p>0.497820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14.221234</text:p>
          </table:table-cell>
          <table:table-cell table:formula="of:=LOG10([.B208])/LOG10([.A208])" office:value-type="float" office:value="0.497820399445567" calcext:value-type="float">
            <text:p>0.497820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14.255459</text:p>
          </table:table-cell>
          <table:table-cell table:formula="of:=LOG10([.B209])/LOG10([.A209])" office:value-type="float" office:value="0.497821257927828" calcext:value-type="float">
            <text:p>0.497821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14.289684</text:p>
          </table:table-cell>
          <table:table-cell table:formula="of:=LOG10([.B210])/LOG10([.A210])" office:value-type="float" office:value="0.497823189807555" calcext:value-type="float">
            <text:p>0.497823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14.323909</text:p>
          </table:table-cell>
          <table:table-cell table:formula="of:=LOG10([.B211])/LOG10([.A211])" office:value-type="float" office:value="0.497826176834862" calcext:value-type="float">
            <text:p>0.497826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14.357927</text:p>
          </table:table-cell>
          <table:table-cell table:formula="of:=LOG10([.B212])/LOG10([.A212])" office:value-type="float" office:value="0.497827507273125" calcext:value-type="float">
            <text:p>0.497827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14.391946</text:p>
          </table:table-cell>
          <table:table-cell table:formula="of:=LOG10([.B213])/LOG10([.A213])" office:value-type="float" office:value="0.497829887883209" calcext:value-type="float">
            <text:p>0.497829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14.425964</text:p>
          </table:table-cell>
          <table:table-cell table:formula="of:=LOG10([.B214])/LOG10([.A214])" office:value-type="float" office:value="0.497833275279253" calcext:value-type="float">
            <text:p>0.497833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14.459983</text:p>
          </table:table-cell>
          <table:table-cell table:formula="of:=LOG10([.B215])/LOG10([.A215])" office:value-type="float" office:value="0.497837678289001" calcext:value-type="float">
            <text:p>0.497837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14.494001</text:p>
          </table:table-cell>
          <table:table-cell table:formula="of:=LOG10([.B216])/LOG10([.A216])" office:value-type="float" office:value="0.497843054340656" calcext:value-type="float">
            <text:p>0.497843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14.527842</text:p>
          </table:table-cell>
          <table:table-cell table:formula="of:=LOG10([.B217])/LOG10([.A217])" office:value-type="float" office:value="0.49784713335473" calcext:value-type="float">
            <text:p>0.497847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14.561682</text:p>
          </table:table-cell>
          <table:table-cell table:formula="of:=LOG10([.B218])/LOG10([.A218])" office:value-type="float" office:value="0.49785216744178" calcext:value-type="float">
            <text:p>0.497852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14.595523</text:p>
          </table:table-cell>
          <table:table-cell table:formula="of:=LOG10([.B219])/LOG10([.A219])" office:value-type="float" office:value="0.497858166196418" calcext:value-type="float">
            <text:p>0.497858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14.629159</text:p>
          </table:table-cell>
          <table:table-cell table:formula="of:=LOG10([.B220])/LOG10([.A220])" office:value-type="float" office:value="0.497862500867184" calcext:value-type="float">
            <text:p>0.497862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14.662795</text:p>
          </table:table-cell>
          <table:table-cell table:formula="of:=LOG10([.B221])/LOG10([.A221])" office:value-type="float" office:value="0.497867772672834" calcext:value-type="float">
            <text:p>0.497867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14.696432</text:p>
          </table:table-cell>
          <table:table-cell table:formula="of:=LOG10([.B222])/LOG10([.A222])" office:value-type="float" office:value="0.497873978951964" calcext:value-type="float">
            <text:p>0.497874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14.730068</text:p>
          </table:table-cell>
          <table:table-cell table:formula="of:=LOG10([.B223])/LOG10([.A223])" office:value-type="float" office:value="0.497881079465968" calcext:value-type="float">
            <text:p>0.497881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14.763704</text:p>
          </table:table-cell>
          <table:table-cell table:formula="of:=LOG10([.B224])/LOG10([.A224])" office:value-type="float" office:value="0.49788907214104" calcext:value-type="float">
            <text:p>0.497889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14.797340</text:p>
          </table:table-cell>
          <table:table-cell table:formula="of:=LOG10([.B225])/LOG10([.A225])" office:value-type="float" office:value="0.497897942524049" calcext:value-type="float">
            <text:p>0.497897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14.830977</text:p>
          </table:table-cell>
          <table:table-cell table:formula="of:=LOG10([.B226])/LOG10([.A226])" office:value-type="float" office:value="0.497907688870627" calcext:value-type="float">
            <text:p>0.497907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14.864613</text:p>
          </table:table-cell>
          <table:table-cell table:formula="of:=LOG10([.B227])/LOG10([.A227])" office:value-type="float" office:value="0.497918272304251" calcext:value-type="float">
            <text:p>0.4979183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14.898046</text:p>
          </table:table-cell>
          <table:table-cell table:formula="of:=LOG10([.B228])/LOG10([.A228])" office:value-type="float" office:value="0.497927179920115" calcext:value-type="float">
            <text:p>0.497927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14.928852</text:p>
          </table:table-cell>
          <table:table-cell table:formula="of:=LOG10([.B229])/LOG10([.A229])" office:value-type="float" office:value="0.497904517630038" calcext:value-type="float">
            <text:p>0.497904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14.959659</text:p>
          </table:table-cell>
          <table:table-cell table:formula="of:=LOG10([.B230])/LOG10([.A230])" office:value-type="float" office:value="0.497882883297913" calcext:value-type="float">
            <text:p>0.497882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14.990465</text:p>
          </table:table-cell>
          <table:table-cell table:formula="of:=LOG10([.B231])/LOG10([.A231])" office:value-type="float" office:value="0.497862237476255" calcext:value-type="float">
            <text:p>0.497862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15.021272</text:p>
          </table:table-cell>
          <table:table-cell table:formula="of:=LOG10([.B232])/LOG10([.A232])" office:value-type="float" office:value="0.497842590177511" calcext:value-type="float">
            <text:p>0.497842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15.052078</text:p>
          </table:table-cell>
          <table:table-cell table:formula="of:=LOG10([.B233])/LOG10([.A233])" office:value-type="float" office:value="0.497823902591405" calcext:value-type="float">
            <text:p>0.497823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15.082885</text:p>
          </table:table-cell>
          <table:table-cell table:formula="of:=LOG10([.B234])/LOG10([.A234])" office:value-type="float" office:value="0.497806185077291" calcext:value-type="float">
            <text:p>0.497806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15.113691</text:p>
          </table:table-cell>
          <table:table-cell table:formula="of:=LOG10([.B235])/LOG10([.A235])" office:value-type="float" office:value="0.497789399440438" calcext:value-type="float">
            <text:p>0.497789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15.144498</text:p>
          </table:table-cell>
          <table:table-cell table:formula="of:=LOG10([.B236])/LOG10([.A236])" office:value-type="float" office:value="0.497773556369137" calcext:value-type="float">
            <text:p>0.497773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15.175304</text:p>
          </table:table-cell>
          <table:table-cell table:formula="of:=LOG10([.B237])/LOG10([.A237])" office:value-type="float" office:value="0.497758618263522" calcext:value-type="float">
            <text:p>0.497758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15.206111</text:p>
          </table:table-cell>
          <table:table-cell table:formula="of:=LOG10([.B238])/LOG10([.A238])" office:value-type="float" office:value="0.497744596123753" calcext:value-type="float">
            <text:p>0.497744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15.236571</text:p>
          </table:table-cell>
          <table:table-cell table:formula="of:=LOG10([.B239])/LOG10([.A239])" office:value-type="float" office:value="0.497727303228371" calcext:value-type="float">
            <text:p>0.497727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15.267031</text:p>
          </table:table-cell>
          <table:table-cell table:formula="of:=LOG10([.B240])/LOG10([.A240])" office:value-type="float" office:value="0.497710911603668" calcext:value-type="float">
            <text:p>0.497710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15.297492</text:p>
          </table:table-cell>
          <table:table-cell table:formula="of:=LOG10([.B241])/LOG10([.A241])" office:value-type="float" office:value="0.497695420469309" calcext:value-type="float">
            <text:p>0.497695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15.327952</text:p>
          </table:table-cell>
          <table:table-cell table:formula="of:=LOG10([.B242])/LOG10([.A242])" office:value-type="float" office:value="0.497680793436843" calcext:value-type="float">
            <text:p>0.497680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15.358412</text:p>
          </table:table-cell>
          <table:table-cell table:formula="of:=LOG10([.B243])/LOG10([.A243])" office:value-type="float" office:value="0.497667030168861" calcext:value-type="float">
            <text:p>0.497667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15.388873</text:p>
          </table:table-cell>
          <table:table-cell table:formula="of:=LOG10([.B244])/LOG10([.A244])" office:value-type="float" office:value="0.497654130396406" calcext:value-type="float">
            <text:p>0.497654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15.419333</text:p>
          </table:table-cell>
          <table:table-cell table:formula="of:=LOG10([.B245])/LOG10([.A245])" office:value-type="float" office:value="0.497642058523942" calcext:value-type="float">
            <text:p>0.497642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15.449793</text:p>
          </table:table-cell>
          <table:table-cell table:formula="of:=LOG10([.B246])/LOG10([.A246])" office:value-type="float" office:value="0.497630814701329" calcext:value-type="float">
            <text:p>0.497630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15.480254</text:p>
          </table:table-cell>
          <table:table-cell table:formula="of:=LOG10([.B247])/LOG10([.A247])" office:value-type="float" office:value="0.49762039913764" calcext:value-type="float">
            <text:p>0.497620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15.510714</text:p>
          </table:table-cell>
          <table:table-cell table:formula="of:=LOG10([.B248])/LOG10([.A248])" office:value-type="float" office:value="0.49761077699291" calcext:value-type="float">
            <text:p>0.497610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15.541174</text:p>
          </table:table-cell>
          <table:table-cell table:formula="of:=LOG10([.B249])/LOG10([.A249])" office:value-type="float" office:value="0.497601948872529" calcext:value-type="float">
            <text:p>0.497601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15.571635</text:p>
          </table:table-cell>
          <table:table-cell table:formula="of:=LOG10([.B250])/LOG10([.A250])" office:value-type="float" office:value="0.497593915432578" calcext:value-type="float">
            <text:p>0.497593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15.602095</text:p>
          </table:table-cell>
          <table:table-cell table:formula="of:=LOG10([.B251])/LOG10([.A251])" office:value-type="float" office:value="0.497586642553699" calcext:value-type="float">
            <text:p>0.497586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15.632555</text:p>
          </table:table-cell>
          <table:table-cell table:formula="of:=LOG10([.B252])/LOG10([.A252])" office:value-type="float" office:value="0.497580131267274" calcext:value-type="float">
            <text:p>0.497580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15.663016</text:p>
          </table:table-cell>
          <table:table-cell table:formula="of:=LOG10([.B253])/LOG10([.A253])" office:value-type="float" office:value="0.497574382647509" calcext:value-type="float">
            <text:p>0.497574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15.693476</text:p>
          </table:table-cell>
          <table:table-cell table:formula="of:=LOG10([.B254])/LOG10([.A254])" office:value-type="float" office:value="0.497569363262893" calcext:value-type="float">
            <text:p>0.497569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15.723753</text:p>
          </table:table-cell>
          <table:table-cell table:formula="of:=LOG10([.B255])/LOG10([.A255])" office:value-type="float" office:value="0.497562972742221" calcext:value-type="float">
            <text:p>0.497563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15.754029</text:p>
          </table:table-cell>
          <table:table-cell table:formula="of:=LOG10([.B256])/LOG10([.A256])" office:value-type="float" office:value="0.497557302520061" calcext:value-type="float">
            <text:p>0.497557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15.784305</text:p>
          </table:table-cell>
          <table:table-cell table:formula="of:=LOG10([.B257])/LOG10([.A257])" office:value-type="float" office:value="0.497552354189452" calcext:value-type="float">
            <text:p>0.497552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22.461459</text:p>
          </table:table-cell>
          <table:table-cell table:formula="of:=LOG10([.B259])/LOG10([.A259])" office:value-type="float" office:value="0.498819970772128" calcext:value-type="float">
            <text:p>0.498820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31.996979</text:p>
          </table:table-cell>
          <table:table-cell table:formula="of:=LOG10([.B260])/LOG10([.A260])" office:value-type="float" office:value="0.499986379414185" calcext:value-type="float">
            <text:p>0.4999864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string" calcext:value-type="string">
            <text:p>45.541145</text:p>
          </table:table-cell>
          <table:table-cell table:formula="of:=LOG10([.B261])/LOG10([.A261])" office:value-type="float" office:value="0.500827150836381" calcext:value-type="float">
            <text:p>0.500827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64.775394</text:p>
          </table:table-cell>
          <table:table-cell table:formula="of:=LOG10([.B262])/LOG10([.A262])" office:value-type="float" office:value="0.501447831716138" calcext:value-type="float">
            <text:p>0.5014478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string" calcext:value-type="string">
            <text:p>92.197861</text:p>
          </table:table-cell>
          <table:table-cell table:formula="of:=LOG10([.B263])/LOG10([.A263])" office:value-type="float" office:value="0.50205087501959" calcext:value-type="float">
            <text:p>0.5020509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string" calcext:value-type="string">
            <text:p>131.130809</text:p>
          </table:table-cell>
          <table:table-cell table:formula="of:=LOG10([.B264])/LOG10([.A264])" office:value-type="float" office:value="0.502490205309986" calcext:value-type="float">
            <text:p>0.5024902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string" calcext:value-type="string">
            <text:p>186.653658</text:p>
          </table:table-cell>
          <table:table-cell table:formula="of:=LOG10([.B265])/LOG10([.A265])" office:value-type="float" office:value="0.502947998155563" calcext:value-type="float">
            <text:p>0.5029480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string" calcext:value-type="string">
            <text:p>265.738620</text:p>
          </table:table-cell>
          <table:table-cell table:formula="of:=LOG10([.B266])/LOG10([.A266])" office:value-type="float" office:value="0.503366506301926" calcext:value-type="float">
            <text:p>0.5033665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string" calcext:value-type="string">
            <text:p>377.791002</text:p>
          </table:table-cell>
          <table:table-cell table:formula="of:=LOG10([.B267])/LOG10([.A267])" office:value-type="float" office:value="0.503614384156652" calcext:value-type="float">
            <text:p>0.5036144</text:p>
          </table:table-cell>
        </table:table-row>
        <table:table-row table:style-name="ro1" table:number-rows-repeated="75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Managem_comb" table:style-name="ta1">
        <table:shapes>
          <draw:frame draw:z-index="0" draw:style-name="gr1" draw:text-style-name="P1" svg:width="10.9992in" svg:height="4.8445in" svg:x="2.9705in" svg:y="0.1961in">
            <draw:object draw:notify-on-update-of-ranges="Managem_comb.A2:Managem_comb.A257 Managem_comb.C1:Managem_comb.C1 Managem_comb.C2:Managem_comb.C257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11.2449in" svg:height="4.8524in" svg:x="2.9484in" svg:y="5.522in">
            <draw:object draw:notify-on-update-of-ranges="Managem_comb.A2:Managem_comb.A264 Managem_comb.C1:Managem_comb.C1 Managem_comb.C2:Managem_comb.C264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4" table:default-cell-style-name="Default"/>
        <table:table-column table:style-name="co3" table:default-cell-style-name="Default"/>
        <table:table-column table:style-name="co5" table:default-cell-style-name="ce7"/>
        <table:table-row table:style-name="ro1">
          <table:table-cell office:value-type="string" calcext:value-type="string">
            <text:p># Gems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Growth (GC)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042" calcext:value-type="float">
            <text:p>1.504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920265" calcext:value-type="float">
            <text:p>1.92026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308423" calcext:value-type="float">
            <text:p>2.308423</text:p>
          </table:table-cell>
          <table:table-cell table:formula="of:=LOG([.B5])/LOG([.A5])" office:value-type="float" office:value="0.603453805251285" calcext:value-type="float">
            <text:p>0.6034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666786" calcext:value-type="float">
            <text:p>2.666786</text:p>
          </table:table-cell>
          <table:table-cell table:formula="of:=LOG([.B6])/LOG([.A6])" office:value-type="float" office:value="0.609451283850403" calcext:value-type="float">
            <text:p>0.6094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035466" calcext:value-type="float">
            <text:p>3.035466</text:p>
          </table:table-cell>
          <table:table-cell table:formula="of:=LOG([.B7])/LOG([.A7])" office:value-type="float" office:value="0.619706480587686" calcext:value-type="float">
            <text:p>0.6197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368155" calcext:value-type="float">
            <text:p>3.368155</text:p>
          </table:table-cell>
          <table:table-cell table:formula="of:=LOG([.B8])/LOG([.A8])" office:value-type="float" office:value="0.624060220503163" calcext:value-type="float">
            <text:p>0.62406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66608" calcext:value-type="float">
            <text:p>3.66608</text:p>
          </table:table-cell>
          <table:table-cell table:formula="of:=LOG([.B9])/LOG([.A9])" office:value-type="float" office:value="0.624746089413711" calcext:value-type="float">
            <text:p>0.6247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931433" calcext:value-type="float">
            <text:p>3.931433</text:p>
          </table:table-cell>
          <table:table-cell table:formula="of:=LOG([.B10])/LOG([.A10])" office:value-type="float" office:value="0.623060566763904" calcext:value-type="float">
            <text:p>0.6230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183363" calcext:value-type="float">
            <text:p>4.183363</text:p>
          </table:table-cell>
          <table:table-cell table:formula="of:=LOG([.B11])/LOG([.A11])" office:value-type="float" office:value="0.621525550943756" calcext:value-type="float">
            <text:p>0.6215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468191" calcext:value-type="float">
            <text:p>4.468191</text:p>
          </table:table-cell>
          <table:table-cell table:formula="of:=LOG([.B12])/LOG([.A12])" office:value-type="float" office:value="0.624290662610787" calcext:value-type="float">
            <text:p>0.6242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.748086" calcext:value-type="float">
            <text:p>4.748086</text:p>
          </table:table-cell>
          <table:table-cell table:formula="of:=LOG([.B13])/LOG([.A13])" office:value-type="float" office:value="0.626881331580775" calcext:value-type="float">
            <text:p>0.6268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.995586" calcext:value-type="float">
            <text:p>4.995586</text:p>
          </table:table-cell>
          <table:table-cell table:formula="of:=LOG([.B14])/LOG([.A14])" office:value-type="float" office:value="0.627129232730209" calcext:value-type="float">
            <text:p>0.6271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.229283" calcext:value-type="float">
            <text:p>5.229283</text:p>
          </table:table-cell>
          <table:table-cell table:formula="of:=LOG([.B15])/LOG([.A15])" office:value-type="float" office:value="0.626842833774118" calcext:value-type="float">
            <text:p>0.6268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.466728" calcext:value-type="float">
            <text:p>5.466728</text:p>
          </table:table-cell>
          <table:table-cell table:formula="of:=LOG([.B16])/LOG([.A16])" office:value-type="float" office:value="0.627270596726721" calcext:value-type="float">
            <text:p>0.62727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.691713" calcext:value-type="float">
            <text:p>5.691713</text:p>
          </table:table-cell>
          <table:table-cell table:formula="of:=LOG([.B17])/LOG([.A17])" office:value-type="float" office:value="0.627215729243518" calcext:value-type="float">
            <text:p>0.6272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.909951" calcext:value-type="float">
            <text:p>5.909951</text:p>
          </table:table-cell>
          <table:table-cell table:formula="of:=LOG([.B18])/LOG([.A18])" office:value-type="float" office:value="0.627075099755084" calcext:value-type="float">
            <text:p>0.6270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.124288" calcext:value-type="float">
            <text:p>6.124288</text:p>
          </table:table-cell>
          <table:table-cell table:formula="of:=LOG([.B19])/LOG([.A19])" office:value-type="float" office:value="0.626999796764889" calcext:value-type="float">
            <text:p>0.6270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.341259" calcext:value-type="float">
            <text:p>6.341259</text:p>
          </table:table-cell>
          <table:table-cell table:formula="of:=LOG([.B20])/LOG([.A20])" office:value-type="float" office:value="0.62731044597813" calcext:value-type="float">
            <text:p>0.6273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.546474" calcext:value-type="float">
            <text:p>6.546474</text:p>
          </table:table-cell>
          <table:table-cell table:formula="of:=LOG([.B21])/LOG([.A21])" office:value-type="float" office:value="0.627201102273684" calcext:value-type="float">
            <text:p>0.6272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.744506" calcext:value-type="float">
            <text:p>6.744506</text:p>
          </table:table-cell>
          <table:table-cell table:formula="of:=LOG([.B22])/LOG([.A22])" office:value-type="float" office:value="0.626938472809626" calcext:value-type="float">
            <text:p>0.62693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.944706" calcext:value-type="float">
            <text:p>6.944706</text:p>
          </table:table-cell>
          <table:table-cell table:formula="of:=LOG([.B23])/LOG([.A23])" office:value-type="float" office:value="0.626966362299979" calcext:value-type="float">
            <text:p>0.62696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.140916" calcext:value-type="float">
            <text:p>7.140916</text:p>
          </table:table-cell>
          <table:table-cell table:formula="of:=LOG([.B24])/LOG([.A24])" office:value-type="float" office:value="0.626963701432582" calcext:value-type="float">
            <text:p>0.62696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.338979" calcext:value-type="float">
            <text:p>7.338979</text:p>
          </table:table-cell>
          <table:table-cell table:formula="of:=LOG([.B25])/LOG([.A25])" office:value-type="float" office:value="0.62717620233492" calcext:value-type="float">
            <text:p>0.62717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.53564" calcext:value-type="float">
            <text:p>7.53564</text:p>
          </table:table-cell>
          <table:table-cell table:formula="of:=LOG([.B26])/LOG([.A26])" office:value-type="float" office:value="0.627437613414324" calcext:value-type="float">
            <text:p>0.62743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.741363" calcext:value-type="float">
            <text:p>7.741363</text:p>
          </table:table-cell>
          <table:table-cell table:formula="of:=LOG([.B27])/LOG([.A27])" office:value-type="float" office:value="0.628151359668487" calcext:value-type="float">
            <text:p>0.62815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.942479" calcext:value-type="float">
            <text:p>7.942479</text:p>
          </table:table-cell>
          <table:table-cell table:formula="of:=LOG([.B28])/LOG([.A28])" office:value-type="float" office:value="0.628740294924397" calcext:value-type="float">
            <text:p>0.62874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.145402" calcext:value-type="float">
            <text:p>8.145402</text:p>
          </table:table-cell>
          <table:table-cell table:formula="of:=LOG([.B29])/LOG([.A29])" office:value-type="float" office:value="0.62944923994433" calcext:value-type="float">
            <text:p>0.62944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.350133" calcext:value-type="float">
            <text:p>8.350133</text:p>
          </table:table-cell>
          <table:table-cell table:formula="of:=LOG([.B30])/LOG([.A30])" office:value-type="float" office:value="0.630261662186108" calcext:value-type="float">
            <text:p>0.63026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.542938" calcext:value-type="float">
            <text:p>8.542938</text:p>
          </table:table-cell>
          <table:table-cell table:formula="of:=LOG([.B31])/LOG([.A31])" office:value-type="float" office:value="0.630691117282678" calcext:value-type="float">
            <text:p>0.63069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.728745" calcext:value-type="float">
            <text:p>8.728745</text:p>
          </table:table-cell>
          <table:table-cell table:formula="of:=LOG([.B32])/LOG([.A32])" office:value-type="float" office:value="0.630934675449112" calcext:value-type="float">
            <text:p>0.63093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.916039" calcext:value-type="float">
            <text:p>8.916039</text:p>
          </table:table-cell>
          <table:table-cell table:formula="of:=LOG([.B33])/LOG([.A33])" office:value-type="float" office:value="0.631280585432219" calcext:value-type="float">
            <text:p>0.63128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.098993" calcext:value-type="float">
            <text:p>9.098993</text:p>
          </table:table-cell>
          <table:table-cell table:formula="of:=LOG([.B34])/LOG([.A34])" office:value-type="float" office:value="0.631534097736318" calcext:value-type="float">
            <text:p>0.63153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.28322" calcext:value-type="float">
            <text:p>9.28322</text:p>
          </table:table-cell>
          <table:table-cell table:formula="of:=LOG([.B35])/LOG([.A35])" office:value-type="float" office:value="0.631871997720559" calcext:value-type="float">
            <text:p>0.63187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.468718" calcext:value-type="float">
            <text:p>9.468718</text:p>
          </table:table-cell>
          <table:table-cell table:formula="of:=LOG([.B36])/LOG([.A36])" office:value-type="float" office:value="0.632285077097134" calcext:value-type="float">
            <text:p>0.63228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.643441" calcext:value-type="float">
            <text:p>9.643441</text:p>
          </table:table-cell>
          <table:table-cell table:formula="of:=LOG([.B37])/LOG([.A37])" office:value-type="float" office:value="0.632416915902986" calcext:value-type="float">
            <text:p>0.63241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.81109" calcext:value-type="float">
            <text:p>9.81109</text:p>
          </table:table-cell>
          <table:table-cell table:formula="of:=LOG([.B38])/LOG([.A38])" office:value-type="float" office:value="0.632391384617164" calcext:value-type="float">
            <text:p>0.63239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.979787" calcext:value-type="float">
            <text:p>9.979787</text:p>
          </table:table-cell>
          <table:table-cell table:formula="of:=LOG([.B39])/LOG([.A39])" office:value-type="float" office:value="0.632441857427588" calcext:value-type="float">
            <text:p>0.63244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.14953" calcext:value-type="float">
            <text:p>10.14953</text:p>
          </table:table-cell>
          <table:table-cell table:formula="of:=LOG([.B40])/LOG([.A40])" office:value-type="float" office:value="0.632561322243665" calcext:value-type="float">
            <text:p>0.63256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.315315" calcext:value-type="float">
            <text:p>10.315315</text:p>
          </table:table-cell>
          <table:table-cell table:formula="of:=LOG([.B41])/LOG([.A41])" office:value-type="float" office:value="0.632612074516502" calcext:value-type="float">
            <text:p>0.63261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.481993" calcext:value-type="float">
            <text:p>10.481993</text:p>
          </table:table-cell>
          <table:table-cell table:formula="of:=LOG([.B42])/LOG([.A42])" office:value-type="float" office:value="0.632722023529631" calcext:value-type="float">
            <text:p>0.63272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.649565" calcext:value-type="float">
            <text:p>10.649565</text:p>
          </table:table-cell>
          <table:table-cell table:formula="of:=LOG([.B43])/LOG([.A43])" office:value-type="float" office:value="0.632886072829856" calcext:value-type="float">
            <text:p>0.63288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.807508" calcext:value-type="float">
            <text:p>10.807508</text:p>
          </table:table-cell>
          <table:table-cell table:formula="of:=LOG([.B44])/LOG([.A44])" office:value-type="float" office:value="0.632840849880479" calcext:value-type="float">
            <text:p>0.63284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.958449" calcext:value-type="float">
            <text:p>10.958449</text:p>
          </table:table-cell>
          <table:table-cell table:formula="of:=LOG([.B45])/LOG([.A45])" office:value-type="float" office:value="0.632661411956848" calcext:value-type="float">
            <text:p>0.63266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.110126" calcext:value-type="float">
            <text:p>11.110126</text:p>
          </table:table-cell>
          <table:table-cell table:formula="of:=LOG([.B46])/LOG([.A46])" office:value-type="float" office:value="0.632537544684352" calcext:value-type="float">
            <text:p>0.63253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.262541" calcext:value-type="float">
            <text:p>11.262541</text:p>
          </table:table-cell>
          <table:table-cell table:formula="of:=LOG([.B47])/LOG([.A47])" office:value-type="float" office:value="0.632465152141935" calcext:value-type="float">
            <text:p>0.63246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.411488" calcext:value-type="float">
            <text:p>11.411488</text:p>
          </table:table-cell>
          <table:table-cell table:formula="of:=LOG([.B48])/LOG([.A48])" office:value-type="float" office:value="0.632344735617178" calcext:value-type="float">
            <text:p>0.63234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.56532" calcext:value-type="float">
            <text:p>11.56532</text:p>
          </table:table-cell>
          <table:table-cell table:formula="of:=LOG([.B49])/LOG([.A49])" office:value-type="float" office:value="0.632364725597012" calcext:value-type="float">
            <text:p>0.63236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.711267" calcext:value-type="float">
            <text:p>11.711267</text:p>
          </table:table-cell>
          <table:table-cell table:formula="of:=LOG([.B50])/LOG([.A50])" office:value-type="float" office:value="0.632236635147935" calcext:value-type="float">
            <text:p>0.63223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.866466" calcext:value-type="float">
            <text:p>11.866466</text:p>
          </table:table-cell>
          <table:table-cell table:formula="of:=LOG([.B51])/LOG([.A51])" office:value-type="float" office:value="0.632336884395138" calcext:value-type="float">
            <text:p>0.63233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.008832" calcext:value-type="float">
            <text:p>12.008832</text:p>
          </table:table-cell>
          <table:table-cell table:formula="of:=LOG([.B52])/LOG([.A52])" office:value-type="float" office:value="0.632185303026916" calcext:value-type="float">
            <text:p>0.63218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.150146" calcext:value-type="float">
            <text:p>12.150146</text:p>
          </table:table-cell>
          <table:table-cell table:formula="of:=LOG([.B53])/LOG([.A53])" office:value-type="float" office:value="0.632039267644027" calcext:value-type="float">
            <text:p>0.63203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2.292039" calcext:value-type="float">
            <text:p>12.292039</text:p>
          </table:table-cell>
          <table:table-cell table:formula="of:=LOG([.B54])/LOG([.A54])" office:value-type="float" office:value="0.631931321849285" calcext:value-type="float">
            <text:p>0.63193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2.442212" calcext:value-type="float">
            <text:p>12.442212</text:p>
          </table:table-cell>
          <table:table-cell table:formula="of:=LOG([.B55])/LOG([.A55])" office:value-type="float" office:value="0.6320142812254" calcext:value-type="float">
            <text:p>0.63201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.606273" calcext:value-type="float">
            <text:p>12.606273</text:p>
          </table:table-cell>
          <table:table-cell table:formula="of:=LOG([.B56])/LOG([.A56])" office:value-type="float" office:value="0.632389279870555" calcext:value-type="float">
            <text:p>0.63238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.763684" calcext:value-type="float">
            <text:p>12.763684</text:p>
          </table:table-cell>
          <table:table-cell table:formula="of:=LOG([.B57])/LOG([.A57])" office:value-type="float" office:value="0.632641355745744" calcext:value-type="float">
            <text:p>0.63264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.917143" calcext:value-type="float">
            <text:p>12.917143</text:p>
          </table:table-cell>
          <table:table-cell table:formula="of:=LOG([.B58])/LOG([.A58])" office:value-type="float" office:value="0.632827825911048" calcext:value-type="float">
            <text:p>0.63282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3.080663" calcext:value-type="float">
            <text:p>13.080663</text:p>
          </table:table-cell>
          <table:table-cell table:formula="of:=LOG([.B59])/LOG([.A59])" office:value-type="float" office:value="0.633215396975083" calcext:value-type="float">
            <text:p>0.63321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3.235456" calcext:value-type="float">
            <text:p>13.235456</text:p>
          </table:table-cell>
          <table:table-cell table:formula="of:=LOG([.B60])/LOG([.A60])" office:value-type="float" office:value="0.633445878723913" calcext:value-type="float">
            <text:p>0.63344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.390863" calcext:value-type="float">
            <text:p>13.390863</text:p>
          </table:table-cell>
          <table:table-cell table:formula="of:=LOG([.B61])/LOG([.A61])" office:value-type="float" office:value="0.633696692908757" calcext:value-type="float">
            <text:p>0.63369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3.546885" calcext:value-type="float">
            <text:p>13.546885</text:p>
          </table:table-cell>
          <table:table-cell table:formula="of:=LOG([.B62])/LOG([.A62])" office:value-type="float" office:value="0.633966576866088" calcext:value-type="float">
            <text:p>0.63396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3.703517" calcext:value-type="float">
            <text:p>13.703517</text:p>
          </table:table-cell>
          <table:table-cell table:formula="of:=LOG([.B63])/LOG([.A63])" office:value-type="float" office:value="0.634254247863122" calcext:value-type="float">
            <text:p>0.63425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3.850843" calcext:value-type="float">
            <text:p>13.850843</text:p>
          </table:table-cell>
          <table:table-cell table:formula="of:=LOG([.B64])/LOG([.A64])" office:value-type="float" office:value="0.63438586258483" calcext:value-type="float">
            <text:p>0.63438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.991596" calcext:value-type="float">
            <text:p>13.991596</text:p>
          </table:table-cell>
          <table:table-cell table:formula="of:=LOG([.B65])/LOG([.A65])" office:value-type="float" office:value="0.634414772132989" calcext:value-type="float">
            <text:p>0.63441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.128982" calcext:value-type="float">
            <text:p>14.128982</text:p>
          </table:table-cell>
          <table:table-cell table:formula="of:=LOG([.B66])/LOG([.A66])" office:value-type="float" office:value="0.634399248940206" calcext:value-type="float">
            <text:p>0.63439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.270708" calcext:value-type="float">
            <text:p>14.270708</text:p>
          </table:table-cell>
          <table:table-cell table:formula="of:=LOG([.B67])/LOG([.A67])" office:value-type="float" office:value="0.63446971373787" calcext:value-type="float">
            <text:p>0.63447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.41294" calcext:value-type="float">
            <text:p>14.41294</text:p>
          </table:table-cell>
          <table:table-cell table:formula="of:=LOG([.B68])/LOG([.A68])" office:value-type="float" office:value="0.63455920698676" calcext:value-type="float">
            <text:p>0.63455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.555678" calcext:value-type="float">
            <text:p>14.555678</text:p>
          </table:table-cell>
          <table:table-cell table:formula="of:=LOG([.B69])/LOG([.A69])" office:value-type="float" office:value="0.634666730139676" calcext:value-type="float">
            <text:p>0.63466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.690879" calcext:value-type="float">
            <text:p>14.690879</text:p>
          </table:table-cell>
          <table:table-cell table:formula="of:=LOG([.B70])/LOG([.A70])" office:value-type="float" office:value="0.634662076190453" calcext:value-type="float">
            <text:p>0.63466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.834552" calcext:value-type="float">
            <text:p>14.834552</text:p>
          </table:table-cell>
          <table:table-cell table:formula="of:=LOG([.B71])/LOG([.A71])" office:value-type="float" office:value="0.634803359961347" calcext:value-type="float">
            <text:p>0.63480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.974637" calcext:value-type="float">
            <text:p>14.974637</text:p>
          </table:table-cell>
          <table:table-cell table:formula="of:=LOG([.B72])/LOG([.A72])" office:value-type="float" office:value="0.634895882724719" calcext:value-type="float">
            <text:p>0.63489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5.106634" calcext:value-type="float">
            <text:p>15.106634</text:p>
          </table:table-cell>
          <table:table-cell table:formula="of:=LOG([.B73])/LOG([.A73])" office:value-type="float" office:value="0.634871628864338" calcext:value-type="float">
            <text:p>0.63487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5.237587" calcext:value-type="float">
            <text:p>15.237587</text:p>
          </table:table-cell>
          <table:table-cell table:formula="of:=LOG([.B74])/LOG([.A74])" office:value-type="float" office:value="0.634842315083178" calcext:value-type="float">
            <text:p>0.63484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.368937" calcext:value-type="float">
            <text:p>15.368937</text:p>
          </table:table-cell>
          <table:table-cell table:formula="of:=LOG([.B75])/LOG([.A75])" office:value-type="float" office:value="0.634829709887594" calcext:value-type="float">
            <text:p>0.63483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.500687" calcext:value-type="float">
            <text:p>15.500687</text:p>
          </table:table-cell>
          <table:table-cell table:formula="of:=LOG([.B76])/LOG([.A76])" office:value-type="float" office:value="0.634833095875894" calcext:value-type="float">
            <text:p>0.63483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.632835" calcext:value-type="float">
            <text:p>15.632835</text:p>
          </table:table-cell>
          <table:table-cell table:formula="of:=LOG([.B77])/LOG([.A77])" office:value-type="float" office:value="0.634851720000304" calcext:value-type="float">
            <text:p>0.63485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5.765381" calcext:value-type="float">
            <text:p>15.765381</text:p>
          </table:table-cell>
          <table:table-cell table:formula="of:=LOG([.B78])/LOG([.A78])" office:value-type="float" office:value="0.634884897534771" calcext:value-type="float">
            <text:p>0.63488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5.898327" calcext:value-type="float">
            <text:p>15.898327</text:p>
          </table:table-cell>
          <table:table-cell table:formula="of:=LOG([.B79])/LOG([.A79])" office:value-type="float" office:value="0.634932007991514" calcext:value-type="float">
            <text:p>0.63493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6.022861" calcext:value-type="float">
            <text:p>16.022861</text:p>
          </table:table-cell>
          <table:table-cell table:formula="of:=LOG([.B80])/LOG([.A80])" office:value-type="float" office:value="0.63486660297187" calcext:value-type="float">
            <text:p>0.6348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.154396" calcext:value-type="float">
            <text:p>16.154396</text:p>
          </table:table-cell>
          <table:table-cell table:formula="of:=LOG([.B81])/LOG([.A81])" office:value-type="float" office:value="0.634909927008909" calcext:value-type="float">
            <text:p>0.63491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6.279587" calcext:value-type="float">
            <text:p>16.279587</text:p>
          </table:table-cell>
          <table:table-cell table:formula="of:=LOG([.B82])/LOG([.A82])" office:value-type="float" office:value="0.634871833420996" calcext:value-type="float">
            <text:p>0.63487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6.405085" calcext:value-type="float">
            <text:p>16.405085</text:p>
          </table:table-cell>
          <table:table-cell table:formula="of:=LOG([.B83])/LOG([.A83])" office:value-type="float" office:value="0.634846739892398" calcext:value-type="float">
            <text:p>0.63484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6.541161" calcext:value-type="float">
            <text:p>16.541161</text:p>
          </table:table-cell>
          <table:table-cell table:formula="of:=LOG([.B84])/LOG([.A84])" office:value-type="float" office:value="0.63497467540509" calcext:value-type="float">
            <text:p>0.63497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6.667341" calcext:value-type="float">
            <text:p>16.667341</text:p>
          </table:table-cell>
          <table:table-cell table:formula="of:=LOG([.B85])/LOG([.A85])" office:value-type="float" office:value="0.634973483145595" calcext:value-type="float">
            <text:p>0.63497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6.793827" calcext:value-type="float">
            <text:p>16.793827</text:p>
          </table:table-cell>
          <table:table-cell table:formula="of:=LOG([.B86])/LOG([.A86])" office:value-type="float" office:value="0.63498375531705" calcext:value-type="float">
            <text:p>0.63498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6.91711" calcext:value-type="float">
            <text:p>16.91711</text:p>
          </table:table-cell>
          <table:table-cell table:formula="of:=LOG([.B87])/LOG([.A87])" office:value-type="float" office:value="0.634958468143203" calcext:value-type="float">
            <text:p>0.63495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7.047707" calcext:value-type="float">
            <text:p>17.047707</text:p>
          </table:table-cell>
          <table:table-cell table:formula="of:=LOG([.B88])/LOG([.A88])" office:value-type="float" office:value="0.635036734418135" calcext:value-type="float">
            <text:p>0.63503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7.16758" calcext:value-type="float">
            <text:p>17.16758</text:p>
          </table:table-cell>
          <table:table-cell table:formula="of:=LOG([.B89])/LOG([.A89])" office:value-type="float" office:value="0.634980757372645" calcext:value-type="float">
            <text:p>0.63498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7.292114" calcext:value-type="float">
            <text:p>17.292114</text:p>
          </table:table-cell>
          <table:table-cell table:formula="of:=LOG([.B90])/LOG([.A90])" office:value-type="float" office:value="0.634992528832925" calcext:value-type="float">
            <text:p>0.63499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7.41256" calcext:value-type="float">
            <text:p>17.41256</text:p>
          </table:table-cell>
          <table:table-cell table:formula="of:=LOG([.B91])/LOG([.A91])" office:value-type="float" office:value="0.634958363625792" calcext:value-type="float">
            <text:p>0.63495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7.534006" calcext:value-type="float">
            <text:p>17.534006</text:p>
          </table:table-cell>
          <table:table-cell table:formula="of:=LOG([.B92])/LOG([.A92])" office:value-type="float" office:value="0.634943782048812" calcext:value-type="float">
            <text:p>0.63494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7.654995" calcext:value-type="float">
            <text:p>17.654995</text:p>
          </table:table-cell>
          <table:table-cell table:formula="of:=LOG([.B93])/LOG([.A93])" office:value-type="float" office:value="0.63492989494172" calcext:value-type="float">
            <text:p>0.63493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7.774729" calcext:value-type="float">
            <text:p>17.774729</text:p>
          </table:table-cell>
          <table:table-cell table:formula="of:=LOG([.B94])/LOG([.A94])" office:value-type="float" office:value="0.634906687385002" calcext:value-type="float">
            <text:p>0.63490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7.894745" calcext:value-type="float">
            <text:p>17.894745</text:p>
          </table:table-cell>
          <table:table-cell table:formula="of:=LOG([.B95])/LOG([.A95])" office:value-type="float" office:value="0.634893228936557" calcext:value-type="float">
            <text:p>0.63489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8.015039" calcext:value-type="float">
            <text:p>18.015039</text:p>
          </table:table-cell>
          <table:table-cell table:formula="of:=LOG([.B96])/LOG([.A96])" office:value-type="float" office:value="0.634889123681199" calcext:value-type="float">
            <text:p>0.63488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8.135614" calcext:value-type="float">
            <text:p>18.135614</text:p>
          </table:table-cell>
          <table:table-cell table:formula="of:=LOG([.B97])/LOG([.A97])" office:value-type="float" office:value="0.634894076389919" calcext:value-type="float">
            <text:p>0.63489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8.25647" calcext:value-type="float">
            <text:p>18.25647</text:p>
          </table:table-cell>
          <table:table-cell table:formula="of:=LOG([.B98])/LOG([.A98])" office:value-type="float" office:value="0.634907768249678" calcext:value-type="float">
            <text:p>0.63490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8.369799" calcext:value-type="float">
            <text:p>18.369799</text:p>
          </table:table-cell>
          <table:table-cell table:formula="of:=LOG([.B99])/LOG([.A99])" office:value-type="float" office:value="0.634837208978042" calcext:value-type="float">
            <text:p>0.63483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8.483335" calcext:value-type="float">
            <text:p>18.483335</text:p>
          </table:table-cell>
          <table:table-cell table:formula="of:=LOG([.B100])/LOG([.A100])" office:value-type="float" office:value="0.634775503236146" calcext:value-type="float">
            <text:p>0.63477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.602917" calcext:value-type="float">
            <text:p>18.602917</text:p>
          </table:table-cell>
          <table:table-cell table:formula="of:=LOG([.B101])/LOG([.A101])" office:value-type="float" office:value="0.634790524197032" calcext:value-type="float">
            <text:p>0.63479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8.716917" calcext:value-type="float">
            <text:p>18.716917</text:p>
          </table:table-cell>
          <table:table-cell table:formula="of:=LOG([.B102])/LOG([.A102])" office:value-type="float" office:value="0.634745670589895" calcext:value-type="float">
            <text:p>0.63474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8.837032" calcext:value-type="float">
            <text:p>18.837032</text:p>
          </table:table-cell>
          <table:table-cell table:formula="of:=LOG([.B103])/LOG([.A103])" office:value-type="float" office:value="0.634776643691916" calcext:value-type="float">
            <text:p>0.63477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8.957434" calcext:value-type="float">
            <text:p>18.957434</text:p>
          </table:table-cell>
          <table:table-cell table:formula="of:=LOG([.B104])/LOG([.A104])" office:value-type="float" office:value="0.634815144011049" calcext:value-type="float">
            <text:p>0.63481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9.072149" calcext:value-type="float">
            <text:p>19.072149</text:p>
          </table:table-cell>
          <table:table-cell table:formula="of:=LOG([.B105])/LOG([.A105])" office:value-type="float" office:value="0.634793489044489" calcext:value-type="float">
            <text:p>0.63479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9.185875" calcext:value-type="float">
            <text:p>19.185875</text:p>
          </table:table-cell>
          <table:table-cell table:formula="of:=LOG([.B106])/LOG([.A106])" office:value-type="float" office:value="0.634765685338774" calcext:value-type="float">
            <text:p>0.63476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9.301052" calcext:value-type="float">
            <text:p>19.301052</text:p>
          </table:table-cell>
          <table:table-cell table:formula="of:=LOG([.B107])/LOG([.A107])" office:value-type="float" office:value="0.634758928434336" calcext:value-type="float">
            <text:p>0.63475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9.417574" calcext:value-type="float">
            <text:p>19.417574</text:p>
          </table:table-cell>
          <table:table-cell table:formula="of:=LOG([.B108])/LOG([.A108])" office:value-type="float" office:value="0.634771492254157" calcext:value-type="float">
            <text:p>0.63477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9.528023" calcext:value-type="float">
            <text:p>19.528023</text:p>
          </table:table-cell>
          <table:table-cell table:formula="of:=LOG([.B109])/LOG([.A109])" office:value-type="float" office:value="0.634721746727135" calcext:value-type="float">
            <text:p>0.63472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.642742" calcext:value-type="float">
            <text:p>19.642742</text:p>
          </table:table-cell>
          <table:table-cell table:formula="of:=LOG([.B110])/LOG([.A110])" office:value-type="float" office:value="0.634723320667718" calcext:value-type="float">
            <text:p>0.63472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9.753672" calcext:value-type="float">
            <text:p>19.753672</text:p>
          </table:table-cell>
          <table:table-cell table:formula="of:=LOG([.B111])/LOG([.A111])" office:value-type="float" office:value="0.634688194812424" calcext:value-type="float">
            <text:p>0.63468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9.863218" calcext:value-type="float">
            <text:p>19.863218</text:p>
          </table:table-cell>
          <table:table-cell table:formula="of:=LOG([.B112])/LOG([.A112])" office:value-type="float" office:value="0.63464285225259" calcext:value-type="float">
            <text:p>0.63464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9.976221" calcext:value-type="float">
            <text:p>19.976221</text:p>
          </table:table-cell>
          <table:table-cell table:formula="of:=LOG([.B113])/LOG([.A113])" office:value-type="float" office:value="0.634638832788422" calcext:value-type="float">
            <text:p>0.63463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0.086168" calcext:value-type="float">
            <text:p>20.086168</text:p>
          </table:table-cell>
          <table:table-cell table:formula="of:=LOG([.B114])/LOG([.A114])" office:value-type="float" office:value="0.634606580635472" calcext:value-type="float">
            <text:p>0.63460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0.196354" calcext:value-type="float">
            <text:p>20.196354</text:p>
          </table:table-cell>
          <table:table-cell table:formula="of:=LOG([.B115])/LOG([.A115])" office:value-type="float" office:value="0.634581115173771" calcext:value-type="float">
            <text:p>0.63458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0.308418" calcext:value-type="float">
            <text:p>20.308418</text:p>
          </table:table-cell>
          <table:table-cell table:formula="of:=LOG([.B116])/LOG([.A116])" office:value-type="float" office:value="0.634579251807641" calcext:value-type="float">
            <text:p>0.63457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.417343" calcext:value-type="float">
            <text:p>20.417343</text:p>
          </table:table-cell>
          <table:table-cell table:formula="of:=LOG([.B117])/LOG([.A117])" office:value-type="float" office:value="0.634548744311639" calcext:value-type="float">
            <text:p>0.63454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0.528059" calcext:value-type="float">
            <text:p>20.528059</text:p>
          </table:table-cell>
          <table:table-cell table:formula="of:=LOG([.B118])/LOG([.A118])" office:value-type="float" office:value="0.634540594981571" calcext:value-type="float">
            <text:p>0.63454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0.637362" calcext:value-type="float">
            <text:p>20.637362</text:p>
          </table:table-cell>
          <table:table-cell table:formula="of:=LOG([.B119])/LOG([.A119])" office:value-type="float" office:value="0.634521742821448" calcext:value-type="float">
            <text:p>0.63452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0.743433" calcext:value-type="float">
            <text:p>20.743433</text:p>
          </table:table-cell>
          <table:table-cell table:formula="of:=LOG([.B120])/LOG([.A120])" office:value-type="float" office:value="0.634474024165431" calcext:value-type="float">
            <text:p>0.63447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0.853113" calcext:value-type="float">
            <text:p>20.853113</text:p>
          </table:table-cell>
          <table:table-cell table:formula="of:=LOG([.B121])/LOG([.A121])" office:value-type="float" office:value="0.634466523359732" calcext:value-type="float">
            <text:p>0.63446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0.966452" calcext:value-type="float">
            <text:p>20.966452</text:p>
          </table:table-cell>
          <table:table-cell table:formula="of:=LOG([.B122])/LOG([.A122])" office:value-type="float" office:value="0.634498860528003" calcext:value-type="float">
            <text:p>0.63449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1.078007" calcext:value-type="float">
            <text:p>21.078007</text:p>
          </table:table-cell>
          <table:table-cell table:formula="of:=LOG([.B123])/LOG([.A123])" office:value-type="float" office:value="0.634516407448578" calcext:value-type="float">
            <text:p>0.63451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1.200342" calcext:value-type="float">
            <text:p>21.200342</text:p>
          </table:table-cell>
          <table:table-cell table:formula="of:=LOG([.B124])/LOG([.A124])" office:value-type="float" office:value="0.634642625487478" calcext:value-type="float">
            <text:p>0.63464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1.327784" calcext:value-type="float">
            <text:p>21.327784</text:p>
          </table:table-cell>
          <table:table-cell table:formula="of:=LOG([.B125])/LOG([.A125])" office:value-type="float" office:value="0.634819894689927" calcext:value-type="float">
            <text:p>0.63482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1.445633" calcext:value-type="float">
            <text:p>21.445633</text:p>
          </table:table-cell>
          <table:table-cell table:formula="of:=LOG([.B126])/LOG([.A126])" office:value-type="float" office:value="0.634905103870904" calcext:value-type="float">
            <text:p>0.63490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1.560373" calcext:value-type="float">
            <text:p>21.560373</text:p>
          </table:table-cell>
          <table:table-cell table:formula="of:=LOG([.B127])/LOG([.A127])" office:value-type="float" office:value="0.634962375132393" calcext:value-type="float">
            <text:p>0.63496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1.678625" calcext:value-type="float">
            <text:p>21.678625</text:p>
          </table:table-cell>
          <table:table-cell table:formula="of:=LOG([.B128])/LOG([.A128])" office:value-type="float" office:value="0.635055314162096" calcext:value-type="float">
            <text:p>0.63505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1.800438" calcext:value-type="float">
            <text:p>21.800438</text:p>
          </table:table-cell>
          <table:table-cell table:formula="of:=LOG([.B129])/LOG([.A129])" office:value-type="float" office:value="0.63518360226522" calcext:value-type="float">
            <text:p>0.63518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1.919123" calcext:value-type="float">
            <text:p>21.919123</text:p>
          </table:table-cell>
          <table:table-cell table:formula="of:=LOG([.B130])/LOG([.A130])" office:value-type="float" office:value="0.635283668436346" calcext:value-type="float">
            <text:p>0.63528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2.033136" calcext:value-type="float">
            <text:p>22.033136</text:p>
          </table:table-cell>
          <table:table-cell table:formula="of:=LOG([.B131])/LOG([.A131])" office:value-type="float" office:value="0.635341677290624" calcext:value-type="float">
            <text:p>0.63534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2.143782" calcext:value-type="float">
            <text:p>22.143782</text:p>
          </table:table-cell>
          <table:table-cell table:formula="of:=LOG([.B132])/LOG([.A132])" office:value-type="float" office:value="0.635370535668842" calcext:value-type="float">
            <text:p>0.63537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2.261845" calcext:value-type="float">
            <text:p>22.261845</text:p>
          </table:table-cell>
          <table:table-cell table:formula="of:=LOG([.B133])/LOG([.A133])" office:value-type="float" office:value="0.635470018178861" calcext:value-type="float">
            <text:p>0.63547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2.374229" calcext:value-type="float">
            <text:p>22.374229</text:p>
          </table:table-cell>
          <table:table-cell table:formula="of:=LOG([.B134])/LOG([.A134])" office:value-type="float" office:value="0.6355190036497" calcext:value-type="float">
            <text:p>0.63551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2.48547" calcext:value-type="float">
            <text:p>22.48547</text:p>
          </table:table-cell>
          <table:table-cell table:formula="of:=LOG([.B135])/LOG([.A135])" office:value-type="float" office:value="0.635559644653856" calcext:value-type="float">
            <text:p>0.63556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2.600565" calcext:value-type="float">
            <text:p>22.600565</text:p>
          </table:table-cell>
          <table:table-cell table:formula="of:=LOG([.B136])/LOG([.A136])" office:value-type="float" office:value="0.635637155266221" calcext:value-type="float">
            <text:p>0.63563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2.710928" calcext:value-type="float">
            <text:p>22.710928</text:p>
          </table:table-cell>
          <table:table-cell table:formula="of:=LOG([.B137])/LOG([.A137])" office:value-type="float" office:value="0.635673844585692" calcext:value-type="float">
            <text:p>0.63567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2.820341" calcext:value-type="float">
            <text:p>22.820341</text:p>
          </table:table-cell>
          <table:table-cell table:formula="of:=LOG([.B138])/LOG([.A138])" office:value-type="float" office:value="0.635704148960348" calcext:value-type="float">
            <text:p>0.63570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2.936064" calcext:value-type="float">
            <text:p>22.936064</text:p>
          </table:table-cell>
          <table:table-cell table:formula="of:=LOG([.B139])/LOG([.A139])" office:value-type="float" office:value="0.635792414826808" calcext:value-type="float">
            <text:p>0.63579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3.048283" calcext:value-type="float">
            <text:p>23.048283</text:p>
          </table:table-cell>
          <table:table-cell table:formula="of:=LOG([.B140])/LOG([.A140])" office:value-type="float" office:value="0.635851221213941" calcext:value-type="float">
            <text:p>0.63585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3.159472" calcext:value-type="float">
            <text:p>23.159472</text:p>
          </table:table-cell>
          <table:table-cell table:formula="of:=LOG([.B141])/LOG([.A141])" office:value-type="float" office:value="0.635902719334798" calcext:value-type="float">
            <text:p>0.63590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3.273293" calcext:value-type="float">
            <text:p>23.273293</text:p>
          </table:table-cell>
          <table:table-cell table:formula="of:=LOG([.B142])/LOG([.A142])" office:value-type="float" office:value="0.635978820895872" calcext:value-type="float">
            <text:p>0.63597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3.384899" calcext:value-type="float">
            <text:p>23.384899</text:p>
          </table:table-cell>
          <table:table-cell table:formula="of:=LOG([.B143])/LOG([.A143])" office:value-type="float" office:value="0.63603722154225" calcext:value-type="float">
            <text:p>0.63603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.499075" calcext:value-type="float">
            <text:p>23.499075</text:p>
          </table:table-cell>
          <table:table-cell table:formula="of:=LOG([.B144])/LOG([.A144])" office:value-type="float" office:value="0.63611926100293" calcext:value-type="float">
            <text:p>0.63611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3.612253" calcext:value-type="float">
            <text:p>23.612253</text:p>
          </table:table-cell>
          <table:table-cell table:formula="of:=LOG([.B145])/LOG([.A145])" office:value-type="float" office:value="0.636194074429621" calcext:value-type="float">
            <text:p>0.63619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3.718225" calcext:value-type="float">
            <text:p>23.718225</text:p>
          </table:table-cell>
          <table:table-cell table:formula="of:=LOG([.B146])/LOG([.A146])" office:value-type="float" office:value="0.636209189367561" calcext:value-type="float">
            <text:p>0.63620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3.824343" calcext:value-type="float">
            <text:p>23.824343</text:p>
          </table:table-cell>
          <table:table-cell table:formula="of:=LOG([.B147])/LOG([.A147])" office:value-type="float" office:value="0.636227558425869" calcext:value-type="float">
            <text:p>0.63622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3.936176" calcext:value-type="float">
            <text:p>23.936176</text:p>
          </table:table-cell>
          <table:table-cell table:formula="of:=LOG([.B148])/LOG([.A148])" office:value-type="float" office:value="0.636295731780616" calcext:value-type="float">
            <text:p>0.63629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4.038866" calcext:value-type="float">
            <text:p>24.038866</text:p>
          </table:table-cell>
          <table:table-cell table:formula="of:=LOG([.B149])/LOG([.A149])" office:value-type="float" office:value="0.636289147424651" calcext:value-type="float">
            <text:p>0.63628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4.154814" calcext:value-type="float">
            <text:p>24.154814</text:p>
          </table:table-cell>
          <table:table-cell table:formula="of:=LOG([.B150])/LOG([.A150])" office:value-type="float" office:value="0.636394458094798" calcext:value-type="float">
            <text:p>0.6363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4.267212" calcext:value-type="float">
            <text:p>24.267212</text:p>
          </table:table-cell>
          <table:table-cell table:formula="of:=LOG([.B151])/LOG([.A151])" office:value-type="float" office:value="0.636471415624095" calcext:value-type="float">
            <text:p>0.63647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4.374138" calcext:value-type="float">
            <text:p>24.374138</text:p>
          </table:table-cell>
          <table:table-cell table:formula="of:=LOG([.B152])/LOG([.A152])" office:value-type="float" office:value="0.63650479064834" calcext:value-type="float">
            <text:p>0.63650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4.480232" calcext:value-type="float">
            <text:p>24.480232</text:p>
          </table:table-cell>
          <table:table-cell table:formula="of:=LOG([.B153])/LOG([.A153])" office:value-type="float" office:value="0.636533038843989" calcext:value-type="float">
            <text:p>0.63653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4.587469" calcext:value-type="float">
            <text:p>24.587469</text:p>
          </table:table-cell>
          <table:table-cell table:formula="of:=LOG([.B154])/LOG([.A154])" office:value-type="float" office:value="0.63657219767951" calcext:value-type="float">
            <text:p>0.63657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4.695787" calcext:value-type="float">
            <text:p>24.695787</text:p>
          </table:table-cell>
          <table:table-cell table:formula="of:=LOG([.B155])/LOG([.A155])" office:value-type="float" office:value="0.636621567720842" calcext:value-type="float">
            <text:p>0.63662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4.803295" calcext:value-type="float">
            <text:p>24.803295</text:p>
          </table:table-cell>
          <table:table-cell table:formula="of:=LOG([.B156])/LOG([.A156])" office:value-type="float" office:value="0.636665843709419" calcext:value-type="float">
            <text:p>0.63666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4.906265" calcext:value-type="float">
            <text:p>24.906265</text:p>
          </table:table-cell>
          <table:table-cell table:formula="of:=LOG([.B157])/LOG([.A157])" office:value-type="float" office:value="0.636675456415623" calcext:value-type="float">
            <text:p>0.63667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5.013208" calcext:value-type="float">
            <text:p>25.013208</text:p>
          </table:table-cell>
          <table:table-cell table:formula="of:=LOG([.B158])/LOG([.A158])" office:value-type="float" office:value="0.63671825486628" calcext:value-type="float">
            <text:p>0.63671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5.113413" calcext:value-type="float">
            <text:p>25.113413</text:p>
          </table:table-cell>
          <table:table-cell table:formula="of:=LOG([.B159])/LOG([.A159])" office:value-type="float" office:value="0.636709447397592" calcext:value-type="float">
            <text:p>0.63670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5.219961" calcext:value-type="float">
            <text:p>25.219961</text:p>
          </table:table-cell>
          <table:table-cell table:formula="of:=LOG([.B160])/LOG([.A160])" office:value-type="float" office:value="0.636752176679545" calcext:value-type="float">
            <text:p>0.63675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5.320463" calcext:value-type="float">
            <text:p>25.320463</text:p>
          </table:table-cell>
          <table:table-cell table:formula="of:=LOG([.B161])/LOG([.A161])" office:value-type="float" office:value="0.636749203219135" calcext:value-type="float">
            <text:p>0.63674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5.425692" calcext:value-type="float">
            <text:p>25.425692</text:p>
          </table:table-cell>
          <table:table-cell table:formula="of:=LOG([.B162])/LOG([.A162])" office:value-type="float" office:value="0.636784622213378" calcext:value-type="float">
            <text:p>0.63678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5.529602" calcext:value-type="float">
            <text:p>25.529602</text:p>
          </table:table-cell>
          <table:table-cell table:formula="of:=LOG([.B163])/LOG([.A163])" office:value-type="float" office:value="0.636811261772667" calcext:value-type="float">
            <text:p>0.63681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5.633669" calcext:value-type="float">
            <text:p>25.633669</text:p>
          </table:table-cell>
          <table:table-cell table:formula="of:=LOG([.B164])/LOG([.A164])" office:value-type="float" office:value="0.636840550636435" calcext:value-type="float">
            <text:p>0.63684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5.736454" calcext:value-type="float">
            <text:p>25.736454</text:p>
          </table:table-cell>
          <table:table-cell table:formula="of:=LOG([.B165])/LOG([.A165])" office:value-type="float" office:value="0.636861470080857" calcext:value-type="float">
            <text:p>0.63686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5.837677" calcext:value-type="float">
            <text:p>25.837677</text:p>
          </table:table-cell>
          <table:table-cell table:formula="of:=LOG([.B166])/LOG([.A166])" office:value-type="float" office:value="0.636872013638687" calcext:value-type="float">
            <text:p>0.63687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5.942219" calcext:value-type="float">
            <text:p>25.942219</text:p>
          </table:table-cell>
          <table:table-cell table:formula="of:=LOG([.B167])/LOG([.A167])" office:value-type="float" office:value="0.636909134682901" calcext:value-type="float">
            <text:p>0.63690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6.043726" calcext:value-type="float">
            <text:p>26.043726</text:p>
          </table:table-cell>
          <table:table-cell table:formula="of:=LOG([.B168])/LOG([.A168])" office:value-type="float" office:value="0.636924743197888" calcext:value-type="float">
            <text:p>0.63692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6.143564" calcext:value-type="float">
            <text:p>26.143564</text:p>
          </table:table-cell>
          <table:table-cell table:formula="of:=LOG([.B169])/LOG([.A169])" office:value-type="float" office:value="0.636929348994376" calcext:value-type="float">
            <text:p>0.63692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6.248535" calcext:value-type="float">
            <text:p>26.248535</text:p>
          </table:table-cell>
          <table:table-cell table:formula="of:=LOG([.B170])/LOG([.A170])" office:value-type="float" office:value="0.636973624537812" calcext:value-type="float">
            <text:p>0.63697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6.349054" calcext:value-type="float">
            <text:p>26.349054</text:p>
          </table:table-cell>
          <table:table-cell table:formula="of:=LOG([.B171])/LOG([.A171])" office:value-type="float" office:value="0.636986130416281" calcext:value-type="float">
            <text:p>0.63698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6.445986" calcext:value-type="float">
            <text:p>26.445986</text:p>
          </table:table-cell>
          <table:table-cell table:formula="of:=LOG([.B172])/LOG([.A172])" office:value-type="float" office:value="0.636973686193808" calcext:value-type="float">
            <text:p>0.63697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6.554644" calcext:value-type="float">
            <text:p>26.554644</text:p>
          </table:table-cell>
          <table:table-cell table:formula="of:=LOG([.B173])/LOG([.A173])" office:value-type="float" office:value="0.637048696684815" calcext:value-type="float">
            <text:p>0.63704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6.656952" calcext:value-type="float">
            <text:p>26.656952</text:p>
          </table:table-cell>
          <table:table-cell table:formula="of:=LOG([.B174])/LOG([.A174])" office:value-type="float" office:value="0.637078247840225" calcext:value-type="float">
            <text:p>0.63707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6.756115" calcext:value-type="float">
            <text:p>26.756115</text:p>
          </table:table-cell>
          <table:table-cell table:formula="of:=LOG([.B175])/LOG([.A175])" office:value-type="float" office:value="0.637086221163145" calcext:value-type="float">
            <text:p>0.63708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6.861973" calcext:value-type="float">
            <text:p>26.861973</text:p>
          </table:table-cell>
          <table:table-cell table:formula="of:=LOG([.B176])/LOG([.A176])" office:value-type="float" office:value="0.637143854549536" calcext:value-type="float">
            <text:p>0.63714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6.95816" calcext:value-type="float">
            <text:p>26.95816</text:p>
          </table:table-cell>
          <table:table-cell table:formula="of:=LOG([.B177])/LOG([.A177])" office:value-type="float" office:value="0.637133010684922" calcext:value-type="float">
            <text:p>0.63713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7.054447" calcext:value-type="float">
            <text:p>27.054447</text:p>
          </table:table-cell>
          <table:table-cell table:formula="of:=LOG([.B178])/LOG([.A178])" office:value-type="float" office:value="0.637124419003465" calcext:value-type="float">
            <text:p>0.63712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7.153229" calcext:value-type="float">
            <text:p>27.153229</text:p>
          </table:table-cell>
          <table:table-cell table:formula="of:=LOG([.B179])/LOG([.A179])" office:value-type="float" office:value="0.63713505960357" calcext:value-type="float">
            <text:p>0.63713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7.247339" calcext:value-type="float">
            <text:p>27.247339</text:p>
          </table:table-cell>
          <table:table-cell table:formula="of:=LOG([.B180])/LOG([.A180])" office:value-type="float" office:value="0.637113950777225" calcext:value-type="float">
            <text:p>0.63711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7.351152" calcext:value-type="float">
            <text:p>27.351152</text:p>
          </table:table-cell>
          <table:table-cell table:formula="of:=LOG([.B181])/LOG([.A181])" office:value-type="float" office:value="0.637162746320888" calcext:value-type="float">
            <text:p>0.63716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7.455114" calcext:value-type="float">
            <text:p>27.455114</text:p>
          </table:table-cell>
          <table:table-cell table:formula="of:=LOG([.B182])/LOG([.A182])" office:value-type="float" office:value="0.637213493255521" calcext:value-type="float">
            <text:p>0.63721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7.547132" calcext:value-type="float">
            <text:p>27.547132</text:p>
          </table:table-cell>
          <table:table-cell table:formula="of:=LOG([.B183])/LOG([.A183])" office:value-type="float" office:value="0.637181815461731" calcext:value-type="float">
            <text:p>0.63718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7.651363" calcext:value-type="float">
            <text:p>27.651363</text:p>
          </table:table-cell>
          <table:table-cell table:formula="of:=LOG([.B184])/LOG([.A184])" office:value-type="float" office:value="0.637236557332745" calcext:value-type="float">
            <text:p>0.63723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7.743563" calcext:value-type="float">
            <text:p>27.743563</text:p>
          </table:table-cell>
          <table:table-cell table:formula="of:=LOG([.B185])/LOG([.A185])" office:value-type="float" office:value="0.637208971265306" calcext:value-type="float">
            <text:p>0.63720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7.845615" calcext:value-type="float">
            <text:p>27.845615</text:p>
          </table:table-cell>
          <table:table-cell table:formula="of:=LOG([.B186])/LOG([.A186])" office:value-type="float" office:value="0.637250719073036" calcext:value-type="float">
            <text:p>0.63725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7.942894" calcext:value-type="float">
            <text:p>27.942894</text:p>
          </table:table-cell>
          <table:table-cell table:formula="of:=LOG([.B187])/LOG([.A187])" office:value-type="float" office:value="0.637260689331628" calcext:value-type="float">
            <text:p>0.63726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8.040276" calcext:value-type="float">
            <text:p>28.040276</text:p>
          </table:table-cell>
          <table:table-cell table:formula="of:=LOG([.B188])/LOG([.A188])" office:value-type="float" office:value="0.637272545719715" calcext:value-type="float">
            <text:p>0.63727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8.135317" calcext:value-type="float">
            <text:p>28.135317</text:p>
          </table:table-cell>
          <table:table-cell table:formula="of:=LOG([.B189])/LOG([.A189])" office:value-type="float" office:value="0.637269665855966" calcext:value-type="float">
            <text:p>0.63727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8.232935" calcext:value-type="float">
            <text:p>28.232935</text:p>
          </table:table-cell>
          <table:table-cell table:formula="of:=LOG([.B190])/LOG([.A190])" office:value-type="float" office:value="0.63728546888555" calcext:value-type="float">
            <text:p>0.63728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8.32618" calcext:value-type="float">
            <text:p>28.32618</text:p>
          </table:table-cell>
          <table:table-cell table:formula="of:=LOG([.B191])/LOG([.A191])" office:value-type="float" office:value="0.637272941646919" calcext:value-type="float">
            <text:p>0.63727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8.418339" calcext:value-type="float">
            <text:p>28.418339</text:p>
          </table:table-cell>
          <table:table-cell table:formula="of:=LOG([.B192])/LOG([.A192])" office:value-type="float" office:value="0.637254461721459" calcext:value-type="float">
            <text:p>0.63725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8.510979" calcext:value-type="float">
            <text:p>28.510979</text:p>
          </table:table-cell>
          <table:table-cell table:formula="of:=LOG([.B193])/LOG([.A193])" office:value-type="float" office:value="0.637240549747039" calcext:value-type="float">
            <text:p>0.63724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8.608809" calcext:value-type="float">
            <text:p>28.608809</text:p>
          </table:table-cell>
          <table:table-cell table:formula="of:=LOG([.B194])/LOG([.A194])" office:value-type="float" office:value="0.63726241846136" calcext:value-type="float">
            <text:p>0.63726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8.70249" calcext:value-type="float">
            <text:p>28.70249</text:p>
          </table:table-cell>
          <table:table-cell table:formula="of:=LOG([.B195])/LOG([.A195])" office:value-type="float" office:value="0.637257833681111" calcext:value-type="float">
            <text:p>0.63725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8.791815" calcext:value-type="float">
            <text:p>28.791815</text:p>
          </table:table-cell>
          <table:table-cell table:formula="of:=LOG([.B196])/LOG([.A196])" office:value-type="float" office:value="0.637225758895258" calcext:value-type="float">
            <text:p>0.63722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8.891296" calcext:value-type="float">
            <text:p>28.891296</text:p>
          </table:table-cell>
          <table:table-cell table:formula="of:=LOG([.B197])/LOG([.A197])" office:value-type="float" office:value="0.63726170999389" calcext:value-type="float">
            <text:p>0.63726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8.9842" calcext:value-type="float">
            <text:p>28.9842</text:p>
          </table:table-cell>
          <table:table-cell table:formula="of:=LOG([.B198])/LOG([.A198])" office:value-type="float" office:value="0.637255541673387" calcext:value-type="float">
            <text:p>0.63725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9.078329" calcext:value-type="float">
            <text:p>29.078329</text:p>
          </table:table-cell>
          <table:table-cell table:formula="of:=LOG([.B199])/LOG([.A199])" office:value-type="float" office:value="0.637258513853524" calcext:value-type="float">
            <text:p>0.63725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9.172564" calcext:value-type="float">
            <text:p>29.172564</text:p>
          </table:table-cell>
          <table:table-cell table:formula="of:=LOG([.B200])/LOG([.A200])" office:value-type="float" office:value="0.637263258066426" calcext:value-type="float">
            <text:p>0.63726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9.264191" calcext:value-type="float">
            <text:p>29.264191</text:p>
          </table:table-cell>
          <table:table-cell table:formula="of:=LOG([.B201])/LOG([.A201])" office:value-type="float" office:value="0.637252241576759" calcext:value-type="float">
            <text:p>0.63725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9.362558" calcext:value-type="float">
            <text:p>29.362558</text:p>
          </table:table-cell>
          <table:table-cell table:formula="of:=LOG([.B202])/LOG([.A202])" office:value-type="float" office:value="0.637285689562331" calcext:value-type="float">
            <text:p>0.63728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9.455944" calcext:value-type="float">
            <text:p>29.455944</text:p>
          </table:table-cell>
          <table:table-cell table:formula="of:=LOG([.B203])/LOG([.A203])" office:value-type="float" office:value="0.637288078934755" calcext:value-type="float">
            <text:p>0.63728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9.545134" calcext:value-type="float">
            <text:p>29.545134</text:p>
          </table:table-cell>
          <table:table-cell table:formula="of:=LOG([.B204])/LOG([.A204])" office:value-type="float" office:value="0.637264783936041" calcext:value-type="float">
            <text:p>0.63726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9.638393" calcext:value-type="float">
            <text:p>29.638393</text:p>
          </table:table-cell>
          <table:table-cell table:formula="of:=LOG([.B205])/LOG([.A205])" office:value-type="float" office:value="0.637268543321138" calcext:value-type="float">
            <text:p>0.63726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9.729279" calcext:value-type="float">
            <text:p>29.729279</text:p>
          </table:table-cell>
          <table:table-cell table:formula="of:=LOG([.B206])/LOG([.A206])" office:value-type="float" office:value="0.63725831783379" calcext:value-type="float">
            <text:p>0.63725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9.825523" calcext:value-type="float">
            <text:p>29.825523</text:p>
          </table:table-cell>
          <table:table-cell table:formula="of:=LOG([.B207])/LOG([.A207])" office:value-type="float" office:value="0.637282923980962" calcext:value-type="float">
            <text:p>0.63728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9.916582" calcext:value-type="float">
            <text:p>29.916582</text:p>
          </table:table-cell>
          <table:table-cell table:formula="of:=LOG([.B208])/LOG([.A208])" office:value-type="float" office:value="0.637275851279562" calcext:value-type="float">
            <text:p>0.63727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0.010286" calcext:value-type="float">
            <text:p>30.010286</text:p>
          </table:table-cell>
          <table:table-cell table:formula="of:=LOG([.B209])/LOG([.A209])" office:value-type="float" office:value="0.637286355389117" calcext:value-type="float">
            <text:p>0.63728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0.104296" calcext:value-type="float">
            <text:p>30.104296</text:p>
          </table:table-cell>
          <table:table-cell table:formula="of:=LOG([.B210])/LOG([.A210])" office:value-type="float" office:value="0.637299675618576" calcext:value-type="float">
            <text:p>0.63730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0.196905" calcext:value-type="float">
            <text:p>30.196905</text:p>
          </table:table-cell>
          <table:table-cell table:formula="of:=LOG([.B211])/LOG([.A211])" office:value-type="float" office:value="0.63730520026181" calcext:value-type="float">
            <text:p>0.63730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0.288139" calcext:value-type="float">
            <text:p>30.288139</text:p>
          </table:table-cell>
          <table:table-cell table:formula="of:=LOG([.B212])/LOG([.A212])" office:value-type="float" office:value="0.637303175582759" calcext:value-type="float">
            <text:p>0.63730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0.382416" calcext:value-type="float">
            <text:p>30.382416</text:p>
          </table:table-cell>
          <table:table-cell table:formula="of:=LOG([.B213])/LOG([.A213])" office:value-type="float" office:value="0.637320831767726" calcext:value-type="float">
            <text:p>0.63732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0.475309" calcext:value-type="float">
            <text:p>30.475309</text:p>
          </table:table-cell>
          <table:table-cell table:formula="of:=LOG([.B214])/LOG([.A214])" office:value-type="float" office:value="0.637330835396165" calcext:value-type="float">
            <text:p>0.63733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0.562557" calcext:value-type="float">
            <text:p>30.562557</text:p>
          </table:table-cell>
          <table:table-cell table:formula="of:=LOG([.B215])/LOG([.A215])" office:value-type="float" office:value="0.637307289986107" calcext:value-type="float">
            <text:p>0.63730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0.651909" calcext:value-type="float">
            <text:p>30.651909</text:p>
          </table:table-cell>
          <table:table-cell table:formula="of:=LOG([.B216])/LOG([.A216])" office:value-type="float" office:value="0.637297640683823" calcext:value-type="float">
            <text:p>0.63729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0.743382" calcext:value-type="float">
            <text:p>30.743382</text:p>
          </table:table-cell>
          <table:table-cell table:formula="of:=LOG([.B217])/LOG([.A217])" office:value-type="float" office:value="0.637301827321196" calcext:value-type="float">
            <text:p>0.63730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0.826778" calcext:value-type="float">
            <text:p>30.826778</text:p>
          </table:table-cell>
          <table:table-cell table:formula="of:=LOG([.B218])/LOG([.A218])" office:value-type="float" office:value="0.637258204486921" calcext:value-type="float">
            <text:p>0.63725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0.91432" calcext:value-type="float">
            <text:p>30.91432</text:p>
          </table:table-cell>
          <table:table-cell table:formula="of:=LOG([.B219])/LOG([.A219])" office:value-type="float" office:value="0.637240719317584" calcext:value-type="float">
            <text:p>0.63724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1.002909" calcext:value-type="float">
            <text:p>31.002909</text:p>
          </table:table-cell>
          <table:table-cell table:formula="of:=LOG([.B220])/LOG([.A220])" office:value-type="float" office:value="0.637230530778105" calcext:value-type="float">
            <text:p>0.63723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1.09993" calcext:value-type="float">
            <text:p>31.09993</text:p>
          </table:table-cell>
          <table:table-cell table:formula="of:=LOG([.B221])/LOG([.A221])" office:value-type="float" office:value="0.637271583704984" calcext:value-type="float">
            <text:p>0.63727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1.187725" calcext:value-type="float">
            <text:p>31.187725</text:p>
          </table:table-cell>
          <table:table-cell table:formula="of:=LOG([.B222])/LOG([.A222])" office:value-type="float" office:value="0.637258411449394" calcext:value-type="float">
            <text:p>0.63725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1.278193" calcext:value-type="float">
            <text:p>31.278193</text:p>
          </table:table-cell>
          <table:table-cell table:formula="of:=LOG([.B223])/LOG([.A223])" office:value-type="float" office:value="0.637262028085992" calcext:value-type="float">
            <text:p>0.63726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1.366156" calcext:value-type="float">
            <text:p>31.366156</text:p>
          </table:table-cell>
          <table:table-cell table:formula="of:=LOG([.B224])/LOG([.A224])" office:value-type="float" office:value="0.637251713626924" calcext:value-type="float">
            <text:p>0.63725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1.455704" calcext:value-type="float">
            <text:p>31.455704</text:p>
          </table:table-cell>
          <table:table-cell table:formula="of:=LOG([.B225])/LOG([.A225])" office:value-type="float" office:value="0.637251642274142" calcext:value-type="float">
            <text:p>0.63725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1.543797" calcext:value-type="float">
            <text:p>31.543797</text:p>
          </table:table-cell>
          <table:table-cell table:formula="of:=LOG([.B226])/LOG([.A226])" office:value-type="float" office:value="0.637243903324729" calcext:value-type="float">
            <text:p>0.63724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1.631964" calcext:value-type="float">
            <text:p>31.631964</text:p>
          </table:table-cell>
          <table:table-cell table:formula="of:=LOG([.B227])/LOG([.A227])" office:value-type="float" office:value="0.637237492019391" calcext:value-type="float">
            <text:p>0.63723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1.715925" calcext:value-type="float">
            <text:p>31.715925</text:p>
          </table:table-cell>
          <table:table-cell table:formula="of:=LOG([.B228])/LOG([.A228])" office:value-type="float" office:value="0.637207515190192" calcext:value-type="float">
            <text:p>0.63720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1.805571" calcext:value-type="float">
            <text:p>31.805571</text:p>
          </table:table-cell>
          <table:table-cell table:formula="of:=LOG([.B229])/LOG([.A229])" office:value-type="float" office:value="0.637211498319711" calcext:value-type="float">
            <text:p>0.63721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1.891047" calcext:value-type="float">
            <text:p>31.891047</text:p>
          </table:table-cell>
          <table:table-cell table:formula="of:=LOG([.B230])/LOG([.A230])" office:value-type="float" office:value="0.637192206341609" calcext:value-type="float">
            <text:p>0.63719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1.97809" calcext:value-type="float">
            <text:p>31.97809</text:p>
          </table:table-cell>
          <table:table-cell table:formula="of:=LOG([.B231])/LOG([.A231])" office:value-type="float" office:value="0.63718286989829" calcext:value-type="float">
            <text:p>0.63718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32.066677" calcext:value-type="float">
            <text:p>32.066677</text:p>
          </table:table-cell>
          <table:table-cell table:formula="of:=LOG([.B232])/LOG([.A232])" office:value-type="float" office:value="0.63718324753804" calcext:value-type="float">
            <text:p>0.63718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32.14679" calcext:value-type="float">
            <text:p>32.14679</text:p>
          </table:table-cell>
          <table:table-cell table:formula="of:=LOG([.B233])/LOG([.A233])" office:value-type="float" office:value="0.637136025553985" calcext:value-type="float">
            <text:p>0.63713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2.235527" calcext:value-type="float">
            <text:p>32.235527</text:p>
          </table:table-cell>
          <table:table-cell table:formula="of:=LOG([.B234])/LOG([.A234])" office:value-type="float" office:value="0.637138995973586" calcext:value-type="float">
            <text:p>0.63713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2.322304" calcext:value-type="float">
            <text:p>32.322304</text:p>
          </table:table-cell>
          <table:table-cell table:formula="of:=LOG([.B235])/LOG([.A235])" office:value-type="float" office:value="0.637131608706942" calcext:value-type="float">
            <text:p>0.63713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2.40464" calcext:value-type="float">
            <text:p>32.40464</text:p>
          </table:table-cell>
          <table:table-cell table:formula="of:=LOG([.B236])/LOG([.A236])" office:value-type="float" office:value="0.637099943468241" calcext:value-type="float">
            <text:p>0.63710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2.492256" calcext:value-type="float">
            <text:p>32.492256</text:p>
          </table:table-cell>
          <table:table-cell table:formula="of:=LOG([.B237])/LOG([.A237])" office:value-type="float" office:value="0.637099000891343" calcext:value-type="float">
            <text:p>0.637099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32.576393" calcext:value-type="float">
            <text:p>32.576393</text:p>
          </table:table-cell>
          <table:table-cell table:formula="of:=LOG([.B238])/LOG([.A238])" office:value-type="float" office:value="0.637079292296954" calcext:value-type="float">
            <text:p>0.63707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2.658947" calcext:value-type="float">
            <text:p>32.658947</text:p>
          </table:table-cell>
          <table:table-cell table:formula="of:=LOG([.B239])/LOG([.A239])" office:value-type="float" office:value="0.637051610498994" calcext:value-type="float">
            <text:p>0.63705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2.746849" calcext:value-type="float">
            <text:p>32.746849</text:p>
          </table:table-cell>
          <table:table-cell table:formula="of:=LOG([.B240])/LOG([.A240])" office:value-type="float" office:value="0.637054681479891" calcext:value-type="float">
            <text:p>0.63705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2.831867" calcext:value-type="float">
            <text:p>32.831867</text:p>
          </table:table-cell>
          <table:table-cell table:formula="of:=LOG([.B241])/LOG([.A241])" office:value-type="float" office:value="0.637042441118376" calcext:value-type="float">
            <text:p>0.63704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2.916283" calcext:value-type="float">
            <text:p>32.916283</text:p>
          </table:table-cell>
          <table:table-cell table:formula="of:=LOG([.B242])/LOG([.A242])" office:value-type="float" office:value="0.637027678821529" calcext:value-type="float">
            <text:p>0.63702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2.999126" calcext:value-type="float">
            <text:p>32.999126</text:p>
          </table:table-cell>
          <table:table-cell table:formula="of:=LOG([.B243])/LOG([.A243])" office:value-type="float" office:value="0.637005054658449" calcext:value-type="float">
            <text:p>0.63700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3.085075" calcext:value-type="float">
            <text:p>33.085075</text:p>
          </table:table-cell>
          <table:table-cell table:formula="of:=LOG([.B244])/LOG([.A244])" office:value-type="float" office:value="0.637000388661562" calcext:value-type="float">
            <text:p>0.63700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3.170403" calcext:value-type="float">
            <text:p>33.170403</text:p>
          </table:table-cell>
          <table:table-cell table:formula="of:=LOG([.B245])/LOG([.A245])" office:value-type="float" office:value="0.636993058772746" calcext:value-type="float">
            <text:p>0.63699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3.255081" calcext:value-type="float">
            <text:p>33.255081</text:p>
          </table:table-cell>
          <table:table-cell table:formula="of:=LOG([.B246])/LOG([.A246])" office:value-type="float" office:value="0.636982928876263" calcext:value-type="float">
            <text:p>0.63698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3.340553" calcext:value-type="float">
            <text:p>33.340553</text:p>
          </table:table-cell>
          <table:table-cell table:formula="of:=LOG([.B247])/LOG([.A247])" office:value-type="float" office:value="0.636977889701943" calcext:value-type="float">
            <text:p>0.63697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3.424507" calcext:value-type="float">
            <text:p>33.424507</text:p>
          </table:table-cell>
          <table:table-cell table:formula="of:=LOG([.B248])/LOG([.A248])" office:value-type="float" office:value="0.636965332450689" calcext:value-type="float">
            <text:p>0.63696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3.510143" calcext:value-type="float">
            <text:p>33.510143</text:p>
          </table:table-cell>
          <table:table-cell table:formula="of:=LOG([.B249])/LOG([.A249])" office:value-type="float" office:value="0.636962647166838" calcext:value-type="float">
            <text:p>0.63696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3.595085" calcext:value-type="float">
            <text:p>33.595085</text:p>
          </table:table-cell>
          <table:table-cell table:formula="of:=LOG([.B250])/LOG([.A250])" office:value-type="float" office:value="0.636956915166264" calcext:value-type="float">
            <text:p>0.63695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3.676128" calcext:value-type="float">
            <text:p>33.676128</text:p>
          </table:table-cell>
          <table:table-cell table:formula="of:=LOG([.B251])/LOG([.A251])" office:value-type="float" office:value="0.636930926562869" calcext:value-type="float">
            <text:p>0.63693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3.761978" calcext:value-type="float">
            <text:p>33.761978</text:p>
          </table:table-cell>
          <table:table-cell table:formula="of:=LOG([.B252])/LOG([.A252])" office:value-type="float" office:value="0.636931541509394" calcext:value-type="float">
            <text:p>0.63693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3.845528" calcext:value-type="float">
            <text:p>33.845528</text:p>
          </table:table-cell>
          <table:table-cell table:formula="of:=LOG([.B253])/LOG([.A253])" office:value-type="float" office:value="0.636920525181334" calcext:value-type="float">
            <text:p>0.63692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3.929142" calcext:value-type="float">
            <text:p>33.929142</text:p>
          </table:table-cell>
          <table:table-cell table:formula="of:=LOG([.B254])/LOG([.A254])" office:value-type="float" office:value="0.636910576835346" calcext:value-type="float">
            <text:p>0.63691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34.008034" calcext:value-type="float">
            <text:p>34.008034</text:p>
          </table:table-cell>
          <table:table-cell table:formula="of:=LOG([.B255])/LOG([.A255])" office:value-type="float" office:value="0.636876269476066" calcext:value-type="float">
            <text:p>0.63687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4.101364" calcext:value-type="float">
            <text:p>34.101364</text:p>
          </table:table-cell>
          <table:table-cell table:formula="of:=LOG([.B256])/LOG([.A256])" office:value-type="float" office:value="0.636919243188349" calcext:value-type="float">
            <text:p>0.63691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4.185184" calcext:value-type="float">
            <text:p>34.185184</text:p>
          </table:table-cell>
          <table:table-cell table:formula="of:=LOG([.B257])/LOG([.A257])" office:value-type="float" office:value="0.636912410683089" calcext:value-type="float">
            <text:p>0.63691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3.711491" calcext:value-type="float">
            <text:p>53.711491</text:p>
          </table:table-cell>
          <table:table-cell table:formula="of:=LOG([.B259])/LOG([.A259])" office:value-type="float" office:value="0.638573207257624" calcext:value-type="float">
            <text:p>0.63857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4.530495" calcext:value-type="float">
            <text:p>84.530495</text:p>
          </table:table-cell>
          <table:table-cell table:formula="of:=LOG([.B260])/LOG([.A260])" office:value-type="float" office:value="0.640139999306987" calcext:value-type="float">
            <text:p>0.640140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32.835571" calcext:value-type="float">
            <text:p>132.835571</text:p>
          </table:table-cell>
          <table:table-cell table:formula="of:=LOG([.B261])/LOG([.A261])" office:value-type="float" office:value="0.64122706511191" calcext:value-type="float">
            <text:p>0.641227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08.840637" calcext:value-type="float">
            <text:p>208.840637</text:p>
          </table:table-cell>
          <table:table-cell table:formula="of:=LOG([.B262])/LOG([.A262])" office:value-type="float" office:value="0.64218822117074" calcext:value-type="float">
            <text:p>0.642188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328.401" calcext:value-type="float">
            <text:p>328.401</text:p>
          </table:table-cell>
          <table:table-cell table:formula="of:=LOG([.B263])/LOG([.A263])" office:value-type="float" office:value="0.643024208460523" calcext:value-type="float">
            <text:p>0.643024</text:p>
          </table:table-cell>
        </table:table-row>
      </table:table>
      <table:table table:name="Managem_spec" table:style-name="ta1">
        <table:shapes>
          <draw:frame draw:z-index="0" draw:style-name="gr1" draw:text-style-name="P1" svg:width="11.002in" svg:height="5.0118in" svg:x="3.0024in" svg:y="0.1752in">
            <draw:object draw:notify-on-update-of-ranges="Managem_spec.A2:Managem_spec.A129 Managem_spec.C1:Managem_spec.C1 Managem_spec.C2:Managem_spec.C12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default-cell-style-name="Default"/>
        <table:table-column table:style-name="co3" table:default-cell-style-name="Default"/>
        <table:table-column table:style-name="co5" table:default-cell-style-name="ce7"/>
        <table:table-row table:style-name="ro1">
          <table:table-cell office:value-type="string" calcext:value-type="string">
            <text:p># Gems</text:p>
          </table:table-cell>
          <table:table-cell table:style-name="ce8" office:value-type="string" calcext:value-type="string">
            <text:p>Power</text:p>
          </table:table-cell>
          <table:table-cell office:value-type="string" calcext:value-type="string">
            <text:p>Growth (G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0.00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0.6864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0.97027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1.172912</text:p>
          </table:table-cell>
          <table:table-cell table:formula="of:=LOG([.B5])/LOG([.A5])" office:value-type="float" office:value="0.115047388215145" calcext:value-type="float">
            <text:p>0.1150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1.435756</text:p>
          </table:table-cell>
          <table:table-cell table:formula="of:=LOG([.B6])/LOG([.A6])" office:value-type="float" office:value="0.224731589183854" calcext:value-type="float">
            <text:p>0.2247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1.655855</text:p>
          </table:table-cell>
          <table:table-cell table:formula="of:=LOG([.B7])/LOG([.A7])" office:value-type="float" office:value="0.281464951297417" calcext:value-type="float">
            <text:p>0.2814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1.851742</text:p>
          </table:table-cell>
          <table:table-cell table:formula="of:=LOG([.B8])/LOG([.A8])" office:value-type="float" office:value="0.316626550287242" calcext:value-type="float">
            <text:p>0.3166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2.026083</text:p>
          </table:table-cell>
          <table:table-cell table:formula="of:=LOG([.B9])/LOG([.A9])" office:value-type="float" office:value="0.339564425475713" calcext:value-type="float">
            <text:p>0.3395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2.197040</text:p>
          </table:table-cell>
          <table:table-cell table:formula="of:=LOG([.B10])/LOG([.A10])" office:value-type="float" office:value="0.358229653901107" calcext:value-type="float">
            <text:p>0.3582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2.372119</text:p>
          </table:table-cell>
          <table:table-cell table:formula="of:=LOG([.B11])/LOG([.A11])" office:value-type="float" office:value="0.375136472106646" calcext:value-type="float">
            <text:p>0.3751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2.540224</text:p>
          </table:table-cell>
          <table:table-cell table:formula="of:=LOG([.B12])/LOG([.A12])" office:value-type="float" office:value="0.388779391950031" calcext:value-type="float">
            <text:p>0.38877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2.705891</text:p>
          </table:table-cell>
          <table:table-cell table:formula="of:=LOG([.B13])/LOG([.A13])" office:value-type="float" office:value="0.400591003354139" calcext:value-type="float">
            <text:p>0.40059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2.872298</text:p>
          </table:table-cell>
          <table:table-cell table:formula="of:=LOG([.B14])/LOG([.A14])" office:value-type="float" office:value="0.41135798770434" calcext:value-type="float">
            <text:p>0.4113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3.036746</text:p>
          </table:table-cell>
          <table:table-cell table:formula="of:=LOG([.B15])/LOG([.A15])" office:value-type="float" office:value="0.420902772719095" calcext:value-type="float">
            <text:p>0.4209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3.185109</text:p>
          </table:table-cell>
          <table:table-cell table:formula="of:=LOG([.B16])/LOG([.A16])" office:value-type="float" office:value="0.427793587758068" calcext:value-type="float">
            <text:p>0.4277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3.331810</text:p>
          </table:table-cell>
          <table:table-cell table:formula="of:=LOG([.B17])/LOG([.A17])" office:value-type="float" office:value="0.434076532958474" calcext:value-type="float">
            <text:p>0.43407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3.462375</text:p>
          </table:table-cell>
          <table:table-cell table:formula="of:=LOG([.B18])/LOG([.A18])" office:value-type="float" office:value="0.438355541556465" calcext:value-type="float">
            <text:p>0.43835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3.590062</text:p>
          </table:table-cell>
          <table:table-cell table:formula="of:=LOG([.B19])/LOG([.A19])" office:value-type="float" office:value="0.442216288978825" calcext:value-type="float">
            <text:p>0.4422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" office:value-type="string" calcext:value-type="string">
            <text:p>3.714631</text:p>
          </table:table-cell>
          <table:table-cell table:formula="of:=LOG([.B20])/LOG([.A20])" office:value-type="float" office:value="0.445680605191375" calcext:value-type="float">
            <text:p>0.44568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3.845051</text:p>
          </table:table-cell>
          <table:table-cell table:formula="of:=LOG([.B21])/LOG([.A21])" office:value-type="float" office:value="0.449568500742916" calcext:value-type="float">
            <text:p>0.44956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3.973682</text:p>
          </table:table-cell>
          <table:table-cell table:formula="of:=LOG([.B22])/LOG([.A22])" office:value-type="float" office:value="0.453172262323241" calcext:value-type="float">
            <text:p>0.45317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" office:value-type="string" calcext:value-type="string">
            <text:p>4.120101</text:p>
          </table:table-cell>
          <table:table-cell table:formula="of:=LOG([.B23])/LOG([.A23])" office:value-type="float" office:value="0.458058308479639" calcext:value-type="float">
            <text:p>0.45805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4.265941</text:p>
          </table:table-cell>
          <table:table-cell table:formula="of:=LOG([.B24])/LOG([.A24])" office:value-type="float" office:value="0.462658416749035" calcext:value-type="float">
            <text:p>0.46265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4.412568</text:p>
          </table:table-cell>
          <table:table-cell table:formula="of:=LOG([.B25])/LOG([.A25])" office:value-type="float" office:value="0.46709618909854" calcext:value-type="float">
            <text:p>0.46709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4.556650</text:p>
          </table:table-cell>
          <table:table-cell table:formula="of:=LOG([.B26])/LOG([.A26])" office:value-type="float" office:value="0.471154461038795" calcext:value-type="float">
            <text:p>0.47115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" office:value-type="string" calcext:value-type="string">
            <text:p>4.700829</text:p>
          </table:table-cell>
          <table:table-cell table:formula="of:=LOG([.B27])/LOG([.A27])" office:value-type="float" office:value="0.475043896974572" calcext:value-type="float">
            <text:p>0.47504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4" office:value-type="string" calcext:value-type="string">
            <text:p>4.836297</text:p>
          </table:table-cell>
          <table:table-cell table:formula="of:=LOG([.B28])/LOG([.A28])" office:value-type="float" office:value="0.478224320358928" calcext:value-type="float">
            <text:p>0.47822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" office:value-type="string" calcext:value-type="string">
            <text:p>4.964265</text:p>
          </table:table-cell>
          <table:table-cell table:formula="of:=LOG([.B29])/LOG([.A29])" office:value-type="float" office:value="0.480842410900124" calcext:value-type="float">
            <text:p>0.48084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5.086882</text:p>
          </table:table-cell>
          <table:table-cell table:formula="of:=LOG([.B30])/LOG([.A30])" office:value-type="float" office:value="0.483077564704253" calcext:value-type="float">
            <text:p>0.48307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5.208137</text:p>
          </table:table-cell>
          <table:table-cell table:formula="of:=LOG([.B31])/LOG([.A31])" office:value-type="float" office:value="0.485188604207788" calcext:value-type="float">
            <text:p>0.48518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5.331825</text:p>
          </table:table-cell>
          <table:table-cell table:formula="of:=LOG([.B32])/LOG([.A32])" office:value-type="float" office:value="0.48739074475486" calcext:value-type="float">
            <text:p>0.48739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5.455959</text:p>
          </table:table-cell>
          <table:table-cell table:formula="of:=LOG([.B33])/LOG([.A33])" office:value-type="float" office:value="0.489566560590932" calcext:value-type="float">
            <text:p>0.48956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4" office:value-type="string" calcext:value-type="string">
            <text:p>5.577957</text:p>
          </table:table-cell>
          <table:table-cell table:formula="of:=LOG([.B34])/LOG([.A34])" office:value-type="float" office:value="0.491582686467426" calcext:value-type="float">
            <text:p>0.49158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5.689678</text:p>
          </table:table-cell>
          <table:table-cell table:formula="of:=LOG([.B35])/LOG([.A35])" office:value-type="float" office:value="0.493044781975751" calcext:value-type="float">
            <text:p>0.49304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5.800157</text:p>
          </table:table-cell>
          <table:table-cell table:formula="of:=LOG([.B36])/LOG([.A36])" office:value-type="float" office:value="0.494434006389551" calcext:value-type="float">
            <text:p>0.49443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4" office:value-type="string" calcext:value-type="string">
            <text:p>5.910636</text:p>
          </table:table-cell>
          <table:table-cell table:formula="of:=LOG([.B37])/LOG([.A37])" office:value-type="float" office:value="0.495812487768431" calcext:value-type="float">
            <text:p>0.49581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6.021101</text:p>
          </table:table-cell>
          <table:table-cell table:formula="of:=LOG([.B38])/LOG([.A38])" office:value-type="float" office:value="0.497178328722827" calcext:value-type="float">
            <text:p>0.49717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6.131447</text:p>
          </table:table-cell>
          <table:table-cell table:formula="of:=LOG([.B39])/LOG([.A39])" office:value-type="float" office:value="0.498525861564986" calcext:value-type="float">
            <text:p>0.49852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6.242687</text:p>
          </table:table-cell>
          <table:table-cell table:formula="of:=LOG([.B40])/LOG([.A40])" office:value-type="float" office:value="0.499898971429904" calcext:value-type="float">
            <text:p>0.49989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6.353256</text:p>
          </table:table-cell>
          <table:table-cell table:formula="of:=LOG([.B41])/LOG([.A41])" office:value-type="float" office:value="0.5012273944961" calcext:value-type="float">
            <text:p>0.50122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4" office:value-type="string" calcext:value-type="string">
            <text:p>6.454509</text:p>
          </table:table-cell>
          <table:table-cell table:formula="of:=LOG([.B42])/LOG([.A42])" office:value-type="float" office:value="0.502152354348844" calcext:value-type="float">
            <text:p>0.50215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4" office:value-type="string" calcext:value-type="string">
            <text:p>6.554637</text:p>
          </table:table-cell>
          <table:table-cell table:formula="of:=LOG([.B43])/LOG([.A43])" office:value-type="float" office:value="0.503033421924386" calcext:value-type="float">
            <text:p>0.5030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4" office:value-type="string" calcext:value-type="string">
            <text:p>6.654765</text:p>
          </table:table-cell>
          <table:table-cell table:formula="of:=LOG([.B44])/LOG([.A44])" office:value-type="float" office:value="0.503917122494946" calcext:value-type="float">
            <text:p>0.50391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4" office:value-type="string" calcext:value-type="string">
            <text:p>6.754881</text:p>
          </table:table-cell>
          <table:table-cell table:formula="of:=LOG([.B45])/LOG([.A45])" office:value-type="float" office:value="0.50480169850757" calcext:value-type="float">
            <text:p>0.50480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6.854114</text:p>
          </table:table-cell>
          <table:table-cell table:formula="of:=LOG([.B46])/LOG([.A46])" office:value-type="float" office:value="0.505652671102323" calcext:value-type="float">
            <text:p>0.50565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4" office:value-type="string" calcext:value-type="string">
            <text:p>6.954514</text:p>
          </table:table-cell>
          <table:table-cell table:formula="of:=LOG([.B47])/LOG([.A47])" office:value-type="float" office:value="0.506548079150614" calcext:value-type="float">
            <text:p>0.50654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4" office:value-type="string" calcext:value-type="string">
            <text:p>7.058789</text:p>
          </table:table-cell>
          <table:table-cell table:formula="of:=LOG([.B48])/LOG([.A48])" office:value-type="float" office:value="0.507584048512634" calcext:value-type="float">
            <text:p>0.50758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4" office:value-type="string" calcext:value-type="string">
            <text:p>7.174683</text:p>
          </table:table-cell>
          <table:table-cell table:formula="of:=LOG([.B49])/LOG([.A49])" office:value-type="float" office:value="0.509030291615587" calcext:value-type="float">
            <text:p>0.50903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4" office:value-type="string" calcext:value-type="string">
            <text:p>7.289877</text:p>
          </table:table-cell>
          <table:table-cell table:formula="of:=LOG([.B50])/LOG([.A50])" office:value-type="float" office:value="0.51042610431284" calcext:value-type="float">
            <text:p>0.5104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office:value-type="string" calcext:value-type="string">
            <text:p>7.394194</text:p>
          </table:table-cell>
          <table:table-cell table:formula="of:=LOG([.B51])/LOG([.A51])" office:value-type="float" office:value="0.511422119676706" calcext:value-type="float">
            <text:p>0.51142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4" office:value-type="string" calcext:value-type="string">
            <text:p>7.498512</text:p>
          </table:table-cell>
          <table:table-cell table:formula="of:=LOG([.B52])/LOG([.A52])" office:value-type="float" office:value="0.512409447685098" calcext:value-type="float">
            <text:p>0.51240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4" office:value-type="string" calcext:value-type="string">
            <text:p>7.602829</text:p>
          </table:table-cell>
          <table:table-cell table:formula="of:=LOG([.B53])/LOG([.A53])" office:value-type="float" office:value="0.513387824024108" calcext:value-type="float">
            <text:p>0.51338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4" office:value-type="string" calcext:value-type="string">
            <text:p>7.707147</text:p>
          </table:table-cell>
          <table:table-cell table:formula="of:=LOG([.B54])/LOG([.A54])" office:value-type="float" office:value="0.514357161802841" calcext:value-type="float">
            <text:p>0.51435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4" office:value-type="string" calcext:value-type="string">
            <text:p>7.810292</text:p>
          </table:table-cell>
          <table:table-cell table:formula="of:=LOG([.B55])/LOG([.A55])" office:value-type="float" office:value="0.515279661969867" calcext:value-type="float">
            <text:p>0.51528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4" office:value-type="string" calcext:value-type="string">
            <text:p>7.914344</text:p>
          </table:table-cell>
          <table:table-cell table:formula="of:=LOG([.B56])/LOG([.A56])" office:value-type="float" office:value="0.516222812945796" calcext:value-type="float">
            <text:p>0.51622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8.018864</text:p>
          </table:table-cell>
          <table:table-cell table:formula="of:=LOG([.B57])/LOG([.A57])" office:value-type="float" office:value="0.517171399148036" calcext:value-type="float">
            <text:p>0.51717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4" office:value-type="string" calcext:value-type="string">
            <text:p>8.122752</text:p>
          </table:table-cell>
          <table:table-cell table:formula="of:=LOG([.B58])/LOG([.A58])" office:value-type="float" office:value="0.518091133217933" calcext:value-type="float">
            <text:p>0.51809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4" office:value-type="string" calcext:value-type="string">
            <text:p>8.217896</text:p>
          </table:table-cell>
          <table:table-cell table:formula="of:=LOG([.B59])/LOG([.A59])" office:value-type="float" office:value="0.518740001956204" calcext:value-type="float">
            <text:p>0.51874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4" office:value-type="string" calcext:value-type="string">
            <text:p>8.313120</text:p>
          </table:table-cell>
          <table:table-cell table:formula="of:=LOG([.B60])/LOG([.A60])" office:value-type="float" office:value="0.519390690778822" calcext:value-type="float">
            <text:p>0.51939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8.408561</text:p>
          </table:table-cell>
          <table:table-cell table:formula="of:=LOG([.B61])/LOG([.A61])" office:value-type="float" office:value="0.520046693960362" calcext:value-type="float">
            <text:p>0.52004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4" office:value-type="string" calcext:value-type="string">
            <text:p>8.504885</text:p>
          </table:table-cell>
          <table:table-cell table:formula="of:=LOG([.B62])/LOG([.A62])" office:value-type="float" office:value="0.520726437985448" calcext:value-type="float">
            <text:p>0.52072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8.601287</text:p>
          </table:table-cell>
          <table:table-cell table:formula="of:=LOG([.B63])/LOG([.A63])" office:value-type="float" office:value="0.521405809082256" calcext:value-type="float">
            <text:p>0.52140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4" office:value-type="string" calcext:value-type="string">
            <text:p>8.697768</text:p>
          </table:table-cell>
          <table:table-cell table:formula="of:=LOG([.B64])/LOG([.A64])" office:value-type="float" office:value="0.522084504576394" calcext:value-type="float">
            <text:p>0.52208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4" office:value-type="string" calcext:value-type="string">
            <text:p>8.793097</text:p>
          </table:table-cell>
          <table:table-cell table:formula="of:=LOG([.B65])/LOG([.A65])" office:value-type="float" office:value="0.522728563959089" calcext:value-type="float">
            <text:p>0.52272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9" office:value-type="float" office:value="8.888415" calcext:value-type="float">
            <text:p>8.888415</text:p>
          </table:table-cell>
          <table:table-cell table:formula="of:=LOG([.B66])/LOG([.A66])" office:value-type="float" office:value="0.523369922856036" calcext:value-type="float">
            <text:p>0.52337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9" office:value-type="float" office:value="8.983744" calcext:value-type="float">
            <text:p>8.983744</text:p>
          </table:table-cell>
          <table:table-cell table:formula="of:=LOG([.B67])/LOG([.A67])" office:value-type="float" office:value="0.524008983343071" calcext:value-type="float">
            <text:p>0.52400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9" office:value-type="float" office:value="9.079073" calcext:value-type="float">
            <text:p>9.079073</text:p>
          </table:table-cell>
          <table:table-cell table:formula="of:=LOG([.B68])/LOG([.A68])" office:value-type="float" office:value="0.524645270076822" calcext:value-type="float">
            <text:p>0.52464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9" office:value-type="float" office:value="9.174402" calcext:value-type="float">
            <text:p>9.174402</text:p>
          </table:table-cell>
          <table:table-cell table:formula="of:=LOG([.B69])/LOG([.A69])" office:value-type="float" office:value="0.525278627169207" calcext:value-type="float">
            <text:p>0.52527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9" office:value-type="float" office:value="9.268441" calcext:value-type="float">
            <text:p>9.268441</text:p>
          </table:table-cell>
          <table:table-cell table:formula="of:=LOG([.B70])/LOG([.A70])" office:value-type="float" office:value="0.525876046363518" calcext:value-type="float">
            <text:p>0.52587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9" office:value-type="float" office:value="9.363665" calcext:value-type="float">
            <text:p>9.363665</text:p>
          </table:table-cell>
          <table:table-cell table:formula="of:=LOG([.B71])/LOG([.A71])" office:value-type="float" office:value="0.526500948274577" calcext:value-type="float">
            <text:p>0.52650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9" office:value-type="float" office:value="9.45889" calcext:value-type="float">
            <text:p>9.45889</text:p>
          </table:table-cell>
          <table:table-cell table:formula="of:=LOG([.B72])/LOG([.A72])" office:value-type="float" office:value="0.527122632907337" calcext:value-type="float">
            <text:p>0.52712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9" office:value-type="float" office:value="9.553539" calcext:value-type="float">
            <text:p>9.553539</text:p>
          </table:table-cell>
          <table:table-cell table:formula="of:=LOG([.B73])/LOG([.A73])" office:value-type="float" office:value="0.527726878590613" calcext:value-type="float">
            <text:p>0.52772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9" office:value-type="float" office:value="9.639252" calcext:value-type="float">
            <text:p>9.639252</text:p>
          </table:table-cell>
          <table:table-cell table:formula="of:=LOG([.B74])/LOG([.A74])" office:value-type="float" office:value="0.52811209226685" calcext:value-type="float">
            <text:p>0.52811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9" office:value-type="float" office:value="9.726864" calcext:value-type="float">
            <text:p>9.726864</text:p>
          </table:table-cell>
          <table:table-cell table:formula="of:=LOG([.B75])/LOG([.A75])" office:value-type="float" office:value="0.528544873933491" calcext:value-type="float">
            <text:p>0.52854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9" office:value-type="float" office:value="9.81265" calcext:value-type="float">
            <text:p>9.81265</text:p>
          </table:table-cell>
          <table:table-cell table:formula="of:=LOG([.B76])/LOG([.A76])" office:value-type="float" office:value="0.52893541558483" calcext:value-type="float">
            <text:p>0.52893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9" office:value-type="float" office:value="9.898435" calcext:value-type="float">
            <text:p>9.898435</text:p>
          </table:table-cell>
          <table:table-cell table:formula="of:=LOG([.B77])/LOG([.A77])" office:value-type="float" office:value="0.529327595054562" calcext:value-type="float">
            <text:p>0.52932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9" office:value-type="float" office:value="9.98422" calcext:value-type="float">
            <text:p>9.98422</text:p>
          </table:table-cell>
          <table:table-cell table:formula="of:=LOG([.B78])/LOG([.A78])" office:value-type="float" office:value="0.529721205987807" calcext:value-type="float">
            <text:p>0.52972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9" office:value-type="float" office:value="10.070006" calcext:value-type="float">
            <text:p>10.070006</text:p>
          </table:table-cell>
          <table:table-cell table:formula="of:=LOG([.B79])/LOG([.A79])" office:value-type="float" office:value="0.530116056508277" calcext:value-type="float">
            <text:p>0.53011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9" office:value-type="float" office:value="10.155782" calcext:value-type="float">
            <text:p>10.155782</text:p>
          </table:table-cell>
          <table:table-cell table:formula="of:=LOG([.B80])/LOG([.A80])" office:value-type="float" office:value="0.530511697755933" calcext:value-type="float">
            <text:p>0.53051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9" office:value-type="float" office:value="10.240602" calcext:value-type="float">
            <text:p>10.240602</text:p>
          </table:table-cell>
          <table:table-cell table:formula="of:=LOG([.B81])/LOG([.A81])" office:value-type="float" office:value="0.530886870594976" calcext:value-type="float">
            <text:p>0.53088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9" office:value-type="float" office:value="10.324461" calcext:value-type="float">
            <text:p>10.324461</text:p>
          </table:table-cell>
          <table:table-cell table:formula="of:=LOG([.B82])/LOG([.A82])" office:value-type="float" office:value="0.531241994599579" calcext:value-type="float">
            <text:p>0.53124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9" office:value-type="float" office:value="10.410247" calcext:value-type="float">
            <text:p>10.410247</text:p>
          </table:table-cell>
          <table:table-cell table:formula="of:=LOG([.B83])/LOG([.A83])" office:value-type="float" office:value="0.531640542107425" calcext:value-type="float">
            <text:p>0.53164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9" office:value-type="float" office:value="10.494555" calcext:value-type="float">
            <text:p>10.494555</text:p>
          </table:table-cell>
          <table:table-cell table:formula="of:=LOG([.B84])/LOG([.A84])" office:value-type="float" office:value="0.532007546749342" calcext:value-type="float">
            <text:p>0.53200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9" office:value-type="float" office:value="10.578603" calcext:value-type="float">
            <text:p>10.578603</text:p>
          </table:table-cell>
          <table:table-cell table:formula="of:=LOG([.B85])/LOG([.A85])" office:value-type="float" office:value="0.532369872918189" calcext:value-type="float">
            <text:p>0.53237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9" office:value-type="float" office:value="10.655564" calcext:value-type="float">
            <text:p>10.655564</text:p>
          </table:table-cell>
          <table:table-cell table:formula="of:=LOG([.B86])/LOG([.A86])" office:value-type="float" office:value="0.532583374305693" calcext:value-type="float">
            <text:p>0.53258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9" office:value-type="float" office:value="10.732525" calcext:value-type="float">
            <text:p>10.732525</text:p>
          </table:table-cell>
          <table:table-cell table:formula="of:=LOG([.B87])/LOG([.A87])" office:value-type="float" office:value="0.532800586178675" calcext:value-type="float">
            <text:p>0.53280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9" office:value-type="float" office:value="10.809476" calcext:value-type="float">
            <text:p>10.809476</text:p>
          </table:table-cell>
          <table:table-cell table:formula="of:=LOG([.B88])/LOG([.A88])" office:value-type="float" office:value="0.533021077370003" calcext:value-type="float">
            <text:p>0.53302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9" office:value-type="float" office:value="10.886436" calcext:value-type="float">
            <text:p>10.886436</text:p>
          </table:table-cell>
          <table:table-cell table:formula="of:=LOG([.B89])/LOG([.A89])" office:value-type="float" office:value="0.533245031495455" calcext:value-type="float">
            <text:p>0.53324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9" office:value-type="float" office:value="10.963398" calcext:value-type="float">
            <text:p>10.963398</text:p>
          </table:table-cell>
          <table:table-cell table:formula="of:=LOG([.B90])/LOG([.A90])" office:value-type="float" office:value="0.533472099925914" calcext:value-type="float">
            <text:p>0.53347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9" office:value-type="float" office:value="11.040555" calcext:value-type="float">
            <text:p>11.040555</text:p>
          </table:table-cell>
          <table:table-cell table:formula="of:=LOG([.B91])/LOG([.A91])" office:value-type="float" office:value="0.533705975868138" calcext:value-type="float">
            <text:p>0.53370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9" office:value-type="float" office:value="11.115797" calcext:value-type="float">
            <text:p>11.115797</text:p>
          </table:table-cell>
          <table:table-cell table:formula="of:=LOG([.B92])/LOG([.A92])" office:value-type="float" office:value="0.533904291691948" calcext:value-type="float">
            <text:p>0.53390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9" office:value-type="float" office:value="11.192769" calcext:value-type="float">
            <text:p>11.192769</text:p>
          </table:table-cell>
          <table:table-cell table:formula="of:=LOG([.B93])/LOG([.A93])" office:value-type="float" office:value="0.534139954498206" calcext:value-type="float">
            <text:p>0.53414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9" office:value-type="float" office:value="11.268976" calcext:value-type="float">
            <text:p>11.268976</text:p>
          </table:table-cell>
          <table:table-cell table:formula="of:=LOG([.B94])/LOG([.A94])" office:value-type="float" office:value="0.534363000059932" calcext:value-type="float">
            <text:p>0.53436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9" office:value-type="float" office:value="11.34581" calcext:value-type="float">
            <text:p>11.34581</text:p>
          </table:table-cell>
          <table:table-cell table:formula="of:=LOG([.B95])/LOG([.A95])" office:value-type="float" office:value="0.534600687204549" calcext:value-type="float">
            <text:p>0.53460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9" office:value-type="float" office:value="11.422643" calcext:value-type="float">
            <text:p>11.422643</text:p>
          </table:table-cell>
          <table:table-cell table:formula="of:=LOG([.B96])/LOG([.A96])" office:value-type="float" office:value="0.534840460448128" calcext:value-type="float">
            <text:p>0.53484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9" office:value-type="float" office:value="11.499257" calcext:value-type="float">
            <text:p>11.499257</text:p>
          </table:table-cell>
          <table:table-cell table:formula="of:=LOG([.B97])/LOG([.A97])" office:value-type="float" office:value="0.535078026946256" calcext:value-type="float">
            <text:p>0.53507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9" office:value-type="float" office:value="11.57617" calcext:value-type="float">
            <text:p>11.57617</text:p>
          </table:table-cell>
          <table:table-cell table:formula="of:=LOG([.B98])/LOG([.A98])" office:value-type="float" office:value="0.535323146376965" calcext:value-type="float">
            <text:p>0.53532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9" office:value-type="float" office:value="11.653103" calcext:value-type="float">
            <text:p>11.653103</text:p>
          </table:table-cell>
          <table:table-cell table:formula="of:=LOG([.B99])/LOG([.A99])" office:value-type="float" office:value="0.535570319288211" calcext:value-type="float">
            <text:p>0.53557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9" office:value-type="float" office:value="11.730349" calcext:value-type="float">
            <text:p>11.730349</text:p>
          </table:table-cell>
          <table:table-cell table:formula="of:=LOG([.B100])/LOG([.A100])" office:value-type="float" office:value="0.535824852298757" calcext:value-type="float">
            <text:p>0.5358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9" office:value-type="float" office:value="11.819149" calcext:value-type="float">
            <text:p>11.819149</text:p>
          </table:table-cell>
          <table:table-cell table:formula="of:=LOG([.B101])/LOG([.A101])" office:value-type="float" office:value="0.536293103843297" calcext:value-type="float">
            <text:p>0.53629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9" office:value-type="float" office:value="11.908289" calcext:value-type="float">
            <text:p>11.908289</text:p>
          </table:table-cell>
          <table:table-cell table:formula="of:=LOG([.B102])/LOG([.A102])" office:value-type="float" office:value="0.536764902068745" calcext:value-type="float">
            <text:p>0.53676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9" office:value-type="float" office:value="11.997428" calcext:value-type="float">
            <text:p>11.997428</text:p>
          </table:table-cell>
          <table:table-cell table:formula="of:=LOG([.B103])/LOG([.A103])" office:value-type="float" office:value="0.537233924131453" calcext:value-type="float">
            <text:p>0.53723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9" office:value-type="float" office:value="12.086568" calcext:value-type="float">
            <text:p>12.086568</text:p>
          </table:table-cell>
          <table:table-cell table:formula="of:=LOG([.B104])/LOG([.A104])" office:value-type="float" office:value="0.537700210667958" calcext:value-type="float">
            <text:p>0.53770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9" office:value-type="float" office:value="12.175708" calcext:value-type="float">
            <text:p>12.175708</text:p>
          </table:table-cell>
          <table:table-cell table:formula="of:=LOG([.B105])/LOG([.A105])" office:value-type="float" office:value="0.538163749242273" calcext:value-type="float">
            <text:p>0.53816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9" office:value-type="float" office:value="12.263846" calcext:value-type="float">
            <text:p>12.263846</text:p>
          </table:table-cell>
          <table:table-cell table:formula="of:=LOG([.B106])/LOG([.A106])" office:value-type="float" office:value="0.538606991855486" calcext:value-type="float">
            <text:p>0.53860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9" office:value-type="float" office:value="12.350984" calcext:value-type="float">
            <text:p>12.350984</text:p>
          </table:table-cell>
          <table:table-cell table:formula="of:=LOG([.B107])/LOG([.A107])" office:value-type="float" office:value="0.539030463416398" calcext:value-type="float">
            <text:p>0.53903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9" office:value-type="float" office:value="12.440124" calcext:value-type="float">
            <text:p>12.440124</text:p>
          </table:table-cell>
          <table:table-cell table:formula="of:=LOG([.B108])/LOG([.A108])" office:value-type="float" office:value="0.539486282167087" calcext:value-type="float">
            <text:p>0.53948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9" office:value-type="float" office:value="12.527729" calcext:value-type="float">
            <text:p>12.527729</text:p>
          </table:table-cell>
          <table:table-cell table:formula="of:=LOG([.B109])/LOG([.A109])" office:value-type="float" office:value="0.539913211493181" calcext:value-type="float">
            <text:p>0.53991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9" office:value-type="float" office:value="12.612111" calcext:value-type="float">
            <text:p>12.612111</text:p>
          </table:table-cell>
          <table:table-cell table:formula="of:=LOG([.B110])/LOG([.A110])" office:value-type="float" office:value="0.540283433762641" calcext:value-type="float">
            <text:p>0.54028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9" office:value-type="float" office:value="12.695752" calcext:value-type="float">
            <text:p>12.695752</text:p>
          </table:table-cell>
          <table:table-cell table:formula="of:=LOG([.B111])/LOG([.A111])" office:value-type="float" office:value="0.540639945614049" calcext:value-type="float">
            <text:p>0.54064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9" office:value-type="float" office:value="12.778653" calcext:value-type="float">
            <text:p>12.778653</text:p>
          </table:table-cell>
          <table:table-cell table:formula="of:=LOG([.B112])/LOG([.A112])" office:value-type="float" office:value="0.54098305678633" calcext:value-type="float">
            <text:p>0.54098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9" office:value-type="float" office:value="12.860812" calcext:value-type="float">
            <text:p>12.860812</text:p>
          </table:table-cell>
          <table:table-cell table:formula="of:=LOG([.B113])/LOG([.A113])" office:value-type="float" office:value="0.541313016705075" calcext:value-type="float">
            <text:p>0.54131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9" office:value-type="float" office:value="12.943252" calcext:value-type="float">
            <text:p>12.943252</text:p>
          </table:table-cell>
          <table:table-cell table:formula="of:=LOG([.B114])/LOG([.A114])" office:value-type="float" office:value="0.541646818380133" calcext:value-type="float">
            <text:p>0.54164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9" office:value-type="float" office:value="13.025692" calcext:value-type="float">
            <text:p>13.025692</text:p>
          </table:table-cell>
          <table:table-cell table:formula="of:=LOG([.B115])/LOG([.A115])" office:value-type="float" office:value="0.541979763474049" calcext:value-type="float">
            <text:p>0.54198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9" office:value-type="float" office:value="13.108131" calcext:value-type="float">
            <text:p>13.108131</text:p>
          </table:table-cell>
          <table:table-cell table:formula="of:=LOG([.B116])/LOG([.A116])" office:value-type="float" office:value="0.542311808698329" calcext:value-type="float">
            <text:p>0.54231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9" office:value-type="float" office:value="13.190573" calcext:value-type="float">
            <text:p>13.190573</text:p>
          </table:table-cell>
          <table:table-cell table:formula="of:=LOG([.B117])/LOG([.A117])" office:value-type="float" office:value="0.542642992787479" calcext:value-type="float">
            <text:p>0.54264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9" office:value-type="float" office:value="13.273012" calcext:value-type="float">
            <text:p>13.273012</text:p>
          </table:table-cell>
          <table:table-cell table:formula="of:=LOG([.B118])/LOG([.A118])" office:value-type="float" office:value="0.54297319588443" calcext:value-type="float">
            <text:p>0.54297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9" office:value-type="float" office:value="13.354526" calcext:value-type="float">
            <text:p>13.354526</text:p>
          </table:table-cell>
          <table:table-cell table:formula="of:=LOG([.B119])/LOG([.A119])" office:value-type="float" office:value="0.543287925660645" calcext:value-type="float">
            <text:p>0.54328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9" office:value-type="float" office:value="13.436038" calcext:value-type="float">
            <text:p>13.436038</text:p>
          </table:table-cell>
          <table:table-cell table:formula="of:=LOG([.B120])/LOG([.A120])" office:value-type="float" office:value="0.543601876727671" calcext:value-type="float">
            <text:p>0.54360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9" office:value-type="float" office:value="13.516877" calcext:value-type="float">
            <text:p>13.516877</text:p>
          </table:table-cell>
          <table:table-cell table:formula="of:=LOG([.B121])/LOG([.A121])" office:value-type="float" office:value="0.543904656699174" calcext:value-type="float">
            <text:p>0.54390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9" office:value-type="float" office:value="13.599066" calcext:value-type="float">
            <text:p>13.599066</text:p>
          </table:table-cell>
          <table:table-cell table:formula="of:=LOG([.B122])/LOG([.A122])" office:value-type="float" office:value="0.54422750307756" calcext:value-type="float">
            <text:p>0.54422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9" office:value-type="float" office:value="13.68106" calcext:value-type="float">
            <text:p>13.68106</text:p>
          </table:table-cell>
          <table:table-cell table:formula="of:=LOG([.B123])/LOG([.A123])" office:value-type="float" office:value="0.544546406065533" calcext:value-type="float">
            <text:p>0.54454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9" office:value-type="float" office:value="13.76285" calcext:value-type="float">
            <text:p>13.76285</text:p>
          </table:table-cell>
          <table:table-cell table:formula="of:=LOG([.B124])/LOG([.A124])" office:value-type="float" office:value="0.544861281181836" calcext:value-type="float">
            <text:p>0.54486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9" office:value-type="float" office:value="13.845019" calcext:value-type="float">
            <text:p>13.845019</text:p>
          </table:table-cell>
          <table:table-cell table:formula="of:=LOG([.B125])/LOG([.A125])" office:value-type="float" office:value="0.545180918000733" calcext:value-type="float">
            <text:p>0.54518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9" office:value-type="float" office:value="13.927183" calcext:value-type="float">
            <text:p>13.927183</text:p>
          </table:table-cell>
          <table:table-cell table:formula="of:=LOG([.B126])/LOG([.A126])" office:value-type="float" office:value="0.54549946114318" calcext:value-type="float">
            <text:p>0.54549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9" office:value-type="float" office:value="14.009902" calcext:value-type="float">
            <text:p>14.009902</text:p>
          </table:table-cell>
          <table:table-cell table:formula="of:=LOG([.B127])/LOG([.A127])" office:value-type="float" office:value="0.545825164063863" calcext:value-type="float">
            <text:p>0.54582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9" office:value-type="float" office:value="14.092637" calcext:value-type="float">
            <text:p>14.092637</text:p>
          </table:table-cell>
          <table:table-cell table:formula="of:=LOG([.B128])/LOG([.A128])" office:value-type="float" office:value="0.546149935002518" calcext:value-type="float">
            <text:p>0.54615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9" office:value-type="float" office:value="14.175721" calcext:value-type="float">
            <text:p>14.175721</text:p>
          </table:table-cell>
          <table:table-cell table:formula="of:=LOG([.B129])/LOG([.A129])" office:value-type="float" office:value="0.546478601387746" calcext:value-type="float">
            <text:p>0.54647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.259038" calcext:value-type="float">
            <text:p>14.259038</text:p>
          </table:table-cell>
          <table:table-cell table:formula="of:=LOG([.B130])/LOG([.A130])" office:value-type="float" office:value="0.546809368381164" calcext:value-type="float">
            <text:p>0.54680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.342375" calcext:value-type="float">
            <text:p>14.342375</text:p>
          </table:table-cell>
          <table:table-cell table:formula="of:=LOG([.B131])/LOG([.A131])" office:value-type="float" office:value="0.547139104860405" calcext:value-type="float">
            <text:p>0.54713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.422117" calcext:value-type="float">
            <text:p>14.422117</text:p>
          </table:table-cell>
          <table:table-cell table:formula="of:=LOG([.B132])/LOG([.A132])" office:value-type="float" office:value="0.54741639243333" calcext:value-type="float">
            <text:p>0.54741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.498022" calcext:value-type="float">
            <text:p>14.498022</text:p>
          </table:table-cell>
          <table:table-cell table:formula="of:=LOG([.B133])/LOG([.A133])" office:value-type="float" office:value="0.547638890277126" calcext:value-type="float">
            <text:p>0.54763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.573928" calcext:value-type="float">
            <text:p>14.573928</text:p>
          </table:table-cell>
          <table:table-cell table:formula="of:=LOG([.B134])/LOG([.A134])" office:value-type="float" office:value="0.547861534766428" calcext:value-type="float">
            <text:p>0.54786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.649833" calcext:value-type="float">
            <text:p>14.649833</text:p>
          </table:table-cell>
          <table:table-cell table:formula="of:=LOG([.B135])/LOG([.A135])" office:value-type="float" office:value="0.548084266885904" calcext:value-type="float">
            <text:p>0.54808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.725739" calcext:value-type="float">
            <text:p>14.725739</text:p>
          </table:table-cell>
          <table:table-cell table:formula="of:=LOG([.B136])/LOG([.A136])" office:value-type="float" office:value="0.548307085029755" calcext:value-type="float">
            <text:p>0.54830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.800792" calcext:value-type="float">
            <text:p>14.800792</text:p>
          </table:table-cell>
          <table:table-cell table:formula="of:=LOG([.B137])/LOG([.A137])" office:value-type="float" office:value="0.548518215817647" calcext:value-type="float">
            <text:p>0.54851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.876697" calcext:value-type="float">
            <text:p>14.876697</text:p>
          </table:table-cell>
          <table:table-cell table:formula="of:=LOG([.B138])/LOG([.A138])" office:value-type="float" office:value="0.548741157671011" calcext:value-type="float">
            <text:p>0.54874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.950898" calcext:value-type="float">
            <text:p>14.950898</text:p>
          </table:table-cell>
          <table:table-cell table:formula="of:=LOG([.B139])/LOG([.A139])" office:value-type="float" office:value="0.548940959356366" calcext:value-type="float">
            <text:p>0.54894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5.026803" calcext:value-type="float">
            <text:p>15.026803</text:p>
          </table:table-cell>
          <table:table-cell table:formula="of:=LOG([.B140])/LOG([.A140])" office:value-type="float" office:value="0.549164006121841" calcext:value-type="float">
            <text:p>0.54916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5.101003" calcext:value-type="float">
            <text:p>15.101003</text:p>
          </table:table-cell>
          <table:table-cell table:formula="of:=LOG([.B141])/LOG([.A141])" office:value-type="float" office:value="0.549364145215209" calcext:value-type="float">
            <text:p>0.54936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5.176909" calcext:value-type="float">
            <text:p>15.176909</text:p>
          </table:table-cell>
          <table:table-cell table:formula="of:=LOG([.B142])/LOG([.A142])" office:value-type="float" office:value="0.549587207359383" calcext:value-type="float">
            <text:p>0.54958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5.251509" calcext:value-type="float">
            <text:p>15.251509</text:p>
          </table:table-cell>
          <table:table-cell table:formula="of:=LOG([.B143])/LOG([.A143])" office:value-type="float" office:value="0.549792883671892" calcext:value-type="float">
            <text:p>0.54979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5.325584" calcext:value-type="float">
            <text:p>15.325584</text:p>
          </table:table-cell>
          <table:table-cell table:formula="of:=LOG([.B144])/LOG([.A144])" office:value-type="float" office:value="0.549991747096153" calcext:value-type="float">
            <text:p>0.54999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5.395966" calcext:value-type="float">
            <text:p>15.395966</text:p>
          </table:table-cell>
          <table:table-cell table:formula="of:=LOG([.B145])/LOG([.A145])" office:value-type="float" office:value="0.550142502795128" calcext:value-type="float">
            <text:p>0.55014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5.465885" calcext:value-type="float">
            <text:p>15.465885</text:p>
          </table:table-cell>
          <table:table-cell table:formula="of:=LOG([.B146])/LOG([.A146])" office:value-type="float" office:value="0.550287954356557" calcext:value-type="float">
            <text:p>0.55028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5.535347" calcext:value-type="float">
            <text:p>15.535347</text:p>
          </table:table-cell>
          <table:table-cell table:formula="of:=LOG([.B147])/LOG([.A147])" office:value-type="float" office:value="0.550428251560993" calcext:value-type="float">
            <text:p>0.55042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5.605042" calcext:value-type="float">
            <text:p>15.605042</text:p>
          </table:table-cell>
          <table:table-cell table:formula="of:=LOG([.B148])/LOG([.A148])" office:value-type="float" office:value="0.550572324019251" calcext:value-type="float">
            <text:p>0.55057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5.674737" calcext:value-type="float">
            <text:p>15.674737</text:p>
          </table:table-cell>
          <table:table-cell table:formula="of:=LOG([.B149])/LOG([.A149])" office:value-type="float" office:value="0.55071711132172" calcext:value-type="float">
            <text:p>0.55071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5.744431" calcext:value-type="float">
            <text:p>15.744431</text:p>
          </table:table-cell>
          <table:table-cell table:formula="of:=LOG([.B150])/LOG([.A150])" office:value-type="float" office:value="0.550862568642712" calcext:value-type="float">
            <text:p>0.55086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.814421" calcext:value-type="float">
            <text:p>15.814421</text:p>
          </table:table-cell>
          <table:table-cell table:formula="of:=LOG([.B151])/LOG([.A151])" office:value-type="float" office:value="0.551012413241877" calcext:value-type="float">
            <text:p>0.55101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.884425" calcext:value-type="float">
            <text:p>15.884425</text:p>
          </table:table-cell>
          <table:table-cell table:formula="of:=LOG([.B152])/LOG([.A152])" office:value-type="float" office:value="0.551163012496242" calcext:value-type="float">
            <text:p>0.55116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.954724" calcext:value-type="float">
            <text:p>15.954724</text:p>
          </table:table-cell>
          <table:table-cell table:formula="of:=LOG([.B153])/LOG([.A153])" office:value-type="float" office:value="0.551317840747844" calcext:value-type="float">
            <text:p>0.55131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025038" calcext:value-type="float">
            <text:p>16.025038</text:p>
          </table:table-cell>
          <table:table-cell table:formula="of:=LOG([.B154])/LOG([.A154])" office:value-type="float" office:value="0.55147333441914" calcext:value-type="float">
            <text:p>0.55147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095648" calcext:value-type="float">
            <text:p>16.095648</text:p>
          </table:table-cell>
          <table:table-cell table:formula="of:=LOG([.B155])/LOG([.A155])" office:value-type="float" office:value="0.551632930506332" calcext:value-type="float">
            <text:p>0.55163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16506" calcext:value-type="float">
            <text:p>16.16506</text:p>
          </table:table-cell>
          <table:table-cell table:formula="of:=LOG([.B156])/LOG([.A156])" office:value-type="float" office:value="0.551778217853913" calcext:value-type="float">
            <text:p>0.55177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235298" calcext:value-type="float">
            <text:p>16.235298</text:p>
          </table:table-cell>
          <table:table-cell table:formula="of:=LOG([.B157])/LOG([.A157])" office:value-type="float" office:value="0.551934106000265" calcext:value-type="float">
            <text:p>0.55193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6.30512" calcext:value-type="float">
            <text:p>16.30512</text:p>
          </table:table-cell>
          <table:table-cell table:formula="of:=LOG([.B158])/LOG([.A158])" office:value-type="float" office:value="0.55208533690492" calcext:value-type="float">
            <text:p>0.55208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6.375238" calcext:value-type="float">
            <text:p>16.375238</text:p>
          </table:table-cell>
          <table:table-cell table:formula="of:=LOG([.B159])/LOG([.A159])" office:value-type="float" office:value="0.552240559935766" calcext:value-type="float">
            <text:p>0.55224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6.445364" calcext:value-type="float">
            <text:p>16.445364</text:p>
          </table:table-cell>
          <table:table-cell table:formula="of:=LOG([.B160])/LOG([.A160])" office:value-type="float" office:value="0.552396238334306" calcext:value-type="float">
            <text:p>0.55239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6.515526" calcext:value-type="float">
            <text:p>16.515526</text:p>
          </table:table-cell>
          <table:table-cell table:formula="of:=LOG([.B161])/LOG([.A161])" office:value-type="float" office:value="0.552552682974434" calcext:value-type="float">
            <text:p>0.55255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6.585802" calcext:value-type="float">
            <text:p>16.585802</text:p>
          </table:table-cell>
          <table:table-cell table:formula="of:=LOG([.B162])/LOG([.A162])" office:value-type="float" office:value="0.552710791436393" calcext:value-type="float">
            <text:p>0.55271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6.655737" calcext:value-type="float">
            <text:p>16.655737</text:p>
          </table:table-cell>
          <table:table-cell table:formula="of:=LOG([.B163])/LOG([.A163])" office:value-type="float" office:value="0.55286515208833" calcext:value-type="float">
            <text:p>0.55286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6.724655" calcext:value-type="float">
            <text:p>16.724655</text:p>
          </table:table-cell>
          <table:table-cell table:formula="of:=LOG([.B164])/LOG([.A164])" office:value-type="float" office:value="0.553007875720466" calcext:value-type="float">
            <text:p>0.55300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6.793573" calcext:value-type="float">
            <text:p>16.793573</text:p>
          </table:table-cell>
          <table:table-cell table:formula="of:=LOG([.B165])/LOG([.A165])" office:value-type="float" office:value="0.55315100770088" calcext:value-type="float">
            <text:p>0.55315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6.862494" calcext:value-type="float">
            <text:p>16.862494</text:p>
          </table:table-cell>
          <table:table-cell table:formula="of:=LOG([.B166])/LOG([.A166])" office:value-type="float" office:value="0.553294562222678" calcext:value-type="float">
            <text:p>0.55329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.931412" calcext:value-type="float">
            <text:p>16.931412</text:p>
          </table:table-cell>
          <table:table-cell table:formula="of:=LOG([.B167])/LOG([.A167])" office:value-type="float" office:value="0.553438449394528" calcext:value-type="float">
            <text:p>0.55343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7.00061" calcext:value-type="float">
            <text:p>17.00061</text:p>
          </table:table-cell>
          <table:table-cell table:formula="of:=LOG([.B168])/LOG([.A168])" office:value-type="float" office:value="0.553585902916033" calcext:value-type="float">
            <text:p>0.55358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.069033" calcext:value-type="float">
            <text:p>17.069033</text:p>
          </table:table-cell>
          <table:table-cell table:formula="of:=LOG([.B169])/LOG([.A169])" office:value-type="float" office:value="0.553724791492423" calcext:value-type="float">
            <text:p>0.55372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7.138233" calcext:value-type="float">
            <text:p>17.138233</text:p>
          </table:table-cell>
          <table:table-cell table:formula="of:=LOG([.B170])/LOG([.A170])" office:value-type="float" office:value="0.553872887861851" calcext:value-type="float">
            <text:p>0.55387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7.2059" calcext:value-type="float">
            <text:p>17.2059</text:p>
          </table:table-cell>
          <table:table-cell table:formula="of:=LOG([.B171])/LOG([.A171])" office:value-type="float" office:value="0.554003896985171" calcext:value-type="float">
            <text:p>0.55400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7.274469" calcext:value-type="float">
            <text:p>17.274469</text:p>
          </table:table-cell>
          <table:table-cell table:formula="of:=LOG([.B172])/LOG([.A172])" office:value-type="float" office:value="0.554145482256829" calcext:value-type="float">
            <text:p>0.55414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7.343039" calcext:value-type="float">
            <text:p>17.343039</text:p>
          </table:table-cell>
          <table:table-cell table:formula="of:=LOG([.B173])/LOG([.A173])" office:value-type="float" office:value="0.554287377745391" calcext:value-type="float">
            <text:p>0.55428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7.411926" calcext:value-type="float">
            <text:p>17.411926</text:p>
          </table:table-cell>
          <table:table-cell table:formula="of:=LOG([.B174])/LOG([.A174])" office:value-type="float" office:value="0.554433088317584" calcext:value-type="float">
            <text:p>0.55443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7.479933" calcext:value-type="float">
            <text:p>17.479933</text:p>
          </table:table-cell>
          <table:table-cell table:formula="of:=LOG([.B175])/LOG([.A175])" office:value-type="float" office:value="0.554569271181043" calcext:value-type="float">
            <text:p>0.55456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.548357" calcext:value-type="float">
            <text:p>17.548357</text:p>
          </table:table-cell>
          <table:table-cell table:formula="of:=LOG([.B176])/LOG([.A176])" office:value-type="float" office:value="0.554710367817891" calcext:value-type="float">
            <text:p>0.55471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7.611727" calcext:value-type="float">
            <text:p>17.611727</text:p>
          </table:table-cell>
          <table:table-cell table:formula="of:=LOG([.B177])/LOG([.A177])" office:value-type="float" office:value="0.554796222119877" calcext:value-type="float">
            <text:p>0.55479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7.674395" calcext:value-type="float">
            <text:p>17.674395</text:p>
          </table:table-cell>
          <table:table-cell table:formula="of:=LOG([.B178])/LOG([.A178])" office:value-type="float" office:value="0.554875173719415" calcext:value-type="float">
            <text:p>0.55487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7.737764" calcext:value-type="float">
            <text:p>17.737764</text:p>
          </table:table-cell>
          <table:table-cell table:formula="of:=LOG([.B179])/LOG([.A179])" office:value-type="float" office:value="0.554962571899445" calcext:value-type="float">
            <text:p>0.55496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7.800423" calcext:value-type="float">
            <text:p>17.800423</text:p>
          </table:table-cell>
          <table:table-cell table:formula="of:=LOG([.B180])/LOG([.A180])" office:value-type="float" office:value="0.555043007948002" calcext:value-type="float">
            <text:p>0.55504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7.863091" calcext:value-type="float">
            <text:p>17.863091</text:p>
          </table:table-cell>
          <table:table-cell table:formula="of:=LOG([.B181])/LOG([.A181])" office:value-type="float" office:value="0.555124317716727" calcext:value-type="float">
            <text:p>0.55512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7.925755" calcext:value-type="float">
            <text:p>17.925755</text:p>
          </table:table-cell>
          <table:table-cell table:formula="of:=LOG([.B182])/LOG([.A182])" office:value-type="float" office:value="0.555206339098376" calcext:value-type="float">
            <text:p>0.55520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7.988422" calcext:value-type="float">
            <text:p>17.988422</text:p>
          </table:table-cell>
          <table:table-cell table:formula="of:=LOG([.B183])/LOG([.A183])" office:value-type="float" office:value="0.555289126721127" calcext:value-type="float">
            <text:p>0.55528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8.051794" calcext:value-type="float">
            <text:p>18.051794</text:p>
          </table:table-cell>
          <table:table-cell table:formula="of:=LOG([.B184])/LOG([.A184])" office:value-type="float" office:value="0.555380124936818" calcext:value-type="float">
            <text:p>0.55538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8.114452" calcext:value-type="float">
            <text:p>18.114452</text:p>
          </table:table-cell>
          <table:table-cell table:formula="of:=LOG([.B185])/LOG([.A185])" office:value-type="float" office:value="0.555464191191595" calcext:value-type="float">
            <text:p>0.55546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8.177118" calcext:value-type="float">
            <text:p>18.177118</text:p>
          </table:table-cell>
          <table:table-cell table:formula="of:=LOG([.B186])/LOG([.A186])" office:value-type="float" office:value="0.555549017635533" calcext:value-type="float">
            <text:p>0.55554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8.239782" calcext:value-type="float">
            <text:p>18.239782</text:p>
          </table:table-cell>
          <table:table-cell table:formula="of:=LOG([.B187])/LOG([.A187])" office:value-type="float" office:value="0.555634479456539" calcext:value-type="float">
            <text:p>0.55563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8.302481" calcext:value-type="float">
            <text:p>18.302481</text:p>
          </table:table-cell>
          <table:table-cell table:formula="of:=LOG([.B188])/LOG([.A188])" office:value-type="float" office:value="0.555720945090325" calcext:value-type="float">
            <text:p>0.55572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8.365173" calcext:value-type="float">
            <text:p>18.365173</text:p>
          </table:table-cell>
          <table:table-cell table:formula="of:=LOG([.B189])/LOG([.A189])" office:value-type="float" office:value="0.555807955092263" calcext:value-type="float">
            <text:p>0.55580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8.427872" calcext:value-type="float">
            <text:p>18.427872</text:p>
          </table:table-cell>
          <table:table-cell table:formula="of:=LOG([.B190])/LOG([.A190])" office:value-type="float" office:value="0.555895637985989" calcext:value-type="float">
            <text:p>0.55589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8.490658" calcext:value-type="float">
            <text:p>18.490658</text:p>
          </table:table-cell>
          <table:table-cell table:formula="of:=LOG([.B191])/LOG([.A191])" office:value-type="float" office:value="0.555984800421988" calcext:value-type="float">
            <text:p>0.55598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8.553785" calcext:value-type="float">
            <text:p>18.553785</text:p>
          </table:table-cell>
          <table:table-cell table:formula="of:=LOG([.B192])/LOG([.A192])" office:value-type="float" office:value="0.556078020571063" calcext:value-type="float">
            <text:p>0.55607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8.617096" calcext:value-type="float">
            <text:p>18.617096</text:p>
          </table:table-cell>
          <table:table-cell table:formula="of:=LOG([.B193])/LOG([.A193])" office:value-type="float" office:value="0.556173632393705" calcext:value-type="float">
            <text:p>0.55617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8.680439" calcext:value-type="float">
            <text:p>18.680439</text:p>
          </table:table-cell>
          <table:table-cell table:formula="of:=LOG([.B194])/LOG([.A194])" office:value-type="float" office:value="0.556270049824915" calcext:value-type="float">
            <text:p>0.55627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8.74378" calcext:value-type="float">
            <text:p>18.74378</text:p>
          </table:table-cell>
          <table:table-cell table:formula="of:=LOG([.B195])/LOG([.A195])" office:value-type="float" office:value="0.556366909576879" calcext:value-type="float">
            <text:p>0.55636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8.806068" calcext:value-type="float">
            <text:p>18.806068</text:p>
          </table:table-cell>
          <table:table-cell table:formula="of:=LOG([.B196])/LOG([.A196])" office:value-type="float" office:value="0.556453599346561" calcext:value-type="float">
            <text:p>0.55645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8.869835" calcext:value-type="float">
            <text:p>18.869835</text:p>
          </table:table-cell>
          <table:table-cell table:formula="of:=LOG([.B197])/LOG([.A197])" office:value-type="float" office:value="0.556555665225419" calcext:value-type="float">
            <text:p>0.55655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8.932482" calcext:value-type="float">
            <text:p>18.932482</text:p>
          </table:table-cell>
          <table:table-cell table:formula="of:=LOG([.B198])/LOG([.A198])" office:value-type="float" office:value="0.556646917714417" calcext:value-type="float">
            <text:p>0.55664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8.995508" calcext:value-type="float">
            <text:p>18.995508</text:p>
          </table:table-cell>
          <table:table-cell table:formula="of:=LOG([.B199])/LOG([.A199])" office:value-type="float" office:value="0.55674240976732" calcext:value-type="float">
            <text:p>0.55674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9.05842" calcext:value-type="float">
            <text:p>19.05842</text:p>
          </table:table-cell>
          <table:table-cell table:formula="of:=LOG([.B200])/LOG([.A200])" office:value-type="float" office:value="0.556837192693862" calcext:value-type="float">
            <text:p>0.55683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.121273" calcext:value-type="float">
            <text:p>19.121273</text:p>
          </table:table-cell>
          <table:table-cell table:formula="of:=LOG([.B201])/LOG([.A201])" office:value-type="float" office:value="0.556931810754733" calcext:value-type="float">
            <text:p>0.55693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9.184128" calcext:value-type="float">
            <text:p>19.184128</text:p>
          </table:table-cell>
          <table:table-cell table:formula="of:=LOG([.B202])/LOG([.A202])" office:value-type="float" office:value="0.557026858101376" calcext:value-type="float">
            <text:p>0.55702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9.246981" calcext:value-type="float">
            <text:p>19.246981</text:p>
          </table:table-cell>
          <table:table-cell table:formula="of:=LOG([.B203])/LOG([.A203])" office:value-type="float" office:value="0.557122282795481" calcext:value-type="float">
            <text:p>0.55712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9.309835" calcext:value-type="float">
            <text:p>19.309835</text:p>
          </table:table-cell>
          <table:table-cell table:formula="of:=LOG([.B204])/LOG([.A204])" office:value-type="float" office:value="0.557218102081261" calcext:value-type="float">
            <text:p>0.55721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9.371279" calcext:value-type="float">
            <text:p>19.371279</text:p>
          </table:table-cell>
          <table:table-cell table:formula="of:=LOG([.B205])/LOG([.A205])" office:value-type="float" office:value="0.557300607848799" calcext:value-type="float">
            <text:p>0.55730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9.435654" calcext:value-type="float">
            <text:p>19.435654</text:p>
          </table:table-cell>
          <table:table-cell table:formula="of:=LOG([.B206])/LOG([.A206])" office:value-type="float" office:value="0.557411920322679" calcext:value-type="float">
            <text:p>0.55741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9.505098" calcext:value-type="float">
            <text:p>19.505098</text:p>
          </table:table-cell>
          <table:table-cell table:formula="of:=LOG([.B207])/LOG([.A207])" office:value-type="float" office:value="0.557572243270366" calcext:value-type="float">
            <text:p>0.55757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9.576139" calcext:value-type="float">
            <text:p>19.576139</text:p>
          </table:table-cell>
          <table:table-cell table:formula="of:=LOG([.B208])/LOG([.A208])" office:value-type="float" office:value="0.557747659674583" calcext:value-type="float">
            <text:p>0.55774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9.647181" calcext:value-type="float">
            <text:p>19.647181</text:p>
          </table:table-cell>
          <table:table-cell table:formula="of:=LOG([.B209])/LOG([.A209])" office:value-type="float" office:value="0.557922739472177" calcext:value-type="float">
            <text:p>0.55792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9.716999" calcext:value-type="float">
            <text:p>19.716999</text:p>
          </table:table-cell>
          <table:table-cell table:formula="of:=LOG([.B210])/LOG([.A210])" office:value-type="float" office:value="0.558085850949881" calcext:value-type="float">
            <text:p>0.55808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9.781452" calcext:value-type="float">
            <text:p>19.781452</text:p>
          </table:table-cell>
          <table:table-cell table:formula="of:=LOG([.B211])/LOG([.A211])" office:value-type="float" office:value="0.558198000290109" calcext:value-type="float">
            <text:p>0.55819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9.845995" calcext:value-type="float">
            <text:p>19.845995</text:p>
          </table:table-cell>
          <table:table-cell table:formula="of:=LOG([.B212])/LOG([.A212])" office:value-type="float" office:value="0.558311178852447" calcext:value-type="float">
            <text:p>0.55831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9.910658" calcext:value-type="float">
            <text:p>19.910658</text:p>
          </table:table-cell>
          <table:table-cell table:formula="of:=LOG([.B213])/LOG([.A213])" office:value-type="float" office:value="0.558425648886314" calcext:value-type="float">
            <text:p>0.55842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9.975412" calcext:value-type="float">
            <text:p>19.975412</text:p>
          </table:table-cell>
          <table:table-cell table:formula="of:=LOG([.B214])/LOG([.A214])" office:value-type="float" office:value="0.558541117451974" calcext:value-type="float">
            <text:p>0.55854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.040285" calcext:value-type="float">
            <text:p>20.040285</text:p>
          </table:table-cell>
          <table:table-cell table:formula="of:=LOG([.B215])/LOG([.A215])" office:value-type="float" office:value="0.558657826512894" calcext:value-type="float">
            <text:p>0.55865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0.105249" calcext:value-type="float">
            <text:p>20.105249</text:p>
          </table:table-cell>
          <table:table-cell table:formula="of:=LOG([.B216])/LOG([.A216])" office:value-type="float" office:value="0.558775495487567" calcext:value-type="float">
            <text:p>0.55877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0.170332" calcext:value-type="float">
            <text:p>20.170332</text:p>
          </table:table-cell>
          <table:table-cell table:formula="of:=LOG([.B217])/LOG([.A217])" office:value-type="float" office:value="0.558894364917966" calcext:value-type="float">
            <text:p>0.55889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0.235508" calcext:value-type="float">
            <text:p>20.235508</text:p>
          </table:table-cell>
          <table:table-cell table:formula="of:=LOG([.B218])/LOG([.A218])" office:value-type="float" office:value="0.559014175437678" calcext:value-type="float">
            <text:p>0.55901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0.3008" calcext:value-type="float">
            <text:p>20.3008</text:p>
          </table:table-cell>
          <table:table-cell table:formula="of:=LOG([.B219])/LOG([.A219])" office:value-type="float" office:value="0.559135120198021" calcext:value-type="float">
            <text:p>0.55913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0.366186" calcext:value-type="float">
            <text:p>20.366186</text:p>
          </table:table-cell>
          <table:table-cell table:formula="of:=LOG([.B220])/LOG([.A220])" office:value-type="float" office:value="0.559256979249541" calcext:value-type="float">
            <text:p>0.55925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0.431686" calcext:value-type="float">
            <text:p>20.431686</text:p>
          </table:table-cell>
          <table:table-cell table:formula="of:=LOG([.B221])/LOG([.A221])" office:value-type="float" office:value="0.559379917354952" calcext:value-type="float">
            <text:p>0.55938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0.497282" calcext:value-type="float">
            <text:p>20.497282</text:p>
          </table:table-cell>
          <table:table-cell table:formula="of:=LOG([.B222])/LOG([.A222])" office:value-type="float" office:value="0.559503753219425" calcext:value-type="float">
            <text:p>0.55950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0.56288" calcext:value-type="float">
            <text:p>20.56288</text:p>
          </table:table-cell>
          <table:table-cell table:formula="of:=LOG([.B223])/LOG([.A223])" office:value-type="float" office:value="0.55962762439652" calcext:value-type="float">
            <text:p>0.55962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0.628473" calcext:value-type="float">
            <text:p>20.628473</text:p>
          </table:table-cell>
          <table:table-cell table:formula="of:=LOG([.B224])/LOG([.A224])" office:value-type="float" office:value="0.559751462289237" calcext:value-type="float">
            <text:p>0.55975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0.693331" calcext:value-type="float">
            <text:p>20.693331</text:p>
          </table:table-cell>
          <table:table-cell table:formula="of:=LOG([.B225])/LOG([.A225])" office:value-type="float" office:value="0.559868743339291" calcext:value-type="float">
            <text:p>0.55986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0.759665" calcext:value-type="float">
            <text:p>20.759665</text:p>
          </table:table-cell>
          <table:table-cell table:formula="of:=LOG([.B226])/LOG([.A226])" office:value-type="float" office:value="0.559999205356583" calcext:value-type="float">
            <text:p>0.55999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0.82526" calcext:value-type="float">
            <text:p>20.82526</text:p>
          </table:table-cell>
          <table:table-cell table:formula="of:=LOG([.B227])/LOG([.A227])" office:value-type="float" office:value="0.560123064121268" calcext:value-type="float">
            <text:p>0.560123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0.890854" calcext:value-type="float">
            <text:p>20.890854</text:p>
          </table:table-cell>
          <table:table-cell table:formula="of:=LOG([.B228])/LOG([.A228])" office:value-type="float" office:value="0.56024690471676" calcext:value-type="float">
            <text:p>0.56024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0.956493" calcext:value-type="float">
            <text:p>20.956493</text:p>
          </table:table-cell>
          <table:table-cell table:formula="of:=LOG([.B229])/LOG([.A229])" office:value-type="float" office:value="0.560371126591386" calcext:value-type="float">
            <text:p>0.56037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1.022045" calcext:value-type="float">
            <text:p>21.022045</text:p>
          </table:table-cell>
          <table:table-cell table:formula="of:=LOG([.B230])/LOG([.A230])" office:value-type="float" office:value="0.560494564687213" calcext:value-type="float">
            <text:p>0.56049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1.088095" calcext:value-type="float">
            <text:p>21.088095</text:p>
          </table:table-cell>
          <table:table-cell table:formula="of:=LOG([.B231])/LOG([.A231])" office:value-type="float" office:value="0.560622324547404" calcext:value-type="float">
            <text:p>0.56062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1.153898" calcext:value-type="float">
            <text:p>21.153898</text:p>
          </table:table-cell>
          <table:table-cell table:formula="of:=LOG([.B232])/LOG([.A232])" office:value-type="float" office:value="0.560747879607081" calcext:value-type="float">
            <text:p>0.56074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1.21896" calcext:value-type="float">
            <text:p>21.21896</text:p>
          </table:table-cell>
          <table:table-cell table:formula="of:=LOG([.B233])/LOG([.A233])" office:value-type="float" office:value="0.560866976533262" calcext:value-type="float">
            <text:p>0.56086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1.283628" calcext:value-type="float">
            <text:p>21.283628</text:p>
          </table:table-cell>
          <table:table-cell table:formula="of:=LOG([.B234])/LOG([.A234])" office:value-type="float" office:value="0.560982676000644" calcext:value-type="float">
            <text:p>0.56098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1.348692" calcext:value-type="float">
            <text:p>21.348692</text:p>
          </table:table-cell>
          <table:table-cell table:formula="of:=LOG([.B235])/LOG([.A235])" office:value-type="float" office:value="0.561101795555837" calcext:value-type="float">
            <text:p>0.56110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1.413754" calcext:value-type="float">
            <text:p>21.413754</text:p>
          </table:table-cell>
          <table:table-cell table:formula="of:=LOG([.B236])/LOG([.A236])" office:value-type="float" office:value="0.561220887175479" calcext:value-type="float">
            <text:p>0.56122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1.478422" calcext:value-type="float">
            <text:p>21.478422</text:p>
          </table:table-cell>
          <table:table-cell table:formula="of:=LOG([.B237])/LOG([.A237])" office:value-type="float" office:value="0.561336606378305" calcext:value-type="float">
            <text:p>0.56133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1.543091" calcext:value-type="float">
            <text:p>21.543091</text:p>
          </table:table-cell>
          <table:table-cell table:formula="of:=LOG([.B238])/LOG([.A238])" office:value-type="float" office:value="0.561452340072464" calcext:value-type="float">
            <text:p>0.56145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1.608156" calcext:value-type="float">
            <text:p>21.608156</text:p>
          </table:table-cell>
          <table:table-cell table:formula="of:=LOG([.B239])/LOG([.A239])" office:value-type="float" office:value="0.561571424234901" calcext:value-type="float">
            <text:p>0.56157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1.672823" calcext:value-type="float">
            <text:p>21.672823</text:p>
          </table:table-cell>
          <table:table-cell table:formula="of:=LOG([.B240])/LOG([.A240])" office:value-type="float" office:value="0.56168712713234" calcext:value-type="float">
            <text:p>0.56168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1.737494" calcext:value-type="float">
            <text:p>21.737494</text:p>
          </table:table-cell>
          <table:table-cell table:formula="of:=LOG([.B241])/LOG([.A241])" office:value-type="float" office:value="0.561802856697248" calcext:value-type="float">
            <text:p>0.56180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1.802481" calcext:value-type="float">
            <text:p>21.802481</text:p>
          </table:table-cell>
          <table:table-cell table:formula="of:=LOG([.B242])/LOG([.A242])" office:value-type="float" office:value="0.561921217509407" calcext:value-type="float">
            <text:p>0.56192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1.867346" calcext:value-type="float">
            <text:p>21.867346</text:p>
          </table:table-cell>
          <table:table-cell table:formula="of:=LOG([.B243])/LOG([.A243])" office:value-type="float" office:value="0.562038526903205" calcext:value-type="float">
            <text:p>0.56203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1.931871" calcext:value-type="float">
            <text:p>21.931871</text:p>
          </table:table-cell>
          <table:table-cell table:formula="of:=LOG([.B244])/LOG([.A244])" office:value-type="float" office:value="0.562152982914766" calcext:value-type="float">
            <text:p>0.56215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1.996006" calcext:value-type="float">
            <text:p>21.996006</text:p>
          </table:table-cell>
          <table:table-cell table:formula="of:=LOG([.B245])/LOG([.A245])" office:value-type="float" office:value="0.562264199447442" calcext:value-type="float">
            <text:p>0.56226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2.060867" calcext:value-type="float">
            <text:p>22.060867</text:p>
          </table:table-cell>
          <table:table-cell table:formula="of:=LOG([.B246])/LOG([.A246])" office:value-type="float" office:value="0.56238140377174" calcext:value-type="float">
            <text:p>0.56238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2.125002" calcext:value-type="float">
            <text:p>22.125002</text:p>
          </table:table-cell>
          <table:table-cell table:formula="of:=LOG([.B247])/LOG([.A247])" office:value-type="float" office:value="0.562492605772746" calcext:value-type="float">
            <text:p>0.56249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2.187679" calcext:value-type="float">
            <text:p>22.187679</text:p>
          </table:table-cell>
          <table:table-cell table:formula="of:=LOG([.B248])/LOG([.A248])" office:value-type="float" office:value="0.562591878703144" calcext:value-type="float">
            <text:p>0.56259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2.251032" calcext:value-type="float">
            <text:p>22.251032</text:p>
          </table:table-cell>
          <table:table-cell table:formula="of:=LOG([.B249])/LOG([.A249])" office:value-type="float" office:value="0.562696741427385" calcext:value-type="float">
            <text:p>0.562697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2.316288" calcext:value-type="float">
            <text:p>22.316288</text:p>
          </table:table-cell>
          <table:table-cell table:formula="of:=LOG([.B250])/LOG([.A250])" office:value-type="float" office:value="0.562817095806718" calcext:value-type="float">
            <text:p>0.56281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2.381149" calcext:value-type="float">
            <text:p>22.381149</text:p>
          </table:table-cell>
          <table:table-cell table:formula="of:=LOG([.B251])/LOG([.A251])" office:value-type="float" office:value="0.562934174177201" calcext:value-type="float">
            <text:p>0.56293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2.439888" calcext:value-type="float">
            <text:p>22.439888</text:p>
          </table:table-cell>
          <table:table-cell table:formula="of:=LOG([.B252])/LOG([.A252])" office:value-type="float" office:value="0.563001825157795" calcext:value-type="float">
            <text:p>0.56300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2.498627" calcext:value-type="float">
            <text:p>22.498627</text:p>
          </table:table-cell>
          <table:table-cell table:formula="of:=LOG([.B253])/LOG([.A253])" office:value-type="float" office:value="0.563069755638636" calcext:value-type="float">
            <text:p>0.56307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2.557365" calcext:value-type="float">
            <text:p>22.557365</text:p>
          </table:table-cell>
          <table:table-cell table:formula="of:=LOG([.B254])/LOG([.A254])" office:value-type="float" office:value="0.563137951252269" calcext:value-type="float">
            <text:p>0.56313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2.616104" calcext:value-type="float">
            <text:p>22.616104</text:p>
          </table:table-cell>
          <table:table-cell table:formula="of:=LOG([.B255])/LOG([.A255])" office:value-type="float" office:value="0.563206421810295" calcext:value-type="float">
            <text:p>0.56320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2.674841" calcext:value-type="float">
            <text:p>22.674841</text:p>
          </table:table-cell>
          <table:table-cell table:formula="of:=LOG([.B256])/LOG([.A256])" office:value-type="float" office:value="0.563275137233973" calcext:value-type="float">
            <text:p>0.56327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2.733582" calcext:value-type="float">
            <text:p>22.733582</text:p>
          </table:table-cell>
          <table:table-cell table:formula="of:=LOG([.B257])/LOG([.A257])" office:value-type="float" office:value="0.563344139266059" calcext:value-type="float">
            <text:p>0.563344</text:p>
          </table:table-cell>
        </table:table-row>
      </table:table>
      <table:table table:name="Killgem_comb" table:style-name="ta1">
        <table:shapes>
          <draw:frame draw:z-index="0" draw:style-name="gr1" draw:text-style-name="P1" svg:width="11.2638in" svg:height="5.2181in" svg:x="2.9146in" svg:y="0.1047in">
            <draw:object draw:notify-on-update-of-ranges="Killgem_comb.A2:Killgem_comb.A557 Killgem_comb.C1:Killgem_comb.C1 Killgem_comb.C2:Killgem_comb.C557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11.098in" svg:height="4.8524in" svg:x="2.9748in" svg:y="5.6681in">
            <draw:object draw:notify-on-update-of-ranges="Killgem_comb.A2:Killgem_comb.A550 Killgem_comb.C1:Killgem_comb.C1 Killgem_comb.C2:Killgem_comb.C550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6" table:default-cell-style-name="Default"/>
        <table:table-column table:style-name="co3" table:default-cell-style-name="Default"/>
        <table:table-column table:style-name="co5" table:default-cell-style-name="ce7"/>
        <table:table-row table:style-name="ro1">
          <table:table-cell office:value-type="string" calcext:value-type="string">
            <text:p># Gems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Growth (GC)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90533" calcext:value-type="float">
            <text:p>2.59053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513161" calcext:value-type="float">
            <text:p>4.51316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737698" calcext:value-type="float">
            <text:p>6.73769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.54563" calcext:value-type="float">
            <text:p>9.54563</text:p>
          </table:table-cell>
          <table:table-cell table:formula="of:=LOG([.B6])/LOG([.A6])" office:value-type="float" office:value="1.40178346782606" calcext:value-type="float">
            <text:p>1.4017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.509872" calcext:value-type="float">
            <text:p>12.509872</text:p>
          </table:table-cell>
          <table:table-cell table:formula="of:=LOG([.B7])/LOG([.A7])" office:value-type="float" office:value="1.4100765956607" calcext:value-type="float">
            <text:p>1.4100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.471592" calcext:value-type="float">
            <text:p>15.471592</text:p>
          </table:table-cell>
          <table:table-cell table:formula="of:=LOG([.B8])/LOG([.A8])" office:value-type="float" office:value="1.40757042121178" calcext:value-type="float">
            <text:p>1.4075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.376972" calcext:value-type="float">
            <text:p>18.376972</text:p>
          </table:table-cell>
          <table:table-cell table:formula="of:=LOG([.B9])/LOG([.A9])" office:value-type="float" office:value="1.39994238872268" calcext:value-type="float">
            <text:p>1.3999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.711592" calcext:value-type="float">
            <text:p>21.711592</text:p>
          </table:table-cell>
          <table:table-cell table:formula="of:=LOG([.B10])/LOG([.A10])" office:value-type="float" office:value="1.40078822311173" calcext:value-type="float">
            <text:p>1.4007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.921648" calcext:value-type="float">
            <text:p>25.921648</text:p>
          </table:table-cell>
          <table:table-cell table:formula="of:=LOG([.B11])/LOG([.A11])" office:value-type="float" office:value="1.41366260887118" calcext:value-type="float">
            <text:p>1.4136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.910547" calcext:value-type="float">
            <text:p>29.910547</text:p>
          </table:table-cell>
          <table:table-cell table:formula="of:=LOG([.B12])/LOG([.A12])" office:value-type="float" office:value="1.41716412689984" calcext:value-type="float">
            <text:p>1.4171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.626892" calcext:value-type="float">
            <text:p>33.626892</text:p>
          </table:table-cell>
          <table:table-cell table:formula="of:=LOG([.B13])/LOG([.A13])" office:value-type="float" office:value="1.4146712933047" calcext:value-type="float">
            <text:p>1.4146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.624321" calcext:value-type="float">
            <text:p>37.624321</text:p>
          </table:table-cell>
          <table:table-cell table:formula="of:=LOG([.B14])/LOG([.A14])" office:value-type="float" office:value="1.4143166865426" calcext:value-type="float">
            <text:p>1.4143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1.925976" calcext:value-type="float">
            <text:p>41.925976</text:p>
          </table:table-cell>
          <table:table-cell table:formula="of:=LOG([.B15])/LOG([.A15])" office:value-type="float" office:value="1.41562123155886" calcext:value-type="float">
            <text:p>1.4156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6.255714" calcext:value-type="float">
            <text:p>46.255714</text:p>
          </table:table-cell>
          <table:table-cell table:formula="of:=LOG([.B16])/LOG([.A16])" office:value-type="float" office:value="1.41584709201943" calcext:value-type="float">
            <text:p>1.4158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.43124" calcext:value-type="float">
            <text:p>50.43124</text:p>
          </table:table-cell>
          <table:table-cell table:formula="of:=LOG([.B17])/LOG([.A17])" office:value-type="float" office:value="1.41406144837728" calcext:value-type="float">
            <text:p>1.41406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4.829659" calcext:value-type="float">
            <text:p>54.829659</text:p>
          </table:table-cell>
          <table:table-cell table:formula="of:=LOG([.B18])/LOG([.A18])" office:value-type="float" office:value="1.41331794817853" calcext:value-type="float">
            <text:p>1.4133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9.467823" calcext:value-type="float">
            <text:p>59.467823</text:p>
          </table:table-cell>
          <table:table-cell table:formula="of:=LOG([.B19])/LOG([.A19])" office:value-type="float" office:value="1.41346363670869" calcext:value-type="float">
            <text:p>1.41346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4.056572" calcext:value-type="float">
            <text:p>64.056572</text:p>
          </table:table-cell>
          <table:table-cell table:formula="of:=LOG([.B20])/LOG([.A20])" office:value-type="float" office:value="1.41275355334231" calcext:value-type="float">
            <text:p>1.41275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8.976768" calcext:value-type="float">
            <text:p>68.976768</text:p>
          </table:table-cell>
          <table:table-cell table:formula="of:=LOG([.B21])/LOG([.A21])" office:value-type="float" office:value="1.41326706315703" calcext:value-type="float">
            <text:p>1.4132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4.341698" calcext:value-type="float">
            <text:p>74.341698</text:p>
          </table:table-cell>
          <table:table-cell table:formula="of:=LOG([.B22])/LOG([.A22])" office:value-type="float" office:value="1.41522097266293" calcext:value-type="float">
            <text:p>1.4152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9.972885" calcext:value-type="float">
            <text:p>79.972885</text:p>
          </table:table-cell>
          <table:table-cell table:formula="of:=LOG([.B23])/LOG([.A23])" office:value-type="float" office:value="1.41754366232047" calcext:value-type="float">
            <text:p>1.41754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5.877632" calcext:value-type="float">
            <text:p>85.877632</text:p>
          </table:table-cell>
          <table:table-cell table:formula="of:=LOG([.B24])/LOG([.A24])" office:value-type="float" office:value="1.42016635739598" calcext:value-type="float">
            <text:p>1.42016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1.683556" calcext:value-type="float">
            <text:p>91.683556</text:p>
          </table:table-cell>
          <table:table-cell table:formula="of:=LOG([.B25])/LOG([.A25])" office:value-type="float" office:value="1.42173269569983" calcext:value-type="float">
            <text:p>1.4217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7.254509" calcext:value-type="float">
            <text:p>97.254509</text:p>
          </table:table-cell>
          <table:table-cell table:formula="of:=LOG([.B26])/LOG([.A26])" office:value-type="float" office:value="1.4220279363059" calcext:value-type="float">
            <text:p>1.42202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2.952339" calcext:value-type="float">
            <text:p>102.952339</text:p>
          </table:table-cell>
          <table:table-cell table:formula="of:=LOG([.B27])/LOG([.A27])" office:value-type="float" office:value="1.42238454229376" calcext:value-type="float">
            <text:p>1.42238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8.865463" calcext:value-type="float">
            <text:p>108.865463</text:p>
          </table:table-cell>
          <table:table-cell table:formula="of:=LOG([.B28])/LOG([.A28])" office:value-type="float" office:value="1.42304156005" calcext:value-type="float">
            <text:p>1.42304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4.998337" calcext:value-type="float">
            <text:p>114.998337</text:p>
          </table:table-cell>
          <table:table-cell table:formula="of:=LOG([.B29])/LOG([.A29])" office:value-type="float" office:value="1.42395751908386" calcext:value-type="float">
            <text:p>1.42395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0.961189" calcext:value-type="float">
            <text:p>120.961189</text:p>
          </table:table-cell>
          <table:table-cell table:formula="of:=LOG([.B30])/LOG([.A30])" office:value-type="float" office:value="1.42413081125039" calcext:value-type="float">
            <text:p>1.4241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7.123756" calcext:value-type="float">
            <text:p>127.123756</text:p>
          </table:table-cell>
          <table:table-cell table:formula="of:=LOG([.B31])/LOG([.A31])" office:value-type="float" office:value="1.42454568935043" calcext:value-type="float">
            <text:p>1.42454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3.012619" calcext:value-type="float">
            <text:p>133.012619</text:p>
          </table:table-cell>
          <table:table-cell table:formula="of:=LOG([.B32])/LOG([.A32])" office:value-type="float" office:value="1.42412994347585" calcext:value-type="float">
            <text:p>1.42413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8.956955" calcext:value-type="float">
            <text:p>138.956955</text:p>
          </table:table-cell>
          <table:table-cell table:formula="of:=LOG([.B33])/LOG([.A33])" office:value-type="float" office:value="1.42369884702586" calcext:value-type="float">
            <text:p>1.42369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5.073776" calcext:value-type="float">
            <text:p>145.073776</text:p>
          </table:table-cell>
          <table:table-cell table:formula="of:=LOG([.B34])/LOG([.A34])" office:value-type="float" office:value="1.42348967520557" calcext:value-type="float">
            <text:p>1.42349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1.365768" calcext:value-type="float">
            <text:p>151.365768</text:p>
          </table:table-cell>
          <table:table-cell table:formula="of:=LOG([.B35])/LOG([.A35])" office:value-type="float" office:value="1.42347873320363" calcext:value-type="float">
            <text:p>1.42347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7.430023" calcext:value-type="float">
            <text:p>157.430023</text:p>
          </table:table-cell>
          <table:table-cell table:formula="of:=LOG([.B36])/LOG([.A36])" office:value-type="float" office:value="1.42292146187338" calcext:value-type="float">
            <text:p>1.42292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63.652039" calcext:value-type="float">
            <text:p>163.652039</text:p>
          </table:table-cell>
          <table:table-cell table:formula="of:=LOG([.B37])/LOG([.A37])" office:value-type="float" office:value="1.4225521192817" calcext:value-type="float">
            <text:p>1.42255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0.033997" calcext:value-type="float">
            <text:p>170.033997</text:p>
          </table:table-cell>
          <table:table-cell table:formula="of:=LOG([.B38])/LOG([.A38])" office:value-type="float" office:value="1.4223525772837" calcext:value-type="float">
            <text:p>1.42235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6.117035" calcext:value-type="float">
            <text:p>176.117035</text:p>
          </table:table-cell>
          <table:table-cell table:formula="of:=LOG([.B39])/LOG([.A39])" office:value-type="float" office:value="1.42158797580822" calcext:value-type="float">
            <text:p>1.42158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82.342636" calcext:value-type="float">
            <text:p>182.342636</text:p>
          </table:table-cell>
          <table:table-cell table:formula="of:=LOG([.B40])/LOG([.A40])" office:value-type="float" office:value="1.42099083771712" calcext:value-type="float">
            <text:p>1.42099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8.699127" calcext:value-type="float">
            <text:p>188.699127</text:p>
          </table:table-cell>
          <table:table-cell table:formula="of:=LOG([.B41])/LOG([.A41])" office:value-type="float" office:value="1.42052726069125" calcext:value-type="float">
            <text:p>1.42052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95.187912" calcext:value-type="float">
            <text:p>195.187912</text:p>
          </table:table-cell>
          <table:table-cell table:formula="of:=LOG([.B42])/LOG([.A42])" office:value-type="float" office:value="1.4201859156358" calcext:value-type="float">
            <text:p>1.42018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1.67952" calcext:value-type="float">
            <text:p>201.67952</text:p>
          </table:table-cell>
          <table:table-cell table:formula="of:=LOG([.B43])/LOG([.A43])" office:value-type="float" office:value="1.41978303189519" calcext:value-type="float">
            <text:p>1.41978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9.176758" calcext:value-type="float">
            <text:p>209.176758</text:p>
          </table:table-cell>
          <table:table-cell table:formula="of:=LOG([.B44])/LOG([.A44])" office:value-type="float" office:value="1.42060498304731" calcext:value-type="float">
            <text:p>1.42060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17.144119" calcext:value-type="float">
            <text:p>217.144119</text:p>
          </table:table-cell>
          <table:table-cell table:formula="of:=LOG([.B45])/LOG([.A45])" office:value-type="float" office:value="1.42185297156505" calcext:value-type="float">
            <text:p>1.42185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25.313553" calcext:value-type="float">
            <text:p>225.313553</text:p>
          </table:table-cell>
          <table:table-cell table:formula="of:=LOG([.B46])/LOG([.A46])" office:value-type="float" office:value="1.42316084379318" calcext:value-type="float">
            <text:p>1.42316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33.688004" calcext:value-type="float">
            <text:p>233.688004</text:p>
          </table:table-cell>
          <table:table-cell table:formula="of:=LOG([.B47])/LOG([.A47])" office:value-type="float" office:value="1.42452278619324" calcext:value-type="float">
            <text:p>1.42452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41.722214" calcext:value-type="float">
            <text:p>241.722214</text:p>
          </table:table-cell>
          <table:table-cell table:formula="of:=LOG([.B48])/LOG([.A48])" office:value-type="float" office:value="1.42534514478664" calcext:value-type="float">
            <text:p>1.42534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49.940353" calcext:value-type="float">
            <text:p>249.940353</text:p>
          </table:table-cell>
          <table:table-cell table:formula="of:=LOG([.B49])/LOG([.A49])" office:value-type="float" office:value="1.42622981494333" calcext:value-type="float">
            <text:p>1.42623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7.821594" calcext:value-type="float">
            <text:p>257.821594</text:p>
          </table:table-cell>
          <table:table-cell table:formula="of:=LOG([.B50])/LOG([.A50])" office:value-type="float" office:value="1.42665062215214" calcext:value-type="float">
            <text:p>1.42665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5.607941" calcext:value-type="float">
            <text:p>265.607941</text:p>
          </table:table-cell>
          <table:table-cell table:formula="of:=LOG([.B51])/LOG([.A51])" office:value-type="float" office:value="1.42688867313749" calcext:value-type="float">
            <text:p>1.42688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73.550507" calcext:value-type="float">
            <text:p>273.550507</text:p>
          </table:table-cell>
          <table:table-cell table:formula="of:=LOG([.B52])/LOG([.A52])" office:value-type="float" office:value="1.42719611653502" calcext:value-type="float">
            <text:p>1.42719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81.651093" calcext:value-type="float">
            <text:p>281.651093</text:p>
          </table:table-cell>
          <table:table-cell table:formula="of:=LOG([.B53])/LOG([.A53])" office:value-type="float" office:value="1.42756798815268" calcext:value-type="float">
            <text:p>1.42756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89.911469" calcext:value-type="float">
            <text:p>289.911469</text:p>
          </table:table-cell>
          <table:table-cell table:formula="of:=LOG([.B54])/LOG([.A54])" office:value-type="float" office:value="1.42799968377905" calcext:value-type="float">
            <text:p>1.4280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97.791168" calcext:value-type="float">
            <text:p>297.791168</text:p>
          </table:table-cell>
          <table:table-cell table:formula="of:=LOG([.B55])/LOG([.A55])" office:value-type="float" office:value="1.42803089604437" calcext:value-type="float">
            <text:p>1.42803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05.183807" calcext:value-type="float">
            <text:p>305.183807</text:p>
          </table:table-cell>
          <table:table-cell table:formula="of:=LOG([.B56])/LOG([.A56])" office:value-type="float" office:value="1.42761132567495" calcext:value-type="float">
            <text:p>1.42761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13.979462" calcext:value-type="float">
            <text:p>313.979462</text:p>
          </table:table-cell>
          <table:table-cell table:formula="of:=LOG([.B57])/LOG([.A57])" office:value-type="float" office:value="1.42827956855511" calcext:value-type="float">
            <text:p>1.42828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21.794342" calcext:value-type="float">
            <text:p>321.794342</text:p>
          </table:table-cell>
          <table:table-cell table:formula="of:=LOG([.B58])/LOG([.A58])" office:value-type="float" office:value="1.42810770122807" calcext:value-type="float">
            <text:p>1.42810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29.573761" calcext:value-type="float">
            <text:p>329.573761</text:p>
          </table:table-cell>
          <table:table-cell table:formula="of:=LOG([.B59])/LOG([.A59])" office:value-type="float" office:value="1.42787379879263" calcext:value-type="float">
            <text:p>1.42787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37.468536" calcext:value-type="float">
            <text:p>337.468536</text:p>
          </table:table-cell>
          <table:table-cell table:formula="of:=LOG([.B60])/LOG([.A60])" office:value-type="float" office:value="1.42769315043343" calcext:value-type="float">
            <text:p>1.42769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45.479492" calcext:value-type="float">
            <text:p>345.479492</text:p>
          </table:table-cell>
          <table:table-cell table:formula="of:=LOG([.B61])/LOG([.A61])" office:value-type="float" office:value="1.42756262819777" calcext:value-type="float">
            <text:p>1.42756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53.607605" calcext:value-type="float">
            <text:p>353.607605</text:p>
          </table:table-cell>
          <table:table-cell table:formula="of:=LOG([.B62])/LOG([.A62])" office:value-type="float" office:value="1.42747941965016" calcext:value-type="float">
            <text:p>1.42747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61.853699" calcext:value-type="float">
            <text:p>361.853699</text:p>
          </table:table-cell>
          <table:table-cell table:formula="of:=LOG([.B63])/LOG([.A63])" office:value-type="float" office:value="1.42744079404708" calcext:value-type="float">
            <text:p>1.42744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70.218689" calcext:value-type="float">
            <text:p>370.218689</text:p>
          </table:table-cell>
          <table:table-cell table:formula="of:=LOG([.B64])/LOG([.A64])" office:value-type="float" office:value="1.42744425970875" calcext:value-type="float">
            <text:p>1.42744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78.631744" calcext:value-type="float">
            <text:p>378.631744</text:p>
          </table:table-cell>
          <table:table-cell table:formula="of:=LOG([.B65])/LOG([.A65])" office:value-type="float" office:value="1.42744192659826" calcext:value-type="float">
            <text:p>1.42744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87.172516" calcext:value-type="float">
            <text:p>387.172516</text:p>
          </table:table-cell>
          <table:table-cell table:formula="of:=LOG([.B66])/LOG([.A66])" office:value-type="float" office:value="1.4274838404313" calcext:value-type="float">
            <text:p>1.42748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95.842102" calcext:value-type="float">
            <text:p>395.842102</text:p>
          </table:table-cell>
          <table:table-cell table:formula="of:=LOG([.B67])/LOG([.A67])" office:value-type="float" office:value="1.42756760823769" calcext:value-type="float">
            <text:p>1.42756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04.641571" calcext:value-type="float">
            <text:p>404.641571</text:p>
          </table:table-cell>
          <table:table-cell table:formula="of:=LOG([.B68])/LOG([.A68])" office:value-type="float" office:value="1.42769096549252" calcext:value-type="float">
            <text:p>1.42769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13.129456" calcext:value-type="float">
            <text:p>413.129456</text:p>
          </table:table-cell>
          <table:table-cell table:formula="of:=LOG([.B69])/LOG([.A69])" office:value-type="float" office:value="1.427598055868" calcext:value-type="float">
            <text:p>1.42759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21.726624" calcext:value-type="float">
            <text:p>421.726624</text:p>
          </table:table-cell>
          <table:table-cell table:formula="of:=LOG([.B70])/LOG([.A70])" office:value-type="float" office:value="1.42754021117014" calcext:value-type="float">
            <text:p>1.42754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30.433685" calcext:value-type="float">
            <text:p>430.433685</text:p>
          </table:table-cell>
          <table:table-cell table:formula="of:=LOG([.B71])/LOG([.A71])" office:value-type="float" office:value="1.42751560838863" calcext:value-type="float">
            <text:p>1.42751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39.12326" calcext:value-type="float">
            <text:p>439.12326</text:p>
          </table:table-cell>
          <table:table-cell table:formula="of:=LOG([.B72])/LOG([.A72])" office:value-type="float" office:value="1.42745416584655" calcext:value-type="float">
            <text:p>1.42745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47.930573" calcext:value-type="float">
            <text:p>447.930573</text:p>
          </table:table-cell>
          <table:table-cell table:formula="of:=LOG([.B73])/LOG([.A73])" office:value-type="float" office:value="1.42742923565614" calcext:value-type="float">
            <text:p>1.42742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56.856567" calcext:value-type="float">
            <text:p>456.856567</text:p>
          </table:table-cell>
          <table:table-cell table:formula="of:=LOG([.B74])/LOG([.A74])" office:value-type="float" office:value="1.42743908149455" calcext:value-type="float">
            <text:p>1.42743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65.901978" calcext:value-type="float">
            <text:p>465.901978</text:p>
          </table:table-cell>
          <table:table-cell table:formula="of:=LOG([.B75])/LOG([.A75])" office:value-type="float" office:value="1.42748195747804" calcext:value-type="float">
            <text:p>1.42748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74.683655" calcext:value-type="float">
            <text:p>474.683655</text:p>
          </table:table-cell>
          <table:table-cell table:formula="of:=LOG([.B76])/LOG([.A76])" office:value-type="float" office:value="1.42736897719999" calcext:value-type="float">
            <text:p>1.42736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83.172943" calcext:value-type="float">
            <text:p>483.172943</text:p>
          </table:table-cell>
          <table:table-cell table:formula="of:=LOG([.B77])/LOG([.A77])" office:value-type="float" office:value="1.42709655940099" calcext:value-type="float">
            <text:p>1.42709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92.08316" calcext:value-type="float">
            <text:p>492.08316</text:p>
          </table:table-cell>
          <table:table-cell table:formula="of:=LOG([.B78])/LOG([.A78])" office:value-type="float" office:value="1.42700860757117" calcext:value-type="float">
            <text:p>1.42700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00.775177" calcext:value-type="float">
            <text:p>500.775177</text:p>
          </table:table-cell>
          <table:table-cell table:formula="of:=LOG([.B79])/LOG([.A79])" office:value-type="float" office:value="1.42680117013636" calcext:value-type="float">
            <text:p>1.42680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09.56308" calcext:value-type="float">
            <text:p>509.56308</text:p>
          </table:table-cell>
          <table:table-cell table:formula="of:=LOG([.B80])/LOG([.A80])" office:value-type="float" office:value="1.42662273658542" calcext:value-type="float">
            <text:p>1.42662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18.447449" calcext:value-type="float">
            <text:p>518.447449</text:p>
          </table:table-cell>
          <table:table-cell table:formula="of:=LOG([.B81])/LOG([.A81])" office:value-type="float" office:value="1.42647208510668" calcext:value-type="float">
            <text:p>1.42647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27.428894" calcext:value-type="float">
            <text:p>527.428894</text:p>
          </table:table-cell>
          <table:table-cell table:formula="of:=LOG([.B82])/LOG([.A82])" office:value-type="float" office:value="1.4263480671964" calcext:value-type="float">
            <text:p>1.42634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36.507935" calcext:value-type="float">
            <text:p>536.507935</text:p>
          </table:table-cell>
          <table:table-cell table:formula="of:=LOG([.B83])/LOG([.A83])" office:value-type="float" office:value="1.42624955201555" calcext:value-type="float">
            <text:p>1.42625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45.664917" calcext:value-type="float">
            <text:p>545.664917</text:p>
          </table:table-cell>
          <table:table-cell table:formula="of:=LOG([.B84])/LOG([.A84])" office:value-type="float" office:value="1.42616709711216" calcext:value-type="float">
            <text:p>1.42616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54.926636" calcext:value-type="float">
            <text:p>554.926636</text:p>
          </table:table-cell>
          <table:table-cell table:formula="of:=LOG([.B85])/LOG([.A85])" office:value-type="float" office:value="1.42611085145093" calcext:value-type="float">
            <text:p>1.42611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64.293884" calcext:value-type="float">
            <text:p>564.293884</text:p>
          </table:table-cell>
          <table:table-cell table:formula="of:=LOG([.B86])/LOG([.A86])" office:value-type="float" office:value="1.42607979355886" calcext:value-type="float">
            <text:p>1.42608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73.767273" calcext:value-type="float">
            <text:p>573.767273</text:p>
          </table:table-cell>
          <table:table-cell table:formula="of:=LOG([.B87])/LOG([.A87])" office:value-type="float" office:value="1.42607287754841" calcext:value-type="float">
            <text:p>1.42607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82.808472" calcext:value-type="float">
            <text:p>582.808472</text:p>
          </table:table-cell>
          <table:table-cell table:formula="of:=LOG([.B88])/LOG([.A88])" office:value-type="float" office:value="1.42588213678993" calcext:value-type="float">
            <text:p>1.42588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91.938171" calcext:value-type="float">
            <text:p>591.938171</text:p>
          </table:table-cell>
          <table:table-cell table:formula="of:=LOG([.B89])/LOG([.A89])" office:value-type="float" office:value="1.42571409144595" calcext:value-type="float">
            <text:p>1.42571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01.156982" calcext:value-type="float">
            <text:p>601.156982</text:p>
          </table:table-cell>
          <table:table-cell table:formula="of:=LOG([.B90])/LOG([.A90])" office:value-type="float" office:value="1.42556793972176" calcext:value-type="float">
            <text:p>1.42556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10.465149" calcext:value-type="float">
            <text:p>610.465149</text:p>
          </table:table-cell>
          <table:table-cell table:formula="of:=LOG([.B91])/LOG([.A91])" office:value-type="float" office:value="1.4254427799955" calcext:value-type="float">
            <text:p>1.42544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21.583069" calcext:value-type="float">
            <text:p>621.583069</text:p>
          </table:table-cell>
          <table:table-cell table:formula="of:=LOG([.B92])/LOG([.A92])" office:value-type="float" office:value="1.42595209441045" calcext:value-type="float">
            <text:p>1.42595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32.149475" calcext:value-type="float">
            <text:p>632.149475</text:p>
          </table:table-cell>
          <table:table-cell table:formula="of:=LOG([.B93])/LOG([.A93])" office:value-type="float" office:value="1.42623339578323" calcext:value-type="float">
            <text:p>1.42623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42.337708" calcext:value-type="float">
            <text:p>642.337708</text:p>
          </table:table-cell>
          <table:table-cell table:formula="of:=LOG([.B94])/LOG([.A94])" office:value-type="float" office:value="1.42635902423662" calcext:value-type="float">
            <text:p>1.42635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52.653198" calcext:value-type="float">
            <text:p>652.653198</text:p>
          </table:table-cell>
          <table:table-cell table:formula="of:=LOG([.B95])/LOG([.A95])" office:value-type="float" office:value="1.42650789975983" calcext:value-type="float">
            <text:p>1.42650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63.059875" calcext:value-type="float">
            <text:p>663.059875</text:p>
          </table:table-cell>
          <table:table-cell table:formula="of:=LOG([.B96])/LOG([.A96])" office:value-type="float" office:value="1.4266668708792" calcext:value-type="float">
            <text:p>1.42666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73.603699" calcext:value-type="float">
            <text:p>673.603699</text:p>
          </table:table-cell>
          <table:table-cell table:formula="of:=LOG([.B97])/LOG([.A97])" office:value-type="float" office:value="1.42685038062537" calcext:value-type="float">
            <text:p>1.42685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84.24823" calcext:value-type="float">
            <text:p>684.24823</text:p>
          </table:table-cell>
          <table:table-cell table:formula="of:=LOG([.B98])/LOG([.A98])" office:value-type="float" office:value="1.42704550993937" calcext:value-type="float">
            <text:p>1.42704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94.988037" calcext:value-type="float">
            <text:p>694.988037</text:p>
          </table:table-cell>
          <table:table-cell table:formula="of:=LOG([.B99])/LOG([.A99])" office:value-type="float" office:value="1.42724995605954" calcext:value-type="float">
            <text:p>1.42725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05.835022" calcext:value-type="float">
            <text:p>705.835022</text:p>
          </table:table-cell>
          <table:table-cell table:formula="of:=LOG([.B100])/LOG([.A100])" office:value-type="float" office:value="1.42746690929226" calcext:value-type="float">
            <text:p>1.4274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16.789978" calcext:value-type="float">
            <text:p>716.789978</text:p>
          </table:table-cell>
          <table:table-cell table:formula="of:=LOG([.B101])/LOG([.A101])" office:value-type="float" office:value="1.42769596224324" calcext:value-type="float">
            <text:p>1.42769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27.816833" calcext:value-type="float">
            <text:p>727.816833</text:p>
          </table:table-cell>
          <table:table-cell table:formula="of:=LOG([.B102])/LOG([.A102])" office:value-type="float" office:value="1.42792574743591" calcext:value-type="float">
            <text:p>1.42792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39.026184" calcext:value-type="float">
            <text:p>739.026184</text:p>
          </table:table-cell>
          <table:table-cell table:formula="of:=LOG([.B103])/LOG([.A103])" office:value-type="float" office:value="1.42818857940364" calcext:value-type="float">
            <text:p>1.42818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50.308167" calcext:value-type="float">
            <text:p>750.308167</text:p>
          </table:table-cell>
          <table:table-cell table:formula="of:=LOG([.B104])/LOG([.A104])" office:value-type="float" office:value="1.42845116257826" calcext:value-type="float">
            <text:p>1.42845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61.700684" calcext:value-type="float">
            <text:p>761.700684</text:p>
          </table:table-cell>
          <table:table-cell table:formula="of:=LOG([.B105])/LOG([.A105])" office:value-type="float" office:value="1.42872420075503" calcext:value-type="float">
            <text:p>1.42872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73.14624" calcext:value-type="float">
            <text:p>773.14624</text:p>
          </table:table-cell>
          <table:table-cell table:formula="of:=LOG([.B106])/LOG([.A106])" office:value-type="float" office:value="1.42899116350715" calcext:value-type="float">
            <text:p>1.42899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784.818726" calcext:value-type="float">
            <text:p>784.818726</text:p>
          </table:table-cell>
          <table:table-cell table:formula="of:=LOG([.B107])/LOG([.A107])" office:value-type="float" office:value="1.42929984380806" calcext:value-type="float">
            <text:p>1.42930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96.545471" calcext:value-type="float">
            <text:p>796.545471</text:p>
          </table:table-cell>
          <table:table-cell table:formula="of:=LOG([.B108])/LOG([.A108])" office:value-type="float" office:value="1.42960173652543" calcext:value-type="float">
            <text:p>1.42960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07.692871" calcext:value-type="float">
            <text:p>807.692871</text:p>
          </table:table-cell>
          <table:table-cell table:formula="of:=LOG([.B109])/LOG([.A109])" office:value-type="float" office:value="1.42972965758245" calcext:value-type="float">
            <text:p>1.42973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18.939392" calcext:value-type="float">
            <text:p>818.939392</text:p>
          </table:table-cell>
          <table:table-cell table:formula="of:=LOG([.B110])/LOG([.A110])" office:value-type="float" office:value="1.42986839754151" calcext:value-type="float">
            <text:p>1.42986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30.285339" calcext:value-type="float">
            <text:p>830.285339</text:p>
          </table:table-cell>
          <table:table-cell table:formula="of:=LOG([.B111])/LOG([.A111])" office:value-type="float" office:value="1.43001755151587" calcext:value-type="float">
            <text:p>1.43001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41.731323" calcext:value-type="float">
            <text:p>841.731323</text:p>
          </table:table-cell>
          <table:table-cell table:formula="of:=LOG([.B112])/LOG([.A112])" office:value-type="float" office:value="1.43017680778859" calcext:value-type="float">
            <text:p>1.43017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53.25769" calcext:value-type="float">
            <text:p>853.25769</text:p>
          </table:table-cell>
          <table:table-cell table:formula="of:=LOG([.B113])/LOG([.A113])" office:value-type="float" office:value="1.43034083178506" calcext:value-type="float">
            <text:p>1.43034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64.891907" calcext:value-type="float">
            <text:p>864.891907</text:p>
          </table:table-cell>
          <table:table-cell table:formula="of:=LOG([.B114])/LOG([.A114])" office:value-type="float" office:value="1.43051613183697" calcext:value-type="float">
            <text:p>1.43051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76.634521" calcext:value-type="float">
            <text:p>876.634521</text:p>
          </table:table-cell>
          <table:table-cell table:formula="of:=LOG([.B115])/LOG([.A115])" office:value-type="float" office:value="1.43070233259917" calcext:value-type="float">
            <text:p>1.43070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88.486145" calcext:value-type="float">
            <text:p>888.486145</text:p>
          </table:table-cell>
          <table:table-cell table:formula="of:=LOG([.B116])/LOG([.A116])" office:value-type="float" office:value="1.4308990877216" calcext:value-type="float">
            <text:p>1.43089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99.783752" calcext:value-type="float">
            <text:p>899.783752</text:p>
          </table:table-cell>
          <table:table-cell table:formula="of:=LOG([.B117])/LOG([.A117])" office:value-type="float" office:value="1.43095096241664" calcext:value-type="float">
            <text:p>1.43095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10.891724" calcext:value-type="float">
            <text:p>910.891724</text:p>
          </table:table-cell>
          <table:table-cell table:formula="of:=LOG([.B118])/LOG([.A118])" office:value-type="float" office:value="1.430948161384" calcext:value-type="float">
            <text:p>1.43094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22.379578" calcext:value-type="float">
            <text:p>922.379578</text:p>
          </table:table-cell>
          <table:table-cell table:formula="of:=LOG([.B119])/LOG([.A119])" office:value-type="float" office:value="1.43102245611237" calcext:value-type="float">
            <text:p>1.43102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933.555969" calcext:value-type="float">
            <text:p>933.555969</text:p>
          </table:table-cell>
          <table:table-cell table:formula="of:=LOG([.B120])/LOG([.A120])" office:value-type="float" office:value="1.4310157348144" calcext:value-type="float">
            <text:p>1.43101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44.824097" calcext:value-type="float">
            <text:p>944.824097</text:p>
          </table:table-cell>
          <table:table-cell table:formula="of:=LOG([.B121])/LOG([.A121])" office:value-type="float" office:value="1.4310204878694" calcext:value-type="float">
            <text:p>1.43102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55.944214" calcext:value-type="float">
            <text:p>955.944214</text:p>
          </table:table-cell>
          <table:table-cell table:formula="of:=LOG([.B122])/LOG([.A122])" office:value-type="float" office:value="1.43098400410612" calcext:value-type="float">
            <text:p>1.43098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67.304565" calcext:value-type="float">
            <text:p>967.304565</text:p>
          </table:table-cell>
          <table:table-cell table:formula="of:=LOG([.B123])/LOG([.A123])" office:value-type="float" office:value="1.43099152574193" calcext:value-type="float">
            <text:p>1.43099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79.100647" calcext:value-type="float">
            <text:p>979.100647</text:p>
          </table:table-cell>
          <table:table-cell table:formula="of:=LOG([.B124])/LOG([.A124])" office:value-type="float" office:value="1.43108283777249" calcext:value-type="float">
            <text:p>1.43108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90.473206" calcext:value-type="float">
            <text:p>990.473206</text:p>
          </table:table-cell>
          <table:table-cell table:formula="of:=LOG([.B125])/LOG([.A125])" office:value-type="float" office:value="1.43107466252804" calcext:value-type="float">
            <text:p>1.43107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02.197815" calcext:value-type="float">
            <text:p>1002.197815</text:p>
          </table:table-cell>
          <table:table-cell table:formula="of:=LOG([.B126])/LOG([.A126])" office:value-type="float" office:value="1.43113125166975" calcext:value-type="float">
            <text:p>1.43113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014.016785" calcext:value-type="float">
            <text:p>1014.016785</text:p>
          </table:table-cell>
          <table:table-cell table:formula="of:=LOG([.B127])/LOG([.A127])" office:value-type="float" office:value="1.43119753365072" calcext:value-type="float">
            <text:p>1.43119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25.930298" calcext:value-type="float">
            <text:p>1025.930298</text:p>
          </table:table-cell>
          <table:table-cell table:formula="of:=LOG([.B128])/LOG([.A128])" office:value-type="float" office:value="1.43127318660584" calcext:value-type="float">
            <text:p>1.43127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37.629761" calcext:value-type="float">
            <text:p>1037.629761</text:p>
          </table:table-cell>
          <table:table-cell table:formula="of:=LOG([.B129])/LOG([.A129])" office:value-type="float" office:value="1.43129657841775" calcext:value-type="float">
            <text:p>1.43129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49.617676" calcext:value-type="float">
            <text:p>1049.617676</text:p>
          </table:table-cell>
          <table:table-cell table:formula="of:=LOG([.B130])/LOG([.A130])" office:value-type="float" office:value="1.43136826691213" calcext:value-type="float">
            <text:p>1.43136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61.920898" calcext:value-type="float">
            <text:p>1061.920898</text:p>
          </table:table-cell>
          <table:table-cell table:formula="of:=LOG([.B131])/LOG([.A131])" office:value-type="float" office:value="1.43149160749816" calcext:value-type="float">
            <text:p>1.43149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74.096802" calcext:value-type="float">
            <text:p>1074.096802</text:p>
          </table:table-cell>
          <table:table-cell table:formula="of:=LOG([.B132])/LOG([.A132])" office:value-type="float" office:value="1.43158008600162" calcext:value-type="float">
            <text:p>1.43158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86.362915" calcext:value-type="float">
            <text:p>1086.362915</text:p>
          </table:table-cell>
          <table:table-cell table:formula="of:=LOG([.B133])/LOG([.A133])" office:value-type="float" office:value="1.43167606046192" calcext:value-type="float">
            <text:p>1.43167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97.985474" calcext:value-type="float">
            <text:p>1097.985474</text:p>
          </table:table-cell>
          <table:table-cell table:formula="of:=LOG([.B134])/LOG([.A134])" office:value-type="float" office:value="1.43164265145617" calcext:value-type="float">
            <text:p>1.43164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09.687378" calcext:value-type="float">
            <text:p>1109.687378</text:p>
          </table:table-cell>
          <table:table-cell table:formula="of:=LOG([.B135])/LOG([.A135])" office:value-type="float" office:value="1.43161759052773" calcext:value-type="float">
            <text:p>1.43161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121.469116" calcext:value-type="float">
            <text:p>1121.469116</text:p>
          </table:table-cell>
          <table:table-cell table:formula="of:=LOG([.B136])/LOG([.A136])" office:value-type="float" office:value="1.43160070182613" calcext:value-type="float">
            <text:p>1.43160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133.330933" calcext:value-type="float">
            <text:p>1133.330933</text:p>
          </table:table-cell>
          <table:table-cell table:formula="of:=LOG([.B137])/LOG([.A137])" office:value-type="float" office:value="1.43159177014711" calcext:value-type="float">
            <text:p>1.43159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145.326538" calcext:value-type="float">
            <text:p>1145.326538</text:p>
          </table:table-cell>
          <table:table-cell table:formula="of:=LOG([.B138])/LOG([.A138])" office:value-type="float" office:value="1.43160007478509" calcext:value-type="float">
            <text:p>1.43160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157.31958" calcext:value-type="float">
            <text:p>1157.31958</text:p>
          </table:table-cell>
          <table:table-cell table:formula="of:=LOG([.B139])/LOG([.A139])" office:value-type="float" office:value="1.43160112186834" calcext:value-type="float">
            <text:p>1.43160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169.452759" calcext:value-type="float">
            <text:p>1169.452759</text:p>
          </table:table-cell>
          <table:table-cell table:formula="of:=LOG([.B140])/LOG([.A140])" office:value-type="float" office:value="1.43161992276264" calcext:value-type="float">
            <text:p>1.43162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181.615967" calcext:value-type="float">
            <text:p>1181.615967</text:p>
          </table:table-cell>
          <table:table-cell table:formula="of:=LOG([.B141])/LOG([.A141])" office:value-type="float" office:value="1.43163702249898" calcext:value-type="float">
            <text:p>1.43163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194.007568" calcext:value-type="float">
            <text:p>1194.007568</text:p>
          </table:table-cell>
          <table:table-cell table:formula="of:=LOG([.B142])/LOG([.A142])" office:value-type="float" office:value="1.43168607676165" calcext:value-type="float">
            <text:p>1.43168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206.375854" calcext:value-type="float">
            <text:p>1206.375854</text:p>
          </table:table-cell>
          <table:table-cell table:formula="of:=LOG([.B143])/LOG([.A143])" office:value-type="float" office:value="1.43172388779186" calcext:value-type="float">
            <text:p>1.43172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218.82605" calcext:value-type="float">
            <text:p>1218.82605</text:p>
          </table:table-cell>
          <table:table-cell table:formula="of:=LOG([.B144])/LOG([.A144])" office:value-type="float" office:value="1.43176825988871" calcext:value-type="float">
            <text:p>1.43176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231.358887" calcext:value-type="float">
            <text:p>1231.358887</text:p>
          </table:table-cell>
          <table:table-cell table:formula="of:=LOG([.B145])/LOG([.A145])" office:value-type="float" office:value="1.43181910381327" calcext:value-type="float">
            <text:p>1.43181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243.567505" calcext:value-type="float">
            <text:p>1243.567505</text:p>
          </table:table-cell>
          <table:table-cell table:formula="of:=LOG([.B146])/LOG([.A146])" office:value-type="float" office:value="1.43181048391649" calcext:value-type="float">
            <text:p>1.43181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255.54187" calcext:value-type="float">
            <text:p>1255.54187</text:p>
          </table:table-cell>
          <table:table-cell table:formula="of:=LOG([.B147])/LOG([.A147])" office:value-type="float" office:value="1.43175877811537" calcext:value-type="float">
            <text:p>1.43175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268.32312" calcext:value-type="float">
            <text:p>1268.32312</text:p>
          </table:table-cell>
          <table:table-cell table:formula="of:=LOG([.B148])/LOG([.A148])" office:value-type="float" office:value="1.43182996759909" calcext:value-type="float">
            <text:p>1.43183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280.105591" calcext:value-type="float">
            <text:p>1280.105591</text:p>
          </table:table-cell>
          <table:table-cell table:formula="of:=LOG([.B149])/LOG([.A149])" office:value-type="float" office:value="1.43173782791717" calcext:value-type="float">
            <text:p>1.43173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292.176758" calcext:value-type="float">
            <text:p>1292.176758</text:p>
          </table:table-cell>
          <table:table-cell table:formula="of:=LOG([.B150])/LOG([.A150])" office:value-type="float" office:value="1.43168672215177" calcext:value-type="float">
            <text:p>1.43168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03.973267" calcext:value-type="float">
            <text:p>1303.973267</text:p>
          </table:table-cell>
          <table:table-cell table:formula="of:=LOG([.B151])/LOG([.A151])" office:value-type="float" office:value="1.43158917392398" calcext:value-type="float">
            <text:p>1.43158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316.112671" calcext:value-type="float">
            <text:p>1316.112671</text:p>
          </table:table-cell>
          <table:table-cell table:formula="of:=LOG([.B152])/LOG([.A152])" office:value-type="float" office:value="1.43154018872532" calcext:value-type="float">
            <text:p>1.43154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328.397339" calcext:value-type="float">
            <text:p>1328.397339</text:p>
          </table:table-cell>
          <table:table-cell table:formula="of:=LOG([.B153])/LOG([.A153])" office:value-type="float" office:value="1.43150866277517" calcext:value-type="float">
            <text:p>1.43150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340.40918" calcext:value-type="float">
            <text:p>1340.40918</text:p>
          </table:table-cell>
          <table:table-cell table:formula="of:=LOG([.B154])/LOG([.A154])" office:value-type="float" office:value="1.43143207749762" calcext:value-type="float">
            <text:p>1.43143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353.068604" calcext:value-type="float">
            <text:p>1353.068604</text:p>
          </table:table-cell>
          <table:table-cell table:formula="of:=LOG([.B155])/LOG([.A155])" office:value-type="float" office:value="1.43144692855163" calcext:value-type="float">
            <text:p>1.43144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364.490479" calcext:value-type="float">
            <text:p>1364.490479</text:p>
          </table:table-cell>
          <table:table-cell table:formula="of:=LOG([.B156])/LOG([.A156])" office:value-type="float" office:value="1.43127660174044" calcext:value-type="float">
            <text:p>1.43127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377.471191" calcext:value-type="float">
            <text:p>1377.471191</text:p>
          </table:table-cell>
          <table:table-cell table:formula="of:=LOG([.B157])/LOG([.A157])" office:value-type="float" office:value="1.43132885699262" calcext:value-type="float">
            <text:p>1.43132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389.316528" calcext:value-type="float">
            <text:p>1389.316528</text:p>
          </table:table-cell>
          <table:table-cell table:formula="of:=LOG([.B158])/LOG([.A158])" office:value-type="float" office:value="1.43121348868524" calcext:value-type="float">
            <text:p>1.43121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02.157471" calcext:value-type="float">
            <text:p>1402.157471</text:p>
          </table:table-cell>
          <table:table-cell table:formula="of:=LOG([.B159])/LOG([.A159])" office:value-type="float" office:value="1.43123582527303" calcext:value-type="float">
            <text:p>1.43123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14.447998" calcext:value-type="float">
            <text:p>1414.447998</text:p>
          </table:table-cell>
          <table:table-cell table:formula="of:=LOG([.B160])/LOG([.A160])" office:value-type="float" office:value="1.43117611561244" calcext:value-type="float">
            <text:p>1.43117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26.965942" calcext:value-type="float">
            <text:p>1426.965942</text:p>
          </table:table-cell>
          <table:table-cell table:formula="of:=LOG([.B161])/LOG([.A161])" office:value-type="float" office:value="1.43114423559971" calcext:value-type="float">
            <text:p>1.43114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39.721802" calcext:value-type="float">
            <text:p>1439.721802</text:p>
          </table:table-cell>
          <table:table-cell table:formula="of:=LOG([.B162])/LOG([.A162])" office:value-type="float" office:value="1.43114081433127" calcext:value-type="float">
            <text:p>1.43114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52.387085" calcext:value-type="float">
            <text:p>1452.387085</text:p>
          </table:table-cell>
          <table:table-cell table:formula="of:=LOG([.B163])/LOG([.A163])" office:value-type="float" office:value="1.43112056609138" calcext:value-type="float">
            <text:p>1.43112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65.124634" calcext:value-type="float">
            <text:p>1465.124634</text:p>
          </table:table-cell>
          <table:table-cell table:formula="of:=LOG([.B164])/LOG([.A164])" office:value-type="float" office:value="1.43110582672089" calcext:value-type="float">
            <text:p>1.43110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77.93457" calcext:value-type="float">
            <text:p>1477.93457</text:p>
          </table:table-cell>
          <table:table-cell table:formula="of:=LOG([.B165])/LOG([.A165])" office:value-type="float" office:value="1.43109646782635" calcext:value-type="float">
            <text:p>1.43109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90.091797" calcext:value-type="float">
            <text:p>1490.091797</text:p>
          </table:table-cell>
          <table:table-cell table:formula="of:=LOG([.B166])/LOG([.A166])" office:value-type="float" office:value="1.43099706863592" calcext:value-type="float">
            <text:p>1.43099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02.207031" calcext:value-type="float">
            <text:p>1502.207031</text:p>
          </table:table-cell>
          <table:table-cell table:formula="of:=LOG([.B167])/LOG([.A167])" office:value-type="float" office:value="1.43088969742262" calcext:value-type="float">
            <text:p>1.43089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514.497925" calcext:value-type="float">
            <text:p>1514.497925</text:p>
          </table:table-cell>
          <table:table-cell table:formula="of:=LOG([.B168])/LOG([.A168])" office:value-type="float" office:value="1.43080267948181" calcext:value-type="float">
            <text:p>1.43080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526.734985" calcext:value-type="float">
            <text:p>1526.734985</text:p>
          </table:table-cell>
          <table:table-cell table:formula="of:=LOG([.B169])/LOG([.A169])" office:value-type="float" office:value="1.43070614214049" calcext:value-type="float">
            <text:p>1.43070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539.160278" calcext:value-type="float">
            <text:p>1539.160278</text:p>
          </table:table-cell>
          <table:table-cell table:formula="of:=LOG([.B170])/LOG([.A170])" office:value-type="float" office:value="1.43063102811686" calcext:value-type="float">
            <text:p>1.43063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551.499268" calcext:value-type="float">
            <text:p>1551.499268</text:p>
          </table:table-cell>
          <table:table-cell table:formula="of:=LOG([.B171])/LOG([.A171])" office:value-type="float" office:value="1.43054232017458" calcext:value-type="float">
            <text:p>1.43054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564.284302" calcext:value-type="float">
            <text:p>1564.284302</text:p>
          </table:table-cell>
          <table:table-cell table:formula="of:=LOG([.B172])/LOG([.A172])" office:value-type="float" office:value="1.43050660599054" calcext:value-type="float">
            <text:p>1.43050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76.637573" calcext:value-type="float">
            <text:p>1576.637573</text:p>
          </table:table-cell>
          <table:table-cell table:formula="of:=LOG([.B173])/LOG([.A173])" office:value-type="float" office:value="1.43041430606119" calcext:value-type="float">
            <text:p>1.43041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589.335449" calcext:value-type="float">
            <text:p>1589.335449</text:p>
          </table:table-cell>
          <table:table-cell table:formula="of:=LOG([.B174])/LOG([.A174])" office:value-type="float" office:value="1.43036176317142" calcext:value-type="float">
            <text:p>1.43036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602.103882" calcext:value-type="float">
            <text:p>1602.103882</text:p>
          </table:table-cell>
          <table:table-cell table:formula="of:=LOG([.B175])/LOG([.A175])" office:value-type="float" office:value="1.43031476554301" calcext:value-type="float">
            <text:p>1.43031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615.095337" calcext:value-type="float">
            <text:p>1615.095337</text:p>
          </table:table-cell>
          <table:table-cell table:formula="of:=LOG([.B176])/LOG([.A176])" office:value-type="float" office:value="1.43029145900906" calcext:value-type="float">
            <text:p>1.43029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627.850952" calcext:value-type="float">
            <text:p>1627.850952</text:p>
          </table:table-cell>
          <table:table-cell table:formula="of:=LOG([.B177])/LOG([.A177])" office:value-type="float" office:value="1.43023670446371" calcext:value-type="float">
            <text:p>1.43023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640.402222" calcext:value-type="float">
            <text:p>1640.402222</text:p>
          </table:table-cell>
          <table:table-cell table:formula="of:=LOG([.B178])/LOG([.A178])" office:value-type="float" office:value="1.4301550632276" calcext:value-type="float">
            <text:p>1.43015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653.535156" calcext:value-type="float">
            <text:p>1653.535156</text:p>
          </table:table-cell>
          <table:table-cell table:formula="of:=LOG([.B179])/LOG([.A179])" office:value-type="float" office:value="1.43013900944289" calcext:value-type="float">
            <text:p>1.43013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666.557739" calcext:value-type="float">
            <text:p>1666.557739</text:p>
          </table:table-cell>
          <table:table-cell table:formula="of:=LOG([.B180])/LOG([.A180])" office:value-type="float" office:value="1.43010676700765" calcext:value-type="float">
            <text:p>1.43010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679.611572" calcext:value-type="float">
            <text:p>1679.611572</text:p>
          </table:table-cell>
          <table:table-cell table:formula="of:=LOG([.B181])/LOG([.A181])" office:value-type="float" office:value="1.43007501347693" calcext:value-type="float">
            <text:p>1.43007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692.997803" calcext:value-type="float">
            <text:p>1692.997803</text:p>
          </table:table-cell>
          <table:table-cell table:formula="of:=LOG([.B182])/LOG([.A182])" office:value-type="float" office:value="1.43007797056021" calcext:value-type="float">
            <text:p>1.43007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706.016113" calcext:value-type="float">
            <text:p>1706.016113</text:p>
          </table:table-cell>
          <table:table-cell table:formula="of:=LOG([.B183])/LOG([.A183])" office:value-type="float" office:value="1.43003585898304" calcext:value-type="float">
            <text:p>1.43003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718.807617" calcext:value-type="float">
            <text:p>1718.807617</text:p>
          </table:table-cell>
          <table:table-cell table:formula="of:=LOG([.B184])/LOG([.A184])" office:value-type="float" office:value="1.42996561751259" calcext:value-type="float">
            <text:p>1.42996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731.34314" calcext:value-type="float">
            <text:p>1731.34314</text:p>
          </table:table-cell>
          <table:table-cell table:formula="of:=LOG([.B185])/LOG([.A185])" office:value-type="float" office:value="1.42986474126487" calcext:value-type="float">
            <text:p>1.42986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743.531372" calcext:value-type="float">
            <text:p>1743.531372</text:p>
          </table:table-cell>
          <table:table-cell table:formula="of:=LOG([.B186])/LOG([.A186])" office:value-type="float" office:value="1.42972397088137" calcext:value-type="float">
            <text:p>1.42972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757.171265" calcext:value-type="float">
            <text:p>1757.171265</text:p>
          </table:table-cell>
          <table:table-cell table:formula="of:=LOG([.B187])/LOG([.A187])" office:value-type="float" office:value="1.42974028894875" calcext:value-type="float">
            <text:p>1.42974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769.883545" calcext:value-type="float">
            <text:p>1769.883545</text:p>
          </table:table-cell>
          <table:table-cell table:formula="of:=LOG([.B188])/LOG([.A188])" office:value-type="float" office:value="1.42965279014124" calcext:value-type="float">
            <text:p>1.42965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782.856079" calcext:value-type="float">
            <text:p>1782.856079</text:p>
          </table:table-cell>
          <table:table-cell table:formula="of:=LOG([.B189])/LOG([.A189])" office:value-type="float" office:value="1.42959130441838" calcext:value-type="float">
            <text:p>1.42959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795.257935" calcext:value-type="float">
            <text:p>1795.257935</text:p>
          </table:table-cell>
          <table:table-cell table:formula="of:=LOG([.B190])/LOG([.A190])" office:value-type="float" office:value="1.42946692494899" calcext:value-type="float">
            <text:p>1.42946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807.864746" calcext:value-type="float">
            <text:p>1807.864746</text:p>
          </table:table-cell>
          <table:table-cell table:formula="of:=LOG([.B191])/LOG([.A191])" office:value-type="float" office:value="1.42936293532905" calcext:value-type="float">
            <text:p>1.42936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820.895508" calcext:value-type="float">
            <text:p>1820.895508</text:p>
          </table:table-cell>
          <table:table-cell table:formula="of:=LOG([.B192])/LOG([.A192])" office:value-type="float" office:value="1.42930176794218" calcext:value-type="float">
            <text:p>1.42930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834.446777" calcext:value-type="float">
            <text:p>1834.446777</text:p>
          </table:table-cell>
          <table:table-cell table:formula="of:=LOG([.B193])/LOG([.A193])" office:value-type="float" office:value="1.42929241004948" calcext:value-type="float">
            <text:p>1.42929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847.358643" calcext:value-type="float">
            <text:p>1847.358643</text:p>
          </table:table-cell>
          <table:table-cell table:formula="of:=LOG([.B194])/LOG([.A194])" office:value-type="float" office:value="1.42921431194408" calcext:value-type="float">
            <text:p>1.42921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860.453125" calcext:value-type="float">
            <text:p>1860.453125</text:p>
          </table:table-cell>
          <table:table-cell table:formula="of:=LOG([.B195])/LOG([.A195])" office:value-type="float" office:value="1.42915301158523" calcext:value-type="float">
            <text:p>1.42915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875.257324" calcext:value-type="float">
            <text:p>1875.257324</text:p>
          </table:table-cell>
          <table:table-cell table:formula="of:=LOG([.B196])/LOG([.A196])" office:value-type="float" office:value="1.42926262078192" calcext:value-type="float">
            <text:p>1.42926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890.863037" calcext:value-type="float">
            <text:p>1890.863037</text:p>
          </table:table-cell>
          <table:table-cell table:formula="of:=LOG([.B197])/LOG([.A197])" office:value-type="float" office:value="1.42944765778576" calcext:value-type="float">
            <text:p>1.42944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905.940796" calcext:value-type="float">
            <text:p>1905.940796</text:p>
          </table:table-cell>
          <table:table-cell table:formula="of:=LOG([.B198])/LOG([.A198])" office:value-type="float" office:value="1.42957406331671" calcext:value-type="float">
            <text:p>1.42957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921.378662" calcext:value-type="float">
            <text:p>1921.378662</text:p>
          </table:table-cell>
          <table:table-cell table:formula="of:=LOG([.B199])/LOG([.A199])" office:value-type="float" office:value="1.42973080152441" calcext:value-type="float">
            <text:p>1.42973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936.613159" calcext:value-type="float">
            <text:p>1936.613159</text:p>
          </table:table-cell>
          <table:table-cell table:formula="of:=LOG([.B200])/LOG([.A200])" office:value-type="float" office:value="1.42986209611432" calcext:value-type="float">
            <text:p>1.42986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51.324341" calcext:value-type="float">
            <text:p>1951.324341</text:p>
          </table:table-cell>
          <table:table-cell table:formula="of:=LOG([.B201])/LOG([.A201])" office:value-type="float" office:value="1.42993766626841" calcext:value-type="float">
            <text:p>1.42993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967.044189" calcext:value-type="float">
            <text:p>1967.044189</text:p>
          </table:table-cell>
          <table:table-cell table:formula="of:=LOG([.B202])/LOG([.A202])" office:value-type="float" office:value="1.4301058330225" calcext:value-type="float">
            <text:p>1.43010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983.130127" calcext:value-type="float">
            <text:p>1983.130127</text:p>
          </table:table-cell>
          <table:table-cell table:formula="of:=LOG([.B203])/LOG([.A203])" office:value-type="float" office:value="1.43030310083359" calcext:value-type="float">
            <text:p>1.43030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998.010376" calcext:value-type="float">
            <text:p>1998.010376</text:p>
          </table:table-cell>
          <table:table-cell table:formula="of:=LOG([.B204])/LOG([.A204])" office:value-type="float" office:value="1.43038067456192" calcext:value-type="float">
            <text:p>1.43038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14.328735" calcext:value-type="float">
            <text:p>2014.328735</text:p>
          </table:table-cell>
          <table:table-cell table:formula="of:=LOG([.B205])/LOG([.A205])" office:value-type="float" office:value="1.43058849625256" calcext:value-type="float">
            <text:p>1.43058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30.04895" calcext:value-type="float">
            <text:p>2030.04895</text:p>
          </table:table-cell>
          <table:table-cell table:formula="of:=LOG([.B206])/LOG([.A206])" office:value-type="float" office:value="1.43073471868229" calcext:value-type="float">
            <text:p>1.43073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45.498779" calcext:value-type="float">
            <text:p>2045.498779</text:p>
          </table:table-cell>
          <table:table-cell table:formula="of:=LOG([.B207])/LOG([.A207])" office:value-type="float" office:value="1.43085099933566" calcext:value-type="float">
            <text:p>1.43085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061.107178" calcext:value-type="float">
            <text:p>2061.107178</text:p>
          </table:table-cell>
          <table:table-cell table:formula="of:=LOG([.B208])/LOG([.A208])" office:value-type="float" office:value="1.43097712035494" calcext:value-type="float">
            <text:p>1.43097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77.697266" calcext:value-type="float">
            <text:p>2077.697266</text:p>
          </table:table-cell>
          <table:table-cell table:formula="of:=LOG([.B209])/LOG([.A209])" office:value-type="float" office:value="1.43118706821464" calcext:value-type="float">
            <text:p>1.43118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093.378174" calcext:value-type="float">
            <text:p>2093.378174</text:p>
          </table:table-cell>
          <table:table-cell table:formula="of:=LOG([.B210])/LOG([.A210])" office:value-type="float" office:value="1.43130961685018" calcext:value-type="float">
            <text:p>1.43131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109.871338" calcext:value-type="float">
            <text:p>2109.871338</text:p>
          </table:table-cell>
          <table:table-cell table:formula="of:=LOG([.B211])/LOG([.A211])" office:value-type="float" office:value="1.43149959176764" calcext:value-type="float">
            <text:p>1.43150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126.081299" calcext:value-type="float">
            <text:p>2126.081299</text:p>
          </table:table-cell>
          <table:table-cell table:formula="of:=LOG([.B212])/LOG([.A212])" office:value-type="float" office:value="1.4316589878573" calcext:value-type="float">
            <text:p>1.43165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142.374023" calcext:value-type="float">
            <text:p>2142.374023</text:p>
          </table:table-cell>
          <table:table-cell table:formula="of:=LOG([.B213])/LOG([.A213])" office:value-type="float" office:value="1.43182046482511" calcext:value-type="float">
            <text:p>1.43182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157.741455" calcext:value-type="float">
            <text:p>2157.741455</text:p>
          </table:table-cell>
          <table:table-cell table:formula="of:=LOG([.B214])/LOG([.A214])" office:value-type="float" office:value="1.43189684383344" calcext:value-type="float">
            <text:p>1.43189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173.181396" calcext:value-type="float">
            <text:p>2173.181396</text:p>
          </table:table-cell>
          <table:table-cell table:formula="of:=LOG([.B215])/LOG([.A215])" office:value-type="float" office:value="1.43197573609757" calcext:value-type="float">
            <text:p>1.43197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188.954102" calcext:value-type="float">
            <text:p>2188.954102</text:p>
          </table:table-cell>
          <table:table-cell table:formula="of:=LOG([.B216])/LOG([.A216])" office:value-type="float" office:value="1.43207922214398" calcext:value-type="float">
            <text:p>1.43207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204.279297" calcext:value-type="float">
            <text:p>2204.279297</text:p>
          </table:table-cell>
          <table:table-cell table:formula="of:=LOG([.B217])/LOG([.A217])" office:value-type="float" office:value="1.43214086809273" calcext:value-type="float">
            <text:p>1.43214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220.621094" calcext:value-type="float">
            <text:p>2220.621094</text:p>
          </table:table-cell>
          <table:table-cell table:formula="of:=LOG([.B218])/LOG([.A218])" office:value-type="float" office:value="1.43228424288403" calcext:value-type="float">
            <text:p>1.43228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236.364502" calcext:value-type="float">
            <text:p>2236.364502</text:p>
          </table:table-cell>
          <table:table-cell table:formula="of:=LOG([.B219])/LOG([.A219])" office:value-type="float" office:value="1.43237327665041" calcext:value-type="float">
            <text:p>1.43237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252.240723" calcext:value-type="float">
            <text:p>2252.240723</text:p>
          </table:table-cell>
          <table:table-cell table:formula="of:=LOG([.B220])/LOG([.A220])" office:value-type="float" office:value="1.432469498192" calcext:value-type="float">
            <text:p>1.43246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268.369873" calcext:value-type="float">
            <text:p>2268.369873</text:p>
          </table:table-cell>
          <table:table-cell table:formula="of:=LOG([.B221])/LOG([.A221])" office:value-type="float" office:value="1.43258255570685" calcext:value-type="float">
            <text:p>1.43258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284.111572" calcext:value-type="float">
            <text:p>2284.111572</text:p>
          </table:table-cell>
          <table:table-cell table:formula="of:=LOG([.B222])/LOG([.A222])" office:value-type="float" office:value="1.43266011911709" calcext:value-type="float">
            <text:p>1.43266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300.560303" calcext:value-type="float">
            <text:p>2300.560303</text:p>
          </table:table-cell>
          <table:table-cell table:formula="of:=LOG([.B223])/LOG([.A223])" office:value-type="float" office:value="1.43279108395818" calcext:value-type="float">
            <text:p>1.43279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316.52124" calcext:value-type="float">
            <text:p>2316.52124</text:p>
          </table:table-cell>
          <table:table-cell table:formula="of:=LOG([.B224])/LOG([.A224])" office:value-type="float" office:value="1.43287881378465" calcext:value-type="float">
            <text:p>1.43287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332.875977" calcext:value-type="float">
            <text:p>2332.875977</text:p>
          </table:table-cell>
          <table:table-cell table:formula="of:=LOG([.B225])/LOG([.A225])" office:value-type="float" office:value="1.43299414558746" calcext:value-type="float">
            <text:p>1.43299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349.145508" calcext:value-type="float">
            <text:p>2349.145508</text:p>
          </table:table-cell>
          <table:table-cell table:formula="of:=LOG([.B226])/LOG([.A226])" office:value-type="float" office:value="1.43309878898083" calcext:value-type="float">
            <text:p>1.43309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365.48999" calcext:value-type="float">
            <text:p>2365.48999</text:p>
          </table:table-cell>
          <table:table-cell table:formula="of:=LOG([.B227])/LOG([.A227])" office:value-type="float" office:value="1.43320547961441" calcext:value-type="float">
            <text:p>1.43320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381.767334" calcext:value-type="float">
            <text:p>2381.767334</text:p>
          </table:table-cell>
          <table:table-cell table:formula="of:=LOG([.B228])/LOG([.A228])" office:value-type="float" office:value="1.43330317207461" calcext:value-type="float">
            <text:p>1.43330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397.072021" calcext:value-type="float">
            <text:p>2397.072021</text:p>
          </table:table-cell>
          <table:table-cell table:formula="of:=LOG([.B229])/LOG([.A229])" office:value-type="float" office:value="1.43332250553176" calcext:value-type="float">
            <text:p>1.43332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413.856201" calcext:value-type="float">
            <text:p>2413.856201</text:p>
          </table:table-cell>
          <table:table-cell table:formula="of:=LOG([.B230])/LOG([.A230])" office:value-type="float" office:value="1.43345221305448" calcext:value-type="float">
            <text:p>1.43345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429.302002" calcext:value-type="float">
            <text:p>2429.302002</text:p>
          </table:table-cell>
          <table:table-cell table:formula="of:=LOG([.B231])/LOG([.A231])" office:value-type="float" office:value="1.43347656594603" calcext:value-type="float">
            <text:p>1.43347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444.815674" calcext:value-type="float">
            <text:p>2444.815674</text:p>
          </table:table-cell>
          <table:table-cell table:formula="of:=LOG([.B232])/LOG([.A232])" office:value-type="float" office:value="1.43350353190035" calcext:value-type="float">
            <text:p>1.43350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460.395752" calcext:value-type="float">
            <text:p>2460.395752</text:p>
          </table:table-cell>
          <table:table-cell table:formula="of:=LOG([.B233])/LOG([.A233])" office:value-type="float" office:value="1.43353294972537" calcext:value-type="float">
            <text:p>1.43353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476.044434" calcext:value-type="float">
            <text:p>2476.044434</text:p>
          </table:table-cell>
          <table:table-cell table:formula="of:=LOG([.B234])/LOG([.A234])" office:value-type="float" office:value="1.43356493374437" calcext:value-type="float">
            <text:p>1.43356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491.542725" calcext:value-type="float">
            <text:p>2491.542725</text:p>
          </table:table-cell>
          <table:table-cell table:formula="of:=LOG([.B235])/LOG([.A235])" office:value-type="float" office:value="1.43358332177039" calcext:value-type="float">
            <text:p>1.43358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506.888916" calcext:value-type="float">
            <text:p>2506.888916</text:p>
          </table:table-cell>
          <table:table-cell table:formula="of:=LOG([.B236])/LOG([.A236])" office:value-type="float" office:value="1.43358827650311" calcext:value-type="float">
            <text:p>1.43358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523.831055" calcext:value-type="float">
            <text:p>2523.831055</text:p>
          </table:table-cell>
          <table:table-cell table:formula="of:=LOG([.B237])/LOG([.A237])" office:value-type="float" office:value="1.43370688658381" calcext:value-type="float">
            <text:p>1.43370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38.447998" calcext:value-type="float">
            <text:p>2538.447998</text:p>
          </table:table-cell>
          <table:table-cell table:formula="of:=LOG([.B238])/LOG([.A238])" office:value-type="float" office:value="1.43365433929266" calcext:value-type="float">
            <text:p>1.43365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553.694336" calcext:value-type="float">
            <text:p>2553.694336</text:p>
          </table:table-cell>
          <table:table-cell table:formula="of:=LOG([.B239])/LOG([.A239])" office:value-type="float" office:value="1.43364552244735" calcext:value-type="float">
            <text:p>1.43364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570.697998" calcext:value-type="float">
            <text:p>2570.697998</text:p>
          </table:table-cell>
          <table:table-cell table:formula="of:=LOG([.B240])/LOG([.A240])" office:value-type="float" office:value="1.43375969932227" calcext:value-type="float">
            <text:p>1.43376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85.066406" calcext:value-type="float">
            <text:p>2585.066406</text:p>
          </table:table-cell>
          <table:table-cell table:formula="of:=LOG([.B241])/LOG([.A241])" office:value-type="float" office:value="1.43368439072357" calcext:value-type="float">
            <text:p>1.43368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602.638916" calcext:value-type="float">
            <text:p>2602.638916</text:p>
          </table:table-cell>
          <table:table-cell table:formula="of:=LOG([.B242])/LOG([.A242])" office:value-type="float" office:value="1.43383269651251" calcext:value-type="float">
            <text:p>1.43383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618.136475" calcext:value-type="float">
            <text:p>2618.136475</text:p>
          </table:table-cell>
          <table:table-cell table:formula="of:=LOG([.B243])/LOG([.A243])" office:value-type="float" office:value="1.43383264071206" calcext:value-type="float">
            <text:p>1.43383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633.690186" calcext:value-type="float">
            <text:p>2633.690186</text:p>
          </table:table-cell>
          <table:table-cell table:formula="of:=LOG([.B244])/LOG([.A244])" office:value-type="float" office:value="1.43383454481932" calcext:value-type="float">
            <text:p>1.43383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649.298828" calcext:value-type="float">
            <text:p>2649.298828</text:p>
          </table:table-cell>
          <table:table-cell table:formula="of:=LOG([.B245])/LOG([.A245])" office:value-type="float" office:value="1.43383829050299" calcext:value-type="float">
            <text:p>1.43383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666.150391" calcext:value-type="float">
            <text:p>2666.150391</text:p>
          </table:table-cell>
          <table:table-cell table:formula="of:=LOG([.B246])/LOG([.A246])" office:value-type="float" office:value="1.43392486009018" calcext:value-type="float">
            <text:p>1.43392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681.486572" calcext:value-type="float">
            <text:p>2681.486572</text:p>
          </table:table-cell>
          <table:table-cell table:formula="of:=LOG([.B247])/LOG([.A247])" office:value-type="float" office:value="1.43390576194037" calcext:value-type="float">
            <text:p>1.43390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698.880859" calcext:value-type="float">
            <text:p>2698.880859</text:p>
          </table:table-cell>
          <table:table-cell table:formula="of:=LOG([.B248])/LOG([.A248])" office:value-type="float" office:value="1.43402352251572" calcext:value-type="float">
            <text:p>1.43402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714.743896" calcext:value-type="float">
            <text:p>2714.743896</text:p>
          </table:table-cell>
          <table:table-cell table:formula="of:=LOG([.B249])/LOG([.A249])" office:value-type="float" office:value="1.43403556346612" calcext:value-type="float">
            <text:p>1.43403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731.477783" calcext:value-type="float">
            <text:p>2731.477783</text:p>
          </table:table-cell>
          <table:table-cell table:formula="of:=LOG([.B250])/LOG([.A250])" office:value-type="float" office:value="1.43410341740234" calcext:value-type="float">
            <text:p>1.43410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747.462402" calcext:value-type="float">
            <text:p>2747.462402</text:p>
          </table:table-cell>
          <table:table-cell table:formula="of:=LOG([.B251])/LOG([.A251])" office:value-type="float" office:value="1.43411917960465" calcext:value-type="float">
            <text:p>1.43411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763.919922" calcext:value-type="float">
            <text:p>2763.919922</text:p>
          </table:table-cell>
          <table:table-cell table:formula="of:=LOG([.B252])/LOG([.A252])" office:value-type="float" office:value="1.43416391379727" calcext:value-type="float">
            <text:p>1.43416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780.860352" calcext:value-type="float">
            <text:p>2780.860352</text:p>
          </table:table-cell>
          <table:table-cell table:formula="of:=LOG([.B253])/LOG([.A253])" office:value-type="float" office:value="1.43423769659225" calcext:value-type="float">
            <text:p>1.43423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796.417969" calcext:value-type="float">
            <text:p>2796.417969</text:p>
          </table:table-cell>
          <table:table-cell table:formula="of:=LOG([.B254])/LOG([.A254])" office:value-type="float" office:value="1.43421940504027" calcext:value-type="float">
            <text:p>1.43421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812.283203" calcext:value-type="float">
            <text:p>2812.283203</text:p>
          </table:table-cell>
          <table:table-cell table:formula="of:=LOG([.B255])/LOG([.A255])" office:value-type="float" office:value="1.43421935126194" calcext:value-type="float">
            <text:p>1.43421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827.959229" calcext:value-type="float">
            <text:p>2827.959229</text:p>
          </table:table-cell>
          <table:table-cell table:formula="of:=LOG([.B256])/LOG([.A256])" office:value-type="float" office:value="1.43420549216684" calcext:value-type="float">
            <text:p>1.43420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844.098877" calcext:value-type="float">
            <text:p>2844.098877</text:p>
          </table:table-cell>
          <table:table-cell table:formula="of:=LOG([.B257])/LOG([.A257])" office:value-type="float" office:value="1.43421948834368" calcext:value-type="float">
            <text:p>1.43421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7755.18457" calcext:value-type="float">
            <text:p>7755.18457</text:p>
          </table:table-cell>
          <table:table-cell table:formula="of:=LOG([.B259])/LOG([.A259])" office:value-type="float" office:value="1.43566060020476" calcext:value-type="float">
            <text:p>1.435661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1227.535156" calcext:value-type="float">
            <text:p>21227.535156</text:p>
          </table:table-cell>
          <table:table-cell table:formula="of:=LOG([.B261])/LOG([.A261])" office:value-type="float" office:value="1.4373649241388" calcext:value-type="float">
            <text:p>1.437365</text:p>
          </table:table-cell>
        </table:table-row>
        <table:table-row table:style-name="ro1" table:number-rows-repeated="25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Killgem_spec" table:style-name="ta1">
        <table:shapes>
          <draw:frame draw:z-index="0" draw:style-name="gr1" draw:text-style-name="P1" svg:width="11.2551in" svg:height="4.9906in" svg:x="2.8354in" svg:y="0.1441in">
            <draw:object draw:notify-on-update-of-ranges="Killgem_spec.A2:Killgem_spec.A100 Killgem_spec.C1:Killgem_spec.C1 Killgem_spec.C2:Killgem_spec.C10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7" table:default-cell-style-name="Default"/>
        <table:table-column table:style-name="co3" table:default-cell-style-name="Default"/>
        <table:table-column table:style-name="co3" table:default-cell-style-name="ce7"/>
        <table:table-row table:style-name="ro1">
          <table:table-cell office:value-type="string" calcext:value-type="string">
            <text:p># Gems</text:p>
          </table:table-cell>
          <table:table-cell table:style-name="ce7" office:value-type="string" calcext:value-type="string">
            <text:p>Power</text:p>
          </table:table-cell>
          <table:table-cell office:value-type="string" calcext:value-type="string">
            <text:p>Growth (G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office:value-type="float" office:value="0" calcext:value-type="float">
            <text:p>0.00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office:value-type="float" office:value="0.932635" calcext:value-type="float">
            <text:p>0.93263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office:value-type="float" office:value="1.862014" calcext:value-type="float">
            <text:p>1.862014</text:p>
          </table:table-cell>
          <table:table-cell table:formula="of:=LOG([.B4])/LOG([.A4])" office:value-type="float" office:value="0.565858132150754" calcext:value-type="float">
            <text:p>0.5658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" office:value-type="float" office:value="3.011073" calcext:value-type="float">
            <text:p>3.011073</text:p>
          </table:table-cell>
          <table:table-cell table:formula="of:=LOG([.B5])/LOG([.A5])" office:value-type="float" office:value="0.795138842483858" calcext:value-type="float">
            <text:p>0.7951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" office:value-type="float" office:value="4.146197" calcext:value-type="float">
            <text:p>4.146197</text:p>
          </table:table-cell>
          <table:table-cell table:formula="of:=LOG([.B6])/LOG([.A6])" office:value-type="float" office:value="0.883657280330625" calcext:value-type="float">
            <text:p>0.8836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" office:value-type="float" office:value="5.610624" calcext:value-type="float">
            <text:p>5.610624</text:p>
          </table:table-cell>
          <table:table-cell table:formula="of:=LOG([.B7])/LOG([.A7])" office:value-type="float" office:value="0.962552157761764" calcext:value-type="float">
            <text:p>0.9625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office:value-type="float" office:value="7.032895" calcext:value-type="float">
            <text:p>7.032895</text:p>
          </table:table-cell>
          <table:table-cell table:formula="of:=LOG([.B8])/LOG([.A8])" office:value-type="float" office:value="1.0024092985711" calcext:value-type="float">
            <text:p>1.0024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 office:value-type="float" office:value="8.711651" calcext:value-type="float">
            <text:p>8.711651</text:p>
          </table:table-cell>
          <table:table-cell table:formula="of:=LOG([.B9])/LOG([.A9])" office:value-type="float" office:value="1.04098205299476" calcext:value-type="float">
            <text:p>1.0409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" office:value-type="float" office:value="10.390317" calcext:value-type="float">
            <text:p>10.390317</text:p>
          </table:table-cell>
          <table:table-cell table:formula="of:=LOG([.B10])/LOG([.A10])" office:value-type="float" office:value="1.06537781294505" calcext:value-type="float">
            <text:p>1.0653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7" office:value-type="float" office:value="12.268479" calcext:value-type="float">
            <text:p>12.268479</text:p>
          </table:table-cell>
          <table:table-cell table:formula="of:=LOG([.B11])/LOG([.A11])" office:value-type="float" office:value="1.08879072386374" calcext:value-type="float">
            <text:p>1.0887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7" office:value-type="float" office:value="14.257407" calcext:value-type="float">
            <text:p>14.257407</text:p>
          </table:table-cell>
          <table:table-cell table:formula="of:=LOG([.B12])/LOG([.A12])" office:value-type="float" office:value="1.10817039896973" calcext:value-type="float">
            <text:p>1.10817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7" office:value-type="float" office:value="16.452772" calcext:value-type="float">
            <text:p>16.452772</text:p>
          </table:table-cell>
          <table:table-cell table:formula="of:=LOG([.B13])/LOG([.A13])" office:value-type="float" office:value="1.12700168189106" calcext:value-type="float">
            <text:p>1.12700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7" office:value-type="float" office:value="18.805382" calcext:value-type="float">
            <text:p>18.805382</text:p>
          </table:table-cell>
          <table:table-cell table:formula="of:=LOG([.B14])/LOG([.A14])" office:value-type="float" office:value="1.14393802627205" calcext:value-type="float">
            <text:p>1.1439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7" office:value-type="float" office:value="21.168568" calcext:value-type="float">
            <text:p>21.168568</text:p>
          </table:table-cell>
          <table:table-cell table:formula="of:=LOG([.B15])/LOG([.A15])" office:value-type="float" office:value="1.15666962051674" calcext:value-type="float">
            <text:p>1.15667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7" office:value-type="float" office:value="23.548666" calcext:value-type="float">
            <text:p>23.548666</text:p>
          </table:table-cell>
          <table:table-cell table:formula="of:=LOG([.B16])/LOG([.A16])" office:value-type="float" office:value="1.16654749315097" calcext:value-type="float">
            <text:p>1.1665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7" office:value-type="float" office:value="25.919107" calcext:value-type="float">
            <text:p>25.919107</text:p>
          </table:table-cell>
          <table:table-cell table:formula="of:=LOG([.B17])/LOG([.A17])" office:value-type="float" office:value="1.17398602707315" calcext:value-type="float">
            <text:p>1.1739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7" office:value-type="float" office:value="28.345758" calcext:value-type="float">
            <text:p>28.345758</text:p>
          </table:table-cell>
          <table:table-cell table:formula="of:=LOG([.B18])/LOG([.A18])" office:value-type="float" office:value="1.18045377569778" calcext:value-type="float">
            <text:p>1.18045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7" office:value-type="float" office:value="30.951603" calcext:value-type="float">
            <text:p>30.951603</text:p>
          </table:table-cell>
          <table:table-cell table:formula="of:=LOG([.B19])/LOG([.A19])" office:value-type="float" office:value="1.18753747908976" calcext:value-type="float">
            <text:p>1.18753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7" office:value-type="float" office:value="33.411114" calcext:value-type="float">
            <text:p>33.411114</text:p>
          </table:table-cell>
          <table:table-cell table:formula="of:=LOG([.B20])/LOG([.A20])" office:value-type="float" office:value="1.19170022674966" calcext:value-type="float">
            <text:p>1.1917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7" office:value-type="float" office:value="35.979839" calcext:value-type="float">
            <text:p>35.979839</text:p>
          </table:table-cell>
          <table:table-cell table:formula="of:=LOG([.B21])/LOG([.A21])" office:value-type="float" office:value="1.19602101477298" calcext:value-type="float">
            <text:p>1.1960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7" office:value-type="float" office:value="39.006779" calcext:value-type="float">
            <text:p>39.006779</text:p>
          </table:table-cell>
          <table:table-cell table:formula="of:=LOG([.B22])/LOG([.A22])" office:value-type="float" office:value="1.20338592553683" calcext:value-type="float">
            <text:p>1.20338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7" office:value-type="float" office:value="42.129669" calcext:value-type="float">
            <text:p>42.129669</text:p>
          </table:table-cell>
          <table:table-cell table:formula="of:=LOG([.B23])/LOG([.A23])" office:value-type="float" office:value="1.2101911493521" calcext:value-type="float">
            <text:p>1.21019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7" office:value-type="float" office:value="45.133686" calcext:value-type="float">
            <text:p>45.133686</text:p>
          </table:table-cell>
          <table:table-cell table:formula="of:=LOG([.B24])/LOG([.A24])" office:value-type="float" office:value="1.21500108860364" calcext:value-type="float">
            <text:p>1.21500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7" office:value-type="float" office:value="48.231331" calcext:value-type="float">
            <text:p>48.231331</text:p>
          </table:table-cell>
          <table:table-cell table:formula="of:=LOG([.B25])/LOG([.A25])" office:value-type="float" office:value="1.21961711083009" calcext:value-type="float">
            <text:p>1.2196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7" office:value-type="float" office:value="51.428585" calcext:value-type="float">
            <text:p>51.428585</text:p>
          </table:table-cell>
          <table:table-cell table:formula="of:=LOG([.B26])/LOG([.A26])" office:value-type="float" office:value="1.22409013601667" calcext:value-type="float">
            <text:p>1.22409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7" office:value-type="float" office:value="54.709076" calcext:value-type="float">
            <text:p>54.709076</text:p>
          </table:table-cell>
          <table:table-cell table:formula="of:=LOG([.B27])/LOG([.A27])" office:value-type="float" office:value="1.22833365192795" calcext:value-type="float">
            <text:p>1.22833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7" office:value-type="float" office:value="57.820637" calcext:value-type="float">
            <text:p>57.820637</text:p>
          </table:table-cell>
          <table:table-cell table:formula="of:=LOG([.B28])/LOG([.A28])" office:value-type="float" office:value="1.23105175360076" calcext:value-type="float">
            <text:p>1.23105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7" office:value-type="float" office:value="60.870392" calcext:value-type="float">
            <text:p>60.870392</text:p>
          </table:table-cell>
          <table:table-cell table:formula="of:=LOG([.B29])/LOG([.A29])" office:value-type="float" office:value="1.23304163051597" calcext:value-type="float">
            <text:p>1.23304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7" office:value-type="float" office:value="63.956654" calcext:value-type="float">
            <text:p>63.956654</text:p>
          </table:table-cell>
          <table:table-cell table:formula="of:=LOG([.B30])/LOG([.A30])" office:value-type="float" office:value="1.23487979155898" calcext:value-type="float">
            <text:p>1.23488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7" office:value-type="float" office:value="67.146957" calcext:value-type="float">
            <text:p>67.146957</text:p>
          </table:table-cell>
          <table:table-cell table:formula="of:=LOG([.B31])/LOG([.A31])" office:value-type="float" office:value="1.23688311303793" calcext:value-type="float">
            <text:p>1.23688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7" office:value-type="float" office:value="70.351669" calcext:value-type="float">
            <text:p>70.351669</text:p>
          </table:table-cell>
          <table:table-cell table:formula="of:=LOG([.B32])/LOG([.A32])" office:value-type="float" office:value="1.23864949233341" calcext:value-type="float">
            <text:p>1.23864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7" office:value-type="float" office:value="73.580879" calcext:value-type="float">
            <text:p>73.580879</text:p>
          </table:table-cell>
          <table:table-cell table:formula="of:=LOG([.B33])/LOG([.A33])" office:value-type="float" office:value="1.24025180115829" calcext:value-type="float">
            <text:p>1.24025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6.692421" calcext:value-type="float">
            <text:p>76.692421</text:p>
          </table:table-cell>
          <table:table-cell table:formula="of:=LOG([.B34])/LOG([.A34])" office:value-type="float" office:value="1.24118218354756" calcext:value-type="float">
            <text:p>1.24118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0.127129" calcext:value-type="float">
            <text:p>80.127129</text:p>
          </table:table-cell>
          <table:table-cell table:formula="of:=LOG([.B35])/LOG([.A35])" office:value-type="float" office:value="1.24309878563759" calcext:value-type="float">
            <text:p>1.24309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4.504845" calcext:value-type="float">
            <text:p>84.504845</text:p>
          </table:table-cell>
          <table:table-cell table:formula="of:=LOG([.B36])/LOG([.A36])" office:value-type="float" office:value="1.24792532074591" calcext:value-type="float">
            <text:p>1.24792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8.85923" calcext:value-type="float">
            <text:p>88.85923</text:p>
          </table:table-cell>
          <table:table-cell table:formula="of:=LOG([.B37])/LOG([.A37])" office:value-type="float" office:value="1.25213610119419" calcext:value-type="float">
            <text:p>1.2521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2.936363" calcext:value-type="float">
            <text:p>92.936363</text:p>
          </table:table-cell>
          <table:table-cell table:formula="of:=LOG([.B38])/LOG([.A38])" office:value-type="float" office:value="1.25505899047111" calcext:value-type="float">
            <text:p>1.25505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6.7677" calcext:value-type="float">
            <text:p>96.7677</text:p>
          </table:table-cell>
          <table:table-cell table:formula="of:=LOG([.B39])/LOG([.A39])" office:value-type="float" office:value="1.25696356323769" calcext:value-type="float">
            <text:p>1.25696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.520462" calcext:value-type="float">
            <text:p>100.520462</text:p>
          </table:table-cell>
          <table:table-cell table:formula="of:=LOG([.B40])/LOG([.A40])" office:value-type="float" office:value="1.25843694035713" calcext:value-type="float">
            <text:p>1.25843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4.278259" calcext:value-type="float">
            <text:p>104.278259</text:p>
          </table:table-cell>
          <table:table-cell table:formula="of:=LOG([.B41])/LOG([.A41])" office:value-type="float" office:value="1.25974918706222" calcext:value-type="float">
            <text:p>1.25974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8.280884" calcext:value-type="float">
            <text:p>108.280884</text:p>
          </table:table-cell>
          <table:table-cell table:formula="of:=LOG([.B42])/LOG([.A42])" office:value-type="float" office:value="1.261515474746" calcext:value-type="float">
            <text:p>1.26151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2.467285" calcext:value-type="float">
            <text:p>112.467285</text:p>
          </table:table-cell>
          <table:table-cell table:formula="of:=LOG([.B43])/LOG([.A43])" office:value-type="float" office:value="1.26353125387336" calcext:value-type="float">
            <text:p>1.26353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6.534225" calcext:value-type="float">
            <text:p>116.534225</text:p>
          </table:table-cell>
          <table:table-cell table:formula="of:=LOG([.B44])/LOG([.A44])" office:value-type="float" office:value="1.26507095084687" calcext:value-type="float">
            <text:p>1.26507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20.62648" calcext:value-type="float">
            <text:p>120.62648</text:p>
          </table:table-cell>
          <table:table-cell table:formula="of:=LOG([.B45])/LOG([.A45])" office:value-type="float" office:value="1.2665059874527" calcext:value-type="float">
            <text:p>1.26650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4.741997" calcext:value-type="float">
            <text:p>124.741997</text:p>
          </table:table-cell>
          <table:table-cell table:formula="of:=LOG([.B46])/LOG([.A46])" office:value-type="float" office:value="1.26784226162387" calcext:value-type="float">
            <text:p>1.26784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28.865402" calcext:value-type="float">
            <text:p>128.865402</text:p>
          </table:table-cell>
          <table:table-cell table:formula="of:=LOG([.B47])/LOG([.A47])" office:value-type="float" office:value="1.26905812300742" calcext:value-type="float">
            <text:p>1.26905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33.049652" calcext:value-type="float">
            <text:p>133.049652</text:p>
          </table:table-cell>
          <table:table-cell table:formula="of:=LOG([.B48])/LOG([.A48])" office:value-type="float" office:value="1.27026880208177" calcext:value-type="float">
            <text:p>1.27026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37.309708" calcext:value-type="float">
            <text:p>137.309708</text:p>
          </table:table-cell>
          <table:table-cell table:formula="of:=LOG([.B49])/LOG([.A49])" office:value-type="float" office:value="1.27150179050044" calcext:value-type="float">
            <text:p>1.27150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1.569107" calcext:value-type="float">
            <text:p>141.569107</text:p>
          </table:table-cell>
          <table:table-cell table:formula="of:=LOG([.B50])/LOG([.A50])" office:value-type="float" office:value="1.27261476819918" calcext:value-type="float">
            <text:p>1.2726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5.934494" calcext:value-type="float">
            <text:p>145.934494</text:p>
          </table:table-cell>
          <table:table-cell table:formula="of:=LOG([.B51])/LOG([.A51])" office:value-type="float" office:value="1.273805865374" calcext:value-type="float">
            <text:p>1.27380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50.141998" calcext:value-type="float">
            <text:p>150.141998</text:p>
          </table:table-cell>
          <table:table-cell table:formula="of:=LOG([.B52])/LOG([.A52])" office:value-type="float" office:value="1.27461946886068" calcext:value-type="float">
            <text:p>1.27461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54.633331" calcext:value-type="float">
            <text:p>154.633331</text:p>
          </table:table-cell>
          <table:table-cell table:formula="of:=LOG([.B53])/LOG([.A53])" office:value-type="float" office:value="1.27581517796375" calcext:value-type="float">
            <text:p>1.27581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59.121155" calcext:value-type="float">
            <text:p>159.121155</text:p>
          </table:table-cell>
          <table:table-cell table:formula="of:=LOG([.B54])/LOG([.A54])" office:value-type="float" office:value="1.27690003747265" calcext:value-type="float">
            <text:p>1.2769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63.675323" calcext:value-type="float">
            <text:p>163.675323</text:p>
          </table:table-cell>
          <table:table-cell table:formula="of:=LOG([.B55])/LOG([.A55])" office:value-type="float" office:value="1.27799075359526" calcext:value-type="float">
            <text:p>1.27799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68.128433" calcext:value-type="float">
            <text:p>168.128433</text:p>
          </table:table-cell>
          <table:table-cell table:formula="of:=LOG([.B56])/LOG([.A56])" office:value-type="float" office:value="1.27883755420282" calcext:value-type="float">
            <text:p>1.27883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72.769943" calcext:value-type="float">
            <text:p>172.769943</text:p>
          </table:table-cell>
          <table:table-cell table:formula="of:=LOG([.B57])/LOG([.A57])" office:value-type="float" office:value="1.27987845437857" calcext:value-type="float">
            <text:p>1.27987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77.423416" calcext:value-type="float">
            <text:p>177.423416</text:p>
          </table:table-cell>
          <table:table-cell table:formula="of:=LOG([.B58])/LOG([.A58])" office:value-type="float" office:value="1.28084921847377" calcext:value-type="float">
            <text:p>1.28084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82.075363" calcext:value-type="float">
            <text:p>182.075363</text:p>
          </table:table-cell>
          <table:table-cell table:formula="of:=LOG([.B59])/LOG([.A59])" office:value-type="float" office:value="1.28173715780967" calcext:value-type="float">
            <text:p>1.28173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86.702042" calcext:value-type="float">
            <text:p>186.702042</text:p>
          </table:table-cell>
          <table:table-cell table:formula="of:=LOG([.B60])/LOG([.A60])" office:value-type="float" office:value="1.2825177106924" calcext:value-type="float">
            <text:p>1.28251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91.362427" calcext:value-type="float">
            <text:p>191.362427</text:p>
          </table:table-cell>
          <table:table-cell table:formula="of:=LOG([.B61])/LOG([.A61])" office:value-type="float" office:value="1.28327478885451" calcext:value-type="float">
            <text:p>1.28327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96.111603" calcext:value-type="float">
            <text:p>196.111603</text:p>
          </table:table-cell>
          <table:table-cell table:formula="of:=LOG([.B62])/LOG([.A62])" office:value-type="float" office:value="1.2840782944589" calcext:value-type="float">
            <text:p>1.28407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0.921646" calcext:value-type="float">
            <text:p>200.921646</text:p>
          </table:table-cell>
          <table:table-cell table:formula="of:=LOG([.B63])/LOG([.A63])" office:value-type="float" office:value="1.28489031769333" calcext:value-type="float">
            <text:p>1.28489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5.9366" calcext:value-type="float">
            <text:p>205.9366</text:p>
          </table:table-cell>
          <table:table-cell table:formula="of:=LOG([.B64])/LOG([.A64])" office:value-type="float" office:value="1.28587861758224" calcext:value-type="float">
            <text:p>1.28587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11.016891" calcext:value-type="float">
            <text:p>211.016891</text:p>
          </table:table-cell>
          <table:table-cell table:formula="of:=LOG([.B65])/LOG([.A65])" office:value-type="float" office:value="1.28686911248328" calcext:value-type="float">
            <text:p>1.28686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16.003967" calcext:value-type="float">
            <text:p>216.003967</text:p>
          </table:table-cell>
          <table:table-cell table:formula="of:=LOG([.B66])/LOG([.A66])" office:value-type="float" office:value="1.28768521598875" calcext:value-type="float">
            <text:p>1.28768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20.907883" calcext:value-type="float">
            <text:p>220.907883</text:p>
          </table:table-cell>
          <table:table-cell table:formula="of:=LOG([.B67])/LOG([.A67])" office:value-type="float" office:value="1.2883509806847" calcext:value-type="float">
            <text:p>1.28835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26.146942" calcext:value-type="float">
            <text:p>226.146942</text:p>
          </table:table-cell>
          <table:table-cell table:formula="of:=LOG([.B68])/LOG([.A68])" office:value-type="float" office:value="1.28931778480849" calcext:value-type="float">
            <text:p>1.28931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31.187485" calcext:value-type="float">
            <text:p>231.187485</text:p>
          </table:table-cell>
          <table:table-cell table:formula="of:=LOG([.B69])/LOG([.A69])" office:value-type="float" office:value="1.29001518305868" calcext:value-type="float">
            <text:p>1.29001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36.49765" calcext:value-type="float">
            <text:p>236.49765</text:p>
          </table:table-cell>
          <table:table-cell table:formula="of:=LOG([.B70])/LOG([.A70])" office:value-type="float" office:value="1.29093074663399" calcext:value-type="float">
            <text:p>1.29093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41.427338" calcext:value-type="float">
            <text:p>241.427338</text:p>
          </table:table-cell>
          <table:table-cell table:formula="of:=LOG([.B71])/LOG([.A71])" office:value-type="float" office:value="1.2914145450064" calcext:value-type="float">
            <text:p>1.29141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46.41774" calcext:value-type="float">
            <text:p>246.41774</text:p>
          </table:table-cell>
          <table:table-cell table:formula="of:=LOG([.B72])/LOG([.A72])" office:value-type="float" office:value="1.29191691252296" calcext:value-type="float">
            <text:p>1.29191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51.779312" calcext:value-type="float">
            <text:p>251.779312</text:p>
          </table:table-cell>
          <table:table-cell table:formula="of:=LOG([.B73])/LOG([.A73])" office:value-type="float" office:value="1.29272494132931" calcext:value-type="float">
            <text:p>1.292725</text:p>
          </table:table-cell>
        </table:table-row>
      </table:table>
      <table:table table:name="Managem_amps" table:style-name="ta1">
        <table:shapes>
          <draw:frame draw:z-index="0" draw:style-name="gr1" draw:text-style-name="P1" svg:width="9.2161in" svg:height="5.022in" svg:x="4.9799in" svg:y="0.1858in">
            <draw:object draw:notify-on-update-of-ranges="Managem_amps.A2:Managem_amps.A480 Managem_amps.F1:Managem_amps.F1 Managem_amps.F2:Managem_amps.F480 Managem_amps.A2:Managem_amps.A480 Managem_amps.D1:Managem_amps.D1 Managem_amps.D2:Managem_amps.D48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9.2161in" svg:height="5.022in" svg:x="4.9551in" svg:y="5.5634in">
            <draw:object draw:notify-on-update-of-ranges="Managem_amps.A3:Managem_amps.A490 Managem_amps.F1:Managem_amps.F1 Managem_amps.F3:Managem_amps.F490 Managem_spec.A2:Managem_spec.A300 Managem_spec.C1:Managem_spec.C1 Managem_spec.C2:Managem_spec.C300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ce10"/>
        <table:table-column table:style-name="co3" table:default-cell-style-name="Default"/>
        <table:table-column table:style-name="co3" table:default-cell-style-name="ce7"/>
        <table:table-row table:style-name="ro1">
          <table:table-cell office:value-type="string" calcext:value-type="string">
            <text:p><text:s/>#Gems</text:p>
          </table:table-cell>
          <table:table-cell office:value-type="string" calcext:value-type="string">
            <text:p>Managem</text:p>
          </table:table-cell>
          <table:table-cell office:value-type="string" calcext:value-type="string">
            <text:p>Amps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Growth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6864" calcext:value-type="float">
            <text:p>0.6864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970278" calcext:value-type="float">
            <text:p>0.970278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172911" calcext:value-type="float">
            <text:p>1.172911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435757" calcext:value-type="float">
            <text:p>1.435757</text:p>
          </table:table-cell>
          <table:table-cell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655855" calcext:value-type="float">
            <text:p>1.655855</text:p>
          </table:table-cell>
          <table:table-cell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851742" calcext:value-type="float">
            <text:p>1.85174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9]/[.C9]" office:value-type="float" office:value="2" calcext:value-type="float">
            <text:p>2.0</text:p>
          </table:table-cell>
          <table:table-cell office:value-type="float" office:value="2.69568" calcext:value-type="float">
            <text:p>2.69568</text:p>
          </table:table-cell>
          <table:table-cell table:formula="of:=LOG([.E9])/LOG([.A9])" office:value-type="float" office:value="0.476883082196302" calcext:value-type="float">
            <text:p>0.47688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10]/[.C10]" office:value-type="float" office:value="3" calcext:value-type="float">
            <text:p>3.0</text:p>
          </table:table-cell>
          <table:table-cell office:value-type="float" office:value="3.413619" calcext:value-type="float">
            <text:p>3.413619</text:p>
          </table:table-cell>
          <table:table-cell table:formula="of:=LOG([.E10])/LOG([.A10])" office:value-type="float" office:value="0.558783581574555" calcext:value-type="float">
            <text:p>0.5587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B11]/[.C11]" office:value-type="float" office:value="4" calcext:value-type="float">
            <text:p>4.0</text:p>
          </table:table-cell>
          <table:table-cell office:value-type="float" office:value="3.739177" calcext:value-type="float">
            <text:p>3.739177</text:p>
          </table:table-cell>
          <table:table-cell table:formula="of:=LOG([.E11])/LOG([.A11])" office:value-type="float" office:value="0.572776023673578" calcext:value-type="float">
            <text:p>0.5727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12]/[.C12]" office:value-type="float" office:value="5" calcext:value-type="float">
            <text:p>5.0</text:p>
          </table:table-cell>
          <table:table-cell office:value-type="float" office:value="4.004579" calcext:value-type="float">
            <text:p>4.004579</text:p>
          </table:table-cell>
          <table:table-cell table:formula="of:=LOG([.E12])/LOG([.A12])" office:value-type="float" office:value="0.578606777423632" calcext:value-type="float">
            <text:p>0.5786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B13]/[.C13]" office:value-type="float" office:value="6" calcext:value-type="float">
            <text:p>6.0</text:p>
          </table:table-cell>
          <table:table-cell office:value-type="float" office:value="4.251763" calcext:value-type="float">
            <text:p>4.251763</text:p>
          </table:table-cell>
          <table:table-cell table:formula="of:=LOG([.E13])/LOG([.A13])" office:value-type="float" office:value="0.582449936529295" calcext:value-type="float">
            <text:p>0.5824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B14]/[.C14]" office:value-type="float" office:value="7" calcext:value-type="float">
            <text:p>7.0</text:p>
          </table:table-cell>
          <table:table-cell office:value-type="float" office:value="4.483267" calcext:value-type="float">
            <text:p>4.483267</text:p>
          </table:table-cell>
          <table:table-cell table:formula="of:=LOG([.E14])/LOG([.A14])" office:value-type="float" office:value="0.584944111027638" calcext:value-type="float">
            <text:p>0.5849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B15]/[.C15]" office:value-type="float" office:value="8" calcext:value-type="float">
            <text:p>8.0</text:p>
          </table:table-cell>
          <table:table-cell office:value-type="float" office:value="4.705327" calcext:value-type="float">
            <text:p>4.705327</text:p>
          </table:table-cell>
          <table:table-cell table:formula="of:=LOG([.E15])/LOG([.A15])" office:value-type="float" office:value="0.58683653961372" calcext:value-type="float">
            <text:p>0.5868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B16]/[.C16]" office:value-type="float" office:value="9" calcext:value-type="float">
            <text:p>9.0</text:p>
          </table:table-cell>
          <table:table-cell office:value-type="float" office:value="4.91756" calcext:value-type="float">
            <text:p>4.91756</text:p>
          </table:table-cell>
          <table:table-cell table:formula="of:=LOG([.E16])/LOG([.A16])" office:value-type="float" office:value="0.588176863146834" calcext:value-type="float">
            <text:p>0.5881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B17]/[.C17]" office:value-type="float" office:value="10" calcext:value-type="float">
            <text:p>10.0</text:p>
          </table:table-cell>
          <table:table-cell office:value-type="float" office:value="5.148557" calcext:value-type="float">
            <text:p>5.148557</text:p>
          </table:table-cell>
          <table:table-cell table:formula="of:=LOG([.E17])/LOG([.A17])" office:value-type="float" office:value="0.591042035226689" calcext:value-type="float">
            <text:p>0.59104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B18]/[.C18]" office:value-type="float" office:value="11" calcext:value-type="float">
            <text:p>11.0</text:p>
          </table:table-cell>
          <table:table-cell office:value-type="float" office:value="5.356042" calcext:value-type="float">
            <text:p>5.356042</text:p>
          </table:table-cell>
          <table:table-cell table:formula="of:=LOG([.E18])/LOG([.A18])" office:value-type="float" office:value="0.592339886084403" calcext:value-type="float">
            <text:p>0.59234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B19]/[.C19]" office:value-type="float" office:value="12" calcext:value-type="float">
            <text:p>12.0</text:p>
          </table:table-cell>
          <table:table-cell office:value-type="float" office:value="5.568576" calcext:value-type="float">
            <text:p>5.568576</text:p>
          </table:table-cell>
          <table:table-cell table:formula="of:=LOG([.E19])/LOG([.A19])" office:value-type="float" office:value="0.594089449312722" calcext:value-type="float">
            <text:p>0.59408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B20]/[.C20]" office:value-type="float" office:value="13" calcext:value-type="float">
            <text:p>13.0</text:p>
          </table:table-cell>
          <table:table-cell office:value-type="float" office:value="5.760741" calcext:value-type="float">
            <text:p>5.760741</text:p>
          </table:table-cell>
          <table:table-cell table:formula="of:=LOG([.E20])/LOG([.A20])" office:value-type="float" office:value="0.594702802352755" calcext:value-type="float">
            <text:p>0.5947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B21]/[.C21]" office:value-type="float" office:value="14" calcext:value-type="float">
            <text:p>14.0</text:p>
          </table:table-cell>
          <table:table-cell office:value-type="float" office:value="5.938044" calcext:value-type="float">
            <text:p>5.938044</text:p>
          </table:table-cell>
          <table:table-cell table:formula="of:=LOG([.E21])/LOG([.A21])" office:value-type="float" office:value="0.594639181191948" calcext:value-type="float">
            <text:p>0.59463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B22]/[.C22]" office:value-type="float" office:value="15" calcext:value-type="float">
            <text:p>15.0</text:p>
          </table:table-cell>
          <table:table-cell office:value-type="float" office:value="6.125638" calcext:value-type="float">
            <text:p>6.125638</text:p>
          </table:table-cell>
          <table:table-cell table:formula="of:=LOG([.E22])/LOG([.A22])" office:value-type="float" office:value="0.595325852033065" calcext:value-type="float">
            <text:p>0.59532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B23]/[.C23]" office:value-type="float" office:value="16" calcext:value-type="float">
            <text:p>16.0</text:p>
          </table:table-cell>
          <table:table-cell office:value-type="float" office:value="6.31345" calcext:value-type="float">
            <text:p>6.31345</text:p>
          </table:table-cell>
          <table:table-cell table:formula="of:=LOG([.E23])/LOG([.A23])" office:value-type="float" office:value="0.596136192282227" calcext:value-type="float">
            <text:p>0.59613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B24]/[.C24]" office:value-type="float" office:value="5.5" calcext:value-type="float">
            <text:p>5.5</text:p>
          </table:table-cell>
          <table:table-cell office:value-type="float" office:value="6.534946" calcext:value-type="float">
            <text:p>6.534946</text:p>
          </table:table-cell>
          <table:table-cell table:formula="of:=LOG([.E24])/LOG([.A24])" office:value-type="float" office:value="0.598682043266859" calcext:value-type="float">
            <text:p>0.59868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B25]/[.C25]" office:value-type="float" office:value="6" calcext:value-type="float">
            <text:p>6.0</text:p>
          </table:table-cell>
          <table:table-cell office:value-type="float" office:value="6.750863" calcext:value-type="float">
            <text:p>6.750863</text:p>
          </table:table-cell>
          <table:table-cell table:formula="of:=LOG([.E25])/LOG([.A25])" office:value-type="float" office:value="0.600893015193157" calcext:value-type="float">
            <text:p>0.60089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B26]/[.C26]" office:value-type="float" office:value="6.5" calcext:value-type="float">
            <text:p>6.5</text:p>
          </table:table-cell>
          <table:table-cell office:value-type="float" office:value="6.958639" calcext:value-type="float">
            <text:p>6.958639</text:p>
          </table:table-cell>
          <table:table-cell table:formula="of:=LOG([.E26])/LOG([.A26])" office:value-type="float" office:value="0.602689887649563" calcext:value-type="float">
            <text:p>0.60269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B27]/[.C27]" office:value-type="float" office:value="7" calcext:value-type="float">
            <text:p>7.0</text:p>
          </table:table-cell>
          <table:table-cell office:value-type="float" office:value="7.156719" calcext:value-type="float">
            <text:p>7.156719</text:p>
          </table:table-cell>
          <table:table-cell table:formula="of:=LOG([.E27])/LOG([.A27])" office:value-type="float" office:value="0.604049515647586" calcext:value-type="float">
            <text:p>0.60405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B28]/[.C28]" office:value-type="float" office:value="7.5" calcext:value-type="float">
            <text:p>7.5</text:p>
          </table:table-cell>
          <table:table-cell office:value-type="float" office:value="7.340058" calcext:value-type="float">
            <text:p>7.340058</text:p>
          </table:table-cell>
          <table:table-cell table:formula="of:=LOG([.E28])/LOG([.A28])" office:value-type="float" office:value="0.604807466371712" calcext:value-type="float">
            <text:p>0.60480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B29]/[.C29]" office:value-type="float" office:value="8" calcext:value-type="float">
            <text:p>8.0</text:p>
          </table:table-cell>
          <table:table-cell office:value-type="float" office:value="7.536667" calcext:value-type="float">
            <text:p>7.536667</text:p>
          </table:table-cell>
          <table:table-cell table:formula="of:=LOG([.E29])/LOG([.A29])" office:value-type="float" office:value="0.606139279771813" calcext:value-type="float">
            <text:p>0.60613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B30]/[.C30]" office:value-type="float" office:value="8.5" calcext:value-type="float">
            <text:p>8.5</text:p>
          </table:table-cell>
          <table:table-cell office:value-type="float" office:value="7.713785" calcext:value-type="float">
            <text:p>7.713785</text:p>
          </table:table-cell>
          <table:table-cell table:formula="of:=LOG([.E30])/LOG([.A30])" office:value-type="float" office:value="0.606720968737452" calcext:value-type="float">
            <text:p>0.6067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B31]/[.C31]" office:value-type="float" office:value="9" calcext:value-type="float">
            <text:p>9.0</text:p>
          </table:table-cell>
          <table:table-cell office:value-type="float" office:value="7.892879" calcext:value-type="float">
            <text:p>7.892879</text:p>
          </table:table-cell>
          <table:table-cell table:formula="of:=LOG([.E31])/LOG([.A31])" office:value-type="float" office:value="0.60742166029772" calcext:value-type="float">
            <text:p>0.60742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.B32]/[.C32]" office:value-type="float" office:value="9.5" calcext:value-type="float">
            <text:p>9.5</text:p>
          </table:table-cell>
          <table:table-cell office:value-type="float" office:value="8.071697" calcext:value-type="float">
            <text:p>8.071697</text:p>
          </table:table-cell>
          <table:table-cell table:formula="of:=LOG([.E32])/LOG([.A32])" office:value-type="float" office:value="0.608145464972507" calcext:value-type="float">
            <text:p>0.60814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B33]/[.C33]" office:value-type="float" office:value="10" calcext:value-type="float">
            <text:p>10.0</text:p>
          </table:table-cell>
          <table:table-cell office:value-type="float" office:value="8.250706" calcext:value-type="float">
            <text:p>8.250706</text:p>
          </table:table-cell>
          <table:table-cell table:formula="of:=LOG([.E33])/LOG([.A33])" office:value-type="float" office:value="0.60890351475945" calcext:value-type="float">
            <text:p>0.60890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[.B34]/[.C34]" office:value-type="float" office:value="10.5" calcext:value-type="float">
            <text:p>10.5</text:p>
          </table:table-cell>
          <table:table-cell office:value-type="float" office:value="8.410275" calcext:value-type="float">
            <text:p>8.410275</text:p>
          </table:table-cell>
          <table:table-cell table:formula="of:=LOG([.E34])/LOG([.A34])" office:value-type="float" office:value="0.609023185330904" calcext:value-type="float">
            <text:p>0.60902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[.B35]/[.C35]" office:value-type="float" office:value="11" calcext:value-type="float">
            <text:p>11.0</text:p>
          </table:table-cell>
          <table:table-cell office:value-type="float" office:value="8.568661" calcext:value-type="float">
            <text:p>8.568661</text:p>
          </table:table-cell>
          <table:table-cell table:formula="of:=LOG([.E35])/LOG([.A35])" office:value-type="float" office:value="0.609158213603025" calcext:value-type="float">
            <text:p>0.60915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B36]/[.C36]" office:value-type="float" office:value="11.5" calcext:value-type="float">
            <text:p>11.5</text:p>
          </table:table-cell>
          <table:table-cell office:value-type="float" office:value="8.727217" calcext:value-type="float">
            <text:p>8.727217</text:p>
          </table:table-cell>
          <table:table-cell table:formula="of:=LOG([.E36])/LOG([.A36])" office:value-type="float" office:value="0.60934864766091" calcext:value-type="float">
            <text:p>0.60934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B37]/[.C37]" office:value-type="float" office:value="12" calcext:value-type="float">
            <text:p>12.0</text:p>
          </table:table-cell>
          <table:table-cell office:value-type="float" office:value="8.885175" calcext:value-type="float">
            <text:p>8.885175</text:p>
          </table:table-cell>
          <table:table-cell table:formula="of:=LOG([.E37])/LOG([.A37])" office:value-type="float" office:value="0.60956400539376" calcext:value-type="float">
            <text:p>0.60956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[.B38]/[.C38]" office:value-type="float" office:value="12.5" calcext:value-type="float">
            <text:p>12.5</text:p>
          </table:table-cell>
          <table:table-cell office:value-type="float" office:value="9.032221" calcext:value-type="float">
            <text:p>9.032221</text:p>
          </table:table-cell>
          <table:table-cell table:formula="of:=LOG([.E38])/LOG([.A38])" office:value-type="float" office:value="0.609484443663977" calcext:value-type="float">
            <text:p>0.60948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B39]/[.C39]" office:value-type="float" office:value="6.66666666666667" calcext:value-type="float">
            <text:p>6.7</text:p>
          </table:table-cell>
          <table:table-cell office:value-type="float" office:value="9.201263" calcext:value-type="float">
            <text:p>9.201263</text:p>
          </table:table-cell>
          <table:table-cell table:formula="of:=LOG([.E39])/LOG([.A39])" office:value-type="float" office:value="0.610113591758396" calcext:value-type="float">
            <text:p>0.61011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[.B40]/[.C40]" office:value-type="float" office:value="7" calcext:value-type="float">
            <text:p>7.0</text:p>
          </table:table-cell>
          <table:table-cell office:value-type="float" office:value="9.367986" calcext:value-type="float">
            <text:p>9.367986</text:p>
          </table:table-cell>
          <table:table-cell table:formula="of:=LOG([.E40])/LOG([.A40])" office:value-type="float" office:value="0.610689364053337" calcext:value-type="float">
            <text:p>0.61068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B41]/[.C41]" office:value-type="float" office:value="7.33333333333333" calcext:value-type="float">
            <text:p>7.3</text:p>
          </table:table-cell>
          <table:table-cell office:value-type="float" office:value="9.530446" calcext:value-type="float">
            <text:p>9.530446</text:p>
          </table:table-cell>
          <table:table-cell table:formula="of:=LOG([.E41])/LOG([.A41])" office:value-type="float" office:value="0.611158901827776" calcext:value-type="float">
            <text:p>0.61115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formula="of:=[.B42]/[.C42]" office:value-type="float" office:value="7.66666666666667" calcext:value-type="float">
            <text:p>7.7</text:p>
          </table:table-cell>
          <table:table-cell office:value-type="float" office:value="9.692142" calcext:value-type="float">
            <text:p>9.692142</text:p>
          </table:table-cell>
          <table:table-cell table:formula="of:=LOG([.E42])/LOG([.A42])" office:value-type="float" office:value="0.611625522087" calcext:value-type="float">
            <text:p>0.61162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[.B43]/[.C43]" office:value-type="float" office:value="8" calcext:value-type="float">
            <text:p>8.0</text:p>
          </table:table-cell>
          <table:table-cell office:value-type="float" office:value="9.85401" calcext:value-type="float">
            <text:p>9.85401</text:p>
          </table:table-cell>
          <table:table-cell table:formula="of:=LOG([.E43])/LOG([.A43])" office:value-type="float" office:value="0.61211361960567" calcext:value-type="float">
            <text:p>0.61211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[.B44]/[.C44]" office:value-type="float" office:value="8.33333333333333" calcext:value-type="float">
            <text:p>8.3</text:p>
          </table:table-cell>
          <table:table-cell office:value-type="float" office:value="10.0016" calcext:value-type="float">
            <text:p>10.0016</text:p>
          </table:table-cell>
          <table:table-cell table:formula="of:=LOG([.E44])/LOG([.A44])" office:value-type="float" office:value="0.612236788621599" calcext:value-type="float">
            <text:p>0.61223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formula="of:=[.B45]/[.C45]" office:value-type="float" office:value="8.66666666666667" calcext:value-type="float">
            <text:p>8.7</text:p>
          </table:table-cell>
          <table:table-cell office:value-type="float" office:value="10.165726" calcext:value-type="float">
            <text:p>10.165726</text:p>
          </table:table-cell>
          <table:table-cell table:formula="of:=LOG([.E45])/LOG([.A45])" office:value-type="float" office:value="0.612818619153936" calcext:value-type="float">
            <text:p>0.61281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formula="of:=[.B46]/[.C46]" office:value-type="float" office:value="9" calcext:value-type="float">
            <text:p>9.0</text:p>
          </table:table-cell>
          <table:table-cell office:value-type="float" office:value="10.329833" calcext:value-type="float">
            <text:p>10.329833</text:p>
          </table:table-cell>
          <table:table-cell table:formula="of:=LOG([.E46])/LOG([.A46])" office:value-type="float" office:value="0.613407708923633" calcext:value-type="float">
            <text:p>0.61340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formula="of:=[.B47]/[.C47]" office:value-type="float" office:value="9.33333333333333" calcext:value-type="float">
            <text:p>9.3</text:p>
          </table:table-cell>
          <table:table-cell office:value-type="float" office:value="10.479458" calcext:value-type="float">
            <text:p>10.479458</text:p>
          </table:table-cell>
          <table:table-cell table:formula="of:=LOG([.E47])/LOG([.A47])" office:value-type="float" office:value="0.613642469141321" calcext:value-type="float">
            <text:p>0.61364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formula="of:=[.B48]/[.C48]" office:value-type="float" office:value="9.66666666666667" calcext:value-type="float">
            <text:p>9.7</text:p>
          </table:table-cell>
          <table:table-cell office:value-type="float" office:value="10.618455" calcext:value-type="float">
            <text:p>10.618455</text:p>
          </table:table-cell>
          <table:table-cell table:formula="of:=LOG([.E48])/LOG([.A48])" office:value-type="float" office:value="0.613637130159679" calcext:value-type="float">
            <text:p>0.61363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49]/[.C49]" office:value-type="float" office:value="10" calcext:value-type="float">
            <text:p>10.0</text:p>
          </table:table-cell>
          <table:table-cell office:value-type="float" office:value="10.75575" calcext:value-type="float">
            <text:p>10.75575</text:p>
          </table:table-cell>
          <table:table-cell table:formula="of:=LOG([.E49])/LOG([.A49])" office:value-type="float" office:value="0.613618483928375" calcext:value-type="float">
            <text:p>0.61361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formula="of:=[.B50]/[.C50]" office:value-type="float" office:value="6.25" calcext:value-type="float">
            <text:p>6.3</text:p>
          </table:table-cell>
          <table:table-cell office:value-type="float" office:value="10.895233" calcext:value-type="float">
            <text:p>10.895233</text:p>
          </table:table-cell>
          <table:table-cell table:formula="of:=LOG([.E50])/LOG([.A50])" office:value-type="float" office:value="0.613678220262183" calcext:value-type="float">
            <text:p>0.61367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formula="of:=[.B51]/[.C51]" office:value-type="float" office:value="6.5" calcext:value-type="float">
            <text:p>6.5</text:p>
          </table:table-cell>
          <table:table-cell office:value-type="float" office:value="11.063258" calcext:value-type="float">
            <text:p>11.063258</text:p>
          </table:table-cell>
          <table:table-cell table:formula="of:=LOG([.E51])/LOG([.A51])" office:value-type="float" office:value="0.614421112663581" calcext:value-type="float">
            <text:p>0.61442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formula="of:=[.B52]/[.C52]" office:value-type="float" office:value="6.75" calcext:value-type="float">
            <text:p>6.8</text:p>
          </table:table-cell>
          <table:table-cell office:value-type="float" office:value="11.231284" calcext:value-type="float">
            <text:p>11.231284</text:p>
          </table:table-cell>
          <table:table-cell table:formula="of:=LOG([.E52])/LOG([.A52])" office:value-type="float" office:value="0.615160316032866" calcext:value-type="float">
            <text:p>0.61516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formula="of:=[.B53]/[.C53]" office:value-type="float" office:value="7" calcext:value-type="float">
            <text:p>7.0</text:p>
          </table:table-cell>
          <table:table-cell office:value-type="float" office:value="11.380909" calcext:value-type="float">
            <text:p>11.380909</text:p>
          </table:table-cell>
          <table:table-cell table:formula="of:=LOG([.E53])/LOG([.A53])" office:value-type="float" office:value="0.615486534290134" calcext:value-type="float">
            <text:p>0.61548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formula="of:=[.B54]/[.C54]" office:value-type="float" office:value="7.25" calcext:value-type="float">
            <text:p>7.3</text:p>
          </table:table-cell>
          <table:table-cell office:value-type="float" office:value="11.531863" calcext:value-type="float">
            <text:p>11.531863</text:p>
          </table:table-cell>
          <table:table-cell table:formula="of:=LOG([.E54])/LOG([.A54])" office:value-type="float" office:value="0.615852424194139" calcext:value-type="float">
            <text:p>0.61585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55]/[.C55]" office:value-type="float" office:value="7.5" calcext:value-type="float">
            <text:p>7.5</text:p>
          </table:table-cell>
          <table:table-cell office:value-type="float" office:value="11.669158" calcext:value-type="float">
            <text:p>11.669158</text:p>
          </table:table-cell>
          <table:table-cell table:formula="of:=LOG([.E55])/LOG([.A55])" office:value-type="float" office:value="0.615933597176854" calcext:value-type="float">
            <text:p>0.61593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formula="of:=[.B56]/[.C56]" office:value-type="float" office:value="7.75" calcext:value-type="float">
            <text:p>7.8</text:p>
          </table:table-cell>
          <table:table-cell office:value-type="float" office:value="11.806452" calcext:value-type="float">
            <text:p>11.806452</text:p>
          </table:table-cell>
          <table:table-cell table:formula="of:=LOG([.E56])/LOG([.A56])" office:value-type="float" office:value="0.616032170921145" calcext:value-type="float">
            <text:p>0.61603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[.B57]/[.C57]" office:value-type="float" office:value="8" calcext:value-type="float">
            <text:p>8.0</text:p>
          </table:table-cell>
          <table:table-cell office:value-type="float" office:value="11.941385" calcext:value-type="float">
            <text:p>11.941385</text:p>
          </table:table-cell>
          <table:table-cell table:formula="of:=LOG([.E57])/LOG([.A57])" office:value-type="float" office:value="0.616097744600884" calcext:value-type="float">
            <text:p>0.61609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formula="of:=[.B58]/[.C58]" office:value-type="float" office:value="8.25" calcext:value-type="float">
            <text:p>8.3</text:p>
          </table:table-cell>
          <table:table-cell office:value-type="float" office:value="12.078679" calcext:value-type="float">
            <text:p>12.078679</text:p>
          </table:table-cell>
          <table:table-cell table:formula="of:=LOG([.E58])/LOG([.A58])" office:value-type="float" office:value="0.616228107727367" calcext:value-type="float">
            <text:p>0.61622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formula="of:=[.B59]/[.C59]" office:value-type="float" office:value="5.6" calcext:value-type="float">
            <text:p>5.6</text:p>
          </table:table-cell>
          <table:table-cell office:value-type="float" office:value="12.211116" calcext:value-type="float">
            <text:p>12.211116</text:p>
          </table:table-cell>
          <table:table-cell table:formula="of:=LOG([.E59])/LOG([.A59])" office:value-type="float" office:value="0.616274302566926" calcext:value-type="float">
            <text:p>0.61627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formula="of:=[.B60]/[.C60]" office:value-type="float" office:value="5.8" calcext:value-type="float">
            <text:p>5.8</text:p>
          </table:table-cell>
          <table:table-cell office:value-type="float" office:value="12.362724" calcext:value-type="float">
            <text:p>12.362724</text:p>
          </table:table-cell>
          <table:table-cell table:formula="of:=LOG([.E60])/LOG([.A60])" office:value-type="float" office:value="0.616716793086857" calcext:value-type="float">
            <text:p>0.61671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61]/[.C61]" office:value-type="float" office:value="6" calcext:value-type="float">
            <text:p>6.0</text:p>
          </table:table-cell>
          <table:table-cell office:value-type="float" office:value="12.500019" calcext:value-type="float">
            <text:p>12.500019</text:p>
          </table:table-cell>
          <table:table-cell table:formula="of:=LOG([.E61])/LOG([.A61])" office:value-type="float" office:value="0.616882659952861" calcext:value-type="float">
            <text:p>0.61688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formula="of:=[.B62]/[.C62]" office:value-type="float" office:value="6.2" calcext:value-type="float">
            <text:p>6.2</text:p>
          </table:table-cell>
          <table:table-cell office:value-type="float" office:value="12.637314" calcext:value-type="float">
            <text:p>12.637314</text:p>
          </table:table-cell>
          <table:table-cell table:formula="of:=LOG([.E62])/LOG([.A62])" office:value-type="float" office:value="0.617059523096679" calcext:value-type="float">
            <text:p>0.61706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formula="of:=[.B63]/[.C63]" office:value-type="float" office:value="6.4" calcext:value-type="float">
            <text:p>6.4</text:p>
          </table:table-cell>
          <table:table-cell office:value-type="float" office:value="12.772246" calcext:value-type="float">
            <text:p>12.772246</text:p>
          </table:table-cell>
          <table:table-cell table:formula="of:=LOG([.E63])/LOG([.A63])" office:value-type="float" office:value="0.617201742880102" calcext:value-type="float">
            <text:p>0.61720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formula="of:=[.B64]/[.C64]" office:value-type="float" office:value="6.6" calcext:value-type="float">
            <text:p>6.6</text:p>
          </table:table-cell>
          <table:table-cell office:value-type="float" office:value="12.909542" calcext:value-type="float">
            <text:p>12.909542</text:p>
          </table:table-cell>
          <table:table-cell table:formula="of:=LOG([.E64])/LOG([.A64])" office:value-type="float" office:value="0.617398877125632" calcext:value-type="float">
            <text:p>0.61739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formula="of:=[.B65]/[.C65]" office:value-type="float" office:value="6.8" calcext:value-type="float">
            <text:p>6.8</text:p>
          </table:table-cell>
          <table:table-cell office:value-type="float" office:value="13.043041" calcext:value-type="float">
            <text:p>13.043041</text:p>
          </table:table-cell>
          <table:table-cell table:formula="of:=LOG([.E65])/LOG([.A65])" office:value-type="float" office:value="0.617534728280239" calcext:value-type="float">
            <text:p>0.61753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[.B66]/[.C66]" office:value-type="float" office:value="7" calcext:value-type="float">
            <text:p>7.0</text:p>
          </table:table-cell>
          <table:table-cell office:value-type="float" office:value="13.172998" calcext:value-type="float">
            <text:p>13.172998</text:p>
          </table:table-cell>
          <table:table-cell table:formula="of:=LOG([.E66])/LOG([.A66])" office:value-type="float" office:value="0.617616182143644" calcext:value-type="float">
            <text:p>0.61761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67]/[.C67]" office:value-type="float" office:value="5" calcext:value-type="float">
            <text:p>5.0</text:p>
          </table:table-cell>
          <table:table-cell office:value-type="float" office:value="13.303819" calcext:value-type="float">
            <text:p>13.303819</text:p>
          </table:table-cell>
          <table:table-cell table:formula="of:=LOG([.E67])/LOG([.A67])" office:value-type="float" office:value="0.617724203120245" calcext:value-type="float">
            <text:p>0.61772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formula="of:=[.B68]/[.C68]" office:value-type="float" office:value="5.16666666666667" calcext:value-type="float">
            <text:p>5.2</text:p>
          </table:table-cell>
          <table:table-cell office:value-type="float" office:value="13.441396" calcext:value-type="float">
            <text:p>13.441396</text:p>
          </table:table-cell>
          <table:table-cell table:formula="of:=LOG([.E68])/LOG([.A68])" office:value-type="float" office:value="0.617961747492725" calcext:value-type="float">
            <text:p>0.61796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formula="of:=[.B69]/[.C69]" office:value-type="float" office:value="5.33333333333333" calcext:value-type="float">
            <text:p>5.3</text:p>
          </table:table-cell>
          <table:table-cell office:value-type="float" office:value="13.58011" calcext:value-type="float">
            <text:p>13.58011</text:p>
          </table:table-cell>
          <table:table-cell table:formula="of:=LOG([.E69])/LOG([.A69])" office:value-type="float" office:value="0.618225253871446" calcext:value-type="float">
            <text:p>0.61822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formula="of:=[.B70]/[.C70]" office:value-type="float" office:value="5.5" calcext:value-type="float">
            <text:p>5.5</text:p>
          </table:table-cell>
          <table:table-cell office:value-type="float" office:value="13.716438" calcext:value-type="float">
            <text:p>13.716438</text:p>
          </table:table-cell>
          <table:table-cell table:formula="of:=LOG([.E70])/LOG([.A70])" office:value-type="float" office:value="0.618452786852653" calcext:value-type="float">
            <text:p>0.61845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formula="of:=[.B71]/[.C71]" office:value-type="float" office:value="5.66666666666667" calcext:value-type="float">
            <text:p>5.7</text:p>
          </table:table-cell>
          <table:table-cell office:value-type="float" office:value="13.855152" calcext:value-type="float">
            <text:p>13.855152</text:p>
          </table:table-cell>
          <table:table-cell table:formula="of:=LOG([.E71])/LOG([.A71])" office:value-type="float" office:value="0.618726631256728" calcext:value-type="float">
            <text:p>0.61872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formula="of:=[.B72]/[.C72]" office:value-type="float" office:value="5.83333333333333" calcext:value-type="float">
            <text:p>5.8</text:p>
          </table:table-cell>
          <table:table-cell office:value-type="float" office:value="13.984829" calcext:value-type="float">
            <text:p>13.984829</text:p>
          </table:table-cell>
          <table:table-cell table:formula="of:=LOG([.E72])/LOG([.A72])" office:value-type="float" office:value="0.618853203920083" calcext:value-type="float">
            <text:p>0.61885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formula="of:=[.B73]/[.C73]" office:value-type="float" office:value="6" calcext:value-type="float">
            <text:p>6.0</text:p>
          </table:table-cell>
          <table:table-cell office:value-type="float" office:value="14.114409" calcext:value-type="float">
            <text:p>14.114409</text:p>
          </table:table-cell>
          <table:table-cell table:formula="of:=LOG([.E73])/LOG([.A73])" office:value-type="float" office:value="0.618985938300749" calcext:value-type="float">
            <text:p>0.61898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formula="of:=[.B74]/[.C74]" office:value-type="float" office:value="6.16666666666667" calcext:value-type="float">
            <text:p>6.2</text:p>
          </table:table-cell>
          <table:table-cell office:value-type="float" office:value="14.239166" calcext:value-type="float">
            <text:p>14.239166</text:p>
          </table:table-cell>
          <table:table-cell table:formula="of:=LOG([.E74])/LOG([.A74])" office:value-type="float" office:value="0.619047067868809" calcext:value-type="float">
            <text:p>0.61904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formula="of:=[.B75]/[.C75]" office:value-type="float" office:value="8.8" calcext:value-type="float">
            <text:p>8.8</text:p>
          </table:table-cell>
          <table:table-cell office:value-type="float" office:value="14.375516" calcext:value-type="float">
            <text:p>14.375516</text:p>
          </table:table-cell>
          <table:table-cell table:formula="of:=LOG([.E75])/LOG([.A75])" office:value-type="float" office:value="0.619304407338087" calcext:value-type="float">
            <text:p>0.61930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formula="of:=[.B76]/[.C76]" office:value-type="float" office:value="9" calcext:value-type="float">
            <text:p>9.0</text:p>
          </table:table-cell>
          <table:table-cell office:value-type="float" office:value="14.513503" calcext:value-type="float">
            <text:p>14.513503</text:p>
          </table:table-cell>
          <table:table-cell table:formula="of:=LOG([.E76])/LOG([.A76])" office:value-type="float" office:value="0.619591620665407" calcext:value-type="float">
            <text:p>0.61959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formula="of:=[.B77]/[.C77]" office:value-type="float" office:value="9.2" calcext:value-type="float">
            <text:p>9.2</text:p>
          </table:table-cell>
          <table:table-cell office:value-type="float" office:value="14.644199" calcext:value-type="float">
            <text:p>14.644199</text:p>
          </table:table-cell>
          <table:table-cell table:formula="of:=LOG([.E77])/LOG([.A77])" office:value-type="float" office:value="0.619766693871639" calcext:value-type="float">
            <text:p>0.61976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table:formula="of:=[.B78]/[.C78]" office:value-type="float" office:value="9.4" calcext:value-type="float">
            <text:p>9.4</text:p>
          </table:table-cell>
          <table:table-cell office:value-type="float" office:value="14.783431" calcext:value-type="float">
            <text:p>14.783431</text:p>
          </table:table-cell>
          <table:table-cell table:formula="of:=LOG([.E78])/LOG([.A78])" office:value-type="float" office:value="0.620080036977144" calcext:value-type="float">
            <text:p>0.62008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[.B79]/[.C79]" office:value-type="float" office:value="7" calcext:value-type="float">
            <text:p>7.0</text:p>
          </table:table-cell>
          <table:table-cell office:value-type="float" office:value="14.92651" calcext:value-type="float">
            <text:p>14.92651</text:p>
          </table:table-cell>
          <table:table-cell table:formula="of:=LOG([.E79])/LOG([.A79])" office:value-type="float" office:value="0.620454323256746" calcext:value-type="float">
            <text:p>0.62045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table:formula="of:=[.B80]/[.C80]" office:value-type="float" office:value="7.16666666666667" calcext:value-type="float">
            <text:p>7.2</text:p>
          </table:table-cell>
          <table:table-cell office:value-type="float" office:value="15.072919" calcext:value-type="float">
            <text:p>15.072919</text:p>
          </table:table-cell>
          <table:table-cell table:formula="of:=LOG([.E80])/LOG([.A80])" office:value-type="float" office:value="0.620879292205067" calcext:value-type="float">
            <text:p>0.6208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formula="of:=[.B81]/[.C81]" office:value-type="float" office:value="7.33333333333333" calcext:value-type="float">
            <text:p>7.3</text:p>
          </table:table-cell>
          <table:table-cell office:value-type="float" office:value="15.215616" calcext:value-type="float">
            <text:p>15.215616</text:p>
          </table:table-cell>
          <table:table-cell table:formula="of:=LOG([.E81])/LOG([.A81])" office:value-type="float" office:value="0.62124731222546" calcext:value-type="float">
            <text:p>0.62124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table:formula="of:=[.B82]/[.C82]" office:value-type="float" office:value="7.5" calcext:value-type="float">
            <text:p>7.5</text:p>
          </table:table-cell>
          <table:table-cell office:value-type="float" office:value="15.355858" calcext:value-type="float">
            <text:p>15.355858</text:p>
          </table:table-cell>
          <table:table-cell table:formula="of:=LOG([.E82])/LOG([.A82])" office:value-type="float" office:value="0.621578936006511" calcext:value-type="float">
            <text:p>0.62157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[.B83]/[.C83]" office:value-type="float" office:value="7.66666666666667" calcext:value-type="float">
            <text:p>7.7</text:p>
          </table:table-cell>
          <table:table-cell office:value-type="float" office:value="15.491669" calcext:value-type="float">
            <text:p>15.491669</text:p>
          </table:table-cell>
          <table:table-cell table:formula="of:=LOG([.E83])/LOG([.A83])" office:value-type="float" office:value="0.621846376362464" calcext:value-type="float">
            <text:p>0.62184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table:formula="of:=[.B84]/[.C84]" office:value-type="float" office:value="7.83333333333333" calcext:value-type="float">
            <text:p>7.8</text:p>
          </table:table-cell>
          <table:table-cell office:value-type="float" office:value="15.633275" calcext:value-type="float">
            <text:p>15.633275</text:p>
          </table:table-cell>
          <table:table-cell table:formula="of:=LOG([.E84])/LOG([.A84])" office:value-type="float" office:value="0.622199780318583" calcext:value-type="float">
            <text:p>0.6222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formula="of:=[.B85]/[.C85]" office:value-type="float" office:value="8" calcext:value-type="float">
            <text:p>8.0</text:p>
          </table:table-cell>
          <table:table-cell office:value-type="float" office:value="15.762953" calcext:value-type="float">
            <text:p>15.762953</text:p>
          </table:table-cell>
          <table:table-cell table:formula="of:=LOG([.E85])/LOG([.A85])" office:value-type="float" office:value="0.622382410551015" calcext:value-type="float">
            <text:p>0.62238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formula="of:=[.B86]/[.C86]" office:value-type="float" office:value="8.16666666666667" calcext:value-type="float">
            <text:p>8.2</text:p>
          </table:table-cell>
          <table:table-cell office:value-type="float" office:value="15.891191" calcext:value-type="float">
            <text:p>15.891191</text:p>
          </table:table-cell>
          <table:table-cell table:formula="of:=LOG([.E86])/LOG([.A86])" office:value-type="float" office:value="0.622548287241717" calcext:value-type="float">
            <text:p>0.62254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formula="of:=[.B87]/[.C87]" office:value-type="float" office:value="8.33333333333333" calcext:value-type="float">
            <text:p>8.3</text:p>
          </table:table-cell>
          <table:table-cell office:value-type="float" office:value="16.020868" calcext:value-type="float">
            <text:p>16.020868</text:p>
          </table:table-cell>
          <table:table-cell table:formula="of:=LOG([.E87])/LOG([.A87])" office:value-type="float" office:value="0.622738178672698" calcext:value-type="float">
            <text:p>0.62273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table:formula="of:=[.B88]/[.C88]" office:value-type="float" office:value="8.5" calcext:value-type="float">
            <text:p>8.5</text:p>
          </table:table-cell>
          <table:table-cell office:value-type="float" office:value="16.149104" calcext:value-type="float">
            <text:p>16.149104</text:p>
          </table:table-cell>
          <table:table-cell table:formula="of:=LOG([.E88])/LOG([.A88])" office:value-type="float" office:value="0.622911285754691" calcext:value-type="float">
            <text:p>0.62291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table:formula="of:=[.B89]/[.C89]" office:value-type="float" office:value="8.66666666666667" calcext:value-type="float">
            <text:p>8.7</text:p>
          </table:table-cell>
          <table:table-cell office:value-type="float" office:value="16.275134" calcext:value-type="float">
            <text:p>16.275134</text:p>
          </table:table-cell>
          <table:table-cell table:formula="of:=LOG([.E89])/LOG([.A89])" office:value-type="float" office:value="0.623057531103518" calcext:value-type="float">
            <text:p>0.62305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table:formula="of:=[.B90]/[.C90]" office:value-type="float" office:value="8.83333333333333" calcext:value-type="float">
            <text:p>8.8</text:p>
          </table:table-cell>
          <table:table-cell office:value-type="float" office:value="16.400561" calcext:value-type="float">
            <text:p>16.400561</text:p>
          </table:table-cell>
          <table:table-cell table:formula="of:=LOG([.E90])/LOG([.A90])" office:value-type="float" office:value="0.623199410944732" calcext:value-type="float">
            <text:p>0.6231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table:formula="of:=[.B91]/[.C91]" office:value-type="float" office:value="9" calcext:value-type="float">
            <text:p>9.0</text:p>
          </table:table-cell>
          <table:table-cell office:value-type="float" office:value="16.525468" calcext:value-type="float">
            <text:p>16.525468</text:p>
          </table:table-cell>
          <table:table-cell table:formula="of:=LOG([.E91])/LOG([.A91])" office:value-type="float" office:value="0.623338076842933" calcext:value-type="float">
            <text:p>0.62333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table:formula="of:=[.B92]/[.C92]" office:value-type="float" office:value="7" calcext:value-type="float">
            <text:p>7.0</text:p>
          </table:table-cell>
          <table:table-cell office:value-type="float" office:value="16.65049" calcext:value-type="float">
            <text:p>16.65049</text:p>
          </table:table-cell>
          <table:table-cell table:formula="of:=LOG([.E92])/LOG([.A92])" office:value-type="float" office:value="0.623481986384126" calcext:value-type="float">
            <text:p>0.62348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formula="of:=[.B93]/[.C93]" office:value-type="float" office:value="7.14285714285714" calcext:value-type="float">
            <text:p>7.1</text:p>
          </table:table-cell>
          <table:table-cell office:value-type="float" office:value="16.780167" calcext:value-type="float">
            <text:p>16.780167</text:p>
          </table:table-cell>
          <table:table-cell table:formula="of:=LOG([.E93])/LOG([.A93])" office:value-type="float" office:value="0.623690737693494" calcext:value-type="float">
            <text:p>0.62369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[.B94]/[.C94]" office:value-type="float" office:value="7.28571428571429" calcext:value-type="float">
            <text:p>7.3</text:p>
          </table:table-cell>
          <table:table-cell office:value-type="float" office:value="16.908892" calcext:value-type="float">
            <text:p>16.908892</text:p>
          </table:table-cell>
          <table:table-cell table:formula="of:=LOG([.E94])/LOG([.A94])" office:value-type="float" office:value="0.623889148308027" calcext:value-type="float">
            <text:p>0.62388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table:formula="of:=[.B95]/[.C95]" office:value-type="float" office:value="7.42857142857143" calcext:value-type="float">
            <text:p>7.4</text:p>
          </table:table-cell>
          <table:table-cell office:value-type="float" office:value="17.040007" calcext:value-type="float">
            <text:p>17.040007</text:p>
          </table:table-cell>
          <table:table-cell table:formula="of:=LOG([.E95])/LOG([.A95])" office:value-type="float" office:value="0.624120614683613" calcext:value-type="float">
            <text:p>0.62412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table:formula="of:=[.B96]/[.C96]" office:value-type="float" office:value="7.57142857142857" calcext:value-type="float">
            <text:p>7.6</text:p>
          </table:table-cell>
          <table:table-cell office:value-type="float" office:value="17.170658" calcext:value-type="float">
            <text:p>17.170658</text:p>
          </table:table-cell>
          <table:table-cell table:formula="of:=LOG([.E96])/LOG([.A96])" office:value-type="float" office:value="0.624347575595438" calcext:value-type="float">
            <text:p>0.62434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table:formula="of:=[.B97]/[.C97]" office:value-type="float" office:value="7.71428571428571" calcext:value-type="float">
            <text:p>7.7</text:p>
          </table:table-cell>
          <table:table-cell office:value-type="float" office:value="17.301008" calcext:value-type="float">
            <text:p>17.301008</text:p>
          </table:table-cell>
          <table:table-cell table:formula="of:=LOG([.E97])/LOG([.A97])" office:value-type="float" office:value="0.624572150527702" calcext:value-type="float">
            <text:p>0.62457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table:formula="of:=[.B98]/[.C98]" office:value-type="float" office:value="7.85714285714286" calcext:value-type="float">
            <text:p>7.9</text:p>
          </table:table-cell>
          <table:table-cell office:value-type="float" office:value="17.428879" calcext:value-type="float">
            <text:p>17.428879</text:p>
          </table:table-cell>
          <table:table-cell table:formula="of:=LOG([.E98])/LOG([.A98])" office:value-type="float" office:value="0.62476701948901" calcext:value-type="float">
            <text:p>0.62476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table:formula="of:=[.B99]/[.C99]" office:value-type="float" office:value="8" calcext:value-type="float">
            <text:p>8.0</text:p>
          </table:table-cell>
          <table:table-cell office:value-type="float" office:value="17.559425" calcext:value-type="float">
            <text:p>17.559425</text:p>
          </table:table-cell>
          <table:table-cell table:formula="of:=LOG([.E99])/LOG([.A99])" office:value-type="float" office:value="0.624996983321465" calcext:value-type="float">
            <text:p>0.62499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table:formula="of:=[.B100]/[.C100]" office:value-type="float" office:value="8.14285714285714" calcext:value-type="float">
            <text:p>8.1</text:p>
          </table:table-cell>
          <table:table-cell office:value-type="float" office:value="17.678974" calcext:value-type="float">
            <text:p>17.678974</text:p>
          </table:table-cell>
          <table:table-cell table:formula="of:=LOG([.E100])/LOG([.A100])" office:value-type="float" office:value="0.625092732623123" calcext:value-type="float">
            <text:p>0.6250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table:formula="of:=[.B101]/[.C101]" office:value-type="float" office:value="8.28571428571429" calcext:value-type="float">
            <text:p>8.3</text:p>
          </table:table-cell>
          <table:table-cell office:value-type="float" office:value="17.797195" calcext:value-type="float">
            <text:p>17.797195</text:p>
          </table:table-cell>
          <table:table-cell table:formula="of:=LOG([.E101])/LOG([.A101])" office:value-type="float" office:value="0.625175779468602" calcext:value-type="float">
            <text:p>0.62517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table:formula="of:=[.B102]/[.C102]" office:value-type="float" office:value="8.42857142857143" calcext:value-type="float">
            <text:p>8.4</text:p>
          </table:table-cell>
          <table:table-cell office:value-type="float" office:value="17.915415" calcext:value-type="float">
            <text:p>17.915415</text:p>
          </table:table-cell>
          <table:table-cell table:formula="of:=LOG([.E102])/LOG([.A102])" office:value-type="float" office:value="0.625262440038994" calcext:value-type="float">
            <text:p>0.62526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103]/[.C103]" office:value-type="float" office:value="8.57142857142857" calcext:value-type="float">
            <text:p>8.6</text:p>
          </table:table-cell>
          <table:table-cell office:value-type="float" office:value="18.033621" calcext:value-type="float">
            <text:p>18.033621</text:p>
          </table:table-cell>
          <table:table-cell table:formula="of:=LOG([.E103])/LOG([.A103])" office:value-type="float" office:value="0.625352400059649" calcext:value-type="float">
            <text:p>0.62535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formula="of:=[.B104]/[.C104]" office:value-type="float" office:value="8.71428571428571" calcext:value-type="float">
            <text:p>8.7</text:p>
          </table:table-cell>
          <table:table-cell office:value-type="float" office:value="18.15317" calcext:value-type="float">
            <text:p>18.15317</text:p>
          </table:table-cell>
          <table:table-cell table:formula="of:=LOG([.E104])/LOG([.A104])" office:value-type="float" office:value="0.625461641547895" calcext:value-type="float">
            <text:p>0.62546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table:formula="of:=[.B105]/[.C105]" office:value-type="float" office:value="8.85714285714286" calcext:value-type="float">
            <text:p>8.9</text:p>
          </table:table-cell>
          <table:table-cell office:value-type="float" office:value="18.266701" calcext:value-type="float">
            <text:p>18.266701</text:p>
          </table:table-cell>
          <table:table-cell table:formula="of:=LOG([.E105])/LOG([.A105])" office:value-type="float" office:value="0.625502858810444" calcext:value-type="float">
            <text:p>0.62550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table:formula="of:=[.B106]/[.C106]" office:value-type="float" office:value="9" calcext:value-type="float">
            <text:p>9.0</text:p>
          </table:table-cell>
          <table:table-cell office:value-type="float" office:value="18.38625" calcext:value-type="float">
            <text:p>18.38625</text:p>
          </table:table-cell>
          <table:table-cell table:formula="of:=LOG([.E106])/LOG([.A106])" office:value-type="float" office:value="0.625618373081512" calcext:value-type="float">
            <text:p>0.62561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table:formula="of:=[.B107]/[.C107]" office:value-type="float" office:value="7.25" calcext:value-type="float">
            <text:p>7.3</text:p>
          </table:table-cell>
          <table:table-cell office:value-type="float" office:value="18.497187" calcext:value-type="float">
            <text:p>18.497187</text:p>
          </table:table-cell>
          <table:table-cell table:formula="of:=LOG([.E107])/LOG([.A107])" office:value-type="float" office:value="0.625636704498305" calcext:value-type="float">
            <text:p>0.62563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table:formula="of:=[.B108]/[.C108]" office:value-type="float" office:value="7.375" calcext:value-type="float">
            <text:p>7.4</text:p>
          </table:table-cell>
          <table:table-cell office:value-type="float" office:value="18.615407" calcext:value-type="float">
            <text:p>18.615407</text:p>
          </table:table-cell>
          <table:table-cell table:formula="of:=LOG([.E108])/LOG([.A108])" office:value-type="float" office:value="0.625742922490435" calcext:value-type="float">
            <text:p>0.62574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109]/[.C109]" office:value-type="float" office:value="7.5" calcext:value-type="float">
            <text:p>7.5</text:p>
          </table:table-cell>
          <table:table-cell office:value-type="float" office:value="18.733613" calcext:value-type="float">
            <text:p>18.733613</text:p>
          </table:table-cell>
          <table:table-cell table:formula="of:=LOG([.E109])/LOG([.A109])" office:value-type="float" office:value="0.62585161645406" calcext:value-type="float">
            <text:p>0.62585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table:formula="of:=[.B110]/[.C110]" office:value-type="float" office:value="7.625" calcext:value-type="float">
            <text:p>7.6</text:p>
          </table:table-cell>
          <table:table-cell office:value-type="float" office:value="18.853162" calcext:value-type="float">
            <text:p>18.853162</text:p>
          </table:table-cell>
          <table:table-cell table:formula="of:=LOG([.E110])/LOG([.A110])" office:value-type="float" office:value="0.625978017172548" calcext:value-type="float">
            <text:p>0.62597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[.B111]/[.C111]" office:value-type="float" office:value="7.75" calcext:value-type="float">
            <text:p>7.8</text:p>
          </table:table-cell>
          <table:table-cell office:value-type="float" office:value="18.966693" calcext:value-type="float">
            <text:p>18.966693</text:p>
          </table:table-cell>
          <table:table-cell table:formula="of:=LOG([.E111])/LOG([.A111])" office:value-type="float" office:value="0.62603908789391" calcext:value-type="float">
            <text:p>0.62603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table:formula="of:=[.B112]/[.C112]" office:value-type="float" office:value="7.875" calcext:value-type="float">
            <text:p>7.9</text:p>
          </table:table-cell>
          <table:table-cell office:value-type="float" office:value="19.086241" calcext:value-type="float">
            <text:p>19.086241</text:p>
          </table:table-cell>
          <table:table-cell table:formula="of:=LOG([.E112])/LOG([.A112])" office:value-type="float" office:value="0.62617025115373" calcext:value-type="float">
            <text:p>0.62617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[.B113]/[.C113]" office:value-type="float" office:value="8" calcext:value-type="float">
            <text:p>8.0</text:p>
          </table:table-cell>
          <table:table-cell office:value-type="float" office:value="19.19912" calcext:value-type="float">
            <text:p>19.19912</text:p>
          </table:table-cell>
          <table:table-cell table:formula="of:=LOG([.E113])/LOG([.A113])" office:value-type="float" office:value="0.626229766128777" calcext:value-type="float">
            <text:p>0.62623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table:formula="of:=[.B114]/[.C114]" office:value-type="float" office:value="8.125" calcext:value-type="float">
            <text:p>8.1</text:p>
          </table:table-cell>
          <table:table-cell office:value-type="float" office:value="19.311996" calcext:value-type="float">
            <text:p>19.311996</text:p>
          </table:table-cell>
          <table:table-cell table:formula="of:=LOG([.E114])/LOG([.A114])" office:value-type="float" office:value="0.626292271920374" calcext:value-type="float">
            <text:p>0.62629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table:formula="of:=[.B115]/[.C115]" office:value-type="float" office:value="8.25" calcext:value-type="float">
            <text:p>8.3</text:p>
          </table:table-cell>
          <table:table-cell office:value-type="float" office:value="19.424873" calcext:value-type="float">
            <text:p>19.424873</text:p>
          </table:table-cell>
          <table:table-cell table:formula="of:=LOG([.E115])/LOG([.A115])" office:value-type="float" office:value="0.626357698181211" calcext:value-type="float">
            <text:p>0.62635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table:formula="of:=[.B116]/[.C116]" office:value-type="float" office:value="8.375" calcext:value-type="float">
            <text:p>8.4</text:p>
          </table:table-cell>
          <table:table-cell office:value-type="float" office:value="19.537749" calcext:value-type="float">
            <text:p>19.537749</text:p>
          </table:table-cell>
          <table:table-cell table:formula="of:=LOG([.E116])/LOG([.A116])" office:value-type="float" office:value="0.626425912948385" calcext:value-type="float">
            <text:p>0.62642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table:formula="of:=[.B117]/[.C117]" office:value-type="float" office:value="8.5" calcext:value-type="float">
            <text:p>8.5</text:p>
          </table:table-cell>
          <table:table-cell office:value-type="float" office:value="19.648374" calcext:value-type="float">
            <text:p>19.648374</text:p>
          </table:table-cell>
          <table:table-cell table:formula="of:=LOG([.E117])/LOG([.A117])" office:value-type="float" office:value="0.626472722106225" calcext:value-type="float">
            <text:p>0.62647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formula="of:=[.B118]/[.C118]" office:value-type="float" office:value="8.625" calcext:value-type="float">
            <text:p>8.6</text:p>
          </table:table-cell>
          <table:table-cell office:value-type="float" office:value="19.757907" calcext:value-type="float">
            <text:p>19.757907</text:p>
          </table:table-cell>
          <table:table-cell table:formula="of:=LOG([.E118])/LOG([.A118])" office:value-type="float" office:value="0.62651087644151" calcext:value-type="float">
            <text:p>0.62651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table:formula="of:=[.B119]/[.C119]" office:value-type="float" office:value="8.75" calcext:value-type="float">
            <text:p>8.8</text:p>
          </table:table-cell>
          <table:table-cell office:value-type="float" office:value="19.866221" calcext:value-type="float">
            <text:p>19.866221</text:p>
          </table:table-cell>
          <table:table-cell table:formula="of:=LOG([.E119])/LOG([.A119])" office:value-type="float" office:value="0.626539184111431" calcext:value-type="float">
            <text:p>0.62653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table:formula="of:=[.B120]/[.C120]" office:value-type="float" office:value="8.875" calcext:value-type="float">
            <text:p>8.9</text:p>
          </table:table-cell>
          <table:table-cell office:value-type="float" office:value="19.973319" calcext:value-type="float">
            <text:p>19.973319</text:p>
          </table:table-cell>
          <table:table-cell table:formula="of:=LOG([.E120])/LOG([.A120])" office:value-type="float" office:value="0.626557848365527" calcext:value-type="float">
            <text:p>0.62655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table:formula="of:=[.B121]/[.C121]" office:value-type="float" office:value="9" calcext:value-type="float">
            <text:p>9.0</text:p>
          </table:table-cell>
          <table:table-cell office:value-type="float" office:value="20.082851" calcext:value-type="float">
            <text:p>20.082851</text:p>
          </table:table-cell>
          <table:table-cell table:formula="of:=LOG([.E121])/LOG([.A121])" office:value-type="float" office:value="0.626605000695729" calcext:value-type="float">
            <text:p>0.62660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table:formula="of:=[.B122]/[.C122]" office:value-type="float" office:value="9.125" calcext:value-type="float">
            <text:p>9.1</text:p>
          </table:table-cell>
          <table:table-cell office:value-type="float" office:value="20.190781" calcext:value-type="float">
            <text:p>20.190781</text:p>
          </table:table-cell>
          <table:table-cell table:formula="of:=LOG([.E122])/LOG([.A122])" office:value-type="float" office:value="0.626638316565336" calcext:value-type="float">
            <text:p>0.62663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[.B123]/[.C123]" office:value-type="float" office:value="9.25" calcext:value-type="float">
            <text:p>9.3</text:p>
          </table:table-cell>
          <table:table-cell office:value-type="float" office:value="20.297231" calcext:value-type="float">
            <text:p>20.297231</text:p>
          </table:table-cell>
          <table:table-cell table:formula="of:=LOG([.E123])/LOG([.A123])" office:value-type="float" office:value="0.626659301608065" calcext:value-type="float">
            <text:p>0.62665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formula="of:=[.B124]/[.C124]" office:value-type="float" office:value="9.375" calcext:value-type="float">
            <text:p>9.4</text:p>
          </table:table-cell>
          <table:table-cell office:value-type="float" office:value="20.406565" calcext:value-type="float">
            <text:p>20.406565</text:p>
          </table:table-cell>
          <table:table-cell table:formula="of:=LOG([.E124])/LOG([.A124])" office:value-type="float" office:value="0.626712619485945" calcext:value-type="float">
            <text:p>0.62671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table:formula="of:=[.B125]/[.C125]" office:value-type="float" office:value="9.5" calcext:value-type="float">
            <text:p>9.5</text:p>
          </table:table-cell>
          <table:table-cell office:value-type="float" office:value="20.516234" calcext:value-type="float">
            <text:p>20.516234</text:p>
          </table:table-cell>
          <table:table-cell table:formula="of:=LOG([.E125])/LOG([.A125])" office:value-type="float" office:value="0.626771783779579" calcext:value-type="float">
            <text:p>0.62677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table:formula="of:=[.B126]/[.C126]" office:value-type="float" office:value="9.625" calcext:value-type="float">
            <text:p>9.6</text:p>
          </table:table-cell>
          <table:table-cell office:value-type="float" office:value="20.623258" calcext:value-type="float">
            <text:p>20.623258</text:p>
          </table:table-cell>
          <table:table-cell table:formula="of:=LOG([.E126])/LOG([.A126])" office:value-type="float" office:value="0.626806714043115" calcext:value-type="float">
            <text:p>0.62680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[.B127]/[.C127]" office:value-type="float" office:value="9.75" calcext:value-type="float">
            <text:p>9.8</text:p>
          </table:table-cell>
          <table:table-cell office:value-type="float" office:value="20.726678" calcext:value-type="float">
            <text:p>20.726678</text:p>
          </table:table-cell>
          <table:table-cell table:formula="of:=LOG([.E127])/LOG([.A127])" office:value-type="float" office:value="0.626808304620274" calcext:value-type="float">
            <text:p>0.62680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[.B128]/[.C128]" office:value-type="float" office:value="8.11111111111111" calcext:value-type="float">
            <text:p>8.1</text:p>
          </table:table-cell>
          <table:table-cell office:value-type="float" office:value="20.83557" calcext:value-type="float">
            <text:p>20.83557</text:p>
          </table:table-cell>
          <table:table-cell table:formula="of:=LOG([.E128])/LOG([.A128])" office:value-type="float" office:value="0.626867123030867" calcext:value-type="float">
            <text:p>0.62686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[.B129]/[.C129]" office:value-type="float" office:value="8.22222222222222" calcext:value-type="float">
            <text:p>8.2</text:p>
          </table:table-cell>
          <table:table-cell office:value-type="float" office:value="20.942019" calcext:value-type="float">
            <text:p>20.942019</text:p>
          </table:table-cell>
          <table:table-cell table:formula="of:=LOG([.E129])/LOG([.A129])" office:value-type="float" office:value="0.626904090386964" calcext:value-type="float">
            <text:p>0.62690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table:formula="of:=[.B130]/[.C130]" office:value-type="float" office:value="8.33333333333333" calcext:value-type="float">
            <text:p>8.3</text:p>
          </table:table-cell>
          <table:table-cell office:value-type="float" office:value="21.050902" calcext:value-type="float">
            <text:p>21.050902</text:p>
          </table:table-cell>
          <table:table-cell table:formula="of:=LOG([.E130])/LOG([.A130])" office:value-type="float" office:value="0.626967289278905" calcext:value-type="float">
            <text:p>0.62696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table:formula="of:=[.B131]/[.C131]" office:value-type="float" office:value="8.44444444444444" calcext:value-type="float">
            <text:p>8.4</text:p>
          </table:table-cell>
          <table:table-cell office:value-type="float" office:value="21.161023" calcext:value-type="float">
            <text:p>21.161023</text:p>
          </table:table-cell>
          <table:table-cell table:formula="of:=LOG([.E131])/LOG([.A131])" office:value-type="float" office:value="0.627044550546844" calcext:value-type="float">
            <text:p>0.62704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table:formula="of:=[.B132]/[.C132]" office:value-type="float" office:value="8.55555555555556" calcext:value-type="float">
            <text:p>8.6</text:p>
          </table:table-cell>
          <table:table-cell office:value-type="float" office:value="21.268047" calcext:value-type="float">
            <text:p>21.268047</text:p>
          </table:table-cell>
          <table:table-cell table:formula="of:=LOG([.E132])/LOG([.A132])" office:value-type="float" office:value="0.627093757002029" calcext:value-type="float">
            <text:p>0.62709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table:formula="of:=[.B133]/[.C133]" office:value-type="float" office:value="8.66666666666667" calcext:value-type="float">
            <text:p>8.7</text:p>
          </table:table-cell>
          <table:table-cell office:value-type="float" office:value="21.371928" calcext:value-type="float">
            <text:p>21.371928</text:p>
          </table:table-cell>
          <table:table-cell table:formula="of:=LOG([.E133])/LOG([.A133])" office:value-type="float" office:value="0.627114991298688" calcext:value-type="float">
            <text:p>0.62711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[.B134]/[.C134]" office:value-type="float" office:value="8.77777777777778" calcext:value-type="float">
            <text:p>8.8</text:p>
          </table:table-cell>
          <table:table-cell office:value-type="float" office:value="21.479027" calcext:value-type="float">
            <text:p>21.479027</text:p>
          </table:table-cell>
          <table:table-cell table:formula="of:=LOG([.E134])/LOG([.A134])" office:value-type="float" office:value="0.627169326820304" calcext:value-type="float">
            <text:p>0.62716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table:formula="of:=[.B135]/[.C135]" office:value-type="float" office:value="8.88888888888889" calcext:value-type="float">
            <text:p>8.9</text:p>
          </table:table-cell>
          <table:table-cell office:value-type="float" office:value="21.576014" calcext:value-type="float">
            <text:p>21.576014</text:p>
          </table:table-cell>
          <table:table-cell table:formula="of:=LOG([.E135])/LOG([.A135])" office:value-type="float" office:value="0.627129992029776" calcext:value-type="float">
            <text:p>0.62713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[.B136]/[.C136]" office:value-type="float" office:value="9" calcext:value-type="float">
            <text:p>9.0</text:p>
          </table:table-cell>
          <table:table-cell office:value-type="float" office:value="21.690285" calcext:value-type="float">
            <text:p>21.690285</text:p>
          </table:table-cell>
          <table:table-cell table:formula="of:=LOG([.E136])/LOG([.A136])" office:value-type="float" office:value="0.627256291120082" calcext:value-type="float">
            <text:p>0.62725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[.B137]/[.C137]" office:value-type="float" office:value="9.11111111111111" calcext:value-type="float">
            <text:p>9.1</text:p>
          </table:table-cell>
          <table:table-cell office:value-type="float" office:value="21.788061" calcext:value-type="float">
            <text:p>21.788061</text:p>
          </table:table-cell>
          <table:table-cell table:formula="of:=LOG([.E137])/LOG([.A137])" office:value-type="float" office:value="0.627229518639817" calcext:value-type="float">
            <text:p>0.62723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table:formula="of:=[.B138]/[.C138]" office:value-type="float" office:value="9.22222222222222" calcext:value-type="float">
            <text:p>9.2</text:p>
          </table:table-cell>
          <table:table-cell office:value-type="float" office:value="21.885834" calcext:value-type="float">
            <text:p>21.885834</text:p>
          </table:table-cell>
          <table:table-cell table:formula="of:=LOG([.E138])/LOG([.A138])" office:value-type="float" office:value="0.627205597893797" calcext:value-type="float">
            <text:p>0.62720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table:formula="of:=[.B139]/[.C139]" office:value-type="float" office:value="9.33333333333333" calcext:value-type="float">
            <text:p>9.3</text:p>
          </table:table-cell>
          <table:table-cell office:value-type="float" office:value="21.983767" calcext:value-type="float">
            <text:p>21.983767</text:p>
          </table:table-cell>
          <table:table-cell table:formula="of:=LOG([.E139])/LOG([.A139])" office:value-type="float" office:value="0.627185956890304" calcext:value-type="float">
            <text:p>0.62718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table:formula="of:=[.B140]/[.C140]" office:value-type="float" office:value="9.44444444444444" calcext:value-type="float">
            <text:p>9.4</text:p>
          </table:table-cell>
          <table:table-cell office:value-type="float" office:value="22.081978" calcext:value-type="float">
            <text:p>22.081978</text:p>
          </table:table-cell>
          <table:table-cell table:formula="of:=LOG([.E140])/LOG([.A140])" office:value-type="float" office:value="0.627171577491017" calcext:value-type="float">
            <text:p>0.62717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[.B141]/[.C141]" office:value-type="float" office:value="9.55555555555556" calcext:value-type="float">
            <text:p>9.6</text:p>
          </table:table-cell>
          <table:table-cell office:value-type="float" office:value="22.180191" calcext:value-type="float">
            <text:p>22.180191</text:p>
          </table:table-cell>
          <table:table-cell table:formula="of:=LOG([.E141])/LOG([.A141])" office:value-type="float" office:value="0.627159824245292" calcext:value-type="float">
            <text:p>0.62716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table:formula="of:=[.B142]/[.C142]" office:value-type="float" office:value="6.81818181818182" calcext:value-type="float">
            <text:p>6.8</text:p>
          </table:table-cell>
          <table:table-cell office:value-type="float" office:value="22.283269" calcext:value-type="float">
            <text:p>22.283269</text:p>
          </table:table-cell>
          <table:table-cell table:formula="of:=LOG([.E142])/LOG([.A142])" office:value-type="float" office:value="0.627194730916296" calcext:value-type="float">
            <text:p>0.62719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table:formula="of:=[.B143]/[.C143]" office:value-type="float" office:value="6.90909090909091" calcext:value-type="float">
            <text:p>6.9</text:p>
          </table:table-cell>
          <table:table-cell office:value-type="float" office:value="22.393389" calcext:value-type="float">
            <text:p>22.393389</text:p>
          </table:table-cell>
          <table:table-cell table:formula="of:=LOG([.E143])/LOG([.A143])" office:value-type="float" office:value="0.627295049895577" calcext:value-type="float">
            <text:p>0.62729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table:formula="of:=[.B144]/[.C144]" office:value-type="float" office:value="7" calcext:value-type="float">
            <text:p>7.0</text:p>
          </table:table-cell>
          <table:table-cell office:value-type="float" office:value="22.500412" calcext:value-type="float">
            <text:p>22.500412</text:p>
          </table:table-cell>
          <table:table-cell table:formula="of:=LOG([.E144])/LOG([.A144])" office:value-type="float" office:value="0.627368747586761" calcext:value-type="float">
            <text:p>0.62736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  <table:table-cell table:formula="of:=[.B145]/[.C145]" office:value-type="float" office:value="7.09090909090909" calcext:value-type="float">
            <text:p>7.1</text:p>
          </table:table-cell>
          <table:table-cell office:value-type="float" office:value="22.605171" calcext:value-type="float">
            <text:p>22.605171</text:p>
          </table:table-cell>
          <table:table-cell table:formula="of:=LOG([.E145])/LOG([.A145])" office:value-type="float" office:value="0.627423707381937" calcext:value-type="float">
            <text:p>0.62742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table:formula="of:=[.B146]/[.C146]" office:value-type="float" office:value="7.18181818181818" calcext:value-type="float">
            <text:p>7.2</text:p>
          </table:table-cell>
          <table:table-cell office:value-type="float" office:value="22.712273" calcext:value-type="float">
            <text:p>22.712273</text:p>
          </table:table-cell>
          <table:table-cell table:formula="of:=LOG([.E146])/LOG([.A146])" office:value-type="float" office:value="0.627501007851187" calcext:value-type="float">
            <text:p>0.62750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table:formula="of:=[.B147]/[.C147]" office:value-type="float" office:value="7.27272727272727" calcext:value-type="float">
            <text:p>7.3</text:p>
          </table:table-cell>
          <table:table-cell office:value-type="float" office:value="22.814725" calcext:value-type="float">
            <text:p>22.814725</text:p>
          </table:table-cell>
          <table:table-cell table:formula="of:=LOG([.E147])/LOG([.A147])" office:value-type="float" office:value="0.627538728119171" calcext:value-type="float">
            <text:p>0.62753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table:formula="of:=[.B148]/[.C148]" office:value-type="float" office:value="7.36363636363636" calcext:value-type="float">
            <text:p>7.4</text:p>
          </table:table-cell>
          <table:table-cell office:value-type="float" office:value="22.924408" calcext:value-type="float">
            <text:p>22.924408</text:p>
          </table:table-cell>
          <table:table-cell table:formula="of:=LOG([.E148])/LOG([.A148])" office:value-type="float" office:value="0.627641419858139" calcext:value-type="float">
            <text:p>0.62764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table:formula="of:=[.B149]/[.C149]" office:value-type="float" office:value="6.33333333333333" calcext:value-type="float">
            <text:p>6.3</text:p>
          </table:table-cell>
          <table:table-cell office:value-type="float" office:value="23.030932" calcext:value-type="float">
            <text:p>23.030932</text:p>
          </table:table-cell>
          <table:table-cell table:formula="of:=LOG([.E149])/LOG([.A149])" office:value-type="float" office:value="0.62771761736759" calcext:value-type="float">
            <text:p>0.62771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77" calcext:value-type="float">
            <text:p>77</text:p>
          </table:table-cell>
          <table:table-cell office:value-type="float" office:value="12" calcext:value-type="float">
            <text:p>12</text:p>
          </table:table-cell>
          <table:table-cell table:formula="of:=[.B150]/[.C150]" office:value-type="float" office:value="6.41666666666667" calcext:value-type="float">
            <text:p>6.4</text:p>
          </table:table-cell>
          <table:table-cell office:value-type="float" office:value="23.137955" calcext:value-type="float">
            <text:p>23.137955</text:p>
          </table:table-cell>
          <table:table-cell table:formula="of:=LOG([.E150])/LOG([.A150])" office:value-type="float" office:value="0.627799370872471" calcext:value-type="float">
            <text:p>0.6277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table:formula="of:=[.B151]/[.C151]" office:value-type="float" office:value="6.5" calcext:value-type="float">
            <text:p>6.5</text:p>
          </table:table-cell>
          <table:table-cell office:value-type="float" office:value="23.243169" calcext:value-type="float">
            <text:p>23.243169</text:p>
          </table:table-cell>
          <table:table-cell table:formula="of:=LOG([.E151])/LOG([.A151])" office:value-type="float" office:value="0.627866746980956" calcext:value-type="float">
            <text:p>0.62786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table:formula="of:=[.B152]/[.C152]" office:value-type="float" office:value="6.58333333333333" calcext:value-type="float">
            <text:p>6.6</text:p>
          </table:table-cell>
          <table:table-cell office:value-type="float" office:value="23.350271" calcext:value-type="float">
            <text:p>23.350271</text:p>
          </table:table-cell>
          <table:table-cell table:formula="of:=LOG([.E152])/LOG([.A152])" office:value-type="float" office:value="0.627951537987833" calcext:value-type="float">
            <text:p>0.62795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table:formula="of:=[.B153]/[.C153]" office:value-type="float" office:value="6.66666666666667" calcext:value-type="float">
            <text:p>6.7</text:p>
          </table:table-cell>
          <table:table-cell office:value-type="float" office:value="23.455602" calcext:value-type="float">
            <text:p>23.455602</text:p>
          </table:table-cell>
          <table:table-cell table:formula="of:=LOG([.E153])/LOG([.A153])" office:value-type="float" office:value="0.62802237125831" calcext:value-type="float">
            <text:p>0.62802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table:formula="of:=[.B154]/[.C154]" office:value-type="float" office:value="6.75" calcext:value-type="float">
            <text:p>6.8</text:p>
          </table:table-cell>
          <table:table-cell office:value-type="float" office:value="23.562861" calcext:value-type="float">
            <text:p>23.562861</text:p>
          </table:table-cell>
          <table:table-cell table:formula="of:=LOG([.E154])/LOG([.A154])" office:value-type="float" office:value="0.62811068050536" calcext:value-type="float">
            <text:p>0.62811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table:formula="of:=[.B155]/[.C155]" office:value-type="float" office:value="6.83333333333333" calcext:value-type="float">
            <text:p>6.8</text:p>
          </table:table-cell>
          <table:table-cell office:value-type="float" office:value="23.669078" calcext:value-type="float">
            <text:p>23.669078</text:p>
          </table:table-cell>
          <table:table-cell table:formula="of:=LOG([.E155])/LOG([.A155])" office:value-type="float" office:value="0.628191233920043" calcext:value-type="float">
            <text:p>0.62819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table:formula="of:=[.B156]/[.C156]" office:value-type="float" office:value="6.91666666666667" calcext:value-type="float">
            <text:p>6.9</text:p>
          </table:table-cell>
          <table:table-cell office:value-type="float" office:value="23.775291" calcext:value-type="float">
            <text:p>23.775291</text:p>
          </table:table-cell>
          <table:table-cell table:formula="of:=LOG([.E156])/LOG([.A156])" office:value-type="float" office:value="0.628272805612654" calcext:value-type="float">
            <text:p>0.62827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table:formula="of:=[.B157]/[.C157]" office:value-type="float" office:value="7" calcext:value-type="float">
            <text:p>7.0</text:p>
          </table:table-cell>
          <table:table-cell office:value-type="float" office:value="23.881508" calcext:value-type="float">
            <text:p>23.881508</text:p>
          </table:table-cell>
          <table:table-cell table:formula="of:=LOG([.E157])/LOG([.A157])" office:value-type="float" office:value="0.628355428561532" calcext:value-type="float">
            <text:p>0.62835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table:formula="of:=[.B158]/[.C158]" office:value-type="float" office:value="7.08333333333333" calcext:value-type="float">
            <text:p>7.1</text:p>
          </table:table-cell>
          <table:table-cell office:value-type="float" office:value="23.987724" calcext:value-type="float">
            <text:p>23.987724</text:p>
          </table:table-cell>
          <table:table-cell table:formula="of:=LOG([.E158])/LOG([.A158])" office:value-type="float" office:value="0.62843902804846" calcext:value-type="float">
            <text:p>0.62843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table:formula="of:=[.B159]/[.C159]" office:value-type="float" office:value="7.16666666666667" calcext:value-type="float">
            <text:p>7.2</text:p>
          </table:table-cell>
          <table:table-cell office:value-type="float" office:value="24.09182" calcext:value-type="float">
            <text:p>24.09182</text:p>
          </table:table-cell>
          <table:table-cell table:formula="of:=LOG([.E159])/LOG([.A159])" office:value-type="float" office:value="0.628506199495737" calcext:value-type="float">
            <text:p>0.62850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table:formula="of:=[.B160]/[.C160]" office:value-type="float" office:value="7.25" calcext:value-type="float">
            <text:p>7.3</text:p>
          </table:table-cell>
          <table:table-cell office:value-type="float" office:value="24.191182" calcext:value-type="float">
            <text:p>24.191182</text:p>
          </table:table-cell>
          <table:table-cell table:formula="of:=LOG([.E160])/LOG([.A160])" office:value-type="float" office:value="0.628535884580196" calcext:value-type="float">
            <text:p>0.62853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table:formula="of:=[.B161]/[.C161]" office:value-type="float" office:value="7.33333333333333" calcext:value-type="float">
            <text:p>7.3</text:p>
          </table:table-cell>
          <table:table-cell office:value-type="float" office:value="24.290827" calcext:value-type="float">
            <text:p>24.290827</text:p>
          </table:table-cell>
          <table:table-cell table:formula="of:=LOG([.E161])/LOG([.A161])" office:value-type="float" office:value="0.628569366391329" calcext:value-type="float">
            <text:p>0.62856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table:formula="of:=[.B162]/[.C162]" office:value-type="float" office:value="7.41666666666667" calcext:value-type="float">
            <text:p>7.4</text:p>
          </table:table-cell>
          <table:table-cell office:value-type="float" office:value="24.3906" calcext:value-type="float">
            <text:p>24.3906</text:p>
          </table:table-cell>
          <table:table-cell table:formula="of:=LOG([.E162])/LOG([.A162])" office:value-type="float" office:value="0.628605319069311" calcext:value-type="float">
            <text:p>0.62860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table:formula="of:=[.B163]/[.C163]" office:value-type="float" office:value="7.5" calcext:value-type="float">
            <text:p>7.5</text:p>
          </table:table-cell>
          <table:table-cell office:value-type="float" office:value="24.490585" calcext:value-type="float">
            <text:p>24.490585</text:p>
          </table:table-cell>
          <table:table-cell table:formula="of:=LOG([.E163])/LOG([.A163])" office:value-type="float" office:value="0.628644363121162" calcext:value-type="float">
            <text:p>0.62864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table:formula="of:=[.B164]/[.C164]" office:value-type="float" office:value="7.58333333333333" calcext:value-type="float">
            <text:p>7.6</text:p>
          </table:table-cell>
          <table:table-cell office:value-type="float" office:value="24.590696" calcext:value-type="float">
            <text:p>24.590696</text:p>
          </table:table-cell>
          <table:table-cell table:formula="of:=LOG([.E164])/LOG([.A164])" office:value-type="float" office:value="0.628685748961353" calcext:value-type="float">
            <text:p>0.62868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table:formula="of:=[.B165]/[.C165]" office:value-type="float" office:value="7.66666666666667" calcext:value-type="float">
            <text:p>7.7</text:p>
          </table:table-cell>
          <table:table-cell office:value-type="float" office:value="24.69075" calcext:value-type="float">
            <text:p>24.69075</text:p>
          </table:table-cell>
          <table:table-cell table:formula="of:=LOG([.E165])/LOG([.A165])" office:value-type="float" office:value="0.628727972574456" calcext:value-type="float">
            <text:p>0.62872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table:formula="of:=[.B166]/[.C166]" office:value-type="float" office:value="7.75" calcext:value-type="float">
            <text:p>7.8</text:p>
          </table:table-cell>
          <table:table-cell office:value-type="float" office:value="24.790766" calcext:value-type="float">
            <text:p>24.790766</text:p>
          </table:table-cell>
          <table:table-cell table:formula="of:=LOG([.E166])/LOG([.A166])" office:value-type="float" office:value="0.628771157376543" calcext:value-type="float">
            <text:p>0.62877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[.B167]/[.C167]" office:value-type="float" office:value="7.83333333333333" calcext:value-type="float">
            <text:p>7.8</text:p>
          </table:table-cell>
          <table:table-cell office:value-type="float" office:value="24.890803" calcext:value-type="float">
            <text:p>24.890803</text:p>
          </table:table-cell>
          <table:table-cell table:formula="of:=LOG([.E167])/LOG([.A167])" office:value-type="float" office:value="0.628815738788202" calcext:value-type="float">
            <text:p>0.62881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table:formula="of:=[.B168]/[.C168]" office:value-type="float" office:value="7.91666666666667" calcext:value-type="float">
            <text:p>7.9</text:p>
          </table:table-cell>
          <table:table-cell office:value-type="float" office:value="24.990852" calcext:value-type="float">
            <text:p>24.990852</text:p>
          </table:table-cell>
          <table:table-cell table:formula="of:=LOG([.E168])/LOG([.A168])" office:value-type="float" office:value="0.628861611769581" calcext:value-type="float">
            <text:p>0.62886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table:formula="of:=[.B169]/[.C169]" office:value-type="float" office:value="8" calcext:value-type="float">
            <text:p>8.0</text:p>
          </table:table-cell>
          <table:table-cell office:value-type="float" office:value="25.090937" calcext:value-type="float">
            <text:p>25.090937</text:p>
          </table:table-cell>
          <table:table-cell table:formula="of:=LOG([.E169])/LOG([.A169])" office:value-type="float" office:value="0.628908930310688" calcext:value-type="float">
            <text:p>0.62890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  <table:table-cell table:formula="of:=[.B170]/[.C170]" office:value-type="float" office:value="8.08333333333333" calcext:value-type="float">
            <text:p>8.1</text:p>
          </table:table-cell>
          <table:table-cell office:value-type="float" office:value="25.191037" calcext:value-type="float">
            <text:p>25.191037</text:p>
          </table:table-cell>
          <table:table-cell table:formula="of:=LOG([.E170])/LOG([.A170])" office:value-type="float" office:value="0.628957497203797" calcext:value-type="float">
            <text:p>0.62895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8" calcext:value-type="float">
            <text:p>98</text:p>
          </table:table-cell>
          <table:table-cell office:value-type="float" office:value="12" calcext:value-type="float">
            <text:p>12</text:p>
          </table:table-cell>
          <table:table-cell table:formula="of:=[.B171]/[.C171]" office:value-type="float" office:value="8.16666666666667" calcext:value-type="float">
            <text:p>8.2</text:p>
          </table:table-cell>
          <table:table-cell office:value-type="float" office:value="25.290006" calcext:value-type="float">
            <text:p>25.290006</text:p>
          </table:table-cell>
          <table:table-cell table:formula="of:=LOG([.E171])/LOG([.A171])" office:value-type="float" office:value="0.628998458083014" calcext:value-type="float">
            <text:p>0.62899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table:formula="of:=[.B172]/[.C172]" office:value-type="float" office:value="8.25" calcext:value-type="float">
            <text:p>8.3</text:p>
          </table:table-cell>
          <table:table-cell office:value-type="float" office:value="25.390124" calcext:value-type="float">
            <text:p>25.390124</text:p>
          </table:table-cell>
          <table:table-cell table:formula="of:=LOG([.E172])/LOG([.A172])" office:value-type="float" office:value="0.629049381386826" calcext:value-type="float">
            <text:p>0.62904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table:formula="of:=[.B173]/[.C173]" office:value-type="float" office:value="8.33333333333333" calcext:value-type="float">
            <text:p>8.3</text:p>
          </table:table-cell>
          <table:table-cell office:value-type="float" office:value="25.48735" calcext:value-type="float">
            <text:p>25.48735</text:p>
          </table:table-cell>
          <table:table-cell table:formula="of:=LOG([.E173])/LOG([.A173])" office:value-type="float" office:value="0.62907930552069" calcext:value-type="float">
            <text:p>0.62907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table:formula="of:=[.B174]/[.C174]" office:value-type="float" office:value="8.41666666666667" calcext:value-type="float">
            <text:p>8.4</text:p>
          </table:table-cell>
          <table:table-cell office:value-type="float" office:value="25.587489" calcext:value-type="float">
            <text:p>25.587489</text:p>
          </table:table-cell>
          <table:table-cell table:formula="of:=LOG([.E174])/LOG([.A174])" office:value-type="float" office:value="0.629132557635887" calcext:value-type="float">
            <text:p>0.62913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table:formula="of:=[.B175]/[.C175]" office:value-type="float" office:value="8.5" calcext:value-type="float">
            <text:p>8.5</text:p>
          </table:table-cell>
          <table:table-cell office:value-type="float" office:value="25.686473" calcext:value-type="float">
            <text:p>25.686473</text:p>
          </table:table-cell>
          <table:table-cell table:formula="of:=LOG([.E175])/LOG([.A175])" office:value-type="float" office:value="0.629178080610249" calcext:value-type="float">
            <text:p>0.62917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table:formula="of:=[.B176]/[.C176]" office:value-type="float" office:value="8.58333333333333" calcext:value-type="float">
            <text:p>8.6</text:p>
          </table:table-cell>
          <table:table-cell office:value-type="float" office:value="25.791252" calcext:value-type="float">
            <text:p>25.791252</text:p>
          </table:table-cell>
          <table:table-cell table:formula="of:=LOG([.E176])/LOG([.A176])" office:value-type="float" office:value="0.629268159624054" calcext:value-type="float">
            <text:p>0.62926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4" calcext:value-type="float">
            <text:p>104</text:p>
          </table:table-cell>
          <table:table-cell office:value-type="float" office:value="12" calcext:value-type="float">
            <text:p>12</text:p>
          </table:table-cell>
          <table:table-cell table:formula="of:=[.B177]/[.C177]" office:value-type="float" office:value="8.66666666666667" calcext:value-type="float">
            <text:p>8.7</text:p>
          </table:table-cell>
          <table:table-cell office:value-type="float" office:value="25.89683" calcext:value-type="float">
            <text:p>25.89683</text:p>
          </table:table-cell>
          <table:table-cell table:formula="of:=LOG([.E177])/LOG([.A177])" office:value-type="float" office:value="0.629364788773193" calcext:value-type="float">
            <text:p>0.62936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05" calcext:value-type="float">
            <text:p>105</text:p>
          </table:table-cell>
          <table:table-cell office:value-type="float" office:value="12" calcext:value-type="float">
            <text:p>12</text:p>
          </table:table-cell>
          <table:table-cell table:formula="of:=[.B178]/[.C178]" office:value-type="float" office:value="8.75" calcext:value-type="float">
            <text:p>8.8</text:p>
          </table:table-cell>
          <table:table-cell office:value-type="float" office:value="26.006666" calcext:value-type="float">
            <text:p>26.006666</text:p>
          </table:table-cell>
          <table:table-cell table:formula="of:=LOG([.E178])/LOG([.A178])" office:value-type="float" office:value="0.629493553726032" calcext:value-type="float">
            <text:p>0.62949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table:formula="of:=[.B179]/[.C179]" office:value-type="float" office:value="8.83333333333333" calcext:value-type="float">
            <text:p>8.8</text:p>
          </table:table-cell>
          <table:table-cell office:value-type="float" office:value="26.116112" calcext:value-type="float">
            <text:p>26.116112</text:p>
          </table:table-cell>
          <table:table-cell table:formula="of:=LOG([.E179])/LOG([.A179])" office:value-type="float" office:value="0.629619591441643" calcext:value-type="float">
            <text:p>0.62962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[.B180]/[.C180]" office:value-type="float" office:value="8.91666666666667" calcext:value-type="float">
            <text:p>8.9</text:p>
          </table:table-cell>
          <table:table-cell office:value-type="float" office:value="26.221395" calcext:value-type="float">
            <text:p>26.221395</text:p>
          </table:table-cell>
          <table:table-cell table:formula="of:=LOG([.E180])/LOG([.A180])" office:value-type="float" office:value="0.629715198145394" calcext:value-type="float">
            <text:p>0.62971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8" calcext:value-type="float">
            <text:p>108</text:p>
          </table:table-cell>
          <table:table-cell office:value-type="float" office:value="12" calcext:value-type="float">
            <text:p>12</text:p>
          </table:table-cell>
          <table:table-cell table:formula="of:=[.B181]/[.C181]" office:value-type="float" office:value="9" calcext:value-type="float">
            <text:p>9.0</text:p>
          </table:table-cell>
          <table:table-cell office:value-type="float" office:value="26.320908" calcext:value-type="float">
            <text:p>26.320908</text:p>
          </table:table-cell>
          <table:table-cell table:formula="of:=LOG([.E181])/LOG([.A181])" office:value-type="float" office:value="0.629769069577706" calcext:value-type="float">
            <text:p>0.62976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09" calcext:value-type="float">
            <text:p>109</text:p>
          </table:table-cell>
          <table:table-cell office:value-type="float" office:value="12" calcext:value-type="float">
            <text:p>12</text:p>
          </table:table-cell>
          <table:table-cell table:formula="of:=[.B182]/[.C182]" office:value-type="float" office:value="9.08333333333333" calcext:value-type="float">
            <text:p>9.1</text:p>
          </table:table-cell>
          <table:table-cell office:value-type="float" office:value="26.42042" calcext:value-type="float">
            <text:p>26.42042</text:p>
          </table:table-cell>
          <table:table-cell table:formula="of:=LOG([.E182])/LOG([.A182])" office:value-type="float" office:value="0.629823807982106" calcext:value-type="float">
            <text:p>0.62982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[.B183]/[.C183]" office:value-type="float" office:value="9.16666666666667" calcext:value-type="float">
            <text:p>9.2</text:p>
          </table:table-cell>
          <table:table-cell office:value-type="float" office:value="26.519936" calcext:value-type="float">
            <text:p>26.519936</text:p>
          </table:table-cell>
          <table:table-cell table:formula="of:=LOG([.E183])/LOG([.A183])" office:value-type="float" office:value="0.629879427361577" calcext:value-type="float">
            <text:p>0.62987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11" calcext:value-type="float">
            <text:p>111</text:p>
          </table:table-cell>
          <table:table-cell office:value-type="float" office:value="12" calcext:value-type="float">
            <text:p>12</text:p>
          </table:table-cell>
          <table:table-cell table:formula="of:=[.B184]/[.C184]" office:value-type="float" office:value="9.25" calcext:value-type="float">
            <text:p>9.3</text:p>
          </table:table-cell>
          <table:table-cell office:value-type="float" office:value="26.619448" calcext:value-type="float">
            <text:p>26.619448</text:p>
          </table:table-cell>
          <table:table-cell table:formula="of:=LOG([.E184])/LOG([.A184])" office:value-type="float" office:value="0.629935847832813" calcext:value-type="float">
            <text:p>0.62993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12" calcext:value-type="float">
            <text:p>112</text:p>
          </table:table-cell>
          <table:table-cell office:value-type="float" office:value="12" calcext:value-type="float">
            <text:p>12</text:p>
          </table:table-cell>
          <table:table-cell table:formula="of:=[.B185]/[.C185]" office:value-type="float" office:value="9.33333333333333" calcext:value-type="float">
            <text:p>9.3</text:p>
          </table:table-cell>
          <table:table-cell office:value-type="float" office:value="26.719315" calcext:value-type="float">
            <text:p>26.719315</text:p>
          </table:table-cell>
          <table:table-cell table:formula="of:=LOG([.E185])/LOG([.A185])" office:value-type="float" office:value="0.629995625031173" calcext:value-type="float">
            <text:p>0.62999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13" calcext:value-type="float">
            <text:p>113</text:p>
          </table:table-cell>
          <table:table-cell office:value-type="float" office:value="12" calcext:value-type="float">
            <text:p>12</text:p>
          </table:table-cell>
          <table:table-cell table:formula="of:=[.B186]/[.C186]" office:value-type="float" office:value="9.41666666666667" calcext:value-type="float">
            <text:p>9.4</text:p>
          </table:table-cell>
          <table:table-cell office:value-type="float" office:value="26.81884" calcext:value-type="float">
            <text:p>26.81884</text:p>
          </table:table-cell>
          <table:table-cell table:formula="of:=LOG([.E186])/LOG([.A186])" office:value-type="float" office:value="0.630053723505298" calcext:value-type="float">
            <text:p>0.63005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14" calcext:value-type="float">
            <text:p>114</text:p>
          </table:table-cell>
          <table:table-cell office:value-type="float" office:value="12" calcext:value-type="float">
            <text:p>12</text:p>
          </table:table-cell>
          <table:table-cell table:formula="of:=[.B187]/[.C187]" office:value-type="float" office:value="9.5" calcext:value-type="float">
            <text:p>9.5</text:p>
          </table:table-cell>
          <table:table-cell office:value-type="float" office:value="26.918742" calcext:value-type="float">
            <text:p>26.918742</text:p>
          </table:table-cell>
          <table:table-cell table:formula="of:=LOG([.E187])/LOG([.A187])" office:value-type="float" office:value="0.630115269305597" calcext:value-type="float">
            <text:p>0.63011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15" calcext:value-type="float">
            <text:p>115</text:p>
          </table:table-cell>
          <table:table-cell office:value-type="float" office:value="12" calcext:value-type="float">
            <text:p>12</text:p>
          </table:table-cell>
          <table:table-cell table:formula="of:=[.B188]/[.C188]" office:value-type="float" office:value="9.58333333333333" calcext:value-type="float">
            <text:p>9.6</text:p>
          </table:table-cell>
          <table:table-cell office:value-type="float" office:value="27.017159" calcext:value-type="float">
            <text:p>27.017159</text:p>
          </table:table-cell>
          <table:table-cell table:formula="of:=LOG([.E188])/LOG([.A188])" office:value-type="float" office:value="0.630167030377704" calcext:value-type="float">
            <text:p>0.63016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table:formula="of:=[.B189]/[.C189]" office:value-type="float" office:value="9.66666666666667" calcext:value-type="float">
            <text:p>9.7</text:p>
          </table:table-cell>
          <table:table-cell office:value-type="float" office:value="27.117088" calcext:value-type="float">
            <text:p>27.117088</text:p>
          </table:table-cell>
          <table:table-cell table:formula="of:=LOG([.E189])/LOG([.A189])" office:value-type="float" office:value="0.630230241469599" calcext:value-type="float">
            <text:p>0.63023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  <table:table-cell table:formula="of:=[.B190]/[.C190]" office:value-type="float" office:value="9.75" calcext:value-type="float">
            <text:p>9.8</text:p>
          </table:table-cell>
          <table:table-cell office:value-type="float" office:value="27.21228" calcext:value-type="float">
            <text:p>27.21228</text:p>
          </table:table-cell>
          <table:table-cell table:formula="of:=LOG([.E190])/LOG([.A190])" office:value-type="float" office:value="0.630260928754574" calcext:value-type="float">
            <text:p>0.63026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18" calcext:value-type="float">
            <text:p>118</text:p>
          </table:table-cell>
          <table:table-cell office:value-type="float" office:value="12" calcext:value-type="float">
            <text:p>12</text:p>
          </table:table-cell>
          <table:table-cell table:formula="of:=[.B191]/[.C191]" office:value-type="float" office:value="9.83333333333333" calcext:value-type="float">
            <text:p>9.8</text:p>
          </table:table-cell>
          <table:table-cell office:value-type="float" office:value="27.311816" calcext:value-type="float">
            <text:p>27.311816</text:p>
          </table:table-cell>
          <table:table-cell table:formula="of:=LOG([.E191])/LOG([.A191])" office:value-type="float" office:value="0.630322899910415" calcext:value-type="float">
            <text:p>0.63032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19" calcext:value-type="float">
            <text:p>119</text:p>
          </table:table-cell>
          <table:table-cell office:value-type="float" office:value="12" calcext:value-type="float">
            <text:p>12</text:p>
          </table:table-cell>
          <table:table-cell table:formula="of:=[.B192]/[.C192]" office:value-type="float" office:value="9.91666666666667" calcext:value-type="float">
            <text:p>9.9</text:p>
          </table:table-cell>
          <table:table-cell office:value-type="float" office:value="27.411779" calcext:value-type="float">
            <text:p>27.411779</text:p>
          </table:table-cell>
          <table:table-cell table:formula="of:=LOG([.E192])/LOG([.A192])" office:value-type="float" office:value="0.630388508307326" calcext:value-type="float">
            <text:p>0.63038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table:formula="of:=[.B193]/[.C193]" office:value-type="float" office:value="10" calcext:value-type="float">
            <text:p>10.0</text:p>
          </table:table-cell>
          <table:table-cell office:value-type="float" office:value="27.511762" calcext:value-type="float">
            <text:p>27.511762</text:p>
          </table:table-cell>
          <table:table-cell table:formula="of:=LOG([.E193])/LOG([.A193])" office:value-type="float" office:value="0.630454881607161" calcext:value-type="float">
            <text:p>0.63045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15" calcext:value-type="float">
            <text:p>115</text:p>
          </table:table-cell>
          <table:table-cell office:value-type="float" office:value="13" calcext:value-type="float">
            <text:p>13</text:p>
          </table:table-cell>
          <table:table-cell table:formula="of:=[.B194]/[.C194]" office:value-type="float" office:value="8.84615384615385" calcext:value-type="float">
            <text:p>8.8</text:p>
          </table:table-cell>
          <table:table-cell office:value-type="float" office:value="27.606517" calcext:value-type="float">
            <text:p>27.606517</text:p>
          </table:table-cell>
          <table:table-cell table:formula="of:=LOG([.E194])/LOG([.A194])" office:value-type="float" office:value="0.630485882492975" calcext:value-type="float">
            <text:p>0.63048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16" calcext:value-type="float">
            <text:p>116</text:p>
          </table:table-cell>
          <table:table-cell office:value-type="float" office:value="13" calcext:value-type="float">
            <text:p>13</text:p>
          </table:table-cell>
          <table:table-cell table:formula="of:=[.B195]/[.C195]" office:value-type="float" office:value="8.92307692307692" calcext:value-type="float">
            <text:p>8.9</text:p>
          </table:table-cell>
          <table:table-cell office:value-type="float" office:value="27.70651" calcext:value-type="float">
            <text:p>27.70651</text:p>
          </table:table-cell>
          <table:table-cell table:formula="of:=LOG([.E195])/LOG([.A195])" office:value-type="float" office:value="0.630553690576597" calcext:value-type="float">
            <text:p>0.63055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17" calcext:value-type="float">
            <text:p>117</text:p>
          </table:table-cell>
          <table:table-cell office:value-type="float" office:value="13" calcext:value-type="float">
            <text:p>13</text:p>
          </table:table-cell>
          <table:table-cell table:formula="of:=[.B196]/[.C196]" office:value-type="float" office:value="9" calcext:value-type="float">
            <text:p>9.0</text:p>
          </table:table-cell>
          <table:table-cell office:value-type="float" office:value="27.802467" calcext:value-type="float">
            <text:p>27.802467</text:p>
          </table:table-cell>
          <table:table-cell table:formula="of:=LOG([.E196])/LOG([.A196])" office:value-type="float" office:value="0.630594545066154" calcext:value-type="float">
            <text:p>0.63059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18" calcext:value-type="float">
            <text:p>118</text:p>
          </table:table-cell>
          <table:table-cell office:value-type="float" office:value="13" calcext:value-type="float">
            <text:p>13</text:p>
          </table:table-cell>
          <table:table-cell table:formula="of:=[.B197]/[.C197]" office:value-type="float" office:value="9.07692307692308" calcext:value-type="float">
            <text:p>9.1</text:p>
          </table:table-cell>
          <table:table-cell office:value-type="float" office:value="27.903366" calcext:value-type="float">
            <text:p>27.903366</text:p>
          </table:table-cell>
          <table:table-cell table:formula="of:=LOG([.E197])/LOG([.A197])" office:value-type="float" office:value="0.630669764039733" calcext:value-type="float">
            <text:p>0.63067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19" calcext:value-type="float">
            <text:p>119</text:p>
          </table:table-cell>
          <table:table-cell office:value-type="float" office:value="13" calcext:value-type="float">
            <text:p>13</text:p>
          </table:table-cell>
          <table:table-cell table:formula="of:=[.B198]/[.C198]" office:value-type="float" office:value="9.15384615384615" calcext:value-type="float">
            <text:p>9.2</text:p>
          </table:table-cell>
          <table:table-cell office:value-type="float" office:value="28.002716" calcext:value-type="float">
            <text:p>28.002716</text:p>
          </table:table-cell>
          <table:table-cell table:formula="of:=LOG([.E198])/LOG([.A198])" office:value-type="float" office:value="0.630735000307664" calcext:value-type="float">
            <text:p>0.63073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  <table:table-cell table:formula="of:=[.B199]/[.C199]" office:value-type="float" office:value="9.23076923076923" calcext:value-type="float">
            <text:p>9.2</text:p>
          </table:table-cell>
          <table:table-cell office:value-type="float" office:value="28.103645" calcext:value-type="float">
            <text:p>28.103645</text:p>
          </table:table-cell>
          <table:table-cell table:formula="of:=LOG([.E199])/LOG([.A199])" office:value-type="float" office:value="0.630811429125539" calcext:value-type="float">
            <text:p>0.63081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21" calcext:value-type="float">
            <text:p>121</text:p>
          </table:table-cell>
          <table:table-cell office:value-type="float" office:value="13" calcext:value-type="float">
            <text:p>13</text:p>
          </table:table-cell>
          <table:table-cell table:formula="of:=[.B200]/[.C200]" office:value-type="float" office:value="9.30769230769231" calcext:value-type="float">
            <text:p>9.3</text:p>
          </table:table-cell>
          <table:table-cell office:value-type="float" office:value="28.198013" calcext:value-type="float">
            <text:p>28.198013</text:p>
          </table:table-cell>
          <table:table-cell table:formula="of:=LOG([.E200])/LOG([.A200])" office:value-type="float" office:value="0.630844363784107" calcext:value-type="float">
            <text:p>0.63084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2" calcext:value-type="float">
            <text:p>122</text:p>
          </table:table-cell>
          <table:table-cell office:value-type="float" office:value="13" calcext:value-type="float">
            <text:p>13</text:p>
          </table:table-cell>
          <table:table-cell table:formula="of:=[.B201]/[.C201]" office:value-type="float" office:value="9.38461538461539" calcext:value-type="float">
            <text:p>9.4</text:p>
          </table:table-cell>
          <table:table-cell office:value-type="float" office:value="28.292661" calcext:value-type="float">
            <text:p>28.292661</text:p>
          </table:table-cell>
          <table:table-cell table:formula="of:=LOG([.E201])/LOG([.A201])" office:value-type="float" office:value="0.630879996638174" calcext:value-type="float">
            <text:p>0.63088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23" calcext:value-type="float">
            <text:p>123</text:p>
          </table:table-cell>
          <table:table-cell office:value-type="float" office:value="13" calcext:value-type="float">
            <text:p>13</text:p>
          </table:table-cell>
          <table:table-cell table:formula="of:=[.B202]/[.C202]" office:value-type="float" office:value="9.46153846153846" calcext:value-type="float">
            <text:p>9.5</text:p>
          </table:table-cell>
          <table:table-cell office:value-type="float" office:value="28.387464" calcext:value-type="float">
            <text:p>28.387464</text:p>
          </table:table-cell>
          <table:table-cell table:formula="of:=LOG([.E202])/LOG([.A202])" office:value-type="float" office:value="0.630917455676074" calcext:value-type="float">
            <text:p>0.63091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24" calcext:value-type="float">
            <text:p>124</text:p>
          </table:table-cell>
          <table:table-cell office:value-type="float" office:value="13" calcext:value-type="float">
            <text:p>13</text:p>
          </table:table-cell>
          <table:table-cell table:formula="of:=[.B203]/[.C203]" office:value-type="float" office:value="9.53846153846154" calcext:value-type="float">
            <text:p>9.5</text:p>
          </table:table-cell>
          <table:table-cell office:value-type="float" office:value="28.482218" calcext:value-type="float">
            <text:p>28.482218</text:p>
          </table:table-cell>
          <table:table-cell table:formula="of:=LOG([.E203])/LOG([.A203])" office:value-type="float" office:value="0.630955361268715" calcext:value-type="float">
            <text:p>0.63095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25" calcext:value-type="float">
            <text:p>125</text:p>
          </table:table-cell>
          <table:table-cell office:value-type="float" office:value="13" calcext:value-type="float">
            <text:p>13</text:p>
          </table:table-cell>
          <table:table-cell table:formula="of:=[.B204]/[.C204]" office:value-type="float" office:value="9.61538461538462" calcext:value-type="float">
            <text:p>9.6</text:p>
          </table:table-cell>
          <table:table-cell office:value-type="float" office:value="28.57707" calcext:value-type="float">
            <text:p>28.57707</text:p>
          </table:table-cell>
          <table:table-cell table:formula="of:=LOG([.E204])/LOG([.A204])" office:value-type="float" office:value="0.630994668986401" calcext:value-type="float">
            <text:p>0.63099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26" calcext:value-type="float">
            <text:p>126</text:p>
          </table:table-cell>
          <table:table-cell office:value-type="float" office:value="13" calcext:value-type="float">
            <text:p>13</text:p>
          </table:table-cell>
          <table:table-cell table:formula="of:=[.B205]/[.C205]" office:value-type="float" office:value="9.69230769230769" calcext:value-type="float">
            <text:p>9.7</text:p>
          </table:table-cell>
          <table:table-cell office:value-type="float" office:value="28.670797" calcext:value-type="float">
            <text:p>28.670797</text:p>
          </table:table-cell>
          <table:table-cell table:formula="of:=LOG([.E205])/LOG([.A205])" office:value-type="float" office:value="0.631027333434839" calcext:value-type="float">
            <text:p>0.63102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27" calcext:value-type="float">
            <text:p>127</text:p>
          </table:table-cell>
          <table:table-cell office:value-type="float" office:value="13" calcext:value-type="float">
            <text:p>13</text:p>
          </table:table-cell>
          <table:table-cell table:formula="of:=[.B206]/[.C206]" office:value-type="float" office:value="9.76923076923077" calcext:value-type="float">
            <text:p>9.8</text:p>
          </table:table-cell>
          <table:table-cell office:value-type="float" office:value="28.7612" calcext:value-type="float">
            <text:p>28.7612</text:p>
          </table:table-cell>
          <table:table-cell table:formula="of:=LOG([.E206])/LOG([.A206])" office:value-type="float" office:value="0.631039068076972" calcext:value-type="float">
            <text:p>0.63103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table:formula="of:=[.B207]/[.C207]" office:value-type="float" office:value="9.84615384615385" calcext:value-type="float">
            <text:p>9.8</text:p>
          </table:table-cell>
          <table:table-cell office:value-type="float" office:value="28.851603" calcext:value-type="float">
            <text:p>28.851603</text:p>
          </table:table-cell>
          <table:table-cell table:formula="of:=LOG([.E207])/LOG([.A207])" office:value-type="float" office:value="0.631051745227141" calcext:value-type="float">
            <text:p>0.63105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29" calcext:value-type="float">
            <text:p>129</text:p>
          </table:table-cell>
          <table:table-cell office:value-type="float" office:value="13" calcext:value-type="float">
            <text:p>13</text:p>
          </table:table-cell>
          <table:table-cell table:formula="of:=[.B208]/[.C208]" office:value-type="float" office:value="9.92307692307692" calcext:value-type="float">
            <text:p>9.9</text:p>
          </table:table-cell>
          <table:table-cell office:value-type="float" office:value="28.942004" calcext:value-type="float">
            <text:p>28.942004</text:p>
          </table:table-cell>
          <table:table-cell table:formula="of:=LOG([.E208])/LOG([.A208])" office:value-type="float" office:value="0.631065333835573" calcext:value-type="float">
            <text:p>0.63106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30" calcext:value-type="float">
            <text:p>130</text:p>
          </table:table-cell>
          <table:table-cell office:value-type="float" office:value="13" calcext:value-type="float">
            <text:p>13</text:p>
          </table:table-cell>
          <table:table-cell table:formula="of:=[.B209]/[.C209]" office:value-type="float" office:value="10" calcext:value-type="float">
            <text:p>10.0</text:p>
          </table:table-cell>
          <table:table-cell office:value-type="float" office:value="29.031858" calcext:value-type="float">
            <text:p>29.031858</text:p>
          </table:table-cell>
          <table:table-cell table:formula="of:=LOG([.E209])/LOG([.A209])" office:value-type="float" office:value="0.631076299306273" calcext:value-type="float">
            <text:p>0.63107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31" calcext:value-type="float">
            <text:p>131</text:p>
          </table:table-cell>
          <table:table-cell office:value-type="float" office:value="13" calcext:value-type="float">
            <text:p>13</text:p>
          </table:table-cell>
          <table:table-cell table:formula="of:=[.B210]/[.C210]" office:value-type="float" office:value="10.0769230769231" calcext:value-type="float">
            <text:p>10.1</text:p>
          </table:table-cell>
          <table:table-cell office:value-type="float" office:value="29.12309" calcext:value-type="float">
            <text:p>29.12309</text:p>
          </table:table-cell>
          <table:table-cell table:formula="of:=LOG([.E210])/LOG([.A210])" office:value-type="float" office:value="0.63109703948163" calcext:value-type="float">
            <text:p>0.63109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26" calcext:value-type="float">
            <text:p>126</text:p>
          </table:table-cell>
          <table:table-cell office:value-type="float" office:value="14" calcext:value-type="float">
            <text:p>14</text:p>
          </table:table-cell>
          <table:table-cell table:formula="of:=[.B211]/[.C211]" office:value-type="float" office:value="9" calcext:value-type="float">
            <text:p>9.0</text:p>
          </table:table-cell>
          <table:table-cell office:value-type="float" office:value="29.217603" calcext:value-type="float">
            <text:p>29.217603</text:p>
          </table:table-cell>
          <table:table-cell table:formula="of:=LOG([.E211])/LOG([.A211])" office:value-type="float" office:value="0.631139611596822" calcext:value-type="float">
            <text:p>0.63114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27" calcext:value-type="float">
            <text:p>127</text:p>
          </table:table-cell>
          <table:table-cell office:value-type="float" office:value="14" calcext:value-type="float">
            <text:p>14</text:p>
          </table:table-cell>
          <table:table-cell table:formula="of:=[.B212]/[.C212]" office:value-type="float" office:value="9.07142857142857" calcext:value-type="float">
            <text:p>9.1</text:p>
          </table:table-cell>
          <table:table-cell office:value-type="float" office:value="29.308835" calcext:value-type="float">
            <text:p>29.308835</text:p>
          </table:table-cell>
          <table:table-cell table:formula="of:=LOG([.E212])/LOG([.A212])" office:value-type="float" office:value="0.631161910902979" calcext:value-type="float">
            <text:p>0.63116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table:formula="of:=[.B213]/[.C213]" office:value-type="float" office:value="9.14285714285714" calcext:value-type="float">
            <text:p>9.1</text:p>
          </table:table-cell>
          <table:table-cell office:value-type="float" office:value="29.400065" calcext:value-type="float">
            <text:p>29.400065</text:p>
          </table:table-cell>
          <table:table-cell table:formula="of:=LOG([.E213])/LOG([.A213])" office:value-type="float" office:value="0.631184995789798" calcext:value-type="float">
            <text:p>0.63118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29" calcext:value-type="float">
            <text:p>129</text:p>
          </table:table-cell>
          <table:table-cell office:value-type="float" office:value="14" calcext:value-type="float">
            <text:p>14</text:p>
          </table:table-cell>
          <table:table-cell table:formula="of:=[.B214]/[.C214]" office:value-type="float" office:value="9.21428571428571" calcext:value-type="float">
            <text:p>9.2</text:p>
          </table:table-cell>
          <table:table-cell office:value-type="float" office:value="29.491297" calcext:value-type="float">
            <text:p>29.491297</text:p>
          </table:table-cell>
          <table:table-cell table:formula="of:=LOG([.E214])/LOG([.A214])" office:value-type="float" office:value="0.631208876195011" calcext:value-type="float">
            <text:p>0.63120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30" calcext:value-type="float">
            <text:p>130</text:p>
          </table:table-cell>
          <table:table-cell office:value-type="float" office:value="14" calcext:value-type="float">
            <text:p>14</text:p>
          </table:table-cell>
          <table:table-cell table:formula="of:=[.B215]/[.C215]" office:value-type="float" office:value="9.28571428571429" calcext:value-type="float">
            <text:p>9.3</text:p>
          </table:table-cell>
          <table:table-cell office:value-type="float" office:value="29.582133" calcext:value-type="float">
            <text:p>29.582133</text:p>
          </table:table-cell>
          <table:table-cell table:formula="of:=LOG([.E215])/LOG([.A215])" office:value-type="float" office:value="0.631231029496609" calcext:value-type="float">
            <text:p>0.63123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31" calcext:value-type="float">
            <text:p>131</text:p>
          </table:table-cell>
          <table:table-cell office:value-type="float" office:value="14" calcext:value-type="float">
            <text:p>14</text:p>
          </table:table-cell>
          <table:table-cell table:formula="of:=[.B216]/[.C216]" office:value-type="float" office:value="9.35714285714286" calcext:value-type="float">
            <text:p>9.4</text:p>
          </table:table-cell>
          <table:table-cell office:value-type="float" office:value="29.674194" calcext:value-type="float">
            <text:p>29.674194</text:p>
          </table:table-cell>
          <table:table-cell table:formula="of:=LOG([.E216])/LOG([.A216])" office:value-type="float" office:value="0.631261641812592" calcext:value-type="float">
            <text:p>0.63126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26" calcext:value-type="float">
            <text:p>126</text:p>
          </table:table-cell>
          <table:table-cell office:value-type="float" office:value="15" calcext:value-type="float">
            <text:p>15</text:p>
          </table:table-cell>
          <table:table-cell table:formula="of:=[.B217]/[.C217]" office:value-type="float" office:value="8.4" calcext:value-type="float">
            <text:p>8.4</text:p>
          </table:table-cell>
          <table:table-cell office:value-type="float" office:value="29.769567" calcext:value-type="float">
            <text:p>29.769567</text:p>
          </table:table-cell>
          <table:table-cell table:formula="of:=LOG([.E217])/LOG([.A217])" office:value-type="float" office:value="0.631313649768724" calcext:value-type="float">
            <text:p>0.63131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27" calcext:value-type="float">
            <text:p>127</text:p>
          </table:table-cell>
          <table:table-cell office:value-type="float" office:value="15" calcext:value-type="float">
            <text:p>15</text:p>
          </table:table-cell>
          <table:table-cell table:formula="of:=[.B218]/[.C218]" office:value-type="float" office:value="8.46666666666667" calcext:value-type="float">
            <text:p>8.5</text:p>
          </table:table-cell>
          <table:table-cell office:value-type="float" office:value="29.861628" calcext:value-type="float">
            <text:p>29.861628</text:p>
          </table:table-cell>
          <table:table-cell table:formula="of:=LOG([.E218])/LOG([.A218])" office:value-type="float" office:value="0.631345560801086" calcext:value-type="float">
            <text:p>0.63134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  <table:table-cell table:formula="of:=[.B219]/[.C219]" office:value-type="float" office:value="8.53333333333333" calcext:value-type="float">
            <text:p>8.5</text:p>
          </table:table-cell>
          <table:table-cell office:value-type="float" office:value="29.95369" calcext:value-type="float">
            <text:p>29.95369</text:p>
          </table:table-cell>
          <table:table-cell table:formula="of:=LOG([.E219])/LOG([.A219])" office:value-type="float" office:value="0.63137814830748" calcext:value-type="float">
            <text:p>0.63137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29" calcext:value-type="float">
            <text:p>129</text:p>
          </table:table-cell>
          <table:table-cell office:value-type="float" office:value="15" calcext:value-type="float">
            <text:p>15</text:p>
          </table:table-cell>
          <table:table-cell table:formula="of:=[.B220]/[.C220]" office:value-type="float" office:value="8.6" calcext:value-type="float">
            <text:p>8.6</text:p>
          </table:table-cell>
          <table:table-cell office:value-type="float" office:value="30.045484" calcext:value-type="float">
            <text:p>30.045484</text:p>
          </table:table-cell>
          <table:table-cell table:formula="of:=LOG([.E220])/LOG([.A220])" office:value-type="float" office:value="0.631409737599017" calcext:value-type="float">
            <text:p>0.63141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30" calcext:value-type="float">
            <text:p>130</text:p>
          </table:table-cell>
          <table:table-cell office:value-type="float" office:value="15" calcext:value-type="float">
            <text:p>15</text:p>
          </table:table-cell>
          <table:table-cell table:formula="of:=[.B221]/[.C221]" office:value-type="float" office:value="8.66666666666667" calcext:value-type="float">
            <text:p>8.7</text:p>
          </table:table-cell>
          <table:table-cell office:value-type="float" office:value="30.138385" calcext:value-type="float">
            <text:p>30.138385</text:p>
          </table:table-cell>
          <table:table-cell table:formula="of:=LOG([.E221])/LOG([.A221])" office:value-type="float" office:value="0.631448793824849" calcext:value-type="float">
            <text:p>0.63144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31" calcext:value-type="float">
            <text:p>131</text:p>
          </table:table-cell>
          <table:table-cell office:value-type="float" office:value="15" calcext:value-type="float">
            <text:p>15</text:p>
          </table:table-cell>
          <table:table-cell table:formula="of:=[.B222]/[.C222]" office:value-type="float" office:value="8.73333333333333" calcext:value-type="float">
            <text:p>8.7</text:p>
          </table:table-cell>
          <table:table-cell office:value-type="float" office:value="30.231285" calcext:value-type="float">
            <text:p>30.231285</text:p>
          </table:table-cell>
          <table:table-cell table:formula="of:=LOG([.E222])/LOG([.A222])" office:value-type="float" office:value="0.631488434828473" calcext:value-type="float">
            <text:p>0.63148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32" calcext:value-type="float">
            <text:p>132</text:p>
          </table:table-cell>
          <table:table-cell office:value-type="float" office:value="15" calcext:value-type="float">
            <text:p>15</text:p>
          </table:table-cell>
          <table:table-cell table:formula="of:=[.B223]/[.C223]" office:value-type="float" office:value="8.8" calcext:value-type="float">
            <text:p>8.8</text:p>
          </table:table-cell>
          <table:table-cell office:value-type="float" office:value="30.32398" calcext:value-type="float">
            <text:p>30.32398</text:p>
          </table:table-cell>
          <table:table-cell table:formula="of:=LOG([.E223])/LOG([.A223])" office:value-type="float" office:value="0.631527403449704" calcext:value-type="float">
            <text:p>0.63152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33" calcext:value-type="float">
            <text:p>133</text:p>
          </table:table-cell>
          <table:table-cell office:value-type="float" office:value="15" calcext:value-type="float">
            <text:p>15</text:p>
          </table:table-cell>
          <table:table-cell table:formula="of:=[.B224]/[.C224]" office:value-type="float" office:value="8.86666666666667" calcext:value-type="float">
            <text:p>8.9</text:p>
          </table:table-cell>
          <table:table-cell office:value-type="float" office:value="30.416044" calcext:value-type="float">
            <text:p>30.416044</text:p>
          </table:table-cell>
          <table:table-cell table:formula="of:=LOG([.E224])/LOG([.A224])" office:value-type="float" office:value="0.631563112231206" calcext:value-type="float">
            <text:p>0.63156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34" calcext:value-type="float">
            <text:p>134</text:p>
          </table:table-cell>
          <table:table-cell office:value-type="float" office:value="15" calcext:value-type="float">
            <text:p>15</text:p>
          </table:table-cell>
          <table:table-cell table:formula="of:=[.B225]/[.C225]" office:value-type="float" office:value="8.93333333333333" calcext:value-type="float">
            <text:p>8.9</text:p>
          </table:table-cell>
          <table:table-cell office:value-type="float" office:value="30.508291" calcext:value-type="float">
            <text:p>30.508291</text:p>
          </table:table-cell>
          <table:table-cell table:formula="of:=LOG([.E225])/LOG([.A225])" office:value-type="float" office:value="0.631600524126401" calcext:value-type="float">
            <text:p>0.63160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5" calcext:value-type="float">
            <text:p>135</text:p>
          </table:table-cell>
          <table:table-cell office:value-type="float" office:value="15" calcext:value-type="float">
            <text:p>15</text:p>
          </table:table-cell>
          <table:table-cell table:formula="of:=[.B226]/[.C226]" office:value-type="float" office:value="9" calcext:value-type="float">
            <text:p>9.0</text:p>
          </table:table-cell>
          <table:table-cell office:value-type="float" office:value="30.600901" calcext:value-type="float">
            <text:p>30.600901</text:p>
          </table:table-cell>
          <table:table-cell table:formula="of:=LOG([.E226])/LOG([.A226])" office:value-type="float" office:value="0.631640700674031" calcext:value-type="float">
            <text:p>0.63164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36" calcext:value-type="float">
            <text:p>136</text:p>
          </table:table-cell>
          <table:table-cell office:value-type="float" office:value="15" calcext:value-type="float">
            <text:p>15</text:p>
          </table:table-cell>
          <table:table-cell table:formula="of:=[.B227]/[.C227]" office:value-type="float" office:value="9.06666666666667" calcext:value-type="float">
            <text:p>9.1</text:p>
          </table:table-cell>
          <table:table-cell office:value-type="float" office:value="30.690687" calcext:value-type="float">
            <text:p>30.690687</text:p>
          </table:table-cell>
          <table:table-cell table:formula="of:=LOG([.E227])/LOG([.A227])" office:value-type="float" office:value="0.631664448985665" calcext:value-type="float">
            <text:p>0.63166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37" calcext:value-type="float">
            <text:p>137</text:p>
          </table:table-cell>
          <table:table-cell office:value-type="float" office:value="15" calcext:value-type="float">
            <text:p>15</text:p>
          </table:table-cell>
          <table:table-cell table:formula="of:=[.B228]/[.C228]" office:value-type="float" office:value="9.13333333333333" calcext:value-type="float">
            <text:p>9.1</text:p>
          </table:table-cell>
          <table:table-cell office:value-type="float" office:value="30.783216" calcext:value-type="float">
            <text:p>30.783216</text:p>
          </table:table-cell>
          <table:table-cell table:formula="of:=LOG([.E228])/LOG([.A228])" office:value-type="float" office:value="0.631705286747422" calcext:value-type="float">
            <text:p>0.63170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table:formula="of:=[.B229]/[.C229]" office:value-type="float" office:value="9.2" calcext:value-type="float">
            <text:p>9.2</text:p>
          </table:table-cell>
          <table:table-cell office:value-type="float" office:value="30.876002" calcext:value-type="float">
            <text:p>30.876002</text:p>
          </table:table-cell>
          <table:table-cell table:formula="of:=LOG([.E229])/LOG([.A229])" office:value-type="float" office:value="0.631748185190296" calcext:value-type="float">
            <text:p>0.63174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39" calcext:value-type="float">
            <text:p>139</text:p>
          </table:table-cell>
          <table:table-cell office:value-type="float" office:value="15" calcext:value-type="float">
            <text:p>15</text:p>
          </table:table-cell>
          <table:table-cell table:formula="of:=[.B230]/[.C230]" office:value-type="float" office:value="9.26666666666667" calcext:value-type="float">
            <text:p>9.3</text:p>
          </table:table-cell>
          <table:table-cell office:value-type="float" office:value="30.969091" calcext:value-type="float">
            <text:p>30.969091</text:p>
          </table:table-cell>
          <table:table-cell table:formula="of:=LOG([.E230])/LOG([.A230])" office:value-type="float" office:value="0.631793389563175" calcext:value-type="float">
            <text:p>0.63179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table:formula="of:=[.B231]/[.C231]" office:value-type="float" office:value="9.33333333333333" calcext:value-type="float">
            <text:p>9.3</text:p>
          </table:table-cell>
          <table:table-cell office:value-type="float" office:value="31.062386" calcext:value-type="float">
            <text:p>31.062386</text:p>
          </table:table-cell>
          <table:table-cell table:formula="of:=LOG([.E231])/LOG([.A231])" office:value-type="float" office:value="0.631840294824674" calcext:value-type="float">
            <text:p>0.63184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1" calcext:value-type="float">
            <text:p>141</text:p>
          </table:table-cell>
          <table:table-cell office:value-type="float" office:value="15" calcext:value-type="float">
            <text:p>15</text:p>
          </table:table-cell>
          <table:table-cell table:formula="of:=[.B232]/[.C232]" office:value-type="float" office:value="9.4" calcext:value-type="float">
            <text:p>9.4</text:p>
          </table:table-cell>
          <table:table-cell office:value-type="float" office:value="31.155698" calcext:value-type="float">
            <text:p>31.155698</text:p>
          </table:table-cell>
          <table:table-cell table:formula="of:=LOG([.E232])/LOG([.A232])" office:value-type="float" office:value="0.631887762529714" calcext:value-type="float">
            <text:p>0.63188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2" calcext:value-type="float">
            <text:p>142</text:p>
          </table:table-cell>
          <table:table-cell office:value-type="float" office:value="15" calcext:value-type="float">
            <text:p>15</text:p>
          </table:table-cell>
          <table:table-cell table:formula="of:=[.B233]/[.C233]" office:value-type="float" office:value="9.46666666666667" calcext:value-type="float">
            <text:p>9.5</text:p>
          </table:table-cell>
          <table:table-cell office:value-type="float" office:value="31.249031" calcext:value-type="float">
            <text:p>31.249031</text:p>
          </table:table-cell>
          <table:table-cell table:formula="of:=LOG([.E233])/LOG([.A233])" office:value-type="float" office:value="0.631935805388144" calcext:value-type="float">
            <text:p>0.63193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37" calcext:value-type="float">
            <text:p>137</text:p>
          </table:table-cell>
          <table:table-cell office:value-type="float" office:value="16" calcext:value-type="float">
            <text:p>16</text:p>
          </table:table-cell>
          <table:table-cell table:formula="of:=[.B234]/[.C234]" office:value-type="float" office:value="8.5625" calcext:value-type="float">
            <text:p>8.6</text:p>
          </table:table-cell>
          <table:table-cell office:value-type="float" office:value="31.336614" calcext:value-type="float">
            <text:p>31.336614</text:p>
          </table:table-cell>
          <table:table-cell table:formula="of:=LOG([.E234])/LOG([.A234])" office:value-type="float" office:value="0.631950630983959" calcext:value-type="float">
            <text:p>0.63195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38" calcext:value-type="float">
            <text:p>138</text:p>
          </table:table-cell>
          <table:table-cell office:value-type="float" office:value="16" calcext:value-type="float">
            <text:p>16</text:p>
          </table:table-cell>
          <table:table-cell table:formula="of:=[.B235]/[.C235]" office:value-type="float" office:value="8.625" calcext:value-type="float">
            <text:p>8.6</text:p>
          </table:table-cell>
          <table:table-cell office:value-type="float" office:value="31.429153" calcext:value-type="float">
            <text:p>31.429153</text:p>
          </table:table-cell>
          <table:table-cell table:formula="of:=LOG([.E235])/LOG([.A235])" office:value-type="float" office:value="0.631995042778564" calcext:value-type="float">
            <text:p>0.63199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39" calcext:value-type="float">
            <text:p>139</text:p>
          </table:table-cell>
          <table:table-cell office:value-type="float" office:value="16" calcext:value-type="float">
            <text:p>16</text:p>
          </table:table-cell>
          <table:table-cell table:formula="of:=[.B236]/[.C236]" office:value-type="float" office:value="8.6875" calcext:value-type="float">
            <text:p>8.7</text:p>
          </table:table-cell>
          <table:table-cell office:value-type="float" office:value="31.522489" calcext:value-type="float">
            <text:p>31.522489</text:p>
          </table:table-cell>
          <table:table-cell table:formula="of:=LOG([.E236])/LOG([.A236])" office:value-type="float" office:value="0.632044542331712" calcext:value-type="float">
            <text:p>0.63204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0" calcext:value-type="float">
            <text:p>140</text:p>
          </table:table-cell>
          <table:table-cell office:value-type="float" office:value="16" calcext:value-type="float">
            <text:p>16</text:p>
          </table:table-cell>
          <table:table-cell table:formula="of:=[.B237]/[.C237]" office:value-type="float" office:value="8.75" calcext:value-type="float">
            <text:p>8.8</text:p>
          </table:table-cell>
          <table:table-cell office:value-type="float" office:value="31.615842" calcext:value-type="float">
            <text:p>31.615842</text:p>
          </table:table-cell>
          <table:table-cell table:formula="of:=LOG([.E237])/LOG([.A237])" office:value-type="float" office:value="0.632094553296218" calcext:value-type="float">
            <text:p>0.63209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1" calcext:value-type="float">
            <text:p>141</text:p>
          </table:table-cell>
          <table:table-cell office:value-type="float" office:value="16" calcext:value-type="float">
            <text:p>16</text:p>
          </table:table-cell>
          <table:table-cell table:formula="of:=[.B238]/[.C238]" office:value-type="float" office:value="8.8125" calcext:value-type="float">
            <text:p>8.8</text:p>
          </table:table-cell>
          <table:table-cell office:value-type="float" office:value="31.709216" calcext:value-type="float">
            <text:p>31.709216</text:p>
          </table:table-cell>
          <table:table-cell table:formula="of:=LOG([.E238])/LOG([.A238])" office:value-type="float" office:value="0.632145088928234" calcext:value-type="float">
            <text:p>0.63214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2" calcext:value-type="float">
            <text:p>142</text:p>
          </table:table-cell>
          <table:table-cell office:value-type="float" office:value="16" calcext:value-type="float">
            <text:p>16</text:p>
          </table:table-cell>
          <table:table-cell table:formula="of:=[.B239]/[.C239]" office:value-type="float" office:value="8.875" calcext:value-type="float">
            <text:p>8.9</text:p>
          </table:table-cell>
          <table:table-cell office:value-type="float" office:value="31.802607" calcext:value-type="float">
            <text:p>31.802607</text:p>
          </table:table-cell>
          <table:table-cell table:formula="of:=LOG([.E239])/LOG([.A239])" office:value-type="float" office:value="0.632196116358558" calcext:value-type="float">
            <text:p>0.63219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3" calcext:value-type="float">
            <text:p>143</text:p>
          </table:table-cell>
          <table:table-cell office:value-type="float" office:value="16" calcext:value-type="float">
            <text:p>16</text:p>
          </table:table-cell>
          <table:table-cell table:formula="of:=[.B240]/[.C240]" office:value-type="float" office:value="8.9375" calcext:value-type="float">
            <text:p>8.9</text:p>
          </table:table-cell>
          <table:table-cell office:value-type="float" office:value="31.885259" calcext:value-type="float">
            <text:p>31.885259</text:p>
          </table:table-cell>
          <table:table-cell table:formula="of:=LOG([.E240])/LOG([.A240])" office:value-type="float" office:value="0.632186039374806" calcext:value-type="float">
            <text:p>0.63218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4" calcext:value-type="float">
            <text:p>144</text:p>
          </table:table-cell>
          <table:table-cell office:value-type="float" office:value="16" calcext:value-type="float">
            <text:p>16</text:p>
          </table:table-cell>
          <table:table-cell table:formula="of:=[.B241]/[.C241]" office:value-type="float" office:value="9" calcext:value-type="float">
            <text:p>9.0</text:p>
          </table:table-cell>
          <table:table-cell office:value-type="float" office:value="31.968475" calcext:value-type="float">
            <text:p>31.968475</text:p>
          </table:table-cell>
          <table:table-cell table:formula="of:=LOG([.E241])/LOG([.A241])" office:value-type="float" office:value="0.632179990221217" calcext:value-type="float">
            <text:p>0.63218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5" calcext:value-type="float">
            <text:p>145</text:p>
          </table:table-cell>
          <table:table-cell office:value-type="float" office:value="16" calcext:value-type="float">
            <text:p>16</text:p>
          </table:table-cell>
          <table:table-cell table:formula="of:=[.B242]/[.C242]" office:value-type="float" office:value="9.0625" calcext:value-type="float">
            <text:p>9.1</text:p>
          </table:table-cell>
          <table:table-cell office:value-type="float" office:value="32.051694" calcext:value-type="float">
            <text:p>32.051694</text:p>
          </table:table-cell>
          <table:table-cell table:formula="of:=LOG([.E242])/LOG([.A242])" office:value-type="float" office:value="0.632174732980935" calcext:value-type="float">
            <text:p>0.63217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6" calcext:value-type="float">
            <text:p>146</text:p>
          </table:table-cell>
          <table:table-cell office:value-type="float" office:value="16" calcext:value-type="float">
            <text:p>16</text:p>
          </table:table-cell>
          <table:table-cell table:formula="of:=[.B243]/[.C243]" office:value-type="float" office:value="9.125" calcext:value-type="float">
            <text:p>9.1</text:p>
          </table:table-cell>
          <table:table-cell office:value-type="float" office:value="32.133975" calcext:value-type="float">
            <text:p>32.133975</text:p>
          </table:table-cell>
          <table:table-cell table:formula="of:=LOG([.E243])/LOG([.A243])" office:value-type="float" office:value="0.63216492056256" calcext:value-type="float">
            <text:p>0.63216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7" calcext:value-type="float">
            <text:p>147</text:p>
          </table:table-cell>
          <table:table-cell office:value-type="float" office:value="16" calcext:value-type="float">
            <text:p>16</text:p>
          </table:table-cell>
          <table:table-cell table:formula="of:=[.B244]/[.C244]" office:value-type="float" office:value="9.1875" calcext:value-type="float">
            <text:p>9.2</text:p>
          </table:table-cell>
          <table:table-cell office:value-type="float" office:value="32.217194" calcext:value-type="float">
            <text:p>32.217194</text:p>
          </table:table-cell>
          <table:table-cell table:formula="of:=LOG([.E244])/LOG([.A244])" office:value-type="float" office:value="0.632161194810862" calcext:value-type="float">
            <text:p>0.63216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2" calcext:value-type="float">
            <text:p>142</text:p>
          </table:table-cell>
          <table:table-cell office:value-type="float" office:value="17" calcext:value-type="float">
            <text:p>17</text:p>
          </table:table-cell>
          <table:table-cell table:formula="of:=[.B245]/[.C245]" office:value-type="float" office:value="8.35294117647059" calcext:value-type="float">
            <text:p>8.4</text:p>
          </table:table-cell>
          <table:table-cell office:value-type="float" office:value="32.303914" calcext:value-type="float">
            <text:p>32.303914</text:p>
          </table:table-cell>
          <table:table-cell table:formula="of:=LOG([.E245])/LOG([.A245])" office:value-type="float" office:value="0.632177924511773" calcext:value-type="float">
            <text:p>0.63217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3" calcext:value-type="float">
            <text:p>143</text:p>
          </table:table-cell>
          <table:table-cell office:value-type="float" office:value="17" calcext:value-type="float">
            <text:p>17</text:p>
          </table:table-cell>
          <table:table-cell table:formula="of:=[.B246]/[.C246]" office:value-type="float" office:value="8.41176470588235" calcext:value-type="float">
            <text:p>8.4</text:p>
          </table:table-cell>
          <table:table-cell office:value-type="float" office:value="32.38662" calcext:value-type="float">
            <text:p>32.38662</text:p>
          </table:table-cell>
          <table:table-cell table:formula="of:=LOG([.E246])/LOG([.A246])" office:value-type="float" office:value="0.632172721483341" calcext:value-type="float">
            <text:p>0.63217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4" calcext:value-type="float">
            <text:p>144</text:p>
          </table:table-cell>
          <table:table-cell office:value-type="float" office:value="17" calcext:value-type="float">
            <text:p>17</text:p>
          </table:table-cell>
          <table:table-cell table:formula="of:=[.B247]/[.C247]" office:value-type="float" office:value="8.47058823529412" calcext:value-type="float">
            <text:p>8.5</text:p>
          </table:table-cell>
          <table:table-cell office:value-type="float" office:value="32.469838" calcext:value-type="float">
            <text:p>32.469838</text:p>
          </table:table-cell>
          <table:table-cell table:formula="of:=LOG([.E247])/LOG([.A247])" office:value-type="float" office:value="0.63217111888105" calcext:value-type="float">
            <text:p>0.63217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5" calcext:value-type="float">
            <text:p>145</text:p>
          </table:table-cell>
          <table:table-cell office:value-type="float" office:value="17" calcext:value-type="float">
            <text:p>17</text:p>
          </table:table-cell>
          <table:table-cell table:formula="of:=[.B248]/[.C248]" office:value-type="float" office:value="8.52941176470588" calcext:value-type="float">
            <text:p>8.5</text:p>
          </table:table-cell>
          <table:table-cell office:value-type="float" office:value="32.553057" calcext:value-type="float">
            <text:p>32.553057</text:p>
          </table:table-cell>
          <table:table-cell table:formula="of:=LOG([.E248])/LOG([.A248])" office:value-type="float" office:value="0.63217022807055" calcext:value-type="float">
            <text:p>0.63217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6" calcext:value-type="float">
            <text:p>146</text:p>
          </table:table-cell>
          <table:table-cell office:value-type="float" office:value="17" calcext:value-type="float">
            <text:p>17</text:p>
          </table:table-cell>
          <table:table-cell table:formula="of:=[.B249]/[.C249]" office:value-type="float" office:value="8.58823529411765" calcext:value-type="float">
            <text:p>8.6</text:p>
          </table:table-cell>
          <table:table-cell office:value-type="float" office:value="32.635656" calcext:value-type="float">
            <text:p>32.635656</text:p>
          </table:table-cell>
          <table:table-cell table:formula="of:=LOG([.E249])/LOG([.A249])" office:value-type="float" office:value="0.632166586976926" calcext:value-type="float">
            <text:p>0.632167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table:formula="of:=[.B250]/[.C250]" office:value-type="float" office:value="8.64705882352941" calcext:value-type="float">
            <text:p>8.6</text:p>
          </table:table-cell>
          <table:table-cell office:value-type="float" office:value="32.718753" calcext:value-type="float">
            <text:p>32.718753</text:p>
          </table:table-cell>
          <table:table-cell table:formula="of:=LOG([.E250])/LOG([.A250])" office:value-type="float" office:value="0.632166411786903" calcext:value-type="float">
            <text:p>0.63216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2" calcext:value-type="float">
            <text:p>142</text:p>
          </table:table-cell>
          <table:table-cell office:value-type="float" office:value="18" calcext:value-type="float">
            <text:p>18</text:p>
          </table:table-cell>
          <table:table-cell table:formula="of:=[.B251]/[.C251]" office:value-type="float" office:value="7.88888888888889" calcext:value-type="float">
            <text:p>7.9</text:p>
          </table:table-cell>
          <table:table-cell office:value-type="float" office:value="32.805222" calcext:value-type="float">
            <text:p>32.805222</text:p>
          </table:table-cell>
          <table:table-cell table:formula="of:=LOG([.E251])/LOG([.A251])" office:value-type="float" office:value="0.632185532409145" calcext:value-type="float">
            <text:p>0.63218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3" calcext:value-type="float">
            <text:p>143</text:p>
          </table:table-cell>
          <table:table-cell office:value-type="float" office:value="18" calcext:value-type="float">
            <text:p>18</text:p>
          </table:table-cell>
          <table:table-cell table:formula="of:=[.B252]/[.C252]" office:value-type="float" office:value="7.94444444444444" calcext:value-type="float">
            <text:p>7.9</text:p>
          </table:table-cell>
          <table:table-cell office:value-type="float" office:value="32.888468" calcext:value-type="float">
            <text:p>32.888468</text:p>
          </table:table-cell>
          <table:table-cell table:formula="of:=LOG([.E252])/LOG([.A252])" office:value-type="float" office:value="0.632187463740761" calcext:value-type="float">
            <text:p>0.63218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table:formula="of:=[.B253]/[.C253]" office:value-type="float" office:value="8" calcext:value-type="float">
            <text:p>8.0</text:p>
          </table:table-cell>
          <table:table-cell office:value-type="float" office:value="32.971713" calcext:value-type="float">
            <text:p>32.971713</text:p>
          </table:table-cell>
          <table:table-cell table:formula="of:=LOG([.E253])/LOG([.A253])" office:value-type="float" office:value="0.632190042902086" calcext:value-type="float">
            <text:p>0.63219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table:formula="of:=[.B254]/[.C254]" office:value-type="float" office:value="8.05555555555556" calcext:value-type="float">
            <text:p>8.1</text:p>
          </table:table-cell>
          <table:table-cell office:value-type="float" office:value="33.055344" calcext:value-type="float">
            <text:p>33.055344</text:p>
          </table:table-cell>
          <table:table-cell table:formula="of:=LOG([.E254])/LOG([.A254])" office:value-type="float" office:value="0.632195375864178" calcext:value-type="float">
            <text:p>0.63219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6" calcext:value-type="float">
            <text:p>146</text:p>
          </table:table-cell>
          <table:table-cell office:value-type="float" office:value="18" calcext:value-type="float">
            <text:p>18</text:p>
          </table:table-cell>
          <table:table-cell table:formula="of:=[.B255]/[.C255]" office:value-type="float" office:value="8.11111111111111" calcext:value-type="float">
            <text:p>8.1</text:p>
          </table:table-cell>
          <table:table-cell office:value-type="float" office:value="33.138975" calcext:value-type="float">
            <text:p>33.138975</text:p>
          </table:table-cell>
          <table:table-cell table:formula="of:=LOG([.E255])/LOG([.A255])" office:value-type="float" office:value="0.632201328892235" calcext:value-type="float">
            <text:p>0.63220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table:formula="of:=[.B256]/[.C256]" office:value-type="float" office:value="8.16666666666667" calcext:value-type="float">
            <text:p>8.2</text:p>
          </table:table-cell>
          <table:table-cell office:value-type="float" office:value="33.222641" calcext:value-type="float">
            <text:p>33.222641</text:p>
          </table:table-cell>
          <table:table-cell table:formula="of:=LOG([.E256])/LOG([.A256])" office:value-type="float" office:value="0.632208082646976" calcext:value-type="float">
            <text:p>0.63220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table:formula="of:=[.B257]/[.C257]" office:value-type="float" office:value="8.22222222222222" calcext:value-type="float">
            <text:p>8.2</text:p>
          </table:table-cell>
          <table:table-cell office:value-type="float" office:value="33.30648" calcext:value-type="float">
            <text:p>33.30648</text:p>
          </table:table-cell>
          <table:table-cell table:formula="of:=LOG([.E257])/LOG([.A257])" office:value-type="float" office:value="0.632216373191093" calcext:value-type="float">
            <text:p>0.63221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table:formula="of:=[.B258]/[.C258]" office:value-type="float" office:value="8.27777777777778" calcext:value-type="float">
            <text:p>8.3</text:p>
          </table:table-cell>
          <table:table-cell office:value-type="float" office:value="33.390361" calcext:value-type="float">
            <text:p>33.390361</text:p>
          </table:table-cell>
          <table:table-cell table:formula="of:=LOG([.E258])/LOG([.A258])" office:value-type="float" office:value="0.632225475348408" calcext:value-type="float">
            <text:p>0.63222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table:formula="of:=[.B259]/[.C259]" office:value-type="float" office:value="8.33333333333333" calcext:value-type="float">
            <text:p>8.3</text:p>
          </table:table-cell>
          <table:table-cell office:value-type="float" office:value="33.474238" calcext:value-type="float">
            <text:p>33.474238</text:p>
          </table:table-cell>
          <table:table-cell table:formula="of:=LOG([.E259])/LOG([.A259])" office:value-type="float" office:value="0.632235130541031" calcext:value-type="float">
            <text:p>0.63223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51" calcext:value-type="float">
            <text:p>151</text:p>
          </table:table-cell>
          <table:table-cell office:value-type="float" office:value="18" calcext:value-type="float">
            <text:p>18</text:p>
          </table:table-cell>
          <table:table-cell table:formula="of:=[.B260]/[.C260]" office:value-type="float" office:value="8.38888888888889" calcext:value-type="float">
            <text:p>8.4</text:p>
          </table:table-cell>
          <table:table-cell office:value-type="float" office:value="33.557556" calcext:value-type="float">
            <text:p>33.557556</text:p>
          </table:table-cell>
          <table:table-cell table:formula="of:=LOG([.E260])/LOG([.A260])" office:value-type="float" office:value="0.632242353937655" calcext:value-type="float">
            <text:p>0.63224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table:formula="of:=[.B261]/[.C261]" office:value-type="float" office:value="8.44444444444444" calcext:value-type="float">
            <text:p>8.4</text:p>
          </table:table-cell>
          <table:table-cell office:value-type="float" office:value="33.641818" calcext:value-type="float">
            <text:p>33.641818</text:p>
          </table:table-cell>
          <table:table-cell table:formula="of:=LOG([.E261])/LOG([.A261])" office:value-type="float" office:value="0.632255199945442" calcext:value-type="float">
            <text:p>0.63225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53" calcext:value-type="float">
            <text:p>153</text:p>
          </table:table-cell>
          <table:table-cell office:value-type="float" office:value="18" calcext:value-type="float">
            <text:p>18</text:p>
          </table:table-cell>
          <table:table-cell table:formula="of:=[.B262]/[.C262]" office:value-type="float" office:value="8.5" calcext:value-type="float">
            <text:p>8.5</text:p>
          </table:table-cell>
          <table:table-cell office:value-type="float" office:value="33.726082" calcext:value-type="float">
            <text:p>33.726082</text:p>
          </table:table-cell>
          <table:table-cell table:formula="of:=LOG([.E262])/LOG([.A262])" office:value-type="float" office:value="0.632268592271442" calcext:value-type="float">
            <text:p>0.632269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54" calcext:value-type="float">
            <text:p>154</text:p>
          </table:table-cell>
          <table:table-cell office:value-type="float" office:value="18" calcext:value-type="float">
            <text:p>18</text:p>
          </table:table-cell>
          <table:table-cell table:formula="of:=[.B263]/[.C263]" office:value-type="float" office:value="8.55555555555556" calcext:value-type="float">
            <text:p>8.6</text:p>
          </table:table-cell>
          <table:table-cell office:value-type="float" office:value="33.808907" calcext:value-type="float">
            <text:p>33.808907</text:p>
          </table:table-cell>
          <table:table-cell table:formula="of:=LOG([.E263])/LOG([.A263])" office:value-type="float" office:value="0.632274868429118" calcext:value-type="float">
            <text:p>0.63227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55" calcext:value-type="float">
            <text:p>155</text:p>
          </table:table-cell>
          <table:table-cell office:value-type="float" office:value="18" calcext:value-type="float">
            <text:p>18</text:p>
          </table:table-cell>
          <table:table-cell table:formula="of:=[.B264]/[.C264]" office:value-type="float" office:value="8.61111111111111" calcext:value-type="float">
            <text:p>8.6</text:p>
          </table:table-cell>
          <table:table-cell office:value-type="float" office:value="33.892715" calcext:value-type="float">
            <text:p>33.892715</text:p>
          </table:table-cell>
          <table:table-cell table:formula="of:=LOG([.E264])/LOG([.A264])" office:value-type="float" office:value="0.63228691708665" calcext:value-type="float">
            <text:p>0.63228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table:formula="of:=[.B265]/[.C265]" office:value-type="float" office:value="7.89473684210526" calcext:value-type="float">
            <text:p>7.9</text:p>
          </table:table-cell>
          <table:table-cell office:value-type="float" office:value="33.976199" calcext:value-type="float">
            <text:p>33.976199</text:p>
          </table:table-cell>
          <table:table-cell table:formula="of:=LOG([.E265])/LOG([.A265])" office:value-type="float" office:value="0.632297781929177" calcext:value-type="float">
            <text:p>0.63229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table:formula="of:=[.B266]/[.C266]" office:value-type="float" office:value="7.94736842105263" calcext:value-type="float">
            <text:p>7.9</text:p>
          </table:table-cell>
          <table:table-cell office:value-type="float" office:value="34.059639" calcext:value-type="float">
            <text:p>34.059639</text:p>
          </table:table-cell>
          <table:table-cell table:formula="of:=LOG([.E266])/LOG([.A266])" office:value-type="float" office:value="0.632308944387237" calcext:value-type="float">
            <text:p>0.632309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52" calcext:value-type="float">
            <text:p>152</text:p>
          </table:table-cell>
          <table:table-cell office:value-type="float" office:value="19" calcext:value-type="float">
            <text:p>19</text:p>
          </table:table-cell>
          <table:table-cell table:formula="of:=[.B267]/[.C267]" office:value-type="float" office:value="8" calcext:value-type="float">
            <text:p>8.0</text:p>
          </table:table-cell>
          <table:table-cell office:value-type="float" office:value="34.143781" calcext:value-type="float">
            <text:p>34.143781</text:p>
          </table:table-cell>
          <table:table-cell table:formula="of:=LOG([.E267])/LOG([.A267])" office:value-type="float" office:value="0.632324311835694" calcext:value-type="float">
            <text:p>0.63232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53" calcext:value-type="float">
            <text:p>153</text:p>
          </table:table-cell>
          <table:table-cell office:value-type="float" office:value="19" calcext:value-type="float">
            <text:p>19</text:p>
          </table:table-cell>
          <table:table-cell table:formula="of:=[.B268]/[.C268]" office:value-type="float" office:value="8.05263157894737" calcext:value-type="float">
            <text:p>8.1</text:p>
          </table:table-cell>
          <table:table-cell office:value-type="float" office:value="34.228045" calcext:value-type="float">
            <text:p>34.228045</text:p>
          </table:table-cell>
          <table:table-cell table:formula="of:=LOG([.E268])/LOG([.A268])" office:value-type="float" office:value="0.63234080909505" calcext:value-type="float">
            <text:p>0.63234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54" calcext:value-type="float">
            <text:p>154</text:p>
          </table:table-cell>
          <table:table-cell office:value-type="float" office:value="19" calcext:value-type="float">
            <text:p>19</text:p>
          </table:table-cell>
          <table:table-cell table:formula="of:=[.B269]/[.C269]" office:value-type="float" office:value="8.10526315789474" calcext:value-type="float">
            <text:p>8.1</text:p>
          </table:table-cell>
          <table:table-cell office:value-type="float" office:value="34.312101" calcext:value-type="float">
            <text:p>34.312101</text:p>
          </table:table-cell>
          <table:table-cell table:formula="of:=LOG([.E269])/LOG([.A269])" office:value-type="float" office:value="0.632356702512621" calcext:value-type="float">
            <text:p>0.63235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table:formula="of:=[.B270]/[.C270]" office:value-type="float" office:value="8.1578947368421" calcext:value-type="float">
            <text:p>8.2</text:p>
          </table:table-cell>
          <table:table-cell office:value-type="float" office:value="34.394679" calcext:value-type="float">
            <text:p>34.394679</text:p>
          </table:table-cell>
          <table:table-cell table:formula="of:=LOG([.E270])/LOG([.A270])" office:value-type="float" office:value="0.632365395126845" calcext:value-type="float">
            <text:p>0.63236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56" calcext:value-type="float">
            <text:p>156</text:p>
          </table:table-cell>
          <table:table-cell office:value-type="float" office:value="19" calcext:value-type="float">
            <text:p>19</text:p>
          </table:table-cell>
          <table:table-cell table:formula="of:=[.B271]/[.C271]" office:value-type="float" office:value="8.21052631578947" calcext:value-type="float">
            <text:p>8.2</text:p>
          </table:table-cell>
          <table:table-cell office:value-type="float" office:value="34.479144" calcext:value-type="float">
            <text:p>34.479144</text:p>
          </table:table-cell>
          <table:table-cell table:formula="of:=LOG([.E271])/LOG([.A271])" office:value-type="float" office:value="0.632384383569161" calcext:value-type="float">
            <text:p>0.63238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57" calcext:value-type="float">
            <text:p>157</text:p>
          </table:table-cell>
          <table:table-cell office:value-type="float" office:value="19" calcext:value-type="float">
            <text:p>19</text:p>
          </table:table-cell>
          <table:table-cell table:formula="of:=[.B272]/[.C272]" office:value-type="float" office:value="8.26315789473684" calcext:value-type="float">
            <text:p>8.3</text:p>
          </table:table-cell>
          <table:table-cell office:value-type="float" office:value="34.562162" calcext:value-type="float">
            <text:p>34.562162</text:p>
          </table:table-cell>
          <table:table-cell table:formula="of:=LOG([.E272])/LOG([.A272])" office:value-type="float" office:value="0.632396350938741" calcext:value-type="float">
            <text:p>0.63239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table:formula="of:=[.B273]/[.C273]" office:value-type="float" office:value="8.31578947368421" calcext:value-type="float">
            <text:p>8.3</text:p>
          </table:table-cell>
          <table:table-cell office:value-type="float" office:value="34.644735" calcext:value-type="float">
            <text:p>34.644735</text:p>
          </table:table-cell>
          <table:table-cell table:formula="of:=LOG([.E273])/LOG([.A273])" office:value-type="float" office:value="0.63240651812402" calcext:value-type="float">
            <text:p>0.63240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59" calcext:value-type="float">
            <text:p>159</text:p>
          </table:table-cell>
          <table:table-cell office:value-type="float" office:value="19" calcext:value-type="float">
            <text:p>19</text:p>
          </table:table-cell>
          <table:table-cell table:formula="of:=[.B274]/[.C274]" office:value-type="float" office:value="8.36842105263158" calcext:value-type="float">
            <text:p>8.4</text:p>
          </table:table-cell>
          <table:table-cell office:value-type="float" office:value="34.729205" calcext:value-type="float">
            <text:p>34.729205</text:p>
          </table:table-cell>
          <table:table-cell table:formula="of:=LOG([.E274])/LOG([.A274])" office:value-type="float" office:value="0.632426920956568" calcext:value-type="float">
            <text:p>0.63242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60" calcext:value-type="float">
            <text:p>160</text:p>
          </table:table-cell>
          <table:table-cell office:value-type="float" office:value="19" calcext:value-type="float">
            <text:p>19</text:p>
          </table:table-cell>
          <table:table-cell table:formula="of:=[.B275]/[.C275]" office:value-type="float" office:value="8.42105263157895" calcext:value-type="float">
            <text:p>8.4</text:p>
          </table:table-cell>
          <table:table-cell office:value-type="float" office:value="34.813321" calcext:value-type="float">
            <text:p>34.813321</text:p>
          </table:table-cell>
          <table:table-cell table:formula="of:=LOG([.E275])/LOG([.A275])" office:value-type="float" office:value="0.632445943439675" calcext:value-type="float">
            <text:p>0.63244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55" calcext:value-type="float">
            <text:p>155</text:p>
          </table:table-cell>
          <table:table-cell office:value-type="float" office:value="20" calcext:value-type="float">
            <text:p>20</text:p>
          </table:table-cell>
          <table:table-cell table:formula="of:=[.B276]/[.C276]" office:value-type="float" office:value="7.75" calcext:value-type="float">
            <text:p>7.8</text:p>
          </table:table-cell>
          <table:table-cell office:value-type="float" office:value="34.894831" calcext:value-type="float">
            <text:p>34.894831</text:p>
          </table:table-cell>
          <table:table-cell table:formula="of:=LOG([.E276])/LOG([.A276])" office:value-type="float" office:value="0.632452105949704" calcext:value-type="float">
            <text:p>0.63245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56" calcext:value-type="float">
            <text:p>156</text:p>
          </table:table-cell>
          <table:table-cell office:value-type="float" office:value="20" calcext:value-type="float">
            <text:p>20</text:p>
          </table:table-cell>
          <table:table-cell table:formula="of:=[.B277]/[.C277]" office:value-type="float" office:value="7.8" calcext:value-type="float">
            <text:p>7.8</text:p>
          </table:table-cell>
          <table:table-cell office:value-type="float" office:value="34.979301" calcext:value-type="float">
            <text:p>34.979301</text:p>
          </table:table-cell>
          <table:table-cell table:formula="of:=LOG([.E277])/LOG([.A277])" office:value-type="float" office:value="0.632473834424598" calcext:value-type="float">
            <text:p>0.63247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57" calcext:value-type="float">
            <text:p>157</text:p>
          </table:table-cell>
          <table:table-cell office:value-type="float" office:value="20" calcext:value-type="float">
            <text:p>20</text:p>
          </table:table-cell>
          <table:table-cell table:formula="of:=[.B278]/[.C278]" office:value-type="float" office:value="7.85" calcext:value-type="float">
            <text:p>7.9</text:p>
          </table:table-cell>
          <table:table-cell office:value-type="float" office:value="35.062319" calcext:value-type="float">
            <text:p>35.062319</text:p>
          </table:table-cell>
          <table:table-cell table:formula="of:=LOG([.E278])/LOG([.A278])" office:value-type="float" office:value="0.632488611058879" calcext:value-type="float">
            <text:p>0.632489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58" calcext:value-type="float">
            <text:p>158</text:p>
          </table:table-cell>
          <table:table-cell office:value-type="float" office:value="20" calcext:value-type="float">
            <text:p>20</text:p>
          </table:table-cell>
          <table:table-cell table:formula="of:=[.B279]/[.C279]" office:value-type="float" office:value="7.9" calcext:value-type="float">
            <text:p>7.9</text:p>
          </table:table-cell>
          <table:table-cell office:value-type="float" office:value="35.144892" calcext:value-type="float">
            <text:p>35.144892</text:p>
          </table:table-cell>
          <table:table-cell table:formula="of:=LOG([.E279])/LOG([.A279])" office:value-type="float" office:value="0.632501587390175" calcext:value-type="float">
            <text:p>0.63250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59" calcext:value-type="float">
            <text:p>159</text:p>
          </table:table-cell>
          <table:table-cell office:value-type="float" office:value="20" calcext:value-type="float">
            <text:p>20</text:p>
          </table:table-cell>
          <table:table-cell table:formula="of:=[.B280]/[.C280]" office:value-type="float" office:value="7.95" calcext:value-type="float">
            <text:p>8.0</text:p>
          </table:table-cell>
          <table:table-cell office:value-type="float" office:value="35.229365" calcext:value-type="float">
            <text:p>35.229365</text:p>
          </table:table-cell>
          <table:table-cell table:formula="of:=LOG([.E280])/LOG([.A280])" office:value-type="float" office:value="0.63252459786331" calcext:value-type="float">
            <text:p>0.63252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table:formula="of:=[.B281]/[.C281]" office:value-type="float" office:value="8" calcext:value-type="float">
            <text:p>8.0</text:p>
          </table:table-cell>
          <table:table-cell office:value-type="float" office:value="35.313533" calcext:value-type="float">
            <text:p>35.313533</text:p>
          </table:table-cell>
          <table:table-cell table:formula="of:=LOG([.E281])/LOG([.A281])" office:value-type="float" office:value="0.63254646802987" calcext:value-type="float">
            <text:p>0.63254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table:formula="of:=[.B282]/[.C282]" office:value-type="float" office:value="8.05" calcext:value-type="float">
            <text:p>8.1</text:p>
          </table:table-cell>
          <table:table-cell office:value-type="float" office:value="35.396098" calcext:value-type="float">
            <text:p>35.396098</text:p>
          </table:table-cell>
          <table:table-cell table:formula="of:=LOG([.E282])/LOG([.A282])" office:value-type="float" office:value="0.632560702056216" calcext:value-type="float">
            <text:p>0.63256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62" calcext:value-type="float">
            <text:p>162</text:p>
          </table:table-cell>
          <table:table-cell office:value-type="float" office:value="20" calcext:value-type="float">
            <text:p>20</text:p>
          </table:table-cell>
          <table:table-cell table:formula="of:=[.B283]/[.C283]" office:value-type="float" office:value="8.1" calcext:value-type="float">
            <text:p>8.1</text:p>
          </table:table-cell>
          <table:table-cell office:value-type="float" office:value="35.478663" calcext:value-type="float">
            <text:p>35.478663</text:p>
          </table:table-cell>
          <table:table-cell table:formula="of:=LOG([.E283])/LOG([.A283])" office:value-type="float" office:value="0.632575373655723" calcext:value-type="float">
            <text:p>0.63257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63" calcext:value-type="float">
            <text:p>163</text:p>
          </table:table-cell>
          <table:table-cell office:value-type="float" office:value="20" calcext:value-type="float">
            <text:p>20</text:p>
          </table:table-cell>
          <table:table-cell table:formula="of:=[.B284]/[.C284]" office:value-type="float" office:value="8.15" calcext:value-type="float">
            <text:p>8.2</text:p>
          </table:table-cell>
          <table:table-cell office:value-type="float" office:value="35.561231" calcext:value-type="float">
            <text:p>35.561231</text:p>
          </table:table-cell>
          <table:table-cell table:formula="of:=LOG([.E284])/LOG([.A284])" office:value-type="float" office:value="0.632590491478222" calcext:value-type="float">
            <text:p>0.63259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64" calcext:value-type="float">
            <text:p>164</text:p>
          </table:table-cell>
          <table:table-cell office:value-type="float" office:value="20" calcext:value-type="float">
            <text:p>20</text:p>
          </table:table-cell>
          <table:table-cell table:formula="of:=[.B285]/[.C285]" office:value-type="float" office:value="8.2" calcext:value-type="float">
            <text:p>8.2</text:p>
          </table:table-cell>
          <table:table-cell office:value-type="float" office:value="35.63827" calcext:value-type="float">
            <text:p>35.63827</text:p>
          </table:table-cell>
          <table:table-cell table:formula="of:=LOG([.E285])/LOG([.A285])" office:value-type="float" office:value="0.632578572640549" calcext:value-type="float">
            <text:p>0.63257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65" calcext:value-type="float">
            <text:p>165</text:p>
          </table:table-cell>
          <table:table-cell office:value-type="float" office:value="20" calcext:value-type="float">
            <text:p>20</text:p>
          </table:table-cell>
          <table:table-cell table:formula="of:=[.B286]/[.C286]" office:value-type="float" office:value="8.25" calcext:value-type="float">
            <text:p>8.3</text:p>
          </table:table-cell>
          <table:table-cell office:value-type="float" office:value="35.715309" calcext:value-type="float">
            <text:p>35.715309</text:p>
          </table:table-cell>
          <table:table-cell table:formula="of:=LOG([.E286])/LOG([.A286])" office:value-type="float" office:value="0.632567229474384" calcext:value-type="float">
            <text:p>0.63256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66" calcext:value-type="float">
            <text:p>166</text:p>
          </table:table-cell>
          <table:table-cell office:value-type="float" office:value="20" calcext:value-type="float">
            <text:p>20</text:p>
          </table:table-cell>
          <table:table-cell table:formula="of:=[.B287]/[.C287]" office:value-type="float" office:value="8.3" calcext:value-type="float">
            <text:p>8.3</text:p>
          </table:table-cell>
          <table:table-cell office:value-type="float" office:value="35.792351" calcext:value-type="float">
            <text:p>35.792351</text:p>
          </table:table-cell>
          <table:table-cell table:formula="of:=LOG([.E287])/LOG([.A287])" office:value-type="float" office:value="0.632556469497751" calcext:value-type="float">
            <text:p>0.63255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67" calcext:value-type="float">
            <text:p>167</text:p>
          </table:table-cell>
          <table:table-cell office:value-type="float" office:value="20" calcext:value-type="float">
            <text:p>20</text:p>
          </table:table-cell>
          <table:table-cell table:formula="of:=[.B288]/[.C288]" office:value-type="float" office:value="8.35" calcext:value-type="float">
            <text:p>8.4</text:p>
          </table:table-cell>
          <table:table-cell office:value-type="float" office:value="35.86939" calcext:value-type="float">
            <text:p>35.86939</text:p>
          </table:table-cell>
          <table:table-cell table:formula="of:=LOG([.E288])/LOG([.A288])" office:value-type="float" office:value="0.632546255835282" calcext:value-type="float">
            <text:p>0.63254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68" calcext:value-type="float">
            <text:p>168</text:p>
          </table:table-cell>
          <table:table-cell office:value-type="float" office:value="20" calcext:value-type="float">
            <text:p>20</text:p>
          </table:table-cell>
          <table:table-cell table:formula="of:=[.B289]/[.C289]" office:value-type="float" office:value="8.4" calcext:value-type="float">
            <text:p>8.4</text:p>
          </table:table-cell>
          <table:table-cell office:value-type="float" office:value="35.946429" calcext:value-type="float">
            <text:p>35.946429</text:p>
          </table:table-cell>
          <table:table-cell table:formula="of:=LOG([.E289])/LOG([.A289])" office:value-type="float" office:value="0.632536596254183" calcext:value-type="float">
            <text:p>0.632537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69" calcext:value-type="float">
            <text:p>169</text:p>
          </table:table-cell>
          <table:table-cell office:value-type="float" office:value="20" calcext:value-type="float">
            <text:p>20</text:p>
          </table:table-cell>
          <table:table-cell table:formula="of:=[.B290]/[.C290]" office:value-type="float" office:value="8.45" calcext:value-type="float">
            <text:p>8.5</text:p>
          </table:table-cell>
          <table:table-cell office:value-type="float" office:value="36.022146" calcext:value-type="float">
            <text:p>36.022146</text:p>
          </table:table-cell>
          <table:table-cell table:formula="of:=LOG([.E290])/LOG([.A290])" office:value-type="float" office:value="0.632521007199204" calcext:value-type="float">
            <text:p>0.63252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0" calcext:value-type="float">
            <text:p>170</text:p>
          </table:table-cell>
          <table:table-cell office:value-type="float" office:value="20" calcext:value-type="float">
            <text:p>20</text:p>
          </table:table-cell>
          <table:table-cell table:formula="of:=[.B291]/[.C291]" office:value-type="float" office:value="8.5" calcext:value-type="float">
            <text:p>8.5</text:p>
          </table:table-cell>
          <table:table-cell office:value-type="float" office:value="36.099185" calcext:value-type="float">
            <text:p>36.099185</text:p>
          </table:table-cell>
          <table:table-cell table:formula="of:=LOG([.E291])/LOG([.A291])" office:value-type="float" office:value="0.632512452663907" calcext:value-type="float">
            <text:p>0.63251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71" calcext:value-type="float">
            <text:p>171</text:p>
          </table:table-cell>
          <table:table-cell office:value-type="float" office:value="20" calcext:value-type="float">
            <text:p>20</text:p>
          </table:table-cell>
          <table:table-cell table:formula="of:=[.B292]/[.C292]" office:value-type="float" office:value="8.55" calcext:value-type="float">
            <text:p>8.6</text:p>
          </table:table-cell>
          <table:table-cell office:value-type="float" office:value="36.172722" calcext:value-type="float">
            <text:p>36.172722</text:p>
          </table:table-cell>
          <table:table-cell table:formula="of:=LOG([.E292])/LOG([.A292])" office:value-type="float" office:value="0.63248736761271" calcext:value-type="float">
            <text:p>0.63248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72" calcext:value-type="float">
            <text:p>172</text:p>
          </table:table-cell>
          <table:table-cell office:value-type="float" office:value="20" calcext:value-type="float">
            <text:p>20</text:p>
          </table:table-cell>
          <table:table-cell table:formula="of:=[.B293]/[.C293]" office:value-type="float" office:value="8.6" calcext:value-type="float">
            <text:p>8.6</text:p>
          </table:table-cell>
          <table:table-cell office:value-type="float" office:value="36.251938" calcext:value-type="float">
            <text:p>36.251938</text:p>
          </table:table-cell>
          <table:table-cell table:formula="of:=LOG([.E293])/LOG([.A293])" office:value-type="float" office:value="0.632490498444012" calcext:value-type="float">
            <text:p>0.63249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[.B294]/[.C294]" office:value-type="float" office:value="7.95238095238095" calcext:value-type="float">
            <text:p>8.0</text:p>
          </table:table-cell>
          <table:table-cell office:value-type="float" office:value="36.325546" calcext:value-type="float">
            <text:p>36.325546</text:p>
          </table:table-cell>
          <table:table-cell table:formula="of:=LOG([.E294])/LOG([.A294])" office:value-type="float" office:value="0.632466913877017" calcext:value-type="float">
            <text:p>0.632467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74" calcext:value-type="float">
            <text:p>174</text:p>
          </table:table-cell>
          <table:table-cell office:value-type="float" office:value="20" calcext:value-type="float">
            <text:p>20</text:p>
          </table:table-cell>
          <table:table-cell table:formula="of:=[.B295]/[.C295]" office:value-type="float" office:value="8.7" calcext:value-type="float">
            <text:p>8.7</text:p>
          </table:table-cell>
          <table:table-cell office:value-type="float" office:value="36.403842" calcext:value-type="float">
            <text:p>36.403842</text:p>
          </table:table-cell>
          <table:table-cell table:formula="of:=LOG([.E295])/LOG([.A295])" office:value-type="float" office:value="0.63246659071814" calcext:value-type="float">
            <text:p>0.632467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75" calcext:value-type="float">
            <text:p>175</text:p>
          </table:table-cell>
          <table:table-cell office:value-type="float" office:value="20" calcext:value-type="float">
            <text:p>20</text:p>
          </table:table-cell>
          <table:table-cell table:formula="of:=[.B296]/[.C296]" office:value-type="float" office:value="8.75" calcext:value-type="float">
            <text:p>8.8</text:p>
          </table:table-cell>
          <table:table-cell office:value-type="float" office:value="36.479556" calcext:value-type="float">
            <text:p>36.479556</text:p>
          </table:table-cell>
          <table:table-cell table:formula="of:=LOG([.E296])/LOG([.A296])" office:value-type="float" office:value="0.632454295774253" calcext:value-type="float">
            <text:p>0.63245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[.B297]/[.C297]" office:value-type="float" office:value="8.8" calcext:value-type="float">
            <text:p>8.8</text:p>
          </table:table-cell>
          <table:table-cell office:value-type="float" office:value="36.556595" calcext:value-type="float">
            <text:p>36.556595</text:p>
          </table:table-cell>
          <table:table-cell table:formula="of:=LOG([.E297])/LOG([.A297])" office:value-type="float" office:value="0.632448905304322" calcext:value-type="float">
            <text:p>0.632449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77" calcext:value-type="float">
            <text:p>177</text:p>
          </table:table-cell>
          <table:table-cell office:value-type="float" office:value="20" calcext:value-type="float">
            <text:p>20</text:p>
          </table:table-cell>
          <table:table-cell table:formula="of:=[.B298]/[.C298]" office:value-type="float" office:value="8.85" calcext:value-type="float">
            <text:p>8.9</text:p>
          </table:table-cell>
          <table:table-cell office:value-type="float" office:value="36.632309" calcext:value-type="float">
            <text:p>36.632309</text:p>
          </table:table-cell>
          <table:table-cell table:formula="of:=LOG([.E298])/LOG([.A298])" office:value-type="float" office:value="0.632437656493673" calcext:value-type="float">
            <text:p>0.63243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78" calcext:value-type="float">
            <text:p>178</text:p>
          </table:table-cell>
          <table:table-cell office:value-type="float" office:value="20" calcext:value-type="float">
            <text:p>20</text:p>
          </table:table-cell>
          <table:table-cell table:formula="of:=[.B299]/[.C299]" office:value-type="float" office:value="8.9" calcext:value-type="float">
            <text:p>8.9</text:p>
          </table:table-cell>
          <table:table-cell office:value-type="float" office:value="36.709351" calcext:value-type="float">
            <text:p>36.709351</text:p>
          </table:table-cell>
          <table:table-cell table:formula="of:=LOG([.E299])/LOG([.A299])" office:value-type="float" office:value="0.632433279668025" calcext:value-type="float">
            <text:p>0.632433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67" calcext:value-type="float">
            <text:p>167</text:p>
          </table:table-cell>
          <table:table-cell office:value-type="float" office:value="22" calcext:value-type="float">
            <text:p>22</text:p>
          </table:table-cell>
          <table:table-cell table:formula="of:=[.B300]/[.C300]" office:value-type="float" office:value="7.59090909090909" calcext:value-type="float">
            <text:p>7.6</text:p>
          </table:table-cell>
          <table:table-cell office:value-type="float" office:value="36.781705" calcext:value-type="float">
            <text:p>36.781705</text:p>
          </table:table-cell>
          <table:table-cell table:formula="of:=LOG([.E300])/LOG([.A300])" office:value-type="float" office:value="0.632407027348759" calcext:value-type="float">
            <text:p>0.63240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74" calcext:value-type="float">
            <text:p>174</text:p>
          </table:table-cell>
          <table:table-cell office:value-type="float" office:value="21" calcext:value-type="float">
            <text:p>21</text:p>
          </table:table-cell>
          <table:table-cell table:formula="of:=[.B301]/[.C301]" office:value-type="float" office:value="8.28571428571429" calcext:value-type="float">
            <text:p>8.3</text:p>
          </table:table-cell>
          <table:table-cell office:value-type="float" office:value="36.860001" calcext:value-type="float">
            <text:p>36.860001</text:p>
          </table:table-cell>
          <table:table-cell table:formula="of:=LOG([.E301])/LOG([.A301])" office:value-type="float" office:value="0.632409632625196" calcext:value-type="float">
            <text:p>0.63241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[.B302]/[.C302]" office:value-type="float" office:value="8.33333333333333" calcext:value-type="float">
            <text:p>8.3</text:p>
          </table:table-cell>
          <table:table-cell office:value-type="float" office:value="36.935715" calcext:value-type="float">
            <text:p>36.935715</text:p>
          </table:table-cell>
          <table:table-cell table:formula="of:=LOG([.E302])/LOG([.A302])" office:value-type="float" office:value="0.632400427133564" calcext:value-type="float">
            <text:p>0.63240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76" calcext:value-type="float">
            <text:p>176</text:p>
          </table:table-cell>
          <table:table-cell office:value-type="float" office:value="21" calcext:value-type="float">
            <text:p>21</text:p>
          </table:table-cell>
          <table:table-cell table:formula="of:=[.B303]/[.C303]" office:value-type="float" office:value="8.38095238095238" calcext:value-type="float">
            <text:p>8.4</text:p>
          </table:table-cell>
          <table:table-cell office:value-type="float" office:value="37.012754" calcext:value-type="float">
            <text:p>37.012754</text:p>
          </table:table-cell>
          <table:table-cell table:formula="of:=LOG([.E303])/LOG([.A303])" office:value-type="float" office:value="0.632397987919777" calcext:value-type="float">
            <text:p>0.63239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77" calcext:value-type="float">
            <text:p>177</text:p>
          </table:table-cell>
          <table:table-cell office:value-type="float" office:value="21" calcext:value-type="float">
            <text:p>21</text:p>
          </table:table-cell>
          <table:table-cell table:formula="of:=[.B304]/[.C304]" office:value-type="float" office:value="8.42857142857143" calcext:value-type="float">
            <text:p>8.4</text:p>
          </table:table-cell>
          <table:table-cell office:value-type="float" office:value="37.088468" calcext:value-type="float">
            <text:p>37.088468</text:p>
          </table:table-cell>
          <table:table-cell table:formula="of:=LOG([.E304])/LOG([.A304])" office:value-type="float" office:value="0.63238975442296" calcext:value-type="float">
            <text:p>0.63239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78" calcext:value-type="float">
            <text:p>178</text:p>
          </table:table-cell>
          <table:table-cell office:value-type="float" office:value="21" calcext:value-type="float">
            <text:p>21</text:p>
          </table:table-cell>
          <table:table-cell table:formula="of:=[.B305]/[.C305]" office:value-type="float" office:value="8.47619047619048" calcext:value-type="float">
            <text:p>8.5</text:p>
          </table:table-cell>
          <table:table-cell office:value-type="float" office:value="37.165507" calcext:value-type="float">
            <text:p>37.165507</text:p>
          </table:table-cell>
          <table:table-cell table:formula="of:=LOG([.E305])/LOG([.A305])" office:value-type="float" office:value="0.632388242418745" calcext:value-type="float">
            <text:p>0.63238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73" calcext:value-type="float">
            <text:p>173</text:p>
          </table:table-cell>
          <table:table-cell office:value-type="float" office:value="22" calcext:value-type="float">
            <text:p>22</text:p>
          </table:table-cell>
          <table:table-cell table:formula="of:=[.B306]/[.C306]" office:value-type="float" office:value="7.86363636363636" calcext:value-type="float">
            <text:p>7.9</text:p>
          </table:table-cell>
          <table:table-cell office:value-type="float" office:value="37.237796" calcext:value-type="float">
            <text:p>37.237796</text:p>
          </table:table-cell>
          <table:table-cell table:formula="of:=LOG([.E306])/LOG([.A306])" office:value-type="float" office:value="0.632364879441821" calcext:value-type="float">
            <text:p>0.63236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74" calcext:value-type="float">
            <text:p>174</text:p>
          </table:table-cell>
          <table:table-cell office:value-type="float" office:value="22" calcext:value-type="float">
            <text:p>22</text:p>
          </table:table-cell>
          <table:table-cell table:formula="of:=[.B307]/[.C307]" office:value-type="float" office:value="7.90909090909091" calcext:value-type="float">
            <text:p>7.9</text:p>
          </table:table-cell>
          <table:table-cell office:value-type="float" office:value="37.31616" calcext:value-type="float">
            <text:p>37.31616</text:p>
          </table:table-cell>
          <table:table-cell table:formula="of:=LOG([.E307])/LOG([.A307])" office:value-type="float" office:value="0.632370518184468" calcext:value-type="float">
            <text:p>0.63237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75" calcext:value-type="float">
            <text:p>175</text:p>
          </table:table-cell>
          <table:table-cell office:value-type="float" office:value="22" calcext:value-type="float">
            <text:p>22</text:p>
          </table:table-cell>
          <table:table-cell table:formula="of:=[.B308]/[.C308]" office:value-type="float" office:value="7.95454545454545" calcext:value-type="float">
            <text:p>8.0</text:p>
          </table:table-cell>
          <table:table-cell office:value-type="float" office:value="37.391874" calcext:value-type="float">
            <text:p>37.391874</text:p>
          </table:table-cell>
          <table:table-cell table:formula="of:=LOG([.E308])/LOG([.A308])" office:value-type="float" office:value="0.632364184923869" calcext:value-type="float">
            <text:p>0.63236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76" calcext:value-type="float">
            <text:p>176</text:p>
          </table:table-cell>
          <table:table-cell office:value-type="float" office:value="22" calcext:value-type="float">
            <text:p>22</text:p>
          </table:table-cell>
          <table:table-cell table:formula="of:=[.B309]/[.C309]" office:value-type="float" office:value="8" calcext:value-type="float">
            <text:p>8.0</text:p>
          </table:table-cell>
          <table:table-cell office:value-type="float" office:value="37.468913" calcext:value-type="float">
            <text:p>37.468913</text:p>
          </table:table-cell>
          <table:table-cell table:formula="of:=LOG([.E309])/LOG([.A309])" office:value-type="float" office:value="0.632364485741966" calcext:value-type="float">
            <text:p>0.63236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01" calcext:value-type="float">
            <text:p>201</text:p>
          </table:table-cell>
          <table:table-cell office:value-type="float" office:value="18" calcext:value-type="float">
            <text:p>18</text:p>
          </table:table-cell>
          <table:table-cell table:formula="of:=[.B310]/[.C310]" office:value-type="float" office:value="11.1666666666667" calcext:value-type="float">
            <text:p>11.2</text:p>
          </table:table-cell>
          <table:table-cell office:value-type="float" office:value="37.550499" calcext:value-type="float">
            <text:p>37.550499</text:p>
          </table:table-cell>
          <table:table-cell table:formula="of:=LOG([.E310])/LOG([.A310])" office:value-type="float" office:value="0.632386333197967" calcext:value-type="float">
            <text:p>0.63238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96" calcext:value-type="float">
            <text:p>196</text:p>
          </table:table-cell>
          <table:table-cell office:value-type="float" office:value="19" calcext:value-type="float">
            <text:p>19</text:p>
          </table:table-cell>
          <table:table-cell table:formula="of:=[.B311]/[.C311]" office:value-type="float" office:value="10.3157894736842" calcext:value-type="float">
            <text:p>10.3</text:p>
          </table:table-cell>
          <table:table-cell office:value-type="float" office:value="37.638537" calcext:value-type="float">
            <text:p>37.638537</text:p>
          </table:table-cell>
          <table:table-cell table:formula="of:=LOG([.E311])/LOG([.A311])" office:value-type="float" office:value="0.63243837218451" calcext:value-type="float">
            <text:p>0.63243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97" calcext:value-type="float">
            <text:p>197</text:p>
          </table:table-cell>
          <table:table-cell office:value-type="float" office:value="19" calcext:value-type="float">
            <text:p>19</text:p>
          </table:table-cell>
          <table:table-cell table:formula="of:=[.B312]/[.C312]" office:value-type="float" office:value="10.3684210526316" calcext:value-type="float">
            <text:p>10.4</text:p>
          </table:table-cell>
          <table:table-cell office:value-type="float" office:value="37.723521" calcext:value-type="float">
            <text:p>37.723521</text:p>
          </table:table-cell>
          <table:table-cell table:formula="of:=LOG([.E312])/LOG([.A312])" office:value-type="float" office:value="0.632476442035206" calcext:value-type="float">
            <text:p>0.63247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[.B313]/[.C313]" office:value-type="float" office:value="10.4210526315789" calcext:value-type="float">
            <text:p>10.4</text:p>
          </table:table-cell>
          <table:table-cell office:value-type="float" office:value="37.808502" calcext:value-type="float">
            <text:p>37.808502</text:p>
          </table:table-cell>
          <table:table-cell table:formula="of:=LOG([.E313])/LOG([.A313])" office:value-type="float" office:value="0.632514710366223" calcext:value-type="float">
            <text:p>0.63251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99" calcext:value-type="float">
            <text:p>199</text:p>
          </table:table-cell>
          <table:table-cell office:value-type="float" office:value="19" calcext:value-type="float">
            <text:p>19</text:p>
          </table:table-cell>
          <table:table-cell table:formula="of:=[.B314]/[.C314]" office:value-type="float" office:value="10.4736842105263" calcext:value-type="float">
            <text:p>10.5</text:p>
          </table:table-cell>
          <table:table-cell office:value-type="float" office:value="37.892532" calcext:value-type="float">
            <text:p>37.892532</text:p>
          </table:table-cell>
          <table:table-cell table:formula="of:=LOG([.E314])/LOG([.A314])" office:value-type="float" office:value="0.632548820028054" calcext:value-type="float">
            <text:p>0.63254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00" calcext:value-type="float">
            <text:p>200</text:p>
          </table:table-cell>
          <table:table-cell office:value-type="float" office:value="19" calcext:value-type="float">
            <text:p>19</text:p>
          </table:table-cell>
          <table:table-cell table:formula="of:=[.B315]/[.C315]" office:value-type="float" office:value="10.5263157894737" calcext:value-type="float">
            <text:p>10.5</text:p>
          </table:table-cell>
          <table:table-cell office:value-type="float" office:value="37.977514" calcext:value-type="float">
            <text:p>37.977514</text:p>
          </table:table-cell>
          <table:table-cell table:formula="of:=LOG([.E315])/LOG([.A315])" office:value-type="float" office:value="0.632587519526531" calcext:value-type="float">
            <text:p>0.63258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01" calcext:value-type="float">
            <text:p>201</text:p>
          </table:table-cell>
          <table:table-cell office:value-type="float" office:value="19" calcext:value-type="float">
            <text:p>19</text:p>
          </table:table-cell>
          <table:table-cell table:formula="of:=[.B316]/[.C316]" office:value-type="float" office:value="10.5789473684211" calcext:value-type="float">
            <text:p>10.6</text:p>
          </table:table-cell>
          <table:table-cell office:value-type="float" office:value="38.062497" calcext:value-type="float">
            <text:p>38.062497</text:p>
          </table:table-cell>
          <table:table-cell table:formula="of:=LOG([.E316])/LOG([.A316])" office:value-type="float" office:value="0.632626425625686" calcext:value-type="float">
            <text:p>0.63262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02" calcext:value-type="float">
            <text:p>202</text:p>
          </table:table-cell>
          <table:table-cell office:value-type="float" office:value="19" calcext:value-type="float">
            <text:p>19</text:p>
          </table:table-cell>
          <table:table-cell table:formula="of:=[.B317]/[.C317]" office:value-type="float" office:value="10.6315789473684" calcext:value-type="float">
            <text:p>10.6</text:p>
          </table:table-cell>
          <table:table-cell office:value-type="float" office:value="38.147481" calcext:value-type="float">
            <text:p>38.147481</text:p>
          </table:table-cell>
          <table:table-cell table:formula="of:=LOG([.E317])/LOG([.A317])" office:value-type="float" office:value="0.632665534971484" calcext:value-type="float">
            <text:p>0.63266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20" calcext:value-type="float">
            <text:p>20</text:p>
          </table:table-cell>
          <table:table-cell table:formula="of:=[.B318]/[.C318]" office:value-type="float" office:value="9.85" calcext:value-type="float">
            <text:p>9.9</text:p>
          </table:table-cell>
          <table:table-cell office:value-type="float" office:value="38.23243" calcext:value-type="float">
            <text:p>38.23243</text:p>
          </table:table-cell>
          <table:table-cell table:formula="of:=LOG([.E318])/LOG([.A318])" office:value-type="float" office:value="0.632704680754134" calcext:value-type="float">
            <text:p>0.63270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98" calcext:value-type="float">
            <text:p>198</text:p>
          </table:table-cell>
          <table:table-cell office:value-type="float" office:value="20" calcext:value-type="float">
            <text:p>20</text:p>
          </table:table-cell>
          <table:table-cell table:formula="of:=[.B319]/[.C319]" office:value-type="float" office:value="9.9" calcext:value-type="float">
            <text:p>9.9</text:p>
          </table:table-cell>
          <table:table-cell office:value-type="float" office:value="38.317411" calcext:value-type="float">
            <text:p>38.317411</text:p>
          </table:table-cell>
          <table:table-cell table:formula="of:=LOG([.E319])/LOG([.A319])" office:value-type="float" office:value="0.632744164532351" calcext:value-type="float">
            <text:p>0.632744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99" calcext:value-type="float">
            <text:p>199</text:p>
          </table:table-cell>
          <table:table-cell office:value-type="float" office:value="20" calcext:value-type="float">
            <text:p>20</text:p>
          </table:table-cell>
          <table:table-cell table:formula="of:=[.B320]/[.C320]" office:value-type="float" office:value="9.95" calcext:value-type="float">
            <text:p>10.0</text:p>
          </table:table-cell>
          <table:table-cell office:value-type="float" office:value="38.401438" calcext:value-type="float">
            <text:p>38.401438</text:p>
          </table:table-cell>
          <table:table-cell table:formula="of:=LOG([.E320])/LOG([.A320])" office:value-type="float" office:value="0.632779528339832" calcext:value-type="float">
            <text:p>0.63278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table:formula="of:=[.B321]/[.C321]" office:value-type="float" office:value="10" calcext:value-type="float">
            <text:p>10.0</text:p>
          </table:table-cell>
          <table:table-cell office:value-type="float" office:value="38.486422" calcext:value-type="float">
            <text:p>38.486422</text:p>
          </table:table-cell>
          <table:table-cell table:formula="of:=LOG([.E321])/LOG([.A321])" office:value-type="float" office:value="0.632819412516446" calcext:value-type="float">
            <text:p>0.63281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01" calcext:value-type="float">
            <text:p>201</text:p>
          </table:table-cell>
          <table:table-cell office:value-type="float" office:value="20" calcext:value-type="float">
            <text:p>20</text:p>
          </table:table-cell>
          <table:table-cell table:formula="of:=[.B322]/[.C322]" office:value-type="float" office:value="10.05" calcext:value-type="float">
            <text:p>10.1</text:p>
          </table:table-cell>
          <table:table-cell office:value-type="float" office:value="38.571406" calcext:value-type="float">
            <text:p>38.571406</text:p>
          </table:table-cell>
          <table:table-cell table:formula="of:=LOG([.E322])/LOG([.A322])" office:value-type="float" office:value="0.632859479432209" calcext:value-type="float">
            <text:p>0.63285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02" calcext:value-type="float">
            <text:p>202</text:p>
          </table:table-cell>
          <table:table-cell office:value-type="float" office:value="20" calcext:value-type="float">
            <text:p>20</text:p>
          </table:table-cell>
          <table:table-cell table:formula="of:=[.B323]/[.C323]" office:value-type="float" office:value="10.1" calcext:value-type="float">
            <text:p>10.1</text:p>
          </table:table-cell>
          <table:table-cell office:value-type="float" office:value="38.65639" calcext:value-type="float">
            <text:p>38.65639</text:p>
          </table:table-cell>
          <table:table-cell table:formula="of:=LOG([.E323])/LOG([.A323])" office:value-type="float" office:value="0.632899726052574" calcext:value-type="float">
            <text:p>0.63290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03" calcext:value-type="float">
            <text:p>203</text:p>
          </table:table-cell>
          <table:table-cell office:value-type="float" office:value="20" calcext:value-type="float">
            <text:p>20</text:p>
          </table:table-cell>
          <table:table-cell table:formula="of:=[.B324]/[.C324]" office:value-type="float" office:value="10.15" calcext:value-type="float">
            <text:p>10.2</text:p>
          </table:table-cell>
          <table:table-cell office:value-type="float" office:value="38.739459" calcext:value-type="float">
            <text:p>38.739459</text:p>
          </table:table-cell>
          <table:table-cell table:formula="of:=LOG([.E324])/LOG([.A324])" office:value-type="float" office:value="0.632931593735542" calcext:value-type="float">
            <text:p>0.63293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4" calcext:value-type="float">
            <text:p>204</text:p>
          </table:table-cell>
          <table:table-cell office:value-type="float" office:value="20" calcext:value-type="float">
            <text:p>20</text:p>
          </table:table-cell>
          <table:table-cell table:formula="of:=[.B325]/[.C325]" office:value-type="float" office:value="10.2" calcext:value-type="float">
            <text:p>10.2</text:p>
          </table:table-cell>
          <table:table-cell office:value-type="float" office:value="38.822027" calcext:value-type="float">
            <text:p>38.822027</text:p>
          </table:table-cell>
          <table:table-cell table:formula="of:=LOG([.E325])/LOG([.A325])" office:value-type="float" office:value="0.632961448944183" calcext:value-type="float">
            <text:p>0.63296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05" calcext:value-type="float">
            <text:p>205</text:p>
          </table:table-cell>
          <table:table-cell office:value-type="float" office:value="20" calcext:value-type="float">
            <text:p>20</text:p>
          </table:table-cell>
          <table:table-cell table:formula="of:=[.B326]/[.C326]" office:value-type="float" office:value="10.25" calcext:value-type="float">
            <text:p>10.3</text:p>
          </table:table-cell>
          <table:table-cell office:value-type="float" office:value="38.90701" calcext:value-type="float">
            <text:p>38.90701</text:p>
          </table:table-cell>
          <table:table-cell table:formula="of:=LOG([.E326])/LOG([.A326])" office:value-type="float" office:value="0.633002264873108" calcext:value-type="float">
            <text:p>0.63300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06" calcext:value-type="float">
            <text:p>206</text:p>
          </table:table-cell>
          <table:table-cell office:value-type="float" office:value="20" calcext:value-type="float">
            <text:p>20</text:p>
          </table:table-cell>
          <table:table-cell table:formula="of:=[.B327]/[.C327]" office:value-type="float" office:value="10.3" calcext:value-type="float">
            <text:p>10.3</text:p>
          </table:table-cell>
          <table:table-cell office:value-type="float" office:value="38.991992" calcext:value-type="float">
            <text:p>38.991992</text:p>
          </table:table-cell>
          <table:table-cell table:formula="of:=LOG([.E327])/LOG([.A327])" office:value-type="float" office:value="0.63304324412391" calcext:value-type="float">
            <text:p>0.63304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07" calcext:value-type="float">
            <text:p>207</text:p>
          </table:table-cell>
          <table:table-cell office:value-type="float" office:value="20" calcext:value-type="float">
            <text:p>20</text:p>
          </table:table-cell>
          <table:table-cell table:formula="of:=[.B328]/[.C328]" office:value-type="float" office:value="10.35" calcext:value-type="float">
            <text:p>10.4</text:p>
          </table:table-cell>
          <table:table-cell office:value-type="float" office:value="39.076976" calcext:value-type="float">
            <text:p>39.076976</text:p>
          </table:table-cell>
          <table:table-cell table:formula="of:=LOG([.E328])/LOG([.A328])" office:value-type="float" office:value="0.633084397172753" calcext:value-type="float">
            <text:p>0.63308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08" calcext:value-type="float">
            <text:p>208</text:p>
          </table:table-cell>
          <table:table-cell office:value-type="float" office:value="20" calcext:value-type="float">
            <text:p>20</text:p>
          </table:table-cell>
          <table:table-cell table:formula="of:=[.B329]/[.C329]" office:value-type="float" office:value="10.4" calcext:value-type="float">
            <text:p>10.4</text:p>
          </table:table-cell>
          <table:table-cell office:value-type="float" office:value="39.158971" calcext:value-type="float">
            <text:p>39.158971</text:p>
          </table:table-cell>
          <table:table-cell table:formula="of:=LOG([.E329])/LOG([.A329])" office:value-type="float" office:value="0.633112536658966" calcext:value-type="float">
            <text:p>0.633113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09" calcext:value-type="float">
            <text:p>209</text:p>
          </table:table-cell>
          <table:table-cell office:value-type="float" office:value="20" calcext:value-type="float">
            <text:p>20</text:p>
          </table:table-cell>
          <table:table-cell table:formula="of:=[.B330]/[.C330]" office:value-type="float" office:value="10.45" calcext:value-type="float">
            <text:p>10.5</text:p>
          </table:table-cell>
          <table:table-cell office:value-type="float" office:value="39.243495" calcext:value-type="float">
            <text:p>39.243495</text:p>
          </table:table-cell>
          <table:table-cell table:formula="of:=LOG([.E330])/LOG([.A330])" office:value-type="float" office:value="0.633152024326293" calcext:value-type="float">
            <text:p>0.63315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10" calcext:value-type="float">
            <text:p>210</text:p>
          </table:table-cell>
          <table:table-cell office:value-type="float" office:value="20" calcext:value-type="float">
            <text:p>20</text:p>
          </table:table-cell>
          <table:table-cell table:formula="of:=[.B331]/[.C331]" office:value-type="float" office:value="10.5" calcext:value-type="float">
            <text:p>10.5</text:p>
          </table:table-cell>
          <table:table-cell office:value-type="float" office:value="39.325681" calcext:value-type="float">
            <text:p>39.325681</text:p>
          </table:table-cell>
          <table:table-cell table:formula="of:=LOG([.E331])/LOG([.A331])" office:value-type="float" office:value="0.633181427649428" calcext:value-type="float">
            <text:p>0.63318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11" calcext:value-type="float">
            <text:p>211</text:p>
          </table:table-cell>
          <table:table-cell office:value-type="float" office:value="20" calcext:value-type="float">
            <text:p>20</text:p>
          </table:table-cell>
          <table:table-cell table:formula="of:=[.B332]/[.C332]" office:value-type="float" office:value="10.55" calcext:value-type="float">
            <text:p>10.6</text:p>
          </table:table-cell>
          <table:table-cell office:value-type="float" office:value="39.403264" calcext:value-type="float">
            <text:p>39.403264</text:p>
          </table:table-cell>
          <table:table-cell table:formula="of:=LOG([.E332])/LOG([.A332])" office:value-type="float" office:value="0.633190917149026" calcext:value-type="float">
            <text:p>0.63319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12" calcext:value-type="float">
            <text:p>212</text:p>
          </table:table-cell>
          <table:table-cell office:value-type="float" office:value="20" calcext:value-type="float">
            <text:p>20</text:p>
          </table:table-cell>
          <table:table-cell table:formula="of:=[.B333]/[.C333]" office:value-type="float" office:value="10.6" calcext:value-type="float">
            <text:p>10.6</text:p>
          </table:table-cell>
          <table:table-cell office:value-type="float" office:value="39.48085" calcext:value-type="float">
            <text:p>39.48085</text:p>
          </table:table-cell>
          <table:table-cell table:formula="of:=LOG([.E333])/LOG([.A333])" office:value-type="float" office:value="0.633200737606304" calcext:value-type="float">
            <text:p>0.63320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13" calcext:value-type="float">
            <text:p>213</text:p>
          </table:table-cell>
          <table:table-cell office:value-type="float" office:value="20" calcext:value-type="float">
            <text:p>20</text:p>
          </table:table-cell>
          <table:table-cell table:formula="of:=[.B334]/[.C334]" office:value-type="float" office:value="10.65" calcext:value-type="float">
            <text:p>10.7</text:p>
          </table:table-cell>
          <table:table-cell office:value-type="float" office:value="39.557098" calcext:value-type="float">
            <text:p>39.557098</text:p>
          </table:table-cell>
          <table:table-cell table:formula="of:=LOG([.E334])/LOG([.A334])" office:value-type="float" office:value="0.633205048512843" calcext:value-type="float">
            <text:p>0.63320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14" calcext:value-type="float">
            <text:p>214</text:p>
          </table:table-cell>
          <table:table-cell office:value-type="float" office:value="20" calcext:value-type="float">
            <text:p>20</text:p>
          </table:table-cell>
          <table:table-cell table:formula="of:=[.B335]/[.C335]" office:value-type="float" office:value="10.7" calcext:value-type="float">
            <text:p>10.7</text:p>
          </table:table-cell>
          <table:table-cell office:value-type="float" office:value="39.634684" calcext:value-type="float">
            <text:p>39.634684</text:p>
          </table:table-cell>
          <table:table-cell table:formula="of:=LOG([.E335])/LOG([.A335])" office:value-type="float" office:value="0.63321550758332" calcext:value-type="float">
            <text:p>0.63321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15" calcext:value-type="float">
            <text:p>215</text:p>
          </table:table-cell>
          <table:table-cell office:value-type="float" office:value="20" calcext:value-type="float">
            <text:p>20</text:p>
          </table:table-cell>
          <table:table-cell table:formula="of:=[.B336]/[.C336]" office:value-type="float" office:value="10.75" calcext:value-type="float">
            <text:p>10.8</text:p>
          </table:table-cell>
          <table:table-cell office:value-type="float" office:value="39.712268" calcext:value-type="float">
            <text:p>39.712268</text:p>
          </table:table-cell>
          <table:table-cell table:formula="of:=LOG([.E336])/LOG([.A336])" office:value-type="float" office:value="0.633226264432283" calcext:value-type="float">
            <text:p>0.63322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10" calcext:value-type="float">
            <text:p>210</text:p>
          </table:table-cell>
          <table:table-cell office:value-type="float" office:value="21" calcext:value-type="float">
            <text:p>21</text:p>
          </table:table-cell>
          <table:table-cell table:formula="of:=[.B337]/[.C337]" office:value-type="float" office:value="10" calcext:value-type="float">
            <text:p>10.0</text:p>
          </table:table-cell>
          <table:table-cell office:value-type="float" office:value="39.790281" calcext:value-type="float">
            <text:p>39.790281</text:p>
          </table:table-cell>
          <table:table-cell table:formula="of:=LOG([.E337])/LOG([.A337])" office:value-type="float" office:value="0.633239177522112" calcext:value-type="float">
            <text:p>0.633239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11" calcext:value-type="float">
            <text:p>211</text:p>
          </table:table-cell>
          <table:table-cell office:value-type="float" office:value="21" calcext:value-type="float">
            <text:p>21</text:p>
          </table:table-cell>
          <table:table-cell table:formula="of:=[.B338]/[.C338]" office:value-type="float" office:value="10.047619047619" calcext:value-type="float">
            <text:p>10.0</text:p>
          </table:table-cell>
          <table:table-cell office:value-type="float" office:value="39.867864" calcext:value-type="float">
            <text:p>39.867864</text:p>
          </table:table-cell>
          <table:table-cell table:formula="of:=LOG([.E338])/LOG([.A338])" office:value-type="float" office:value="0.633250527517674" calcext:value-type="float">
            <text:p>0.63325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12" calcext:value-type="float">
            <text:p>212</text:p>
          </table:table-cell>
          <table:table-cell office:value-type="float" office:value="21" calcext:value-type="float">
            <text:p>21</text:p>
          </table:table-cell>
          <table:table-cell table:formula="of:=[.B339]/[.C339]" office:value-type="float" office:value="10.0952380952381" calcext:value-type="float">
            <text:p>10.1</text:p>
          </table:table-cell>
          <table:table-cell office:value-type="float" office:value="39.94545" calcext:value-type="float">
            <text:p>39.94545</text:p>
          </table:table-cell>
          <table:table-cell table:formula="of:=LOG([.E339])/LOG([.A339])" office:value-type="float" office:value="0.633262186070186" calcext:value-type="float">
            <text:p>0.633262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21" calcext:value-type="float">
            <text:p>21</text:p>
          </table:table-cell>
          <table:table-cell table:formula="of:=[.B340]/[.C340]" office:value-type="float" office:value="10.1428571428571" calcext:value-type="float">
            <text:p>10.1</text:p>
          </table:table-cell>
          <table:table-cell office:value-type="float" office:value="40.021701" calcext:value-type="float">
            <text:p>40.021701</text:p>
          </table:table-cell>
          <table:table-cell table:formula="of:=LOG([.E340])/LOG([.A340])" office:value-type="float" office:value="0.633268411259837" calcext:value-type="float">
            <text:p>0.63326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14" calcext:value-type="float">
            <text:p>214</text:p>
          </table:table-cell>
          <table:table-cell office:value-type="float" office:value="21" calcext:value-type="float">
            <text:p>21</text:p>
          </table:table-cell>
          <table:table-cell table:formula="of:=[.B341]/[.C341]" office:value-type="float" office:value="10.1904761904762" calcext:value-type="float">
            <text:p>10.2</text:p>
          </table:table-cell>
          <table:table-cell office:value-type="float" office:value="40.099286" calcext:value-type="float">
            <text:p>40.099286</text:p>
          </table:table-cell>
          <table:table-cell table:formula="of:=LOG([.E341])/LOG([.A341])" office:value-type="float" office:value="0.633280660144695" calcext:value-type="float">
            <text:p>0.63328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15" calcext:value-type="float">
            <text:p>215</text:p>
          </table:table-cell>
          <table:table-cell office:value-type="float" office:value="21" calcext:value-type="float">
            <text:p>21</text:p>
          </table:table-cell>
          <table:table-cell table:formula="of:=[.B342]/[.C342]" office:value-type="float" office:value="10.2380952380952" calcext:value-type="float">
            <text:p>10.2</text:p>
          </table:table-cell>
          <table:table-cell office:value-type="float" office:value="40.176867" calcext:value-type="float">
            <text:p>40.176867</text:p>
          </table:table-cell>
          <table:table-cell table:formula="of:=LOG([.E342])/LOG([.A342])" office:value-type="float" office:value="0.633293177051555" calcext:value-type="float">
            <text:p>0.63329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10" calcext:value-type="float">
            <text:p>210</text:p>
          </table:table-cell>
          <table:table-cell office:value-type="float" office:value="22" calcext:value-type="float">
            <text:p>22</text:p>
          </table:table-cell>
          <table:table-cell table:formula="of:=[.B343]/[.C343]" office:value-type="float" office:value="9.54545454545455" calcext:value-type="float">
            <text:p>9.5</text:p>
          </table:table-cell>
          <table:table-cell office:value-type="float" office:value="40.254883" calcext:value-type="float">
            <text:p>40.254883</text:p>
          </table:table-cell>
          <table:table-cell table:formula="of:=LOG([.E343])/LOG([.A343])" office:value-type="float" office:value="0.633307827759423" calcext:value-type="float">
            <text:p>0.63330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11" calcext:value-type="float">
            <text:p>211</text:p>
          </table:table-cell>
          <table:table-cell office:value-type="float" office:value="22" calcext:value-type="float">
            <text:p>22</text:p>
          </table:table-cell>
          <table:table-cell table:formula="of:=[.B344]/[.C344]" office:value-type="float" office:value="9.59090909090909" calcext:value-type="float">
            <text:p>9.6</text:p>
          </table:table-cell>
          <table:table-cell office:value-type="float" office:value="40.332466" calcext:value-type="float">
            <text:p>40.332466</text:p>
          </table:table-cell>
          <table:table-cell table:formula="of:=LOG([.E344])/LOG([.A344])" office:value-type="float" office:value="0.633320908874793" calcext:value-type="float">
            <text:p>0.63332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[.B345]/[.C345]" office:value-type="float" office:value="9.63636363636364" calcext:value-type="float">
            <text:p>9.6</text:p>
          </table:table-cell>
          <table:table-cell office:value-type="float" office:value="40.410052" calcext:value-type="float">
            <text:p>40.410052</text:p>
          </table:table-cell>
          <table:table-cell table:formula="of:=LOG([.E345])/LOG([.A345])" office:value-type="float" office:value="0.633334277789483" calcext:value-type="float">
            <text:p>0.63333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13" calcext:value-type="float">
            <text:p>213</text:p>
          </table:table-cell>
          <table:table-cell office:value-type="float" office:value="22" calcext:value-type="float">
            <text:p>22</text:p>
          </table:table-cell>
          <table:table-cell table:formula="of:=[.B346]/[.C346]" office:value-type="float" office:value="9.68181818181818" calcext:value-type="float">
            <text:p>9.7</text:p>
          </table:table-cell>
          <table:table-cell office:value-type="float" office:value="40.486303" calcext:value-type="float">
            <text:p>40.486303</text:p>
          </table:table-cell>
          <table:table-cell table:formula="of:=LOG([.E346])/LOG([.A346])" office:value-type="float" office:value="0.633342275724519" calcext:value-type="float">
            <text:p>0.63334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14" calcext:value-type="float">
            <text:p>214</text:p>
          </table:table-cell>
          <table:table-cell office:value-type="float" office:value="22" calcext:value-type="float">
            <text:p>22</text:p>
          </table:table-cell>
          <table:table-cell table:formula="of:=[.B347]/[.C347]" office:value-type="float" office:value="9.72727272727273" calcext:value-type="float">
            <text:p>9.7</text:p>
          </table:table-cell>
          <table:table-cell office:value-type="float" office:value="40.563889" calcext:value-type="float">
            <text:p>40.563889</text:p>
          </table:table-cell>
          <table:table-cell table:formula="of:=LOG([.E347])/LOG([.A347])" office:value-type="float" office:value="0.633356198499302" calcext:value-type="float">
            <text:p>0.63335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15" calcext:value-type="float">
            <text:p>215</text:p>
          </table:table-cell>
          <table:table-cell office:value-type="float" office:value="22" calcext:value-type="float">
            <text:p>22</text:p>
          </table:table-cell>
          <table:table-cell table:formula="of:=[.B348]/[.C348]" office:value-type="float" office:value="9.77272727272727" calcext:value-type="float">
            <text:p>9.8</text:p>
          </table:table-cell>
          <table:table-cell office:value-type="float" office:value="40.641469" calcext:value-type="float">
            <text:p>40.641469</text:p>
          </table:table-cell>
          <table:table-cell table:formula="of:=LOG([.E348])/LOG([.A348])" office:value-type="float" office:value="0.6333703613059" calcext:value-type="float">
            <text:p>0.63337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16" calcext:value-type="float">
            <text:p>216</text:p>
          </table:table-cell>
          <table:table-cell office:value-type="float" office:value="22" calcext:value-type="float">
            <text:p>22</text:p>
          </table:table-cell>
          <table:table-cell table:formula="of:=[.B349]/[.C349]" office:value-type="float" office:value="9.81818181818182" calcext:value-type="float">
            <text:p>9.8</text:p>
          </table:table-cell>
          <table:table-cell office:value-type="float" office:value="40.718091" calcext:value-type="float">
            <text:p>40.718091</text:p>
          </table:table-cell>
          <table:table-cell table:formula="of:=LOG([.E349])/LOG([.A349])" office:value-type="float" office:value="0.633380766098624" calcext:value-type="float">
            <text:p>0.63338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17" calcext:value-type="float">
            <text:p>217</text:p>
          </table:table-cell>
          <table:table-cell office:value-type="float" office:value="22" calcext:value-type="float">
            <text:p>22</text:p>
          </table:table-cell>
          <table:table-cell table:formula="of:=[.B350]/[.C350]" office:value-type="float" office:value="9.86363636363636" calcext:value-type="float">
            <text:p>9.9</text:p>
          </table:table-cell>
          <table:table-cell office:value-type="float" office:value="40.794629" calcext:value-type="float">
            <text:p>40.794629</text:p>
          </table:table-cell>
          <table:table-cell table:formula="of:=LOG([.E350])/LOG([.A350])" office:value-type="float" office:value="0.633391097473089" calcext:value-type="float">
            <text:p>0.63339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[.B351]/[.C351]" office:value-type="float" office:value="9.90909090909091" calcext:value-type="float">
            <text:p>9.9</text:p>
          </table:table-cell>
          <table:table-cell office:value-type="float" office:value="40.872508" calcext:value-type="float">
            <text:p>40.872508</text:p>
          </table:table-cell>
          <table:table-cell table:formula="of:=LOG([.E351])/LOG([.A351])" office:value-type="float" office:value="0.633407306493107" calcext:value-type="float">
            <text:p>0.633407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19" calcext:value-type="float">
            <text:p>219</text:p>
          </table:table-cell>
          <table:table-cell office:value-type="float" office:value="22" calcext:value-type="float">
            <text:p>22</text:p>
          </table:table-cell>
          <table:table-cell table:formula="of:=[.B352]/[.C352]" office:value-type="float" office:value="9.95454545454546" calcext:value-type="float">
            <text:p>10.0</text:p>
          </table:table-cell>
          <table:table-cell office:value-type="float" office:value="40.94912" calcext:value-type="float">
            <text:p>40.94912</text:p>
          </table:table-cell>
          <table:table-cell table:formula="of:=LOG([.E352])/LOG([.A352])" office:value-type="float" office:value="0.633418483271574" calcext:value-type="float">
            <text:p>0.63341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20" calcext:value-type="float">
            <text:p>220</text:p>
          </table:table-cell>
          <table:table-cell office:value-type="float" office:value="22" calcext:value-type="float">
            <text:p>22</text:p>
          </table:table-cell>
          <table:table-cell table:formula="of:=[.B353]/[.C353]" office:value-type="float" office:value="10" calcext:value-type="float">
            <text:p>10.0</text:p>
          </table:table-cell>
          <table:table-cell office:value-type="float" office:value="41.027293" calcext:value-type="float">
            <text:p>41.027293</text:p>
          </table:table-cell>
          <table:table-cell table:formula="of:=LOG([.E353])/LOG([.A353])" office:value-type="float" office:value="0.633436417969055" calcext:value-type="float">
            <text:p>0.633436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21" calcext:value-type="float">
            <text:p>221</text:p>
          </table:table-cell>
          <table:table-cell office:value-type="float" office:value="22" calcext:value-type="float">
            <text:p>22</text:p>
          </table:table-cell>
          <table:table-cell table:formula="of:=[.B354]/[.C354]" office:value-type="float" office:value="10.0454545454545" calcext:value-type="float">
            <text:p>10.0</text:p>
          </table:table-cell>
          <table:table-cell office:value-type="float" office:value="41.104121" calcext:value-type="float">
            <text:p>41.104121</text:p>
          </table:table-cell>
          <table:table-cell table:formula="of:=LOG([.E354])/LOG([.A354])" office:value-type="float" office:value="0.633449010213861" calcext:value-type="float">
            <text:p>0.633449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22" calcext:value-type="float">
            <text:p>222</text:p>
          </table:table-cell>
          <table:table-cell office:value-type="float" office:value="22" calcext:value-type="float">
            <text:p>22</text:p>
          </table:table-cell>
          <table:table-cell table:formula="of:=[.B355]/[.C355]" office:value-type="float" office:value="10.0909090909091" calcext:value-type="float">
            <text:p>10.1</text:p>
          </table:table-cell>
          <table:table-cell office:value-type="float" office:value="41.180087" calcext:value-type="float">
            <text:p>41.180087</text:p>
          </table:table-cell>
          <table:table-cell table:formula="of:=LOG([.E355])/LOG([.A355])" office:value-type="float" office:value="0.633458294800825" calcext:value-type="float">
            <text:p>0.63345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05" calcext:value-type="float">
            <text:p>205</text:p>
          </table:table-cell>
          <table:table-cell office:value-type="float" office:value="25" calcext:value-type="float">
            <text:p>25</text:p>
          </table:table-cell>
          <table:table-cell table:formula="of:=[.B356]/[.C356]" office:value-type="float" office:value="8.2" calcext:value-type="float">
            <text:p>8.2</text:p>
          </table:table-cell>
          <table:table-cell office:value-type="float" office:value="41.262955" calcext:value-type="float">
            <text:p>41.262955</text:p>
          </table:table-cell>
          <table:table-cell table:formula="of:=LOG([.E356])/LOG([.A356])" office:value-type="float" office:value="0.633496339386674" calcext:value-type="float">
            <text:p>0.633496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06" calcext:value-type="float">
            <text:p>206</text:p>
          </table:table-cell>
          <table:table-cell office:value-type="float" office:value="25" calcext:value-type="float">
            <text:p>25</text:p>
          </table:table-cell>
          <table:table-cell table:formula="of:=[.B357]/[.C357]" office:value-type="float" office:value="8.24" calcext:value-type="float">
            <text:p>8.2</text:p>
          </table:table-cell>
          <table:table-cell office:value-type="float" office:value="41.34682" calcext:value-type="float">
            <text:p>41.34682</text:p>
          </table:table-cell>
          <table:table-cell table:formula="of:=LOG([.E357])/LOG([.A357])" office:value-type="float" office:value="0.633538621058533" calcext:value-type="float">
            <text:p>0.633539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07" calcext:value-type="float">
            <text:p>207</text:p>
          </table:table-cell>
          <table:table-cell office:value-type="float" office:value="25" calcext:value-type="float">
            <text:p>25</text:p>
          </table:table-cell>
          <table:table-cell table:formula="of:=[.B358]/[.C358]" office:value-type="float" office:value="8.28" calcext:value-type="float">
            <text:p>8.3</text:p>
          </table:table-cell>
          <table:table-cell office:value-type="float" office:value="41.430176" calcext:value-type="float">
            <text:p>41.430176</text:p>
          </table:table-cell>
          <table:table-cell table:formula="of:=LOG([.E358])/LOG([.A358])" office:value-type="float" office:value="0.633578922644617" calcext:value-type="float">
            <text:p>0.633579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08" calcext:value-type="float">
            <text:p>208</text:p>
          </table:table-cell>
          <table:table-cell office:value-type="float" office:value="25" calcext:value-type="float">
            <text:p>25</text:p>
          </table:table-cell>
          <table:table-cell table:formula="of:=[.B359]/[.C359]" office:value-type="float" office:value="8.32" calcext:value-type="float">
            <text:p>8.3</text:p>
          </table:table-cell>
          <table:table-cell office:value-type="float" office:value="41.515971" calcext:value-type="float">
            <text:p>41.515971</text:p>
          </table:table-cell>
          <table:table-cell table:formula="of:=LOG([.E359])/LOG([.A359])" office:value-type="float" office:value="0.633629333462434" calcext:value-type="float">
            <text:p>0.633629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09" calcext:value-type="float">
            <text:p>209</text:p>
          </table:table-cell>
          <table:table-cell office:value-type="float" office:value="25" calcext:value-type="float">
            <text:p>25</text:p>
          </table:table-cell>
          <table:table-cell table:formula="of:=[.B360]/[.C360]" office:value-type="float" office:value="8.36" calcext:value-type="float">
            <text:p>8.4</text:p>
          </table:table-cell>
          <table:table-cell office:value-type="float" office:value="41.601766" calcext:value-type="float">
            <text:p>41.601766</text:p>
          </table:table-cell>
          <table:table-cell table:formula="of:=LOG([.E360])/LOG([.A360])" office:value-type="float" office:value="0.633679810847011" calcext:value-type="float">
            <text:p>0.63368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10" calcext:value-type="float">
            <text:p>210</text:p>
          </table:table-cell>
          <table:table-cell office:value-type="float" office:value="25" calcext:value-type="float">
            <text:p>25</text:p>
          </table:table-cell>
          <table:table-cell table:formula="of:=[.B361]/[.C361]" office:value-type="float" office:value="8.4" calcext:value-type="float">
            <text:p>8.4</text:p>
          </table:table-cell>
          <table:table-cell office:value-type="float" office:value="41.680621" calcext:value-type="float">
            <text:p>41.680621</text:p>
          </table:table-cell>
          <table:table-cell table:formula="of:=LOG([.E361])/LOG([.A361])" office:value-type="float" office:value="0.633702067893523" calcext:value-type="float">
            <text:p>0.63370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11" calcext:value-type="float">
            <text:p>211</text:p>
          </table:table-cell>
          <table:table-cell office:value-type="float" office:value="25" calcext:value-type="float">
            <text:p>25</text:p>
          </table:table-cell>
          <table:table-cell table:formula="of:=[.B362]/[.C362]" office:value-type="float" office:value="8.44" calcext:value-type="float">
            <text:p>8.4</text:p>
          </table:table-cell>
          <table:table-cell office:value-type="float" office:value="41.75841" calcext:value-type="float">
            <text:p>41.75841</text:p>
          </table:table-cell>
          <table:table-cell table:formula="of:=LOG([.E362])/LOG([.A362])" office:value-type="float" office:value="0.633720191612422" calcext:value-type="float">
            <text:p>0.63372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12" calcext:value-type="float">
            <text:p>212</text:p>
          </table:table-cell>
          <table:table-cell office:value-type="float" office:value="25" calcext:value-type="float">
            <text:p>25</text:p>
          </table:table-cell>
          <table:table-cell table:formula="of:=[.B363]/[.C363]" office:value-type="float" office:value="8.48" calcext:value-type="float">
            <text:p>8.5</text:p>
          </table:table-cell>
          <table:table-cell office:value-type="float" office:value="41.838102" calcext:value-type="float">
            <text:p>41.838102</text:p>
          </table:table-cell>
          <table:table-cell table:formula="of:=LOG([.E363])/LOG([.A363])" office:value-type="float" office:value="0.633746255068231" calcext:value-type="float">
            <text:p>0.633746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13" calcext:value-type="float">
            <text:p>213</text:p>
          </table:table-cell>
          <table:table-cell office:value-type="float" office:value="25" calcext:value-type="float">
            <text:p>25</text:p>
          </table:table-cell>
          <table:table-cell table:formula="of:=[.B364]/[.C364]" office:value-type="float" office:value="8.52" calcext:value-type="float">
            <text:p>8.5</text:p>
          </table:table-cell>
          <table:table-cell office:value-type="float" office:value="41.916367" calcext:value-type="float">
            <text:p>41.916367</text:p>
          </table:table-cell>
          <table:table-cell table:formula="of:=LOG([.E364])/LOG([.A364])" office:value-type="float" office:value="0.633766723486372" calcext:value-type="float">
            <text:p>0.633767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14" calcext:value-type="float">
            <text:p>214</text:p>
          </table:table-cell>
          <table:table-cell office:value-type="float" office:value="25" calcext:value-type="float">
            <text:p>25</text:p>
          </table:table-cell>
          <table:table-cell table:formula="of:=[.B365]/[.C365]" office:value-type="float" office:value="8.56" calcext:value-type="float">
            <text:p>8.6</text:p>
          </table:table-cell>
          <table:table-cell office:value-type="float" office:value="41.995766" calcext:value-type="float">
            <text:p>41.995766</text:p>
          </table:table-cell>
          <table:table-cell table:formula="of:=LOG([.E365])/LOG([.A365])" office:value-type="float" office:value="0.633791976192026" calcext:value-type="float">
            <text:p>0.63379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15" calcext:value-type="float">
            <text:p>215</text:p>
          </table:table-cell>
          <table:table-cell office:value-type="float" office:value="25" calcext:value-type="float">
            <text:p>25</text:p>
          </table:table-cell>
          <table:table-cell table:formula="of:=[.B366]/[.C366]" office:value-type="float" office:value="8.6" calcext:value-type="float">
            <text:p>8.6</text:p>
          </table:table-cell>
          <table:table-cell office:value-type="float" office:value="42.074679" calcext:value-type="float">
            <text:p>42.074679</text:p>
          </table:table-cell>
          <table:table-cell table:formula="of:=LOG([.E366])/LOG([.A366])" office:value-type="float" office:value="0.633815452491494" calcext:value-type="float">
            <text:p>0.63381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16" calcext:value-type="float">
            <text:p>216</text:p>
          </table:table-cell>
          <table:table-cell office:value-type="float" office:value="25" calcext:value-type="float">
            <text:p>25</text:p>
          </table:table-cell>
          <table:table-cell table:formula="of:=[.B367]/[.C367]" office:value-type="float" office:value="8.64" calcext:value-type="float">
            <text:p>8.6</text:p>
          </table:table-cell>
          <table:table-cell office:value-type="float" office:value="42.153124" calcext:value-type="float">
            <text:p>42.153124</text:p>
          </table:table-cell>
          <table:table-cell table:formula="of:=LOG([.E367])/LOG([.A367])" office:value-type="float" office:value="0.633837236133548" calcext:value-type="float">
            <text:p>0.633837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17" calcext:value-type="float">
            <text:p>217</text:p>
          </table:table-cell>
          <table:table-cell office:value-type="float" office:value="25" calcext:value-type="float">
            <text:p>25</text:p>
          </table:table-cell>
          <table:table-cell table:formula="of:=[.B368]/[.C368]" office:value-type="float" office:value="8.68" calcext:value-type="float">
            <text:p>8.7</text:p>
          </table:table-cell>
          <table:table-cell office:value-type="float" office:value="42.231572" calcext:value-type="float">
            <text:p>42.231572</text:p>
          </table:table-cell>
          <table:table-cell table:formula="of:=LOG([.E368])/LOG([.A368])" office:value-type="float" office:value="0.633859226460089" calcext:value-type="float">
            <text:p>0.633859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18" calcext:value-type="float">
            <text:p>218</text:p>
          </table:table-cell>
          <table:table-cell office:value-type="float" office:value="25" calcext:value-type="float">
            <text:p>25</text:p>
          </table:table-cell>
          <table:table-cell table:formula="of:=[.B369]/[.C369]" office:value-type="float" office:value="8.72" calcext:value-type="float">
            <text:p>8.7</text:p>
          </table:table-cell>
          <table:table-cell office:value-type="float" office:value="42.308868" calcext:value-type="float">
            <text:p>42.308868</text:p>
          </table:table-cell>
          <table:table-cell table:formula="of:=LOG([.E369])/LOG([.A369])" office:value-type="float" office:value="0.633876800421229" calcext:value-type="float">
            <text:p>0.633877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19" calcext:value-type="float">
            <text:p>219</text:p>
          </table:table-cell>
          <table:table-cell office:value-type="float" office:value="25" calcext:value-type="float">
            <text:p>25</text:p>
          </table:table-cell>
          <table:table-cell table:formula="of:=[.B370]/[.C370]" office:value-type="float" office:value="8.76" calcext:value-type="float">
            <text:p>8.8</text:p>
          </table:table-cell>
          <table:table-cell office:value-type="float" office:value="42.387187" calcext:value-type="float">
            <text:p>42.387187</text:p>
          </table:table-cell>
          <table:table-cell table:formula="of:=LOG([.E370])/LOG([.A370])" office:value-type="float" office:value="0.633898668625279" calcext:value-type="float">
            <text:p>0.633899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20" calcext:value-type="float">
            <text:p>220</text:p>
          </table:table-cell>
          <table:table-cell office:value-type="float" office:value="25" calcext:value-type="float">
            <text:p>25</text:p>
          </table:table-cell>
          <table:table-cell table:formula="of:=[.B371]/[.C371]" office:value-type="float" office:value="8.8" calcext:value-type="float">
            <text:p>8.8</text:p>
          </table:table-cell>
          <table:table-cell office:value-type="float" office:value="42.465563" calcext:value-type="float">
            <text:p>42.465563</text:p>
          </table:table-cell>
          <table:table-cell table:formula="of:=LOG([.E371])/LOG([.A371])" office:value-type="float" office:value="0.633920953713396" calcext:value-type="float">
            <text:p>0.63392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table:formula="of:=[.B372]/[.C372]" office:value-type="float" office:value="8.84" calcext:value-type="float">
            <text:p>8.8</text:p>
          </table:table-cell>
          <table:table-cell office:value-type="float" office:value="42.542981" calcext:value-type="float">
            <text:p>42.542981</text:p>
          </table:table-cell>
          <table:table-cell table:formula="of:=LOG([.E372])/LOG([.A372])" office:value-type="float" office:value="0.633939619176445" calcext:value-type="float">
            <text:p>0.63394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table:formula="of:=[.B373]/[.C373]" office:value-type="float" office:value="8.88" calcext:value-type="float">
            <text:p>8.9</text:p>
          </table:table-cell>
          <table:table-cell office:value-type="float" office:value="42.620338" calcext:value-type="float">
            <text:p>42.620338</text:p>
          </table:table-cell>
          <table:table-cell table:formula="of:=LOG([.E373])/LOG([.A373])" office:value-type="float" office:value="0.633958244491758" calcext:value-type="float">
            <text:p>0.633958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23" calcext:value-type="float">
            <text:p>223</text:p>
          </table:table-cell>
          <table:table-cell office:value-type="float" office:value="25" calcext:value-type="float">
            <text:p>25</text:p>
          </table:table-cell>
          <table:table-cell table:formula="of:=[.B374]/[.C374]" office:value-type="float" office:value="8.92" calcext:value-type="float">
            <text:p>8.9</text:p>
          </table:table-cell>
          <table:table-cell office:value-type="float" office:value="42.699173" calcext:value-type="float">
            <text:p>42.699173</text:p>
          </table:table-cell>
          <table:table-cell table:formula="of:=LOG([.E374])/LOG([.A374])" office:value-type="float" office:value="0.633982915756326" calcext:value-type="float">
            <text:p>0.633983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18" calcext:value-type="float">
            <text:p>218</text:p>
          </table:table-cell>
          <table:table-cell office:value-type="float" office:value="26" calcext:value-type="float">
            <text:p>26</text:p>
          </table:table-cell>
          <table:table-cell table:formula="of:=[.B375]/[.C375]" office:value-type="float" office:value="8.38461538461539" calcext:value-type="float">
            <text:p>8.4</text:p>
          </table:table-cell>
          <table:table-cell office:value-type="float" office:value="42.77537" calcext:value-type="float">
            <text:p>42.77537</text:p>
          </table:table-cell>
          <table:table-cell table:formula="of:=LOG([.E375])/LOG([.A375])" office:value-type="float" office:value="0.633997348880911" calcext:value-type="float">
            <text:p>0.63399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19" calcext:value-type="float">
            <text:p>219</text:p>
          </table:table-cell>
          <table:table-cell office:value-type="float" office:value="26" calcext:value-type="float">
            <text:p>26</text:p>
          </table:table-cell>
          <table:table-cell table:formula="of:=[.B376]/[.C376]" office:value-type="float" office:value="8.42307692307692" calcext:value-type="float">
            <text:p>8.4</text:p>
          </table:table-cell>
          <table:table-cell office:value-type="float" office:value="42.853963" calcext:value-type="float">
            <text:p>42.853963</text:p>
          </table:table-cell>
          <table:table-cell table:formula="of:=LOG([.E376])/LOG([.A376])" office:value-type="float" office:value="0.634021431972614" calcext:value-type="float">
            <text:p>0.63402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20" calcext:value-type="float">
            <text:p>220</text:p>
          </table:table-cell>
          <table:table-cell office:value-type="float" office:value="26" calcext:value-type="float">
            <text:p>26</text:p>
          </table:table-cell>
          <table:table-cell table:formula="of:=[.B377]/[.C377]" office:value-type="float" office:value="8.46153846153846" calcext:value-type="float">
            <text:p>8.5</text:p>
          </table:table-cell>
          <table:table-cell office:value-type="float" office:value="42.932368" calcext:value-type="float">
            <text:p>42.932368</text:p>
          </table:table-cell>
          <table:table-cell table:formula="of:=LOG([.E377])/LOG([.A377])" office:value-type="float" office:value="0.634044948032937" calcext:value-type="float">
            <text:p>0.634045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21" calcext:value-type="float">
            <text:p>221</text:p>
          </table:table-cell>
          <table:table-cell office:value-type="float" office:value="26" calcext:value-type="float">
            <text:p>26</text:p>
          </table:table-cell>
          <table:table-cell table:formula="of:=[.B378]/[.C378]" office:value-type="float" office:value="8.5" calcext:value-type="float">
            <text:p>8.5</text:p>
          </table:table-cell>
          <table:table-cell office:value-type="float" office:value="43.009995" calcext:value-type="float">
            <text:p>43.009995</text:p>
          </table:table-cell>
          <table:table-cell table:formula="of:=LOG([.E378])/LOG([.A378])" office:value-type="float" office:value="0.634065587596141" calcext:value-type="float">
            <text:p>0.634066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22" calcext:value-type="float">
            <text:p>222</text:p>
          </table:table-cell>
          <table:table-cell office:value-type="float" office:value="26" calcext:value-type="float">
            <text:p>26</text:p>
          </table:table-cell>
          <table:table-cell table:formula="of:=[.B379]/[.C379]" office:value-type="float" office:value="8.53846153846154" calcext:value-type="float">
            <text:p>8.5</text:p>
          </table:table-cell>
          <table:table-cell office:value-type="float" office:value="43.08785" calcext:value-type="float">
            <text:p>43.08785</text:p>
          </table:table-cell>
          <table:table-cell table:formula="of:=LOG([.E379])/LOG([.A379])" office:value-type="float" office:value="0.634087303122113" calcext:value-type="float">
            <text:p>0.634087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23" calcext:value-type="float">
            <text:p>223</text:p>
          </table:table-cell>
          <table:table-cell office:value-type="float" office:value="26" calcext:value-type="float">
            <text:p>26</text:p>
          </table:table-cell>
          <table:table-cell table:formula="of:=[.B380]/[.C380]" office:value-type="float" office:value="8.57692307692308" calcext:value-type="float">
            <text:p>8.6</text:p>
          </table:table-cell>
          <table:table-cell office:value-type="float" office:value="43.166723" calcext:value-type="float">
            <text:p>43.166723</text:p>
          </table:table-cell>
          <table:table-cell table:formula="of:=LOG([.E380])/LOG([.A380])" office:value-type="float" office:value="0.634113168736066" calcext:value-type="float">
            <text:p>0.634113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24" calcext:value-type="float">
            <text:p>224</text:p>
          </table:table-cell>
          <table:table-cell office:value-type="float" office:value="26" calcext:value-type="float">
            <text:p>26</text:p>
          </table:table-cell>
          <table:table-cell table:formula="of:=[.B381]/[.C381]" office:value-type="float" office:value="8.61538461538462" calcext:value-type="float">
            <text:p>8.6</text:p>
          </table:table-cell>
          <table:table-cell office:value-type="float" office:value="43.244293" calcext:value-type="float">
            <text:p>43.244293</text:p>
          </table:table-cell>
          <table:table-cell table:formula="of:=LOG([.E381])/LOG([.A381])" office:value-type="float" office:value="0.634134120155018" calcext:value-type="float">
            <text:p>0.634134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25" calcext:value-type="float">
            <text:p>225</text:p>
          </table:table-cell>
          <table:table-cell office:value-type="float" office:value="26" calcext:value-type="float">
            <text:p>26</text:p>
          </table:table-cell>
          <table:table-cell table:formula="of:=[.B382]/[.C382]" office:value-type="float" office:value="8.65384615384615" calcext:value-type="float">
            <text:p>8.7</text:p>
          </table:table-cell>
          <table:table-cell office:value-type="float" office:value="43.322352" calcext:value-type="float">
            <text:p>43.322352</text:p>
          </table:table-cell>
          <table:table-cell table:formula="of:=LOG([.E382])/LOG([.A382])" office:value-type="float" office:value="0.634157149921859" calcext:value-type="float">
            <text:p>0.634157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20" calcext:value-type="float">
            <text:p>220</text:p>
          </table:table-cell>
          <table:table-cell office:value-type="float" office:value="27" calcext:value-type="float">
            <text:p>27</text:p>
          </table:table-cell>
          <table:table-cell table:formula="of:=[.B383]/[.C383]" office:value-type="float" office:value="8.14814814814815" calcext:value-type="float">
            <text:p>8.1</text:p>
          </table:table-cell>
          <table:table-cell office:value-type="float" office:value="43.401454" calcext:value-type="float">
            <text:p>43.401454</text:p>
          </table:table-cell>
          <table:table-cell table:formula="of:=LOG([.E383])/LOG([.A383])" office:value-type="float" office:value="0.634184390149145" calcext:value-type="float">
            <text:p>0.634184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21" calcext:value-type="float">
            <text:p>221</text:p>
          </table:table-cell>
          <table:table-cell office:value-type="float" office:value="27" calcext:value-type="float">
            <text:p>27</text:p>
          </table:table-cell>
          <table:table-cell table:formula="of:=[.B384]/[.C384]" office:value-type="float" office:value="8.18518518518519" calcext:value-type="float">
            <text:p>8.2</text:p>
          </table:table-cell>
          <table:table-cell office:value-type="float" office:value="43.480306" calcext:value-type="float">
            <text:p>43.480306</text:p>
          </table:table-cell>
          <table:table-cell table:formula="of:=LOG([.E384])/LOG([.A384])" office:value-type="float" office:value="0.634210811941841" calcext:value-type="float">
            <text:p>0.63421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22" calcext:value-type="float">
            <text:p>222</text:p>
          </table:table-cell>
          <table:table-cell office:value-type="float" office:value="27" calcext:value-type="float">
            <text:p>27</text:p>
          </table:table-cell>
          <table:table-cell table:formula="of:=[.B385]/[.C385]" office:value-type="float" office:value="8.22222222222222" calcext:value-type="float">
            <text:p>8.2</text:p>
          </table:table-cell>
          <table:table-cell office:value-type="float" office:value="43.558558" calcext:value-type="float">
            <text:p>43.558558</text:p>
          </table:table-cell>
          <table:table-cell table:formula="of:=LOG([.E385])/LOG([.A385])" office:value-type="float" office:value="0.634235069641457" calcext:value-type="float">
            <text:p>0.63423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23" calcext:value-type="float">
            <text:p>223</text:p>
          </table:table-cell>
          <table:table-cell office:value-type="float" office:value="27" calcext:value-type="float">
            <text:p>27</text:p>
          </table:table-cell>
          <table:table-cell table:formula="of:=[.B386]/[.C386]" office:value-type="float" office:value="8.25925925925926" calcext:value-type="float">
            <text:p>8.3</text:p>
          </table:table-cell>
          <table:table-cell office:value-type="float" office:value="43.638184" calcext:value-type="float">
            <text:p>43.638184</text:p>
          </table:table-cell>
          <table:table-cell table:formula="of:=LOG([.E386])/LOG([.A386])" office:value-type="float" office:value="0.634264775496843" calcext:value-type="float">
            <text:p>0.63426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18" calcext:value-type="float">
            <text:p>218</text:p>
          </table:table-cell>
          <table:table-cell office:value-type="float" office:value="28" calcext:value-type="float">
            <text:p>28</text:p>
          </table:table-cell>
          <table:table-cell table:formula="of:=[.B387]/[.C387]" office:value-type="float" office:value="7.78571428571429" calcext:value-type="float">
            <text:p>7.8</text:p>
          </table:table-cell>
          <table:table-cell office:value-type="float" office:value="43.714264" calcext:value-type="float">
            <text:p>43.714264</text:p>
          </table:table-cell>
          <table:table-cell table:formula="of:=LOG([.E387])/LOG([.A387])" office:value-type="float" office:value="0.634280995571302" calcext:value-type="float">
            <text:p>0.63428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25" calcext:value-type="float">
            <text:p>225</text:p>
          </table:table-cell>
          <table:table-cell office:value-type="float" office:value="27" calcext:value-type="float">
            <text:p>27</text:p>
          </table:table-cell>
          <table:table-cell table:formula="of:=[.B388]/[.C388]" office:value-type="float" office:value="8.33333333333333" calcext:value-type="float">
            <text:p>8.3</text:p>
          </table:table-cell>
          <table:table-cell office:value-type="float" office:value="43.793813" calcext:value-type="float">
            <text:p>43.793813</text:p>
          </table:table-cell>
          <table:table-cell table:formula="of:=LOG([.E388])/LOG([.A388])" office:value-type="float" office:value="0.634310702310024" calcext:value-type="float">
            <text:p>0.63431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20" calcext:value-type="float">
            <text:p>220</text:p>
          </table:table-cell>
          <table:table-cell office:value-type="float" office:value="28" calcext:value-type="float">
            <text:p>28</text:p>
          </table:table-cell>
          <table:table-cell table:formula="of:=[.B389]/[.C389]" office:value-type="float" office:value="7.85714285714286" calcext:value-type="float">
            <text:p>7.9</text:p>
          </table:table-cell>
          <table:table-cell office:value-type="float" office:value="43.872142" calcext:value-type="float">
            <text:p>43.872142</text:p>
          </table:table-cell>
          <table:table-cell table:formula="of:=LOG([.E389])/LOG([.A389])" office:value-type="float" office:value="0.634335875347863" calcext:value-type="float">
            <text:p>0.634336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21" calcext:value-type="float">
            <text:p>221</text:p>
          </table:table-cell>
          <table:table-cell office:value-type="float" office:value="28" calcext:value-type="float">
            <text:p>28</text:p>
          </table:table-cell>
          <table:table-cell table:formula="of:=[.B390]/[.C390]" office:value-type="float" office:value="7.89285714285714" calcext:value-type="float">
            <text:p>7.9</text:p>
          </table:table-cell>
          <table:table-cell office:value-type="float" office:value="43.951767" calcext:value-type="float">
            <text:p>43.951767</text:p>
          </table:table-cell>
          <table:table-cell table:formula="of:=LOG([.E390])/LOG([.A390])" office:value-type="float" office:value="0.634366143237349" calcext:value-type="float">
            <text:p>0.634366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22" calcext:value-type="float">
            <text:p>222</text:p>
          </table:table-cell>
          <table:table-cell office:value-type="float" office:value="28" calcext:value-type="float">
            <text:p>28</text:p>
          </table:table-cell>
          <table:table-cell table:formula="of:=[.B391]/[.C391]" office:value-type="float" office:value="7.92857142857143" calcext:value-type="float">
            <text:p>7.9</text:p>
          </table:table-cell>
          <table:table-cell office:value-type="float" office:value="44.030019" calcext:value-type="float">
            <text:p>44.030019</text:p>
          </table:table-cell>
          <table:table-cell table:formula="of:=LOG([.E391])/LOG([.A391])" office:value-type="float" office:value="0.634391310973262" calcext:value-type="float">
            <text:p>0.63439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23" calcext:value-type="float">
            <text:p>223</text:p>
          </table:table-cell>
          <table:table-cell office:value-type="float" office:value="28" calcext:value-type="float">
            <text:p>28</text:p>
          </table:table-cell>
          <table:table-cell table:formula="of:=[.B392]/[.C392]" office:value-type="float" office:value="7.96428571428571" calcext:value-type="float">
            <text:p>8.0</text:p>
          </table:table-cell>
          <table:table-cell office:value-type="float" office:value="44.109639" calcext:value-type="float">
            <text:p>44.109639</text:p>
          </table:table-cell>
          <table:table-cell table:formula="of:=LOG([.E392])/LOG([.A392])" office:value-type="float" office:value="0.634421822805371" calcext:value-type="float">
            <text:p>0.634422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24" calcext:value-type="float">
            <text:p>224</text:p>
          </table:table-cell>
          <table:table-cell office:value-type="float" office:value="28" calcext:value-type="float">
            <text:p>28</text:p>
          </table:table-cell>
          <table:table-cell table:formula="of:=[.B393]/[.C393]" office:value-type="float" office:value="8" calcext:value-type="float">
            <text:p>8.0</text:p>
          </table:table-cell>
          <table:table-cell office:value-type="float" office:value="44.185644" calcext:value-type="float">
            <text:p>44.185644</text:p>
          </table:table-cell>
          <table:table-cell table:formula="of:=LOG([.E393])/LOG([.A393])" office:value-type="float" office:value="0.634438757098405" calcext:value-type="float">
            <text:p>0.634439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25" calcext:value-type="float">
            <text:p>225</text:p>
          </table:table-cell>
          <table:table-cell office:value-type="float" office:value="28" calcext:value-type="float">
            <text:p>28</text:p>
          </table:table-cell>
          <table:table-cell table:formula="of:=[.B394]/[.C394]" office:value-type="float" office:value="8.03571428571429" calcext:value-type="float">
            <text:p>8.0</text:p>
          </table:table-cell>
          <table:table-cell office:value-type="float" office:value="44.265269" calcext:value-type="float">
            <text:p>44.265269</text:p>
          </table:table-cell>
          <table:table-cell table:formula="of:=LOG([.E394])/LOG([.A394])" office:value-type="float" office:value="0.634469563032256" calcext:value-type="float">
            <text:p>0.63447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26" calcext:value-type="float">
            <text:p>226</text:p>
          </table:table-cell>
          <table:table-cell office:value-type="float" office:value="28" calcext:value-type="float">
            <text:p>28</text:p>
          </table:table-cell>
          <table:table-cell table:formula="of:=[.B395]/[.C395]" office:value-type="float" office:value="8.07142857142857" calcext:value-type="float">
            <text:p>8.1</text:p>
          </table:table-cell>
          <table:table-cell office:value-type="float" office:value="44.343521" calcext:value-type="float">
            <text:p>44.343521</text:p>
          </table:table-cell>
          <table:table-cell table:formula="of:=LOG([.E395])/LOG([.A395])" office:value-type="float" office:value="0.634495307872124" calcext:value-type="float">
            <text:p>0.63449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27" calcext:value-type="float">
            <text:p>227</text:p>
          </table:table-cell>
          <table:table-cell office:value-type="float" office:value="28" calcext:value-type="float">
            <text:p>28</text:p>
          </table:table-cell>
          <table:table-cell table:formula="of:=[.B396]/[.C396]" office:value-type="float" office:value="8.10714285714286" calcext:value-type="float">
            <text:p>8.1</text:p>
          </table:table-cell>
          <table:table-cell office:value-type="float" office:value="44.420019" calcext:value-type="float">
            <text:p>44.420019</text:p>
          </table:table-cell>
          <table:table-cell table:formula="of:=LOG([.E396])/LOG([.A396])" office:value-type="float" office:value="0.634514589402627" calcext:value-type="float">
            <text:p>0.63451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28" calcext:value-type="float">
            <text:p>228</text:p>
          </table:table-cell>
          <table:table-cell office:value-type="float" office:value="28" calcext:value-type="float">
            <text:p>28</text:p>
          </table:table-cell>
          <table:table-cell table:formula="of:=[.B397]/[.C397]" office:value-type="float" office:value="8.14285714285714" calcext:value-type="float">
            <text:p>8.1</text:p>
          </table:table-cell>
          <table:table-cell office:value-type="float" office:value="44.498271" calcext:value-type="float">
            <text:p>44.498271</text:p>
          </table:table-cell>
          <table:table-cell table:formula="of:=LOG([.E397])/LOG([.A397])" office:value-type="float" office:value="0.634540628760227" calcext:value-type="float">
            <text:p>0.63454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23" calcext:value-type="float">
            <text:p>223</text:p>
          </table:table-cell>
          <table:table-cell office:value-type="float" office:value="29" calcext:value-type="float">
            <text:p>29</text:p>
          </table:table-cell>
          <table:table-cell table:formula="of:=[.B398]/[.C398]" office:value-type="float" office:value="7.68965517241379" calcext:value-type="float">
            <text:p>7.7</text:p>
          </table:table-cell>
          <table:table-cell office:value-type="float" office:value="44.575801" calcext:value-type="float">
            <text:p>44.575801</text:p>
          </table:table-cell>
          <table:table-cell table:formula="of:=LOG([.E398])/LOG([.A398])" office:value-type="float" office:value="0.634564098811836" calcext:value-type="float">
            <text:p>0.634564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30" calcext:value-type="float">
            <text:p>230</text:p>
          </table:table-cell>
          <table:table-cell office:value-type="float" office:value="28" calcext:value-type="float">
            <text:p>28</text:p>
          </table:table-cell>
          <table:table-cell table:formula="of:=[.B399]/[.C399]" office:value-type="float" office:value="8.21428571428571" calcext:value-type="float">
            <text:p>8.2</text:p>
          </table:table-cell>
          <table:table-cell office:value-type="float" office:value="44.652552" calcext:value-type="float">
            <text:p>44.652552</text:p>
          </table:table-cell>
          <table:table-cell table:formula="of:=LOG([.E399])/LOG([.A399])" office:value-type="float" office:value="0.634584802148394" calcext:value-type="float">
            <text:p>0.634585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25" calcext:value-type="float">
            <text:p>225</text:p>
          </table:table-cell>
          <table:table-cell office:value-type="float" office:value="29" calcext:value-type="float">
            <text:p>29</text:p>
          </table:table-cell>
          <table:table-cell table:formula="of:=[.B400]/[.C400]" office:value-type="float" office:value="7.75862068965517" calcext:value-type="float">
            <text:p>7.8</text:p>
          </table:table-cell>
          <table:table-cell office:value-type="float" office:value="44.73143" calcext:value-type="float">
            <text:p>44.73143</text:p>
          </table:table-cell>
          <table:table-cell table:formula="of:=LOG([.E400])/LOG([.A400])" office:value-type="float" office:value="0.634613603589189" calcext:value-type="float">
            <text:p>0.63461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26" calcext:value-type="float">
            <text:p>226</text:p>
          </table:table-cell>
          <table:table-cell office:value-type="float" office:value="29" calcext:value-type="float">
            <text:p>29</text:p>
          </table:table-cell>
          <table:table-cell table:formula="of:=[.B401]/[.C401]" office:value-type="float" office:value="7.79310344827586" calcext:value-type="float">
            <text:p>7.8</text:p>
          </table:table-cell>
          <table:table-cell office:value-type="float" office:value="44.809682" calcext:value-type="float">
            <text:p>44.809682</text:p>
          </table:table-cell>
          <table:table-cell table:formula="of:=LOG([.E401])/LOG([.A401])" office:value-type="float" office:value="0.634640195605938" calcext:value-type="float">
            <text:p>0.63464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33" calcext:value-type="float">
            <text:p>233</text:p>
          </table:table-cell>
          <table:table-cell office:value-type="float" office:value="28" calcext:value-type="float">
            <text:p>28</text:p>
          </table:table-cell>
          <table:table-cell table:formula="of:=[.B402]/[.C402]" office:value-type="float" office:value="8.32142857142857" calcext:value-type="float">
            <text:p>8.3</text:p>
          </table:table-cell>
          <table:table-cell office:value-type="float" office:value="44.886434" calcext:value-type="float">
            <text:p>44.886434</text:p>
          </table:table-cell>
          <table:table-cell table:formula="of:=LOG([.E402])/LOG([.A402])" office:value-type="float" office:value="0.63466134327796" calcext:value-type="float">
            <text:p>0.63466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28" calcext:value-type="float">
            <text:p>228</text:p>
          </table:table-cell>
          <table:table-cell office:value-type="float" office:value="29" calcext:value-type="float">
            <text:p>29</text:p>
          </table:table-cell>
          <table:table-cell table:formula="of:=[.B403]/[.C403]" office:value-type="float" office:value="7.86206896551724" calcext:value-type="float">
            <text:p>7.9</text:p>
          </table:table-cell>
          <table:table-cell office:value-type="float" office:value="44.964951" calcext:value-type="float">
            <text:p>44.964951</text:p>
          </table:table-cell>
          <table:table-cell table:formula="of:=LOG([.E403])/LOG([.A403])" office:value-type="float" office:value="0.634689190105064" calcext:value-type="float">
            <text:p>0.634689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35" calcext:value-type="float">
            <text:p>235</text:p>
          </table:table-cell>
          <table:table-cell office:value-type="float" office:value="28" calcext:value-type="float">
            <text:p>28</text:p>
          </table:table-cell>
          <table:table-cell table:formula="of:=[.B404]/[.C404]" office:value-type="float" office:value="8.39285714285714" calcext:value-type="float">
            <text:p>8.4</text:p>
          </table:table-cell>
          <table:table-cell office:value-type="float" office:value="45.041972" calcext:value-type="float">
            <text:p>45.041972</text:p>
          </table:table-cell>
          <table:table-cell table:formula="of:=LOG([.E404])/LOG([.A404])" office:value-type="float" office:value="0.634711623778385" calcext:value-type="float">
            <text:p>0.634712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30" calcext:value-type="float">
            <text:p>230</text:p>
          </table:table-cell>
          <table:table-cell office:value-type="float" office:value="29" calcext:value-type="float">
            <text:p>29</text:p>
          </table:table-cell>
          <table:table-cell table:formula="of:=[.B405]/[.C405]" office:value-type="float" office:value="7.93103448275862" calcext:value-type="float">
            <text:p>7.9</text:p>
          </table:table-cell>
          <table:table-cell office:value-type="float" office:value="45.120234" calcext:value-type="float">
            <text:p>45.120234</text:p>
          </table:table-cell>
          <table:table-cell table:formula="of:=LOG([.E405])/LOG([.A405])" office:value-type="float" office:value="0.634738785904551" calcext:value-type="float">
            <text:p>0.634739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31" calcext:value-type="float">
            <text:p>231</text:p>
          </table:table-cell>
          <table:table-cell office:value-type="float" office:value="29" calcext:value-type="float">
            <text:p>29</text:p>
          </table:table-cell>
          <table:table-cell table:formula="of:=[.B406]/[.C406]" office:value-type="float" office:value="7.96551724137931" calcext:value-type="float">
            <text:p>8.0</text:p>
          </table:table-cell>
          <table:table-cell office:value-type="float" office:value="45.196528" calcext:value-type="float">
            <text:p>45.196528</text:p>
          </table:table-cell>
          <table:table-cell table:formula="of:=LOG([.E406])/LOG([.A406])" office:value-type="float" office:value="0.634758819933164" calcext:value-type="float">
            <text:p>0.634759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32" calcext:value-type="float">
            <text:p>232</text:p>
          </table:table-cell>
          <table:table-cell office:value-type="float" office:value="29" calcext:value-type="float">
            <text:p>29</text:p>
          </table:table-cell>
          <table:table-cell table:formula="of:=[.B407]/[.C407]" office:value-type="float" office:value="8" calcext:value-type="float">
            <text:p>8.0</text:p>
          </table:table-cell>
          <table:table-cell office:value-type="float" office:value="45.275055" calcext:value-type="float">
            <text:p>45.275055</text:p>
          </table:table-cell>
          <table:table-cell table:formula="of:=LOG([.E407])/LOG([.A407])" office:value-type="float" office:value="0.634787219008615" calcext:value-type="float">
            <text:p>0.634787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33" calcext:value-type="float">
            <text:p>233</text:p>
          </table:table-cell>
          <table:table-cell office:value-type="float" office:value="29" calcext:value-type="float">
            <text:p>29</text:p>
          </table:table-cell>
          <table:table-cell table:formula="of:=[.B408]/[.C408]" office:value-type="float" office:value="8.03448275862069" calcext:value-type="float">
            <text:p>8.0</text:p>
          </table:table-cell>
          <table:table-cell office:value-type="float" office:value="45.352697" calcext:value-type="float">
            <text:p>45.352697</text:p>
          </table:table-cell>
          <table:table-cell table:formula="of:=LOG([.E408])/LOG([.A408])" office:value-type="float" office:value="0.634812487566905" calcext:value-type="float">
            <text:p>0.634812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34" calcext:value-type="float">
            <text:p>234</text:p>
          </table:table-cell>
          <table:table-cell office:value-type="float" office:value="29" calcext:value-type="float">
            <text:p>29</text:p>
          </table:table-cell>
          <table:table-cell table:formula="of:=[.B409]/[.C409]" office:value-type="float" office:value="8.06896551724138" calcext:value-type="float">
            <text:p>8.1</text:p>
          </table:table-cell>
          <table:table-cell office:value-type="float" office:value="45.431218" calcext:value-type="float">
            <text:p>45.431218</text:p>
          </table:table-cell>
          <table:table-cell table:formula="of:=LOG([.E409])/LOG([.A409])" office:value-type="float" office:value="0.634841104075172" calcext:value-type="float">
            <text:p>0.63484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35" calcext:value-type="float">
            <text:p>235</text:p>
          </table:table-cell>
          <table:table-cell office:value-type="float" office:value="29" calcext:value-type="float">
            <text:p>29</text:p>
          </table:table-cell>
          <table:table-cell table:formula="of:=[.B410]/[.C410]" office:value-type="float" office:value="8.10344827586207" calcext:value-type="float">
            <text:p>8.1</text:p>
          </table:table-cell>
          <table:table-cell office:value-type="float" office:value="45.509745" calcext:value-type="float">
            <text:p>45.509745</text:p>
          </table:table-cell>
          <table:table-cell table:formula="of:=LOG([.E410])/LOG([.A410])" office:value-type="float" office:value="0.634869856616391" calcext:value-type="float">
            <text:p>0.63487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36" calcext:value-type="float">
            <text:p>236</text:p>
          </table:table-cell>
          <table:table-cell office:value-type="float" office:value="29" calcext:value-type="float">
            <text:p>29</text:p>
          </table:table-cell>
          <table:table-cell table:formula="of:=[.B411]/[.C411]" office:value-type="float" office:value="8.13793103448276" calcext:value-type="float">
            <text:p>8.1</text:p>
          </table:table-cell>
          <table:table-cell office:value-type="float" office:value="45.587199" calcext:value-type="float">
            <text:p>45.587199</text:p>
          </table:table-cell>
          <table:table-cell table:formula="of:=LOG([.E411])/LOG([.A411])" office:value-type="float" office:value="0.634894809433033" calcext:value-type="float">
            <text:p>0.634895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37" calcext:value-type="float">
            <text:p>237</text:p>
          </table:table-cell>
          <table:table-cell office:value-type="float" office:value="29" calcext:value-type="float">
            <text:p>29</text:p>
          </table:table-cell>
          <table:table-cell table:formula="of:=[.B412]/[.C412]" office:value-type="float" office:value="8.17241379310345" calcext:value-type="float">
            <text:p>8.2</text:p>
          </table:table-cell>
          <table:table-cell office:value-type="float" office:value="45.662888" calcext:value-type="float">
            <text:p>45.662888</text:p>
          </table:table-cell>
          <table:table-cell table:formula="of:=LOG([.E412])/LOG([.A412])" office:value-type="float" office:value="0.634913467819539" calcext:value-type="float">
            <text:p>0.634913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38" calcext:value-type="float">
            <text:p>238</text:p>
          </table:table-cell>
          <table:table-cell office:value-type="float" office:value="29" calcext:value-type="float">
            <text:p>29</text:p>
          </table:table-cell>
          <table:table-cell table:formula="of:=[.B413]/[.C413]" office:value-type="float" office:value="8.20689655172414" calcext:value-type="float">
            <text:p>8.2</text:p>
          </table:table-cell>
          <table:table-cell office:value-type="float" office:value="45.741704" calcext:value-type="float">
            <text:p>45.741704</text:p>
          </table:table-cell>
          <table:table-cell table:formula="of:=LOG([.E413])/LOG([.A413])" office:value-type="float" office:value="0.63494363335401" calcext:value-type="float">
            <text:p>0.634944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39" calcext:value-type="float">
            <text:p>239</text:p>
          </table:table-cell>
          <table:table-cell office:value-type="float" office:value="29" calcext:value-type="float">
            <text:p>29</text:p>
          </table:table-cell>
          <table:table-cell table:formula="of:=[.B414]/[.C414]" office:value-type="float" office:value="8.24137931034483" calcext:value-type="float">
            <text:p>8.2</text:p>
          </table:table-cell>
          <table:table-cell office:value-type="float" office:value="45.820521" calcext:value-type="float">
            <text:p>45.820521</text:p>
          </table:table-cell>
          <table:table-cell table:formula="of:=LOG([.E414])/LOG([.A414])" office:value-type="float" office:value="0.634973906307543" calcext:value-type="float">
            <text:p>0.634974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40" calcext:value-type="float">
            <text:p>240</text:p>
          </table:table-cell>
          <table:table-cell office:value-type="float" office:value="29" calcext:value-type="float">
            <text:p>29</text:p>
          </table:table-cell>
          <table:table-cell table:formula="of:=[.B415]/[.C415]" office:value-type="float" office:value="8.27586206896552" calcext:value-type="float">
            <text:p>8.3</text:p>
          </table:table-cell>
          <table:table-cell office:value-type="float" office:value="45.897349" calcext:value-type="float">
            <text:p>45.897349</text:p>
          </table:table-cell>
          <table:table-cell table:formula="of:=LOG([.E415])/LOG([.A415])" office:value-type="float" office:value="0.634997090215435" calcext:value-type="float">
            <text:p>0.634997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35" calcext:value-type="float">
            <text:p>235</text:p>
          </table:table-cell>
          <table:table-cell office:value-type="float" office:value="30" calcext:value-type="float">
            <text:p>30</text:p>
          </table:table-cell>
          <table:table-cell table:formula="of:=[.B416]/[.C416]" office:value-type="float" office:value="7.83333333333333" calcext:value-type="float">
            <text:p>7.8</text:p>
          </table:table-cell>
          <table:table-cell office:value-type="float" office:value="45.975052" calcext:value-type="float">
            <text:p>45.975052</text:p>
          </table:table-cell>
          <table:table-cell table:formula="of:=LOG([.E416])/LOG([.A416])" office:value-type="float" office:value="0.635023562480111" calcext:value-type="float">
            <text:p>0.63502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36" calcext:value-type="float">
            <text:p>236</text:p>
          </table:table-cell>
          <table:table-cell office:value-type="float" office:value="30" calcext:value-type="float">
            <text:p>30</text:p>
          </table:table-cell>
          <table:table-cell table:formula="of:=[.B417]/[.C417]" office:value-type="float" office:value="7.86666666666667" calcext:value-type="float">
            <text:p>7.9</text:p>
          </table:table-cell>
          <table:table-cell office:value-type="float" office:value="46.053869" calcext:value-type="float">
            <text:p>46.053869</text:p>
          </table:table-cell>
          <table:table-cell table:formula="of:=LOG([.E417])/LOG([.A417])" office:value-type="float" office:value="0.635054162381964" calcext:value-type="float">
            <text:p>0.635054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43" calcext:value-type="float">
            <text:p>243</text:p>
          </table:table-cell>
          <table:table-cell office:value-type="float" office:value="29" calcext:value-type="float">
            <text:p>29</text:p>
          </table:table-cell>
          <table:table-cell table:formula="of:=[.B418]/[.C418]" office:value-type="float" office:value="8.37931034482759" calcext:value-type="float">
            <text:p>8.4</text:p>
          </table:table-cell>
          <table:table-cell office:value-type="float" office:value="46.132334" calcext:value-type="float">
            <text:p>46.132334</text:p>
          </table:table-cell>
          <table:table-cell table:formula="of:=LOG([.E418])/LOG([.A418])" office:value-type="float" office:value="0.635083595952444" calcext:value-type="float">
            <text:p>0.635084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38" calcext:value-type="float">
            <text:p>238</text:p>
          </table:table-cell>
          <table:table-cell office:value-type="float" office:value="30" calcext:value-type="float">
            <text:p>30</text:p>
          </table:table-cell>
          <table:table-cell table:formula="of:=[.B419]/[.C419]" office:value-type="float" office:value="7.93333333333333" calcext:value-type="float">
            <text:p>7.9</text:p>
          </table:table-cell>
          <table:table-cell office:value-type="float" office:value="46.208374" calcext:value-type="float">
            <text:p>46.208374</text:p>
          </table:table-cell>
          <table:table-cell table:formula="of:=LOG([.E419])/LOG([.A419])" office:value-type="float" office:value="0.635104436974581" calcext:value-type="float">
            <text:p>0.635104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39" calcext:value-type="float">
            <text:p>239</text:p>
          </table:table-cell>
          <table:table-cell office:value-type="float" office:value="30" calcext:value-type="float">
            <text:p>30</text:p>
          </table:table-cell>
          <table:table-cell table:formula="of:=[.B420]/[.C420]" office:value-type="float" office:value="7.96666666666667" calcext:value-type="float">
            <text:p>8.0</text:p>
          </table:table-cell>
          <table:table-cell office:value-type="float" office:value="46.287191" calcext:value-type="float">
            <text:p>46.287191</text:p>
          </table:table-cell>
          <table:table-cell table:formula="of:=LOG([.E420])/LOG([.A420])" office:value-type="float" office:value="0.635135351750535" calcext:value-type="float">
            <text:p>0.63513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40" calcext:value-type="float">
            <text:p>240</text:p>
          </table:table-cell>
          <table:table-cell office:value-type="float" office:value="30" calcext:value-type="float">
            <text:p>30</text:p>
          </table:table-cell>
          <table:table-cell table:formula="of:=[.B421]/[.C421]" office:value-type="float" office:value="8" calcext:value-type="float">
            <text:p>8.0</text:p>
          </table:table-cell>
          <table:table-cell office:value-type="float" office:value="46.36408" calcext:value-type="float">
            <text:p>46.36408</text:p>
          </table:table-cell>
          <table:table-cell table:formula="of:=LOG([.E421])/LOG([.A421])" office:value-type="float" office:value="0.635159476692053" calcext:value-type="float">
            <text:p>0.635159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41" calcext:value-type="float">
            <text:p>241</text:p>
          </table:table-cell>
          <table:table-cell office:value-type="float" office:value="30" calcext:value-type="float">
            <text:p>30</text:p>
          </table:table-cell>
          <table:table-cell table:formula="of:=[.B422]/[.C422]" office:value-type="float" office:value="8.03333333333333" calcext:value-type="float">
            <text:p>8.0</text:p>
          </table:table-cell>
          <table:table-cell office:value-type="float" office:value="46.440994" calcext:value-type="float">
            <text:p>46.440994</text:p>
          </table:table-cell>
          <table:table-cell table:formula="of:=LOG([.E422])/LOG([.A422])" office:value-type="float" office:value="0.635183812454768" calcext:value-type="float">
            <text:p>0.635184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42" calcext:value-type="float">
            <text:p>242</text:p>
          </table:table-cell>
          <table:table-cell office:value-type="float" office:value="30" calcext:value-type="float">
            <text:p>30</text:p>
          </table:table-cell>
          <table:table-cell table:formula="of:=[.B423]/[.C423]" office:value-type="float" office:value="8.06666666666667" calcext:value-type="float">
            <text:p>8.1</text:p>
          </table:table-cell>
          <table:table-cell office:value-type="float" office:value="46.517202" calcext:value-type="float">
            <text:p>46.517202</text:p>
          </table:table-cell>
          <table:table-cell table:formula="of:=LOG([.E423])/LOG([.A423])" office:value-type="float" office:value="0.635205757512266" calcext:value-type="float">
            <text:p>0.635206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43" calcext:value-type="float">
            <text:p>243</text:p>
          </table:table-cell>
          <table:table-cell office:value-type="float" office:value="30" calcext:value-type="float">
            <text:p>30</text:p>
          </table:table-cell>
          <table:table-cell table:formula="of:=[.B424]/[.C424]" office:value-type="float" office:value="8.1" calcext:value-type="float">
            <text:p>8.1</text:p>
          </table:table-cell>
          <table:table-cell office:value-type="float" office:value="46.600728" calcext:value-type="float">
            <text:p>46.600728</text:p>
          </table:table-cell>
          <table:table-cell table:formula="of:=LOG([.E424])/LOG([.A424])" office:value-type="float" office:value="0.635253801087041" calcext:value-type="float">
            <text:p>0.635254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44" calcext:value-type="float">
            <text:p>244</text:p>
          </table:table-cell>
          <table:table-cell office:value-type="float" office:value="30" calcext:value-type="float">
            <text:p>30</text:p>
          </table:table-cell>
          <table:table-cell table:formula="of:=[.B425]/[.C425]" office:value-type="float" office:value="8.13333333333333" calcext:value-type="float">
            <text:p>8.1</text:p>
          </table:table-cell>
          <table:table-cell office:value-type="float" office:value="46.675797" calcext:value-type="float">
            <text:p>46.675797</text:p>
          </table:table-cell>
          <table:table-cell table:formula="of:=LOG([.E425])/LOG([.A425])" office:value-type="float" office:value="0.635271916233022" calcext:value-type="float">
            <text:p>0.635272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45" calcext:value-type="float">
            <text:p>245</text:p>
          </table:table-cell>
          <table:table-cell office:value-type="float" office:value="30" calcext:value-type="float">
            <text:p>30</text:p>
          </table:table-cell>
          <table:table-cell table:formula="of:=[.B426]/[.C426]" office:value-type="float" office:value="8.16666666666667" calcext:value-type="float">
            <text:p>8.2</text:p>
          </table:table-cell>
          <table:table-cell office:value-type="float" office:value="46.752726" calcext:value-type="float">
            <text:p>46.752726</text:p>
          </table:table-cell>
          <table:table-cell table:formula="of:=LOG([.E426])/LOG([.A426])" office:value-type="float" office:value="0.635296747433493" calcext:value-type="float">
            <text:p>0.635297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46" calcext:value-type="float">
            <text:p>246</text:p>
          </table:table-cell>
          <table:table-cell office:value-type="float" office:value="30" calcext:value-type="float">
            <text:p>30</text:p>
          </table:table-cell>
          <table:table-cell table:formula="of:=[.B427]/[.C427]" office:value-type="float" office:value="8.2" calcext:value-type="float">
            <text:p>8.2</text:p>
          </table:table-cell>
          <table:table-cell office:value-type="float" office:value="46.825343" calcext:value-type="float">
            <text:p>46.825343</text:p>
          </table:table-cell>
          <table:table-cell table:formula="of:=LOG([.E427])/LOG([.A427])" office:value-type="float" office:value="0.635306483963745" calcext:value-type="float">
            <text:p>0.635306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47" calcext:value-type="float">
            <text:p>247</text:p>
          </table:table-cell>
          <table:table-cell office:value-type="float" office:value="30" calcext:value-type="float">
            <text:p>30</text:p>
          </table:table-cell>
          <table:table-cell table:formula="of:=[.B428]/[.C428]" office:value-type="float" office:value="8.23333333333333" calcext:value-type="float">
            <text:p>8.2</text:p>
          </table:table-cell>
          <table:table-cell office:value-type="float" office:value="46.89386" calcext:value-type="float">
            <text:p>46.89386</text:p>
          </table:table-cell>
          <table:table-cell table:formula="of:=LOG([.E428])/LOG([.A428])" office:value-type="float" office:value="0.635301959197052" calcext:value-type="float">
            <text:p>0.635302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48" calcext:value-type="float">
            <text:p>248</text:p>
          </table:table-cell>
          <table:table-cell office:value-type="float" office:value="30" calcext:value-type="float">
            <text:p>30</text:p>
          </table:table-cell>
          <table:table-cell table:formula="of:=[.B429]/[.C429]" office:value-type="float" office:value="8.26666666666667" calcext:value-type="float">
            <text:p>8.3</text:p>
          </table:table-cell>
          <table:table-cell office:value-type="float" office:value="46.971553" calcext:value-type="float">
            <text:p>46.971553</text:p>
          </table:table-cell>
          <table:table-cell table:formula="of:=LOG([.E429])/LOG([.A429])" office:value-type="float" office:value="0.635329904821375" calcext:value-type="float">
            <text:p>0.63533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49" calcext:value-type="float">
            <text:p>249</text:p>
          </table:table-cell>
          <table:table-cell office:value-type="float" office:value="30" calcext:value-type="float">
            <text:p>30</text:p>
          </table:table-cell>
          <table:table-cell table:formula="of:=[.B430]/[.C430]" office:value-type="float" office:value="8.3" calcext:value-type="float">
            <text:p>8.3</text:p>
          </table:table-cell>
          <table:table-cell office:value-type="float" office:value="47.043259" calcext:value-type="float">
            <text:p>47.043259</text:p>
          </table:table-cell>
          <table:table-cell table:formula="of:=LOG([.E430])/LOG([.A430])" office:value-type="float" office:value="0.635336955151399" calcext:value-type="float">
            <text:p>0.635337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50" calcext:value-type="float">
            <text:p>250</text:p>
          </table:table-cell>
          <table:table-cell office:value-type="float" office:value="30" calcext:value-type="float">
            <text:p>30</text:p>
          </table:table-cell>
          <table:table-cell table:formula="of:=[.B431]/[.C431]" office:value-type="float" office:value="8.33333333333333" calcext:value-type="float">
            <text:p>8.3</text:p>
          </table:table-cell>
          <table:table-cell office:value-type="float" office:value="47.116577" calcext:value-type="float">
            <text:p>47.116577</text:p>
          </table:table-cell>
          <table:table-cell table:formula="of:=LOG([.E431])/LOG([.A431])" office:value-type="float" office:value="0.635349828498632" calcext:value-type="float">
            <text:p>0.63535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51" calcext:value-type="float">
            <text:p>251</text:p>
          </table:table-cell>
          <table:table-cell office:value-type="float" office:value="30" calcext:value-type="float">
            <text:p>30</text:p>
          </table:table-cell>
          <table:table-cell table:formula="of:=[.B432]/[.C432]" office:value-type="float" office:value="8.36666666666667" calcext:value-type="float">
            <text:p>8.4</text:p>
          </table:table-cell>
          <table:table-cell office:value-type="float" office:value="47.188283" calcext:value-type="float">
            <text:p>47.188283</text:p>
          </table:table-cell>
          <table:table-cell table:formula="of:=LOG([.E432])/LOG([.A432])" office:value-type="float" office:value="0.635357227896535" calcext:value-type="float">
            <text:p>0.635357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52" calcext:value-type="float">
            <text:p>252</text:p>
          </table:table-cell>
          <table:table-cell office:value-type="float" office:value="30" calcext:value-type="float">
            <text:p>30</text:p>
          </table:table-cell>
          <table:table-cell table:formula="of:=[.B433]/[.C433]" office:value-type="float" office:value="8.4" calcext:value-type="float">
            <text:p>8.4</text:p>
          </table:table-cell>
          <table:table-cell office:value-type="float" office:value="47.260798" calcext:value-type="float">
            <text:p>47.260798</text:p>
          </table:table-cell>
          <table:table-cell table:formula="of:=LOG([.E433])/LOG([.A433])" office:value-type="float" office:value="0.635367625566802" calcext:value-type="float">
            <text:p>0.635368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table:formula="of:=[.B434]/[.C434]" office:value-type="float" office:value="8.43333333333333" calcext:value-type="float">
            <text:p>8.4</text:p>
          </table:table-cell>
          <table:table-cell office:value-type="float" office:value="47.332504" calcext:value-type="float">
            <text:p>47.332504</text:p>
          </table:table-cell>
          <table:table-cell table:formula="of:=LOG([.E434])/LOG([.A434])" office:value-type="float" office:value="0.635375372890975" calcext:value-type="float">
            <text:p>0.635375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54" calcext:value-type="float">
            <text:p>254</text:p>
          </table:table-cell>
          <table:table-cell office:value-type="float" office:value="30" calcext:value-type="float">
            <text:p>30</text:p>
          </table:table-cell>
          <table:table-cell table:formula="of:=[.B435]/[.C435]" office:value-type="float" office:value="8.46666666666667" calcext:value-type="float">
            <text:p>8.5</text:p>
          </table:table-cell>
          <table:table-cell office:value-type="float" office:value="47.403763" calcext:value-type="float">
            <text:p>47.403763</text:p>
          </table:table-cell>
          <table:table-cell table:formula="of:=LOG([.E435])/LOG([.A435])" office:value-type="float" office:value="0.635381741739063" calcext:value-type="float">
            <text:p>0.635382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55" calcext:value-type="float">
            <text:p>255</text:p>
          </table:table-cell>
          <table:table-cell office:value-type="float" office:value="30" calcext:value-type="float">
            <text:p>30</text:p>
          </table:table-cell>
          <table:table-cell table:formula="of:=[.B436]/[.C436]" office:value-type="float" office:value="8.5" calcext:value-type="float">
            <text:p>8.5</text:p>
          </table:table-cell>
          <table:table-cell office:value-type="float" office:value="47.475917" calcext:value-type="float">
            <text:p>47.475917</text:p>
          </table:table-cell>
          <table:table-cell table:formula="of:=LOG([.E436])/LOG([.A436])" office:value-type="float" office:value="0.635391392060222" calcext:value-type="float">
            <text:p>0.635391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56" calcext:value-type="float">
            <text:p>256</text:p>
          </table:table-cell>
          <table:table-cell office:value-type="float" office:value="30" calcext:value-type="float">
            <text:p>30</text:p>
          </table:table-cell>
          <table:table-cell table:formula="of:=[.B437]/[.C437]" office:value-type="float" office:value="8.53333333333333" calcext:value-type="float">
            <text:p>8.5</text:p>
          </table:table-cell>
          <table:table-cell office:value-type="float" office:value="47.547623" calcext:value-type="float">
            <text:p>47.547623</text:p>
          </table:table-cell>
          <table:table-cell table:formula="of:=LOG([.E437])/LOG([.A437])" office:value-type="float" office:value="0.635399657240956" calcext:value-type="float">
            <text:p>0.63540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57" calcext:value-type="float">
            <text:p>257</text:p>
          </table:table-cell>
          <table:table-cell office:value-type="float" office:value="30" calcext:value-type="float">
            <text:p>30</text:p>
          </table:table-cell>
          <table:table-cell table:formula="of:=[.B438]/[.C438]" office:value-type="float" office:value="8.56666666666667" calcext:value-type="float">
            <text:p>8.6</text:p>
          </table:table-cell>
          <table:table-cell office:value-type="float" office:value="47.620997" calcext:value-type="float">
            <text:p>47.620997</text:p>
          </table:table-cell>
          <table:table-cell table:formula="of:=LOG([.E438])/LOG([.A438])" office:value-type="float" office:value="0.635413852990547" calcext:value-type="float">
            <text:p>0.635414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30" calcext:value-type="float">
            <text:p>30</text:p>
          </table:table-cell>
          <table:table-cell table:formula="of:=[.B439]/[.C439]" office:value-type="float" office:value="8.6" calcext:value-type="float">
            <text:p>8.6</text:p>
          </table:table-cell>
          <table:table-cell office:value-type="float" office:value="47.6919" calcext:value-type="float">
            <text:p>47.6919</text:p>
          </table:table-cell>
          <table:table-cell table:formula="of:=LOG([.E439])/LOG([.A439])" office:value-type="float" office:value="0.635419676454027" calcext:value-type="float">
            <text:p>0.63542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59" calcext:value-type="float">
            <text:p>259</text:p>
          </table:table-cell>
          <table:table-cell office:value-type="float" office:value="30" calcext:value-type="float">
            <text:p>30</text:p>
          </table:table-cell>
          <table:table-cell table:formula="of:=[.B440]/[.C440]" office:value-type="float" office:value="8.63333333333333" calcext:value-type="float">
            <text:p>8.6</text:p>
          </table:table-cell>
          <table:table-cell office:value-type="float" office:value="47.766093" calcext:value-type="float">
            <text:p>47.766093</text:p>
          </table:table-cell>
          <table:table-cell table:formula="of:=LOG([.E440])/LOG([.A440])" office:value-type="float" office:value="0.635436997169519" calcext:value-type="float">
            <text:p>0.635437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60" calcext:value-type="float">
            <text:p>260</text:p>
          </table:table-cell>
          <table:table-cell office:value-type="float" office:value="30" calcext:value-type="float">
            <text:p>30</text:p>
          </table:table-cell>
          <table:table-cell table:formula="of:=[.B441]/[.C441]" office:value-type="float" office:value="8.66666666666667" calcext:value-type="float">
            <text:p>8.7</text:p>
          </table:table-cell>
          <table:table-cell office:value-type="float" office:value="47.837428" calcext:value-type="float">
            <text:p>47.837428</text:p>
          </table:table-cell>
          <table:table-cell table:formula="of:=LOG([.E441])/LOG([.A441])" office:value-type="float" office:value="0.635444635161875" calcext:value-type="float">
            <text:p>0.635445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61" calcext:value-type="float">
            <text:p>261</text:p>
          </table:table-cell>
          <table:table-cell office:value-type="float" office:value="30" calcext:value-type="float">
            <text:p>30</text:p>
          </table:table-cell>
          <table:table-cell table:formula="of:=[.B442]/[.C442]" office:value-type="float" office:value="8.7" calcext:value-type="float">
            <text:p>8.7</text:p>
          </table:table-cell>
          <table:table-cell office:value-type="float" office:value="47.909134" calcext:value-type="float">
            <text:p>47.909134</text:p>
          </table:table-cell>
          <table:table-cell table:formula="of:=LOG([.E442])/LOG([.A442])" office:value-type="float" office:value="0.635453713073412" calcext:value-type="float">
            <text:p>0.635454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62" calcext:value-type="float">
            <text:p>262</text:p>
          </table:table-cell>
          <table:table-cell office:value-type="float" office:value="30" calcext:value-type="float">
            <text:p>30</text:p>
          </table:table-cell>
          <table:table-cell table:formula="of:=[.B443]/[.C443]" office:value-type="float" office:value="8.73333333333333" calcext:value-type="float">
            <text:p>8.7</text:p>
          </table:table-cell>
          <table:table-cell office:value-type="float" office:value="47.981277" calcext:value-type="float">
            <text:p>47.981277</text:p>
          </table:table-cell>
          <table:table-cell table:formula="of:=LOG([.E443])/LOG([.A443])" office:value-type="float" office:value="0.635464448082458" calcext:value-type="float">
            <text:p>0.635464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63" calcext:value-type="float">
            <text:p>263</text:p>
          </table:table-cell>
          <table:table-cell office:value-type="float" office:value="30" calcext:value-type="float">
            <text:p>30</text:p>
          </table:table-cell>
          <table:table-cell table:formula="of:=[.B444]/[.C444]" office:value-type="float" office:value="8.76666666666667" calcext:value-type="float">
            <text:p>8.8</text:p>
          </table:table-cell>
          <table:table-cell office:value-type="float" office:value="48.050939" calcext:value-type="float">
            <text:p>48.050939</text:p>
          </table:table-cell>
          <table:table-cell table:formula="of:=LOG([.E444])/LOG([.A444])" office:value-type="float" office:value="0.635466864825981" calcext:value-type="float">
            <text:p>0.635467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64" calcext:value-type="float">
            <text:p>264</text:p>
          </table:table-cell>
          <table:table-cell office:value-type="float" office:value="30" calcext:value-type="float">
            <text:p>30</text:p>
          </table:table-cell>
          <table:table-cell table:formula="of:=[.B445]/[.C445]" office:value-type="float" office:value="8.8" calcext:value-type="float">
            <text:p>8.8</text:p>
          </table:table-cell>
          <table:table-cell office:value-type="float" office:value="48.124324" calcext:value-type="float">
            <text:p>48.124324</text:p>
          </table:table-cell>
          <table:table-cell table:formula="of:=LOG([.E445])/LOG([.A445])" office:value-type="float" office:value="0.63548215767719" calcext:value-type="float">
            <text:p>0.635482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65" calcext:value-type="float">
            <text:p>265</text:p>
          </table:table-cell>
          <table:table-cell office:value-type="float" office:value="30" calcext:value-type="float">
            <text:p>30</text:p>
          </table:table-cell>
          <table:table-cell table:formula="of:=[.B446]/[.C446]" office:value-type="float" office:value="8.83333333333333" calcext:value-type="float">
            <text:p>8.8</text:p>
          </table:table-cell>
          <table:table-cell office:value-type="float" office:value="48.196462" calcext:value-type="float">
            <text:p>48.196462</text:p>
          </table:table-cell>
          <table:table-cell table:formula="of:=LOG([.E446])/LOG([.A446])" office:value-type="float" office:value="0.635493343727555" calcext:value-type="float">
            <text:p>0.635493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66" calcext:value-type="float">
            <text:p>266</text:p>
          </table:table-cell>
          <table:table-cell office:value-type="float" office:value="30" calcext:value-type="float">
            <text:p>30</text:p>
          </table:table-cell>
          <table:table-cell table:formula="of:=[.B447]/[.C447]" office:value-type="float" office:value="8.86666666666667" calcext:value-type="float">
            <text:p>8.9</text:p>
          </table:table-cell>
          <table:table-cell office:value-type="float" office:value="48.267365" calcext:value-type="float">
            <text:p>48.267365</text:p>
          </table:table-cell>
          <table:table-cell table:formula="of:=LOG([.E447])/LOG([.A447])" office:value-type="float" office:value="0.63550048610608" calcext:value-type="float">
            <text:p>0.63550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67" calcext:value-type="float">
            <text:p>267</text:p>
          </table:table-cell>
          <table:table-cell office:value-type="float" office:value="30" calcext:value-type="float">
            <text:p>30</text:p>
          </table:table-cell>
          <table:table-cell table:formula="of:=[.B448]/[.C448]" office:value-type="float" office:value="8.9" calcext:value-type="float">
            <text:p>8.9</text:p>
          </table:table-cell>
          <table:table-cell office:value-type="float" office:value="48.337468" calcext:value-type="float">
            <text:p>48.337468</text:p>
          </table:table-cell>
          <table:table-cell table:formula="of:=LOG([.E448])/LOG([.A448])" office:value-type="float" office:value="0.635505081154715" calcext:value-type="float">
            <text:p>0.63550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62" calcext:value-type="float">
            <text:p>262</text:p>
          </table:table-cell>
          <table:table-cell office:value-type="float" office:value="31" calcext:value-type="float">
            <text:p>31</text:p>
          </table:table-cell>
          <table:table-cell table:formula="of:=[.B449]/[.C449]" office:value-type="float" office:value="8.45161290322581" calcext:value-type="float">
            <text:p>8.5</text:p>
          </table:table-cell>
          <table:table-cell office:value-type="float" office:value="48.408437" calcext:value-type="float">
            <text:p>48.408437</text:p>
          </table:table-cell>
          <table:table-cell table:formula="of:=LOG([.E449])/LOG([.A449])" office:value-type="float" office:value="0.635512779714245" calcext:value-type="float">
            <text:p>0.635513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69" calcext:value-type="float">
            <text:p>269</text:p>
          </table:table-cell>
          <table:table-cell office:value-type="float" office:value="30" calcext:value-type="float">
            <text:p>30</text:p>
          </table:table-cell>
          <table:table-cell table:formula="of:=[.B450]/[.C450]" office:value-type="float" office:value="8.96666666666667" calcext:value-type="float">
            <text:p>9.0</text:p>
          </table:table-cell>
          <table:table-cell office:value-type="float" office:value="48.479426" calcext:value-type="float">
            <text:p>48.479426</text:p>
          </table:table-cell>
          <table:table-cell table:formula="of:=LOG([.E450])/LOG([.A450])" office:value-type="float" office:value="0.635520706750097" calcext:value-type="float">
            <text:p>0.63552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64" calcext:value-type="float">
            <text:p>264</text:p>
          </table:table-cell>
          <table:table-cell office:value-type="float" office:value="31" calcext:value-type="float">
            <text:p>31</text:p>
          </table:table-cell>
          <table:table-cell table:formula="of:=[.B451]/[.C451]" office:value-type="float" office:value="8.51612903225806" calcext:value-type="float">
            <text:p>8.5</text:p>
          </table:table-cell>
          <table:table-cell office:value-type="float" office:value="48.551483" calcext:value-type="float">
            <text:p>48.551483</text:p>
          </table:table-cell>
          <table:table-cell table:formula="of:=LOG([.E451])/LOG([.A451])" office:value-type="float" office:value="0.635532393719591" calcext:value-type="float">
            <text:p>0.635532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65" calcext:value-type="float">
            <text:p>265</text:p>
          </table:table-cell>
          <table:table-cell office:value-type="float" office:value="31" calcext:value-type="float">
            <text:p>31</text:p>
          </table:table-cell>
          <table:table-cell table:formula="of:=[.B452]/[.C452]" office:value-type="float" office:value="8.54838709677419" calcext:value-type="float">
            <text:p>8.5</text:p>
          </table:table-cell>
          <table:table-cell office:value-type="float" office:value="48.623622" calcext:value-type="float">
            <text:p>48.623622</text:p>
          </table:table-cell>
          <table:table-cell table:formula="of:=LOG([.E452])/LOG([.A452])" office:value-type="float" office:value="0.635544501252541" calcext:value-type="float">
            <text:p>0.63554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66" calcext:value-type="float">
            <text:p>266</text:p>
          </table:table-cell>
          <table:table-cell office:value-type="float" office:value="31" calcext:value-type="float">
            <text:p>31</text:p>
          </table:table-cell>
          <table:table-cell table:formula="of:=[.B453]/[.C453]" office:value-type="float" office:value="8.58064516129032" calcext:value-type="float">
            <text:p>8.6</text:p>
          </table:table-cell>
          <table:table-cell office:value-type="float" office:value="48.694524" calcext:value-type="float">
            <text:p>48.694524</text:p>
          </table:table-cell>
          <table:table-cell table:formula="of:=LOG([.E453])/LOG([.A453])" office:value-type="float" office:value="0.635552595954717" calcext:value-type="float">
            <text:p>0.635553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67" calcext:value-type="float">
            <text:p>267</text:p>
          </table:table-cell>
          <table:table-cell office:value-type="float" office:value="31" calcext:value-type="float">
            <text:p>31</text:p>
          </table:table-cell>
          <table:table-cell table:formula="of:=[.B454]/[.C454]" office:value-type="float" office:value="8.61290322580645" calcext:value-type="float">
            <text:p>8.6</text:p>
          </table:table-cell>
          <table:table-cell office:value-type="float" office:value="48.765157" calcext:value-type="float">
            <text:p>48.765157</text:p>
          </table:table-cell>
          <table:table-cell table:formula="of:=LOG([.E454])/LOG([.A454])" office:value-type="float" office:value="0.635559944843533" calcext:value-type="float">
            <text:p>0.63556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68" calcext:value-type="float">
            <text:p>268</text:p>
          </table:table-cell>
          <table:table-cell office:value-type="float" office:value="31" calcext:value-type="float">
            <text:p>31</text:p>
          </table:table-cell>
          <table:table-cell table:formula="of:=[.B455]/[.C455]" office:value-type="float" office:value="8.64516129032258" calcext:value-type="float">
            <text:p>8.6</text:p>
          </table:table-cell>
          <table:table-cell office:value-type="float" office:value="48.836461" calcext:value-type="float">
            <text:p>48.836461</text:p>
          </table:table-cell>
          <table:table-cell table:formula="of:=LOG([.E455])/LOG([.A455])" office:value-type="float" office:value="0.635569697513872" calcext:value-type="float">
            <text:p>0.63557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69" calcext:value-type="float">
            <text:p>269</text:p>
          </table:table-cell>
          <table:table-cell office:value-type="float" office:value="31" calcext:value-type="float">
            <text:p>31</text:p>
          </table:table-cell>
          <table:table-cell table:formula="of:=[.B456]/[.C456]" office:value-type="float" office:value="8.67741935483871" calcext:value-type="float">
            <text:p>8.7</text:p>
          </table:table-cell>
          <table:table-cell office:value-type="float" office:value="48.909012" calcext:value-type="float">
            <text:p>48.909012</text:p>
          </table:table-cell>
          <table:table-cell table:formula="of:=LOG([.E456])/LOG([.A456])" office:value-type="float" office:value="0.635583764595213" calcext:value-type="float">
            <text:p>0.635584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70" calcext:value-type="float">
            <text:p>270</text:p>
          </table:table-cell>
          <table:table-cell office:value-type="float" office:value="31" calcext:value-type="float">
            <text:p>31</text:p>
          </table:table-cell>
          <table:table-cell table:formula="of:=[.B457]/[.C457]" office:value-type="float" office:value="8.70967741935484" calcext:value-type="float">
            <text:p>8.7</text:p>
          </table:table-cell>
          <table:table-cell office:value-type="float" office:value="48.979518" calcext:value-type="float">
            <text:p>48.979518</text:p>
          </table:table-cell>
          <table:table-cell table:formula="of:=LOG([.E457])/LOG([.A457])" office:value-type="float" office:value="0.635591144292896" calcext:value-type="float">
            <text:p>0.635591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71" calcext:value-type="float">
            <text:p>271</text:p>
          </table:table-cell>
          <table:table-cell office:value-type="float" office:value="31" calcext:value-type="float">
            <text:p>31</text:p>
          </table:table-cell>
          <table:table-cell table:formula="of:=[.B458]/[.C458]" office:value-type="float" office:value="8.74193548387097" calcext:value-type="float">
            <text:p>8.7</text:p>
          </table:table-cell>
          <table:table-cell office:value-type="float" office:value="49.050919" calcext:value-type="float">
            <text:p>49.050919</text:p>
          </table:table-cell>
          <table:table-cell table:formula="of:=LOG([.E458])/LOG([.A458])" office:value-type="float" office:value="0.635601658627319" calcext:value-type="float">
            <text:p>0.635602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66" calcext:value-type="float">
            <text:p>266</text:p>
          </table:table-cell>
          <table:table-cell office:value-type="float" office:value="32" calcext:value-type="float">
            <text:p>32</text:p>
          </table:table-cell>
          <table:table-cell table:formula="of:=[.B459]/[.C459]" office:value-type="float" office:value="8.3125" calcext:value-type="float">
            <text:p>8.3</text:p>
          </table:table-cell>
          <table:table-cell office:value-type="float" office:value="49.123444" calcext:value-type="float">
            <text:p>49.123444</text:p>
          </table:table-cell>
          <table:table-cell table:formula="of:=LOG([.E459])/LOG([.A459])" office:value-type="float" office:value="0.635616050932638" calcext:value-type="float">
            <text:p>0.635616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67" calcext:value-type="float">
            <text:p>267</text:p>
          </table:table-cell>
          <table:table-cell office:value-type="float" office:value="32" calcext:value-type="float">
            <text:p>32</text:p>
          </table:table-cell>
          <table:table-cell table:formula="of:=[.B460]/[.C460]" office:value-type="float" office:value="8.34375" calcext:value-type="float">
            <text:p>8.3</text:p>
          </table:table-cell>
          <table:table-cell office:value-type="float" office:value="49.194748" calcext:value-type="float">
            <text:p>49.194748</text:p>
          </table:table-cell>
          <table:table-cell table:formula="of:=LOG([.E460])/LOG([.A460])" office:value-type="float" office:value="0.635626522268991" calcext:value-type="float">
            <text:p>0.635627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68" calcext:value-type="float">
            <text:p>268</text:p>
          </table:table-cell>
          <table:table-cell office:value-type="float" office:value="32" calcext:value-type="float">
            <text:p>32</text:p>
          </table:table-cell>
          <table:table-cell table:formula="of:=[.B461]/[.C461]" office:value-type="float" office:value="8.375" calcext:value-type="float">
            <text:p>8.4</text:p>
          </table:table-cell>
          <table:table-cell office:value-type="float" office:value="49.266047" calcext:value-type="float">
            <text:p>49.266047</text:p>
          </table:table-cell>
          <table:table-cell table:formula="of:=LOG([.E461])/LOG([.A461])" office:value-type="float" office:value="0.635637119040366" calcext:value-type="float">
            <text:p>0.635637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table:formula="of:=[.B462]/[.C462]" office:value-type="float" office:value="8.40625" calcext:value-type="float">
            <text:p>8.4</text:p>
          </table:table-cell>
          <table:table-cell office:value-type="float" office:value="49.338603" calcext:value-type="float">
            <text:p>49.338603</text:p>
          </table:table-cell>
          <table:table-cell table:formula="of:=LOG([.E462])/LOG([.A462])" office:value-type="float" office:value="0.635652010456207" calcext:value-type="float">
            <text:p>0.635652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70" calcext:value-type="float">
            <text:p>270</text:p>
          </table:table-cell>
          <table:table-cell office:value-type="float" office:value="32" calcext:value-type="float">
            <text:p>32</text:p>
          </table:table-cell>
          <table:table-cell table:formula="of:=[.B463]/[.C463]" office:value-type="float" office:value="8.4375" calcext:value-type="float">
            <text:p>8.4</text:p>
          </table:table-cell>
          <table:table-cell office:value-type="float" office:value="49.410472" calcext:value-type="float">
            <text:p>49.410472</text:p>
          </table:table-cell>
          <table:table-cell table:formula="of:=LOG([.E463])/LOG([.A463])" office:value-type="float" office:value="0.635664760257556" calcext:value-type="float">
            <text:p>0.635665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71" calcext:value-type="float">
            <text:p>271</text:p>
          </table:table-cell>
          <table:table-cell office:value-type="float" office:value="32" calcext:value-type="float">
            <text:p>32</text:p>
          </table:table-cell>
          <table:table-cell table:formula="of:=[.B464]/[.C464]" office:value-type="float" office:value="8.46875" calcext:value-type="float">
            <text:p>8.5</text:p>
          </table:table-cell>
          <table:table-cell office:value-type="float" office:value="49.482025" calcext:value-type="float">
            <text:p>49.482025</text:p>
          </table:table-cell>
          <table:table-cell table:formula="of:=LOG([.E464])/LOG([.A464])" office:value-type="float" office:value="0.635676601115041" calcext:value-type="float">
            <text:p>0.635677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72" calcext:value-type="float">
            <text:p>272</text:p>
          </table:table-cell>
          <table:table-cell office:value-type="float" office:value="32" calcext:value-type="float">
            <text:p>32</text:p>
          </table:table-cell>
          <table:table-cell table:formula="of:=[.B465]/[.C465]" office:value-type="float" office:value="8.5" calcext:value-type="float">
            <text:p>8.5</text:p>
          </table:table-cell>
          <table:table-cell office:value-type="float" office:value="49.553584" calcext:value-type="float">
            <text:p>49.553584</text:p>
          </table:table-cell>
          <table:table-cell table:formula="of:=LOG([.E465])/LOG([.A465])" office:value-type="float" office:value="0.635688595760948" calcext:value-type="float">
            <text:p>0.635689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73" calcext:value-type="float">
            <text:p>273</text:p>
          </table:table-cell>
          <table:table-cell office:value-type="float" office:value="32" calcext:value-type="float">
            <text:p>32</text:p>
          </table:table-cell>
          <table:table-cell table:formula="of:=[.B466]/[.C466]" office:value-type="float" office:value="8.53125" calcext:value-type="float">
            <text:p>8.5</text:p>
          </table:table-cell>
          <table:table-cell office:value-type="float" office:value="49.625229" calcext:value-type="float">
            <text:p>49.625229</text:p>
          </table:table-cell>
          <table:table-cell table:formula="of:=LOG([.E466])/LOG([.A466])" office:value-type="float" office:value="0.63570100534627" calcext:value-type="float">
            <text:p>0.635701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74" calcext:value-type="float">
            <text:p>274</text:p>
          </table:table-cell>
          <table:table-cell office:value-type="float" office:value="32" calcext:value-type="float">
            <text:p>32</text:p>
          </table:table-cell>
          <table:table-cell table:formula="of:=[.B467]/[.C467]" office:value-type="float" office:value="8.5625" calcext:value-type="float">
            <text:p>8.6</text:p>
          </table:table-cell>
          <table:table-cell office:value-type="float" office:value="49.696233" calcext:value-type="float">
            <text:p>49.696233</text:p>
          </table:table-cell>
          <table:table-cell table:formula="of:=LOG([.E467])/LOG([.A467])" office:value-type="float" office:value="0.635711446243964" calcext:value-type="float">
            <text:p>0.635711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69" calcext:value-type="float">
            <text:p>269</text:p>
          </table:table-cell>
          <table:table-cell office:value-type="float" office:value="33" calcext:value-type="float">
            <text:p>33</text:p>
          </table:table-cell>
          <table:table-cell table:formula="of:=[.B468]/[.C468]" office:value-type="float" office:value="8.15151515151515" calcext:value-type="float">
            <text:p>8.2</text:p>
          </table:table-cell>
          <table:table-cell office:value-type="float" office:value="49.769368" calcext:value-type="float">
            <text:p>49.769368</text:p>
          </table:table-cell>
          <table:table-cell table:formula="of:=LOG([.E468])/LOG([.A468])" office:value-type="float" office:value="0.635728990519308" calcext:value-type="float">
            <text:p>0.635729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70" calcext:value-type="float">
            <text:p>270</text:p>
          </table:table-cell>
          <table:table-cell office:value-type="float" office:value="33" calcext:value-type="float">
            <text:p>33</text:p>
          </table:table-cell>
          <table:table-cell table:formula="of:=[.B469]/[.C469]" office:value-type="float" office:value="8.18181818181818" calcext:value-type="float">
            <text:p>8.2</text:p>
          </table:table-cell>
          <table:table-cell office:value-type="float" office:value="49.841578" calcext:value-type="float">
            <text:p>49.841578</text:p>
          </table:table-cell>
          <table:table-cell table:formula="of:=LOG([.E469])/LOG([.A469])" office:value-type="float" office:value="0.635743627057414" calcext:value-type="float">
            <text:p>0.635744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71" calcext:value-type="float">
            <text:p>271</text:p>
          </table:table-cell>
          <table:table-cell office:value-type="float" office:value="33" calcext:value-type="float">
            <text:p>33</text:p>
          </table:table-cell>
          <table:table-cell table:formula="of:=[.B470]/[.C470]" office:value-type="float" office:value="8.21212121212121" calcext:value-type="float">
            <text:p>8.2</text:p>
          </table:table-cell>
          <table:table-cell office:value-type="float" office:value="49.913132" calcext:value-type="float">
            <text:p>49.913132</text:p>
          </table:table-cell>
          <table:table-cell table:formula="of:=LOG([.E470])/LOG([.A470])" office:value-type="float" office:value="0.635756247262208" calcext:value-type="float">
            <text:p>0.635756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72" calcext:value-type="float">
            <text:p>272</text:p>
          </table:table-cell>
          <table:table-cell office:value-type="float" office:value="33" calcext:value-type="float">
            <text:p>33</text:p>
          </table:table-cell>
          <table:table-cell table:formula="of:=[.B471]/[.C471]" office:value-type="float" office:value="8.24242424242424" calcext:value-type="float">
            <text:p>8.2</text:p>
          </table:table-cell>
          <table:table-cell office:value-type="float" office:value="49.984797" calcext:value-type="float">
            <text:p>49.984797</text:p>
          </table:table-cell>
          <table:table-cell table:formula="of:=LOG([.E471])/LOG([.A471])" office:value-type="float" office:value="0.635769355388948" calcext:value-type="float">
            <text:p>0.635769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73" calcext:value-type="float">
            <text:p>273</text:p>
          </table:table-cell>
          <table:table-cell office:value-type="float" office:value="33" calcext:value-type="float">
            <text:p>33</text:p>
          </table:table-cell>
          <table:table-cell table:formula="of:=[.B472]/[.C472]" office:value-type="float" office:value="8.27272727272727" calcext:value-type="float">
            <text:p>8.3</text:p>
          </table:table-cell>
          <table:table-cell office:value-type="float" office:value="50.057861" calcext:value-type="float">
            <text:p>50.057861</text:p>
          </table:table-cell>
          <table:table-cell table:formula="of:=LOG([.E472])/LOG([.A472])" office:value-type="float" office:value="0.635787128897332" calcext:value-type="float">
            <text:p>0.635787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74" calcext:value-type="float">
            <text:p>274</text:p>
          </table:table-cell>
          <table:table-cell office:value-type="float" office:value="33" calcext:value-type="float">
            <text:p>33</text:p>
          </table:table-cell>
          <table:table-cell table:formula="of:=[.B473]/[.C473]" office:value-type="float" office:value="8.3030303030303" calcext:value-type="float">
            <text:p>8.3</text:p>
          </table:table-cell>
          <table:table-cell office:value-type="float" office:value="50.12886" calcext:value-type="float">
            <text:p>50.12886</text:p>
          </table:table-cell>
          <table:table-cell table:formula="of:=LOG([.E473])/LOG([.A473])" office:value-type="float" office:value="0.635798319160709" calcext:value-type="float">
            <text:p>0.63579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512" calcext:value-type="float">
            <text:p>512</text:p>
          </table:table-cell>
          <table:table-cell office:value-type="float" office:value="71" calcext:value-type="float">
            <text:p>71</text:p>
          </table:table-cell>
          <table:table-cell table:formula="of:=[.B475]/[.C475]" office:value-type="float" office:value="7.2112676056338" calcext:value-type="float">
            <text:p>7.2</text:p>
          </table:table-cell>
          <table:table-cell table:style-name="ce9" office:value-type="float" office:value="78.986114" calcext:value-type="float">
            <text:p>78.986114</text:p>
          </table:table-cell>
          <table:table-cell table:formula="of:=LOG([.E475])/LOG([.A475])" office:value-type="float" office:value="0.638432452591265" calcext:value-type="float">
            <text:p>0.638432</text:p>
          </table:table-cell>
        </table:table-row>
        <table:table-row table:style-name="ro1" table:number-rows-repeated="7">
          <table:table-cell table:number-columns-repeated="5"/>
          <table:table-cell table:style-name="Default"/>
        </table:table-row>
        <table:table-row table:style-name="ro1">
          <table:table-cell table:number-columns-repeated="5"/>
          <table:table-cell table:style-name="Default"/>
        </table:table-row>
      </table:table>
      <table:table table:name="Killgem_amps" table:style-name="ta1">
        <table:shapes>
          <draw:frame draw:z-index="0" draw:style-name="gr1" draw:text-style-name="P1" svg:width="9.2744in" svg:height="5.0925in" svg:x="4.9882in" svg:y="0.1256in">
            <draw:object draw:notify-on-update-of-ranges="Killgem_amps.A2:Killgem_amps.A200 Killgem_amps.F1:Killgem_amps.F1 Killgem_amps.F2:Killgem_amps.F200 Killgem_amps.A2:Killgem_amps.A200 Killgem_amps.D1:Killgem_amps.D1 Killgem_amps.D2:Killgem_amps.D20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9.2161in" svg:height="5.022in" svg:x="4.9665in" svg:y="5.5843in">
            <draw:object draw:notify-on-update-of-ranges="Killgem_amps.A3:Killgem_amps.A200 Killgem_amps.F1:Killgem_amps.F1 Killgem_amps.F3:Killgem_amps.F200 Killgem_spec.A2:Killgem_spec.A129 Killgem_spec.C1:Killgem_spec.C1 Killgem_spec.C2:Killgem_spec.C129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4" table:default-cell-style-name="ce7"/>
        <table:table-column table:style-name="co3" table:default-cell-style-name="Default"/>
        <table:table-row table:style-name="ro1">
          <table:table-cell office:value-type="string" calcext:value-type="string">
            <text:p># Gems</text:p>
          </table:table-cell>
          <table:table-cell office:value-type="string" calcext:value-type="string">
            <text:p>Killgem</text:p>
          </table:table-cell>
          <table:table-cell office:value-type="string" calcext:value-type="string">
            <text:p>Amps</text:p>
          </table:table-cell>
          <table:table-cell table:style-name="ce10" office:value-type="string" calcext:value-type="string">
            <text:p>Ratio</text:p>
          </table:table-cell>
          <table:table-cell office:value-type="string" calcext:value-type="string">
            <text:p>Power (rescaled)</text:p>
          </table:table-cell>
          <table:table-cell table:style-name="ce7" office:value-type="string" calcext:value-type="string">
            <text:p>Growth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table:style-name="Default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table:style-name="Default" office:value-type="float" office:value="0.932635" calcext:value-type="float">
            <text:p>0.932635</text:p>
          </table:table-cell>
          <table:table-cell table:style-name="ce7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table:style-name="Default" office:value-type="float" office:value="1.862014" calcext:value-type="float">
            <text:p>1.862014</text:p>
          </table:table-cell>
          <table:table-cell table:style-name="ce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table:style-name="Default" office:value-type="float" office:value="3.011072" calcext:value-type="float">
            <text:p>3.011072</text:p>
          </table:table-cell>
          <table:table-cell table:style-name="ce7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table:style-name="Default" office:value-type="float" office:value="4.146197" calcext:value-type="float">
            <text:p>4.146197</text:p>
          </table:table-cell>
          <table:table-cell table:style-name="ce7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table:style-name="Default" office:value-type="float" office:value="5.610624" calcext:value-type="float">
            <text:p>5.610624</text:p>
          </table:table-cell>
          <table:table-cell table:style-name="ce7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table:style-name="Default" office:value-type="float" office:value="7.032895" calcext:value-type="float">
            <text:p>7.032895</text:p>
          </table:table-cell>
          <table:table-cell table:style-name="ce7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table:style-name="Default" office:value-type="float" office:value="8.711651" calcext:value-type="float">
            <text:p>8.711651</text:p>
          </table:table-cell>
          <table:table-cell table:style-name="ce7" table:formula="of:=LOG([.E9])/LOG([.A9])" office:value-type="float" office:value="1.04098205299476" calcext:value-type="float">
            <text:p>1.0409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0" table:formula="of:=[.B10]/[.C10]" office:value-type="float" office:value="3" calcext:value-type="float">
            <text:p>3.0</text:p>
          </table:table-cell>
          <table:table-cell table:style-name="Default" office:value-type="float" office:value="13.141855" calcext:value-type="float">
            <text:p>13.141855</text:p>
          </table:table-cell>
          <table:table-cell table:style-name="ce7" table:formula="of:=LOG([.E10])/LOG([.A10])" office:value-type="float" office:value="1.17229808989725" calcext:value-type="float">
            <text:p>1.1722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0" table:formula="of:=[.B11]/[.C11]" office:value-type="float" office:value="4" calcext:value-type="float">
            <text:p>4.0</text:p>
          </table:table-cell>
          <table:table-cell table:style-name="Default" office:value-type="float" office:value="17.328526" calcext:value-type="float">
            <text:p>17.328526</text:p>
          </table:table-cell>
          <table:table-cell table:style-name="ce7" table:formula="of:=LOG([.E11])/LOG([.A11])" office:value-type="float" office:value="1.2387616223047" calcext:value-type="float">
            <text:p>1.2387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0" table:formula="of:=[.B12]/[.C12]" office:value-type="float" office:value="5" calcext:value-type="float">
            <text:p>5.0</text:p>
          </table:table-cell>
          <table:table-cell table:style-name="Default" office:value-type="float" office:value="21.346057" calcext:value-type="float">
            <text:p>21.346057</text:p>
          </table:table-cell>
          <table:table-cell table:style-name="ce7" table:formula="of:=LOG([.E12])/LOG([.A12])" office:value-type="float" office:value="1.27648070101313" calcext:value-type="float">
            <text:p>1.27648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0" table:formula="of:=[.B13]/[.C13]" office:value-type="float" office:value="6" calcext:value-type="float">
            <text:p>6.0</text:p>
          </table:table-cell>
          <table:table-cell table:style-name="Default" office:value-type="float" office:value="25.147346" calcext:value-type="float">
            <text:p>25.147346</text:p>
          </table:table-cell>
          <table:table-cell table:style-name="ce7" table:formula="of:=LOG([.E13])/LOG([.A13])" office:value-type="float" office:value="1.29773581812965" calcext:value-type="float">
            <text:p>1.2977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0" table:formula="of:=[.B14]/[.C14]" office:value-type="float" office:value="7" calcext:value-type="float">
            <text:p>7.0</text:p>
          </table:table-cell>
          <table:table-cell table:style-name="Default" office:value-type="float" office:value="28.897457" calcext:value-type="float">
            <text:p>28.897457</text:p>
          </table:table-cell>
          <table:table-cell table:style-name="ce7" table:formula="of:=LOG([.E14])/LOG([.A14])" office:value-type="float" office:value="1.31143080403591" calcext:value-type="float">
            <text:p>1.3114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0" table:formula="of:=[.B15]/[.C15]" office:value-type="float" office:value="8" calcext:value-type="float">
            <text:p>8.0</text:p>
          </table:table-cell>
          <table:table-cell table:style-name="Default" office:value-type="float" office:value="32.743162" calcext:value-type="float">
            <text:p>32.743162</text:p>
          </table:table-cell>
          <table:table-cell table:style-name="ce7" table:formula="of:=LOG([.E15])/LOG([.A15])" office:value-type="float" office:value="1.32194708589232" calcext:value-type="float">
            <text:p>1.3219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0" table:formula="of:=[.B16]/[.C16]" office:value-type="float" office:value="9" calcext:value-type="float">
            <text:p>9.0</text:p>
          </table:table-cell>
          <table:table-cell table:style-name="Default" office:value-type="float" office:value="36.42739" calcext:value-type="float">
            <text:p>36.42739</text:p>
          </table:table-cell>
          <table:table-cell table:style-name="ce7" table:formula="of:=LOG([.E16])/LOG([.A16])" office:value-type="float" office:value="1.32764191843317" calcext:value-type="float">
            <text:p>1.3276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0" table:formula="of:=[.B17]/[.C17]" office:value-type="float" office:value="10" calcext:value-type="float">
            <text:p>10.0</text:p>
          </table:table-cell>
          <table:table-cell table:style-name="Default" office:value-type="float" office:value="40.896893" calcext:value-type="float">
            <text:p>40.896893</text:p>
          </table:table-cell>
          <table:table-cell table:style-name="ce7" table:formula="of:=LOG([.E17])/LOG([.A17])" office:value-type="float" office:value="1.33847983461288" calcext:value-type="float">
            <text:p>1.33848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0" table:formula="of:=[.B18]/[.C18]" office:value-type="float" office:value="11" calcext:value-type="float">
            <text:p>11.0</text:p>
          </table:table-cell>
          <table:table-cell table:style-name="Default" office:value-type="float" office:value="45.202093" calcext:value-type="float">
            <text:p>45.202093</text:p>
          </table:table-cell>
          <table:table-cell table:style-name="ce7" table:formula="of:=LOG([.E18])/LOG([.A18])" office:value-type="float" office:value="1.34516639880694" calcext:value-type="float">
            <text:p>1.34516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0" table:formula="of:=[.B19]/[.C19]" office:value-type="float" office:value="12" calcext:value-type="float">
            <text:p>12.0</text:p>
          </table:table-cell>
          <table:table-cell table:style-name="Default" office:value-type="float" office:value="49.758666" calcext:value-type="float">
            <text:p>49.758666</text:p>
          </table:table-cell>
          <table:table-cell table:style-name="ce7" table:formula="of:=LOG([.E19])/LOG([.A19])" office:value-type="float" office:value="1.35179311405736" calcext:value-type="float">
            <text:p>1.35179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0" table:formula="of:=[.B20]/[.C20]" office:value-type="float" office:value="13" calcext:value-type="float">
            <text:p>13.0</text:p>
          </table:table-cell>
          <table:table-cell table:style-name="Default" office:value-type="float" office:value="54.154708" calcext:value-type="float">
            <text:p>54.154708</text:p>
          </table:table-cell>
          <table:table-cell table:style-name="ce7" table:formula="of:=LOG([.E20])/LOG([.A20])" office:value-type="float" office:value="1.35572343036726" calcext:value-type="float">
            <text:p>1.3557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0" table:formula="of:=[.B21]/[.C21]" office:value-type="float" office:value="14" calcext:value-type="float">
            <text:p>14.0</text:p>
          </table:table-cell>
          <table:table-cell table:style-name="Default" office:value-type="float" office:value="58.435694" calcext:value-type="float">
            <text:p>58.435694</text:p>
          </table:table-cell>
          <table:table-cell table:style-name="ce7" table:formula="of:=LOG([.E21])/LOG([.A21])" office:value-type="float" office:value="1.35790735963615" calcext:value-type="float">
            <text:p>1.35790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0" table:formula="of:=[.B22]/[.C22]" office:value-type="float" office:value="15" calcext:value-type="float">
            <text:p>15.0</text:p>
          </table:table-cell>
          <table:table-cell table:style-name="Default" office:value-type="float" office:value="62.861811" calcext:value-type="float">
            <text:p>62.861811</text:p>
          </table:table-cell>
          <table:table-cell table:style-name="ce7" table:formula="of:=LOG([.E22])/LOG([.A22])" office:value-type="float" office:value="1.36012754897118" calcext:value-type="float">
            <text:p>1.36012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0" table:formula="of:=[.B23]/[.C23]" office:value-type="float" office:value="16" calcext:value-type="float">
            <text:p>16.0</text:p>
          </table:table-cell>
          <table:table-cell table:style-name="Default" office:value-type="float" office:value="67.127654" calcext:value-type="float">
            <text:p>67.127654</text:p>
          </table:table-cell>
          <table:table-cell table:style-name="ce7" table:formula="of:=LOG([.E23])/LOG([.A23])" office:value-type="float" office:value="1.36089884034175" calcext:value-type="float">
            <text:p>1.36089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0" table:formula="of:=[.B24]/[.C24]" office:value-type="float" office:value="17" calcext:value-type="float">
            <text:p>17.0</text:p>
          </table:table-cell>
          <table:table-cell table:style-name="Default" office:value-type="float" office:value="72.821026" calcext:value-type="float">
            <text:p>72.821026</text:p>
          </table:table-cell>
          <table:table-cell table:style-name="ce7" table:formula="of:=LOG([.E24])/LOG([.A24])" office:value-type="float" office:value="1.36756901365012" calcext:value-type="float">
            <text:p>1.36756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10" table:formula="of:=[.B25]/[.C25]" office:value-type="float" office:value="18" calcext:value-type="float">
            <text:p>18.0</text:p>
          </table:table-cell>
          <table:table-cell table:style-name="Default" office:value-type="float" office:value="78.040117" calcext:value-type="float">
            <text:p>78.040117</text:p>
          </table:table-cell>
          <table:table-cell table:style-name="ce7" table:formula="of:=LOG([.E25])/LOG([.A25])" office:value-type="float" office:value="1.37103499423983" calcext:value-type="float">
            <text:p>1.37103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0" table:formula="of:=[.B26]/[.C26]" office:value-type="float" office:value="19" calcext:value-type="float">
            <text:p>19.0</text:p>
          </table:table-cell>
          <table:table-cell table:style-name="Default" office:value-type="float" office:value="83.139744" calcext:value-type="float">
            <text:p>83.139744</text:p>
          </table:table-cell>
          <table:table-cell table:style-name="ce7" table:formula="of:=LOG([.E26])/LOG([.A26])" office:value-type="float" office:value="1.37331263931473" calcext:value-type="float">
            <text:p>1.37331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0" table:formula="of:=[.B27]/[.C27]" office:value-type="float" office:value="20" calcext:value-type="float">
            <text:p>20.0</text:p>
          </table:table-cell>
          <table:table-cell table:style-name="Default" office:value-type="float" office:value="88.040161" calcext:value-type="float">
            <text:p>88.040161</text:p>
          </table:table-cell>
          <table:table-cell table:style-name="ce7" table:formula="of:=LOG([.E27])/LOG([.A27])" office:value-type="float" office:value="1.37435862722779" calcext:value-type="float">
            <text:p>1.37435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0" table:formula="of:=[.B28]/[.C28]" office:value-type="float" office:value="21" calcext:value-type="float">
            <text:p>21.0</text:p>
          </table:table-cell>
          <table:table-cell table:style-name="Default" office:value-type="float" office:value="92.97006" calcext:value-type="float">
            <text:p>92.97006</text:p>
          </table:table-cell>
          <table:table-cell table:style-name="ce7" table:formula="of:=LOG([.E28])/LOG([.A28])" office:value-type="float" office:value="1.3751522572571" calcext:value-type="float">
            <text:p>1.37515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0" table:formula="of:=[.B29]/[.C29]" office:value-type="float" office:value="22" calcext:value-type="float">
            <text:p>22.0</text:p>
          </table:table-cell>
          <table:table-cell table:style-name="Default" office:value-type="float" office:value="97.70813" calcext:value-type="float">
            <text:p>97.70813</text:p>
          </table:table-cell>
          <table:table-cell table:style-name="ce7" table:formula="of:=LOG([.E29])/LOG([.A29])" office:value-type="float" office:value="1.37506109109309" calcext:value-type="float">
            <text:p>1.37506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10" table:formula="of:=[.B30]/[.C30]" office:value-type="float" office:value="23" calcext:value-type="float">
            <text:p>23.0</text:p>
          </table:table-cell>
          <table:table-cell table:style-name="Default" office:value-type="float" office:value="102.398949" calcext:value-type="float">
            <text:p>102.398949</text:p>
          </table:table-cell>
          <table:table-cell table:style-name="ce7" table:formula="of:=LOG([.E30])/LOG([.A30])" office:value-type="float" office:value="1.37465690054902" calcext:value-type="float">
            <text:p>1.37465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0" table:formula="of:=[.B31]/[.C31]" office:value-type="float" office:value="24" calcext:value-type="float">
            <text:p>24.0</text:p>
          </table:table-cell>
          <table:table-cell table:style-name="Default" office:value-type="float" office:value="107.189941" calcext:value-type="float">
            <text:p>107.189941</text:p>
          </table:table-cell>
          <table:table-cell table:style-name="ce7" table:formula="of:=LOG([.E31])/LOG([.A31])" office:value-type="float" office:value="1.37439903825703" calcext:value-type="float">
            <text:p>1.37439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10" table:formula="of:=[.B32]/[.C32]" office:value-type="float" office:value="25" calcext:value-type="float">
            <text:p>25.0</text:p>
          </table:table-cell>
          <table:table-cell table:style-name="Default" office:value-type="float" office:value="112.136002" calcext:value-type="float">
            <text:p>112.136002</text:p>
          </table:table-cell>
          <table:table-cell table:style-name="ce7" table:formula="of:=LOG([.E32])/LOG([.A32])" office:value-type="float" office:value="1.37441177184114" calcext:value-type="float">
            <text:p>1.3744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10" table:formula="of:=[.B33]/[.C33]" office:value-type="float" office:value="26" calcext:value-type="float">
            <text:p>26.0</text:p>
          </table:table-cell>
          <table:table-cell table:style-name="Default" office:value-type="float" office:value="116.998494" calcext:value-type="float">
            <text:p>116.998494</text:p>
          </table:table-cell>
          <table:table-cell table:style-name="ce7" table:formula="of:=LOG([.E33])/LOG([.A33])" office:value-type="float" office:value="1.37406922987785" calcext:value-type="float">
            <text:p>1.37406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0" table:formula="of:=[.B34]/[.C34]" office:value-type="float" office:value="27" calcext:value-type="float">
            <text:p>27.0</text:p>
          </table:table-cell>
          <table:table-cell table:style-name="Default" office:value-type="float" office:value="121.970533" calcext:value-type="float">
            <text:p>121.970533</text:p>
          </table:table-cell>
          <table:table-cell table:style-name="ce7" table:formula="of:=LOG([.E34])/LOG([.A34])" office:value-type="float" office:value="1.37387933482914" calcext:value-type="float">
            <text:p>1.37387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10" table:formula="of:=[.B35]/[.C35]" office:value-type="float" office:value="28" calcext:value-type="float">
            <text:p>28.0</text:p>
          </table:table-cell>
          <table:table-cell table:style-name="Default" office:value-type="float" office:value="127.062073" calcext:value-type="float">
            <text:p>127.062073</text:p>
          </table:table-cell>
          <table:table-cell table:style-name="ce7" table:formula="of:=LOG([.E35])/LOG([.A35])" office:value-type="float" office:value="1.37384583822703" calcext:value-type="float">
            <text:p>1.37384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style-name="ce10" table:formula="of:=[.B36]/[.C36]" office:value-type="float" office:value="11.5" calcext:value-type="float">
            <text:p>11.5</text:p>
          </table:table-cell>
          <table:table-cell table:style-name="Default" office:value-type="float" office:value="132.431094" calcext:value-type="float">
            <text:p>132.431094</text:p>
          </table:table-cell>
          <table:table-cell table:style-name="ce7" table:formula="of:=LOG([.E36])/LOG([.A36])" office:value-type="float" office:value="1.37428526838127" calcext:value-type="float">
            <text:p>1.37428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ce10" table:formula="of:=[.B37]/[.C37]" office:value-type="float" office:value="12" calcext:value-type="float">
            <text:p>12.0</text:p>
          </table:table-cell>
          <table:table-cell table:style-name="Default" office:value-type="float" office:value="138.008283" calcext:value-type="float">
            <text:p>138.008283</text:p>
          </table:table-cell>
          <table:table-cell table:style-name="ce7" table:formula="of:=LOG([.E37])/LOG([.A37])" office:value-type="float" office:value="1.37499306958259" calcext:value-type="float">
            <text:p>1.37499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style-name="ce10" table:formula="of:=[.B38]/[.C38]" office:value-type="float" office:value="12.5" calcext:value-type="float">
            <text:p>12.5</text:p>
          </table:table-cell>
          <table:table-cell table:style-name="Default" office:value-type="float" office:value="144.047356" calcext:value-type="float">
            <text:p>144.047356</text:p>
          </table:table-cell>
          <table:table-cell table:style-name="ce7" table:formula="of:=LOG([.E38])/LOG([.A38])" office:value-type="float" office:value="1.37642068495115" calcext:value-type="float">
            <text:p>1.37642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style-name="ce10" table:formula="of:=[.B39]/[.C39]" office:value-type="float" office:value="13" calcext:value-type="float">
            <text:p>13.0</text:p>
          </table:table-cell>
          <table:table-cell table:style-name="Default" office:value-type="float" office:value="149.642576" calcext:value-type="float">
            <text:p>149.642576</text:p>
          </table:table-cell>
          <table:table-cell table:style-name="ce7" table:formula="of:=LOG([.E39])/LOG([.A39])" office:value-type="float" office:value="1.37680577285817" calcext:value-type="float">
            <text:p>1.37680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style-name="ce10" table:formula="of:=[.B40]/[.C40]" office:value-type="float" office:value="13.5" calcext:value-type="float">
            <text:p>13.5</text:p>
          </table:table-cell>
          <table:table-cell table:style-name="Default" office:value-type="float" office:value="155.618324" calcext:value-type="float">
            <text:p>155.618324</text:p>
          </table:table-cell>
          <table:table-cell table:style-name="ce7" table:formula="of:=LOG([.E40])/LOG([.A40])" office:value-type="float" office:value="1.37773206945737" calcext:value-type="float">
            <text:p>1.37773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style-name="ce10" table:formula="of:=[.B41]/[.C41]" office:value-type="float" office:value="14" calcext:value-type="float">
            <text:p>14.0</text:p>
          </table:table-cell>
          <table:table-cell table:style-name="Default" office:value-type="float" office:value="161.792386" calcext:value-type="float">
            <text:p>161.792386</text:p>
          </table:table-cell>
          <table:table-cell table:style-name="ce7" table:formula="of:=LOG([.E41])/LOG([.A41])" office:value-type="float" office:value="1.37882357195173" calcext:value-type="float">
            <text:p>1.37882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style-name="ce10" table:formula="of:=[.B42]/[.C42]" office:value-type="float" office:value="14.5" calcext:value-type="float">
            <text:p>14.5</text:p>
          </table:table-cell>
          <table:table-cell table:style-name="Default" office:value-type="float" office:value="167.854246" calcext:value-type="float">
            <text:p>167.854246</text:p>
          </table:table-cell>
          <table:table-cell table:style-name="ce7" table:formula="of:=LOG([.E42])/LOG([.A42])" office:value-type="float" office:value="1.37956014518611" calcext:value-type="float">
            <text:p>1.37956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ce10" table:formula="of:=[.B43]/[.C43]" office:value-type="float" office:value="15" calcext:value-type="float">
            <text:p>15.0</text:p>
          </table:table-cell>
          <table:table-cell table:style-name="Default" office:value-type="float" office:value="173.975093" calcext:value-type="float">
            <text:p>173.975093</text:p>
          </table:table-cell>
          <table:table-cell table:style-name="ce7" table:formula="of:=LOG([.E43])/LOG([.A43])" office:value-type="float" office:value="1.3802483023258" calcext:value-type="float">
            <text:p>1.38024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style-name="ce10" table:formula="of:=[.B44]/[.C44]" office:value-type="float" office:value="15.5" calcext:value-type="float">
            <text:p>15.5</text:p>
          </table:table-cell>
          <table:table-cell table:style-name="Default" office:value-type="float" office:value="179.915047" calcext:value-type="float">
            <text:p>179.915047</text:p>
          </table:table-cell>
          <table:table-cell table:style-name="ce7" table:formula="of:=LOG([.E44])/LOG([.A44])" office:value-type="float" office:value="1.38053935410265" calcext:value-type="float">
            <text:p>1.38053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style-name="ce10" table:formula="of:=[.B45]/[.C45]" office:value-type="float" office:value="16" calcext:value-type="float">
            <text:p>16.0</text:p>
          </table:table-cell>
          <table:table-cell table:style-name="Default" office:value-type="float" office:value="185.901527" calcext:value-type="float">
            <text:p>185.901527</text:p>
          </table:table-cell>
          <table:table-cell table:style-name="ce7" table:formula="of:=LOG([.E45])/LOG([.A45])" office:value-type="float" office:value="1.38080213051504" calcext:value-type="float">
            <text:p>1.38080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style-name="ce10" table:formula="of:=[.B46]/[.C46]" office:value-type="float" office:value="16.5" calcext:value-type="float">
            <text:p>16.5</text:p>
          </table:table-cell>
          <table:table-cell table:style-name="Default" office:value-type="float" office:value="191.753604" calcext:value-type="float">
            <text:p>191.753604</text:p>
          </table:table-cell>
          <table:table-cell table:style-name="ce7" table:formula="of:=LOG([.E46])/LOG([.A46])" office:value-type="float" office:value="1.38079255765443" calcext:value-type="float">
            <text:p>1.38079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style-name="ce10" table:formula="of:=[.B47]/[.C47]" office:value-type="float" office:value="17" calcext:value-type="float">
            <text:p>17.0</text:p>
          </table:table-cell>
          <table:table-cell table:style-name="Default" office:value-type="float" office:value="197.941004" calcext:value-type="float">
            <text:p>197.941004</text:p>
          </table:table-cell>
          <table:table-cell table:style-name="ce7" table:formula="of:=LOG([.E47])/LOG([.A47])" office:value-type="float" office:value="1.38116069881836" calcext:value-type="float">
            <text:p>1.38116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style-name="ce10" table:formula="of:=[.B48]/[.C48]" office:value-type="float" office:value="17.5" calcext:value-type="float">
            <text:p>17.5</text:p>
          </table:table-cell>
          <table:table-cell table:style-name="Default" office:value-type="float" office:value="204.238358" calcext:value-type="float">
            <text:p>204.238358</text:p>
          </table:table-cell>
          <table:table-cell table:style-name="ce7" table:formula="of:=LOG([.E48])/LOG([.A48])" office:value-type="float" office:value="1.38158021032155" calcext:value-type="float">
            <text:p>1.38158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style-name="ce10" table:formula="of:=[.B49]/[.C49]" office:value-type="float" office:value="18" calcext:value-type="float">
            <text:p>18.0</text:p>
          </table:table-cell>
          <table:table-cell table:style-name="Default" office:value-type="float" office:value="210.31189" calcext:value-type="float">
            <text:p>210.31189</text:p>
          </table:table-cell>
          <table:table-cell table:style-name="ce7" table:formula="of:=LOG([.E49])/LOG([.A49])" office:value-type="float" office:value="1.38163624268498" calcext:value-type="float">
            <text:p>1.38163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style-name="ce10" table:formula="of:=[.B50]/[.C50]" office:value-type="float" office:value="18.5" calcext:value-type="float">
            <text:p>18.5</text:p>
          </table:table-cell>
          <table:table-cell table:style-name="Default" office:value-type="float" office:value="216.294937" calcext:value-type="float">
            <text:p>216.294937</text:p>
          </table:table-cell>
          <table:table-cell table:style-name="ce7" table:formula="of:=LOG([.E50])/LOG([.A50])" office:value-type="float" office:value="1.38152394343351" calcext:value-type="float">
            <text:p>1.38152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style-name="ce10" table:formula="of:=[.B51]/[.C51]" office:value-type="float" office:value="19" calcext:value-type="float">
            <text:p>19.0</text:p>
          </table:table-cell>
          <table:table-cell table:style-name="Default" office:value-type="float" office:value="222.639109" calcext:value-type="float">
            <text:p>222.639109</text:p>
          </table:table-cell>
          <table:table-cell table:style-name="ce7" table:formula="of:=LOG([.E51])/LOG([.A51])" office:value-type="float" office:value="1.38177922464486" calcext:value-type="float">
            <text:p>1.38177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style-name="ce10" table:formula="of:=[.B52]/[.C52]" office:value-type="float" office:value="19.5" calcext:value-type="float">
            <text:p>19.5</text:p>
          </table:table-cell>
          <table:table-cell table:style-name="Default" office:value-type="float" office:value="229.036865" calcext:value-type="float">
            <text:p>229.036865</text:p>
          </table:table-cell>
          <table:table-cell table:style-name="ce7" table:formula="of:=LOG([.E52])/LOG([.A52])" office:value-type="float" office:value="1.38202542043188" calcext:value-type="float">
            <text:p>1.38202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style-name="ce10" table:formula="of:=[.B53]/[.C53]" office:value-type="float" office:value="20" calcext:value-type="float">
            <text:p>20.0</text:p>
          </table:table-cell>
          <table:table-cell table:style-name="Default" office:value-type="float" office:value="236.684011" calcext:value-type="float">
            <text:p>236.684011</text:p>
          </table:table-cell>
          <table:table-cell table:style-name="ce7" table:formula="of:=LOG([.E53])/LOG([.A53])" office:value-type="float" office:value="1.38354562612506" calcext:value-type="float">
            <text:p>1.38354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style-name="ce10" table:formula="of:=[.B54]/[.C54]" office:value-type="float" office:value="20.5" calcext:value-type="float">
            <text:p>20.5</text:p>
          </table:table-cell>
          <table:table-cell table:style-name="Default" office:value-type="float" office:value="243.985494" calcext:value-type="float">
            <text:p>243.985494</text:p>
          </table:table-cell>
          <table:table-cell table:style-name="ce7" table:formula="of:=LOG([.E54])/LOG([.A54])" office:value-type="float" office:value="1.38456035284019" calcext:value-type="float">
            <text:p>1.38456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style-name="ce10" table:formula="of:=[.B55]/[.C55]" office:value-type="float" office:value="21" calcext:value-type="float">
            <text:p>21.0</text:p>
          </table:table-cell>
          <table:table-cell table:style-name="Default" office:value-type="float" office:value="251.20285" calcext:value-type="float">
            <text:p>251.20285</text:p>
          </table:table-cell>
          <table:table-cell table:style-name="ce7" table:formula="of:=LOG([.E55])/LOG([.A55])" office:value-type="float" office:value="1.38538051683382" calcext:value-type="float">
            <text:p>1.38538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style-name="ce10" table:formula="of:=[.B56]/[.C56]" office:value-type="float" office:value="21.5" calcext:value-type="float">
            <text:p>21.5</text:p>
          </table:table-cell>
          <table:table-cell table:style-name="Default" office:value-type="float" office:value="258.508046" calcext:value-type="float">
            <text:p>258.508046</text:p>
          </table:table-cell>
          <table:table-cell table:style-name="ce7" table:formula="of:=LOG([.E56])/LOG([.A56])" office:value-type="float" office:value="1.38619040704178" calcext:value-type="float">
            <text:p>1.38619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style-name="ce10" table:formula="of:=[.B57]/[.C57]" office:value-type="float" office:value="22" calcext:value-type="float">
            <text:p>22.0</text:p>
          </table:table-cell>
          <table:table-cell table:style-name="Default" office:value-type="float" office:value="265.943578" calcext:value-type="float">
            <text:p>265.943578</text:p>
          </table:table-cell>
          <table:table-cell table:style-name="ce7" table:formula="of:=LOG([.E57])/LOG([.A57])" office:value-type="float" office:value="1.38703015350218" calcext:value-type="float">
            <text:p>1.38703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style-name="ce10" table:formula="of:=[.B58]/[.C58]" office:value-type="float" office:value="22.5" calcext:value-type="float">
            <text:p>22.5</text:p>
          </table:table-cell>
          <table:table-cell table:style-name="Default" office:value-type="float" office:value="273.347168" calcext:value-type="float">
            <text:p>273.347168</text:p>
          </table:table-cell>
          <table:table-cell table:style-name="ce7" table:formula="of:=LOG([.E58])/LOG([.A58])" office:value-type="float" office:value="1.38774957161218" calcext:value-type="float">
            <text:p>1.38775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style-name="ce10" table:formula="of:=[.B59]/[.C59]" office:value-type="float" office:value="23" calcext:value-type="float">
            <text:p>23.0</text:p>
          </table:table-cell>
          <table:table-cell table:style-name="Default" office:value-type="float" office:value="280.82133" calcext:value-type="float">
            <text:p>280.82133</text:p>
          </table:table-cell>
          <table:table-cell table:style-name="ce7" table:formula="of:=LOG([.E59])/LOG([.A59])" office:value-type="float" office:value="1.38844914610598" calcext:value-type="float">
            <text:p>1.38844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style-name="ce10" table:formula="of:=[.B60]/[.C60]" office:value-type="float" office:value="23.5" calcext:value-type="float">
            <text:p>23.5</text:p>
          </table:table-cell>
          <table:table-cell table:style-name="Default" office:value-type="float" office:value="288.489329" calcext:value-type="float">
            <text:p>288.489329</text:p>
          </table:table-cell>
          <table:table-cell table:style-name="ce7" table:formula="of:=LOG([.E60])/LOG([.A60])" office:value-type="float" office:value="1.38923508988549" calcext:value-type="float">
            <text:p>1.38923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style-name="ce10" table:formula="of:=[.B61]/[.C61]" office:value-type="float" office:value="24" calcext:value-type="float">
            <text:p>24.0</text:p>
          </table:table-cell>
          <table:table-cell table:style-name="Default" office:value-type="float" office:value="295.731684" calcext:value-type="float">
            <text:p>295.731684</text:p>
          </table:table-cell>
          <table:table-cell table:style-name="ce7" table:formula="of:=LOG([.E61])/LOG([.A61])" office:value-type="float" office:value="1.38958812180873" calcext:value-type="float">
            <text:p>1.38958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style-name="ce10" table:formula="of:=[.B62]/[.C62]" office:value-type="float" office:value="24.5" calcext:value-type="float">
            <text:p>24.5</text:p>
          </table:table-cell>
          <table:table-cell table:style-name="Default" office:value-type="float" office:value="303.205134" calcext:value-type="float">
            <text:p>303.205134</text:p>
          </table:table-cell>
          <table:table-cell table:style-name="ce7" table:formula="of:=LOG([.E62])/LOG([.A62])" office:value-type="float" office:value="1.39007174025557" calcext:value-type="float">
            <text:p>1.39007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style-name="ce10" table:formula="of:=[.B63]/[.C63]" office:value-type="float" office:value="25" calcext:value-type="float">
            <text:p>25.0</text:p>
          </table:table-cell>
          <table:table-cell table:style-name="Default" office:value-type="float" office:value="310.792058" calcext:value-type="float">
            <text:p>310.792058</text:p>
          </table:table-cell>
          <table:table-cell table:style-name="ce7" table:formula="of:=LOG([.E63])/LOG([.A63])" office:value-type="float" office:value="1.3905832786915" calcext:value-type="float">
            <text:p>1.39058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style-name="ce10" table:formula="of:=[.B64]/[.C64]" office:value-type="float" office:value="25.5" calcext:value-type="float">
            <text:p>25.5</text:p>
          </table:table-cell>
          <table:table-cell table:style-name="Default" office:value-type="float" office:value="317.916972" calcext:value-type="float">
            <text:p>317.916972</text:p>
          </table:table-cell>
          <table:table-cell table:style-name="ce7" table:formula="of:=LOG([.E64])/LOG([.A64])" office:value-type="float" office:value="1.39068377806959" calcext:value-type="float">
            <text:p>1.39068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style-name="ce10" table:formula="of:=[.B65]/[.C65]" office:value-type="float" office:value="26" calcext:value-type="float">
            <text:p>26.0</text:p>
          </table:table-cell>
          <table:table-cell table:style-name="Default" office:value-type="float" office:value="325.404332" calcext:value-type="float">
            <text:p>325.404332</text:p>
          </table:table-cell>
          <table:table-cell table:style-name="ce7" table:formula="of:=LOG([.E65])/LOG([.A65])" office:value-type="float" office:value="1.39101494117231" calcext:value-type="float">
            <text:p>1.39101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style-name="ce10" table:formula="of:=[.B66]/[.C66]" office:value-type="float" office:value="26.5" calcext:value-type="float">
            <text:p>26.5</text:p>
          </table:table-cell>
          <table:table-cell table:style-name="Default" office:value-type="float" office:value="332.796834" calcext:value-type="float">
            <text:p>332.796834</text:p>
          </table:table-cell>
          <table:table-cell table:style-name="ce7" table:formula="of:=LOG([.E66])/LOG([.A66])" office:value-type="float" office:value="1.39122985487301" calcext:value-type="float">
            <text:p>1.39123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style-name="ce10" table:formula="of:=[.B67]/[.C67]" office:value-type="float" office:value="27" calcext:value-type="float">
            <text:p>27.0</text:p>
          </table:table-cell>
          <table:table-cell table:style-name="Default" office:value-type="float" office:value="339.648717" calcext:value-type="float">
            <text:p>339.648717</text:p>
          </table:table-cell>
          <table:table-cell table:style-name="ce7" table:formula="of:=LOG([.E67])/LOG([.A67])" office:value-type="float" office:value="1.39102438197412" calcext:value-type="float">
            <text:p>1.39102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style-name="ce10" table:formula="of:=[.B68]/[.C68]" office:value-type="float" office:value="27.5" calcext:value-type="float">
            <text:p>27.5</text:p>
          </table:table-cell>
          <table:table-cell table:style-name="Default" office:value-type="float" office:value="347.311249" calcext:value-type="float">
            <text:p>347.311249</text:p>
          </table:table-cell>
          <table:table-cell table:style-name="ce7" table:formula="of:=LOG([.E68])/LOG([.A68])" office:value-type="float" office:value="1.39135529720066" calcext:value-type="float">
            <text:p>1.39135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style-name="ce10" table:formula="of:=[.B69]/[.C69]" office:value-type="float" office:value="28" calcext:value-type="float">
            <text:p>28.0</text:p>
          </table:table-cell>
          <table:table-cell table:style-name="Default" office:value-type="float" office:value="354.65065" calcext:value-type="float">
            <text:p>354.65065</text:p>
          </table:table-cell>
          <table:table-cell table:style-name="ce7" table:formula="of:=LOG([.E69])/LOG([.A69])" office:value-type="float" office:value="1.39142611666217" calcext:value-type="float">
            <text:p>1.39142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style-name="ce10" table:formula="of:=[.B70]/[.C70]" office:value-type="float" office:value="17" calcext:value-type="float">
            <text:p>17.0</text:p>
          </table:table-cell>
          <table:table-cell table:style-name="Default" office:value-type="float" office:value="362.584407" calcext:value-type="float">
            <text:p>362.584407</text:p>
          </table:table-cell>
          <table:table-cell table:style-name="ce7" table:formula="of:=LOG([.E70])/LOG([.A70])" office:value-type="float" office:value="1.39185381560146" calcext:value-type="float">
            <text:p>1.39185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style-name="ce10" table:formula="of:=[.B71]/[.C71]" office:value-type="float" office:value="17.3333333333333" calcext:value-type="float">
            <text:p>17.3</text:p>
          </table:table-cell>
          <table:table-cell table:style-name="Default" office:value-type="float" office:value="370.516078" calcext:value-type="float">
            <text:p>370.516078</text:p>
          </table:table-cell>
          <table:table-cell table:style-name="ce7" table:formula="of:=LOG([.E71])/LOG([.A71])" office:value-type="float" office:value="1.39223336786721" calcext:value-type="float">
            <text:p>1.39223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style-name="ce10" table:formula="of:=[.B72]/[.C72]" office:value-type="float" office:value="17.6666666666667" calcext:value-type="float">
            <text:p>17.7</text:p>
          </table:table-cell>
          <table:table-cell table:style-name="Default" office:value-type="float" office:value="378.511556" calcext:value-type="float">
            <text:p>378.511556</text:p>
          </table:table-cell>
          <table:table-cell table:style-name="ce7" table:formula="of:=LOG([.E72])/LOG([.A72])" office:value-type="float" office:value="1.39260905690514" calcext:value-type="float">
            <text:p>1.39260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style-name="ce10" table:formula="of:=[.B73]/[.C73]" office:value-type="float" office:value="18" calcext:value-type="float">
            <text:p>18.0</text:p>
          </table:table-cell>
          <table:table-cell table:style-name="Default" office:value-type="float" office:value="386.402766" calcext:value-type="float">
            <text:p>386.402766</text:p>
          </table:table-cell>
          <table:table-cell table:style-name="ce7" table:formula="of:=LOG([.E73])/LOG([.A73])" office:value-type="float" office:value="1.39287942872387" calcext:value-type="float">
            <text:p>1.39287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style-name="ce10" table:formula="of:=[.B74]/[.C74]" office:value-type="float" office:value="18.3333333333333" calcext:value-type="float">
            <text:p>18.3</text:p>
          </table:table-cell>
          <table:table-cell table:style-name="Default" office:value-type="float" office:value="394.327672" calcext:value-type="float">
            <text:p>394.327672</text:p>
          </table:table-cell>
          <table:table-cell table:style-name="ce7" table:formula="of:=LOG([.E74])/LOG([.A74])" office:value-type="float" office:value="1.39313336962513" calcext:value-type="float">
            <text:p>1.39313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table:style-name="ce10" table:formula="of:=[.B75]/[.C75]" office:value-type="float" office:value="18.6666666666667" calcext:value-type="float">
            <text:p>18.7</text:p>
          </table:table-cell>
          <table:table-cell table:style-name="Default" office:value-type="float" office:value="402.79508" calcext:value-type="float">
            <text:p>402.79508</text:p>
          </table:table-cell>
          <table:table-cell table:style-name="ce7" table:formula="of:=LOG([.E75])/LOG([.A75])" office:value-type="float" office:value="1.39366571284956" calcext:value-type="float">
            <text:p>1.39366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style-name="ce10" table:formula="of:=[.B76]/[.C76]" office:value-type="float" office:value="19" calcext:value-type="float">
            <text:p>19.0</text:p>
          </table:table-cell>
          <table:table-cell table:style-name="Default" office:value-type="float" office:value="410.992864" calcext:value-type="float">
            <text:p>410.992864</text:p>
          </table:table-cell>
          <table:table-cell table:style-name="ce7" table:formula="of:=LOG([.E76])/LOG([.A76])" office:value-type="float" office:value="1.39399940278827" calcext:value-type="float">
            <text:p>1.39399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style-name="ce10" table:formula="of:=[.B77]/[.C77]" office:value-type="float" office:value="19.3333333333333" calcext:value-type="float">
            <text:p>19.3</text:p>
          </table:table-cell>
          <table:table-cell table:style-name="Default" office:value-type="float" office:value="419.184647" calcext:value-type="float">
            <text:p>419.184647</text:p>
          </table:table-cell>
          <table:table-cell table:style-name="ce7" table:formula="of:=LOG([.E77])/LOG([.A77])" office:value-type="float" office:value="1.39429307541111" calcext:value-type="float">
            <text:p>1.39429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table:style-name="ce10" table:formula="of:=[.B78]/[.C78]" office:value-type="float" office:value="19.6666666666667" calcext:value-type="float">
            <text:p>19.7</text:p>
          </table:table-cell>
          <table:table-cell table:style-name="Default" office:value-type="float" office:value="427.674459" calcext:value-type="float">
            <text:p>427.674459</text:p>
          </table:table-cell>
          <table:table-cell table:style-name="ce7" table:formula="of:=LOG([.E78])/LOG([.A78])" office:value-type="float" office:value="1.39471309324278" calcext:value-type="float">
            <text:p>1.39471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style-name="ce10" table:formula="of:=[.B79]/[.C79]" office:value-type="float" office:value="20" calcext:value-type="float">
            <text:p>20.0</text:p>
          </table:table-cell>
          <table:table-cell table:style-name="Default" office:value-type="float" office:value="435.540212" calcext:value-type="float">
            <text:p>435.540212</text:p>
          </table:table-cell>
          <table:table-cell table:style-name="ce7" table:formula="of:=LOG([.E79])/LOG([.A79])" office:value-type="float" office:value="1.39476549133856" calcext:value-type="float">
            <text:p>1.39476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style-name="ce10" table:formula="of:=[.B80]/[.C80]" office:value-type="float" office:value="20.3333333333333" calcext:value-type="float">
            <text:p>20.3</text:p>
          </table:table-cell>
          <table:table-cell table:style-name="Default" office:value-type="float" office:value="443.451894" calcext:value-type="float">
            <text:p>443.451894</text:p>
          </table:table-cell>
          <table:table-cell table:style-name="ce7" table:formula="of:=LOG([.E80])/LOG([.A80])" office:value-type="float" office:value="1.39481910132622" calcext:value-type="float">
            <text:p>1.39481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table:style-name="ce10" table:formula="of:=[.B81]/[.C81]" office:value-type="float" office:value="20.6666666666667" calcext:value-type="float">
            <text:p>20.7</text:p>
          </table:table-cell>
          <table:table-cell table:style-name="Default" office:value-type="float" office:value="451.479289" calcext:value-type="float">
            <text:p>451.479289</text:p>
          </table:table-cell>
          <table:table-cell table:style-name="ce7" table:formula="of:=LOG([.E81])/LOG([.A81])" office:value-type="float" office:value="1.39490925315211" calcext:value-type="float">
            <text:p>1.39490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style-name="ce10" table:formula="of:=[.B82]/[.C82]" office:value-type="float" office:value="21" calcext:value-type="float">
            <text:p>21.0</text:p>
          </table:table-cell>
          <table:table-cell table:style-name="Default" office:value-type="float" office:value="459.582265" calcext:value-type="float">
            <text:p>459.582265</text:p>
          </table:table-cell>
          <table:table-cell table:style-name="ce7" table:formula="of:=LOG([.E82])/LOG([.A82])" office:value-type="float" office:value="1.39501396911361" calcext:value-type="float">
            <text:p>1.39501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style-name="ce10" table:formula="of:=[.B83]/[.C83]" office:value-type="float" office:value="21.3333333333333" calcext:value-type="float">
            <text:p>21.3</text:p>
          </table:table-cell>
          <table:table-cell table:style-name="Default" office:value-type="float" office:value="467.626088" calcext:value-type="float">
            <text:p>467.626088</text:p>
          </table:table-cell>
          <table:table-cell table:style-name="ce7" table:formula="of:=LOG([.E83])/LOG([.A83])" office:value-type="float" office:value="1.39506709512588" calcext:value-type="float">
            <text:p>1.39506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style-name="ce10" table:formula="of:=[.B84]/[.C84]" office:value-type="float" office:value="14.75" calcext:value-type="float">
            <text:p>14.8</text:p>
          </table:table-cell>
          <table:table-cell table:style-name="Default" office:value-type="float" office:value="475.825144" calcext:value-type="float">
            <text:p>475.825144</text:p>
          </table:table-cell>
          <table:table-cell table:style-name="ce7" table:formula="of:=LOG([.E84])/LOG([.A84])" office:value-type="float" office:value="1.39517375470128" calcext:value-type="float">
            <text:p>1.39517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style-name="ce10" table:formula="of:=[.B85]/[.C85]" office:value-type="float" office:value="15" calcext:value-type="float">
            <text:p>15.0</text:p>
          </table:table-cell>
          <table:table-cell table:style-name="Default" office:value-type="float" office:value="484.403687" calcext:value-type="float">
            <text:p>484.403687</text:p>
          </table:table-cell>
          <table:table-cell table:style-name="ce7" table:formula="of:=LOG([.E85])/LOG([.A85])" office:value-type="float" office:value="1.39543540250686" calcext:value-type="float">
            <text:p>1.39543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table:style-name="ce10" table:formula="of:=[.B86]/[.C86]" office:value-type="float" office:value="15.25" calcext:value-type="float">
            <text:p>15.3</text:p>
          </table:table-cell>
          <table:table-cell table:style-name="Default" office:value-type="float" office:value="493.062134" calcext:value-type="float">
            <text:p>493.062134</text:p>
          </table:table-cell>
          <table:table-cell table:style-name="ce7" table:formula="of:=LOG([.E86])/LOG([.A86])" office:value-type="float" office:value="1.39570604140873" calcext:value-type="float">
            <text:p>1.39570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table:style-name="ce10" table:formula="of:=[.B87]/[.C87]" office:value-type="float" office:value="15.5" calcext:value-type="float">
            <text:p>15.5</text:p>
          </table:table-cell>
          <table:table-cell table:style-name="Default" office:value-type="float" office:value="501.815643" calcext:value-type="float">
            <text:p>501.815643</text:p>
          </table:table-cell>
          <table:table-cell table:style-name="ce7" table:formula="of:=LOG([.E87])/LOG([.A87])" office:value-type="float" office:value="1.39599191388846" calcext:value-type="float">
            <text:p>1.39599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table:style-name="ce10" table:formula="of:=[.B88]/[.C88]" office:value-type="float" office:value="15.75" calcext:value-type="float">
            <text:p>15.8</text:p>
          </table:table-cell>
          <table:table-cell table:style-name="Default" office:value-type="float" office:value="510.296834" calcext:value-type="float">
            <text:p>510.296834</text:p>
          </table:table-cell>
          <table:table-cell table:style-name="ce7" table:formula="of:=LOG([.E88])/LOG([.A88])" office:value-type="float" office:value="1.39613095885534" calcext:value-type="float">
            <text:p>1.39613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style-name="ce10" table:formula="of:=[.B89]/[.C89]" office:value-type="float" office:value="16" calcext:value-type="float">
            <text:p>16.0</text:p>
          </table:table-cell>
          <table:table-cell table:style-name="Default" office:value-type="float" office:value="518.750153" calcext:value-type="float">
            <text:p>518.750153</text:p>
          </table:table-cell>
          <table:table-cell table:style-name="ce7" table:formula="of:=LOG([.E89])/LOG([.A89])" office:value-type="float" office:value="1.39623678662495" calcext:value-type="float">
            <text:p>1.39623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table:style-name="ce10" table:formula="of:=[.B90]/[.C90]" office:value-type="float" office:value="16.25" calcext:value-type="float">
            <text:p>16.3</text:p>
          </table:table-cell>
          <table:table-cell table:style-name="Default" office:value-type="float" office:value="527.033488" calcext:value-type="float">
            <text:p>527.033488</text:p>
          </table:table-cell>
          <table:table-cell table:style-name="ce7" table:formula="of:=LOG([.E90])/LOG([.A90])" office:value-type="float" office:value="1.39625123865592" calcext:value-type="float">
            <text:p>1.39625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style-name="ce10" table:formula="of:=[.B91]/[.C91]" office:value-type="float" office:value="16.5" calcext:value-type="float">
            <text:p>16.5</text:p>
          </table:table-cell>
          <table:table-cell table:style-name="Default" office:value-type="float" office:value="535.115153" calcext:value-type="float">
            <text:p>535.115153</text:p>
          </table:table-cell>
          <table:table-cell table:style-name="ce7" table:formula="of:=LOG([.E91])/LOG([.A91])" office:value-type="float" office:value="1.39616615440684" calcext:value-type="float">
            <text:p>1.39616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style-name="ce10" table:formula="of:=[.B92]/[.C92]" office:value-type="float" office:value="24.3333333333333" calcext:value-type="float">
            <text:p>24.3</text:p>
          </table:table-cell>
          <table:table-cell table:style-name="Default" office:value-type="float" office:value="544.359945" calcext:value-type="float">
            <text:p>544.359945</text:p>
          </table:table-cell>
          <table:table-cell table:style-name="ce7" table:formula="of:=LOG([.E92])/LOG([.A92])" office:value-type="float" office:value="1.3965433156486" calcext:value-type="float">
            <text:p>1.39654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style-name="ce10" table:formula="of:=[.B93]/[.C93]" office:value-type="float" office:value="24.6666666666667" calcext:value-type="float">
            <text:p>24.7</text:p>
          </table:table-cell>
          <table:table-cell table:style-name="Default" office:value-type="float" office:value="554.634806" calcext:value-type="float">
            <text:p>554.634806</text:p>
          </table:table-cell>
          <table:table-cell table:style-name="ce7" table:formula="of:=LOG([.E93])/LOG([.A93])" office:value-type="float" office:value="1.39730325341325" calcext:value-type="float">
            <text:p>1.39730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0" table:formula="of:=[.B94]/[.C94]" office:value-type="float" office:value="25" calcext:value-type="float">
            <text:p>25.0</text:p>
          </table:table-cell>
          <table:table-cell table:style-name="Default" office:value-type="float" office:value="565.02538" calcext:value-type="float">
            <text:p>565.02538</text:p>
          </table:table-cell>
          <table:table-cell table:style-name="ce7" table:formula="of:=LOG([.E94])/LOG([.A94])" office:value-type="float" office:value="1.39806542803169" calcext:value-type="float">
            <text:p>1.39806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10" table:formula="of:=[.B95]/[.C95]" office:value-type="float" office:value="25.3333333333333" calcext:value-type="float">
            <text:p>25.3</text:p>
          </table:table-cell>
          <table:table-cell table:style-name="Default" office:value-type="float" office:value="575.437571" calcext:value-type="float">
            <text:p>575.437571</text:p>
          </table:table-cell>
          <table:table-cell table:style-name="ce7" table:formula="of:=LOG([.E95])/LOG([.A95])" office:value-type="float" office:value="1.39879339752134" calcext:value-type="float">
            <text:p>1.39879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table:style-name="ce10" table:formula="of:=[.B96]/[.C96]" office:value-type="float" office:value="25.6666666666667" calcext:value-type="float">
            <text:p>25.7</text:p>
          </table:table-cell>
          <table:table-cell table:style-name="Default" office:value-type="float" office:value="584.89034" calcext:value-type="float">
            <text:p>584.89034</text:p>
          </table:table-cell>
          <table:table-cell table:style-name="ce7" table:formula="of:=LOG([.E96])/LOG([.A96])" office:value-type="float" office:value="1.39912090913585" calcext:value-type="float">
            <text:p>1.39912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table:style-name="ce10" table:formula="of:=[.B97]/[.C97]" office:value-type="float" office:value="26" calcext:value-type="float">
            <text:p>26.0</text:p>
          </table:table-cell>
          <table:table-cell table:style-name="Default" office:value-type="float" office:value="594.230143" calcext:value-type="float">
            <text:p>594.230143</text:p>
          </table:table-cell>
          <table:table-cell table:style-name="ce7" table:formula="of:=LOG([.E97])/LOG([.A97])" office:value-type="float" office:value="1.39938199771711" calcext:value-type="float">
            <text:p>1.39938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table:style-name="ce10" table:formula="of:=[.B98]/[.C98]" office:value-type="float" office:value="26.3333333333333" calcext:value-type="float">
            <text:p>26.3</text:p>
          </table:table-cell>
          <table:table-cell table:style-name="Default" office:value-type="float" office:value="603.588765" calcext:value-type="float">
            <text:p>603.588765</text:p>
          </table:table-cell>
          <table:table-cell table:style-name="ce7" table:formula="of:=LOG([.E98])/LOG([.A98])" office:value-type="float" office:value="1.39962789856838" calcext:value-type="float">
            <text:p>1.39962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0" table:formula="of:=[.B99]/[.C99]" office:value-type="float" office:value="26.6666666666667" calcext:value-type="float">
            <text:p>26.7</text:p>
          </table:table-cell>
          <table:table-cell table:style-name="Default" office:value-type="float" office:value="613.159587" calcext:value-type="float">
            <text:p>613.159587</text:p>
          </table:table-cell>
          <table:table-cell table:style-name="ce7" table:formula="of:=LOG([.E99])/LOG([.A99])" office:value-type="float" office:value="1.39992819351444" calcext:value-type="float">
            <text:p>1.39992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table:style-name="ce10" table:formula="of:=[.B100]/[.C100]" office:value-type="float" office:value="18.75" calcext:value-type="float">
            <text:p>18.8</text:p>
          </table:table-cell>
          <table:table-cell table:style-name="Default" office:value-type="float" office:value="622.764994" calcext:value-type="float">
            <text:p>622.764994</text:p>
          </table:table-cell>
          <table:table-cell table:style-name="ce7" table:formula="of:=LOG([.E100])/LOG([.A100])" office:value-type="float" office:value="1.40021793571749" calcext:value-type="float">
            <text:p>1.4002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style-name="ce10" table:formula="of:=[.B101]/[.C101]" office:value-type="float" office:value="19" calcext:value-type="float">
            <text:p>19.0</text:p>
          </table:table-cell>
          <table:table-cell table:style-name="Default" office:value-type="float" office:value="633.961538" calcext:value-type="float">
            <text:p>633.961538</text:p>
          </table:table-cell>
          <table:table-cell table:style-name="ce7" table:formula="of:=LOG([.E101])/LOG([.A101])" office:value-type="float" office:value="1.40103145517032" calcext:value-type="float">
            <text:p>1.40103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style-name="ce10" table:formula="of:=[.B102]/[.C102]" office:value-type="float" office:value="19.25" calcext:value-type="float">
            <text:p>19.3</text:p>
          </table:table-cell>
          <table:table-cell table:style-name="Default" office:value-type="float" office:value="643.811188" calcext:value-type="float">
            <text:p>643.811188</text:p>
          </table:table-cell>
          <table:table-cell table:style-name="ce7" table:formula="of:=LOG([.E102])/LOG([.A102])" office:value-type="float" office:value="1.40135137818848" calcext:value-type="float">
            <text:p>1.40135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style-name="ce10" table:formula="of:=[.B103]/[.C103]" office:value-type="float" office:value="19.5" calcext:value-type="float">
            <text:p>19.5</text:p>
          </table:table-cell>
          <table:table-cell table:style-name="Default" office:value-type="float" office:value="654.144135" calcext:value-type="float">
            <text:p>654.144135</text:p>
          </table:table-cell>
          <table:table-cell table:style-name="ce7" table:formula="of:=LOG([.E103])/LOG([.A103])" office:value-type="float" office:value="1.40180882760244" calcext:value-type="float">
            <text:p>1.40180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table:style-name="ce10" table:formula="of:=[.B104]/[.C104]" office:value-type="float" office:value="19.75" calcext:value-type="float">
            <text:p>19.8</text:p>
          </table:table-cell>
          <table:table-cell table:style-name="Default" office:value-type="float" office:value="664.102732" calcext:value-type="float">
            <text:p>664.102732</text:p>
          </table:table-cell>
          <table:table-cell table:style-name="ce7" table:formula="of:=LOG([.E104])/LOG([.A104])" office:value-type="float" office:value="1.40211798162955" calcext:value-type="float">
            <text:p>1.40211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style-name="ce10" table:formula="of:=[.B105]/[.C105]" office:value-type="float" office:value="20" calcext:value-type="float">
            <text:p>20.0</text:p>
          </table:table-cell>
          <table:table-cell table:style-name="Default" office:value-type="float" office:value="674.11026" calcext:value-type="float">
            <text:p>674.11026</text:p>
          </table:table-cell>
          <table:table-cell table:style-name="ce7" table:formula="of:=LOG([.E105])/LOG([.A105])" office:value-type="float" office:value="1.40242150789707" calcext:value-type="float">
            <text:p>1.40242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style-name="ce10" table:formula="of:=[.B106]/[.C106]" office:value-type="float" office:value="20.25" calcext:value-type="float">
            <text:p>20.3</text:p>
          </table:table-cell>
          <table:table-cell table:style-name="Default" office:value-type="float" office:value="683.871155" calcext:value-type="float">
            <text:p>683.871155</text:p>
          </table:table-cell>
          <table:table-cell table:style-name="ce7" table:formula="of:=LOG([.E106])/LOG([.A106])" office:value-type="float" office:value="1.40262680359422" calcext:value-type="float">
            <text:p>1.40262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table:style-name="ce10" table:formula="of:=[.B107]/[.C107]" office:value-type="float" office:value="20.5" calcext:value-type="float">
            <text:p>20.5</text:p>
          </table:table-cell>
          <table:table-cell table:style-name="Default" office:value-type="float" office:value="694.104411" calcext:value-type="float">
            <text:p>694.104411</text:p>
          </table:table-cell>
          <table:table-cell table:style-name="ce7" table:formula="of:=LOG([.E107])/LOG([.A107])" office:value-type="float" office:value="1.40296083325672" calcext:value-type="float">
            <text:p>1.40296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style-name="ce10" table:formula="of:=[.B108]/[.C108]" office:value-type="float" office:value="20.75" calcext:value-type="float">
            <text:p>20.8</text:p>
          </table:table-cell>
          <table:table-cell table:style-name="Default" office:value-type="float" office:value="703.85732" calcext:value-type="float">
            <text:p>703.85732</text:p>
          </table:table-cell>
          <table:table-cell table:style-name="ce7" table:formula="of:=LOG([.E108])/LOG([.A108])" office:value-type="float" office:value="1.40312771929684" calcext:value-type="float">
            <text:p>1.40312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table:style-name="ce10" table:formula="of:=[.B109]/[.C109]" office:value-type="float" office:value="15.6" calcext:value-type="float">
            <text:p>15.6</text:p>
          </table:table-cell>
          <table:table-cell table:style-name="Default" office:value-type="float" office:value="714.168243" calcext:value-type="float">
            <text:p>714.168243</text:p>
          </table:table-cell>
          <table:table-cell table:style-name="ce7" table:formula="of:=LOG([.E109])/LOG([.A109])" office:value-type="float" office:value="1.40344604845087" calcext:value-type="float">
            <text:p>1.40344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style-name="ce10" table:formula="of:=[.B110]/[.C110]" office:value-type="float" office:value="15.8" calcext:value-type="float">
            <text:p>15.8</text:p>
          </table:table-cell>
          <table:table-cell table:style-name="Default" office:value-type="float" office:value="724.503937" calcext:value-type="float">
            <text:p>724.503937</text:p>
          </table:table-cell>
          <table:table-cell table:style-name="ce7" table:formula="of:=LOG([.E110])/LOG([.A110])" office:value-type="float" office:value="1.40375162131641" calcext:value-type="float">
            <text:p>1.40375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style-name="ce10" table:formula="of:=[.B111]/[.C111]" office:value-type="float" office:value="16" calcext:value-type="float">
            <text:p>16.0</text:p>
          </table:table-cell>
          <table:table-cell table:style-name="Default" office:value-type="float" office:value="735.19282" calcext:value-type="float">
            <text:p>735.19282</text:p>
          </table:table-cell>
          <table:table-cell table:style-name="ce7" table:formula="of:=LOG([.E111])/LOG([.A111])" office:value-type="float" office:value="1.40414006469976" calcext:value-type="float">
            <text:p>1.40414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table:style-name="ce10" table:formula="of:=[.B112]/[.C112]" office:value-type="float" office:value="16.2" calcext:value-type="float">
            <text:p>16.2</text:p>
          </table:table-cell>
          <table:table-cell table:style-name="Default" office:value-type="float" office:value="745.777232" calcext:value-type="float">
            <text:p>745.777232</text:p>
          </table:table-cell>
          <table:table-cell table:style-name="ce7" table:formula="of:=LOG([.E112])/LOG([.A112])" office:value-type="float" office:value="1.40447701920328" calcext:value-type="float">
            <text:p>1.40447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style-name="ce10" table:formula="of:=[.B113]/[.C113]" office:value-type="float" office:value="16.4" calcext:value-type="float">
            <text:p>16.4</text:p>
          </table:table-cell>
          <table:table-cell table:style-name="Default" office:value-type="float" office:value="756.43575" calcext:value-type="float">
            <text:p>756.43575</text:p>
          </table:table-cell>
          <table:table-cell table:style-name="ce7" table:formula="of:=LOG([.E113])/LOG([.A113])" office:value-type="float" office:value="1.40481491674084" calcext:value-type="float">
            <text:p>1.40481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table:style-name="ce10" table:formula="of:=[.B114]/[.C114]" office:value-type="float" office:value="16.6" calcext:value-type="float">
            <text:p>16.6</text:p>
          </table:table-cell>
          <table:table-cell table:style-name="Default" office:value-type="float" office:value="766.921234" calcext:value-type="float">
            <text:p>766.921234</text:p>
          </table:table-cell>
          <table:table-cell table:style-name="ce7" table:formula="of:=LOG([.E114])/LOG([.A114])" office:value-type="float" office:value="1.4050855054011" calcext:value-type="float">
            <text:p>1.40508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table:style-name="ce10" table:formula="of:=[.B115]/[.C115]" office:value-type="float" office:value="16.8" calcext:value-type="float">
            <text:p>16.8</text:p>
          </table:table-cell>
          <table:table-cell table:style-name="Default" office:value-type="float" office:value="777.563121" calcext:value-type="float">
            <text:p>777.563121</text:p>
          </table:table-cell>
          <table:table-cell table:style-name="ce7" table:formula="of:=LOG([.E115])/LOG([.A115])" office:value-type="float" office:value="1.40538131960673" calcext:value-type="float">
            <text:p>1.40538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table:style-name="ce10" table:formula="of:=[.B116]/[.C116]" office:value-type="float" office:value="17" calcext:value-type="float">
            <text:p>17.0</text:p>
          </table:table-cell>
          <table:table-cell table:style-name="Default" office:value-type="float" office:value="788.564504" calcext:value-type="float">
            <text:p>788.564504</text:p>
          </table:table-cell>
          <table:table-cell table:style-name="ce7" table:formula="of:=LOG([.E116])/LOG([.A116])" office:value-type="float" office:value="1.40575545204241" calcext:value-type="float">
            <text:p>1.40575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style-name="ce10" table:formula="of:=[.B117]/[.C117]" office:value-type="float" office:value="17.2" calcext:value-type="float">
            <text:p>17.2</text:p>
          </table:table-cell>
          <table:table-cell table:style-name="Default" office:value-type="float" office:value="799.138794" calcext:value-type="float">
            <text:p>799.138794</text:p>
          </table:table-cell>
          <table:table-cell table:style-name="ce7" table:formula="of:=LOG([.E117])/LOG([.A117])" office:value-type="float" office:value="1.40599722980369" calcext:value-type="float">
            <text:p>1.40599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table:style-name="ce10" table:formula="of:=[.B118]/[.C118]" office:value-type="float" office:value="17.4" calcext:value-type="float">
            <text:p>17.4</text:p>
          </table:table-cell>
          <table:table-cell table:style-name="Default" office:value-type="float" office:value="809.69457" calcext:value-type="float">
            <text:p>809.69457</text:p>
          </table:table-cell>
          <table:table-cell table:style-name="ce7" table:formula="of:=LOG([.E118])/LOG([.A118])" office:value-type="float" office:value="1.40621850318168" calcext:value-type="float">
            <text:p>1.40621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style-name="ce10" table:formula="of:=[.B119]/[.C119]" office:value-type="float" office:value="17.6" calcext:value-type="float">
            <text:p>17.6</text:p>
          </table:table-cell>
          <table:table-cell table:style-name="Default" office:value-type="float" office:value="820.266825" calcext:value-type="float">
            <text:p>820.266825</text:p>
          </table:table-cell>
          <table:table-cell table:style-name="ce7" table:formula="of:=LOG([.E119])/LOG([.A119])" office:value-type="float" office:value="1.40642910018839" calcext:value-type="float">
            <text:p>1.40642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table:style-name="ce10" table:formula="of:=[.B120]/[.C120]" office:value-type="float" office:value="17.8" calcext:value-type="float">
            <text:p>17.8</text:p>
          </table:table-cell>
          <table:table-cell table:style-name="Default" office:value-type="float" office:value="831.386464" calcext:value-type="float">
            <text:p>831.386464</text:p>
          </table:table-cell>
          <table:table-cell table:style-name="ce7" table:formula="of:=LOG([.E120])/LOG([.A120])" office:value-type="float" office:value="1.40676313457993" calcext:value-type="float">
            <text:p>1.40676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10" table:formula="of:=[.B121]/[.C121]" office:value-type="float" office:value="18" calcext:value-type="float">
            <text:p>18.0</text:p>
          </table:table-cell>
          <table:table-cell table:style-name="Default" office:value-type="float" office:value="842.03242" calcext:value-type="float">
            <text:p>842.03242</text:p>
          </table:table-cell>
          <table:table-cell table:style-name="ce7" table:formula="of:=LOG([.E121])/LOG([.A121])" office:value-type="float" office:value="1.40696190802196" calcext:value-type="float">
            <text:p>1.40696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style-name="ce10" table:formula="of:=[.B122]/[.C122]" office:value-type="float" office:value="18.2" calcext:value-type="float">
            <text:p>18.2</text:p>
          </table:table-cell>
          <table:table-cell table:style-name="Default" office:value-type="float" office:value="852.272542" calcext:value-type="float">
            <text:p>852.272542</text:p>
          </table:table-cell>
          <table:table-cell table:style-name="ce7" table:formula="of:=LOG([.E122])/LOG([.A122])" office:value-type="float" office:value="1.40704776334512" calcext:value-type="float">
            <text:p>1.40704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table:style-name="ce10" table:formula="of:=[.B123]/[.C123]" office:value-type="float" office:value="18.4" calcext:value-type="float">
            <text:p>18.4</text:p>
          </table:table-cell>
          <table:table-cell table:style-name="Default" office:value-type="float" office:value="862.814433" calcext:value-type="float">
            <text:p>862.814433</text:p>
          </table:table-cell>
          <table:table-cell table:style-name="ce7" table:formula="of:=LOG([.E123])/LOG([.A123])" office:value-type="float" office:value="1.40719609250692" calcext:value-type="float">
            <text:p>1.40719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table:style-name="ce10" table:formula="of:=[.B124]/[.C124]" office:value-type="float" office:value="18.6" calcext:value-type="float">
            <text:p>18.6</text:p>
          </table:table-cell>
          <table:table-cell table:style-name="Default" office:value-type="float" office:value="873.174947" calcext:value-type="float">
            <text:p>873.174947</text:p>
          </table:table-cell>
          <table:table-cell table:style-name="ce7" table:formula="of:=LOG([.E124])/LOG([.A124])" office:value-type="float" office:value="1.40728937902849" calcext:value-type="float">
            <text:p>1.40728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table:style-name="ce10" table:formula="of:=[.B125]/[.C125]" office:value-type="float" office:value="18.8" calcext:value-type="float">
            <text:p>18.8</text:p>
          </table:table-cell>
          <table:table-cell table:style-name="Default" office:value-type="float" office:value="883.397624" calcext:value-type="float">
            <text:p>883.397624</text:p>
          </table:table-cell>
          <table:table-cell table:style-name="ce7" table:formula="of:=LOG([.E125])/LOG([.A125])" office:value-type="float" office:value="1.40734007281979" calcext:value-type="float">
            <text:p>1.40734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table:style-name="ce10" table:formula="of:=[.B126]/[.C126]" office:value-type="float" office:value="19" calcext:value-type="float">
            <text:p>19.0</text:p>
          </table:table-cell>
          <table:table-cell table:style-name="Default" office:value-type="float" office:value="893.678589" calcext:value-type="float">
            <text:p>893.678589</text:p>
          </table:table-cell>
          <table:table-cell table:style-name="ce7" table:formula="of:=LOG([.E126])/LOG([.A126])" office:value-type="float" office:value="1.40739532683996" calcext:value-type="float">
            <text:p>1.40739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table:style-name="ce10" table:formula="of:=[.B127]/[.C127]" office:value-type="float" office:value="19.2" calcext:value-type="float">
            <text:p>19.2</text:p>
          </table:table-cell>
          <table:table-cell table:style-name="Default" office:value-type="float" office:value="904.017639" calcext:value-type="float">
            <text:p>904.017639</text:p>
          </table:table-cell>
          <table:table-cell table:style-name="ce7" table:formula="of:=LOG([.E127])/LOG([.A127])" office:value-type="float" office:value="1.40745494231551" calcext:value-type="float">
            <text:p>1.40745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table:style-name="ce10" table:formula="of:=[.B128]/[.C128]" office:value-type="float" office:value="19.4" calcext:value-type="float">
            <text:p>19.4</text:p>
          </table:table-cell>
          <table:table-cell table:style-name="Default" office:value-type="float" office:value="914.296061" calcext:value-type="float">
            <text:p>914.296061</text:p>
          </table:table-cell>
          <table:table-cell table:style-name="ce7" table:formula="of:=LOG([.E128])/LOG([.A128])" office:value-type="float" office:value="1.40749197239029" calcext:value-type="float">
            <text:p>1.40749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style-name="ce10" table:formula="of:=[.B129]/[.C129]" office:value-type="float" office:value="19.6" calcext:value-type="float">
            <text:p>19.6</text:p>
          </table:table-cell>
          <table:table-cell table:style-name="Default" office:value-type="float" office:value="924.613342" calcext:value-type="float">
            <text:p>924.613342</text:p>
          </table:table-cell>
          <table:table-cell table:style-name="ce7" table:formula="of:=LOG([.E129])/LOG([.A129])" office:value-type="float" office:value="1.40752948147459" calcext:value-type="float">
            <text:p>1.4075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style-name="ce10" table:formula="of:=[.B130]/[.C130]" office:value-type="float" office:value="19.8" calcext:value-type="float">
            <text:p>19.8</text:p>
          </table:table-cell>
          <table:table-cell table:style-name="Default" office:value-type="float" office:value="934.893799" calcext:value-type="float">
            <text:p>934.893799</text:p>
          </table:table-cell>
          <table:table-cell table:style-name="ce7" table:formula="of:=LOG([.E130])/LOG([.A130])" office:value-type="float" office:value="1.40755082083848" calcext:value-type="float">
            <text:p>1.40755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style-name="ce10" table:formula="of:=[.B131]/[.C131]" office:value-type="float" office:value="20" calcext:value-type="float">
            <text:p>20.0</text:p>
          </table:table-cell>
          <table:table-cell table:style-name="Default" office:value-type="float" office:value="945.456136" calcext:value-type="float">
            <text:p>945.456136</text:p>
          </table:table-cell>
          <table:table-cell table:style-name="ce7" table:formula="of:=LOG([.E131])/LOG([.A131])" office:value-type="float" office:value="1.40762588624228" calcext:value-type="float">
            <text:p>1.40762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style-name="ce10" table:formula="of:=[.B132]/[.C132]" office:value-type="float" office:value="15.8333333333333" calcext:value-type="float">
            <text:p>15.8</text:p>
          </table:table-cell>
          <table:table-cell table:style-name="Default" office:value-type="float" office:value="956.032206" calcext:value-type="float">
            <text:p>956.032206</text:p>
          </table:table-cell>
          <table:table-cell table:style-name="ce7" table:formula="of:=LOG([.E132])/LOG([.A132])" office:value-type="float" office:value="1.40769514458591" calcext:value-type="float">
            <text:p>1.40769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style-name="ce10" table:formula="of:=[.B133]/[.C133]" office:value-type="float" office:value="16" calcext:value-type="float">
            <text:p>16.0</text:p>
          </table:table-cell>
          <table:table-cell table:style-name="Default" office:value-type="float" office:value="966.761169" calcext:value-type="float">
            <text:p>966.761169</text:p>
          </table:table-cell>
          <table:table-cell table:style-name="ce7" table:formula="of:=LOG([.E133])/LOG([.A133])" office:value-type="float" office:value="1.40778831346113" calcext:value-type="float">
            <text:p>1.40778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table:style-name="ce10" table:formula="of:=[.B134]/[.C134]" office:value-type="float" office:value="16.1666666666667" calcext:value-type="float">
            <text:p>16.2</text:p>
          </table:table-cell>
          <table:table-cell table:style-name="Default" office:value-type="float" office:value="977.547506" calcext:value-type="float">
            <text:p>977.547506</text:p>
          </table:table-cell>
          <table:table-cell table:style-name="ce7" table:formula="of:=LOG([.E134])/LOG([.A134])" office:value-type="float" office:value="1.40788453127694" calcext:value-type="float">
            <text:p>1.40788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style-name="ce10" table:formula="of:=[.B135]/[.C135]" office:value-type="float" office:value="16.3333333333333" calcext:value-type="float">
            <text:p>16.3</text:p>
          </table:table-cell>
          <table:table-cell table:style-name="Default" office:value-type="float" office:value="988.43516" calcext:value-type="float">
            <text:p>988.43516</text:p>
          </table:table-cell>
          <table:table-cell table:style-name="ce7" table:formula="of:=LOG([.E135])/LOG([.A135])" office:value-type="float" office:value="1.40799277391505" calcext:value-type="float">
            <text:p>1.40799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table:style-name="ce10" table:formula="of:=[.B136]/[.C136]" office:value-type="float" office:value="16.5" calcext:value-type="float">
            <text:p>16.5</text:p>
          </table:table-cell>
          <table:table-cell table:style-name="Default" office:value-type="float" office:value="999.381917" calcext:value-type="float">
            <text:p>999.381917</text:p>
          </table:table-cell>
          <table:table-cell table:style-name="ce7" table:formula="of:=LOG([.E136])/LOG([.A136])" office:value-type="float" office:value="1.40810399353183" calcext:value-type="float">
            <text:p>1.40810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style-name="ce10" table:formula="of:=[.B137]/[.C137]" office:value-type="float" office:value="16.6666666666667" calcext:value-type="float">
            <text:p>16.7</text:p>
          </table:table-cell>
          <table:table-cell table:style-name="Default" office:value-type="float" office:value="1010.251465" calcext:value-type="float">
            <text:p>1010.251465</text:p>
          </table:table-cell>
          <table:table-cell table:style-name="ce7" table:formula="of:=LOG([.E137])/LOG([.A137])" office:value-type="float" office:value="1.40819062502843" calcext:value-type="float">
            <text:p>1.40819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table:style-name="ce10" table:formula="of:=[.B138]/[.C138]" office:value-type="float" office:value="16.8333333333333" calcext:value-type="float">
            <text:p>16.8</text:p>
          </table:table-cell>
          <table:table-cell table:style-name="Default" office:value-type="float" office:value="1020.493876" calcext:value-type="float">
            <text:p>1020.493876</text:p>
          </table:table-cell>
          <table:table-cell table:style-name="ce7" table:formula="of:=LOG([.E138])/LOG([.A138])" office:value-type="float" office:value="1.40814407325896" calcext:value-type="float">
            <text:p>1.40814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table:style-name="ce10" table:formula="of:=[.B139]/[.C139]" office:value-type="float" office:value="17" calcext:value-type="float">
            <text:p>17.0</text:p>
          </table:table-cell>
          <table:table-cell table:style-name="Default" office:value-type="float" office:value="1031.458333" calcext:value-type="float">
            <text:p>1031.458333</text:p>
          </table:table-cell>
          <table:table-cell table:style-name="ce7" table:formula="of:=LOG([.E139])/LOG([.A139])" office:value-type="float" office:value="1.40823456239457" calcext:value-type="float">
            <text:p>1.40823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3" calcext:value-type="float">
            <text:p>103</text:p>
          </table:table-cell>
          <table:table-cell office:value-type="float" office:value="6" calcext:value-type="float">
            <text:p>6</text:p>
          </table:table-cell>
          <table:table-cell table:style-name="ce10" table:formula="of:=[.B140]/[.C140]" office:value-type="float" office:value="17.1666666666667" calcext:value-type="float">
            <text:p>17.2</text:p>
          </table:table-cell>
          <table:table-cell table:style-name="Default" office:value-type="float" office:value="1042.608948" calcext:value-type="float">
            <text:p>1042.608948</text:p>
          </table:table-cell>
          <table:table-cell table:style-name="ce7" table:formula="of:=LOG([.E140])/LOG([.A140])" office:value-type="float" office:value="1.40835305827185" calcext:value-type="float">
            <text:p>1.40835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table:style-name="ce10" table:formula="of:=[.B141]/[.C141]" office:value-type="float" office:value="17.3333333333333" calcext:value-type="float">
            <text:p>17.3</text:p>
          </table:table-cell>
          <table:table-cell table:style-name="Default" office:value-type="float" office:value="1053.095093" calcext:value-type="float">
            <text:p>1053.095093</text:p>
          </table:table-cell>
          <table:table-cell table:style-name="ce7" table:formula="of:=LOG([.E141])/LOG([.A141])" office:value-type="float" office:value="1.40833516867949" calcext:value-type="float">
            <text:p>1.40833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table:style-name="ce10" table:formula="of:=[.B142]/[.C142]" office:value-type="float" office:value="17.5" calcext:value-type="float">
            <text:p>17.5</text:p>
          </table:table-cell>
          <table:table-cell table:style-name="Default" office:value-type="float" office:value="1064.1922" calcext:value-type="float">
            <text:p>1064.1922</text:p>
          </table:table-cell>
          <table:table-cell table:style-name="ce7" table:formula="of:=LOG([.E142])/LOG([.A142])" office:value-type="float" office:value="1.40842785810597" calcext:value-type="float">
            <text:p>1.40842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table:style-name="ce10" table:formula="of:=[.B143]/[.C143]" office:value-type="float" office:value="17.6666666666667" calcext:value-type="float">
            <text:p>17.7</text:p>
          </table:table-cell>
          <table:table-cell table:style-name="Default" office:value-type="float" office:value="1075.4953" calcext:value-type="float">
            <text:p>1075.4953</text:p>
          </table:table-cell>
          <table:table-cell table:style-name="ce7" table:formula="of:=LOG([.E143])/LOG([.A143])" office:value-type="float" office:value="1.40855128669816" calcext:value-type="float">
            <text:p>1.40855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table:style-name="ce10" table:formula="of:=[.B144]/[.C144]" office:value-type="float" office:value="17.8333333333333" calcext:value-type="float">
            <text:p>17.8</text:p>
          </table:table-cell>
          <table:table-cell table:style-name="Default" office:value-type="float" office:value="1086.230164" calcext:value-type="float">
            <text:p>1086.230164</text:p>
          </table:table-cell>
          <table:table-cell table:style-name="ce7" table:formula="of:=LOG([.E144])/LOG([.A144])" office:value-type="float" office:value="1.40856080256881" calcext:value-type="float">
            <text:p>1.40856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style-name="ce10" table:formula="of:=[.B145]/[.C145]" office:value-type="float" office:value="18" calcext:value-type="float">
            <text:p>18.0</text:p>
          </table:table-cell>
          <table:table-cell table:style-name="Default" office:value-type="float" office:value="1096.825155" calcext:value-type="float">
            <text:p>1096.825155</text:p>
          </table:table-cell>
          <table:table-cell table:style-name="ce7" table:formula="of:=LOG([.E145])/LOG([.A145])" office:value-type="float" office:value="1.40853884058056" calcext:value-type="float">
            <text:p>1.408539</text:p>
          </table:table-cell>
        </table:table-row>
        <table:table-row table:style-name="ro1">
          <table:table-cell table:number-columns-repeated="3"/>
          <table:table-cell table:style-name="ce10"/>
          <table:table-cell/>
          <table:table-cell table:style-name="ce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table:style-name="ce10" table:formula="of:=[.B147]/[.C147]" office:value-type="float" office:value="18.2857142857143" calcext:value-type="float">
            <text:p>18.3</text:p>
          </table:table-cell>
          <table:table-cell office:value-type="float" office:value="1383.131732" calcext:value-type="float">
            <text:p>1383.131732</text:p>
          </table:table-cell>
          <table:table-cell table:style-name="ce7" table:formula="of:=LOG([.E147])/LOG([.A147])" office:value-type="float" office:value="1.40817550896453" calcext:value-type="float">
            <text:p>1.408176</text:p>
          </table:table-cell>
        </table:table-row>
        <table:table-row table:style-name="ro1" table:number-rows-repeated="5">
          <table:table-cell table:number-columns-repeated="3"/>
          <table:table-cell table:style-name="ce10"/>
          <table:table-cell/>
          <table:table-cell table:style-name="ce7"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 table:number-rows-repeated="284">
          <table:table-cell table:number-columns-repeated="3"/>
          <table:table-cell table:style-name="ce10"/>
          <table:table-cell/>
          <table:table-cell table:style-name="ce7"/>
        </table:table-row>
        <table:table-row table:style-name="ro1" table:number-rows-repeated="104813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Info" table:style-name="ta1">
        <table:table-column table:style-name="co13" table:default-cell-style-name="Default"/>
        <table:table-row table:style-name="ro1">
          <table:table-cell office:value-type="string" calcext:value-type="string">
            <text:p>DISCLAIMER: THIS DOES NOT APPLY (WELL) TO AMPED GEMS, I'M STILL STUDYING THEM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xplaination:</text:p>
          </table:table-cell>
        </table:table-row>
        <table:table-row table:style-name="ro1">
          <table:table-cell office:value-type="string" calcext:value-type="string">
            <text:p>This is a speadsheet tracking the best methods to combine N gems to get a gem with the highest possible specials.</text:p>
          </table:table-cell>
        </table:table-row>
        <table:table-row table:style-name="ro1">
          <table:table-cell office:value-type="string" calcext:value-type="string">
            <text:p>My purpose is to find the best combining and speccing method (and learn to code better, doing this)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able:</text:p>
          </table:table-cell>
        </table:table-row>
        <table:table-row table:style-name="ro1">
          <table:table-cell office:value-type="string" calcext:value-type="string">
            <text:p># gems: straightforward, the number of gems that are being combined.</text:p>
          </table:table-cell>
        </table:table-row>
        <table:table-row table:style-name="ro1">
          <table:table-cell office:value-type="string" calcext:value-type="string">
            <text:p>Increment (I): I = (Power of the best gem I can build with N gems)/(Power of the grade 1 gem) that says how much my gem improved</text:p>
          </table:table-cell>
        </table:table-row>
        <table:table-row table:style-name="ro1">
          <table:table-cell office:value-type="string" calcext:value-type="string">
            <text:p>Growth (G) = ln(I)/ln(N) <text:s text:c="11"/>//ln(x) is the natural logarithm, but any logarithm base gives the same result her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he Growth is the amount that I aim to maximize, as it represent how much fast a gem grows: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ased on data from "http://www.reddit.com/r/Gemcraft/comments/2385eg/sc_about_gem_combining_mechanics_and_why_we/" it's possible to predict what stats</text:p>
          </table:table-cell>
        </table:table-row>
        <table:table-row table:style-name="ro1">
          <table:table-cell office:value-type="string" calcext:value-type="string">
            <text:p>will have a gem if the two we combine are known and my program implements that capability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ow, suppose we choose a certain upgrade method, we'll invest N gems and we'll get a gem that is I times stronger than the initial one.</text:p>
          </table:table-cell>
        </table:table-row>
        <table:table-row table:style-name="ro1">
          <table:table-cell office:value-type="string" calcext:value-type="string">
            <text:p>So sticking with a certain combining method we can define Total_I=I^C where C is the number of times we applied our scheme and Total_I tells us how much</text:p>
          </table:table-cell>
        </table:table-row>
        <table:table-row table:style-name="ro1">
          <table:table-cell office:value-type="string" calcext:value-type="string">
            <text:p>stronger our new gem is compared to a grade 1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hen, to compare different upgrade methods we need to factor in the amount of gem used: </text:p>
          </table:table-cell>
        </table:table-row>
        <table:table-row table:style-name="ro1">
          <table:table-cell office:value-type="string" calcext:value-type="string">
            <text:p>define NT=(# of gem combined at a time)^(# of times we combined) = (# grade 1 gems we need to do that gem) = N^C with previsious notation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e have: Total_I = I^C = I^(log(base=N)(NT)) = exp ( ln(I)*ln(NT)/ln(N) ) = NT^( ln(I)/ln(N)) = NT^G</text:p>
          </table:table-cell>
        </table:table-row>
        <table:table-row table:style-name="ro1">
          <table:table-cell office:value-type="string" calcext:value-type="string">
            <text:p>(here I used several properties of powers and logarithms, hope it's all clear)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o now we finally obtain that the growth of our gem depends on the amount of gem that form it (obiouvsly) and on another quantity, that is, G.</text:p>
          </table:table-cell>
        </table:table-row>
        <table:table-row table:style-name="ro1">
          <table:table-cell office:value-type="string" calcext:value-type="string">
            <text:p>Maximizing <text:s/>G is therefore the way to get the best possible gem at a given mana cost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f we consider speccing, too, we get two growths: GC and GS, two increments: IS and IC.</text:p>
          </table:table-cell>
        </table:table-row>
        <table:table-row table:style-name="ro1">
          <table:table-cell office:value-type="string" calcext:value-type="string">
            <text:p>We can also see that NT equals NS*NC^C, whare NS and NC are respectively the gems used in a speccing and a single combine.</text:p>
          </table:table-cell>
        </table:table-row>
        <table:table-row table:style-name="ro1">
          <table:table-cell office:value-type="string" calcext:value-type="string">
            <text:p>Doing a similar process as before we can obtain: Total_I=NS^(GS-GC)*NT^GC</text:p>
          </table:table-cell>
        </table:table-row>
        <table:table-row table:style-name="ro1">
          <table:table-cell office:value-type="string" calcext:value-type="string">
            <text:p>So we see that the spec-coefficient (I invented the name): NS^(GS-GC) is what needs to be maximized in a spec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he above formula works with amped gems, too, if you apply to both the gem and the amps the same combine:</text:p>
          </table:table-cell>
        </table:table-row>
        <table:table-row table:style-name="ro1">
          <table:table-cell office:value-type="string" calcext:value-type="string">
            <text:p>NS= # of gems that formed the base gem and amps</text:p>
          </table:table-cell>
        </table:table-row>
        <table:table-row table:style-name="ro1">
          <table:table-cell office:value-type="string" calcext:value-type="string">
            <text:p>GS = ln(Increment of initial setup)/ln(NS) <text:s text:c="11"/>//ln(x) is the natural logarithm, but any logarithm base gives the same result here</text:p>
          </table:table-cell>
        </table:table-row>
        <table:table-row table:style-name="ro1">
          <table:table-cell office:value-type="string" calcext:value-type="string">
            <text:p>NC= # of gems that go in every combine</text:p>
          </table:table-cell>
        </table:table-row>
        <table:table-row table:style-name="ro1">
          <table:table-cell office:value-type="string" calcext:value-type="string">
            <text:p>GC = ln(Increment of the gem (only the gem) after the combine)/ln(NC) <text:s text:c="11"/>//ln(x) is the natural logarithm, but any logarithm base gives the same result here</text:p>
          </table:table-cell>
        </table:table-row>
        <table:table-row table:style-name="ro1">
          <table:table-cell office:value-type="string" calcext:value-type="string">
            <text:p>And so after some math we have again: <text:s/>Total_I=NS^(GS-GC)*NT^GC</text:p>
          </table:table-cell>
        </table:table-row>
        <table:table-row table:style-name="ro1">
          <table:table-cell office:value-type="string" calcext:value-type="string">
            <text:p>So an amped managem is just a cleverer way to build a managem, rather than put all the gems in the managem (idem for killgem)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Only the problem of using two different combines remains to be solved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f the info here are not enough feel free to ask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2345iee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it" number:country="IT">₤</number:currency-symbol>
      <number:text> </number:text>
      <number:number number:decimal-places="0" number:min-integer-digits="1" number:grouping="true"/>
    </number:currency-style>
    <number:currency-style style:name="N123">
      <number:text>-</number:text>
      <number:currency-symbol number:language="it" number:country="IT">₤</number:currency-symbol>
      <number:text> </number:text>
      <number:number number:decimal-places="0" number:min-integer-digits="1" number:grouping="true"/>
      <style:map style:condition="value()&gt;=0" style:apply-style-name="N123P0"/>
    </number:currency-style>
    <number:currency-style style:name="N124P0" style:volatile="true">
      <number:currency-symbol number:language="it" number:country="IT">₤</number:currency-symbol>
      <number:text> </number:text>
      <number:number number:decimal-places="0" number:min-integer-digits="1" number:grouping="true"/>
    </number:currency-style>
    <number:currency-style style:name="N124">
      <style:text-properties fo:color="#ff0000"/>
      <number:text>-</number:text>
      <number:currency-symbol number:language="it" number:country="IT">₤</number:currency-symbol>
      <number:text> </number:text>
      <number:number number:decimal-places="0" number:min-integer-digits="1" number:grouping="true"/>
      <style:map style:condition="value()&gt;=0" style:apply-style-name="N124P0"/>
    </number:currency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integer-digits="3" number:min-exponent-digits="1"/>
    </number:number-style>
    <number:number-style style:name="N129">
      <number:number number:decimal-places="6" number:min-integer-digits="1"/>
    </number:number-style>
    <number:number-style style:name="N130">
      <number:number number:decimal-places="7" number:min-integer-digits="1"/>
    </number:number-style>
    <number:number-style style:name="N131">
      <number:number number:decimal-places="1" number:min-integer-digits="1"/>
    </number:number-style>
    <number:number-style style:name="N10104P0" style:volatile="true" number:language="it" number:country="IT">
      <number:text>€ </number:text>
      <number:number number:decimal-places="0" number:min-integer-digits="1" number:grouping="true"/>
    </number:number-style>
    <number:number-style style:name="N10104" number:language="it" number:country="IT">
      <number:text>-€ </number:text>
      <number:number number:decimal-places="0" number:min-integer-digits="1" number:grouping="true"/>
      <style:map style:condition="value()&gt;=0" style:apply-style-name="N10104P0"/>
    </number:number-style>
    <number:number-style style:name="N10105P0" style:volatile="true" number:language="it" number:country="IT">
      <number:text>€ </number:text>
      <number:number number:decimal-places="0" number:min-integer-digits="1" number:grouping="true"/>
    </number:number-style>
    <number:number-style style:name="N10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05P0"/>
    </number:number-style>
    <number:number-style style:name="N10107P0" style:volatile="true" number:language="it" number:country="IT">
      <number:text>€ </number:text>
      <number:number number:decimal-places="2" number:min-integer-digits="1" number:grouping="true"/>
    </number:number-style>
    <number:number-style style:name="N10107" number:language="it" number:country="IT">
      <number:text>-€ </number:text>
      <number:number number:decimal-places="2" number:min-integer-digits="1" number:grouping="true"/>
      <style:map style:condition="value()&gt;=0" style:apply-style-name="N10107P0"/>
    </number:number-style>
    <number:number-style style:name="N10108P0" style:volatile="true" number:language="it" number:country="IT">
      <number:text>€ </number:text>
      <number:number number:decimal-places="2" number:min-integer-digits="1" number:grouping="true"/>
    </number:number-style>
    <number:number-style style:name="N10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08P0"/>
    </number:number-style>
    <number:date-style style:name="N10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0" number:language="it" number:country="IT">
      <number:day number:style="long"/>
      <number:text>-</number:text>
      <number:month number:textual="true"/>
    </number:date-style>
    <number:date-style style:name="N10111" number:language="it" number:country="IT">
      <number:month number:textual="true"/>
      <number:text>-</number:text>
      <number:year/>
    </number:date-style>
    <number:time-style style:name="N10112" number:language="it" number:country="IT">
      <number:hours/>
      <number:text>.</number:text>
      <number:minutes number:style="long"/>
      <number:text> </number:text>
      <number:am-pm/>
    </number:time-style>
    <number:time-style style:name="N10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4" number:language="it" number:country="IT">
      <number:hours/>
      <number:text>.</number:text>
      <number:minutes number:style="long"/>
    </number:time-style>
    <number:time-style style:name="N10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7P0" style:volatile="true" number:language="it" number:country="IT">
      <number:number number:decimal-places="0" number:min-integer-digits="1" number:grouping="true"/>
    </number:number-style>
    <number:number-style style:name="N10117" number:language="it" number:country="IT"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it" number:country="IT">
      <number:number number:decimal-places="0" number:min-integer-digits="1" number:grouping="true"/>
    </number:number-style>
    <number:number-style style:name="N10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2" number:min-integer-digits="1" number:grouping="true"/>
    </number:number-style>
    <number:number-style style:name="N10119" number:language="it" number:country="IT"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number:min-integer-digits="1" number:grouping="true"/>
    </number:number-style>
    <number:number-style style:name="N10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4P0" style:volatile="true" number:language="it" number:country="IT">
      <loext:fill-character> </loext:fill-character>
      <number:number number:decimal-places="0" number:min-integer-digits="1" number:grouping="true"/>
      <number:text> </number:text>
    </number:number-style>
    <number:number-style style:name="N10124P1" style:volatile="true" number:language="it" number:country="IT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4P2" style:volatile="true" number:language="it" number:country="IT">
      <loext:fill-character> </loext:fill-character>
      <number:text>- </number:text>
    </number:number-style>
    <number:text-style style:name="N10124" number:language="it" number:country="IT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it" number:country="IT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0128P1" style:volatile="true" number:language="it" number:country="IT">
      <number:text>-€ </number:text>
      <loext:fill-character> </loext:fill-character>
      <number:number number:decimal-places="0" number:min-integer-digits="1" number:grouping="true"/>
      <number:text> </number:text>
    </number:number-style>
    <number:number-style style:name="N10128P2" style:volatile="true" number:language="it" number:country="IT">
      <number:text> € </number:text>
      <loext:fill-character> </loext:fill-character>
      <number:text>- </number:text>
    </number:number-style>
    <number:text-style style:name="N10128" number:language="it" number:country="IT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it" number:country="IT">
      <loext:fill-character> </loext:fill-character>
      <number:number number:decimal-places="2" number:min-integer-digits="1" number:grouping="true"/>
      <number:text> </number:text>
    </number:number-style>
    <number:number-style style:name="N10132P1" style:volatile="true" number:language="it" number:country="IT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2P2" style:volatile="true" number:language="it" number:country="IT">
      <loext:fill-character> </loext:fill-character>
      <number:text>-</number:text>
      <number:number number:decimal-places="0" number:min-integer-digits="0"/>
      <number:text> </number:text>
    </number:number-style>
    <number:text-style style:name="N10132" number:language="it" number:country="IT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it" number:country="IT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0136P1" style:volatile="true" number:language="it" number:country="IT">
      <number:text>-€ </number:text>
      <loext:fill-character> </loext:fill-character>
      <number:number number:decimal-places="2" number:min-integer-digits="1" number:grouping="true"/>
      <number:text> </number:text>
    </number:number-style>
    <number:number-style style:name="N10136P2" style:volatile="true" number:language="it" number:country="IT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6" number:language="it" number:country="IT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3">00/00/0000</text:date>, <text:time style:data-style-name="N2" text:time-value="20:45:51.635350536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13T20:48:26.110739912</dc:date>
    <dc:creator>Andrea Stacchiotti</dc:creator>
    <meta:editing-duration>PT8H40M2S</meta:editing-duration>
    <meta:editing-cycles>60</meta:editing-cycles>
    <meta:generator>LibreOffice/4.3.2.2.0$Linux_X86_64 LibreOffice_project/430m0$Build-2</meta:generator>
    <meta:document-statistic meta:table-count="8" meta:cell-count="7063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0">
      <number:number number:decimal-places="7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>
        <chart:symbol-image xlink:href="Pictures/2000000A000000DD000000DD70DD954D.svm" xlink:type="simple" xlink:actuate="onLoad"/>
      </style:chart-properties>
    </style:style>
    <style:style style:name="ch3" style:family="chart" style:data-style-name="N0">
      <style:chart-properties chart:display-label="true" chart:logarithmic="false" chart:minimum="0" chart:maximum="256" chart:interval-major="16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30">
      <style:chart-properties chart:display-label="true" chart:logarithmic="false" chart:minimum="0.464" chart:maximum="0.499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30">
      <style:chart-properties chart:symbol-type="named-symbol" chart:symbol-name="diamond" chart:symbol-width="0.2cm" chart:symbol-height="0.2cm" chart:link-data-style-to-source="true">
        <chart:symbol-image xlink:href="Pictures/2000000A000000DD000000DD70DD954D.svm" xlink:type="simple" xlink:actuate="onLoad"/>
      </style:chart-properties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803cm" svg:height="12.326cm" xlink:href=".." xlink:type="simple" chart:class="chart:scatter" chart:style-name="ch1">
        <chart:plot-area chart:style-name="ch2" table:cell-range-address="Orange_combine.A2:Orange_combine.A257 Orange_combine.C1:Orange_combine.C257" chart:data-source-has-labels="row" svg:x="0.576cm" svg:y="0.246cm" svg:width="27.651cm" svg:height="11.834cm">
          <chartooo:coordinate-region svg:x="2.415cm" svg:y="0.445cm" svg:width="25.532cm" svg:height="10.988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Orange_combine.C2:Orange_combine.C257" chart:label-cell-address="Orange_combine.C1:Orange_combine.C1" chart:class="chart:scatter">
            <chart:domain table:cell-range-address="Orange_combine.A2:Orange_combine.A257"/>
            <chart:data-point chart:repeated="25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 = ln I/ln N</text:p>
                <draw:g>
                  <svg:desc>Orange_combine.C1:Orange_combine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Orange_combine.A2:Orange_combine.A257</svg:desc>
                </draw:g>
              </table:table-cell>
              <table:table-cell office:value-type="float" office:value="NaN">
                <text:p>NaN</text:p>
                <draw:g>
                  <svg:desc>Orange_combine.C2:Orange_combine.C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464668267003444">
                <text:p>0.4646682670034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465810555829284">
                <text:p>0.4658105558292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472316046778462">
                <text:p>0.4723160467784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477924171624376">
                <text:p>0.4779241716243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484812934277918">
                <text:p>0.4848129342779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487987411131417">
                <text:p>0.4879874111314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488817412438722">
                <text:p>0.4888174124387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488094284979424">
                <text:p>0.4880942849794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486662654516697">
                <text:p>0.4866626545166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488532734956984">
                <text:p>0.4885327349569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490585801035327">
                <text:p>0.4905858010353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491084409232463">
                <text:p>0.4910844092324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490689643343366">
                <text:p>0.4906896433433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490796805521678">
                <text:p>0.4907968055216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491079047532763">
                <text:p>0.4910790475327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490634149637058">
                <text:p>0.4906341496370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49052230498204">
                <text:p>0.490522304982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490574141012123">
                <text:p>0.4905741410121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490795350298554">
                <text:p>0.4907953502985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490427361840713">
                <text:p>0.4904273618407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490266103691659">
                <text:p>0.4902661036916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490200132816775">
                <text:p>0.4902001328167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490284294844686">
                <text:p>0.4902842948446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491153618567653">
                <text:p>0.4911536185676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491450575857887">
                <text:p>0.4914505758578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491839617565146">
                <text:p>0.4918396175651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492306903233407">
                <text:p>0.4923069032334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492777681823339">
                <text:p>0.4927776818233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493276064175173">
                <text:p>0.4932760641751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493334878978873">
                <text:p>0.4933348789788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493464713876315">
                <text:p>0.4934647138763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493656991432821">
                <text:p>0.4936569914328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493855032670207">
                <text:p>0.4938550326702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494104012693686">
                <text:p>0.4941040126936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494373052569752">
                <text:p>0.4943730525697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494302308826635">
                <text:p>0.4943023088266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494283949508457">
                <text:p>0.4942839495084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494312975202941">
                <text:p>0.4943129752029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494346189928431">
                <text:p>0.4943461899284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494419755912812">
                <text:p>0.4944197559128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494529877629075">
                <text:p>0.4945298776290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494653858897388">
                <text:p>0.4946538588973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494511988574779">
                <text:p>0.4945119885747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494408461032705">
                <text:p>0.4944084610327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49434022931605">
                <text:p>0.494340229316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494274075733182">
                <text:p>0.4942740757331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494238933248226">
                <text:p>0.4942389332482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494232471591577">
                <text:p>0.4942324715915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494252555942451">
                <text:p>0.4942525559424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494282002967728">
                <text:p>0.4942820029677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494140582490393">
                <text:p>0.4941405824903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494026173092349">
                <text:p>0.4940261730923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494007872214276">
                <text:p>0.4940078722142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494390584649925">
                <text:p>0.4943905846499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494538046051676">
                <text:p>0.4945380460516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494701061418488">
                <text:p>0.4947010614184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494878558355927">
                <text:p>0.4948785583559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4950695115653">
                <text:p>0.49506951156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495247958386913">
                <text:p>0.4952479583869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495438676871226">
                <text:p>0.4954386768712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495640822809475">
                <text:p>0.4956408228094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495840833965158">
                <text:p>0.4958408339651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49585471533651">
                <text:p>0.495854715336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495882788371458">
                <text:p>0.4958827883714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495924244852977">
                <text:p>0.4959242448529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495978327135906">
                <text:p>0.4959783271359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496024100883855">
                <text:p>0.4960241008838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496081535082464">
                <text:p>0.4960815350824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496150046629193">
                <text:p>0.4961500466291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496229003173695">
                <text:p>0.4962290031736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496307534964962">
                <text:p>0.4963075349649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496263768450964">
                <text:p>0.4962637684509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496231715485133">
                <text:p>0.4962317154851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496210761208153">
                <text:p>0.4962107612081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49620043082166">
                <text:p>0.496200430821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496200169081079">
                <text:p>0.49620016908107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496209554969431">
                <text:p>0.4962095549694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496202954456298">
                <text:p>0.4962029544562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49620558425196">
                <text:p>0.496205584251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496216975192357">
                <text:p>0.49621697519235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496236782914486">
                <text:p>0.4962367829144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496249023308103">
                <text:p>0.4962490233081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49626921791301">
                <text:p>0.496269217913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496296969277293">
                <text:p>0.4962969692772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496331972248655">
                <text:p>0.4963319722486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496373936620568">
                <text:p>0.4963739366205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496414602344908">
                <text:p>0.4964146023449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496360141139036">
                <text:p>0.4963601411390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496313516715671">
                <text:p>0.49631351671567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496274427320517">
                <text:p>0.49627442732051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496242584481589">
                <text:p>0.4962425844815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496217712310743">
                <text:p>0.49621771231074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496199546848482">
                <text:p>0.49619954684848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496175043309989">
                <text:p>0.4961750433099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496156941529114">
                <text:p>0.4961569415291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496145005590678">
                <text:p>0.4961450055906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496132371392886">
                <text:p>0.49613237139288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496125533563395">
                <text:p>0.4961255335633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49612432682371">
                <text:p>0.4961243268237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496128527279451">
                <text:p>0.49612852727945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496125976008576">
                <text:p>0.4961259760085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496128619507471">
                <text:p>0.4961286195074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496136275986443">
                <text:p>0.49613627598644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496148792099371">
                <text:p>0.49614879209937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496165957076073">
                <text:p>0.49616595707607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496187630939393">
                <text:p>0.49618763093939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49620757082239">
                <text:p>0.4962075708223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496153478549382">
                <text:p>0.49615347854938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496104508869728">
                <text:p>0.4961045088697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496060544001864">
                <text:p>0.49606054400186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496021409618175">
                <text:p>0.4960214096181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495986937344008">
                <text:p>0.49598693734400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495957024982558">
                <text:p>0.49595702498255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495921556251954">
                <text:p>0.49592155625195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495890475026163">
                <text:p>0.49589047502616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495863650651392">
                <text:p>0.49586365065139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495840956924153">
                <text:p>0.49584095692415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49582227190975">
                <text:p>0.495822271909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495844671314502">
                <text:p>0.49584467131450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495921527367741">
                <text:p>0.49592152736774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496001004305025">
                <text:p>0.4960010043050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496083014059115">
                <text:p>0.4960830140591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496167490575252">
                <text:p>0.49616749057525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496244089828392">
                <text:p>0.49624408982839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496323097942363">
                <text:p>0.49632309794236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496404436131506">
                <text:p>0.4964044361315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496488028243219">
                <text:p>0.49648802824321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496573800655758">
                <text:p>0.49657380065575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496656407764812">
                <text:p>0.4966564077648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496673260422559">
                <text:p>0.49667326042255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496692904039159">
                <text:p>0.49669290403915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496715260712485">
                <text:p>0.49671526071248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496740254929362">
                <text:p>0.49674025492936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496767813478819">
                <text:p>0.49676781347881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496797865369054">
                <text:p>0.49679786536905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49683034174791">
                <text:p>0.4968303417479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496865175826704">
                <text:p>0.49686517582670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496902302807243">
                <text:p>0.49690230280724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496941677175007">
                <text:p>0.49694167717500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49697472167262">
                <text:p>0.4969747216726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49700996281238">
                <text:p>0.4970099628123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497047341771418">
                <text:p>0.4970473417714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497086801422489">
                <text:p>0.4970868014224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497123868296809">
                <text:p>0.49712386829680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497162950558215">
                <text:p>0.4971629505582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497203995180063">
                <text:p>0.49720399518006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497246950627549">
                <text:p>0.49724695062754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497291783403445">
                <text:p>0.49729178340344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497330435096603">
                <text:p>0.49733043509660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497370945141695">
                <text:p>0.49737094514169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497413249800504">
                <text:p>0.49741324980050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497457286936765">
                <text:p>0.49745728693676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497503044569685">
                <text:p>0.49750304456968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497550446808847">
                <text:p>0.49755044680884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497595375380675">
                <text:p>0.4975953753806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497588928567073">
                <text:p>0.49758892856707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49758453551492">
                <text:p>0.497584535514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497582150329069">
                <text:p>0.49758215032906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497581728270047">
                <text:p>0.49758172827004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497583225719301">
                <text:p>0.49758322571930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497586615779392">
                <text:p>0.49758661577939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497591825639758">
                <text:p>0.49759182563975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49759883054951">
                <text:p>0.4975988305495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497607591050181">
                <text:p>0.49760759105018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497618068647998">
                <text:p>0.49761806864799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497623537755797">
                <text:p>0.49762353775579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497630720931506">
                <text:p>0.49763072093150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497639551169019">
                <text:p>0.49763955116901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497650008182096">
                <text:p>0.49765000818209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497662057225221">
                <text:p>0.49766205722522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497675664374393">
                <text:p>0.49767566437439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497690796504052">
                <text:p>0.49769079650405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497707436134096">
                <text:p>0.49770743613409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49772208611544">
                <text:p>0.4977220861154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497738193913896">
                <text:p>0.49773819391389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497755729051282">
                <text:p>0.49775572905128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49777466174879">
                <text:p>0.4977746617487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49779496290797">
                <text:p>0.4977949629079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497813700695086">
                <text:p>0.49781370069508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497830447657182">
                <text:p>0.49783044765718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497848542559452">
                <text:p>0.49784854255945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49786792942067">
                <text:p>0.497867929420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497888610480137">
                <text:p>0.49788861048013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497910531169733">
                <text:p>0.49791053116973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497933694665892">
                <text:p>0.49793369466589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497958047748632">
                <text:p>0.49795804774863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497980385185672">
                <text:p>0.49798038518567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497962502590482">
                <text:p>0.49796250259048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497946078644495">
                <text:p>0.49794607864449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497931087076393">
                <text:p>0.49793108707639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497917502157545">
                <text:p>0.49791750215754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497905298688531">
                <text:p>0.49790529868853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497894451986063">
                <text:p>0.49789445198606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497884937870293">
                <text:p>0.49788493787029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497876732652487">
                <text:p>0.49787673265248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497869813123056">
                <text:p>0.49786981312305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49786415653994">
                <text:p>0.4978641565399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497854471688187">
                <text:p>0.49785447168818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497846041542272">
                <text:p>0.49784604154227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497838844329756">
                <text:p>0.49783884432975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497832858707694">
                <text:p>0.49783285870769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49782806375248">
                <text:p>0.4978280637524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497824438949972">
                <text:p>0.49782443894997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497821977459866">
                <text:p>0.49782197745986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497820632966364">
                <text:p>0.49782063296636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497820399445567">
                <text:p>0.49782039944556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497821257927828">
                <text:p>0.49782125792782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497823189807555">
                <text:p>0.49782318980755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497826176834862">
                <text:p>0.49782617683486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497827507273125">
                <text:p>0.4978275072731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497829887883209">
                <text:p>0.49782988788320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497833275279253">
                <text:p>0.49783327527925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497837678289001">
                <text:p>0.49783767828900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497843054340656">
                <text:p>0.49784305434065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49784713335473">
                <text:p>0.4978471333547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49785216744178">
                <text:p>0.4978521674417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497858166196418">
                <text:p>0.49785816619641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497862500867184">
                <text:p>0.49786250086718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497867772672834">
                <text:p>0.49786777267283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497873978951964">
                <text:p>0.49787397895196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497881079465968">
                <text:p>0.49788107946596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49788907214104">
                <text:p>0.4978890721410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497897942524049">
                <text:p>0.49789794252404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497907688870627">
                <text:p>0.49790768887062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497918272304251">
                <text:p>0.49791827230425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497927179920115">
                <text:p>0.49792717992011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497904517630038">
                <text:p>0.49790451763003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497882883297913">
                <text:p>0.49788288329791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497862237476255">
                <text:p>0.49786223747625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497842590177511">
                <text:p>0.49784259017751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497823902591405">
                <text:p>0.49782390259140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497806185077291">
                <text:p>0.49780618507729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497789399440438">
                <text:p>0.49778939944043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497773556369137">
                <text:p>0.49777355636913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497758618263522">
                <text:p>0.49775861826352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497744596123753">
                <text:p>0.49774459612375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497727303228371">
                <text:p>0.49772730322837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497710911603668">
                <text:p>0.49771091160366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497695420469309">
                <text:p>0.49769542046930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497680793436843">
                <text:p>0.49768079343684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497667030168861">
                <text:p>0.49766703016886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497654130396406">
                <text:p>0.49765413039640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497642058523942">
                <text:p>0.49764205852394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497630814701329">
                <text:p>0.49763081470132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49762039913764">
                <text:p>0.4976203991376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49761077699291">
                <text:p>0.4976107769929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497601948872529">
                <text:p>0.49760194887252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497593915432578">
                <text:p>0.49759391543257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497586642553699">
                <text:p>0.49758664255369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497580131267274">
                <text:p>0.49758013126727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497574382647509">
                <text:p>0.49757438264750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497569363262893">
                <text:p>0.49756936326289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497562972742221">
                <text:p>0.49756297274222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497557302520061">
                <text:p>0.49755730252006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497552354189452">
                <text:p>0.4975523541894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129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1">
      <style:chart-properties chart:display-label="true" chart:logarithmic="true" chart:minimum="4" chart:maximum="1024" chart:interval-major="0.30102999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29">
      <style:chart-properties chart:display-label="true" chart:logarithmic="false" chart:minimum="1.398" chart:maximum="1.438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9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19cm" svg:height="12.326cm" xlink:href=".." xlink:type="simple" chart:class="chart:scatter" chart:style-name="ch1">
        <chart:plot-area chart:style-name="ch2" table:cell-range-address="Killgem_comb.A2:Killgem_comb.A550 Killgem_comb.C1:Killgem_comb.C550" chart:data-source-has-labels="row" svg:x="0.563cm" svg:y="0.246cm" svg:width="27.064cm" svg:height="11.834cm">
          <chartooo:coordinate-region svg:x="2.216cm" svg:y="0.445cm" svg:width="25.04cm" svg:height="10.988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Killgem_comb.C2:Killgem_comb.C550" chart:label-cell-address="Killgem_comb.C1:Killgem_comb.C1" chart:class="chart:scatter">
            <chart:domain table:cell-range-address="Killgem_comb.A2:Killgem_comb.A550"/>
            <chart:data-point chart:repeated="54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rowth (GC)</text:p>
                <draw:g>
                  <svg:desc>Killgem_comb.C1:Killgem_comb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Killgem_comb.A2:Killgem_comb.A550</svg:desc>
                </draw:g>
              </table:table-cell>
              <table:table-cell office:value-type="float" office:value="NaN">
                <text:p>NaN</text:p>
                <draw:g>
                  <svg:desc>Killgem_comb.C2:Killgem_comb.C5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40178346782606">
                <text:p>1.401783467826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4100765956607">
                <text:p>1.41007659566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40757042121178">
                <text:p>1.407570421211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39994238872268">
                <text:p>1.399942388722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40078822311173">
                <text:p>1.400788223111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41366260887118">
                <text:p>1.413662608871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41716412689984">
                <text:p>1.417164126899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4146712933047">
                <text:p>1.41467129330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.4143166865426">
                <text:p>1.41431668654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41562123155886">
                <text:p>1.415621231558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.41584709201943">
                <text:p>1.415847092019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.41406144837728">
                <text:p>1.414061448377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.41331794817853">
                <text:p>1.413317948178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.41346363670869">
                <text:p>1.413463636708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.41275355334231">
                <text:p>1.412753553342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.41326706315703">
                <text:p>1.413267063157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.41522097266293">
                <text:p>1.415220972662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.41754366232047">
                <text:p>1.417543662320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.42016635739598">
                <text:p>1.420166357395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.42173269569983">
                <text:p>1.421732695699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.4220279363059">
                <text:p>1.42202793630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.42238454229376">
                <text:p>1.422384542293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.42304156005">
                <text:p>1.423041560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.42395751908386">
                <text:p>1.423957519083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.42413081125039">
                <text:p>1.424130811250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42454568935043">
                <text:p>1.424545689350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.42412994347585">
                <text:p>1.424129943475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.42369884702586">
                <text:p>1.423698847025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.42348967520557">
                <text:p>1.423489675205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.42347873320363">
                <text:p>1.423478733203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.42292146187338">
                <text:p>1.422921461873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.4225521192817">
                <text:p>1.42255211928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.4223525772837">
                <text:p>1.42235257728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.42158797580822">
                <text:p>1.421587975808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.42099083771712">
                <text:p>1.420990837717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.42052726069125">
                <text:p>1.420527260691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.4201859156358">
                <text:p>1.42018591563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.41978303189519">
                <text:p>1.419783031895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.42060498304731">
                <text:p>1.420604983047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.42185297156505">
                <text:p>1.421852971565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.42316084379318">
                <text:p>1.423160843793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.42452278619324">
                <text:p>1.424522786193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.42534514478664">
                <text:p>1.425345144786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.42622981494333">
                <text:p>1.42622981494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.42665062215214">
                <text:p>1.426650622152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.42688867313749">
                <text:p>1.426888673137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.42719611653502">
                <text:p>1.427196116535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.42756798815268">
                <text:p>1.427567988152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.42799968377905">
                <text:p>1.427999683779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.42803089604437">
                <text:p>1.428030896044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.42761132567495">
                <text:p>1.427611325674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.42827956855511">
                <text:p>1.428279568555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.42810770122807">
                <text:p>1.428107701228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.42787379879263">
                <text:p>1.427873798792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.42769315043343">
                <text:p>1.427693150433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.42756262819777">
                <text:p>1.427562628197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.42747941965016">
                <text:p>1.427479419650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.42744079404708">
                <text:p>1.427440794047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.42744425970875">
                <text:p>1.427444259708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.42744192659826">
                <text:p>1.427441926598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.4274838404313">
                <text:p>1.42748384043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.42756760823769">
                <text:p>1.4275676082376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.42769096549252">
                <text:p>1.427690965492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.427598055868">
                <text:p>1.4275980558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.42754021117014">
                <text:p>1.427540211170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.42751560838863">
                <text:p>1.427515608388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.42745416584655">
                <text:p>1.427454165846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.42742923565614">
                <text:p>1.427429235656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.42743908149455">
                <text:p>1.427439081494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.42748195747804">
                <text:p>1.427481957478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.42736897719999">
                <text:p>1.427368977199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.42709655940099">
                <text:p>1.427096559400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.42700860757117">
                <text:p>1.427008607571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.42680117013636">
                <text:p>1.426801170136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.42662273658542">
                <text:p>1.426622736585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.42647208510668">
                <text:p>1.4264720851066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.4263480671964">
                <text:p>1.42634806719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.42624955201555">
                <text:p>1.426249552015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.42616709711216">
                <text:p>1.426167097112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.42611085145093">
                <text:p>1.426110851450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.42607979355886">
                <text:p>1.426079793558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.42607287754841">
                <text:p>1.4260728775484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.42588213678993">
                <text:p>1.4258821367899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.42571409144595">
                <text:p>1.425714091445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.42556793972176">
                <text:p>1.425567939721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.4254427799955">
                <text:p>1.42544277999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.42595209441045">
                <text:p>1.425952094410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.42623339578323">
                <text:p>1.4262333957832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.42635902423662">
                <text:p>1.426359024236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.42650789975983">
                <text:p>1.4265078997598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.4266668708792">
                <text:p>1.42666687087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.42685038062537">
                <text:p>1.426850380625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.42704550993937">
                <text:p>1.4270455099393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.42724995605954">
                <text:p>1.427249956059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.42746690929226">
                <text:p>1.427466909292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.42769596224324">
                <text:p>1.427695962243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.42792574743591">
                <text:p>1.4279257474359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.42818857940364">
                <text:p>1.428188579403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.42845116257826">
                <text:p>1.4284511625782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.42872420075503">
                <text:p>1.4287242007550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.42899116350715">
                <text:p>1.428991163507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.42929984380806">
                <text:p>1.4292998438080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.42960173652543">
                <text:p>1.4296017365254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.42972965758245">
                <text:p>1.429729657582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.42986839754151">
                <text:p>1.4298683975415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.43001755151587">
                <text:p>1.4300175515158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.43017680778859">
                <text:p>1.4301768077885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.43034083178506">
                <text:p>1.4303408317850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.43051613183697">
                <text:p>1.4305161318369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.43070233259917">
                <text:p>1.4307023325991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.4308990877216">
                <text:p>1.430899087721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.43095096241664">
                <text:p>1.4309509624166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.430948161384">
                <text:p>1.43094816138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.43102245611237">
                <text:p>1.4310224561123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.4310157348144">
                <text:p>1.431015734814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.4310204878694">
                <text:p>1.431020487869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.43098400410612">
                <text:p>1.4309840041061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.43099152574193">
                <text:p>1.4309915257419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.43108283777249">
                <text:p>1.4310828377724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.43107466252804">
                <text:p>1.4310746625280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.43113125166975">
                <text:p>1.431131251669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.43119753365072">
                <text:p>1.4311975336507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.43127318660584">
                <text:p>1.4312731866058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.43129657841775">
                <text:p>1.431296578417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.43136826691213">
                <text:p>1.4313682669121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.43149160749816">
                <text:p>1.431491607498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.43158008600162">
                <text:p>1.4315800860016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.43167606046192">
                <text:p>1.4316760604619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.43164265145617">
                <text:p>1.4316426514561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.43161759052773">
                <text:p>1.4316175905277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.43160070182613">
                <text:p>1.4316007018261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.43159177014711">
                <text:p>1.4315917701471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.43160007478509">
                <text:p>1.4316000747850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.43160112186834">
                <text:p>1.431601121868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.43161992276264">
                <text:p>1.4316199227626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.43163702249898">
                <text:p>1.4316370224989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.43168607676165">
                <text:p>1.4316860767616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.43172388779186">
                <text:p>1.4317238877918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.43176825988871">
                <text:p>1.4317682598887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.43181910381327">
                <text:p>1.4318191038132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.43181048391649">
                <text:p>1.4318104839164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.43175877811537">
                <text:p>1.4317587781153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.43182996759909">
                <text:p>1.4318299675990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.43173782791717">
                <text:p>1.4317378279171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.43168672215177">
                <text:p>1.4316867221517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.43158917392398">
                <text:p>1.4315891739239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.43154018872532">
                <text:p>1.4315401887253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.43150866277517">
                <text:p>1.4315086627751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.43143207749762">
                <text:p>1.4314320774976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.43144692855163">
                <text:p>1.4314469285516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.43127660174044">
                <text:p>1.4312766017404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.43132885699262">
                <text:p>1.4313288569926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.43121348868524">
                <text:p>1.4312134886852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.43123582527303">
                <text:p>1.4312358252730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.43117611561244">
                <text:p>1.4311761156124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.43114423559971">
                <text:p>1.4311442355997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.43114081433127">
                <text:p>1.4311408143312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1.43112056609138">
                <text:p>1.4311205660913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.43110582672089">
                <text:p>1.4311058267208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1.43109646782635">
                <text:p>1.4310964678263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.43099706863592">
                <text:p>1.4309970686359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.43088969742262">
                <text:p>1.4308896974226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1.43080267948181">
                <text:p>1.4308026794818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1.43070614214049">
                <text:p>1.4307061421404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.43063102811686">
                <text:p>1.4306310281168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.43054232017458">
                <text:p>1.4305423201745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.43050660599054">
                <text:p>1.4305066059905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.43041430606119">
                <text:p>1.4304143060611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.43036176317142">
                <text:p>1.4303617631714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.43031476554301">
                <text:p>1.4303147655430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.43029145900906">
                <text:p>1.4302914590090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.43023670446371">
                <text:p>1.4302367044637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1.4301550632276">
                <text:p>1.430155063227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1.43013900944289">
                <text:p>1.4301390094428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.43010676700765">
                <text:p>1.4301067670076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.43007501347693">
                <text:p>1.4300750134769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.43007797056021">
                <text:p>1.4300779705602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.43003585898304">
                <text:p>1.4300358589830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.42996561751259">
                <text:p>1.4299656175125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.42986474126487">
                <text:p>1.4298647412648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.42972397088137">
                <text:p>1.4297239708813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1.42974028894875">
                <text:p>1.429740288948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.42965279014124">
                <text:p>1.4296527901412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1.42959130441838">
                <text:p>1.4295913044183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1.42946692494899">
                <text:p>1.4294669249489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.42936293532905">
                <text:p>1.4293629353290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.42930176794218">
                <text:p>1.4293017679421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.42929241004948">
                <text:p>1.4292924100494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1.42921431194408">
                <text:p>1.4292143119440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1.42915301158523">
                <text:p>1.4291530115852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.42926262078192">
                <text:p>1.4292626207819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.42944765778576">
                <text:p>1.4294476577857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1.42957406331671">
                <text:p>1.4295740633167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.42973080152441">
                <text:p>1.4297308015244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.42986209611432">
                <text:p>1.4298620961143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.42993766626841">
                <text:p>1.4299376662684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1.4301058330225">
                <text:p>1.43010583302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1.43030310083359">
                <text:p>1.4303031008335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1.43038067456192">
                <text:p>1.4303806745619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.43058849625256">
                <text:p>1.4305884962525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1.43073471868229">
                <text:p>1.4307347186822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1.43085099933566">
                <text:p>1.4308509993356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1.43097712035494">
                <text:p>1.4309771203549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1.43118706821464">
                <text:p>1.4311870682146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1.43130961685018">
                <text:p>1.4313096168501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1.43149959176764">
                <text:p>1.4314995917676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1.4316589878573">
                <text:p>1.431658987857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1.43182046482511">
                <text:p>1.4318204648251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1.43189684383344">
                <text:p>1.4318968438334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1.43197573609757">
                <text:p>1.4319757360975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1.43207922214398">
                <text:p>1.4320792221439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1.43214086809273">
                <text:p>1.4321408680927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1.43228424288403">
                <text:p>1.4322842428840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1.43237327665041">
                <text:p>1.4323732766504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1.432469498192">
                <text:p>1.43246949819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1.43258255570685">
                <text:p>1.4325825557068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1.43266011911709">
                <text:p>1.4326601191170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1.43279108395818">
                <text:p>1.4327910839581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1.43287881378465">
                <text:p>1.4328788137846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1.43299414558746">
                <text:p>1.4329941455874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1.43309878898083">
                <text:p>1.4330987889808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1.43320547961441">
                <text:p>1.4332054796144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1.43330317207461">
                <text:p>1.4333031720746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1.43332250553176">
                <text:p>1.4333225055317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1.43345221305448">
                <text:p>1.4334522130544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1.43347656594603">
                <text:p>1.4334765659460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1.43350353190035">
                <text:p>1.4335035319003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1.43353294972537">
                <text:p>1.4335329497253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1.43356493374437">
                <text:p>1.4335649337443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1.43358332177039">
                <text:p>1.4335833217703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1.43358827650311">
                <text:p>1.4335882765031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1.43370688658381">
                <text:p>1.4337068865838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1.43365433929266">
                <text:p>1.4336543392926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1.43364552244735">
                <text:p>1.4336455224473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1.43375969932227">
                <text:p>1.4337596993222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1.43368439072357">
                <text:p>1.4336843907235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1.43383269651251">
                <text:p>1.4338326965125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1.43383264071206">
                <text:p>1.4338326407120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1.43383454481932">
                <text:p>1.4338345448193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1.43383829050299">
                <text:p>1.4338382905029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1.43392486009018">
                <text:p>1.4339248600901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1.43390576194037">
                <text:p>1.4339057619403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1.43402352251572">
                <text:p>1.4340235225157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1.43403556346612">
                <text:p>1.4340355634661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1.43410341740234">
                <text:p>1.4341034174023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1.43411917960465">
                <text:p>1.4341191796046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1.43416391379727">
                <text:p>1.4341639137972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1.43423769659225">
                <text:p>1.4342376965922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.43421940504027">
                <text:p>1.4342194050402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1.43421935126194">
                <text:p>1.4342193512619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1.43420549216684">
                <text:p>1.4342054921668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1.43421948834368">
                <text:p>1.4342194883436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12">
                <text:p>512</text:p>
              </table:table-cell>
              <table:table-cell office:value-type="float" office:value="1.43566060020476">
                <text:p>1.4356606002047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24">
                <text:p>1024</text:p>
              </table:table-cell>
              <table:table-cell office:value-type="float" office:value="1.4373649241388">
                <text:p>1.437364924138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129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b-spline" chart:include-hidden-cells="false" chart:auto-position="true" chart:auto-size="true" chart:treat-empty-cells="ignore" chart:right-angled-axes="true"/>
    </style:style>
    <style:style style:name="ch3" style:family="chart" style:data-style-name="N1">
      <style:chart-properties chart:display-label="true" chart:logarithmic="true" chart:minimum="8" chart:maximum="1024" chart:interval-major="0.30102999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29">
      <style:chart-properties chart:display-label="true" chart:logarithmic="false" chart:minimum="0.34" chart:maximum="0.65" chart:origin="0" chart:interval-major="0.0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9">
      <style:chart-properties chart:display-label="true" chart:logarithmic="false" chart:minimum="0" chart:maximum="17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29">
      <style:chart-properties chart:symbol-type="none" chart:link-data-style-to-source="true">
        <chart:symbol-image xlink:href="Pictures/2000000A000000FD000000FDF1F7E11A.svm" xlink:type="simple" xlink:actuate="onLoad"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29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41cm" svg:height="12.757cm" xlink:href=".." xlink:type="simple" chart:class="chart:scatter" chart:column-mapping="0" chart:style-name="ch1">
        <chart:plot-area chart:style-name="ch2" table:cell-range-address="Managem_amps.A3:Managem_amps.A490 Managem_amps.F1:Managem_amps.F1 Managem_amps.F3:Managem_amps.F490 Managem_spec.C1:Managem_spec.C300" chart:data-source-has-labels="row" svg:x="0.468cm" svg:y="0.255cm" svg:width="22.474cm" svg:height="12.247cm">
          <chartooo:coordinate-region svg:x="2.122cm" svg:y="0.255cm" svg:width="20.449cm" svg:height="11.601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axis chart:dimension="y" chart:name="secondary-y" chart:style-name="ch6"/>
          <chart:series chart:attached-axis="primary-y" chart:style-name="ch7" chart:values-cell-range-address="Managem_amps.F3:Managem_amps.F490" chart:label-cell-address="Managem_amps.F1:Managem_amps.F1" chart:class="chart:scatter">
            <chart:domain table:cell-range-address="Managem_amps.A3:Managem_amps.A490"/>
            <chart:data-point chart:repeated="488"/>
          </chart:series>
          <chart:series chart:attached-axis="primary-y" chart:style-name="ch8" chart:values-cell-range-address="Managem_spec.C2:Managem_spec.C300" chart:label-cell-address="Managem_spec.C1:Managem_spec.C1" chart:class="chart:scatter">
            <chart:domain table:cell-range-address="Managem_spec.A2:Managem_spec.A300"/>
            <chart:data-point chart:repeated="2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rowth</text:p>
                <draw:g>
                  <svg:desc>Managem_amps.F1:Managem_amps.F1</svg:desc>
                </draw:g>
              </table:table-cell>
              <table:table-cell office:value-type="string">
                <text:p>Colonna A</text:p>
              </table:table-cell>
              <table:table-cell office:value-type="string">
                <text:p>Growth (GS)</text:p>
                <draw:g>
                  <svg:desc>Managem_spec.C1:Managem_spec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Managem_amps.A3:Managem_amps.A490</svg:desc>
                </draw:g>
              </table:table-cell>
              <table:table-cell office:value-type="float" office:value="NaN">
                <text:p>NaN</text:p>
                <draw:g>
                  <svg:desc>Managem_amps.F3:Managem_amps.F490</svg:desc>
                </draw:g>
              </table:table-cell>
              <table:table-cell office:value-type="float" office:value="1">
                <text:p>1</text:p>
                <draw:g>
                  <svg:desc>Managem_spec.A2:Managem_spec.A300</svg:desc>
                </draw:g>
              </table:table-cell>
              <table:table-cell office:value-type="float" office:value="NaN">
                <text:p>NaN</text:p>
                <draw:g>
                  <svg:desc>Managem_spec.C2:Managem_spec.C3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115047388215145">
                <text:p>0.1150473882151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0.224731589183854">
                <text:p>0.2247315891838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0.281464951297417">
                <text:p>0.2814649512974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.476883082196302">
                <text:p>0.476883082196302</text:p>
              </table:table-cell>
              <table:table-cell office:value-type="float" office:value="7">
                <text:p>7</text:p>
              </table:table-cell>
              <table:table-cell office:value-type="float" office:value="0.316626550287242">
                <text:p>0.3166265502872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.558783581574555">
                <text:p>0.558783581574555</text:p>
              </table:table-cell>
              <table:table-cell office:value-type="float" office:value="8">
                <text:p>8</text:p>
              </table:table-cell>
              <table:table-cell office:value-type="float" office:value="0.339564425475713">
                <text:p>0.3395644254757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.572776023673578">
                <text:p>0.572776023673578</text:p>
              </table:table-cell>
              <table:table-cell office:value-type="float" office:value="9">
                <text:p>9</text:p>
              </table:table-cell>
              <table:table-cell office:value-type="float" office:value="0.358229653901107">
                <text:p>0.3582296539011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.578606777423632">
                <text:p>0.578606777423632</text:p>
              </table:table-cell>
              <table:table-cell office:value-type="float" office:value="10">
                <text:p>10</text:p>
              </table:table-cell>
              <table:table-cell office:value-type="float" office:value="0.375136472106646">
                <text:p>0.3751364721066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0.582449936529295">
                <text:p>0.582449936529295</text:p>
              </table:table-cell>
              <table:table-cell office:value-type="float" office:value="11">
                <text:p>11</text:p>
              </table:table-cell>
              <table:table-cell office:value-type="float" office:value="0.388779391950031">
                <text:p>0.3887793919500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0.584944111027638">
                <text:p>0.584944111027638</text:p>
              </table:table-cell>
              <table:table-cell office:value-type="float" office:value="12">
                <text:p>12</text:p>
              </table:table-cell>
              <table:table-cell office:value-type="float" office:value="0.400591003354139">
                <text:p>0.4005910033541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0.58683653961372">
                <text:p>0.58683653961372</text:p>
              </table:table-cell>
              <table:table-cell office:value-type="float" office:value="13">
                <text:p>13</text:p>
              </table:table-cell>
              <table:table-cell office:value-type="float" office:value="0.41135798770434">
                <text:p>0.411357987704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0.588176863146834">
                <text:p>0.588176863146834</text:p>
              </table:table-cell>
              <table:table-cell office:value-type="float" office:value="14">
                <text:p>14</text:p>
              </table:table-cell>
              <table:table-cell office:value-type="float" office:value="0.420902772719095">
                <text:p>0.4209027727190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0.591042035226689">
                <text:p>0.591042035226689</text:p>
              </table:table-cell>
              <table:table-cell office:value-type="float" office:value="15">
                <text:p>15</text:p>
              </table:table-cell>
              <table:table-cell office:value-type="float" office:value="0.427793587758068">
                <text:p>0.4277935877580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0.592339886084403">
                <text:p>0.592339886084403</text:p>
              </table:table-cell>
              <table:table-cell office:value-type="float" office:value="16">
                <text:p>16</text:p>
              </table:table-cell>
              <table:table-cell office:value-type="float" office:value="0.434076532958474">
                <text:p>0.4340765329584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0.594089449312722">
                <text:p>0.594089449312722</text:p>
              </table:table-cell>
              <table:table-cell office:value-type="float" office:value="17">
                <text:p>17</text:p>
              </table:table-cell>
              <table:table-cell office:value-type="float" office:value="0.438355541556465">
                <text:p>0.4383555415564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0.594702802352755">
                <text:p>0.594702802352755</text:p>
              </table:table-cell>
              <table:table-cell office:value-type="float" office:value="18">
                <text:p>18</text:p>
              </table:table-cell>
              <table:table-cell office:value-type="float" office:value="0.442216288978825">
                <text:p>0.4422162889788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0.594639181191948">
                <text:p>0.594639181191948</text:p>
              </table:table-cell>
              <table:table-cell office:value-type="float" office:value="19">
                <text:p>19</text:p>
              </table:table-cell>
              <table:table-cell office:value-type="float" office:value="0.445680605191375">
                <text:p>0.4456806051913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0.595325852033065">
                <text:p>0.595325852033065</text:p>
              </table:table-cell>
              <table:table-cell office:value-type="float" office:value="20">
                <text:p>20</text:p>
              </table:table-cell>
              <table:table-cell office:value-type="float" office:value="0.449568500742916">
                <text:p>0.4495685007429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0.596136192282227">
                <text:p>0.596136192282227</text:p>
              </table:table-cell>
              <table:table-cell office:value-type="float" office:value="21">
                <text:p>21</text:p>
              </table:table-cell>
              <table:table-cell office:value-type="float" office:value="0.453172262323241">
                <text:p>0.4531722623232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0.598682043266859">
                <text:p>0.598682043266859</text:p>
              </table:table-cell>
              <table:table-cell office:value-type="float" office:value="22">
                <text:p>22</text:p>
              </table:table-cell>
              <table:table-cell office:value-type="float" office:value="0.458058308479639">
                <text:p>0.4580583084796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0.600893015193157">
                <text:p>0.600893015193157</text:p>
              </table:table-cell>
              <table:table-cell office:value-type="float" office:value="23">
                <text:p>23</text:p>
              </table:table-cell>
              <table:table-cell office:value-type="float" office:value="0.462658416749035">
                <text:p>0.4626584167490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0.602689887649563">
                <text:p>0.602689887649563</text:p>
              </table:table-cell>
              <table:table-cell office:value-type="float" office:value="24">
                <text:p>24</text:p>
              </table:table-cell>
              <table:table-cell office:value-type="float" office:value="0.46709618909854">
                <text:p>0.467096189098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0.604049515647586">
                <text:p>0.604049515647586</text:p>
              </table:table-cell>
              <table:table-cell office:value-type="float" office:value="25">
                <text:p>25</text:p>
              </table:table-cell>
              <table:table-cell office:value-type="float" office:value="0.471154461038795">
                <text:p>0.4711544610387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0.604807466371712">
                <text:p>0.604807466371712</text:p>
              </table:table-cell>
              <table:table-cell office:value-type="float" office:value="26">
                <text:p>26</text:p>
              </table:table-cell>
              <table:table-cell office:value-type="float" office:value="0.475043896974572">
                <text:p>0.4750438969745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0.606139279771813">
                <text:p>0.606139279771813</text:p>
              </table:table-cell>
              <table:table-cell office:value-type="float" office:value="27">
                <text:p>27</text:p>
              </table:table-cell>
              <table:table-cell office:value-type="float" office:value="0.478224320358928">
                <text:p>0.4782243203589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0.606720968737452">
                <text:p>0.606720968737452</text:p>
              </table:table-cell>
              <table:table-cell office:value-type="float" office:value="28">
                <text:p>28</text:p>
              </table:table-cell>
              <table:table-cell office:value-type="float" office:value="0.480842410900124">
                <text:p>0.4808424109001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0.60742166029772">
                <text:p>0.60742166029772</text:p>
              </table:table-cell>
              <table:table-cell office:value-type="float" office:value="29">
                <text:p>29</text:p>
              </table:table-cell>
              <table:table-cell office:value-type="float" office:value="0.483077564704253">
                <text:p>0.4830775647042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0.608145464972507">
                <text:p>0.608145464972507</text:p>
              </table:table-cell>
              <table:table-cell office:value-type="float" office:value="30">
                <text:p>30</text:p>
              </table:table-cell>
              <table:table-cell office:value-type="float" office:value="0.485188604207788">
                <text:p>0.4851886042077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0.60890351475945">
                <text:p>0.60890351475945</text:p>
              </table:table-cell>
              <table:table-cell office:value-type="float" office:value="31">
                <text:p>31</text:p>
              </table:table-cell>
              <table:table-cell office:value-type="float" office:value="0.48739074475486">
                <text:p>0.487390744754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0.609023185330904">
                <text:p>0.609023185330904</text:p>
              </table:table-cell>
              <table:table-cell office:value-type="float" office:value="32">
                <text:p>32</text:p>
              </table:table-cell>
              <table:table-cell office:value-type="float" office:value="0.489566560590932">
                <text:p>0.4895665605909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0.609158213603025">
                <text:p>0.609158213603025</text:p>
              </table:table-cell>
              <table:table-cell office:value-type="float" office:value="33">
                <text:p>33</text:p>
              </table:table-cell>
              <table:table-cell office:value-type="float" office:value="0.491582686467426">
                <text:p>0.4915826864674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0.60934864766091">
                <text:p>0.60934864766091</text:p>
              </table:table-cell>
              <table:table-cell office:value-type="float" office:value="34">
                <text:p>34</text:p>
              </table:table-cell>
              <table:table-cell office:value-type="float" office:value="0.493044781975751">
                <text:p>0.4930447819757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0.60956400539376">
                <text:p>0.60956400539376</text:p>
              </table:table-cell>
              <table:table-cell office:value-type="float" office:value="35">
                <text:p>35</text:p>
              </table:table-cell>
              <table:table-cell office:value-type="float" office:value="0.494434006389551">
                <text:p>0.4944340063895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0.609484443663977">
                <text:p>0.609484443663977</text:p>
              </table:table-cell>
              <table:table-cell office:value-type="float" office:value="36">
                <text:p>36</text:p>
              </table:table-cell>
              <table:table-cell office:value-type="float" office:value="0.495812487768431">
                <text:p>0.4958124877684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0.610113591758396">
                <text:p>0.610113591758396</text:p>
              </table:table-cell>
              <table:table-cell office:value-type="float" office:value="37">
                <text:p>37</text:p>
              </table:table-cell>
              <table:table-cell office:value-type="float" office:value="0.497178328722827">
                <text:p>0.4971783287228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0.610689364053337">
                <text:p>0.610689364053337</text:p>
              </table:table-cell>
              <table:table-cell office:value-type="float" office:value="38">
                <text:p>38</text:p>
              </table:table-cell>
              <table:table-cell office:value-type="float" office:value="0.498525861564986">
                <text:p>0.4985258615649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0.611158901827776">
                <text:p>0.611158901827776</text:p>
              </table:table-cell>
              <table:table-cell office:value-type="float" office:value="39">
                <text:p>39</text:p>
              </table:table-cell>
              <table:table-cell office:value-type="float" office:value="0.499898971429904">
                <text:p>0.4998989714299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0.611625522087">
                <text:p>0.611625522087</text:p>
              </table:table-cell>
              <table:table-cell office:value-type="float" office:value="40">
                <text:p>40</text:p>
              </table:table-cell>
              <table:table-cell office:value-type="float" office:value="0.5012273944961">
                <text:p>0.50122739449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0.61211361960567">
                <text:p>0.61211361960567</text:p>
              </table:table-cell>
              <table:table-cell office:value-type="float" office:value="41">
                <text:p>41</text:p>
              </table:table-cell>
              <table:table-cell office:value-type="float" office:value="0.502152354348844">
                <text:p>0.5021523543488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0.612236788621599">
                <text:p>0.612236788621599</text:p>
              </table:table-cell>
              <table:table-cell office:value-type="float" office:value="42">
                <text:p>42</text:p>
              </table:table-cell>
              <table:table-cell office:value-type="float" office:value="0.503033421924386">
                <text:p>0.5030334219243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0.612818619153936">
                <text:p>0.612818619153936</text:p>
              </table:table-cell>
              <table:table-cell office:value-type="float" office:value="43">
                <text:p>43</text:p>
              </table:table-cell>
              <table:table-cell office:value-type="float" office:value="0.503917122494946">
                <text:p>0.5039171224949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0.613407708923633">
                <text:p>0.613407708923633</text:p>
              </table:table-cell>
              <table:table-cell office:value-type="float" office:value="44">
                <text:p>44</text:p>
              </table:table-cell>
              <table:table-cell office:value-type="float" office:value="0.50480169850757">
                <text:p>0.504801698507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0.613642469141321">
                <text:p>0.613642469141321</text:p>
              </table:table-cell>
              <table:table-cell office:value-type="float" office:value="45">
                <text:p>45</text:p>
              </table:table-cell>
              <table:table-cell office:value-type="float" office:value="0.505652671102323">
                <text:p>0.5056526711023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0.613637130159679">
                <text:p>0.613637130159679</text:p>
              </table:table-cell>
              <table:table-cell office:value-type="float" office:value="46">
                <text:p>46</text:p>
              </table:table-cell>
              <table:table-cell office:value-type="float" office:value="0.506548079150614">
                <text:p>0.5065480791506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0.613618483928375">
                <text:p>0.613618483928375</text:p>
              </table:table-cell>
              <table:table-cell office:value-type="float" office:value="47">
                <text:p>47</text:p>
              </table:table-cell>
              <table:table-cell office:value-type="float" office:value="0.507584048512634">
                <text:p>0.5075840485126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0.613678220262183">
                <text:p>0.613678220262183</text:p>
              </table:table-cell>
              <table:table-cell office:value-type="float" office:value="48">
                <text:p>48</text:p>
              </table:table-cell>
              <table:table-cell office:value-type="float" office:value="0.509030291615587">
                <text:p>0.5090302916155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0.614421112663581">
                <text:p>0.614421112663581</text:p>
              </table:table-cell>
              <table:table-cell office:value-type="float" office:value="49">
                <text:p>49</text:p>
              </table:table-cell>
              <table:table-cell office:value-type="float" office:value="0.51042610431284">
                <text:p>0.510426104312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0.615160316032866">
                <text:p>0.615160316032866</text:p>
              </table:table-cell>
              <table:table-cell office:value-type="float" office:value="50">
                <text:p>50</text:p>
              </table:table-cell>
              <table:table-cell office:value-type="float" office:value="0.511422119676706">
                <text:p>0.5114221196767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0.615486534290134">
                <text:p>0.615486534290134</text:p>
              </table:table-cell>
              <table:table-cell office:value-type="float" office:value="51">
                <text:p>51</text:p>
              </table:table-cell>
              <table:table-cell office:value-type="float" office:value="0.512409447685098">
                <text:p>0.5124094476850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0.615852424194139">
                <text:p>0.615852424194139</text:p>
              </table:table-cell>
              <table:table-cell office:value-type="float" office:value="52">
                <text:p>52</text:p>
              </table:table-cell>
              <table:table-cell office:value-type="float" office:value="0.513387824024108">
                <text:p>0.5133878240241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0.615933597176854">
                <text:p>0.615933597176854</text:p>
              </table:table-cell>
              <table:table-cell office:value-type="float" office:value="53">
                <text:p>53</text:p>
              </table:table-cell>
              <table:table-cell office:value-type="float" office:value="0.514357161802841">
                <text:p>0.5143571618028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0.616032170921145">
                <text:p>0.616032170921145</text:p>
              </table:table-cell>
              <table:table-cell office:value-type="float" office:value="54">
                <text:p>54</text:p>
              </table:table-cell>
              <table:table-cell office:value-type="float" office:value="0.515279661969867">
                <text:p>0.5152796619698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0.616097744600884">
                <text:p>0.616097744600884</text:p>
              </table:table-cell>
              <table:table-cell office:value-type="float" office:value="55">
                <text:p>55</text:p>
              </table:table-cell>
              <table:table-cell office:value-type="float" office:value="0.516222812945796">
                <text:p>0.5162228129457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0.616228107727367">
                <text:p>0.616228107727367</text:p>
              </table:table-cell>
              <table:table-cell office:value-type="float" office:value="56">
                <text:p>56</text:p>
              </table:table-cell>
              <table:table-cell office:value-type="float" office:value="0.517171399148036">
                <text:p>0.5171713991480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0.616274302566926">
                <text:p>0.616274302566926</text:p>
              </table:table-cell>
              <table:table-cell office:value-type="float" office:value="57">
                <text:p>57</text:p>
              </table:table-cell>
              <table:table-cell office:value-type="float" office:value="0.518091133217933">
                <text:p>0.5180911332179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0.616716793086857">
                <text:p>0.616716793086857</text:p>
              </table:table-cell>
              <table:table-cell office:value-type="float" office:value="58">
                <text:p>58</text:p>
              </table:table-cell>
              <table:table-cell office:value-type="float" office:value="0.518740001956204">
                <text:p>0.5187400019562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0.616882659952861">
                <text:p>0.616882659952861</text:p>
              </table:table-cell>
              <table:table-cell office:value-type="float" office:value="59">
                <text:p>59</text:p>
              </table:table-cell>
              <table:table-cell office:value-type="float" office:value="0.519390690778822">
                <text:p>0.5193906907788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0.617059523096679">
                <text:p>0.617059523096679</text:p>
              </table:table-cell>
              <table:table-cell office:value-type="float" office:value="60">
                <text:p>60</text:p>
              </table:table-cell>
              <table:table-cell office:value-type="float" office:value="0.520046693960362">
                <text:p>0.5200466939603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0.617201742880102">
                <text:p>0.617201742880102</text:p>
              </table:table-cell>
              <table:table-cell office:value-type="float" office:value="61">
                <text:p>61</text:p>
              </table:table-cell>
              <table:table-cell office:value-type="float" office:value="0.520726437985448">
                <text:p>0.5207264379854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0.617398877125632">
                <text:p>0.617398877125632</text:p>
              </table:table-cell>
              <table:table-cell office:value-type="float" office:value="62">
                <text:p>62</text:p>
              </table:table-cell>
              <table:table-cell office:value-type="float" office:value="0.521405809082256">
                <text:p>0.5214058090822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0.617534728280239">
                <text:p>0.617534728280239</text:p>
              </table:table-cell>
              <table:table-cell office:value-type="float" office:value="63">
                <text:p>63</text:p>
              </table:table-cell>
              <table:table-cell office:value-type="float" office:value="0.522084504576394">
                <text:p>0.5220845045763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0.617616182143644">
                <text:p>0.617616182143644</text:p>
              </table:table-cell>
              <table:table-cell office:value-type="float" office:value="64">
                <text:p>64</text:p>
              </table:table-cell>
              <table:table-cell office:value-type="float" office:value="0.522728563959089">
                <text:p>0.5227285639590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0.617724203120245">
                <text:p>0.617724203120245</text:p>
              </table:table-cell>
              <table:table-cell office:value-type="float" office:value="65">
                <text:p>65</text:p>
              </table:table-cell>
              <table:table-cell office:value-type="float" office:value="0.523369922856036">
                <text:p>0.5233699228560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0.617961747492725">
                <text:p>0.617961747492725</text:p>
              </table:table-cell>
              <table:table-cell office:value-type="float" office:value="66">
                <text:p>66</text:p>
              </table:table-cell>
              <table:table-cell office:value-type="float" office:value="0.524008983343071">
                <text:p>0.5240089833430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0.618225253871446">
                <text:p>0.618225253871446</text:p>
              </table:table-cell>
              <table:table-cell office:value-type="float" office:value="67">
                <text:p>67</text:p>
              </table:table-cell>
              <table:table-cell office:value-type="float" office:value="0.524645270076822">
                <text:p>0.5246452700768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0.618452786852653">
                <text:p>0.618452786852653</text:p>
              </table:table-cell>
              <table:table-cell office:value-type="float" office:value="68">
                <text:p>68</text:p>
              </table:table-cell>
              <table:table-cell office:value-type="float" office:value="0.525278627169207">
                <text:p>0.5252786271692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0.618726631256728">
                <text:p>0.618726631256728</text:p>
              </table:table-cell>
              <table:table-cell office:value-type="float" office:value="69">
                <text:p>69</text:p>
              </table:table-cell>
              <table:table-cell office:value-type="float" office:value="0.525876046363518">
                <text:p>0.5258760463635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0.618853203920083">
                <text:p>0.618853203920083</text:p>
              </table:table-cell>
              <table:table-cell office:value-type="float" office:value="70">
                <text:p>70</text:p>
              </table:table-cell>
              <table:table-cell office:value-type="float" office:value="0.526500948274577">
                <text:p>0.5265009482745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0.618985938300749">
                <text:p>0.618985938300749</text:p>
              </table:table-cell>
              <table:table-cell office:value-type="float" office:value="71">
                <text:p>71</text:p>
              </table:table-cell>
              <table:table-cell office:value-type="float" office:value="0.527122632907337">
                <text:p>0.5271226329073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0.619047067868809">
                <text:p>0.619047067868809</text:p>
              </table:table-cell>
              <table:table-cell office:value-type="float" office:value="72">
                <text:p>72</text:p>
              </table:table-cell>
              <table:table-cell office:value-type="float" office:value="0.527726878590613">
                <text:p>0.5277268785906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0.619304407338087">
                <text:p>0.619304407338087</text:p>
              </table:table-cell>
              <table:table-cell office:value-type="float" office:value="73">
                <text:p>73</text:p>
              </table:table-cell>
              <table:table-cell office:value-type="float" office:value="0.52811209226685">
                <text:p>0.528112092266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0.619591620665407">
                <text:p>0.619591620665407</text:p>
              </table:table-cell>
              <table:table-cell office:value-type="float" office:value="74">
                <text:p>74</text:p>
              </table:table-cell>
              <table:table-cell office:value-type="float" office:value="0.528544873933491">
                <text:p>0.5285448739334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0.619766693871639">
                <text:p>0.619766693871639</text:p>
              </table:table-cell>
              <table:table-cell office:value-type="float" office:value="75">
                <text:p>75</text:p>
              </table:table-cell>
              <table:table-cell office:value-type="float" office:value="0.52893541558483">
                <text:p>0.5289354155848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0.620080036977144">
                <text:p>0.620080036977144</text:p>
              </table:table-cell>
              <table:table-cell office:value-type="float" office:value="76">
                <text:p>76</text:p>
              </table:table-cell>
              <table:table-cell office:value-type="float" office:value="0.529327595054562">
                <text:p>0.5293275950545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0.620454323256746">
                <text:p>0.620454323256746</text:p>
              </table:table-cell>
              <table:table-cell office:value-type="float" office:value="77">
                <text:p>77</text:p>
              </table:table-cell>
              <table:table-cell office:value-type="float" office:value="0.529721205987807">
                <text:p>0.5297212059878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0.620879292205067">
                <text:p>0.620879292205067</text:p>
              </table:table-cell>
              <table:table-cell office:value-type="float" office:value="78">
                <text:p>78</text:p>
              </table:table-cell>
              <table:table-cell office:value-type="float" office:value="0.530116056508277">
                <text:p>0.5301160565082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0.62124731222546">
                <text:p>0.62124731222546</text:p>
              </table:table-cell>
              <table:table-cell office:value-type="float" office:value="79">
                <text:p>79</text:p>
              </table:table-cell>
              <table:table-cell office:value-type="float" office:value="0.530511697755933">
                <text:p>0.5305116977559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0.621578936006511">
                <text:p>0.621578936006511</text:p>
              </table:table-cell>
              <table:table-cell office:value-type="float" office:value="80">
                <text:p>80</text:p>
              </table:table-cell>
              <table:table-cell office:value-type="float" office:value="0.530886870594976">
                <text:p>0.5308868705949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0.621846376362464">
                <text:p>0.621846376362464</text:p>
              </table:table-cell>
              <table:table-cell office:value-type="float" office:value="81">
                <text:p>81</text:p>
              </table:table-cell>
              <table:table-cell office:value-type="float" office:value="0.531241994599579">
                <text:p>0.5312419945995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0.622199780318583">
                <text:p>0.622199780318583</text:p>
              </table:table-cell>
              <table:table-cell office:value-type="float" office:value="82">
                <text:p>82</text:p>
              </table:table-cell>
              <table:table-cell office:value-type="float" office:value="0.531640542107425">
                <text:p>0.5316405421074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0.622382410551015">
                <text:p>0.622382410551015</text:p>
              </table:table-cell>
              <table:table-cell office:value-type="float" office:value="83">
                <text:p>83</text:p>
              </table:table-cell>
              <table:table-cell office:value-type="float" office:value="0.532007546749342">
                <text:p>0.5320075467493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0.622548287241717">
                <text:p>0.622548287241717</text:p>
              </table:table-cell>
              <table:table-cell office:value-type="float" office:value="84">
                <text:p>84</text:p>
              </table:table-cell>
              <table:table-cell office:value-type="float" office:value="0.532369872918189">
                <text:p>0.5323698729181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0.622738178672698">
                <text:p>0.622738178672698</text:p>
              </table:table-cell>
              <table:table-cell office:value-type="float" office:value="85">
                <text:p>85</text:p>
              </table:table-cell>
              <table:table-cell office:value-type="float" office:value="0.532583374305693">
                <text:p>0.5325833743056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0.622911285754691">
                <text:p>0.622911285754691</text:p>
              </table:table-cell>
              <table:table-cell office:value-type="float" office:value="86">
                <text:p>86</text:p>
              </table:table-cell>
              <table:table-cell office:value-type="float" office:value="0.532800586178675">
                <text:p>0.5328005861786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0.623057531103518">
                <text:p>0.623057531103518</text:p>
              </table:table-cell>
              <table:table-cell office:value-type="float" office:value="87">
                <text:p>87</text:p>
              </table:table-cell>
              <table:table-cell office:value-type="float" office:value="0.533021077370003">
                <text:p>0.5330210773700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0.623199410944732">
                <text:p>0.623199410944732</text:p>
              </table:table-cell>
              <table:table-cell office:value-type="float" office:value="88">
                <text:p>88</text:p>
              </table:table-cell>
              <table:table-cell office:value-type="float" office:value="0.533245031495455">
                <text:p>0.5332450314954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0.623338076842933">
                <text:p>0.623338076842933</text:p>
              </table:table-cell>
              <table:table-cell office:value-type="float" office:value="89">
                <text:p>89</text:p>
              </table:table-cell>
              <table:table-cell office:value-type="float" office:value="0.533472099925914">
                <text:p>0.5334720999259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0.623481986384126">
                <text:p>0.623481986384126</text:p>
              </table:table-cell>
              <table:table-cell office:value-type="float" office:value="90">
                <text:p>90</text:p>
              </table:table-cell>
              <table:table-cell office:value-type="float" office:value="0.533705975868138">
                <text:p>0.5337059758681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0.623690737693494">
                <text:p>0.623690737693494</text:p>
              </table:table-cell>
              <table:table-cell office:value-type="float" office:value="91">
                <text:p>91</text:p>
              </table:table-cell>
              <table:table-cell office:value-type="float" office:value="0.533904291691948">
                <text:p>0.5339042916919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0.623889148308027">
                <text:p>0.623889148308027</text:p>
              </table:table-cell>
              <table:table-cell office:value-type="float" office:value="92">
                <text:p>92</text:p>
              </table:table-cell>
              <table:table-cell office:value-type="float" office:value="0.534139954498206">
                <text:p>0.5341399544982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0.624120614683613">
                <text:p>0.624120614683613</text:p>
              </table:table-cell>
              <table:table-cell office:value-type="float" office:value="93">
                <text:p>93</text:p>
              </table:table-cell>
              <table:table-cell office:value-type="float" office:value="0.534363000059932">
                <text:p>0.5343630000599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0.624347575595438">
                <text:p>0.624347575595438</text:p>
              </table:table-cell>
              <table:table-cell office:value-type="float" office:value="94">
                <text:p>94</text:p>
              </table:table-cell>
              <table:table-cell office:value-type="float" office:value="0.534600687204549">
                <text:p>0.5346006872045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0.624572150527702">
                <text:p>0.624572150527702</text:p>
              </table:table-cell>
              <table:table-cell office:value-type="float" office:value="95">
                <text:p>95</text:p>
              </table:table-cell>
              <table:table-cell office:value-type="float" office:value="0.534840460448128">
                <text:p>0.5348404604481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0.62476701948901">
                <text:p>0.62476701948901</text:p>
              </table:table-cell>
              <table:table-cell office:value-type="float" office:value="96">
                <text:p>96</text:p>
              </table:table-cell>
              <table:table-cell office:value-type="float" office:value="0.535078026946256">
                <text:p>0.5350780269462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0.624996983321465">
                <text:p>0.624996983321465</text:p>
              </table:table-cell>
              <table:table-cell office:value-type="float" office:value="97">
                <text:p>97</text:p>
              </table:table-cell>
              <table:table-cell office:value-type="float" office:value="0.535323146376965">
                <text:p>0.53532314637696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0.625092732623123">
                <text:p>0.625092732623123</text:p>
              </table:table-cell>
              <table:table-cell office:value-type="float" office:value="98">
                <text:p>98</text:p>
              </table:table-cell>
              <table:table-cell office:value-type="float" office:value="0.535570319288211">
                <text:p>0.5355703192882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0.625175779468602">
                <text:p>0.625175779468602</text:p>
              </table:table-cell>
              <table:table-cell office:value-type="float" office:value="99">
                <text:p>99</text:p>
              </table:table-cell>
              <table:table-cell office:value-type="float" office:value="0.535824852298757">
                <text:p>0.5358248522987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1">
                <text:p>101</text:p>
              </table:table-cell>
              <table:table-cell office:value-type="float" office:value="0.625262440038994">
                <text:p>0.625262440038994</text:p>
              </table:table-cell>
              <table:table-cell office:value-type="float" office:value="100">
                <text:p>100</text:p>
              </table:table-cell>
              <table:table-cell office:value-type="float" office:value="0.536293103843297">
                <text:p>0.53629310384329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2">
                <text:p>102</text:p>
              </table:table-cell>
              <table:table-cell office:value-type="float" office:value="0.625352400059649">
                <text:p>0.625352400059649</text:p>
              </table:table-cell>
              <table:table-cell office:value-type="float" office:value="101">
                <text:p>101</text:p>
              </table:table-cell>
              <table:table-cell office:value-type="float" office:value="0.536764902068745">
                <text:p>0.53676490206874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3">
                <text:p>103</text:p>
              </table:table-cell>
              <table:table-cell office:value-type="float" office:value="0.625461641547895">
                <text:p>0.625461641547895</text:p>
              </table:table-cell>
              <table:table-cell office:value-type="float" office:value="102">
                <text:p>102</text:p>
              </table:table-cell>
              <table:table-cell office:value-type="float" office:value="0.537233924131453">
                <text:p>0.53723392413145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4">
                <text:p>104</text:p>
              </table:table-cell>
              <table:table-cell office:value-type="float" office:value="0.625502858810444">
                <text:p>0.625502858810444</text:p>
              </table:table-cell>
              <table:table-cell office:value-type="float" office:value="103">
                <text:p>103</text:p>
              </table:table-cell>
              <table:table-cell office:value-type="float" office:value="0.537700210667958">
                <text:p>0.53770021066795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5">
                <text:p>105</text:p>
              </table:table-cell>
              <table:table-cell office:value-type="float" office:value="0.625618373081512">
                <text:p>0.625618373081512</text:p>
              </table:table-cell>
              <table:table-cell office:value-type="float" office:value="104">
                <text:p>104</text:p>
              </table:table-cell>
              <table:table-cell office:value-type="float" office:value="0.538163749242273">
                <text:p>0.53816374924227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6">
                <text:p>106</text:p>
              </table:table-cell>
              <table:table-cell office:value-type="float" office:value="0.625636704498305">
                <text:p>0.625636704498305</text:p>
              </table:table-cell>
              <table:table-cell office:value-type="float" office:value="105">
                <text:p>105</text:p>
              </table:table-cell>
              <table:table-cell office:value-type="float" office:value="0.538606991855486">
                <text:p>0.53860699185548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7">
                <text:p>107</text:p>
              </table:table-cell>
              <table:table-cell office:value-type="float" office:value="0.625742922490435">
                <text:p>0.625742922490435</text:p>
              </table:table-cell>
              <table:table-cell office:value-type="float" office:value="106">
                <text:p>106</text:p>
              </table:table-cell>
              <table:table-cell office:value-type="float" office:value="0.539030463416398">
                <text:p>0.5390304634163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8">
                <text:p>108</text:p>
              </table:table-cell>
              <table:table-cell office:value-type="float" office:value="0.62585161645406">
                <text:p>0.62585161645406</text:p>
              </table:table-cell>
              <table:table-cell office:value-type="float" office:value="107">
                <text:p>107</text:p>
              </table:table-cell>
              <table:table-cell office:value-type="float" office:value="0.539486282167087">
                <text:p>0.53948628216708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9">
                <text:p>109</text:p>
              </table:table-cell>
              <table:table-cell office:value-type="float" office:value="0.625978017172548">
                <text:p>0.625978017172548</text:p>
              </table:table-cell>
              <table:table-cell office:value-type="float" office:value="108">
                <text:p>108</text:p>
              </table:table-cell>
              <table:table-cell office:value-type="float" office:value="0.539913211493181">
                <text:p>0.53991321149318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0">
                <text:p>110</text:p>
              </table:table-cell>
              <table:table-cell office:value-type="float" office:value="0.62603908789391">
                <text:p>0.62603908789391</text:p>
              </table:table-cell>
              <table:table-cell office:value-type="float" office:value="109">
                <text:p>109</text:p>
              </table:table-cell>
              <table:table-cell office:value-type="float" office:value="0.540283433762641">
                <text:p>0.54028343376264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0.62617025115373">
                <text:p>0.62617025115373</text:p>
              </table:table-cell>
              <table:table-cell office:value-type="float" office:value="110">
                <text:p>110</text:p>
              </table:table-cell>
              <table:table-cell office:value-type="float" office:value="0.540639945614049">
                <text:p>0.54063994561404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0.626229766128777">
                <text:p>0.626229766128777</text:p>
              </table:table-cell>
              <table:table-cell office:value-type="float" office:value="111">
                <text:p>111</text:p>
              </table:table-cell>
              <table:table-cell office:value-type="float" office:value="0.54098305678633">
                <text:p>0.540983056786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3">
                <text:p>113</text:p>
              </table:table-cell>
              <table:table-cell office:value-type="float" office:value="0.626292271920374">
                <text:p>0.626292271920374</text:p>
              </table:table-cell>
              <table:table-cell office:value-type="float" office:value="112">
                <text:p>112</text:p>
              </table:table-cell>
              <table:table-cell office:value-type="float" office:value="0.541313016705075">
                <text:p>0.5413130167050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4">
                <text:p>114</text:p>
              </table:table-cell>
              <table:table-cell office:value-type="float" office:value="0.626357698181211">
                <text:p>0.626357698181211</text:p>
              </table:table-cell>
              <table:table-cell office:value-type="float" office:value="113">
                <text:p>113</text:p>
              </table:table-cell>
              <table:table-cell office:value-type="float" office:value="0.541646818380133">
                <text:p>0.5416468183801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0.626425912948385">
                <text:p>0.626425912948385</text:p>
              </table:table-cell>
              <table:table-cell office:value-type="float" office:value="114">
                <text:p>114</text:p>
              </table:table-cell>
              <table:table-cell office:value-type="float" office:value="0.541979763474049">
                <text:p>0.54197976347404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0.626472722106225">
                <text:p>0.626472722106225</text:p>
              </table:table-cell>
              <table:table-cell office:value-type="float" office:value="115">
                <text:p>115</text:p>
              </table:table-cell>
              <table:table-cell office:value-type="float" office:value="0.542311808698329">
                <text:p>0.5423118086983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7">
                <text:p>117</text:p>
              </table:table-cell>
              <table:table-cell office:value-type="float" office:value="0.62651087644151">
                <text:p>0.62651087644151</text:p>
              </table:table-cell>
              <table:table-cell office:value-type="float" office:value="116">
                <text:p>116</text:p>
              </table:table-cell>
              <table:table-cell office:value-type="float" office:value="0.542642992787479">
                <text:p>0.54264299278747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8">
                <text:p>118</text:p>
              </table:table-cell>
              <table:table-cell office:value-type="float" office:value="0.626539184111431">
                <text:p>0.626539184111431</text:p>
              </table:table-cell>
              <table:table-cell office:value-type="float" office:value="117">
                <text:p>117</text:p>
              </table:table-cell>
              <table:table-cell office:value-type="float" office:value="0.54297319588443">
                <text:p>0.5429731958844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0.626557848365527">
                <text:p>0.626557848365527</text:p>
              </table:table-cell>
              <table:table-cell office:value-type="float" office:value="118">
                <text:p>118</text:p>
              </table:table-cell>
              <table:table-cell office:value-type="float" office:value="0.543287925660645">
                <text:p>0.54328792566064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0.626605000695729">
                <text:p>0.626605000695729</text:p>
              </table:table-cell>
              <table:table-cell office:value-type="float" office:value="119">
                <text:p>119</text:p>
              </table:table-cell>
              <table:table-cell office:value-type="float" office:value="0.543601876727671">
                <text:p>0.54360187672767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0.626638316565336">
                <text:p>0.626638316565336</text:p>
              </table:table-cell>
              <table:table-cell office:value-type="float" office:value="120">
                <text:p>120</text:p>
              </table:table-cell>
              <table:table-cell office:value-type="float" office:value="0.543904656699174">
                <text:p>0.54390465669917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0.626659301608065">
                <text:p>0.626659301608065</text:p>
              </table:table-cell>
              <table:table-cell office:value-type="float" office:value="121">
                <text:p>121</text:p>
              </table:table-cell>
              <table:table-cell office:value-type="float" office:value="0.54422750307756">
                <text:p>0.544227503077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3">
                <text:p>123</text:p>
              </table:table-cell>
              <table:table-cell office:value-type="float" office:value="0.626712619485945">
                <text:p>0.626712619485945</text:p>
              </table:table-cell>
              <table:table-cell office:value-type="float" office:value="122">
                <text:p>122</text:p>
              </table:table-cell>
              <table:table-cell office:value-type="float" office:value="0.544546406065533">
                <text:p>0.5445464060655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4">
                <text:p>124</text:p>
              </table:table-cell>
              <table:table-cell office:value-type="float" office:value="0.626771783779579">
                <text:p>0.626771783779579</text:p>
              </table:table-cell>
              <table:table-cell office:value-type="float" office:value="123">
                <text:p>123</text:p>
              </table:table-cell>
              <table:table-cell office:value-type="float" office:value="0.544861281181836">
                <text:p>0.54486128118183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5">
                <text:p>125</text:p>
              </table:table-cell>
              <table:table-cell office:value-type="float" office:value="0.626806714043115">
                <text:p>0.626806714043115</text:p>
              </table:table-cell>
              <table:table-cell office:value-type="float" office:value="124">
                <text:p>124</text:p>
              </table:table-cell>
              <table:table-cell office:value-type="float" office:value="0.545180918000733">
                <text:p>0.5451809180007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6">
                <text:p>126</text:p>
              </table:table-cell>
              <table:table-cell office:value-type="float" office:value="0.626808304620274">
                <text:p>0.626808304620274</text:p>
              </table:table-cell>
              <table:table-cell office:value-type="float" office:value="125">
                <text:p>125</text:p>
              </table:table-cell>
              <table:table-cell office:value-type="float" office:value="0.54549946114318">
                <text:p>0.5454994611431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7">
                <text:p>127</text:p>
              </table:table-cell>
              <table:table-cell office:value-type="float" office:value="0.626867123030867">
                <text:p>0.626867123030867</text:p>
              </table:table-cell>
              <table:table-cell office:value-type="float" office:value="126">
                <text:p>126</text:p>
              </table:table-cell>
              <table:table-cell office:value-type="float" office:value="0.545825164063863">
                <text:p>0.54582516406386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8">
                <text:p>128</text:p>
              </table:table-cell>
              <table:table-cell office:value-type="float" office:value="0.626904090386964">
                <text:p>0.626904090386964</text:p>
              </table:table-cell>
              <table:table-cell office:value-type="float" office:value="127">
                <text:p>127</text:p>
              </table:table-cell>
              <table:table-cell office:value-type="float" office:value="0.546149935002518">
                <text:p>0.54614993500251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9">
                <text:p>129</text:p>
              </table:table-cell>
              <table:table-cell office:value-type="float" office:value="0.626967289278905">
                <text:p>0.626967289278905</text:p>
              </table:table-cell>
              <table:table-cell office:value-type="float" office:value="128">
                <text:p>128</text:p>
              </table:table-cell>
              <table:table-cell office:value-type="float" office:value="0.546478601387746">
                <text:p>0.54647860138774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0">
                <text:p>130</text:p>
              </table:table-cell>
              <table:table-cell office:value-type="float" office:value="0.627044550546844">
                <text:p>0.627044550546844</text:p>
              </table:table-cell>
              <table:table-cell office:value-type="float" office:value="129">
                <text:p>129</text:p>
              </table:table-cell>
              <table:table-cell office:value-type="float" office:value="0.546809368381164">
                <text:p>0.54680936838116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1">
                <text:p>131</text:p>
              </table:table-cell>
              <table:table-cell office:value-type="float" office:value="0.627093757002029">
                <text:p>0.627093757002029</text:p>
              </table:table-cell>
              <table:table-cell office:value-type="float" office:value="130">
                <text:p>130</text:p>
              </table:table-cell>
              <table:table-cell office:value-type="float" office:value="0.547139104860405">
                <text:p>0.54713910486040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2">
                <text:p>132</text:p>
              </table:table-cell>
              <table:table-cell office:value-type="float" office:value="0.627114991298688">
                <text:p>0.627114991298688</text:p>
              </table:table-cell>
              <table:table-cell office:value-type="float" office:value="131">
                <text:p>131</text:p>
              </table:table-cell>
              <table:table-cell office:value-type="float" office:value="0.54741639243333">
                <text:p>0.5474163924333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0.627169326820304">
                <text:p>0.627169326820304</text:p>
              </table:table-cell>
              <table:table-cell office:value-type="float" office:value="132">
                <text:p>132</text:p>
              </table:table-cell>
              <table:table-cell office:value-type="float" office:value="0.547638890277126">
                <text:p>0.54763889027712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0.627129992029776">
                <text:p>0.627129992029776</text:p>
              </table:table-cell>
              <table:table-cell office:value-type="float" office:value="133">
                <text:p>133</text:p>
              </table:table-cell>
              <table:table-cell office:value-type="float" office:value="0.547861534766428">
                <text:p>0.54786153476642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0.627256291120082">
                <text:p>0.627256291120082</text:p>
              </table:table-cell>
              <table:table-cell office:value-type="float" office:value="134">
                <text:p>134</text:p>
              </table:table-cell>
              <table:table-cell office:value-type="float" office:value="0.548084266885904">
                <text:p>0.54808426688590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6">
                <text:p>136</text:p>
              </table:table-cell>
              <table:table-cell office:value-type="float" office:value="0.627229518639817">
                <text:p>0.627229518639817</text:p>
              </table:table-cell>
              <table:table-cell office:value-type="float" office:value="135">
                <text:p>135</text:p>
              </table:table-cell>
              <table:table-cell office:value-type="float" office:value="0.548307085029755">
                <text:p>0.54830708502975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7">
                <text:p>137</text:p>
              </table:table-cell>
              <table:table-cell office:value-type="float" office:value="0.627205597893797">
                <text:p>0.627205597893797</text:p>
              </table:table-cell>
              <table:table-cell office:value-type="float" office:value="136">
                <text:p>136</text:p>
              </table:table-cell>
              <table:table-cell office:value-type="float" office:value="0.548518215817647">
                <text:p>0.54851821581764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8">
                <text:p>138</text:p>
              </table:table-cell>
              <table:table-cell office:value-type="float" office:value="0.627185956890304">
                <text:p>0.627185956890304</text:p>
              </table:table-cell>
              <table:table-cell office:value-type="float" office:value="137">
                <text:p>137</text:p>
              </table:table-cell>
              <table:table-cell office:value-type="float" office:value="0.548741157671011">
                <text:p>0.54874115767101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0.627171577491017">
                <text:p>0.627171577491017</text:p>
              </table:table-cell>
              <table:table-cell office:value-type="float" office:value="138">
                <text:p>138</text:p>
              </table:table-cell>
              <table:table-cell office:value-type="float" office:value="0.548940959356366">
                <text:p>0.54894095935636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0">
                <text:p>140</text:p>
              </table:table-cell>
              <table:table-cell office:value-type="float" office:value="0.627159824245292">
                <text:p>0.627159824245292</text:p>
              </table:table-cell>
              <table:table-cell office:value-type="float" office:value="139">
                <text:p>139</text:p>
              </table:table-cell>
              <table:table-cell office:value-type="float" office:value="0.549164006121841">
                <text:p>0.54916400612184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0.627194730916296">
                <text:p>0.627194730916296</text:p>
              </table:table-cell>
              <table:table-cell office:value-type="float" office:value="140">
                <text:p>140</text:p>
              </table:table-cell>
              <table:table-cell office:value-type="float" office:value="0.549364145215209">
                <text:p>0.54936414521520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2">
                <text:p>142</text:p>
              </table:table-cell>
              <table:table-cell office:value-type="float" office:value="0.627295049895577">
                <text:p>0.627295049895577</text:p>
              </table:table-cell>
              <table:table-cell office:value-type="float" office:value="141">
                <text:p>141</text:p>
              </table:table-cell>
              <table:table-cell office:value-type="float" office:value="0.549587207359383">
                <text:p>0.54958720735938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3">
                <text:p>143</text:p>
              </table:table-cell>
              <table:table-cell office:value-type="float" office:value="0.627368747586761">
                <text:p>0.627368747586761</text:p>
              </table:table-cell>
              <table:table-cell office:value-type="float" office:value="142">
                <text:p>142</text:p>
              </table:table-cell>
              <table:table-cell office:value-type="float" office:value="0.549792883671892">
                <text:p>0.54979288367189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0.627423707381937">
                <text:p>0.627423707381937</text:p>
              </table:table-cell>
              <table:table-cell office:value-type="float" office:value="143">
                <text:p>143</text:p>
              </table:table-cell>
              <table:table-cell office:value-type="float" office:value="0.549991747096153">
                <text:p>0.54999174709615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5">
                <text:p>145</text:p>
              </table:table-cell>
              <table:table-cell office:value-type="float" office:value="0.627501007851187">
                <text:p>0.627501007851187</text:p>
              </table:table-cell>
              <table:table-cell office:value-type="float" office:value="144">
                <text:p>144</text:p>
              </table:table-cell>
              <table:table-cell office:value-type="float" office:value="0.550142502795128">
                <text:p>0.55014250279512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6">
                <text:p>146</text:p>
              </table:table-cell>
              <table:table-cell office:value-type="float" office:value="0.627538728119171">
                <text:p>0.627538728119171</text:p>
              </table:table-cell>
              <table:table-cell office:value-type="float" office:value="145">
                <text:p>145</text:p>
              </table:table-cell>
              <table:table-cell office:value-type="float" office:value="0.550287954356557">
                <text:p>0.55028795435655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7">
                <text:p>147</text:p>
              </table:table-cell>
              <table:table-cell office:value-type="float" office:value="0.627641419858139">
                <text:p>0.627641419858139</text:p>
              </table:table-cell>
              <table:table-cell office:value-type="float" office:value="146">
                <text:p>146</text:p>
              </table:table-cell>
              <table:table-cell office:value-type="float" office:value="0.550428251560993">
                <text:p>0.55042825156099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8">
                <text:p>148</text:p>
              </table:table-cell>
              <table:table-cell office:value-type="float" office:value="0.62771761736759">
                <text:p>0.62771761736759</text:p>
              </table:table-cell>
              <table:table-cell office:value-type="float" office:value="147">
                <text:p>147</text:p>
              </table:table-cell>
              <table:table-cell office:value-type="float" office:value="0.550572324019251">
                <text:p>0.55057232401925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9">
                <text:p>149</text:p>
              </table:table-cell>
              <table:table-cell office:value-type="float" office:value="0.627799370872471">
                <text:p>0.627799370872471</text:p>
              </table:table-cell>
              <table:table-cell office:value-type="float" office:value="148">
                <text:p>148</text:p>
              </table:table-cell>
              <table:table-cell office:value-type="float" office:value="0.55071711132172">
                <text:p>0.5507171113217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0">
                <text:p>150</text:p>
              </table:table-cell>
              <table:table-cell office:value-type="float" office:value="0.627866746980956">
                <text:p>0.627866746980956</text:p>
              </table:table-cell>
              <table:table-cell office:value-type="float" office:value="149">
                <text:p>149</text:p>
              </table:table-cell>
              <table:table-cell office:value-type="float" office:value="0.550862568642712">
                <text:p>0.55086256864271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1">
                <text:p>151</text:p>
              </table:table-cell>
              <table:table-cell office:value-type="float" office:value="0.627951537987833">
                <text:p>0.627951537987833</text:p>
              </table:table-cell>
              <table:table-cell office:value-type="float" office:value="150">
                <text:p>150</text:p>
              </table:table-cell>
              <table:table-cell office:value-type="float" office:value="0.551012413241877">
                <text:p>0.55101241324187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2">
                <text:p>152</text:p>
              </table:table-cell>
              <table:table-cell office:value-type="float" office:value="0.62802237125831">
                <text:p>0.62802237125831</text:p>
              </table:table-cell>
              <table:table-cell office:value-type="float" office:value="151">
                <text:p>151</text:p>
              </table:table-cell>
              <table:table-cell office:value-type="float" office:value="0.551163012496242">
                <text:p>0.55116301249624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3">
                <text:p>153</text:p>
              </table:table-cell>
              <table:table-cell office:value-type="float" office:value="0.62811068050536">
                <text:p>0.62811068050536</text:p>
              </table:table-cell>
              <table:table-cell office:value-type="float" office:value="152">
                <text:p>152</text:p>
              </table:table-cell>
              <table:table-cell office:value-type="float" office:value="0.551317840747844">
                <text:p>0.55131784074784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4">
                <text:p>154</text:p>
              </table:table-cell>
              <table:table-cell office:value-type="float" office:value="0.628191233920043">
                <text:p>0.628191233920043</text:p>
              </table:table-cell>
              <table:table-cell office:value-type="float" office:value="153">
                <text:p>153</text:p>
              </table:table-cell>
              <table:table-cell office:value-type="float" office:value="0.55147333441914">
                <text:p>0.5514733344191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5">
                <text:p>155</text:p>
              </table:table-cell>
              <table:table-cell office:value-type="float" office:value="0.628272805612654">
                <text:p>0.628272805612654</text:p>
              </table:table-cell>
              <table:table-cell office:value-type="float" office:value="154">
                <text:p>154</text:p>
              </table:table-cell>
              <table:table-cell office:value-type="float" office:value="0.551632930506332">
                <text:p>0.55163293050633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6">
                <text:p>156</text:p>
              </table:table-cell>
              <table:table-cell office:value-type="float" office:value="0.628355428561532">
                <text:p>0.628355428561532</text:p>
              </table:table-cell>
              <table:table-cell office:value-type="float" office:value="155">
                <text:p>155</text:p>
              </table:table-cell>
              <table:table-cell office:value-type="float" office:value="0.551778217853913">
                <text:p>0.55177821785391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7">
                <text:p>157</text:p>
              </table:table-cell>
              <table:table-cell office:value-type="float" office:value="0.62843902804846">
                <text:p>0.62843902804846</text:p>
              </table:table-cell>
              <table:table-cell office:value-type="float" office:value="156">
                <text:p>156</text:p>
              </table:table-cell>
              <table:table-cell office:value-type="float" office:value="0.551934106000265">
                <text:p>0.55193410600026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8">
                <text:p>158</text:p>
              </table:table-cell>
              <table:table-cell office:value-type="float" office:value="0.628506199495737">
                <text:p>0.628506199495737</text:p>
              </table:table-cell>
              <table:table-cell office:value-type="float" office:value="157">
                <text:p>157</text:p>
              </table:table-cell>
              <table:table-cell office:value-type="float" office:value="0.55208533690492">
                <text:p>0.5520853369049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9">
                <text:p>159</text:p>
              </table:table-cell>
              <table:table-cell office:value-type="float" office:value="0.628535884580196">
                <text:p>0.628535884580196</text:p>
              </table:table-cell>
              <table:table-cell office:value-type="float" office:value="158">
                <text:p>158</text:p>
              </table:table-cell>
              <table:table-cell office:value-type="float" office:value="0.552240559935766">
                <text:p>0.55224055993576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0">
                <text:p>160</text:p>
              </table:table-cell>
              <table:table-cell office:value-type="float" office:value="0.628569366391329">
                <text:p>0.628569366391329</text:p>
              </table:table-cell>
              <table:table-cell office:value-type="float" office:value="159">
                <text:p>159</text:p>
              </table:table-cell>
              <table:table-cell office:value-type="float" office:value="0.552396238334306">
                <text:p>0.55239623833430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1">
                <text:p>161</text:p>
              </table:table-cell>
              <table:table-cell office:value-type="float" office:value="0.628605319069311">
                <text:p>0.628605319069311</text:p>
              </table:table-cell>
              <table:table-cell office:value-type="float" office:value="160">
                <text:p>160</text:p>
              </table:table-cell>
              <table:table-cell office:value-type="float" office:value="0.552552682974434">
                <text:p>0.55255268297443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2">
                <text:p>162</text:p>
              </table:table-cell>
              <table:table-cell office:value-type="float" office:value="0.628644363121162">
                <text:p>0.628644363121162</text:p>
              </table:table-cell>
              <table:table-cell office:value-type="float" office:value="161">
                <text:p>161</text:p>
              </table:table-cell>
              <table:table-cell office:value-type="float" office:value="0.552710791436393">
                <text:p>0.55271079143639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3">
                <text:p>163</text:p>
              </table:table-cell>
              <table:table-cell office:value-type="float" office:value="0.628685748961353">
                <text:p>0.628685748961353</text:p>
              </table:table-cell>
              <table:table-cell office:value-type="float" office:value="162">
                <text:p>162</text:p>
              </table:table-cell>
              <table:table-cell office:value-type="float" office:value="0.55286515208833">
                <text:p>0.5528651520883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4">
                <text:p>164</text:p>
              </table:table-cell>
              <table:table-cell office:value-type="float" office:value="0.628727972574456">
                <text:p>0.628727972574456</text:p>
              </table:table-cell>
              <table:table-cell office:value-type="float" office:value="163">
                <text:p>163</text:p>
              </table:table-cell>
              <table:table-cell office:value-type="float" office:value="0.553007875720466">
                <text:p>0.55300787572046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5">
                <text:p>165</text:p>
              </table:table-cell>
              <table:table-cell office:value-type="float" office:value="0.628771157376543">
                <text:p>0.628771157376543</text:p>
              </table:table-cell>
              <table:table-cell office:value-type="float" office:value="164">
                <text:p>164</text:p>
              </table:table-cell>
              <table:table-cell office:value-type="float" office:value="0.55315100770088">
                <text:p>0.5531510077008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6">
                <text:p>166</text:p>
              </table:table-cell>
              <table:table-cell office:value-type="float" office:value="0.628815738788202">
                <text:p>0.628815738788202</text:p>
              </table:table-cell>
              <table:table-cell office:value-type="float" office:value="165">
                <text:p>165</text:p>
              </table:table-cell>
              <table:table-cell office:value-type="float" office:value="0.553294562222678">
                <text:p>0.55329456222267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7">
                <text:p>167</text:p>
              </table:table-cell>
              <table:table-cell office:value-type="float" office:value="0.628861611769581">
                <text:p>0.628861611769581</text:p>
              </table:table-cell>
              <table:table-cell office:value-type="float" office:value="166">
                <text:p>166</text:p>
              </table:table-cell>
              <table:table-cell office:value-type="float" office:value="0.553438449394528">
                <text:p>0.55343844939452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8">
                <text:p>168</text:p>
              </table:table-cell>
              <table:table-cell office:value-type="float" office:value="0.628908930310688">
                <text:p>0.628908930310688</text:p>
              </table:table-cell>
              <table:table-cell office:value-type="float" office:value="167">
                <text:p>167</text:p>
              </table:table-cell>
              <table:table-cell office:value-type="float" office:value="0.553585902916033">
                <text:p>0.55358590291603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9">
                <text:p>169</text:p>
              </table:table-cell>
              <table:table-cell office:value-type="float" office:value="0.628957497203797">
                <text:p>0.628957497203797</text:p>
              </table:table-cell>
              <table:table-cell office:value-type="float" office:value="168">
                <text:p>168</text:p>
              </table:table-cell>
              <table:table-cell office:value-type="float" office:value="0.553724791492423">
                <text:p>0.55372479149242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0">
                <text:p>170</text:p>
              </table:table-cell>
              <table:table-cell office:value-type="float" office:value="0.628998458083014">
                <text:p>0.628998458083014</text:p>
              </table:table-cell>
              <table:table-cell office:value-type="float" office:value="169">
                <text:p>169</text:p>
              </table:table-cell>
              <table:table-cell office:value-type="float" office:value="0.553872887861851">
                <text:p>0.55387288786185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1">
                <text:p>171</text:p>
              </table:table-cell>
              <table:table-cell office:value-type="float" office:value="0.629049381386826">
                <text:p>0.629049381386826</text:p>
              </table:table-cell>
              <table:table-cell office:value-type="float" office:value="170">
                <text:p>170</text:p>
              </table:table-cell>
              <table:table-cell office:value-type="float" office:value="0.554003896985171">
                <text:p>0.55400389698517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2">
                <text:p>172</text:p>
              </table:table-cell>
              <table:table-cell office:value-type="float" office:value="0.62907930552069">
                <text:p>0.62907930552069</text:p>
              </table:table-cell>
              <table:table-cell office:value-type="float" office:value="171">
                <text:p>171</text:p>
              </table:table-cell>
              <table:table-cell office:value-type="float" office:value="0.554145482256829">
                <text:p>0.55414548225682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3">
                <text:p>173</text:p>
              </table:table-cell>
              <table:table-cell office:value-type="float" office:value="0.629132557635887">
                <text:p>0.629132557635887</text:p>
              </table:table-cell>
              <table:table-cell office:value-type="float" office:value="172">
                <text:p>172</text:p>
              </table:table-cell>
              <table:table-cell office:value-type="float" office:value="0.554287377745391">
                <text:p>0.55428737774539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4">
                <text:p>174</text:p>
              </table:table-cell>
              <table:table-cell office:value-type="float" office:value="0.629178080610249">
                <text:p>0.629178080610249</text:p>
              </table:table-cell>
              <table:table-cell office:value-type="float" office:value="173">
                <text:p>173</text:p>
              </table:table-cell>
              <table:table-cell office:value-type="float" office:value="0.554433088317584">
                <text:p>0.55443308831758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5">
                <text:p>175</text:p>
              </table:table-cell>
              <table:table-cell office:value-type="float" office:value="0.629268159624054">
                <text:p>0.629268159624054</text:p>
              </table:table-cell>
              <table:table-cell office:value-type="float" office:value="174">
                <text:p>174</text:p>
              </table:table-cell>
              <table:table-cell office:value-type="float" office:value="0.554569271181043">
                <text:p>0.55456927118104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6">
                <text:p>176</text:p>
              </table:table-cell>
              <table:table-cell office:value-type="float" office:value="0.629364788773193">
                <text:p>0.629364788773193</text:p>
              </table:table-cell>
              <table:table-cell office:value-type="float" office:value="175">
                <text:p>175</text:p>
              </table:table-cell>
              <table:table-cell office:value-type="float" office:value="0.554710367817891">
                <text:p>0.55471036781789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7">
                <text:p>177</text:p>
              </table:table-cell>
              <table:table-cell office:value-type="float" office:value="0.629493553726032">
                <text:p>0.629493553726032</text:p>
              </table:table-cell>
              <table:table-cell office:value-type="float" office:value="176">
                <text:p>176</text:p>
              </table:table-cell>
              <table:table-cell office:value-type="float" office:value="0.554796222119877">
                <text:p>0.55479622211987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8">
                <text:p>178</text:p>
              </table:table-cell>
              <table:table-cell office:value-type="float" office:value="0.629619591441643">
                <text:p>0.629619591441643</text:p>
              </table:table-cell>
              <table:table-cell office:value-type="float" office:value="177">
                <text:p>177</text:p>
              </table:table-cell>
              <table:table-cell office:value-type="float" office:value="0.554875173719415">
                <text:p>0.55487517371941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9">
                <text:p>179</text:p>
              </table:table-cell>
              <table:table-cell office:value-type="float" office:value="0.629715198145394">
                <text:p>0.629715198145394</text:p>
              </table:table-cell>
              <table:table-cell office:value-type="float" office:value="178">
                <text:p>178</text:p>
              </table:table-cell>
              <table:table-cell office:value-type="float" office:value="0.554962571899445">
                <text:p>0.55496257189944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0">
                <text:p>180</text:p>
              </table:table-cell>
              <table:table-cell office:value-type="float" office:value="0.629769069577706">
                <text:p>0.629769069577706</text:p>
              </table:table-cell>
              <table:table-cell office:value-type="float" office:value="179">
                <text:p>179</text:p>
              </table:table-cell>
              <table:table-cell office:value-type="float" office:value="0.555043007948002">
                <text:p>0.55504300794800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1">
                <text:p>181</text:p>
              </table:table-cell>
              <table:table-cell office:value-type="float" office:value="0.629823807982106">
                <text:p>0.629823807982106</text:p>
              </table:table-cell>
              <table:table-cell office:value-type="float" office:value="180">
                <text:p>180</text:p>
              </table:table-cell>
              <table:table-cell office:value-type="float" office:value="0.555124317716727">
                <text:p>0.55512431771672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2">
                <text:p>182</text:p>
              </table:table-cell>
              <table:table-cell office:value-type="float" office:value="0.629879427361577">
                <text:p>0.629879427361577</text:p>
              </table:table-cell>
              <table:table-cell office:value-type="float" office:value="181">
                <text:p>181</text:p>
              </table:table-cell>
              <table:table-cell office:value-type="float" office:value="0.555206339098376">
                <text:p>0.55520633909837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3">
                <text:p>183</text:p>
              </table:table-cell>
              <table:table-cell office:value-type="float" office:value="0.629935847832813">
                <text:p>0.629935847832813</text:p>
              </table:table-cell>
              <table:table-cell office:value-type="float" office:value="182">
                <text:p>182</text:p>
              </table:table-cell>
              <table:table-cell office:value-type="float" office:value="0.555289126721127">
                <text:p>0.55528912672112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4">
                <text:p>184</text:p>
              </table:table-cell>
              <table:table-cell office:value-type="float" office:value="0.629995625031173">
                <text:p>0.629995625031173</text:p>
              </table:table-cell>
              <table:table-cell office:value-type="float" office:value="183">
                <text:p>183</text:p>
              </table:table-cell>
              <table:table-cell office:value-type="float" office:value="0.555380124936818">
                <text:p>0.55538012493681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5">
                <text:p>185</text:p>
              </table:table-cell>
              <table:table-cell office:value-type="float" office:value="0.630053723505298">
                <text:p>0.630053723505298</text:p>
              </table:table-cell>
              <table:table-cell office:value-type="float" office:value="184">
                <text:p>184</text:p>
              </table:table-cell>
              <table:table-cell office:value-type="float" office:value="0.555464191191595">
                <text:p>0.55546419119159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6">
                <text:p>186</text:p>
              </table:table-cell>
              <table:table-cell office:value-type="float" office:value="0.630115269305597">
                <text:p>0.630115269305597</text:p>
              </table:table-cell>
              <table:table-cell office:value-type="float" office:value="185">
                <text:p>185</text:p>
              </table:table-cell>
              <table:table-cell office:value-type="float" office:value="0.555549017635533">
                <text:p>0.55554901763553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7">
                <text:p>187</text:p>
              </table:table-cell>
              <table:table-cell office:value-type="float" office:value="0.630167030377704">
                <text:p>0.630167030377704</text:p>
              </table:table-cell>
              <table:table-cell office:value-type="float" office:value="186">
                <text:p>186</text:p>
              </table:table-cell>
              <table:table-cell office:value-type="float" office:value="0.555634479456539">
                <text:p>0.55563447945653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8">
                <text:p>188</text:p>
              </table:table-cell>
              <table:table-cell office:value-type="float" office:value="0.630230241469599">
                <text:p>0.630230241469599</text:p>
              </table:table-cell>
              <table:table-cell office:value-type="float" office:value="187">
                <text:p>187</text:p>
              </table:table-cell>
              <table:table-cell office:value-type="float" office:value="0.555720945090325">
                <text:p>0.55572094509032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9">
                <text:p>189</text:p>
              </table:table-cell>
              <table:table-cell office:value-type="float" office:value="0.630260928754574">
                <text:p>0.630260928754574</text:p>
              </table:table-cell>
              <table:table-cell office:value-type="float" office:value="188">
                <text:p>188</text:p>
              </table:table-cell>
              <table:table-cell office:value-type="float" office:value="0.555807955092263">
                <text:p>0.55580795509226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0">
                <text:p>190</text:p>
              </table:table-cell>
              <table:table-cell office:value-type="float" office:value="0.630322899910415">
                <text:p>0.630322899910415</text:p>
              </table:table-cell>
              <table:table-cell office:value-type="float" office:value="189">
                <text:p>189</text:p>
              </table:table-cell>
              <table:table-cell office:value-type="float" office:value="0.555895637985989">
                <text:p>0.55589563798598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1">
                <text:p>191</text:p>
              </table:table-cell>
              <table:table-cell office:value-type="float" office:value="0.630388508307326">
                <text:p>0.630388508307326</text:p>
              </table:table-cell>
              <table:table-cell office:value-type="float" office:value="190">
                <text:p>190</text:p>
              </table:table-cell>
              <table:table-cell office:value-type="float" office:value="0.555984800421988">
                <text:p>0.55598480042198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2">
                <text:p>192</text:p>
              </table:table-cell>
              <table:table-cell office:value-type="float" office:value="0.630454881607161">
                <text:p>0.630454881607161</text:p>
              </table:table-cell>
              <table:table-cell office:value-type="float" office:value="191">
                <text:p>191</text:p>
              </table:table-cell>
              <table:table-cell office:value-type="float" office:value="0.556078020571063">
                <text:p>0.55607802057106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3">
                <text:p>193</text:p>
              </table:table-cell>
              <table:table-cell office:value-type="float" office:value="0.630485882492975">
                <text:p>0.630485882492975</text:p>
              </table:table-cell>
              <table:table-cell office:value-type="float" office:value="192">
                <text:p>192</text:p>
              </table:table-cell>
              <table:table-cell office:value-type="float" office:value="0.556173632393705">
                <text:p>0.55617363239370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4">
                <text:p>194</text:p>
              </table:table-cell>
              <table:table-cell office:value-type="float" office:value="0.630553690576597">
                <text:p>0.630553690576597</text:p>
              </table:table-cell>
              <table:table-cell office:value-type="float" office:value="193">
                <text:p>193</text:p>
              </table:table-cell>
              <table:table-cell office:value-type="float" office:value="0.556270049824915">
                <text:p>0.55627004982491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5">
                <text:p>195</text:p>
              </table:table-cell>
              <table:table-cell office:value-type="float" office:value="0.630594545066154">
                <text:p>0.630594545066154</text:p>
              </table:table-cell>
              <table:table-cell office:value-type="float" office:value="194">
                <text:p>194</text:p>
              </table:table-cell>
              <table:table-cell office:value-type="float" office:value="0.556366909576879">
                <text:p>0.55636690957687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6">
                <text:p>196</text:p>
              </table:table-cell>
              <table:table-cell office:value-type="float" office:value="0.630669764039733">
                <text:p>0.630669764039733</text:p>
              </table:table-cell>
              <table:table-cell office:value-type="float" office:value="195">
                <text:p>195</text:p>
              </table:table-cell>
              <table:table-cell office:value-type="float" office:value="0.556453599346561">
                <text:p>0.55645359934656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7">
                <text:p>197</text:p>
              </table:table-cell>
              <table:table-cell office:value-type="float" office:value="0.630735000307664">
                <text:p>0.630735000307664</text:p>
              </table:table-cell>
              <table:table-cell office:value-type="float" office:value="196">
                <text:p>196</text:p>
              </table:table-cell>
              <table:table-cell office:value-type="float" office:value="0.556555665225419">
                <text:p>0.55655566522541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8">
                <text:p>198</text:p>
              </table:table-cell>
              <table:table-cell office:value-type="float" office:value="0.630811429125539">
                <text:p>0.630811429125539</text:p>
              </table:table-cell>
              <table:table-cell office:value-type="float" office:value="197">
                <text:p>197</text:p>
              </table:table-cell>
              <table:table-cell office:value-type="float" office:value="0.556646917714417">
                <text:p>0.55664691771441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9">
                <text:p>199</text:p>
              </table:table-cell>
              <table:table-cell office:value-type="float" office:value="0.630844363784107">
                <text:p>0.630844363784107</text:p>
              </table:table-cell>
              <table:table-cell office:value-type="float" office:value="198">
                <text:p>198</text:p>
              </table:table-cell>
              <table:table-cell office:value-type="float" office:value="0.55674240976732">
                <text:p>0.5567424097673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0">
                <text:p>200</text:p>
              </table:table-cell>
              <table:table-cell office:value-type="float" office:value="0.630879996638174">
                <text:p>0.630879996638174</text:p>
              </table:table-cell>
              <table:table-cell office:value-type="float" office:value="199">
                <text:p>199</text:p>
              </table:table-cell>
              <table:table-cell office:value-type="float" office:value="0.556837192693862">
                <text:p>0.55683719269386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1">
                <text:p>201</text:p>
              </table:table-cell>
              <table:table-cell office:value-type="float" office:value="0.630917455676074">
                <text:p>0.630917455676074</text:p>
              </table:table-cell>
              <table:table-cell office:value-type="float" office:value="200">
                <text:p>200</text:p>
              </table:table-cell>
              <table:table-cell office:value-type="float" office:value="0.556931810754733">
                <text:p>0.55693181075473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2">
                <text:p>202</text:p>
              </table:table-cell>
              <table:table-cell office:value-type="float" office:value="0.630955361268715">
                <text:p>0.630955361268715</text:p>
              </table:table-cell>
              <table:table-cell office:value-type="float" office:value="201">
                <text:p>201</text:p>
              </table:table-cell>
              <table:table-cell office:value-type="float" office:value="0.557026858101376">
                <text:p>0.55702685810137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3">
                <text:p>203</text:p>
              </table:table-cell>
              <table:table-cell office:value-type="float" office:value="0.630994668986401">
                <text:p>0.630994668986401</text:p>
              </table:table-cell>
              <table:table-cell office:value-type="float" office:value="202">
                <text:p>202</text:p>
              </table:table-cell>
              <table:table-cell office:value-type="float" office:value="0.557122282795481">
                <text:p>0.55712228279548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4">
                <text:p>204</text:p>
              </table:table-cell>
              <table:table-cell office:value-type="float" office:value="0.631027333434839">
                <text:p>0.631027333434839</text:p>
              </table:table-cell>
              <table:table-cell office:value-type="float" office:value="203">
                <text:p>203</text:p>
              </table:table-cell>
              <table:table-cell office:value-type="float" office:value="0.557218102081261">
                <text:p>0.55721810208126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5">
                <text:p>205</text:p>
              </table:table-cell>
              <table:table-cell office:value-type="float" office:value="0.631039068076972">
                <text:p>0.631039068076972</text:p>
              </table:table-cell>
              <table:table-cell office:value-type="float" office:value="204">
                <text:p>204</text:p>
              </table:table-cell>
              <table:table-cell office:value-type="float" office:value="0.557300607848799">
                <text:p>0.55730060784879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6">
                <text:p>206</text:p>
              </table:table-cell>
              <table:table-cell office:value-type="float" office:value="0.631051745227141">
                <text:p>0.631051745227141</text:p>
              </table:table-cell>
              <table:table-cell office:value-type="float" office:value="205">
                <text:p>205</text:p>
              </table:table-cell>
              <table:table-cell office:value-type="float" office:value="0.557411920322679">
                <text:p>0.55741192032267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7">
                <text:p>207</text:p>
              </table:table-cell>
              <table:table-cell office:value-type="float" office:value="0.631065333835573">
                <text:p>0.631065333835573</text:p>
              </table:table-cell>
              <table:table-cell office:value-type="float" office:value="206">
                <text:p>206</text:p>
              </table:table-cell>
              <table:table-cell office:value-type="float" office:value="0.557572243270366">
                <text:p>0.55757224327036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8">
                <text:p>208</text:p>
              </table:table-cell>
              <table:table-cell office:value-type="float" office:value="0.631076299306273">
                <text:p>0.631076299306273</text:p>
              </table:table-cell>
              <table:table-cell office:value-type="float" office:value="207">
                <text:p>207</text:p>
              </table:table-cell>
              <table:table-cell office:value-type="float" office:value="0.557747659674583">
                <text:p>0.55774765967458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9">
                <text:p>209</text:p>
              </table:table-cell>
              <table:table-cell office:value-type="float" office:value="0.63109703948163">
                <text:p>0.63109703948163</text:p>
              </table:table-cell>
              <table:table-cell office:value-type="float" office:value="208">
                <text:p>208</text:p>
              </table:table-cell>
              <table:table-cell office:value-type="float" office:value="0.557922739472177">
                <text:p>0.55792273947217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10">
                <text:p>210</text:p>
              </table:table-cell>
              <table:table-cell office:value-type="float" office:value="0.631139611596822">
                <text:p>0.631139611596822</text:p>
              </table:table-cell>
              <table:table-cell office:value-type="float" office:value="209">
                <text:p>209</text:p>
              </table:table-cell>
              <table:table-cell office:value-type="float" office:value="0.558085850949881">
                <text:p>0.55808585094988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1">
                <text:p>211</text:p>
              </table:table-cell>
              <table:table-cell office:value-type="float" office:value="0.631161910902979">
                <text:p>0.631161910902979</text:p>
              </table:table-cell>
              <table:table-cell office:value-type="float" office:value="210">
                <text:p>210</text:p>
              </table:table-cell>
              <table:table-cell office:value-type="float" office:value="0.558198000290109">
                <text:p>0.55819800029010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2">
                <text:p>212</text:p>
              </table:table-cell>
              <table:table-cell office:value-type="float" office:value="0.631184995789798">
                <text:p>0.631184995789798</text:p>
              </table:table-cell>
              <table:table-cell office:value-type="float" office:value="211">
                <text:p>211</text:p>
              </table:table-cell>
              <table:table-cell office:value-type="float" office:value="0.558311178852447">
                <text:p>0.55831117885244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3">
                <text:p>213</text:p>
              </table:table-cell>
              <table:table-cell office:value-type="float" office:value="0.631208876195011">
                <text:p>0.631208876195011</text:p>
              </table:table-cell>
              <table:table-cell office:value-type="float" office:value="212">
                <text:p>212</text:p>
              </table:table-cell>
              <table:table-cell office:value-type="float" office:value="0.558425648886314">
                <text:p>0.55842564888631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4">
                <text:p>214</text:p>
              </table:table-cell>
              <table:table-cell office:value-type="float" office:value="0.631231029496609">
                <text:p>0.631231029496609</text:p>
              </table:table-cell>
              <table:table-cell office:value-type="float" office:value="213">
                <text:p>213</text:p>
              </table:table-cell>
              <table:table-cell office:value-type="float" office:value="0.558541117451974">
                <text:p>0.55854111745197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5">
                <text:p>215</text:p>
              </table:table-cell>
              <table:table-cell office:value-type="float" office:value="0.631261641812592">
                <text:p>0.631261641812592</text:p>
              </table:table-cell>
              <table:table-cell office:value-type="float" office:value="214">
                <text:p>214</text:p>
              </table:table-cell>
              <table:table-cell office:value-type="float" office:value="0.558657826512894">
                <text:p>0.55865782651289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6">
                <text:p>216</text:p>
              </table:table-cell>
              <table:table-cell office:value-type="float" office:value="0.631313649768724">
                <text:p>0.631313649768724</text:p>
              </table:table-cell>
              <table:table-cell office:value-type="float" office:value="215">
                <text:p>215</text:p>
              </table:table-cell>
              <table:table-cell office:value-type="float" office:value="0.558775495487567">
                <text:p>0.55877549548756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7">
                <text:p>217</text:p>
              </table:table-cell>
              <table:table-cell office:value-type="float" office:value="0.631345560801086">
                <text:p>0.631345560801086</text:p>
              </table:table-cell>
              <table:table-cell office:value-type="float" office:value="216">
                <text:p>216</text:p>
              </table:table-cell>
              <table:table-cell office:value-type="float" office:value="0.558894364917966">
                <text:p>0.55889436491796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8">
                <text:p>218</text:p>
              </table:table-cell>
              <table:table-cell office:value-type="float" office:value="0.63137814830748">
                <text:p>0.63137814830748</text:p>
              </table:table-cell>
              <table:table-cell office:value-type="float" office:value="217">
                <text:p>217</text:p>
              </table:table-cell>
              <table:table-cell office:value-type="float" office:value="0.559014175437678">
                <text:p>0.55901417543767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9">
                <text:p>219</text:p>
              </table:table-cell>
              <table:table-cell office:value-type="float" office:value="0.631409737599017">
                <text:p>0.631409737599017</text:p>
              </table:table-cell>
              <table:table-cell office:value-type="float" office:value="218">
                <text:p>218</text:p>
              </table:table-cell>
              <table:table-cell office:value-type="float" office:value="0.559135120198021">
                <text:p>0.55913512019802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20">
                <text:p>220</text:p>
              </table:table-cell>
              <table:table-cell office:value-type="float" office:value="0.631448793824849">
                <text:p>0.631448793824849</text:p>
              </table:table-cell>
              <table:table-cell office:value-type="float" office:value="219">
                <text:p>219</text:p>
              </table:table-cell>
              <table:table-cell office:value-type="float" office:value="0.559256979249541">
                <text:p>0.55925697924954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1">
                <text:p>221</text:p>
              </table:table-cell>
              <table:table-cell office:value-type="float" office:value="0.631488434828473">
                <text:p>0.631488434828473</text:p>
              </table:table-cell>
              <table:table-cell office:value-type="float" office:value="220">
                <text:p>220</text:p>
              </table:table-cell>
              <table:table-cell office:value-type="float" office:value="0.559379917354952">
                <text:p>0.55937991735495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2">
                <text:p>222</text:p>
              </table:table-cell>
              <table:table-cell office:value-type="float" office:value="0.631527403449704">
                <text:p>0.631527403449704</text:p>
              </table:table-cell>
              <table:table-cell office:value-type="float" office:value="221">
                <text:p>221</text:p>
              </table:table-cell>
              <table:table-cell office:value-type="float" office:value="0.559503753219425">
                <text:p>0.55950375321942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3">
                <text:p>223</text:p>
              </table:table-cell>
              <table:table-cell office:value-type="float" office:value="0.631563112231206">
                <text:p>0.631563112231206</text:p>
              </table:table-cell>
              <table:table-cell office:value-type="float" office:value="222">
                <text:p>222</text:p>
              </table:table-cell>
              <table:table-cell office:value-type="float" office:value="0.55962762439652">
                <text:p>0.5596276243965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4">
                <text:p>224</text:p>
              </table:table-cell>
              <table:table-cell office:value-type="float" office:value="0.631600524126401">
                <text:p>0.631600524126401</text:p>
              </table:table-cell>
              <table:table-cell office:value-type="float" office:value="223">
                <text:p>223</text:p>
              </table:table-cell>
              <table:table-cell office:value-type="float" office:value="0.559751462289237">
                <text:p>0.55975146228923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5">
                <text:p>225</text:p>
              </table:table-cell>
              <table:table-cell office:value-type="float" office:value="0.631640700674031">
                <text:p>0.631640700674031</text:p>
              </table:table-cell>
              <table:table-cell office:value-type="float" office:value="224">
                <text:p>224</text:p>
              </table:table-cell>
              <table:table-cell office:value-type="float" office:value="0.559868743339291">
                <text:p>0.55986874333929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6">
                <text:p>226</text:p>
              </table:table-cell>
              <table:table-cell office:value-type="float" office:value="0.631664448985665">
                <text:p>0.631664448985665</text:p>
              </table:table-cell>
              <table:table-cell office:value-type="float" office:value="225">
                <text:p>225</text:p>
              </table:table-cell>
              <table:table-cell office:value-type="float" office:value="0.559999205356583">
                <text:p>0.55999920535658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7">
                <text:p>227</text:p>
              </table:table-cell>
              <table:table-cell office:value-type="float" office:value="0.631705286747422">
                <text:p>0.631705286747422</text:p>
              </table:table-cell>
              <table:table-cell office:value-type="float" office:value="226">
                <text:p>226</text:p>
              </table:table-cell>
              <table:table-cell office:value-type="float" office:value="0.560123064121268">
                <text:p>0.56012306412126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8">
                <text:p>228</text:p>
              </table:table-cell>
              <table:table-cell office:value-type="float" office:value="0.631748185190296">
                <text:p>0.631748185190296</text:p>
              </table:table-cell>
              <table:table-cell office:value-type="float" office:value="227">
                <text:p>227</text:p>
              </table:table-cell>
              <table:table-cell office:value-type="float" office:value="0.56024690471676">
                <text:p>0.5602469047167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9">
                <text:p>229</text:p>
              </table:table-cell>
              <table:table-cell office:value-type="float" office:value="0.631793389563175">
                <text:p>0.631793389563175</text:p>
              </table:table-cell>
              <table:table-cell office:value-type="float" office:value="228">
                <text:p>228</text:p>
              </table:table-cell>
              <table:table-cell office:value-type="float" office:value="0.560371126591386">
                <text:p>0.56037112659138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30">
                <text:p>230</text:p>
              </table:table-cell>
              <table:table-cell office:value-type="float" office:value="0.631840294824674">
                <text:p>0.631840294824674</text:p>
              </table:table-cell>
              <table:table-cell office:value-type="float" office:value="229">
                <text:p>229</text:p>
              </table:table-cell>
              <table:table-cell office:value-type="float" office:value="0.560494564687213">
                <text:p>0.56049456468721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1">
                <text:p>231</text:p>
              </table:table-cell>
              <table:table-cell office:value-type="float" office:value="0.631887762529714">
                <text:p>0.631887762529714</text:p>
              </table:table-cell>
              <table:table-cell office:value-type="float" office:value="230">
                <text:p>230</text:p>
              </table:table-cell>
              <table:table-cell office:value-type="float" office:value="0.560622324547404">
                <text:p>0.56062232454740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2">
                <text:p>232</text:p>
              </table:table-cell>
              <table:table-cell office:value-type="float" office:value="0.631935805388144">
                <text:p>0.631935805388144</text:p>
              </table:table-cell>
              <table:table-cell office:value-type="float" office:value="231">
                <text:p>231</text:p>
              </table:table-cell>
              <table:table-cell office:value-type="float" office:value="0.560747879607081">
                <text:p>0.56074787960708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3">
                <text:p>233</text:p>
              </table:table-cell>
              <table:table-cell office:value-type="float" office:value="0.631950630983959">
                <text:p>0.631950630983959</text:p>
              </table:table-cell>
              <table:table-cell office:value-type="float" office:value="232">
                <text:p>232</text:p>
              </table:table-cell>
              <table:table-cell office:value-type="float" office:value="0.560866976533262">
                <text:p>0.56086697653326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4">
                <text:p>234</text:p>
              </table:table-cell>
              <table:table-cell office:value-type="float" office:value="0.631995042778564">
                <text:p>0.631995042778564</text:p>
              </table:table-cell>
              <table:table-cell office:value-type="float" office:value="233">
                <text:p>233</text:p>
              </table:table-cell>
              <table:table-cell office:value-type="float" office:value="0.560982676000644">
                <text:p>0.56098267600064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5">
                <text:p>235</text:p>
              </table:table-cell>
              <table:table-cell office:value-type="float" office:value="0.632044542331712">
                <text:p>0.632044542331712</text:p>
              </table:table-cell>
              <table:table-cell office:value-type="float" office:value="234">
                <text:p>234</text:p>
              </table:table-cell>
              <table:table-cell office:value-type="float" office:value="0.561101795555837">
                <text:p>0.56110179555583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6">
                <text:p>236</text:p>
              </table:table-cell>
              <table:table-cell office:value-type="float" office:value="0.632094553296218">
                <text:p>0.632094553296218</text:p>
              </table:table-cell>
              <table:table-cell office:value-type="float" office:value="235">
                <text:p>235</text:p>
              </table:table-cell>
              <table:table-cell office:value-type="float" office:value="0.561220887175479">
                <text:p>0.56122088717547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7">
                <text:p>237</text:p>
              </table:table-cell>
              <table:table-cell office:value-type="float" office:value="0.632145088928234">
                <text:p>0.632145088928234</text:p>
              </table:table-cell>
              <table:table-cell office:value-type="float" office:value="236">
                <text:p>236</text:p>
              </table:table-cell>
              <table:table-cell office:value-type="float" office:value="0.561336606378305">
                <text:p>0.56133660637830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8">
                <text:p>238</text:p>
              </table:table-cell>
              <table:table-cell office:value-type="float" office:value="0.632196116358558">
                <text:p>0.632196116358558</text:p>
              </table:table-cell>
              <table:table-cell office:value-type="float" office:value="237">
                <text:p>237</text:p>
              </table:table-cell>
              <table:table-cell office:value-type="float" office:value="0.561452340072464">
                <text:p>0.56145234007246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9">
                <text:p>239</text:p>
              </table:table-cell>
              <table:table-cell office:value-type="float" office:value="0.632186039374806">
                <text:p>0.632186039374806</text:p>
              </table:table-cell>
              <table:table-cell office:value-type="float" office:value="238">
                <text:p>238</text:p>
              </table:table-cell>
              <table:table-cell office:value-type="float" office:value="0.561571424234901">
                <text:p>0.56157142423490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40">
                <text:p>240</text:p>
              </table:table-cell>
              <table:table-cell office:value-type="float" office:value="0.632179990221217">
                <text:p>0.632179990221217</text:p>
              </table:table-cell>
              <table:table-cell office:value-type="float" office:value="239">
                <text:p>239</text:p>
              </table:table-cell>
              <table:table-cell office:value-type="float" office:value="0.56168712713234">
                <text:p>0.5616871271323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0.632174732980935">
                <text:p>0.632174732980935</text:p>
              </table:table-cell>
              <table:table-cell office:value-type="float" office:value="240">
                <text:p>240</text:p>
              </table:table-cell>
              <table:table-cell office:value-type="float" office:value="0.561802856697248">
                <text:p>0.56180285669724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2">
                <text:p>242</text:p>
              </table:table-cell>
              <table:table-cell office:value-type="float" office:value="0.63216492056256">
                <text:p>0.63216492056256</text:p>
              </table:table-cell>
              <table:table-cell office:value-type="float" office:value="241">
                <text:p>241</text:p>
              </table:table-cell>
              <table:table-cell office:value-type="float" office:value="0.561921217509407">
                <text:p>0.56192121750940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3">
                <text:p>243</text:p>
              </table:table-cell>
              <table:table-cell office:value-type="float" office:value="0.632161194810862">
                <text:p>0.632161194810862</text:p>
              </table:table-cell>
              <table:table-cell office:value-type="float" office:value="242">
                <text:p>242</text:p>
              </table:table-cell>
              <table:table-cell office:value-type="float" office:value="0.562038526903205">
                <text:p>0.56203852690320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4">
                <text:p>244</text:p>
              </table:table-cell>
              <table:table-cell office:value-type="float" office:value="0.632177924511773">
                <text:p>0.632177924511773</text:p>
              </table:table-cell>
              <table:table-cell office:value-type="float" office:value="243">
                <text:p>243</text:p>
              </table:table-cell>
              <table:table-cell office:value-type="float" office:value="0.562152982914766">
                <text:p>0.56215298291476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5">
                <text:p>245</text:p>
              </table:table-cell>
              <table:table-cell office:value-type="float" office:value="0.632172721483341">
                <text:p>0.632172721483341</text:p>
              </table:table-cell>
              <table:table-cell office:value-type="float" office:value="244">
                <text:p>244</text:p>
              </table:table-cell>
              <table:table-cell office:value-type="float" office:value="0.562264199447442">
                <text:p>0.56226419944744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6">
                <text:p>246</text:p>
              </table:table-cell>
              <table:table-cell office:value-type="float" office:value="0.63217111888105">
                <text:p>0.63217111888105</text:p>
              </table:table-cell>
              <table:table-cell office:value-type="float" office:value="245">
                <text:p>245</text:p>
              </table:table-cell>
              <table:table-cell office:value-type="float" office:value="0.56238140377174">
                <text:p>0.5623814037717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7">
                <text:p>247</text:p>
              </table:table-cell>
              <table:table-cell office:value-type="float" office:value="0.63217022807055">
                <text:p>0.63217022807055</text:p>
              </table:table-cell>
              <table:table-cell office:value-type="float" office:value="246">
                <text:p>246</text:p>
              </table:table-cell>
              <table:table-cell office:value-type="float" office:value="0.562492605772746">
                <text:p>0.56249260577274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8">
                <text:p>248</text:p>
              </table:table-cell>
              <table:table-cell office:value-type="float" office:value="0.632166586976926">
                <text:p>0.632166586976926</text:p>
              </table:table-cell>
              <table:table-cell office:value-type="float" office:value="247">
                <text:p>247</text:p>
              </table:table-cell>
              <table:table-cell office:value-type="float" office:value="0.562591878703144">
                <text:p>0.56259187870314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9">
                <text:p>249</text:p>
              </table:table-cell>
              <table:table-cell office:value-type="float" office:value="0.632166411786903">
                <text:p>0.632166411786903</text:p>
              </table:table-cell>
              <table:table-cell office:value-type="float" office:value="248">
                <text:p>248</text:p>
              </table:table-cell>
              <table:table-cell office:value-type="float" office:value="0.562696741427385">
                <text:p>0.56269674142738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50">
                <text:p>250</text:p>
              </table:table-cell>
              <table:table-cell office:value-type="float" office:value="0.632185532409145">
                <text:p>0.632185532409145</text:p>
              </table:table-cell>
              <table:table-cell office:value-type="float" office:value="249">
                <text:p>249</text:p>
              </table:table-cell>
              <table:table-cell office:value-type="float" office:value="0.562817095806718">
                <text:p>0.56281709580671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1">
                <text:p>251</text:p>
              </table:table-cell>
              <table:table-cell office:value-type="float" office:value="0.632187463740761">
                <text:p>0.632187463740761</text:p>
              </table:table-cell>
              <table:table-cell office:value-type="float" office:value="250">
                <text:p>250</text:p>
              </table:table-cell>
              <table:table-cell office:value-type="float" office:value="0.562934174177201">
                <text:p>0.56293417417720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2">
                <text:p>252</text:p>
              </table:table-cell>
              <table:table-cell office:value-type="float" office:value="0.632190042902086">
                <text:p>0.632190042902086</text:p>
              </table:table-cell>
              <table:table-cell office:value-type="float" office:value="251">
                <text:p>251</text:p>
              </table:table-cell>
              <table:table-cell office:value-type="float" office:value="0.563001825157795">
                <text:p>0.56300182515779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3">
                <text:p>253</text:p>
              </table:table-cell>
              <table:table-cell office:value-type="float" office:value="0.632195375864178">
                <text:p>0.632195375864178</text:p>
              </table:table-cell>
              <table:table-cell office:value-type="float" office:value="252">
                <text:p>252</text:p>
              </table:table-cell>
              <table:table-cell office:value-type="float" office:value="0.563069755638636">
                <text:p>0.56306975563863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4">
                <text:p>254</text:p>
              </table:table-cell>
              <table:table-cell office:value-type="float" office:value="0.632201328892235">
                <text:p>0.632201328892235</text:p>
              </table:table-cell>
              <table:table-cell office:value-type="float" office:value="253">
                <text:p>253</text:p>
              </table:table-cell>
              <table:table-cell office:value-type="float" office:value="0.563137951252269">
                <text:p>0.56313795125226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5">
                <text:p>255</text:p>
              </table:table-cell>
              <table:table-cell office:value-type="float" office:value="0.632208082646976">
                <text:p>0.632208082646976</text:p>
              </table:table-cell>
              <table:table-cell office:value-type="float" office:value="254">
                <text:p>254</text:p>
              </table:table-cell>
              <table:table-cell office:value-type="float" office:value="0.563206421810295">
                <text:p>0.56320642181029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0.632216373191093">
                <text:p>0.632216373191093</text:p>
              </table:table-cell>
              <table:table-cell office:value-type="float" office:value="255">
                <text:p>255</text:p>
              </table:table-cell>
              <table:table-cell office:value-type="float" office:value="0.563275137233973">
                <text:p>0.56327513723397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7">
                <text:p>257</text:p>
              </table:table-cell>
              <table:table-cell office:value-type="float" office:value="0.632225475348408">
                <text:p>0.632225475348408</text:p>
              </table:table-cell>
              <table:table-cell office:value-type="float" office:value="256">
                <text:p>256</text:p>
              </table:table-cell>
              <table:table-cell office:value-type="float" office:value="0.563344139266059">
                <text:p>0.56334413926605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8">
                <text:p>258</text:p>
              </table:table-cell>
              <table:table-cell office:value-type="float" office:value="0.632235130541031">
                <text:p>0.632235130541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9">
                <text:p>259</text:p>
              </table:table-cell>
              <table:table-cell office:value-type="float" office:value="0.632242353937655">
                <text:p>0.632242353937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60">
                <text:p>260</text:p>
              </table:table-cell>
              <table:table-cell office:value-type="float" office:value="0.632255199945442">
                <text:p>0.632255199945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1">
                <text:p>261</text:p>
              </table:table-cell>
              <table:table-cell office:value-type="float" office:value="0.632268592271442">
                <text:p>0.632268592271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2">
                <text:p>262</text:p>
              </table:table-cell>
              <table:table-cell office:value-type="float" office:value="0.632274868429118">
                <text:p>0.632274868429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3">
                <text:p>263</text:p>
              </table:table-cell>
              <table:table-cell office:value-type="float" office:value="0.63228691708665">
                <text:p>0.63228691708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4">
                <text:p>264</text:p>
              </table:table-cell>
              <table:table-cell office:value-type="float" office:value="0.632297781929177">
                <text:p>0.632297781929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5">
                <text:p>265</text:p>
              </table:table-cell>
              <table:table-cell office:value-type="float" office:value="0.632308944387237">
                <text:p>0.632308944387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6">
                <text:p>266</text:p>
              </table:table-cell>
              <table:table-cell office:value-type="float" office:value="0.632324311835694">
                <text:p>0.632324311835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7">
                <text:p>267</text:p>
              </table:table-cell>
              <table:table-cell office:value-type="float" office:value="0.63234080909505">
                <text:p>0.63234080909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8">
                <text:p>268</text:p>
              </table:table-cell>
              <table:table-cell office:value-type="float" office:value="0.632356702512621">
                <text:p>0.632356702512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9">
                <text:p>269</text:p>
              </table:table-cell>
              <table:table-cell office:value-type="float" office:value="0.632365395126845">
                <text:p>0.632365395126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70">
                <text:p>270</text:p>
              </table:table-cell>
              <table:table-cell office:value-type="float" office:value="0.632384383569161">
                <text:p>0.632384383569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1">
                <text:p>271</text:p>
              </table:table-cell>
              <table:table-cell office:value-type="float" office:value="0.632396350938741">
                <text:p>0.632396350938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2">
                <text:p>272</text:p>
              </table:table-cell>
              <table:table-cell office:value-type="float" office:value="0.63240651812402">
                <text:p>0.63240651812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3">
                <text:p>273</text:p>
              </table:table-cell>
              <table:table-cell office:value-type="float" office:value="0.632426920956568">
                <text:p>0.632426920956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4">
                <text:p>274</text:p>
              </table:table-cell>
              <table:table-cell office:value-type="float" office:value="0.632445943439675">
                <text:p>0.632445943439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5">
                <text:p>275</text:p>
              </table:table-cell>
              <table:table-cell office:value-type="float" office:value="0.632452105949704">
                <text:p>0.632452105949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6">
                <text:p>276</text:p>
              </table:table-cell>
              <table:table-cell office:value-type="float" office:value="0.632473834424598">
                <text:p>0.632473834424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7">
                <text:p>277</text:p>
              </table:table-cell>
              <table:table-cell office:value-type="float" office:value="0.632488611058879">
                <text:p>0.632488611058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8">
                <text:p>278</text:p>
              </table:table-cell>
              <table:table-cell office:value-type="float" office:value="0.632501587390175">
                <text:p>0.632501587390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9">
                <text:p>279</text:p>
              </table:table-cell>
              <table:table-cell office:value-type="float" office:value="0.63252459786331">
                <text:p>0.63252459786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80">
                <text:p>280</text:p>
              </table:table-cell>
              <table:table-cell office:value-type="float" office:value="0.63254646802987">
                <text:p>0.63254646802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1">
                <text:p>281</text:p>
              </table:table-cell>
              <table:table-cell office:value-type="float" office:value="0.632560702056216">
                <text:p>0.632560702056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2">
                <text:p>282</text:p>
              </table:table-cell>
              <table:table-cell office:value-type="float" office:value="0.632575373655723">
                <text:p>0.632575373655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3">
                <text:p>283</text:p>
              </table:table-cell>
              <table:table-cell office:value-type="float" office:value="0.632590491478222">
                <text:p>0.632590491478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4">
                <text:p>284</text:p>
              </table:table-cell>
              <table:table-cell office:value-type="float" office:value="0.632578572640549">
                <text:p>0.632578572640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5">
                <text:p>285</text:p>
              </table:table-cell>
              <table:table-cell office:value-type="float" office:value="0.632567229474384">
                <text:p>0.632567229474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6">
                <text:p>286</text:p>
              </table:table-cell>
              <table:table-cell office:value-type="float" office:value="0.632556469497751">
                <text:p>0.632556469497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7">
                <text:p>287</text:p>
              </table:table-cell>
              <table:table-cell office:value-type="float" office:value="0.632546255835282">
                <text:p>0.632546255835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8">
                <text:p>288</text:p>
              </table:table-cell>
              <table:table-cell office:value-type="float" office:value="0.632536596254183">
                <text:p>0.632536596254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9">
                <text:p>289</text:p>
              </table:table-cell>
              <table:table-cell office:value-type="float" office:value="0.632521007199204">
                <text:p>0.632521007199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90">
                <text:p>290</text:p>
              </table:table-cell>
              <table:table-cell office:value-type="float" office:value="0.632512452663907">
                <text:p>0.632512452663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1">
                <text:p>291</text:p>
              </table:table-cell>
              <table:table-cell office:value-type="float" office:value="0.63248736761271">
                <text:p>0.63248736761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2">
                <text:p>292</text:p>
              </table:table-cell>
              <table:table-cell office:value-type="float" office:value="0.632490498444012">
                <text:p>0.632490498444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3">
                <text:p>293</text:p>
              </table:table-cell>
              <table:table-cell office:value-type="float" office:value="0.632466913877017">
                <text:p>0.632466913877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4">
                <text:p>294</text:p>
              </table:table-cell>
              <table:table-cell office:value-type="float" office:value="0.63246659071814">
                <text:p>0.63246659071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5">
                <text:p>295</text:p>
              </table:table-cell>
              <table:table-cell office:value-type="float" office:value="0.632454295774253">
                <text:p>0.632454295774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6">
                <text:p>296</text:p>
              </table:table-cell>
              <table:table-cell office:value-type="float" office:value="0.632448905304322">
                <text:p>0.632448905304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7">
                <text:p>297</text:p>
              </table:table-cell>
              <table:table-cell office:value-type="float" office:value="0.632437656493673">
                <text:p>0.632437656493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8">
                <text:p>298</text:p>
              </table:table-cell>
              <table:table-cell office:value-type="float" office:value="0.632433279668025">
                <text:p>0.632433279668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9">
                <text:p>299</text:p>
              </table:table-cell>
              <table:table-cell office:value-type="float" office:value="0.632407027348759">
                <text:p>0.632407027348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00">
                <text:p>300</text:p>
              </table:table-cell>
              <table:table-cell office:value-type="float" office:value="0.632409632625196">
                <text:p>0.632409632625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1">
                <text:p>301</text:p>
              </table:table-cell>
              <table:table-cell office:value-type="float" office:value="0.632400427133564">
                <text:p>0.632400427133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2">
                <text:p>302</text:p>
              </table:table-cell>
              <table:table-cell office:value-type="float" office:value="0.632397987919777">
                <text:p>0.632397987919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3">
                <text:p>303</text:p>
              </table:table-cell>
              <table:table-cell office:value-type="float" office:value="0.63238975442296">
                <text:p>0.63238975442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4">
                <text:p>304</text:p>
              </table:table-cell>
              <table:table-cell office:value-type="float" office:value="0.632388242418745">
                <text:p>0.632388242418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5">
                <text:p>305</text:p>
              </table:table-cell>
              <table:table-cell office:value-type="float" office:value="0.632364879441821">
                <text:p>0.632364879441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6">
                <text:p>306</text:p>
              </table:table-cell>
              <table:table-cell office:value-type="float" office:value="0.632370518184468">
                <text:p>0.632370518184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7">
                <text:p>307</text:p>
              </table:table-cell>
              <table:table-cell office:value-type="float" office:value="0.632364184923869">
                <text:p>0.632364184923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8">
                <text:p>308</text:p>
              </table:table-cell>
              <table:table-cell office:value-type="float" office:value="0.632364485741966">
                <text:p>0.632364485741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0.632386333197967">
                <text:p>0.632386333197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0.63243837218451">
                <text:p>0.63243837218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1">
                <text:p>311</text:p>
              </table:table-cell>
              <table:table-cell office:value-type="float" office:value="0.632476442035206">
                <text:p>0.632476442035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2">
                <text:p>312</text:p>
              </table:table-cell>
              <table:table-cell office:value-type="float" office:value="0.632514710366223">
                <text:p>0.632514710366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3">
                <text:p>313</text:p>
              </table:table-cell>
              <table:table-cell office:value-type="float" office:value="0.632548820028054">
                <text:p>0.632548820028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4">
                <text:p>314</text:p>
              </table:table-cell>
              <table:table-cell office:value-type="float" office:value="0.632587519526531">
                <text:p>0.632587519526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5">
                <text:p>315</text:p>
              </table:table-cell>
              <table:table-cell office:value-type="float" office:value="0.632626425625686">
                <text:p>0.632626425625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6">
                <text:p>316</text:p>
              </table:table-cell>
              <table:table-cell office:value-type="float" office:value="0.632665534971484">
                <text:p>0.632665534971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7">
                <text:p>317</text:p>
              </table:table-cell>
              <table:table-cell office:value-type="float" office:value="0.632704680754134">
                <text:p>0.632704680754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8">
                <text:p>318</text:p>
              </table:table-cell>
              <table:table-cell office:value-type="float" office:value="0.632744164532351">
                <text:p>0.632744164532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9">
                <text:p>319</text:p>
              </table:table-cell>
              <table:table-cell office:value-type="float" office:value="0.632779528339832">
                <text:p>0.632779528339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20">
                <text:p>320</text:p>
              </table:table-cell>
              <table:table-cell office:value-type="float" office:value="0.632819412516446">
                <text:p>0.632819412516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1">
                <text:p>321</text:p>
              </table:table-cell>
              <table:table-cell office:value-type="float" office:value="0.632859479432209">
                <text:p>0.632859479432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2">
                <text:p>322</text:p>
              </table:table-cell>
              <table:table-cell office:value-type="float" office:value="0.632899726052574">
                <text:p>0.632899726052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3">
                <text:p>323</text:p>
              </table:table-cell>
              <table:table-cell office:value-type="float" office:value="0.632931593735542">
                <text:p>0.632931593735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4">
                <text:p>324</text:p>
              </table:table-cell>
              <table:table-cell office:value-type="float" office:value="0.632961448944183">
                <text:p>0.632961448944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5">
                <text:p>325</text:p>
              </table:table-cell>
              <table:table-cell office:value-type="float" office:value="0.633002264873108">
                <text:p>0.633002264873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6">
                <text:p>326</text:p>
              </table:table-cell>
              <table:table-cell office:value-type="float" office:value="0.63304324412391">
                <text:p>0.63304324412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7">
                <text:p>327</text:p>
              </table:table-cell>
              <table:table-cell office:value-type="float" office:value="0.633084397172753">
                <text:p>0.633084397172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8">
                <text:p>328</text:p>
              </table:table-cell>
              <table:table-cell office:value-type="float" office:value="0.633112536658966">
                <text:p>0.633112536658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9">
                <text:p>329</text:p>
              </table:table-cell>
              <table:table-cell office:value-type="float" office:value="0.633152024326293">
                <text:p>0.633152024326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30">
                <text:p>330</text:p>
              </table:table-cell>
              <table:table-cell office:value-type="float" office:value="0.633181427649428">
                <text:p>0.633181427649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1">
                <text:p>331</text:p>
              </table:table-cell>
              <table:table-cell office:value-type="float" office:value="0.633190917149026">
                <text:p>0.633190917149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2">
                <text:p>332</text:p>
              </table:table-cell>
              <table:table-cell office:value-type="float" office:value="0.633200737606304">
                <text:p>0.633200737606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3">
                <text:p>333</text:p>
              </table:table-cell>
              <table:table-cell office:value-type="float" office:value="0.633205048512843">
                <text:p>0.633205048512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4">
                <text:p>334</text:p>
              </table:table-cell>
              <table:table-cell office:value-type="float" office:value="0.63321550758332">
                <text:p>0.63321550758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5">
                <text:p>335</text:p>
              </table:table-cell>
              <table:table-cell office:value-type="float" office:value="0.633226264432283">
                <text:p>0.633226264432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6">
                <text:p>336</text:p>
              </table:table-cell>
              <table:table-cell office:value-type="float" office:value="0.633239177522112">
                <text:p>0.633239177522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7">
                <text:p>337</text:p>
              </table:table-cell>
              <table:table-cell office:value-type="float" office:value="0.633250527517674">
                <text:p>0.633250527517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8">
                <text:p>338</text:p>
              </table:table-cell>
              <table:table-cell office:value-type="float" office:value="0.633262186070186">
                <text:p>0.633262186070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9">
                <text:p>339</text:p>
              </table:table-cell>
              <table:table-cell office:value-type="float" office:value="0.633268411259837">
                <text:p>0.633268411259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40">
                <text:p>340</text:p>
              </table:table-cell>
              <table:table-cell office:value-type="float" office:value="0.633280660144695">
                <text:p>0.633280660144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1">
                <text:p>341</text:p>
              </table:table-cell>
              <table:table-cell office:value-type="float" office:value="0.633293177051555">
                <text:p>0.633293177051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2">
                <text:p>342</text:p>
              </table:table-cell>
              <table:table-cell office:value-type="float" office:value="0.633307827759423">
                <text:p>0.633307827759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3">
                <text:p>343</text:p>
              </table:table-cell>
              <table:table-cell office:value-type="float" office:value="0.633320908874793">
                <text:p>0.633320908874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4">
                <text:p>344</text:p>
              </table:table-cell>
              <table:table-cell office:value-type="float" office:value="0.633334277789483">
                <text:p>0.633334277789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5">
                <text:p>345</text:p>
              </table:table-cell>
              <table:table-cell office:value-type="float" office:value="0.633342275724519">
                <text:p>0.633342275724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6">
                <text:p>346</text:p>
              </table:table-cell>
              <table:table-cell office:value-type="float" office:value="0.633356198499302">
                <text:p>0.633356198499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7">
                <text:p>347</text:p>
              </table:table-cell>
              <table:table-cell office:value-type="float" office:value="0.6333703613059">
                <text:p>0.6333703613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8">
                <text:p>348</text:p>
              </table:table-cell>
              <table:table-cell office:value-type="float" office:value="0.633380766098624">
                <text:p>0.633380766098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9">
                <text:p>349</text:p>
              </table:table-cell>
              <table:table-cell office:value-type="float" office:value="0.633391097473089">
                <text:p>0.633391097473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50">
                <text:p>350</text:p>
              </table:table-cell>
              <table:table-cell office:value-type="float" office:value="0.633407306493107">
                <text:p>0.633407306493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1">
                <text:p>351</text:p>
              </table:table-cell>
              <table:table-cell office:value-type="float" office:value="0.633418483271574">
                <text:p>0.633418483271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2">
                <text:p>352</text:p>
              </table:table-cell>
              <table:table-cell office:value-type="float" office:value="0.633436417969055">
                <text:p>0.633436417969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3">
                <text:p>353</text:p>
              </table:table-cell>
              <table:table-cell office:value-type="float" office:value="0.633449010213861">
                <text:p>0.633449010213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4">
                <text:p>354</text:p>
              </table:table-cell>
              <table:table-cell office:value-type="float" office:value="0.633458294800825">
                <text:p>0.633458294800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5">
                <text:p>355</text:p>
              </table:table-cell>
              <table:table-cell office:value-type="float" office:value="0.633496339386674">
                <text:p>0.633496339386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6">
                <text:p>356</text:p>
              </table:table-cell>
              <table:table-cell office:value-type="float" office:value="0.633538621058533">
                <text:p>0.633538621058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7">
                <text:p>357</text:p>
              </table:table-cell>
              <table:table-cell office:value-type="float" office:value="0.633578922644617">
                <text:p>0.633578922644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8">
                <text:p>358</text:p>
              </table:table-cell>
              <table:table-cell office:value-type="float" office:value="0.633629333462434">
                <text:p>0.633629333462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9">
                <text:p>359</text:p>
              </table:table-cell>
              <table:table-cell office:value-type="float" office:value="0.633679810847011">
                <text:p>0.633679810847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60">
                <text:p>360</text:p>
              </table:table-cell>
              <table:table-cell office:value-type="float" office:value="0.633702067893523">
                <text:p>0.633702067893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1">
                <text:p>361</text:p>
              </table:table-cell>
              <table:table-cell office:value-type="float" office:value="0.633720191612422">
                <text:p>0.633720191612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2">
                <text:p>362</text:p>
              </table:table-cell>
              <table:table-cell office:value-type="float" office:value="0.633746255068231">
                <text:p>0.633746255068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3">
                <text:p>363</text:p>
              </table:table-cell>
              <table:table-cell office:value-type="float" office:value="0.633766723486372">
                <text:p>0.633766723486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4">
                <text:p>364</text:p>
              </table:table-cell>
              <table:table-cell office:value-type="float" office:value="0.633791976192026">
                <text:p>0.633791976192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5">
                <text:p>365</text:p>
              </table:table-cell>
              <table:table-cell office:value-type="float" office:value="0.633815452491494">
                <text:p>0.633815452491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6">
                <text:p>366</text:p>
              </table:table-cell>
              <table:table-cell office:value-type="float" office:value="0.633837236133548">
                <text:p>0.633837236133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7">
                <text:p>367</text:p>
              </table:table-cell>
              <table:table-cell office:value-type="float" office:value="0.633859226460089">
                <text:p>0.633859226460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8">
                <text:p>368</text:p>
              </table:table-cell>
              <table:table-cell office:value-type="float" office:value="0.633876800421229">
                <text:p>0.633876800421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9">
                <text:p>369</text:p>
              </table:table-cell>
              <table:table-cell office:value-type="float" office:value="0.633898668625279">
                <text:p>0.633898668625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70">
                <text:p>370</text:p>
              </table:table-cell>
              <table:table-cell office:value-type="float" office:value="0.633920953713396">
                <text:p>0.633920953713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1">
                <text:p>371</text:p>
              </table:table-cell>
              <table:table-cell office:value-type="float" office:value="0.633939619176445">
                <text:p>0.633939619176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2">
                <text:p>372</text:p>
              </table:table-cell>
              <table:table-cell office:value-type="float" office:value="0.633958244491758">
                <text:p>0.633958244491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3">
                <text:p>373</text:p>
              </table:table-cell>
              <table:table-cell office:value-type="float" office:value="0.633982915756326">
                <text:p>0.633982915756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4">
                <text:p>374</text:p>
              </table:table-cell>
              <table:table-cell office:value-type="float" office:value="0.633997348880911">
                <text:p>0.633997348880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5">
                <text:p>375</text:p>
              </table:table-cell>
              <table:table-cell office:value-type="float" office:value="0.634021431972614">
                <text:p>0.634021431972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6">
                <text:p>376</text:p>
              </table:table-cell>
              <table:table-cell office:value-type="float" office:value="0.634044948032937">
                <text:p>0.634044948032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7">
                <text:p>377</text:p>
              </table:table-cell>
              <table:table-cell office:value-type="float" office:value="0.634065587596141">
                <text:p>0.634065587596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8">
                <text:p>378</text:p>
              </table:table-cell>
              <table:table-cell office:value-type="float" office:value="0.634087303122113">
                <text:p>0.634087303122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9">
                <text:p>379</text:p>
              </table:table-cell>
              <table:table-cell office:value-type="float" office:value="0.634113168736066">
                <text:p>0.634113168736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80">
                <text:p>380</text:p>
              </table:table-cell>
              <table:table-cell office:value-type="float" office:value="0.634134120155018">
                <text:p>0.634134120155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1">
                <text:p>381</text:p>
              </table:table-cell>
              <table:table-cell office:value-type="float" office:value="0.634157149921859">
                <text:p>0.634157149921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2">
                <text:p>382</text:p>
              </table:table-cell>
              <table:table-cell office:value-type="float" office:value="0.634184390149145">
                <text:p>0.634184390149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3">
                <text:p>383</text:p>
              </table:table-cell>
              <table:table-cell office:value-type="float" office:value="0.634210811941841">
                <text:p>0.634210811941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4">
                <text:p>384</text:p>
              </table:table-cell>
              <table:table-cell office:value-type="float" office:value="0.634235069641457">
                <text:p>0.634235069641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5">
                <text:p>385</text:p>
              </table:table-cell>
              <table:table-cell office:value-type="float" office:value="0.634264775496843">
                <text:p>0.634264775496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6">
                <text:p>386</text:p>
              </table:table-cell>
              <table:table-cell office:value-type="float" office:value="0.634280995571302">
                <text:p>0.634280995571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7">
                <text:p>387</text:p>
              </table:table-cell>
              <table:table-cell office:value-type="float" office:value="0.634310702310024">
                <text:p>0.634310702310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8">
                <text:p>388</text:p>
              </table:table-cell>
              <table:table-cell office:value-type="float" office:value="0.634335875347863">
                <text:p>0.634335875347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9">
                <text:p>389</text:p>
              </table:table-cell>
              <table:table-cell office:value-type="float" office:value="0.634366143237349">
                <text:p>0.634366143237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90">
                <text:p>390</text:p>
              </table:table-cell>
              <table:table-cell office:value-type="float" office:value="0.634391310973262">
                <text:p>0.634391310973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1">
                <text:p>391</text:p>
              </table:table-cell>
              <table:table-cell office:value-type="float" office:value="0.634421822805371">
                <text:p>0.634421822805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2">
                <text:p>392</text:p>
              </table:table-cell>
              <table:table-cell office:value-type="float" office:value="0.634438757098405">
                <text:p>0.634438757098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3">
                <text:p>393</text:p>
              </table:table-cell>
              <table:table-cell office:value-type="float" office:value="0.634469563032256">
                <text:p>0.634469563032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4">
                <text:p>394</text:p>
              </table:table-cell>
              <table:table-cell office:value-type="float" office:value="0.634495307872124">
                <text:p>0.634495307872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5">
                <text:p>395</text:p>
              </table:table-cell>
              <table:table-cell office:value-type="float" office:value="0.634514589402627">
                <text:p>0.634514589402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6">
                <text:p>396</text:p>
              </table:table-cell>
              <table:table-cell office:value-type="float" office:value="0.634540628760227">
                <text:p>0.634540628760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7">
                <text:p>397</text:p>
              </table:table-cell>
              <table:table-cell office:value-type="float" office:value="0.634564098811836">
                <text:p>0.634564098811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8">
                <text:p>398</text:p>
              </table:table-cell>
              <table:table-cell office:value-type="float" office:value="0.634584802148394">
                <text:p>0.634584802148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9">
                <text:p>399</text:p>
              </table:table-cell>
              <table:table-cell office:value-type="float" office:value="0.634613603589189">
                <text:p>0.634613603589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00">
                <text:p>400</text:p>
              </table:table-cell>
              <table:table-cell office:value-type="float" office:value="0.634640195605938">
                <text:p>0.634640195605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1">
                <text:p>401</text:p>
              </table:table-cell>
              <table:table-cell office:value-type="float" office:value="0.63466134327796">
                <text:p>0.63466134327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2">
                <text:p>402</text:p>
              </table:table-cell>
              <table:table-cell office:value-type="float" office:value="0.634689190105064">
                <text:p>0.634689190105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3">
                <text:p>403</text:p>
              </table:table-cell>
              <table:table-cell office:value-type="float" office:value="0.634711623778385">
                <text:p>0.634711623778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4">
                <text:p>404</text:p>
              </table:table-cell>
              <table:table-cell office:value-type="float" office:value="0.634738785904551">
                <text:p>0.634738785904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5">
                <text:p>405</text:p>
              </table:table-cell>
              <table:table-cell office:value-type="float" office:value="0.634758819933164">
                <text:p>0.634758819933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6">
                <text:p>406</text:p>
              </table:table-cell>
              <table:table-cell office:value-type="float" office:value="0.634787219008615">
                <text:p>0.634787219008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7">
                <text:p>407</text:p>
              </table:table-cell>
              <table:table-cell office:value-type="float" office:value="0.634812487566905">
                <text:p>0.634812487566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8">
                <text:p>408</text:p>
              </table:table-cell>
              <table:table-cell office:value-type="float" office:value="0.634841104075172">
                <text:p>0.634841104075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9">
                <text:p>409</text:p>
              </table:table-cell>
              <table:table-cell office:value-type="float" office:value="0.634869856616391">
                <text:p>0.634869856616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10">
                <text:p>410</text:p>
              </table:table-cell>
              <table:table-cell office:value-type="float" office:value="0.634894809433033">
                <text:p>0.634894809433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1">
                <text:p>411</text:p>
              </table:table-cell>
              <table:table-cell office:value-type="float" office:value="0.634913467819539">
                <text:p>0.634913467819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2">
                <text:p>412</text:p>
              </table:table-cell>
              <table:table-cell office:value-type="float" office:value="0.63494363335401">
                <text:p>0.63494363335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3">
                <text:p>413</text:p>
              </table:table-cell>
              <table:table-cell office:value-type="float" office:value="0.634973906307543">
                <text:p>0.634973906307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4">
                <text:p>414</text:p>
              </table:table-cell>
              <table:table-cell office:value-type="float" office:value="0.634997090215435">
                <text:p>0.634997090215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5">
                <text:p>415</text:p>
              </table:table-cell>
              <table:table-cell office:value-type="float" office:value="0.635023562480111">
                <text:p>0.635023562480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6">
                <text:p>416</text:p>
              </table:table-cell>
              <table:table-cell office:value-type="float" office:value="0.635054162381964">
                <text:p>0.635054162381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7">
                <text:p>417</text:p>
              </table:table-cell>
              <table:table-cell office:value-type="float" office:value="0.635083595952444">
                <text:p>0.635083595952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8">
                <text:p>418</text:p>
              </table:table-cell>
              <table:table-cell office:value-type="float" office:value="0.635104436974581">
                <text:p>0.635104436974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9">
                <text:p>419</text:p>
              </table:table-cell>
              <table:table-cell office:value-type="float" office:value="0.635135351750535">
                <text:p>0.635135351750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20">
                <text:p>420</text:p>
              </table:table-cell>
              <table:table-cell office:value-type="float" office:value="0.635159476692053">
                <text:p>0.635159476692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1">
                <text:p>421</text:p>
              </table:table-cell>
              <table:table-cell office:value-type="float" office:value="0.635183812454768">
                <text:p>0.635183812454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2">
                <text:p>422</text:p>
              </table:table-cell>
              <table:table-cell office:value-type="float" office:value="0.635205757512266">
                <text:p>0.635205757512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3">
                <text:p>423</text:p>
              </table:table-cell>
              <table:table-cell office:value-type="float" office:value="0.635253801087041">
                <text:p>0.635253801087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4">
                <text:p>424</text:p>
              </table:table-cell>
              <table:table-cell office:value-type="float" office:value="0.635271916233022">
                <text:p>0.635271916233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5">
                <text:p>425</text:p>
              </table:table-cell>
              <table:table-cell office:value-type="float" office:value="0.635296747433493">
                <text:p>0.635296747433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6">
                <text:p>426</text:p>
              </table:table-cell>
              <table:table-cell office:value-type="float" office:value="0.635306483963745">
                <text:p>0.635306483963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7">
                <text:p>427</text:p>
              </table:table-cell>
              <table:table-cell office:value-type="float" office:value="0.635301959197052">
                <text:p>0.635301959197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8">
                <text:p>428</text:p>
              </table:table-cell>
              <table:table-cell office:value-type="float" office:value="0.635329904821375">
                <text:p>0.635329904821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9">
                <text:p>429</text:p>
              </table:table-cell>
              <table:table-cell office:value-type="float" office:value="0.635336955151399">
                <text:p>0.635336955151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30">
                <text:p>430</text:p>
              </table:table-cell>
              <table:table-cell office:value-type="float" office:value="0.635349828498632">
                <text:p>0.635349828498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1">
                <text:p>431</text:p>
              </table:table-cell>
              <table:table-cell office:value-type="float" office:value="0.635357227896535">
                <text:p>0.635357227896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2">
                <text:p>432</text:p>
              </table:table-cell>
              <table:table-cell office:value-type="float" office:value="0.635367625566802">
                <text:p>0.635367625566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3">
                <text:p>433</text:p>
              </table:table-cell>
              <table:table-cell office:value-type="float" office:value="0.635375372890975">
                <text:p>0.635375372890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4">
                <text:p>434</text:p>
              </table:table-cell>
              <table:table-cell office:value-type="float" office:value="0.635381741739063">
                <text:p>0.635381741739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5">
                <text:p>435</text:p>
              </table:table-cell>
              <table:table-cell office:value-type="float" office:value="0.635391392060222">
                <text:p>0.635391392060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6">
                <text:p>436</text:p>
              </table:table-cell>
              <table:table-cell office:value-type="float" office:value="0.635399657240956">
                <text:p>0.635399657240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7">
                <text:p>437</text:p>
              </table:table-cell>
              <table:table-cell office:value-type="float" office:value="0.635413852990547">
                <text:p>0.635413852990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8">
                <text:p>438</text:p>
              </table:table-cell>
              <table:table-cell office:value-type="float" office:value="0.635419676454027">
                <text:p>0.635419676454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9">
                <text:p>439</text:p>
              </table:table-cell>
              <table:table-cell office:value-type="float" office:value="0.635436997169519">
                <text:p>0.635436997169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40">
                <text:p>440</text:p>
              </table:table-cell>
              <table:table-cell office:value-type="float" office:value="0.635444635161875">
                <text:p>0.63544463516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1">
                <text:p>441</text:p>
              </table:table-cell>
              <table:table-cell office:value-type="float" office:value="0.635453713073412">
                <text:p>0.635453713073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2">
                <text:p>442</text:p>
              </table:table-cell>
              <table:table-cell office:value-type="float" office:value="0.635464448082458">
                <text:p>0.635464448082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3">
                <text:p>443</text:p>
              </table:table-cell>
              <table:table-cell office:value-type="float" office:value="0.635466864825981">
                <text:p>0.635466864825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4">
                <text:p>444</text:p>
              </table:table-cell>
              <table:table-cell office:value-type="float" office:value="0.63548215767719">
                <text:p>0.63548215767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5">
                <text:p>445</text:p>
              </table:table-cell>
              <table:table-cell office:value-type="float" office:value="0.635493343727555">
                <text:p>0.635493343727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6">
                <text:p>446</text:p>
              </table:table-cell>
              <table:table-cell office:value-type="float" office:value="0.63550048610608">
                <text:p>0.63550048610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7">
                <text:p>447</text:p>
              </table:table-cell>
              <table:table-cell office:value-type="float" office:value="0.635505081154715">
                <text:p>0.63550508115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8">
                <text:p>448</text:p>
              </table:table-cell>
              <table:table-cell office:value-type="float" office:value="0.635512779714245">
                <text:p>0.635512779714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9">
                <text:p>449</text:p>
              </table:table-cell>
              <table:table-cell office:value-type="float" office:value="0.635520706750097">
                <text:p>0.635520706750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50">
                <text:p>450</text:p>
              </table:table-cell>
              <table:table-cell office:value-type="float" office:value="0.635532393719591">
                <text:p>0.635532393719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1">
                <text:p>451</text:p>
              </table:table-cell>
              <table:table-cell office:value-type="float" office:value="0.635544501252541">
                <text:p>0.635544501252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2">
                <text:p>452</text:p>
              </table:table-cell>
              <table:table-cell office:value-type="float" office:value="0.635552595954717">
                <text:p>0.635552595954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3">
                <text:p>453</text:p>
              </table:table-cell>
              <table:table-cell office:value-type="float" office:value="0.635559944843533">
                <text:p>0.635559944843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4">
                <text:p>454</text:p>
              </table:table-cell>
              <table:table-cell office:value-type="float" office:value="0.635569697513872">
                <text:p>0.635569697513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5">
                <text:p>455</text:p>
              </table:table-cell>
              <table:table-cell office:value-type="float" office:value="0.635583764595213">
                <text:p>0.635583764595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6">
                <text:p>456</text:p>
              </table:table-cell>
              <table:table-cell office:value-type="float" office:value="0.635591144292896">
                <text:p>0.635591144292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7">
                <text:p>457</text:p>
              </table:table-cell>
              <table:table-cell office:value-type="float" office:value="0.635601658627319">
                <text:p>0.635601658627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8">
                <text:p>458</text:p>
              </table:table-cell>
              <table:table-cell office:value-type="float" office:value="0.635616050932638">
                <text:p>0.635616050932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9">
                <text:p>459</text:p>
              </table:table-cell>
              <table:table-cell office:value-type="float" office:value="0.635626522268991">
                <text:p>0.635626522268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60">
                <text:p>460</text:p>
              </table:table-cell>
              <table:table-cell office:value-type="float" office:value="0.635637119040366">
                <text:p>0.635637119040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1">
                <text:p>461</text:p>
              </table:table-cell>
              <table:table-cell office:value-type="float" office:value="0.635652010456207">
                <text:p>0.635652010456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2">
                <text:p>462</text:p>
              </table:table-cell>
              <table:table-cell office:value-type="float" office:value="0.635664760257556">
                <text:p>0.635664760257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3">
                <text:p>463</text:p>
              </table:table-cell>
              <table:table-cell office:value-type="float" office:value="0.635676601115041">
                <text:p>0.635676601115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4">
                <text:p>464</text:p>
              </table:table-cell>
              <table:table-cell office:value-type="float" office:value="0.635688595760948">
                <text:p>0.635688595760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5">
                <text:p>465</text:p>
              </table:table-cell>
              <table:table-cell office:value-type="float" office:value="0.63570100534627">
                <text:p>0.63570100534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6">
                <text:p>466</text:p>
              </table:table-cell>
              <table:table-cell office:value-type="float" office:value="0.635711446243964">
                <text:p>0.635711446243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7">
                <text:p>467</text:p>
              </table:table-cell>
              <table:table-cell office:value-type="float" office:value="0.635728990519308">
                <text:p>0.635728990519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8">
                <text:p>468</text:p>
              </table:table-cell>
              <table:table-cell office:value-type="float" office:value="0.635743627057414">
                <text:p>0.635743627057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9">
                <text:p>469</text:p>
              </table:table-cell>
              <table:table-cell office:value-type="float" office:value="0.635756247262208">
                <text:p>0.635756247262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70">
                <text:p>470</text:p>
              </table:table-cell>
              <table:table-cell office:value-type="float" office:value="0.635769355388948">
                <text:p>0.635769355388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1">
                <text:p>471</text:p>
              </table:table-cell>
              <table:table-cell office:value-type="float" office:value="0.635787128897332">
                <text:p>0.635787128897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2">
                <text:p>472</text:p>
              </table:table-cell>
              <table:table-cell office:value-type="float" office:value="0.635798319160709">
                <text:p>0.635798319160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38">
                <text:p>938</text:p>
              </table:table-cell>
              <table:table-cell office:value-type="float" office:value="0.638432452591265">
                <text:p>0.638432452591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129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1">
      <style:chart-properties chart:display-label="true" chart:logarithmic="true" chart:minimum="8" chart:maximum="170" chart:interval-major="0.30102999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29">
      <style:chart-properties chart:display-label="true" chart:logarithmic="false" chart:minimum="1.02" chart:maximum="1.42" chart:origin="0" chart:interval-major="0.0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9">
      <style:chart-properties chart:display-label="true" chart:logarithmic="false" chart:minimum="0" chart:maximum="17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29">
      <style:chart-properties chart:symbol-type="none" chart:link-data-style-to-source="true">
        <chart:symbol-image xlink:href="Pictures/2000000A000000FD000000FDF1F7E11A.svm" xlink:type="simple" xlink:actuate="onLoad"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29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41cm" svg:height="12.757cm" xlink:href=".." xlink:type="simple" chart:class="chart:scatter" chart:column-mapping="0" chart:style-name="ch1">
        <chart:plot-area chart:style-name="ch2" table:cell-range-address="Killgem_amps.A3:Killgem_amps.A200 Killgem_amps.F1:Killgem_amps.F1 Killgem_amps.F3:Killgem_amps.F200 Killgem_spec.C1:Killgem_spec.C129" chart:data-source-has-labels="row" svg:x="0.468cm" svg:y="0.255cm" svg:width="22.474cm" svg:height="12.247cm">
          <chartooo:coordinate-region svg:x="2.121cm" svg:y="0.455cm" svg:width="20.821cm" svg:height="11.401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axis chart:dimension="y" chart:name="secondary-y" chart:style-name="ch6"/>
          <chart:series chart:attached-axis="primary-y" chart:style-name="ch7" chart:values-cell-range-address="Killgem_amps.F3:Killgem_amps.F200" chart:label-cell-address="Killgem_amps.F1:Killgem_amps.F1" chart:class="chart:scatter">
            <chart:domain table:cell-range-address="Killgem_amps.A3:Killgem_amps.A200"/>
            <chart:data-point chart:repeated="198"/>
          </chart:series>
          <chart:series chart:attached-axis="primary-y" chart:style-name="ch8" chart:values-cell-range-address="Killgem_spec.C2:Killgem_spec.C129" chart:label-cell-address="Killgem_spec.C1:Killgem_spec.C1" chart:class="chart:scatter">
            <chart:domain table:cell-range-address="Killgem_spec.A2:Killgem_spec.A129"/>
            <chart:data-point chart:repeated="1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rowth</text:p>
                <draw:g>
                  <svg:desc>Killgem_amps.F1:Killgem_amps.F1</svg:desc>
                </draw:g>
              </table:table-cell>
              <table:table-cell office:value-type="string">
                <text:p>Colonna A</text:p>
              </table:table-cell>
              <table:table-cell office:value-type="string">
                <text:p>Growth (GS)</text:p>
                <draw:g>
                  <svg:desc>Killgem_spec.C1:Killgem_spec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Killgem_amps.A3:Killgem_amps.A200</svg:desc>
                </draw:g>
              </table:table-cell>
              <table:table-cell office:value-type="float" office:value="NaN">
                <text:p>NaN</text:p>
                <draw:g>
                  <svg:desc>Killgem_amps.F3:Killgem_amps.F200</svg:desc>
                </draw:g>
              </table:table-cell>
              <table:table-cell office:value-type="float" office:value="1">
                <text:p>1</text:p>
                <draw:g>
                  <svg:desc>Killgem_spec.A2:Killgem_spec.A129</svg:desc>
                </draw:g>
              </table:table-cell>
              <table:table-cell office:value-type="float" office:value="NaN">
                <text:p>NaN</text:p>
                <draw:g>
                  <svg:desc>Killgem_spec.C2:Killgem_spec.C1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0.565858132150754">
                <text:p>0.5658581321507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795138842483858">
                <text:p>0.7951388424838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0.883657280330625">
                <text:p>0.883657280330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0.962552157761764">
                <text:p>0.9625521577617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.04098205299476">
                <text:p>1.04098205299476</text:p>
              </table:table-cell>
              <table:table-cell office:value-type="float" office:value="7">
                <text:p>7</text:p>
              </table:table-cell>
              <table:table-cell office:value-type="float" office:value="1.0024092985711">
                <text:p>1.00240929857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.17229808989725">
                <text:p>1.17229808989725</text:p>
              </table:table-cell>
              <table:table-cell office:value-type="float" office:value="8">
                <text:p>8</text:p>
              </table:table-cell>
              <table:table-cell office:value-type="float" office:value="1.04098205299476">
                <text:p>1.040982052994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.2387616223047">
                <text:p>1.2387616223047</text:p>
              </table:table-cell>
              <table:table-cell office:value-type="float" office:value="9">
                <text:p>9</text:p>
              </table:table-cell>
              <table:table-cell office:value-type="float" office:value="1.06537781294505">
                <text:p>1.065377812945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.27648070101313">
                <text:p>1.27648070101313</text:p>
              </table:table-cell>
              <table:table-cell office:value-type="float" office:value="10">
                <text:p>10</text:p>
              </table:table-cell>
              <table:table-cell office:value-type="float" office:value="1.08879072386374">
                <text:p>1.088790723863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.29773581812965">
                <text:p>1.29773581812965</text:p>
              </table:table-cell>
              <table:table-cell office:value-type="float" office:value="11">
                <text:p>11</text:p>
              </table:table-cell>
              <table:table-cell office:value-type="float" office:value="1.10817039896973">
                <text:p>1.108170398969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.31143080403591">
                <text:p>1.31143080403591</text:p>
              </table:table-cell>
              <table:table-cell office:value-type="float" office:value="12">
                <text:p>12</text:p>
              </table:table-cell>
              <table:table-cell office:value-type="float" office:value="1.12700168189106">
                <text:p>1.127001681891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.32194708589232">
                <text:p>1.32194708589232</text:p>
              </table:table-cell>
              <table:table-cell office:value-type="float" office:value="13">
                <text:p>13</text:p>
              </table:table-cell>
              <table:table-cell office:value-type="float" office:value="1.14393802627205">
                <text:p>1.143938026272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.32764191843317">
                <text:p>1.32764191843317</text:p>
              </table:table-cell>
              <table:table-cell office:value-type="float" office:value="14">
                <text:p>14</text:p>
              </table:table-cell>
              <table:table-cell office:value-type="float" office:value="1.15666962051674">
                <text:p>1.156669620516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.33847983461288">
                <text:p>1.33847983461288</text:p>
              </table:table-cell>
              <table:table-cell office:value-type="float" office:value="15">
                <text:p>15</text:p>
              </table:table-cell>
              <table:table-cell office:value-type="float" office:value="1.16654749315097">
                <text:p>1.166547493150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.34516639880694">
                <text:p>1.34516639880694</text:p>
              </table:table-cell>
              <table:table-cell office:value-type="float" office:value="16">
                <text:p>16</text:p>
              </table:table-cell>
              <table:table-cell office:value-type="float" office:value="1.17398602707315">
                <text:p>1.173986027073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.35179311405736">
                <text:p>1.35179311405736</text:p>
              </table:table-cell>
              <table:table-cell office:value-type="float" office:value="17">
                <text:p>17</text:p>
              </table:table-cell>
              <table:table-cell office:value-type="float" office:value="1.18045377569778">
                <text:p>1.180453775697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.35572343036726">
                <text:p>1.35572343036726</text:p>
              </table:table-cell>
              <table:table-cell office:value-type="float" office:value="18">
                <text:p>18</text:p>
              </table:table-cell>
              <table:table-cell office:value-type="float" office:value="1.18753747908976">
                <text:p>1.187537479089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1.35790735963615">
                <text:p>1.35790735963615</text:p>
              </table:table-cell>
              <table:table-cell office:value-type="float" office:value="19">
                <text:p>19</text:p>
              </table:table-cell>
              <table:table-cell office:value-type="float" office:value="1.19170022674966">
                <text:p>1.191700226749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1.36012754897118">
                <text:p>1.36012754897118</text:p>
              </table:table-cell>
              <table:table-cell office:value-type="float" office:value="20">
                <text:p>20</text:p>
              </table:table-cell>
              <table:table-cell office:value-type="float" office:value="1.19602101477298">
                <text:p>1.196021014772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1.36089884034175">
                <text:p>1.36089884034175</text:p>
              </table:table-cell>
              <table:table-cell office:value-type="float" office:value="21">
                <text:p>21</text:p>
              </table:table-cell>
              <table:table-cell office:value-type="float" office:value="1.20338592553683">
                <text:p>1.203385925536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1.36756901365012">
                <text:p>1.36756901365012</text:p>
              </table:table-cell>
              <table:table-cell office:value-type="float" office:value="22">
                <text:p>22</text:p>
              </table:table-cell>
              <table:table-cell office:value-type="float" office:value="1.2101911493521">
                <text:p>1.21019114935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1.37103499423983">
                <text:p>1.37103499423983</text:p>
              </table:table-cell>
              <table:table-cell office:value-type="float" office:value="23">
                <text:p>23</text:p>
              </table:table-cell>
              <table:table-cell office:value-type="float" office:value="1.21500108860364">
                <text:p>1.215001088603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1.37331263931473">
                <text:p>1.37331263931473</text:p>
              </table:table-cell>
              <table:table-cell office:value-type="float" office:value="24">
                <text:p>24</text:p>
              </table:table-cell>
              <table:table-cell office:value-type="float" office:value="1.21961711083009">
                <text:p>1.219617110830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1.37435862722779">
                <text:p>1.37435862722779</text:p>
              </table:table-cell>
              <table:table-cell office:value-type="float" office:value="25">
                <text:p>25</text:p>
              </table:table-cell>
              <table:table-cell office:value-type="float" office:value="1.22409013601667">
                <text:p>1.22409013601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1.3751522572571">
                <text:p>1.3751522572571</text:p>
              </table:table-cell>
              <table:table-cell office:value-type="float" office:value="26">
                <text:p>26</text:p>
              </table:table-cell>
              <table:table-cell office:value-type="float" office:value="1.22833365192795">
                <text:p>1.228333651927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1.37506109109309">
                <text:p>1.37506109109309</text:p>
              </table:table-cell>
              <table:table-cell office:value-type="float" office:value="27">
                <text:p>27</text:p>
              </table:table-cell>
              <table:table-cell office:value-type="float" office:value="1.23105175360076">
                <text:p>1.231051753600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1.37465690054902">
                <text:p>1.37465690054902</text:p>
              </table:table-cell>
              <table:table-cell office:value-type="float" office:value="28">
                <text:p>28</text:p>
              </table:table-cell>
              <table:table-cell office:value-type="float" office:value="1.23304163051597">
                <text:p>1.233041630515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1.37439903825703">
                <text:p>1.37439903825703</text:p>
              </table:table-cell>
              <table:table-cell office:value-type="float" office:value="29">
                <text:p>29</text:p>
              </table:table-cell>
              <table:table-cell office:value-type="float" office:value="1.23487979155898">
                <text:p>1.234879791558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1.37441177184114">
                <text:p>1.37441177184114</text:p>
              </table:table-cell>
              <table:table-cell office:value-type="float" office:value="30">
                <text:p>30</text:p>
              </table:table-cell>
              <table:table-cell office:value-type="float" office:value="1.23688311303793">
                <text:p>1.236883113037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1.37406922987785">
                <text:p>1.37406922987785</text:p>
              </table:table-cell>
              <table:table-cell office:value-type="float" office:value="31">
                <text:p>31</text:p>
              </table:table-cell>
              <table:table-cell office:value-type="float" office:value="1.23864949233341">
                <text:p>1.238649492333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1.37387933482914">
                <text:p>1.37387933482914</text:p>
              </table:table-cell>
              <table:table-cell office:value-type="float" office:value="32">
                <text:p>32</text:p>
              </table:table-cell>
              <table:table-cell office:value-type="float" office:value="1.24025180115829">
                <text:p>1.240251801158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1.37384583822703">
                <text:p>1.37384583822703</text:p>
              </table:table-cell>
              <table:table-cell office:value-type="float" office:value="33">
                <text:p>33</text:p>
              </table:table-cell>
              <table:table-cell office:value-type="float" office:value="1.24118218354756">
                <text:p>1.241182183547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1.37428526838127">
                <text:p>1.37428526838127</text:p>
              </table:table-cell>
              <table:table-cell office:value-type="float" office:value="34">
                <text:p>34</text:p>
              </table:table-cell>
              <table:table-cell office:value-type="float" office:value="1.24309878563759">
                <text:p>1.243098785637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1.37499306958259">
                <text:p>1.37499306958259</text:p>
              </table:table-cell>
              <table:table-cell office:value-type="float" office:value="35">
                <text:p>35</text:p>
              </table:table-cell>
              <table:table-cell office:value-type="float" office:value="1.24792532074591">
                <text:p>1.247925320745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1.37642068495115">
                <text:p>1.37642068495115</text:p>
              </table:table-cell>
              <table:table-cell office:value-type="float" office:value="36">
                <text:p>36</text:p>
              </table:table-cell>
              <table:table-cell office:value-type="float" office:value="1.25213610119419">
                <text:p>1.252136101194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1.37680577285817">
                <text:p>1.37680577285817</text:p>
              </table:table-cell>
              <table:table-cell office:value-type="float" office:value="37">
                <text:p>37</text:p>
              </table:table-cell>
              <table:table-cell office:value-type="float" office:value="1.25505899047111">
                <text:p>1.255058990471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1.37773206945737">
                <text:p>1.37773206945737</text:p>
              </table:table-cell>
              <table:table-cell office:value-type="float" office:value="38">
                <text:p>38</text:p>
              </table:table-cell>
              <table:table-cell office:value-type="float" office:value="1.25696356323769">
                <text:p>1.256963563237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1.37882357195173">
                <text:p>1.37882357195173</text:p>
              </table:table-cell>
              <table:table-cell office:value-type="float" office:value="39">
                <text:p>39</text:p>
              </table:table-cell>
              <table:table-cell office:value-type="float" office:value="1.25843694035713">
                <text:p>1.258436940357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1.37956014518611">
                <text:p>1.37956014518611</text:p>
              </table:table-cell>
              <table:table-cell office:value-type="float" office:value="40">
                <text:p>40</text:p>
              </table:table-cell>
              <table:table-cell office:value-type="float" office:value="1.25974918706222">
                <text:p>1.259749187062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1.3802483023258">
                <text:p>1.3802483023258</text:p>
              </table:table-cell>
              <table:table-cell office:value-type="float" office:value="41">
                <text:p>41</text:p>
              </table:table-cell>
              <table:table-cell office:value-type="float" office:value="1.261515474746">
                <text:p>1.2615154747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1.38053935410265">
                <text:p>1.38053935410265</text:p>
              </table:table-cell>
              <table:table-cell office:value-type="float" office:value="42">
                <text:p>42</text:p>
              </table:table-cell>
              <table:table-cell office:value-type="float" office:value="1.26353125387336">
                <text:p>1.263531253873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1.38080213051504">
                <text:p>1.38080213051504</text:p>
              </table:table-cell>
              <table:table-cell office:value-type="float" office:value="43">
                <text:p>43</text:p>
              </table:table-cell>
              <table:table-cell office:value-type="float" office:value="1.26507095084687">
                <text:p>1.265070950846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1.38079255765443">
                <text:p>1.38079255765443</text:p>
              </table:table-cell>
              <table:table-cell office:value-type="float" office:value="44">
                <text:p>44</text:p>
              </table:table-cell>
              <table:table-cell office:value-type="float" office:value="1.2665059874527">
                <text:p>1.26650598745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1.38116069881836">
                <text:p>1.38116069881836</text:p>
              </table:table-cell>
              <table:table-cell office:value-type="float" office:value="45">
                <text:p>45</text:p>
              </table:table-cell>
              <table:table-cell office:value-type="float" office:value="1.26784226162387">
                <text:p>1.267842261623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1.38158021032155">
                <text:p>1.38158021032155</text:p>
              </table:table-cell>
              <table:table-cell office:value-type="float" office:value="46">
                <text:p>46</text:p>
              </table:table-cell>
              <table:table-cell office:value-type="float" office:value="1.26905812300742">
                <text:p>1.269058123007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1.38163624268498">
                <text:p>1.38163624268498</text:p>
              </table:table-cell>
              <table:table-cell office:value-type="float" office:value="47">
                <text:p>47</text:p>
              </table:table-cell>
              <table:table-cell office:value-type="float" office:value="1.27026880208177">
                <text:p>1.270268802081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1.38152394343351">
                <text:p>1.38152394343351</text:p>
              </table:table-cell>
              <table:table-cell office:value-type="float" office:value="48">
                <text:p>48</text:p>
              </table:table-cell>
              <table:table-cell office:value-type="float" office:value="1.27150179050044">
                <text:p>1.271501790500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1.38177922464486">
                <text:p>1.38177922464486</text:p>
              </table:table-cell>
              <table:table-cell office:value-type="float" office:value="49">
                <text:p>49</text:p>
              </table:table-cell>
              <table:table-cell office:value-type="float" office:value="1.27261476819918">
                <text:p>1.272614768199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1.38202542043188">
                <text:p>1.38202542043188</text:p>
              </table:table-cell>
              <table:table-cell office:value-type="float" office:value="50">
                <text:p>50</text:p>
              </table:table-cell>
              <table:table-cell office:value-type="float" office:value="1.273805865374">
                <text:p>1.2738058653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1.38354562612506">
                <text:p>1.38354562612506</text:p>
              </table:table-cell>
              <table:table-cell office:value-type="float" office:value="51">
                <text:p>51</text:p>
              </table:table-cell>
              <table:table-cell office:value-type="float" office:value="1.27461946886068">
                <text:p>1.274619468860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1.38456035284019">
                <text:p>1.38456035284019</text:p>
              </table:table-cell>
              <table:table-cell office:value-type="float" office:value="52">
                <text:p>52</text:p>
              </table:table-cell>
              <table:table-cell office:value-type="float" office:value="1.27581517796375">
                <text:p>1.275815177963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1.38538051683382">
                <text:p>1.38538051683382</text:p>
              </table:table-cell>
              <table:table-cell office:value-type="float" office:value="53">
                <text:p>53</text:p>
              </table:table-cell>
              <table:table-cell office:value-type="float" office:value="1.27690003747265">
                <text:p>1.276900037472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1.38619040704178">
                <text:p>1.38619040704178</text:p>
              </table:table-cell>
              <table:table-cell office:value-type="float" office:value="54">
                <text:p>54</text:p>
              </table:table-cell>
              <table:table-cell office:value-type="float" office:value="1.27799075359526">
                <text:p>1.277990753595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1.38703015350218">
                <text:p>1.38703015350218</text:p>
              </table:table-cell>
              <table:table-cell office:value-type="float" office:value="55">
                <text:p>55</text:p>
              </table:table-cell>
              <table:table-cell office:value-type="float" office:value="1.27883755420282">
                <text:p>1.278837554202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1.38774957161218">
                <text:p>1.38774957161218</text:p>
              </table:table-cell>
              <table:table-cell office:value-type="float" office:value="56">
                <text:p>56</text:p>
              </table:table-cell>
              <table:table-cell office:value-type="float" office:value="1.27987845437857">
                <text:p>1.279878454378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1.38844914610598">
                <text:p>1.38844914610598</text:p>
              </table:table-cell>
              <table:table-cell office:value-type="float" office:value="57">
                <text:p>57</text:p>
              </table:table-cell>
              <table:table-cell office:value-type="float" office:value="1.28084921847377">
                <text:p>1.2808492184737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1.38923508988549">
                <text:p>1.38923508988549</text:p>
              </table:table-cell>
              <table:table-cell office:value-type="float" office:value="58">
                <text:p>58</text:p>
              </table:table-cell>
              <table:table-cell office:value-type="float" office:value="1.28173715780967">
                <text:p>1.281737157809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1.38958812180873">
                <text:p>1.38958812180873</text:p>
              </table:table-cell>
              <table:table-cell office:value-type="float" office:value="59">
                <text:p>59</text:p>
              </table:table-cell>
              <table:table-cell office:value-type="float" office:value="1.2825177106924">
                <text:p>1.28251771069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1.39007174025557">
                <text:p>1.39007174025557</text:p>
              </table:table-cell>
              <table:table-cell office:value-type="float" office:value="60">
                <text:p>60</text:p>
              </table:table-cell>
              <table:table-cell office:value-type="float" office:value="1.28327478885451">
                <text:p>1.283274788854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1.3905832786915">
                <text:p>1.3905832786915</text:p>
              </table:table-cell>
              <table:table-cell office:value-type="float" office:value="61">
                <text:p>61</text:p>
              </table:table-cell>
              <table:table-cell office:value-type="float" office:value="1.2840782944589">
                <text:p>1.28407829445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1.39068377806959">
                <text:p>1.39068377806959</text:p>
              </table:table-cell>
              <table:table-cell office:value-type="float" office:value="62">
                <text:p>62</text:p>
              </table:table-cell>
              <table:table-cell office:value-type="float" office:value="1.28489031769333">
                <text:p>1.284890317693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1.39101494117231">
                <text:p>1.39101494117231</text:p>
              </table:table-cell>
              <table:table-cell office:value-type="float" office:value="63">
                <text:p>63</text:p>
              </table:table-cell>
              <table:table-cell office:value-type="float" office:value="1.28587861758224">
                <text:p>1.285878617582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1.39122985487301">
                <text:p>1.39122985487301</text:p>
              </table:table-cell>
              <table:table-cell office:value-type="float" office:value="64">
                <text:p>64</text:p>
              </table:table-cell>
              <table:table-cell office:value-type="float" office:value="1.28686911248328">
                <text:p>1.286869112483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1.39102438197412">
                <text:p>1.39102438197412</text:p>
              </table:table-cell>
              <table:table-cell office:value-type="float" office:value="65">
                <text:p>65</text:p>
              </table:table-cell>
              <table:table-cell office:value-type="float" office:value="1.28768521598875">
                <text:p>1.287685215988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1.39135529720066">
                <text:p>1.39135529720066</text:p>
              </table:table-cell>
              <table:table-cell office:value-type="float" office:value="66">
                <text:p>66</text:p>
              </table:table-cell>
              <table:table-cell office:value-type="float" office:value="1.2883509806847">
                <text:p>1.28835098068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1.39142611666217">
                <text:p>1.39142611666217</text:p>
              </table:table-cell>
              <table:table-cell office:value-type="float" office:value="67">
                <text:p>67</text:p>
              </table:table-cell>
              <table:table-cell office:value-type="float" office:value="1.28931778480849">
                <text:p>1.289317784808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1.39185381560146">
                <text:p>1.39185381560146</text:p>
              </table:table-cell>
              <table:table-cell office:value-type="float" office:value="68">
                <text:p>68</text:p>
              </table:table-cell>
              <table:table-cell office:value-type="float" office:value="1.29001518305868">
                <text:p>1.290015183058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1.39223336786721">
                <text:p>1.39223336786721</text:p>
              </table:table-cell>
              <table:table-cell office:value-type="float" office:value="69">
                <text:p>69</text:p>
              </table:table-cell>
              <table:table-cell office:value-type="float" office:value="1.29093074663399">
                <text:p>1.290930746633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1.39260905690514">
                <text:p>1.39260905690514</text:p>
              </table:table-cell>
              <table:table-cell office:value-type="float" office:value="70">
                <text:p>70</text:p>
              </table:table-cell>
              <table:table-cell office:value-type="float" office:value="1.2914145450064">
                <text:p>1.29141454500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1.39287942872387">
                <text:p>1.39287942872387</text:p>
              </table:table-cell>
              <table:table-cell office:value-type="float" office:value="71">
                <text:p>71</text:p>
              </table:table-cell>
              <table:table-cell office:value-type="float" office:value="1.29191691252296">
                <text:p>1.291916912522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1.39313336962513">
                <text:p>1.39313336962513</text:p>
              </table:table-cell>
              <table:table-cell office:value-type="float" office:value="72">
                <text:p>72</text:p>
              </table:table-cell>
              <table:table-cell office:value-type="float" office:value="1.29272494132931">
                <text:p>1.292724941329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1.39366571284956">
                <text:p>1.39366571284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1.39399940278827">
                <text:p>1.39399940278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1.39429307541111">
                <text:p>1.3942930754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1.39471309324278">
                <text:p>1.39471309324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1.39476549133856">
                <text:p>1.39476549133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1.39481910132622">
                <text:p>1.39481910132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1.39490925315211">
                <text:p>1.39490925315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1.39501396911361">
                <text:p>1.39501396911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1.39506709512588">
                <text:p>1.39506709512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1.39517375470128">
                <text:p>1.39517375470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1.39543540250686">
                <text:p>1.39543540250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1.39570604140873">
                <text:p>1.39570604140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1.39599191388846">
                <text:p>1.39599191388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1.39613095885534">
                <text:p>1.39613095885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1.39623678662495">
                <text:p>1.39623678662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1.39625123865592">
                <text:p>1.39625123865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1.39616615440684">
                <text:p>1.39616615440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1.3965433156486">
                <text:p>1.3965433156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1.39730325341325">
                <text:p>1.39730325341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1.39806542803169">
                <text:p>1.39806542803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1.39879339752134">
                <text:p>1.39879339752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1.39912090913585">
                <text:p>1.39912090913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1.39938199771711">
                <text:p>1.39938199771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1.39962789856838">
                <text:p>1.39962789856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1.39992819351444">
                <text:p>1.39992819351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1.40021793571749">
                <text:p>1.40021793571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1.40103145517032">
                <text:p>1.40103145517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1">
                <text:p>101</text:p>
              </table:table-cell>
              <table:table-cell office:value-type="float" office:value="1.40135137818848">
                <text:p>1.40135137818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2">
                <text:p>102</text:p>
              </table:table-cell>
              <table:table-cell office:value-type="float" office:value="1.40180882760244">
                <text:p>1.40180882760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3">
                <text:p>103</text:p>
              </table:table-cell>
              <table:table-cell office:value-type="float" office:value="1.40211798162955">
                <text:p>1.40211798162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4">
                <text:p>104</text:p>
              </table:table-cell>
              <table:table-cell office:value-type="float" office:value="1.40242150789707">
                <text:p>1.40242150789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5">
                <text:p>105</text:p>
              </table:table-cell>
              <table:table-cell office:value-type="float" office:value="1.40262680359422">
                <text:p>1.40262680359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6">
                <text:p>106</text:p>
              </table:table-cell>
              <table:table-cell office:value-type="float" office:value="1.40296083325672">
                <text:p>1.40296083325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7">
                <text:p>107</text:p>
              </table:table-cell>
              <table:table-cell office:value-type="float" office:value="1.40312771929684">
                <text:p>1.40312771929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8">
                <text:p>108</text:p>
              </table:table-cell>
              <table:table-cell office:value-type="float" office:value="1.40344604845087">
                <text:p>1.40344604845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9">
                <text:p>109</text:p>
              </table:table-cell>
              <table:table-cell office:value-type="float" office:value="1.40375162131641">
                <text:p>1.40375162131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0">
                <text:p>110</text:p>
              </table:table-cell>
              <table:table-cell office:value-type="float" office:value="1.40414006469976">
                <text:p>1.40414006469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1.40447701920328">
                <text:p>1.40447701920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1.40481491674084">
                <text:p>1.40481491674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3">
                <text:p>113</text:p>
              </table:table-cell>
              <table:table-cell office:value-type="float" office:value="1.4050855054011">
                <text:p>1.4050855054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4">
                <text:p>114</text:p>
              </table:table-cell>
              <table:table-cell office:value-type="float" office:value="1.40538131960673">
                <text:p>1.40538131960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1.40575545204241">
                <text:p>1.40575545204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1.40599722980369">
                <text:p>1.40599722980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7">
                <text:p>117</text:p>
              </table:table-cell>
              <table:table-cell office:value-type="float" office:value="1.40621850318168">
                <text:p>1.40621850318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8">
                <text:p>118</text:p>
              </table:table-cell>
              <table:table-cell office:value-type="float" office:value="1.40642910018839">
                <text:p>1.40642910018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.40676313457993">
                <text:p>1.40676313457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1.40696190802196">
                <text:p>1.40696190802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1.40704776334512">
                <text:p>1.40704776334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.40719609250692">
                <text:p>1.40719609250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3">
                <text:p>123</text:p>
              </table:table-cell>
              <table:table-cell office:value-type="float" office:value="1.40728937902849">
                <text:p>1.40728937902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4">
                <text:p>124</text:p>
              </table:table-cell>
              <table:table-cell office:value-type="float" office:value="1.40734007281979">
                <text:p>1.4073400728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5">
                <text:p>125</text:p>
              </table:table-cell>
              <table:table-cell office:value-type="float" office:value="1.40739532683996">
                <text:p>1.40739532683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6">
                <text:p>126</text:p>
              </table:table-cell>
              <table:table-cell office:value-type="float" office:value="1.40745494231551">
                <text:p>1.40745494231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7">
                <text:p>127</text:p>
              </table:table-cell>
              <table:table-cell office:value-type="float" office:value="1.40749197239029">
                <text:p>1.40749197239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8">
                <text:p>128</text:p>
              </table:table-cell>
              <table:table-cell office:value-type="float" office:value="1.40752948147459">
                <text:p>1.40752948147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9">
                <text:p>129</text:p>
              </table:table-cell>
              <table:table-cell office:value-type="float" office:value="1.40755082083848">
                <text:p>1.40755082083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0">
                <text:p>130</text:p>
              </table:table-cell>
              <table:table-cell office:value-type="float" office:value="1.40762588624228">
                <text:p>1.40762588624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1">
                <text:p>131</text:p>
              </table:table-cell>
              <table:table-cell office:value-type="float" office:value="1.40769514458591">
                <text:p>1.40769514458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2">
                <text:p>132</text:p>
              </table:table-cell>
              <table:table-cell office:value-type="float" office:value="1.40778831346113">
                <text:p>1.40778831346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.40788453127694">
                <text:p>1.40788453127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.40799277391505">
                <text:p>1.40799277391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.40810399353183">
                <text:p>1.40810399353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6">
                <text:p>136</text:p>
              </table:table-cell>
              <table:table-cell office:value-type="float" office:value="1.40819062502843">
                <text:p>1.40819062502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7">
                <text:p>137</text:p>
              </table:table-cell>
              <table:table-cell office:value-type="float" office:value="1.40814407325896">
                <text:p>1.40814407325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8">
                <text:p>138</text:p>
              </table:table-cell>
              <table:table-cell office:value-type="float" office:value="1.40823456239457">
                <text:p>1.40823456239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1.40835305827185">
                <text:p>1.40835305827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0">
                <text:p>140</text:p>
              </table:table-cell>
              <table:table-cell office:value-type="float" office:value="1.40833516867949">
                <text:p>1.40833516867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1.40842785810597">
                <text:p>1.40842785810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2">
                <text:p>142</text:p>
              </table:table-cell>
              <table:table-cell office:value-type="float" office:value="1.40855128669816">
                <text:p>1.40855128669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3">
                <text:p>143</text:p>
              </table:table-cell>
              <table:table-cell office:value-type="float" office:value="1.40856080256881">
                <text:p>1.40856080256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1.40853884058056">
                <text:p>1.40853884058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70">
                <text:p>170</text:p>
              </table:table-cell>
              <table:table-cell office:value-type="float" office:value="1.40817550896453">
                <text:p>1.40817550896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treat-empty-cells="ignore" chart:right-angled-axes="true">
        <chart:symbol-image xlink:href="Pictures/2000000A000000DD000000DD70DD954D.svm" xlink:type="simple" xlink:actuate="onLoad"/>
      </style:chart-properties>
    </style:style>
    <style:style style:name="ch3" style:family="chart" style:data-style-name="N0">
      <style:chart-properties chart:display-label="true" chart:logarithmic="false" chart:minimum="0" chart:maximum="128" chart:interval-major="8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29">
      <style:chart-properties chart:display-label="true" chart:logarithmic="false" chart:minimum="0.1" chart:maximum="0.55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9">
      <style:chart-properties chart:symbol-type="named-symbol" chart:symbol-name="diamond" chart:symbol-width="0.2cm" chart:symbol-height="0.2cm" chart:link-data-style-to-source="true">
        <chart:symbol-image xlink:href="Pictures/2000000A000000DD000000DD70DD954D.svm" xlink:type="simple" xlink:actuate="onLoad"/>
      </style:chart-properties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946cm" svg:height="12.731cm" xlink:href=".." xlink:type="simple" chart:class="chart:scatter" chart:style-name="ch1">
        <chart:plot-area chart:style-name="ch2" table:cell-range-address="Managem_spec.A2:Managem_spec.A129 Managem_spec.C1:Managem_spec.C129" chart:data-source-has-labels="row" svg:x="0.776cm" svg:y="0.337cm" svg:width="26.445cm" svg:height="11.867cm">
          <chartooo:coordinate-region svg:x="2.429cm" svg:y="0.536cm" svg:width="24.513cm" svg:height="11.021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Managem_spec.C2:Managem_spec.C129" chart:label-cell-address="Managem_spec.C1:Managem_spec.C1" chart:class="chart:scatter">
            <chart:domain table:cell-range-address="Managem_spec.A2:Managem_spec.A129"/>
            <chart:data-point chart:repeated="1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rowth (GS)</text:p>
                <draw:g>
                  <svg:desc>Managem_spec.C1:Managem_spec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anagem_spec.A2:Managem_spec.A129</svg:desc>
                </draw:g>
              </table:table-cell>
              <table:table-cell office:value-type="float" office:value="NaN">
                <text:p>NaN</text:p>
                <draw:g>
                  <svg:desc>Managem_spec.C2:Managem_spec.C1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15047388215145">
                <text:p>0.1150473882151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224731589183854">
                <text:p>0.2247315891838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281464951297417">
                <text:p>0.2814649512974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316626550287242">
                <text:p>0.3166265502872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339564425475713">
                <text:p>0.3395644254757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358229653901107">
                <text:p>0.3582296539011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375136472106646">
                <text:p>0.3751364721066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388779391950031">
                <text:p>0.3887793919500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400591003354139">
                <text:p>0.4005910033541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41135798770434">
                <text:p>0.411357987704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420902772719095">
                <text:p>0.4209027727190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427793587758068">
                <text:p>0.4277935877580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434076532958474">
                <text:p>0.4340765329584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438355541556465">
                <text:p>0.4383555415564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442216288978825">
                <text:p>0.4422162889788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445680605191375">
                <text:p>0.4456806051913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449568500742916">
                <text:p>0.4495685007429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453172262323241">
                <text:p>0.4531722623232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458058308479639">
                <text:p>0.4580583084796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462658416749035">
                <text:p>0.4626584167490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46709618909854">
                <text:p>0.467096189098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471154461038795">
                <text:p>0.4711544610387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475043896974572">
                <text:p>0.4750438969745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478224320358928">
                <text:p>0.4782243203589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480842410900124">
                <text:p>0.4808424109001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483077564704253">
                <text:p>0.4830775647042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485188604207788">
                <text:p>0.4851886042077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48739074475486">
                <text:p>0.487390744754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489566560590932">
                <text:p>0.4895665605909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491582686467426">
                <text:p>0.4915826864674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493044781975751">
                <text:p>0.4930447819757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494434006389551">
                <text:p>0.4944340063895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495812487768431">
                <text:p>0.4958124877684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497178328722827">
                <text:p>0.4971783287228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498525861564986">
                <text:p>0.4985258615649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499898971429904">
                <text:p>0.4998989714299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5012273944961">
                <text:p>0.50122739449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502152354348844">
                <text:p>0.5021523543488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503033421924386">
                <text:p>0.5030334219243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503917122494946">
                <text:p>0.5039171224949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50480169850757">
                <text:p>0.504801698507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505652671102323">
                <text:p>0.5056526711023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506548079150614">
                <text:p>0.5065480791506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507584048512634">
                <text:p>0.5075840485126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509030291615587">
                <text:p>0.5090302916155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51042610431284">
                <text:p>0.510426104312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511422119676706">
                <text:p>0.5114221196767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512409447685098">
                <text:p>0.5124094476850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513387824024108">
                <text:p>0.5133878240241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514357161802841">
                <text:p>0.5143571618028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515279661969867">
                <text:p>0.5152796619698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516222812945796">
                <text:p>0.5162228129457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517171399148036">
                <text:p>0.5171713991480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518091133217933">
                <text:p>0.5180911332179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518740001956204">
                <text:p>0.5187400019562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519390690778822">
                <text:p>0.5193906907788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520046693960362">
                <text:p>0.5200466939603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520726437985448">
                <text:p>0.5207264379854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521405809082256">
                <text:p>0.5214058090822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522084504576394">
                <text:p>0.5220845045763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522728563959089">
                <text:p>0.5227285639590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523369922856036">
                <text:p>0.5233699228560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524008983343071">
                <text:p>0.5240089833430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524645270076822">
                <text:p>0.5246452700768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525278627169207">
                <text:p>0.5252786271692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525876046363518">
                <text:p>0.5258760463635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526500948274577">
                <text:p>0.5265009482745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527122632907337">
                <text:p>0.5271226329073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527726878590613">
                <text:p>0.5277268785906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52811209226685">
                <text:p>0.528112092266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528544873933491">
                <text:p>0.5285448739334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52893541558483">
                <text:p>0.5289354155848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529327595054562">
                <text:p>0.5293275950545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529721205987807">
                <text:p>0.5297212059878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530116056508277">
                <text:p>0.5301160565082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530511697755933">
                <text:p>0.5305116977559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530886870594976">
                <text:p>0.5308868705949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531241994599579">
                <text:p>0.5312419945995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531640542107425">
                <text:p>0.5316405421074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532007546749342">
                <text:p>0.5320075467493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532369872918189">
                <text:p>0.5323698729181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532583374305693">
                <text:p>0.5325833743056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532800586178675">
                <text:p>0.5328005861786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533021077370003">
                <text:p>0.5330210773700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533245031495455">
                <text:p>0.5332450314954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533472099925914">
                <text:p>0.5334720999259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533705975868138">
                <text:p>0.5337059758681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533904291691948">
                <text:p>0.5339042916919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534139954498206">
                <text:p>0.5341399544982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534363000059932">
                <text:p>0.5343630000599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534600687204549">
                <text:p>0.5346006872045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534840460448128">
                <text:p>0.5348404604481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535078026946256">
                <text:p>0.5350780269462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535323146376965">
                <text:p>0.53532314637696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535570319288211">
                <text:p>0.5355703192882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535824852298757">
                <text:p>0.5358248522987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536293103843297">
                <text:p>0.53629310384329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536764902068745">
                <text:p>0.53676490206874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537233924131453">
                <text:p>0.53723392413145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537700210667958">
                <text:p>0.53770021066795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538163749242273">
                <text:p>0.53816374924227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538606991855486">
                <text:p>0.53860699185548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539030463416398">
                <text:p>0.5390304634163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539486282167087">
                <text:p>0.53948628216708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539913211493181">
                <text:p>0.53991321149318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540283433762641">
                <text:p>0.54028343376264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540639945614049">
                <text:p>0.54063994561404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54098305678633">
                <text:p>0.540983056786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541313016705075">
                <text:p>0.5413130167050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541646818380133">
                <text:p>0.5416468183801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541979763474049">
                <text:p>0.54197976347404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542311808698329">
                <text:p>0.5423118086983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542642992787479">
                <text:p>0.54264299278747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54297319588443">
                <text:p>0.5429731958844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543287925660645">
                <text:p>0.54328792566064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543601876727671">
                <text:p>0.54360187672767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543904656699174">
                <text:p>0.54390465669917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54422750307756">
                <text:p>0.544227503077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544546406065533">
                <text:p>0.5445464060655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544861281181836">
                <text:p>0.54486128118183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545180918000733">
                <text:p>0.5451809180007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54549946114318">
                <text:p>0.5454994611431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545825164063863">
                <text:p>0.54582516406386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546149935002518">
                <text:p>0.54614993500251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546478601387746">
                <text:p>0.5464786013877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72" chart:interval-major="8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29">
      <style:chart-properties chart:display-label="true" chart:logarithmic="false" chart:minimum="0.55" chart:maximum="1.3" chart:origin="0" chart:interval-major="0.1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9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589cm" svg:height="12.677cm" xlink:href=".." xlink:type="simple" chart:class="chart:scatter" chart:style-name="ch1">
        <chart:plot-area chart:style-name="ch2" table:cell-range-address="Killgem_spec.A2:Killgem_spec.A100 Killgem_spec.C1:Killgem_spec.C100" chart:data-source-has-labels="row" svg:x="0.571cm" svg:y="0.253cm" svg:width="27.447cm" svg:height="12.171cm">
          <chartooo:coordinate-region svg:x="2.224cm" svg:y="0.452cm" svg:width="25.607cm" svg:height="11.325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Killgem_spec.C2:Killgem_spec.C100" chart:label-cell-address="Killgem_spec.C1:Killgem_spec.C1" chart:class="chart:scatter">
            <chart:domain table:cell-range-address="Killgem_spec.A2:Killgem_spec.A100"/>
            <chart:data-point chart:repeated="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rowth (GS)</text:p>
                <draw:g>
                  <svg:desc>Killgem_spec.C1:Killgem_spec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Killgem_spec.A2:Killgem_spec.A100</svg:desc>
                </draw:g>
              </table:table-cell>
              <table:table-cell office:value-type="float" office:value="NaN">
                <text:p>NaN</text:p>
                <draw:g>
                  <svg:desc>Killgem_spec.C2:Killgem_spec.C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565858132150754">
                <text:p>0.5658581321507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795138842483858">
                <text:p>0.7951388424838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83657280330625">
                <text:p>0.883657280330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62552157761764">
                <text:p>0.9625521577617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0024092985711">
                <text:p>1.00240929857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04098205299476">
                <text:p>1.040982052994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06537781294505">
                <text:p>1.065377812945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08879072386374">
                <text:p>1.088790723863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10817039896973">
                <text:p>1.108170398969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12700168189106">
                <text:p>1.127001681891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.14393802627205">
                <text:p>1.143938026272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15666962051674">
                <text:p>1.156669620516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.16654749315097">
                <text:p>1.166547493150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.17398602707315">
                <text:p>1.173986027073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.18045377569778">
                <text:p>1.180453775697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.18753747908976">
                <text:p>1.187537479089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.19170022674966">
                <text:p>1.191700226749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.19602101477298">
                <text:p>1.196021014772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.20338592553683">
                <text:p>1.203385925536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.2101911493521">
                <text:p>1.21019114935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.21500108860364">
                <text:p>1.215001088603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.21961711083009">
                <text:p>1.219617110830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.22409013601667">
                <text:p>1.22409013601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.22833365192795">
                <text:p>1.228333651927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.23105175360076">
                <text:p>1.231051753600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.23304163051597">
                <text:p>1.233041630515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.23487979155898">
                <text:p>1.234879791558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23688311303793">
                <text:p>1.236883113037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.23864949233341">
                <text:p>1.238649492333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.24025180115829">
                <text:p>1.240251801158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.24118218354756">
                <text:p>1.241182183547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.24309878563759">
                <text:p>1.243098785637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.24792532074591">
                <text:p>1.247925320745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.25213610119419">
                <text:p>1.252136101194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.25505899047111">
                <text:p>1.255058990471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.25696356323769">
                <text:p>1.256963563237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.25843694035713">
                <text:p>1.258436940357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.25974918706222">
                <text:p>1.259749187062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.261515474746">
                <text:p>1.2615154747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.26353125387336">
                <text:p>1.263531253873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.26507095084687">
                <text:p>1.265070950846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.2665059874527">
                <text:p>1.26650598745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.26784226162387">
                <text:p>1.267842261623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.26905812300742">
                <text:p>1.269058123007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.27026880208177">
                <text:p>1.270268802081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.27150179050044">
                <text:p>1.271501790500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.27261476819918">
                <text:p>1.272614768199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.273805865374">
                <text:p>1.2738058653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.27461946886068">
                <text:p>1.274619468860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.27581517796375">
                <text:p>1.275815177963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.27690003747265">
                <text:p>1.276900037472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.27799075359526">
                <text:p>1.277990753595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.27883755420282">
                <text:p>1.278837554202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.27987845437857">
                <text:p>1.279878454378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.28084921847377">
                <text:p>1.2808492184737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.28173715780967">
                <text:p>1.281737157809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.2825177106924">
                <text:p>1.28251771069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.28327478885451">
                <text:p>1.283274788854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.2840782944589">
                <text:p>1.28407829445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.28489031769333">
                <text:p>1.284890317693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.28587861758224">
                <text:p>1.285878617582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.28686911248328">
                <text:p>1.286869112483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.28768521598875">
                <text:p>1.287685215988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.2883509806847">
                <text:p>1.28835098068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.28931778480849">
                <text:p>1.289317784808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.29001518305868">
                <text:p>1.290015183058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.29093074663399">
                <text:p>1.290930746633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.2914145450064">
                <text:p>1.29141454500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.29191691252296">
                <text:p>1.291916912522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.29272494132931">
                <text:p>1.292724941329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6" number:min-integer-digits="1"/>
    </number:number-style>
    <number:number-style style:name="N13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b-spline" chart:symbol-type="automatic" chart:include-hidden-cells="false" chart:auto-position="true" chart:auto-size="true" chart:treat-empty-cells="ignore" chart:spline-order="5" chart:right-angled-axes="true"/>
    </style:style>
    <style:style style:name="ch3" style:family="chart" style:data-style-name="N0">
      <style:chart-properties chart:display-label="true" chart:logarithmic="false" chart:minimum="0" chart:maximum="472" chart:interval-major="64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29">
      <style:chart-properties chart:display-label="true" chart:logarithmic="false" chart:minimum="0.557" chart:maximum="0.637" chart:origin="0" chart:interval-major="0.008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31">
      <style:chart-properties chart:display-label="true" chart:logarithmic="false" chart:minimum="0" chart:maximum="17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29">
      <style:chart-properties chart:symbol-type="automatic" chart:symbol-width="0.2cm" chart:symbol-height="0.2cm" chart:link-data-style-to-source="true">
        <chart:symbol-image xlink:href="Pictures/2000000A000000FD000000FDF1F7E11A.svm" xlink:type="simple" xlink:actuate="onLoad"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31">
      <style:chart-properties chart:symbol-type="automatic" chart:symbol-width="0.2cm" chart:symbol-height="0.2cm" chart:link-data-style-to-source="true" chart:mean-value="true">
        <chart:symbol-image xlink:href="Pictures/2000000A000000FD000000FDE400028F.svm" xlink:type="simple" xlink:actuate="onLoad"/>
      </style:chart-properties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svg:stroke-width="0.051cm" svg:stroke-color="#ff420e"/>
    </style:style>
    <style:style style:name="ch10" style:family="chart">
      <style:graphic-properties svg:stroke-width="0.051cm" svg:stroke-color="#ff420e"/>
    </style:style>
    <style:style style:name="ch11" style:family="chart">
      <style:chart-properties chart:solid-type="cuboid" chart:symbol-type="named-symbol" chart:symbol-name="arrow-down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41cm" svg:height="12.757cm" xlink:href=".." xlink:type="simple" chart:class="chart:scatter" chart:column-mapping="0 2 1" chart:style-name="ch1">
        <chart:plot-area chart:style-name="ch2" table:cell-range-address="Managem_amps.A2:Managem_amps.A480 Managem_amps.F1:Managem_amps.F480 Managem_amps.D1:Managem_amps.D480" chart:data-source-has-labels="row" svg:x="0.468cm" svg:y="0.255cm" svg:width="22.474cm" svg:height="12.247cm">
          <chartooo:coordinate-region svg:x="2.121cm" svg:y="0.454cm" svg:width="19.908cm" svg:height="11.401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axis chart:dimension="y" chart:name="secondary-y" chart:style-name="ch6"/>
          <chart:series chart:attached-axis="primary-y" chart:style-name="ch7" chart:values-cell-range-address="Managem_amps.F2:Managem_amps.F480" chart:label-cell-address="Managem_amps.F1:Managem_amps.F1" chart:class="chart:scatter">
            <chart:domain table:cell-range-address="Managem_amps.A2:Managem_amps.A480"/>
            <chart:data-point chart:repeated="479"/>
          </chart:series>
          <chart:series chart:attached-axis="secondary-y" chart:style-name="ch8" chart:values-cell-range-address="Managem_amps.D2:Managem_amps.D480" chart:label-cell-address="Managem_amps.D1:Managem_amps.D1" chart:class="chart:scatter">
            <chart:mean-value chart:style-name="ch9"/>
            <chart:regression-curve chart:style-name="ch10"/>
            <chart:data-point chart:repeated="157"/>
            <chart:data-point chart:style-name="ch11"/>
            <chart:data-point chart:repeated="3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rowth</text:p>
                <draw:g>
                  <svg:desc>Managem_amps.F1:Managem_amps.F1</svg:desc>
                </draw:g>
              </table:table-cell>
              <table:table-cell office:value-type="string">
                <text:p>Ratio</text:p>
                <draw:g>
                  <svg:desc>Managem_amps.D1:Managem_amp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anagem_amps.A2:Managem_amps.A480</svg:desc>
                </draw:g>
              </table:table-cell>
              <table:table-cell office:value-type="float" office:value="NaN">
                <text:p>NaN</text:p>
                <draw:g>
                  <svg:desc>Managem_amps.F2:Managem_amps.F480</svg:desc>
                </draw:g>
              </table:table-cell>
              <table:table-cell office:value-type="float" office:value="NaN">
                <text:p>NaN</text:p>
                <draw:g>
                  <svg:desc>Managem_amps.D2:Managem_amps.D4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476883082196302">
                <text:p>0.4768830821963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558783581574555">
                <text:p>0.5587835815745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572776023673578">
                <text:p>0.5727760236735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578606777423632">
                <text:p>0.5786067774236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582449936529295">
                <text:p>0.5824499365292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584944111027638">
                <text:p>0.5849441110276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58683653961372">
                <text:p>0.586836539613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588176863146834">
                <text:p>0.5881768631468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591042035226689">
                <text:p>0.5910420352266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592339886084403">
                <text:p>0.59233988608440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594089449312722">
                <text:p>0.5940894493127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594702802352755">
                <text:p>0.59470280235275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594639181191948">
                <text:p>0.5946391811919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595325852033065">
                <text:p>0.59532585203306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596136192282227">
                <text:p>0.59613619228222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598682043266859">
                <text:p>0.598682043266859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600893015193157">
                <text:p>0.6008930151931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602689887649563">
                <text:p>0.602689887649563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604049515647586">
                <text:p>0.60404951564758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604807466371712">
                <text:p>0.604807466371712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606139279771813">
                <text:p>0.6061392797718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606720968737452">
                <text:p>0.606720968737452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60742166029772">
                <text:p>0.6074216602977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608145464972507">
                <text:p>0.608145464972507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60890351475945">
                <text:p>0.608903514759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609023185330904">
                <text:p>0.609023185330904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609158213603025">
                <text:p>0.6091582136030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60934864766091">
                <text:p>0.60934864766091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60956400539376">
                <text:p>0.609564005393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609484443663977">
                <text:p>0.609484443663977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610113591758396">
                <text:p>0.610113591758396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610689364053337">
                <text:p>0.6106893640533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611158901827776">
                <text:p>0.611158901827776</text:p>
              </table:table-cell>
              <table:table-cell office:value-type="float" office:value="7.33333333333333">
                <text:p>7.333333333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611625522087">
                <text:p>0.611625522087</text:p>
              </table:table-cell>
              <table:table-cell office:value-type="float" office:value="7.66666666666667">
                <text:p>7.6666666666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61211361960567">
                <text:p>0.612113619605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612236788621599">
                <text:p>0.612236788621599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612818619153936">
                <text:p>0.612818619153936</text:p>
              </table:table-cell>
              <table:table-cell office:value-type="float" office:value="8.66666666666667">
                <text:p>8.66666666666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613407708923633">
                <text:p>0.6134077089236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613642469141321">
                <text:p>0.613642469141321</text:p>
              </table:table-cell>
              <table:table-cell office:value-type="float" office:value="9.33333333333333">
                <text:p>9.333333333333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613637130159679">
                <text:p>0.613637130159679</text:p>
              </table:table-cell>
              <table:table-cell office:value-type="float" office:value="9.66666666666667">
                <text:p>9.66666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613618483928375">
                <text:p>0.6136184839283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613678220262183">
                <text:p>0.613678220262183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614421112663581">
                <text:p>0.614421112663581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615160316032866">
                <text:p>0.615160316032866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615486534290134">
                <text:p>0.6154865342901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615852424194139">
                <text:p>0.615852424194139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615933597176854">
                <text:p>0.615933597176854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616032170921145">
                <text:p>0.616032170921145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616097744600884">
                <text:p>0.61609774460088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616228107727367">
                <text:p>0.616228107727367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616274302566926">
                <text:p>0.616274302566926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616716793086857">
                <text:p>0.616716793086857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616882659952861">
                <text:p>0.6168826599528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617059523096679">
                <text:p>0.617059523096679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617201742880102">
                <text:p>0.617201742880102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617398877125632">
                <text:p>0.617398877125632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617534728280239">
                <text:p>0.617534728280239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617616182143644">
                <text:p>0.6176161821436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617724203120245">
                <text:p>0.6177242031202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617961747492725">
                <text:p>0.617961747492725</text:p>
              </table:table-cell>
              <table:table-cell office:value-type="float" office:value="5.16666666666667">
                <text:p>5.16666666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618225253871446">
                <text:p>0.618225253871446</text:p>
              </table:table-cell>
              <table:table-cell office:value-type="float" office:value="5.33333333333333">
                <text:p>5.33333333333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618452786852653">
                <text:p>0.618452786852653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618726631256728">
                <text:p>0.618726631256728</text:p>
              </table:table-cell>
              <table:table-cell office:value-type="float" office:value="5.66666666666667">
                <text:p>5.666666666666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618853203920083">
                <text:p>0.618853203920083</text:p>
              </table:table-cell>
              <table:table-cell office:value-type="float" office:value="5.83333333333333">
                <text:p>5.83333333333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618985938300749">
                <text:p>0.61898593830074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619047067868809">
                <text:p>0.619047067868809</text:p>
              </table:table-cell>
              <table:table-cell office:value-type="float" office:value="6.16666666666667">
                <text:p>6.16666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619304407338087">
                <text:p>0.619304407338087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619591620665407">
                <text:p>0.61959162066540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619766693871639">
                <text:p>0.619766693871639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620080036977144">
                <text:p>0.620080036977144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620454323256746">
                <text:p>0.62045432325674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620879292205067">
                <text:p>0.620879292205067</text:p>
              </table:table-cell>
              <table:table-cell office:value-type="float" office:value="7.16666666666667">
                <text:p>7.166666666666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62124731222546">
                <text:p>0.62124731222546</text:p>
              </table:table-cell>
              <table:table-cell office:value-type="float" office:value="7.33333333333333">
                <text:p>7.333333333333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621578936006511">
                <text:p>0.621578936006511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621846376362464">
                <text:p>0.621846376362464</text:p>
              </table:table-cell>
              <table:table-cell office:value-type="float" office:value="7.66666666666667">
                <text:p>7.666666666666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622199780318583">
                <text:p>0.622199780318583</text:p>
              </table:table-cell>
              <table:table-cell office:value-type="float" office:value="7.83333333333333">
                <text:p>7.833333333333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622382410551015">
                <text:p>0.6223824105510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622548287241717">
                <text:p>0.622548287241717</text:p>
              </table:table-cell>
              <table:table-cell office:value-type="float" office:value="8.16666666666667">
                <text:p>8.166666666666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622738178672698">
                <text:p>0.622738178672698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622911285754691">
                <text:p>0.622911285754691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623057531103518">
                <text:p>0.623057531103518</text:p>
              </table:table-cell>
              <table:table-cell office:value-type="float" office:value="8.66666666666667">
                <text:p>8.666666666666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623199410944732">
                <text:p>0.623199410944732</text:p>
              </table:table-cell>
              <table:table-cell office:value-type="float" office:value="8.83333333333333">
                <text:p>8.833333333333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623338076842933">
                <text:p>0.6233380768429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623481986384126">
                <text:p>0.6234819863841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623690737693494">
                <text:p>0.623690737693494</text:p>
              </table:table-cell>
              <table:table-cell office:value-type="float" office:value="7.14285714285714">
                <text:p>7.1428571428571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623889148308027">
                <text:p>0.623889148308027</text:p>
              </table:table-cell>
              <table:table-cell office:value-type="float" office:value="7.28571428571429">
                <text:p>7.285714285714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624120614683613">
                <text:p>0.624120614683613</text:p>
              </table:table-cell>
              <table:table-cell office:value-type="float" office:value="7.42857142857143">
                <text:p>7.428571428571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624347575595438">
                <text:p>0.624347575595438</text:p>
              </table:table-cell>
              <table:table-cell office:value-type="float" office:value="7.57142857142857">
                <text:p>7.571428571428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624572150527702">
                <text:p>0.624572150527702</text:p>
              </table:table-cell>
              <table:table-cell office:value-type="float" office:value="7.71428571428571">
                <text:p>7.714285714285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62476701948901">
                <text:p>0.62476701948901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624996983321465">
                <text:p>0.62499698332146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625092732623123">
                <text:p>0.625092732623123</text:p>
              </table:table-cell>
              <table:table-cell office:value-type="float" office:value="8.14285714285714">
                <text:p>8.142857142857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625175779468602">
                <text:p>0.625175779468602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625262440038994">
                <text:p>0.625262440038994</text:p>
              </table:table-cell>
              <table:table-cell office:value-type="float" office:value="8.42857142857143">
                <text:p>8.4285714285714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625352400059649">
                <text:p>0.625352400059649</text:p>
              </table:table-cell>
              <table:table-cell office:value-type="float" office:value="8.57142857142857">
                <text:p>8.5714285714285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625461641547895">
                <text:p>0.625461641547895</text:p>
              </table:table-cell>
              <table:table-cell office:value-type="float" office:value="8.71428571428571">
                <text:p>8.714285714285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625502858810444">
                <text:p>0.625502858810444</text:p>
              </table:table-cell>
              <table:table-cell office:value-type="float" office:value="8.85714285714286">
                <text:p>8.8571428571428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625618373081512">
                <text:p>0.6256183730815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625636704498305">
                <text:p>0.62563670449830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625742922490435">
                <text:p>0.625742922490435</text:p>
              </table:table-cell>
              <table:table-cell office:value-type="float" office:value="7.375">
                <text:p>7.3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62585161645406">
                <text:p>0.62585161645406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625978017172548">
                <text:p>0.625978017172548</text:p>
              </table:table-cell>
              <table:table-cell office:value-type="float" office:value="7.625">
                <text:p>7.6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62603908789391">
                <text:p>0.62603908789391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62617025115373">
                <text:p>0.62617025115373</text:p>
              </table:table-cell>
              <table:table-cell office:value-type="float" office:value="7.875">
                <text:p>7.8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626229766128777">
                <text:p>0.6262297661287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626292271920374">
                <text:p>0.626292271920374</text:p>
              </table:table-cell>
              <table:table-cell office:value-type="float" office:value="8.125">
                <text:p>8.1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626357698181211">
                <text:p>0.626357698181211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626425912948385">
                <text:p>0.626425912948385</text:p>
              </table:table-cell>
              <table:table-cell office:value-type="float" office:value="8.375">
                <text:p>8.3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626472722106225">
                <text:p>0.626472722106225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62651087644151">
                <text:p>0.62651087644151</text:p>
              </table:table-cell>
              <table:table-cell office:value-type="float" office:value="8.625">
                <text:p>8.6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626539184111431">
                <text:p>0.626539184111431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626557848365527">
                <text:p>0.626557848365527</text:p>
              </table:table-cell>
              <table:table-cell office:value-type="float" office:value="8.875">
                <text:p>8.8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626605000695729">
                <text:p>0.6266050006957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626638316565336">
                <text:p>0.626638316565336</text:p>
              </table:table-cell>
              <table:table-cell office:value-type="float" office:value="9.125">
                <text:p>9.1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626659301608065">
                <text:p>0.626659301608065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626712619485945">
                <text:p>0.626712619485945</text:p>
              </table:table-cell>
              <table:table-cell office:value-type="float" office:value="9.375">
                <text:p>9.3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626771783779579">
                <text:p>0.626771783779579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626806714043115">
                <text:p>0.626806714043115</text:p>
              </table:table-cell>
              <table:table-cell office:value-type="float" office:value="9.625">
                <text:p>9.6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626808304620274">
                <text:p>0.626808304620274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626867123030867">
                <text:p>0.626867123030867</text:p>
              </table:table-cell>
              <table:table-cell office:value-type="float" office:value="8.11111111111111">
                <text:p>8.1111111111111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626904090386964">
                <text:p>0.626904090386964</text:p>
              </table:table-cell>
              <table:table-cell office:value-type="float" office:value="8.22222222222222">
                <text:p>8.222222222222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626967289278905">
                <text:p>0.626967289278905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627044550546844">
                <text:p>0.627044550546844</text:p>
              </table:table-cell>
              <table:table-cell office:value-type="float" office:value="8.44444444444444">
                <text:p>8.4444444444444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627093757002029">
                <text:p>0.627093757002029</text:p>
              </table:table-cell>
              <table:table-cell office:value-type="float" office:value="8.55555555555556">
                <text:p>8.555555555555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627114991298688">
                <text:p>0.627114991298688</text:p>
              </table:table-cell>
              <table:table-cell office:value-type="float" office:value="8.66666666666667">
                <text:p>8.666666666666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627169326820304">
                <text:p>0.627169326820304</text:p>
              </table:table-cell>
              <table:table-cell office:value-type="float" office:value="8.77777777777778">
                <text:p>8.7777777777777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627129992029776">
                <text:p>0.627129992029776</text:p>
              </table:table-cell>
              <table:table-cell office:value-type="float" office:value="8.88888888888889">
                <text:p>8.8888888888888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627256291120082">
                <text:p>0.6272562911200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627229518639817">
                <text:p>0.627229518639817</text:p>
              </table:table-cell>
              <table:table-cell office:value-type="float" office:value="9.11111111111111">
                <text:p>9.1111111111111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627205597893797">
                <text:p>0.627205597893797</text:p>
              </table:table-cell>
              <table:table-cell office:value-type="float" office:value="9.22222222222222">
                <text:p>9.2222222222222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627185956890304">
                <text:p>0.627185956890304</text:p>
              </table:table-cell>
              <table:table-cell office:value-type="float" office:value="9.33333333333333">
                <text:p>9.3333333333333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627171577491017">
                <text:p>0.627171577491017</text:p>
              </table:table-cell>
              <table:table-cell office:value-type="float" office:value="9.44444444444444">
                <text:p>9.444444444444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627159824245292">
                <text:p>0.627159824245292</text:p>
              </table:table-cell>
              <table:table-cell office:value-type="float" office:value="9.55555555555556">
                <text:p>9.5555555555555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627194730916296">
                <text:p>0.627194730916296</text:p>
              </table:table-cell>
              <table:table-cell office:value-type="float" office:value="6.81818181818182">
                <text:p>6.8181818181818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627295049895577">
                <text:p>0.627295049895577</text:p>
              </table:table-cell>
              <table:table-cell office:value-type="float" office:value="6.90909090909091">
                <text:p>6.9090909090909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627368747586761">
                <text:p>0.6273687475867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627423707381937">
                <text:p>0.627423707381937</text:p>
              </table:table-cell>
              <table:table-cell office:value-type="float" office:value="7.09090909090909">
                <text:p>7.0909090909090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627501007851187">
                <text:p>0.627501007851187</text:p>
              </table:table-cell>
              <table:table-cell office:value-type="float" office:value="7.18181818181818">
                <text:p>7.1818181818181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627538728119171">
                <text:p>0.627538728119171</text:p>
              </table:table-cell>
              <table:table-cell office:value-type="float" office:value="7.27272727272727">
                <text:p>7.2727272727272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627641419858139">
                <text:p>0.627641419858139</text:p>
              </table:table-cell>
              <table:table-cell office:value-type="float" office:value="7.36363636363636">
                <text:p>7.363636363636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62771761736759">
                <text:p>0.62771761736759</text:p>
              </table:table-cell>
              <table:table-cell office:value-type="float" office:value="6.33333333333333">
                <text:p>6.333333333333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627799370872471">
                <text:p>0.627799370872471</text:p>
              </table:table-cell>
              <table:table-cell office:value-type="float" office:value="6.41666666666667">
                <text:p>6.416666666666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627866746980956">
                <text:p>0.627866746980956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627951537987833">
                <text:p>0.627951537987833</text:p>
              </table:table-cell>
              <table:table-cell office:value-type="float" office:value="6.58333333333333">
                <text:p>6.583333333333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62802237125831">
                <text:p>0.62802237125831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62811068050536">
                <text:p>0.62811068050536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628191233920043">
                <text:p>0.628191233920043</text:p>
              </table:table-cell>
              <table:table-cell office:value-type="float" office:value="6.83333333333333">
                <text:p>6.8333333333333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628272805612654">
                <text:p>0.628272805612654</text:p>
              </table:table-cell>
              <table:table-cell office:value-type="float" office:value="6.91666666666667">
                <text:p>6.916666666666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628355428561532">
                <text:p>0.6283554285615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62843902804846">
                <text:p>0.62843902804846</text:p>
              </table:table-cell>
              <table:table-cell office:value-type="float" office:value="7.08333333333333">
                <text:p>7.083333333333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628506199495737">
                <text:p>0.628506199495737</text:p>
              </table:table-cell>
              <table:table-cell office:value-type="float" office:value="7.16666666666667">
                <text:p>7.1666666666666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628535884580196">
                <text:p>0.628535884580196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628569366391329">
                <text:p>0.628569366391329</text:p>
              </table:table-cell>
              <table:table-cell office:value-type="float" office:value="7.33333333333333">
                <text:p>7.3333333333333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628605319069311">
                <text:p>0.628605319069311</text:p>
              </table:table-cell>
              <table:table-cell office:value-type="float" office:value="7.41666666666667">
                <text:p>7.4166666666666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628644363121162">
                <text:p>0.628644363121162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628685748961353">
                <text:p>0.628685748961353</text:p>
              </table:table-cell>
              <table:table-cell office:value-type="float" office:value="7.58333333333333">
                <text:p>7.583333333333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628727972574456">
                <text:p>0.628727972574456</text:p>
              </table:table-cell>
              <table:table-cell office:value-type="float" office:value="7.66666666666667">
                <text:p>7.6666666666666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628771157376543">
                <text:p>0.628771157376543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628815738788202">
                <text:p>0.628815738788202</text:p>
              </table:table-cell>
              <table:table-cell office:value-type="float" office:value="7.83333333333333">
                <text:p>7.833333333333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628861611769581">
                <text:p>0.628861611769581</text:p>
              </table:table-cell>
              <table:table-cell office:value-type="float" office:value="7.91666666666667">
                <text:p>7.9166666666666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628908930310688">
                <text:p>0.6289089303106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628957497203797">
                <text:p>0.628957497203797</text:p>
              </table:table-cell>
              <table:table-cell office:value-type="float" office:value="8.08333333333333">
                <text:p>8.0833333333333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628998458083014">
                <text:p>0.628998458083014</text:p>
              </table:table-cell>
              <table:table-cell office:value-type="float" office:value="8.16666666666667">
                <text:p>8.1666666666666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629049381386826">
                <text:p>0.629049381386826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62907930552069">
                <text:p>0.62907930552069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629132557635887">
                <text:p>0.629132557635887</text:p>
              </table:table-cell>
              <table:table-cell office:value-type="float" office:value="8.41666666666667">
                <text:p>8.4166666666666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629178080610249">
                <text:p>0.629178080610249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629268159624054">
                <text:p>0.629268159624054</text:p>
              </table:table-cell>
              <table:table-cell office:value-type="float" office:value="8.58333333333333">
                <text:p>8.5833333333333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629364788773193">
                <text:p>0.629364788773193</text:p>
              </table:table-cell>
              <table:table-cell office:value-type="float" office:value="8.66666666666667">
                <text:p>8.6666666666666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629493553726032">
                <text:p>0.629493553726032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629619591441643">
                <text:p>0.629619591441643</text:p>
              </table:table-cell>
              <table:table-cell office:value-type="float" office:value="8.83333333333333">
                <text:p>8.8333333333333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629715198145394">
                <text:p>0.629715198145394</text:p>
              </table:table-cell>
              <table:table-cell office:value-type="float" office:value="8.91666666666667">
                <text:p>8.9166666666666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629769069577706">
                <text:p>0.62976906957770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629823807982106">
                <text:p>0.629823807982106</text:p>
              </table:table-cell>
              <table:table-cell office:value-type="float" office:value="9.08333333333333">
                <text:p>9.083333333333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629879427361577">
                <text:p>0.629879427361577</text:p>
              </table:table-cell>
              <table:table-cell office:value-type="float" office:value="9.16666666666667">
                <text:p>9.1666666666666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629935847832813">
                <text:p>0.629935847832813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629995625031173">
                <text:p>0.629995625031173</text:p>
              </table:table-cell>
              <table:table-cell office:value-type="float" office:value="9.33333333333333">
                <text:p>9.333333333333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630053723505298">
                <text:p>0.630053723505298</text:p>
              </table:table-cell>
              <table:table-cell office:value-type="float" office:value="9.41666666666667">
                <text:p>9.4166666666666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630115269305597">
                <text:p>0.630115269305597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630167030377704">
                <text:p>0.630167030377704</text:p>
              </table:table-cell>
              <table:table-cell office:value-type="float" office:value="9.58333333333333">
                <text:p>9.5833333333333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630230241469599">
                <text:p>0.630230241469599</text:p>
              </table:table-cell>
              <table:table-cell office:value-type="float" office:value="9.66666666666667">
                <text:p>9.6666666666666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630260928754574">
                <text:p>0.630260928754574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630322899910415">
                <text:p>0.630322899910415</text:p>
              </table:table-cell>
              <table:table-cell office:value-type="float" office:value="9.83333333333333">
                <text:p>9.8333333333333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630388508307326">
                <text:p>0.630388508307326</text:p>
              </table:table-cell>
              <table:table-cell office:value-type="float" office:value="9.91666666666667">
                <text:p>9.9166666666666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630454881607161">
                <text:p>0.6304548816071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630485882492975">
                <text:p>0.630485882492975</text:p>
              </table:table-cell>
              <table:table-cell office:value-type="float" office:value="8.84615384615385">
                <text:p>8.8461538461538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630553690576597">
                <text:p>0.630553690576597</text:p>
              </table:table-cell>
              <table:table-cell office:value-type="float" office:value="8.92307692307692">
                <text:p>8.9230769230769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630594545066154">
                <text:p>0.6305945450661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630669764039733">
                <text:p>0.630669764039733</text:p>
              </table:table-cell>
              <table:table-cell office:value-type="float" office:value="9.07692307692308">
                <text:p>9.0769230769230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630735000307664">
                <text:p>0.630735000307664</text:p>
              </table:table-cell>
              <table:table-cell office:value-type="float" office:value="9.15384615384615">
                <text:p>9.1538461538461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630811429125539">
                <text:p>0.630811429125539</text:p>
              </table:table-cell>
              <table:table-cell office:value-type="float" office:value="9.23076923076923">
                <text:p>9.2307692307692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630844363784107">
                <text:p>0.630844363784107</text:p>
              </table:table-cell>
              <table:table-cell office:value-type="float" office:value="9.30769230769231">
                <text:p>9.3076923076923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630879996638174">
                <text:p>0.630879996638174</text:p>
              </table:table-cell>
              <table:table-cell office:value-type="float" office:value="9.38461538461539">
                <text:p>9.3846153846153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630917455676074">
                <text:p>0.630917455676074</text:p>
              </table:table-cell>
              <table:table-cell office:value-type="float" office:value="9.46153846153846">
                <text:p>9.4615384615384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630955361268715">
                <text:p>0.630955361268715</text:p>
              </table:table-cell>
              <table:table-cell office:value-type="float" office:value="9.53846153846154">
                <text:p>9.5384615384615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630994668986401">
                <text:p>0.630994668986401</text:p>
              </table:table-cell>
              <table:table-cell office:value-type="float" office:value="9.61538461538462">
                <text:p>9.6153846153846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631027333434839">
                <text:p>0.631027333434839</text:p>
              </table:table-cell>
              <table:table-cell office:value-type="float" office:value="9.69230769230769">
                <text:p>9.6923076923076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631039068076972">
                <text:p>0.631039068076972</text:p>
              </table:table-cell>
              <table:table-cell office:value-type="float" office:value="9.76923076923077">
                <text:p>9.7692307692307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631051745227141">
                <text:p>0.631051745227141</text:p>
              </table:table-cell>
              <table:table-cell office:value-type="float" office:value="9.84615384615385">
                <text:p>9.8461538461538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631065333835573">
                <text:p>0.631065333835573</text:p>
              </table:table-cell>
              <table:table-cell office:value-type="float" office:value="9.92307692307692">
                <text:p>9.9230769230769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631076299306273">
                <text:p>0.6310762993062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63109703948163">
                <text:p>0.63109703948163</text:p>
              </table:table-cell>
              <table:table-cell office:value-type="float" office:value="10.0769230769231">
                <text:p>10.076923076923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631139611596822">
                <text:p>0.63113961159682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631161910902979">
                <text:p>0.631161910902979</text:p>
              </table:table-cell>
              <table:table-cell office:value-type="float" office:value="9.07142857142857">
                <text:p>9.0714285714285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631184995789798">
                <text:p>0.631184995789798</text:p>
              </table:table-cell>
              <table:table-cell office:value-type="float" office:value="9.14285714285714">
                <text:p>9.1428571428571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631208876195011">
                <text:p>0.631208876195011</text:p>
              </table:table-cell>
              <table:table-cell office:value-type="float" office:value="9.21428571428571">
                <text:p>9.2142857142857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631231029496609">
                <text:p>0.631231029496609</text:p>
              </table:table-cell>
              <table:table-cell office:value-type="float" office:value="9.28571428571429">
                <text:p>9.2857142857142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631261641812592">
                <text:p>0.631261641812592</text:p>
              </table:table-cell>
              <table:table-cell office:value-type="float" office:value="9.35714285714286">
                <text:p>9.3571428571428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631313649768724">
                <text:p>0.631313649768724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631345560801086">
                <text:p>0.631345560801086</text:p>
              </table:table-cell>
              <table:table-cell office:value-type="float" office:value="8.46666666666667">
                <text:p>8.4666666666666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63137814830748">
                <text:p>0.63137814830748</text:p>
              </table:table-cell>
              <table:table-cell office:value-type="float" office:value="8.53333333333333">
                <text:p>8.5333333333333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631409737599017">
                <text:p>0.631409737599017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631448793824849">
                <text:p>0.631448793824849</text:p>
              </table:table-cell>
              <table:table-cell office:value-type="float" office:value="8.66666666666667">
                <text:p>8.6666666666666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631488434828473">
                <text:p>0.631488434828473</text:p>
              </table:table-cell>
              <table:table-cell office:value-type="float" office:value="8.73333333333333">
                <text:p>8.7333333333333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631527403449704">
                <text:p>0.631527403449704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631563112231206">
                <text:p>0.631563112231206</text:p>
              </table:table-cell>
              <table:table-cell office:value-type="float" office:value="8.86666666666667">
                <text:p>8.8666666666666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631600524126401">
                <text:p>0.631600524126401</text:p>
              </table:table-cell>
              <table:table-cell office:value-type="float" office:value="8.93333333333333">
                <text:p>8.9333333333333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631640700674031">
                <text:p>0.6316407006740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631664448985665">
                <text:p>0.631664448985665</text:p>
              </table:table-cell>
              <table:table-cell office:value-type="float" office:value="9.06666666666667">
                <text:p>9.0666666666666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631705286747422">
                <text:p>0.631705286747422</text:p>
              </table:table-cell>
              <table:table-cell office:value-type="float" office:value="9.13333333333333">
                <text:p>9.1333333333333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631748185190296">
                <text:p>0.631748185190296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631793389563175">
                <text:p>0.631793389563175</text:p>
              </table:table-cell>
              <table:table-cell office:value-type="float" office:value="9.26666666666667">
                <text:p>9.2666666666666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631840294824674">
                <text:p>0.631840294824674</text:p>
              </table:table-cell>
              <table:table-cell office:value-type="float" office:value="9.33333333333333">
                <text:p>9.3333333333333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631887762529714">
                <text:p>0.631887762529714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631935805388144">
                <text:p>0.631935805388144</text:p>
              </table:table-cell>
              <table:table-cell office:value-type="float" office:value="9.46666666666667">
                <text:p>9.4666666666666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631950630983959">
                <text:p>0.631950630983959</text:p>
              </table:table-cell>
              <table:table-cell office:value-type="float" office:value="8.5625">
                <text:p>8.562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631995042778564">
                <text:p>0.631995042778564</text:p>
              </table:table-cell>
              <table:table-cell office:value-type="float" office:value="8.625">
                <text:p>8.62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632044542331712">
                <text:p>0.632044542331712</text:p>
              </table:table-cell>
              <table:table-cell office:value-type="float" office:value="8.6875">
                <text:p>8.687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632094553296218">
                <text:p>0.632094553296218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632145088928234">
                <text:p>0.632145088928234</text:p>
              </table:table-cell>
              <table:table-cell office:value-type="float" office:value="8.8125">
                <text:p>8.812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632196116358558">
                <text:p>0.632196116358558</text:p>
              </table:table-cell>
              <table:table-cell office:value-type="float" office:value="8.875">
                <text:p>8.87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632186039374806">
                <text:p>0.632186039374806</text:p>
              </table:table-cell>
              <table:table-cell office:value-type="float" office:value="8.9375">
                <text:p>8.93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632179990221217">
                <text:p>0.6321799902212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632174732980935">
                <text:p>0.632174732980935</text:p>
              </table:table-cell>
              <table:table-cell office:value-type="float" office:value="9.0625">
                <text:p>9.06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63216492056256">
                <text:p>0.63216492056256</text:p>
              </table:table-cell>
              <table:table-cell office:value-type="float" office:value="9.125">
                <text:p>9.12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632161194810862">
                <text:p>0.632161194810862</text:p>
              </table:table-cell>
              <table:table-cell office:value-type="float" office:value="9.1875">
                <text:p>9.187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632177924511773">
                <text:p>0.632177924511773</text:p>
              </table:table-cell>
              <table:table-cell office:value-type="float" office:value="8.35294117647059">
                <text:p>8.3529411764705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632172721483341">
                <text:p>0.632172721483341</text:p>
              </table:table-cell>
              <table:table-cell office:value-type="float" office:value="8.41176470588235">
                <text:p>8.4117647058823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63217111888105">
                <text:p>0.63217111888105</text:p>
              </table:table-cell>
              <table:table-cell office:value-type="float" office:value="8.47058823529412">
                <text:p>8.4705882352941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63217022807055">
                <text:p>0.63217022807055</text:p>
              </table:table-cell>
              <table:table-cell office:value-type="float" office:value="8.52941176470588">
                <text:p>8.5294117647058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632166586976926">
                <text:p>0.632166586976926</text:p>
              </table:table-cell>
              <table:table-cell office:value-type="float" office:value="8.58823529411765">
                <text:p>8.5882352941176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632166411786903">
                <text:p>0.632166411786903</text:p>
              </table:table-cell>
              <table:table-cell office:value-type="float" office:value="8.64705882352941">
                <text:p>8.6470588235294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632185532409145">
                <text:p>0.632185532409145</text:p>
              </table:table-cell>
              <table:table-cell office:value-type="float" office:value="7.88888888888889">
                <text:p>7.8888888888888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632187463740761">
                <text:p>0.632187463740761</text:p>
              </table:table-cell>
              <table:table-cell office:value-type="float" office:value="7.94444444444444">
                <text:p>7.9444444444444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632190042902086">
                <text:p>0.6321900429020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632195375864178">
                <text:p>0.632195375864178</text:p>
              </table:table-cell>
              <table:table-cell office:value-type="float" office:value="8.05555555555556">
                <text:p>8.0555555555555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632201328892235">
                <text:p>0.632201328892235</text:p>
              </table:table-cell>
              <table:table-cell office:value-type="float" office:value="8.11111111111111">
                <text:p>8.1111111111111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632208082646976">
                <text:p>0.632208082646976</text:p>
              </table:table-cell>
              <table:table-cell office:value-type="float" office:value="8.16666666666667">
                <text:p>8.1666666666666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632216373191093">
                <text:p>0.632216373191093</text:p>
              </table:table-cell>
              <table:table-cell office:value-type="float" office:value="8.22222222222222">
                <text:p>8.2222222222222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0.632225475348408">
                <text:p>0.632225475348408</text:p>
              </table:table-cell>
              <table:table-cell office:value-type="float" office:value="8.27777777777778">
                <text:p>8.2777777777777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0.632235130541031">
                <text:p>0.632235130541031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0.632242353937655">
                <text:p>0.632242353937655</text:p>
              </table:table-cell>
              <table:table-cell office:value-type="float" office:value="8.38888888888889">
                <text:p>8.3888888888888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632255199945442">
                <text:p>0.632255199945442</text:p>
              </table:table-cell>
              <table:table-cell office:value-type="float" office:value="8.44444444444444">
                <text:p>8.4444444444444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0.632268592271442">
                <text:p>0.632268592271442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0.632274868429118">
                <text:p>0.632274868429118</text:p>
              </table:table-cell>
              <table:table-cell office:value-type="float" office:value="8.55555555555556">
                <text:p>8.5555555555555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0.63228691708665">
                <text:p>0.63228691708665</text:p>
              </table:table-cell>
              <table:table-cell office:value-type="float" office:value="8.61111111111111">
                <text:p>8.6111111111111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0.632297781929177">
                <text:p>0.632297781929177</text:p>
              </table:table-cell>
              <table:table-cell office:value-type="float" office:value="7.89473684210526">
                <text:p>7.8947368421052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0.632308944387237">
                <text:p>0.632308944387237</text:p>
              </table:table-cell>
              <table:table-cell office:value-type="float" office:value="7.94736842105263">
                <text:p>7.9473684210526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0.632324311835694">
                <text:p>0.63232431183569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0.63234080909505">
                <text:p>0.63234080909505</text:p>
              </table:table-cell>
              <table:table-cell office:value-type="float" office:value="8.05263157894737">
                <text:p>8.0526315789473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0.632356702512621">
                <text:p>0.632356702512621</text:p>
              </table:table-cell>
              <table:table-cell office:value-type="float" office:value="8.10526315789474">
                <text:p>8.1052631578947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0.632365395126845">
                <text:p>0.632365395126845</text:p>
              </table:table-cell>
              <table:table-cell office:value-type="float" office:value="8.1578947368421">
                <text:p>8.157894736842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632384383569161">
                <text:p>0.632384383569161</text:p>
              </table:table-cell>
              <table:table-cell office:value-type="float" office:value="8.21052631578947">
                <text:p>8.2105263157894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0.632396350938741">
                <text:p>0.632396350938741</text:p>
              </table:table-cell>
              <table:table-cell office:value-type="float" office:value="8.26315789473684">
                <text:p>8.2631578947368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0.63240651812402">
                <text:p>0.63240651812402</text:p>
              </table:table-cell>
              <table:table-cell office:value-type="float" office:value="8.31578947368421">
                <text:p>8.3157894736842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0.632426920956568">
                <text:p>0.632426920956568</text:p>
              </table:table-cell>
              <table:table-cell office:value-type="float" office:value="8.36842105263158">
                <text:p>8.3684210526315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0.632445943439675">
                <text:p>0.632445943439675</text:p>
              </table:table-cell>
              <table:table-cell office:value-type="float" office:value="8.42105263157895">
                <text:p>8.4210526315789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0.632452105949704">
                <text:p>0.632452105949704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0.632473834424598">
                <text:p>0.63247383442459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0.632488611058879">
                <text:p>0.632488611058879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0.632501587390175">
                <text:p>0.632501587390175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0.63252459786331">
                <text:p>0.63252459786331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63254646802987">
                <text:p>0.6325464680298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0.632560702056216">
                <text:p>0.632560702056216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0.632575373655723">
                <text:p>0.632575373655723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0.632590491478222">
                <text:p>0.632590491478222</text:p>
              </table:table-cell>
              <table:table-cell office:value-type="float" office:value="8.15">
                <text:p>8.1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0.632578572640549">
                <text:p>0.632578572640549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0.632567229474384">
                <text:p>0.632567229474384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0.632556469497751">
                <text:p>0.632556469497751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0.632546255835282">
                <text:p>0.632546255835282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0.632536596254183">
                <text:p>0.632536596254183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0.632521007199204">
                <text:p>0.632521007199204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632512452663907">
                <text:p>0.632512452663907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0.63248736761271">
                <text:p>0.63248736761271</text:p>
              </table:table-cell>
              <table:table-cell office:value-type="float" office:value="8.55">
                <text:p>8.5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0.632490498444012">
                <text:p>0.632490498444012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0.632466913877017">
                <text:p>0.632466913877017</text:p>
              </table:table-cell>
              <table:table-cell office:value-type="float" office:value="7.95238095238095">
                <text:p>7.9523809523809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0.63246659071814">
                <text:p>0.63246659071814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0.632454295774253">
                <text:p>0.632454295774253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0.632448905304322">
                <text:p>0.632448905304322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0.632437656493673">
                <text:p>0.632437656493673</text:p>
              </table:table-cell>
              <table:table-cell office:value-type="float" office:value="8.85">
                <text:p>8.8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0.632433279668025">
                <text:p>0.632433279668025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0.632407027348759">
                <text:p>0.632407027348759</text:p>
              </table:table-cell>
              <table:table-cell office:value-type="float" office:value="7.59090909090909">
                <text:p>7.5909090909090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632409632625196">
                <text:p>0.632409632625196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0.632400427133564">
                <text:p>0.632400427133564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0.632397987919777">
                <text:p>0.632397987919777</text:p>
              </table:table-cell>
              <table:table-cell office:value-type="float" office:value="8.38095238095238">
                <text:p>8.3809523809523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0.63238975442296">
                <text:p>0.63238975442296</text:p>
              </table:table-cell>
              <table:table-cell office:value-type="float" office:value="8.42857142857143">
                <text:p>8.4285714285714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0.632388242418745">
                <text:p>0.632388242418745</text:p>
              </table:table-cell>
              <table:table-cell office:value-type="float" office:value="8.47619047619048">
                <text:p>8.4761904761904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0.632364879441821">
                <text:p>0.632364879441821</text:p>
              </table:table-cell>
              <table:table-cell office:value-type="float" office:value="7.86363636363636">
                <text:p>7.8636363636363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0.632370518184468">
                <text:p>0.632370518184468</text:p>
              </table:table-cell>
              <table:table-cell office:value-type="float" office:value="7.90909090909091">
                <text:p>7.9090909090909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0.632364184923869">
                <text:p>0.632364184923869</text:p>
              </table:table-cell>
              <table:table-cell office:value-type="float" office:value="7.95454545454545">
                <text:p>7.9545454545454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0.632364485741966">
                <text:p>0.6323644857419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0.632386333197967">
                <text:p>0.632386333197967</text:p>
              </table:table-cell>
              <table:table-cell office:value-type="float" office:value="11.1666666666667">
                <text:p>11.166666666666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63243837218451">
                <text:p>0.63243837218451</text:p>
              </table:table-cell>
              <table:table-cell office:value-type="float" office:value="10.3157894736842">
                <text:p>10.315789473684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0.632476442035206">
                <text:p>0.632476442035206</text:p>
              </table:table-cell>
              <table:table-cell office:value-type="float" office:value="10.3684210526316">
                <text:p>10.368421052631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0.632514710366223">
                <text:p>0.632514710366223</text:p>
              </table:table-cell>
              <table:table-cell office:value-type="float" office:value="10.4210526315789">
                <text:p>10.421052631578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0.632548820028054">
                <text:p>0.632548820028054</text:p>
              </table:table-cell>
              <table:table-cell office:value-type="float" office:value="10.4736842105263">
                <text:p>10.473684210526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0.632587519526531">
                <text:p>0.632587519526531</text:p>
              </table:table-cell>
              <table:table-cell office:value-type="float" office:value="10.5263157894737">
                <text:p>10.526315789473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0.632626425625686">
                <text:p>0.632626425625686</text:p>
              </table:table-cell>
              <table:table-cell office:value-type="float" office:value="10.5789473684211">
                <text:p>10.578947368421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0.632665534971484">
                <text:p>0.632665534971484</text:p>
              </table:table-cell>
              <table:table-cell office:value-type="float" office:value="10.6315789473684">
                <text:p>10.631578947368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0.632704680754134">
                <text:p>0.632704680754134</text:p>
              </table:table-cell>
              <table:table-cell office:value-type="float" office:value="9.85">
                <text:p>9.8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0.632744164532351">
                <text:p>0.632744164532351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0.632779528339832">
                <text:p>0.632779528339832</text:p>
              </table:table-cell>
              <table:table-cell office:value-type="float" office:value="9.95">
                <text:p>9.9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632819412516446">
                <text:p>0.6328194125164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0.632859479432209">
                <text:p>0.632859479432209</text:p>
              </table:table-cell>
              <table:table-cell office:value-type="float" office:value="10.05">
                <text:p>10.0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0.632899726052574">
                <text:p>0.632899726052574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0.632931593735542">
                <text:p>0.632931593735542</text:p>
              </table:table-cell>
              <table:table-cell office:value-type="float" office:value="10.15">
                <text:p>10.1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0.632961448944183">
                <text:p>0.632961448944183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0.633002264873108">
                <text:p>0.633002264873108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0.63304324412391">
                <text:p>0.63304324412391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0.633084397172753">
                <text:p>0.633084397172753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0.633112536658966">
                <text:p>0.633112536658966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0.633152024326293">
                <text:p>0.633152024326293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633181427649428">
                <text:p>0.633181427649428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633190917149026">
                <text:p>0.633190917149026</text:p>
              </table:table-cell>
              <table:table-cell office:value-type="float" office:value="10.55">
                <text:p>10.5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0.633200737606304">
                <text:p>0.633200737606304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0.633205048512843">
                <text:p>0.633205048512843</text:p>
              </table:table-cell>
              <table:table-cell office:value-type="float" office:value="10.65">
                <text:p>10.6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0.63321550758332">
                <text:p>0.63321550758332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0.633226264432283">
                <text:p>0.633226264432283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0.633239177522112">
                <text:p>0.6332391775221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0.633250527517674">
                <text:p>0.633250527517674</text:p>
              </table:table-cell>
              <table:table-cell office:value-type="float" office:value="10.047619047619">
                <text:p>10.04761904761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0.633262186070186">
                <text:p>0.633262186070186</text:p>
              </table:table-cell>
              <table:table-cell office:value-type="float" office:value="10.0952380952381">
                <text:p>10.095238095238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0.633268411259837">
                <text:p>0.633268411259837</text:p>
              </table:table-cell>
              <table:table-cell office:value-type="float" office:value="10.1428571428571">
                <text:p>10.142857142857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633280660144695">
                <text:p>0.633280660144695</text:p>
              </table:table-cell>
              <table:table-cell office:value-type="float" office:value="10.1904761904762">
                <text:p>10.190476190476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0.633293177051555">
                <text:p>0.633293177051555</text:p>
              </table:table-cell>
              <table:table-cell office:value-type="float" office:value="10.2380952380952">
                <text:p>10.238095238095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0.633307827759423">
                <text:p>0.633307827759423</text:p>
              </table:table-cell>
              <table:table-cell office:value-type="float" office:value="9.54545454545455">
                <text:p>9.5454545454545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0.633320908874793">
                <text:p>0.633320908874793</text:p>
              </table:table-cell>
              <table:table-cell office:value-type="float" office:value="9.59090909090909">
                <text:p>9.5909090909090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0.633334277789483">
                <text:p>0.633334277789483</text:p>
              </table:table-cell>
              <table:table-cell office:value-type="float" office:value="9.63636363636364">
                <text:p>9.6363636363636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0.633342275724519">
                <text:p>0.633342275724519</text:p>
              </table:table-cell>
              <table:table-cell office:value-type="float" office:value="9.68181818181818">
                <text:p>9.6818181818181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0.633356198499302">
                <text:p>0.633356198499302</text:p>
              </table:table-cell>
              <table:table-cell office:value-type="float" office:value="9.72727272727273">
                <text:p>9.7272727272727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0.6333703613059">
                <text:p>0.6333703613059</text:p>
              </table:table-cell>
              <table:table-cell office:value-type="float" office:value="9.77272727272727">
                <text:p>9.7727272727272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0.633380766098624">
                <text:p>0.633380766098624</text:p>
              </table:table-cell>
              <table:table-cell office:value-type="float" office:value="9.81818181818182">
                <text:p>9.8181818181818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0.633391097473089">
                <text:p>0.633391097473089</text:p>
              </table:table-cell>
              <table:table-cell office:value-type="float" office:value="9.86363636363636">
                <text:p>9.8636363636363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633407306493107">
                <text:p>0.633407306493107</text:p>
              </table:table-cell>
              <table:table-cell office:value-type="float" office:value="9.90909090909091">
                <text:p>9.9090909090909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0.633418483271574">
                <text:p>0.633418483271574</text:p>
              </table:table-cell>
              <table:table-cell office:value-type="float" office:value="9.95454545454546">
                <text:p>9.9545454545454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0.633436417969055">
                <text:p>0.6334364179690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0.633449010213861">
                <text:p>0.633449010213861</text:p>
              </table:table-cell>
              <table:table-cell office:value-type="float" office:value="10.0454545454545">
                <text:p>10.045454545454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0.633458294800825">
                <text:p>0.633458294800825</text:p>
              </table:table-cell>
              <table:table-cell office:value-type="float" office:value="10.0909090909091">
                <text:p>10.090909090909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0.633496339386674">
                <text:p>0.633496339386674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0.633538621058533">
                <text:p>0.633538621058533</text:p>
              </table:table-cell>
              <table:table-cell office:value-type="float" office:value="8.24">
                <text:p>8.2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0.633578922644617">
                <text:p>0.633578922644617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0.633629333462434">
                <text:p>0.633629333462434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0.633679810847011">
                <text:p>0.633679810847011</text:p>
              </table:table-cell>
              <table:table-cell office:value-type="float" office:value="8.36">
                <text:p>8.3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633702067893523">
                <text:p>0.633702067893523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0.633720191612422">
                <text:p>0.633720191612422</text:p>
              </table:table-cell>
              <table:table-cell office:value-type="float" office:value="8.44">
                <text:p>8.4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0.633746255068231">
                <text:p>0.633746255068231</text:p>
              </table:table-cell>
              <table:table-cell office:value-type="float" office:value="8.48">
                <text:p>8.4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0.633766723486372">
                <text:p>0.633766723486372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0.633791976192026">
                <text:p>0.633791976192026</text:p>
              </table:table-cell>
              <table:table-cell office:value-type="float" office:value="8.56">
                <text:p>8.5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0.633815452491494">
                <text:p>0.633815452491494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0.633837236133548">
                <text:p>0.633837236133548</text:p>
              </table:table-cell>
              <table:table-cell office:value-type="float" office:value="8.64">
                <text:p>8.6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0.633859226460089">
                <text:p>0.633859226460089</text:p>
              </table:table-cell>
              <table:table-cell office:value-type="float" office:value="8.68">
                <text:p>8.6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0.633876800421229">
                <text:p>0.633876800421229</text:p>
              </table:table-cell>
              <table:table-cell office:value-type="float" office:value="8.72">
                <text:p>8.7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0.633898668625279">
                <text:p>0.633898668625279</text:p>
              </table:table-cell>
              <table:table-cell office:value-type="float" office:value="8.76">
                <text:p>8.7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633920953713396">
                <text:p>0.633920953713396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0.633939619176445">
                <text:p>0.633939619176445</text:p>
              </table:table-cell>
              <table:table-cell office:value-type="float" office:value="8.84">
                <text:p>8.8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0.633958244491758">
                <text:p>0.633958244491758</text:p>
              </table:table-cell>
              <table:table-cell office:value-type="float" office:value="8.88">
                <text:p>8.8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0.633982915756326">
                <text:p>0.633982915756326</text:p>
              </table:table-cell>
              <table:table-cell office:value-type="float" office:value="8.92">
                <text:p>8.9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0.633997348880911">
                <text:p>0.633997348880911</text:p>
              </table:table-cell>
              <table:table-cell office:value-type="float" office:value="8.38461538461539">
                <text:p>8.3846153846153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0.634021431972614">
                <text:p>0.634021431972614</text:p>
              </table:table-cell>
              <table:table-cell office:value-type="float" office:value="8.42307692307692">
                <text:p>8.4230769230769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0.634044948032937">
                <text:p>0.634044948032937</text:p>
              </table:table-cell>
              <table:table-cell office:value-type="float" office:value="8.46153846153846">
                <text:p>8.4615384615384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0.634065587596141">
                <text:p>0.634065587596141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0.634087303122113">
                <text:p>0.634087303122113</text:p>
              </table:table-cell>
              <table:table-cell office:value-type="float" office:value="8.53846153846154">
                <text:p>8.5384615384615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0.634113168736066">
                <text:p>0.634113168736066</text:p>
              </table:table-cell>
              <table:table-cell office:value-type="float" office:value="8.57692307692308">
                <text:p>8.5769230769230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634134120155018">
                <text:p>0.634134120155018</text:p>
              </table:table-cell>
              <table:table-cell office:value-type="float" office:value="8.61538461538462">
                <text:p>8.6153846153846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0.634157149921859">
                <text:p>0.634157149921859</text:p>
              </table:table-cell>
              <table:table-cell office:value-type="float" office:value="8.65384615384615">
                <text:p>8.6538461538461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0.634184390149145">
                <text:p>0.634184390149145</text:p>
              </table:table-cell>
              <table:table-cell office:value-type="float" office:value="8.14814814814815">
                <text:p>8.1481481481481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0.634210811941841">
                <text:p>0.634210811941841</text:p>
              </table:table-cell>
              <table:table-cell office:value-type="float" office:value="8.18518518518519">
                <text:p>8.1851851851851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0.634235069641457">
                <text:p>0.634235069641457</text:p>
              </table:table-cell>
              <table:table-cell office:value-type="float" office:value="8.22222222222222">
                <text:p>8.2222222222222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0.634264775496843">
                <text:p>0.634264775496843</text:p>
              </table:table-cell>
              <table:table-cell office:value-type="float" office:value="8.25925925925926">
                <text:p>8.2592592592592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0.634280995571302">
                <text:p>0.634280995571302</text:p>
              </table:table-cell>
              <table:table-cell office:value-type="float" office:value="7.78571428571429">
                <text:p>7.7857142857142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0.634310702310024">
                <text:p>0.634310702310024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0.634335875347863">
                <text:p>0.634335875347863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0.634366143237349">
                <text:p>0.634366143237349</text:p>
              </table:table-cell>
              <table:table-cell office:value-type="float" office:value="7.89285714285714">
                <text:p>7.8928571428571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634391310973262">
                <text:p>0.634391310973262</text:p>
              </table:table-cell>
              <table:table-cell office:value-type="float" office:value="7.92857142857143">
                <text:p>7.9285714285714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0.634421822805371">
                <text:p>0.634421822805371</text:p>
              </table:table-cell>
              <table:table-cell office:value-type="float" office:value="7.96428571428571">
                <text:p>7.9642857142857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0.634438757098405">
                <text:p>0.63443875709840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0.634469563032256">
                <text:p>0.634469563032256</text:p>
              </table:table-cell>
              <table:table-cell office:value-type="float" office:value="8.03571428571429">
                <text:p>8.0357142857142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0.634495307872124">
                <text:p>0.634495307872124</text:p>
              </table:table-cell>
              <table:table-cell office:value-type="float" office:value="8.07142857142857">
                <text:p>8.0714285714285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0.634514589402627">
                <text:p>0.634514589402627</text:p>
              </table:table-cell>
              <table:table-cell office:value-type="float" office:value="8.10714285714286">
                <text:p>8.1071428571428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0.634540628760227">
                <text:p>0.634540628760227</text:p>
              </table:table-cell>
              <table:table-cell office:value-type="float" office:value="8.14285714285714">
                <text:p>8.1428571428571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0.634564098811836">
                <text:p>0.634564098811836</text:p>
              </table:table-cell>
              <table:table-cell office:value-type="float" office:value="7.68965517241379">
                <text:p>7.6896551724137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0.634584802148394">
                <text:p>0.634584802148394</text:p>
              </table:table-cell>
              <table:table-cell office:value-type="float" office:value="8.21428571428571">
                <text:p>8.2142857142857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0.634613603589189">
                <text:p>0.634613603589189</text:p>
              </table:table-cell>
              <table:table-cell office:value-type="float" office:value="7.75862068965517">
                <text:p>7.7586206896551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634640195605938">
                <text:p>0.634640195605938</text:p>
              </table:table-cell>
              <table:table-cell office:value-type="float" office:value="7.79310344827586">
                <text:p>7.7931034482758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0.63466134327796">
                <text:p>0.63466134327796</text:p>
              </table:table-cell>
              <table:table-cell office:value-type="float" office:value="8.32142857142857">
                <text:p>8.3214285714285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0.634689190105064">
                <text:p>0.634689190105064</text:p>
              </table:table-cell>
              <table:table-cell office:value-type="float" office:value="7.86206896551724">
                <text:p>7.8620689655172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0.634711623778385">
                <text:p>0.634711623778385</text:p>
              </table:table-cell>
              <table:table-cell office:value-type="float" office:value="8.39285714285714">
                <text:p>8.3928571428571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0.634738785904551">
                <text:p>0.634738785904551</text:p>
              </table:table-cell>
              <table:table-cell office:value-type="float" office:value="7.93103448275862">
                <text:p>7.9310344827586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0.634758819933164">
                <text:p>0.634758819933164</text:p>
              </table:table-cell>
              <table:table-cell office:value-type="float" office:value="7.96551724137931">
                <text:p>7.9655172413793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0.634787219008615">
                <text:p>0.6347872190086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0.634812487566905">
                <text:p>0.634812487566905</text:p>
              </table:table-cell>
              <table:table-cell office:value-type="float" office:value="8.03448275862069">
                <text:p>8.0344827586206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0.634841104075172">
                <text:p>0.634841104075172</text:p>
              </table:table-cell>
              <table:table-cell office:value-type="float" office:value="8.06896551724138">
                <text:p>8.0689655172413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0.634869856616391">
                <text:p>0.634869856616391</text:p>
              </table:table-cell>
              <table:table-cell office:value-type="float" office:value="8.10344827586207">
                <text:p>8.1034482758620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0.634894809433033">
                <text:p>0.634894809433033</text:p>
              </table:table-cell>
              <table:table-cell office:value-type="float" office:value="8.13793103448276">
                <text:p>8.1379310344827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0.634913467819539">
                <text:p>0.634913467819539</text:p>
              </table:table-cell>
              <table:table-cell office:value-type="float" office:value="8.17241379310345">
                <text:p>8.1724137931034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0.63494363335401">
                <text:p>0.63494363335401</text:p>
              </table:table-cell>
              <table:table-cell office:value-type="float" office:value="8.20689655172414">
                <text:p>8.2068965517241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0.634973906307543">
                <text:p>0.634973906307543</text:p>
              </table:table-cell>
              <table:table-cell office:value-type="float" office:value="8.24137931034483">
                <text:p>8.2413793103448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0.634997090215435">
                <text:p>0.634997090215435</text:p>
              </table:table-cell>
              <table:table-cell office:value-type="float" office:value="8.27586206896552">
                <text:p>8.2758620689655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0.635023562480111">
                <text:p>0.635023562480111</text:p>
              </table:table-cell>
              <table:table-cell office:value-type="float" office:value="7.83333333333333">
                <text:p>7.8333333333333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0.635054162381964">
                <text:p>0.635054162381964</text:p>
              </table:table-cell>
              <table:table-cell office:value-type="float" office:value="7.86666666666667">
                <text:p>7.8666666666666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0.635083595952444">
                <text:p>0.635083595952444</text:p>
              </table:table-cell>
              <table:table-cell office:value-type="float" office:value="8.37931034482759">
                <text:p>8.3793103448275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0.635104436974581">
                <text:p>0.635104436974581</text:p>
              </table:table-cell>
              <table:table-cell office:value-type="float" office:value="7.93333333333333">
                <text:p>7.9333333333333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0.635135351750535">
                <text:p>0.635135351750535</text:p>
              </table:table-cell>
              <table:table-cell office:value-type="float" office:value="7.96666666666667">
                <text:p>7.9666666666666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0.635159476692053">
                <text:p>0.6351594766920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0.635183812454768">
                <text:p>0.635183812454768</text:p>
              </table:table-cell>
              <table:table-cell office:value-type="float" office:value="8.03333333333333">
                <text:p>8.0333333333333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0.635205757512266">
                <text:p>0.635205757512266</text:p>
              </table:table-cell>
              <table:table-cell office:value-type="float" office:value="8.06666666666667">
                <text:p>8.0666666666666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0.635253801087041">
                <text:p>0.635253801087041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0.635271916233022">
                <text:p>0.635271916233022</text:p>
              </table:table-cell>
              <table:table-cell office:value-type="float" office:value="8.13333333333333">
                <text:p>8.1333333333333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0.635296747433493">
                <text:p>0.635296747433493</text:p>
              </table:table-cell>
              <table:table-cell office:value-type="float" office:value="8.16666666666667">
                <text:p>8.1666666666666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0.635306483963745">
                <text:p>0.635306483963745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0.635301959197052">
                <text:p>0.635301959197052</text:p>
              </table:table-cell>
              <table:table-cell office:value-type="float" office:value="8.23333333333333">
                <text:p>8.2333333333333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0.635329904821375">
                <text:p>0.635329904821375</text:p>
              </table:table-cell>
              <table:table-cell office:value-type="float" office:value="8.26666666666667">
                <text:p>8.2666666666666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0.635336955151399">
                <text:p>0.635336955151399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0.635349828498632">
                <text:p>0.635349828498632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0.635357227896535">
                <text:p>0.635357227896535</text:p>
              </table:table-cell>
              <table:table-cell office:value-type="float" office:value="8.36666666666667">
                <text:p>8.3666666666666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0.635367625566802">
                <text:p>0.635367625566802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0.635375372890975">
                <text:p>0.635375372890975</text:p>
              </table:table-cell>
              <table:table-cell office:value-type="float" office:value="8.43333333333333">
                <text:p>8.4333333333333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0.635381741739063">
                <text:p>0.635381741739063</text:p>
              </table:table-cell>
              <table:table-cell office:value-type="float" office:value="8.46666666666667">
                <text:p>8.4666666666666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0.635391392060222">
                <text:p>0.635391392060222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0.635399657240956">
                <text:p>0.635399657240956</text:p>
              </table:table-cell>
              <table:table-cell office:value-type="float" office:value="8.53333333333333">
                <text:p>8.5333333333333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0.635413852990547">
                <text:p>0.635413852990547</text:p>
              </table:table-cell>
              <table:table-cell office:value-type="float" office:value="8.56666666666667">
                <text:p>8.5666666666666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0.635419676454027">
                <text:p>0.635419676454027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0.635436997169519">
                <text:p>0.635436997169519</text:p>
              </table:table-cell>
              <table:table-cell office:value-type="float" office:value="8.63333333333333">
                <text:p>8.6333333333333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0.635444635161875">
                <text:p>0.635444635161875</text:p>
              </table:table-cell>
              <table:table-cell office:value-type="float" office:value="8.66666666666667">
                <text:p>8.6666666666666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0.635453713073412">
                <text:p>0.635453713073412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0.635464448082458">
                <text:p>0.635464448082458</text:p>
              </table:table-cell>
              <table:table-cell office:value-type="float" office:value="8.73333333333333">
                <text:p>8.7333333333333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0.635466864825981">
                <text:p>0.635466864825981</text:p>
              </table:table-cell>
              <table:table-cell office:value-type="float" office:value="8.76666666666667">
                <text:p>8.7666666666666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0.63548215767719">
                <text:p>0.63548215767719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0.635493343727555">
                <text:p>0.635493343727555</text:p>
              </table:table-cell>
              <table:table-cell office:value-type="float" office:value="8.83333333333333">
                <text:p>8.8333333333333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0.63550048610608">
                <text:p>0.63550048610608</text:p>
              </table:table-cell>
              <table:table-cell office:value-type="float" office:value="8.86666666666667">
                <text:p>8.8666666666666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0.635505081154715">
                <text:p>0.635505081154715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0.635512779714245">
                <text:p>0.635512779714245</text:p>
              </table:table-cell>
              <table:table-cell office:value-type="float" office:value="8.45161290322581">
                <text:p>8.4516129032258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0.635520706750097">
                <text:p>0.635520706750097</text:p>
              </table:table-cell>
              <table:table-cell office:value-type="float" office:value="8.96666666666667">
                <text:p>8.9666666666666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.635532393719591">
                <text:p>0.635532393719591</text:p>
              </table:table-cell>
              <table:table-cell office:value-type="float" office:value="8.51612903225806">
                <text:p>8.5161290322580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0.635544501252541">
                <text:p>0.635544501252541</text:p>
              </table:table-cell>
              <table:table-cell office:value-type="float" office:value="8.54838709677419">
                <text:p>8.5483870967741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0.635552595954717">
                <text:p>0.635552595954717</text:p>
              </table:table-cell>
              <table:table-cell office:value-type="float" office:value="8.58064516129032">
                <text:p>8.5806451612903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0.635559944843533">
                <text:p>0.635559944843533</text:p>
              </table:table-cell>
              <table:table-cell office:value-type="float" office:value="8.61290322580645">
                <text:p>8.6129032258064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0.635569697513872">
                <text:p>0.635569697513872</text:p>
              </table:table-cell>
              <table:table-cell office:value-type="float" office:value="8.64516129032258">
                <text:p>8.6451612903225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0.635583764595213">
                <text:p>0.635583764595213</text:p>
              </table:table-cell>
              <table:table-cell office:value-type="float" office:value="8.67741935483871">
                <text:p>8.6774193548387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0.635591144292896">
                <text:p>0.635591144292896</text:p>
              </table:table-cell>
              <table:table-cell office:value-type="float" office:value="8.70967741935484">
                <text:p>8.7096774193548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0.635601658627319">
                <text:p>0.635601658627319</text:p>
              </table:table-cell>
              <table:table-cell office:value-type="float" office:value="8.74193548387097">
                <text:p>8.7419354838709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0.635616050932638">
                <text:p>0.635616050932638</text:p>
              </table:table-cell>
              <table:table-cell office:value-type="float" office:value="8.3125">
                <text:p>8.312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0.635626522268991">
                <text:p>0.635626522268991</text:p>
              </table:table-cell>
              <table:table-cell office:value-type="float" office:value="8.34375">
                <text:p>8.3437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0.635637119040366">
                <text:p>0.635637119040366</text:p>
              </table:table-cell>
              <table:table-cell office:value-type="float" office:value="8.375">
                <text:p>8.37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0.635652010456207">
                <text:p>0.635652010456207</text:p>
              </table:table-cell>
              <table:table-cell office:value-type="float" office:value="8.40625">
                <text:p>8.4062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0.635664760257556">
                <text:p>0.635664760257556</text:p>
              </table:table-cell>
              <table:table-cell office:value-type="float" office:value="8.4375">
                <text:p>8.437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0.635676601115041">
                <text:p>0.635676601115041</text:p>
              </table:table-cell>
              <table:table-cell office:value-type="float" office:value="8.46875">
                <text:p>8.4687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0.635688595760948">
                <text:p>0.635688595760948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0.63570100534627">
                <text:p>0.63570100534627</text:p>
              </table:table-cell>
              <table:table-cell office:value-type="float" office:value="8.53125">
                <text:p>8.5312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0.635711446243964">
                <text:p>0.635711446243964</text:p>
              </table:table-cell>
              <table:table-cell office:value-type="float" office:value="8.5625">
                <text:p>8.562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0.635728990519308">
                <text:p>0.635728990519308</text:p>
              </table:table-cell>
              <table:table-cell office:value-type="float" office:value="8.15151515151515">
                <text:p>8.1515151515151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0.635743627057414">
                <text:p>0.635743627057414</text:p>
              </table:table-cell>
              <table:table-cell office:value-type="float" office:value="8.18181818181818">
                <text:p>8.1818181818181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0.635756247262208">
                <text:p>0.635756247262208</text:p>
              </table:table-cell>
              <table:table-cell office:value-type="float" office:value="8.21212121212121">
                <text:p>8.2121212121212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0.635769355388948">
                <text:p>0.635769355388948</text:p>
              </table:table-cell>
              <table:table-cell office:value-type="float" office:value="8.24242424242424">
                <text:p>8.2424242424242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0.635787128897332">
                <text:p>0.635787128897332</text:p>
              </table:table-cell>
              <table:table-cell office:value-type="float" office:value="8.27272727272727">
                <text:p>8.2727272727272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0.635798319160709">
                <text:p>0.635798319160709</text:p>
              </table:table-cell>
              <table:table-cell office:value-type="float" office:value="8.3030303030303">
                <text:p>8.303030303030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38">
                <text:p>938</text:p>
              </table:table-cell>
              <table:table-cell office:value-type="float" office:value="0.638432452591265">
                <text:p>0.638432452591265</text:p>
              </table:table-cell>
              <table:table-cell office:value-type="float" office:value="7.2112676056338">
                <text:p>7.211267605633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6" number:min-integer-digits="1"/>
    </number:number-style>
    <number:number-style style:name="N13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b-spline" chart:symbol-type="automatic" chart:include-hidden-cells="false" chart:treat-empty-cells="ignore" chart:spline-order="5" chart:right-angled-axes="true"/>
    </style:style>
    <style:style style:name="ch3" style:family="chart" style:data-style-name="N0">
      <style:chart-properties chart:display-label="true" chart:logarithmic="false" chart:minimum="8" chart:maximum="144" chart:interval-major="8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29">
      <style:chart-properties chart:display-label="true" chart:logarithmic="false" chart:minimum="1.17" chart:maximum="1.41" chart:origin="0" chart:interval-major="0.04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31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29">
      <style:chart-properties chart:symbol-type="automatic" chart:symbol-width="0.2cm" chart:symbol-height="0.2cm" chart:link-data-style-to-source="true">
        <chart:symbol-image xlink:href="Pictures/2000000A000000FD000000FDF1F7E11A.svm" xlink:type="simple" xlink:actuate="onLoad"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31">
      <style:chart-properties chart:symbol-type="automatic" chart:symbol-width="0.2cm" chart:symbol-height="0.2cm" chart:link-data-style-to-source="true" chart:mean-value="true">
        <chart:symbol-image xlink:href="Pictures/2000000A000000FD000000FDE400028F.svm" xlink:type="simple" xlink:actuate="onLoad"/>
      </style:chart-properties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svg:stroke-color="#ff420e"/>
    </style:style>
    <style:style style:name="ch10" style:family="chart">
      <style:graphic-properties svg:stroke-color="#ff420e"/>
    </style:style>
    <style:style style:name="ch11" style:family="chart">
      <style:chart-properties chart:solid-type="cuboid" chart:symbol-type="named-symbol" chart:symbol-name="arrow-down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558cm" svg:height="12.936cm" xlink:href=".." xlink:type="simple" chart:class="chart:scatter" chart:column-mapping="0 2 1" chart:style-name="ch1">
        <chart:plot-area chart:style-name="ch2" table:cell-range-address="Killgem_amps.A2:Killgem_amps.A200 Killgem_amps.F1:Killgem_amps.F200 Killgem_amps.D1:Killgem_amps.D200" chart:data-source-has-labels="row" svg:x="0.554cm" svg:y="0.207cm" svg:width="22.615cm" svg:height="12.395cm">
          <chartooo:coordinate-region svg:x="2.207cm" svg:y="0.406cm" svg:width="20.049cm" svg:height="11.55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axis chart:dimension="y" chart:name="secondary-y" chart:style-name="ch6"/>
          <chart:series chart:attached-axis="primary-y" chart:style-name="ch7" chart:values-cell-range-address="Killgem_amps.F2:Killgem_amps.F200" chart:label-cell-address="Killgem_amps.F1:Killgem_amps.F1" chart:class="chart:scatter">
            <chart:domain table:cell-range-address="Killgem_amps.A2:Killgem_amps.A200"/>
            <chart:data-point chart:repeated="199"/>
          </chart:series>
          <chart:series chart:attached-axis="secondary-y" chart:style-name="ch8" chart:values-cell-range-address="Killgem_amps.D2:Killgem_amps.D200" chart:label-cell-address="Killgem_amps.D1:Killgem_amps.D1" chart:class="chart:scatter">
            <chart:mean-value chart:style-name="ch9"/>
            <chart:regression-curve chart:style-name="ch10"/>
            <chart:data-point chart:repeated="21"/>
            <chart:data-point chart:style-name="ch11"/>
            <chart:data-point chart:repeated="21"/>
            <chart:data-point chart:style-name="ch11"/>
            <chart:data-point chart:repeated="4"/>
            <chart:data-point chart:style-name="ch11"/>
            <chart:data-point chart:repeated="1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rowth</text:p>
                <draw:g>
                  <svg:desc>Killgem_amps.F1:Killgem_amps.F1</svg:desc>
                </draw:g>
              </table:table-cell>
              <table:table-cell office:value-type="string">
                <text:p>Ratio</text:p>
                <draw:g>
                  <svg:desc>Killgem_amps.D1:Killgem_amp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Killgem_amps.A2:Killgem_amps.A200</svg:desc>
                </draw:g>
              </table:table-cell>
              <table:table-cell office:value-type="float" office:value="NaN">
                <text:p>NaN</text:p>
                <draw:g>
                  <svg:desc>Killgem_amps.F2:Killgem_amps.F200</svg:desc>
                </draw:g>
              </table:table-cell>
              <table:table-cell office:value-type="float" office:value="NaN">
                <text:p>NaN</text:p>
                <draw:g>
                  <svg:desc>Killgem_amps.D2:Killgem_amps.D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04098205299476">
                <text:p>1.040982052994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17229808989725">
                <text:p>1.172298089897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2387616223047">
                <text:p>1.23876162230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27648070101313">
                <text:p>1.276480701013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29773581812965">
                <text:p>1.297735818129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.31143080403591">
                <text:p>1.3114308040359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32194708589232">
                <text:p>1.321947085892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.32764191843317">
                <text:p>1.327641918433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.33847983461288">
                <text:p>1.338479834612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.34516639880694">
                <text:p>1.345166398806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.35179311405736">
                <text:p>1.3517931140573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.35572343036726">
                <text:p>1.3557234303672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.35790735963615">
                <text:p>1.357907359636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.36012754897118">
                <text:p>1.360127548971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.36089884034175">
                <text:p>1.360898840341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.36756901365012">
                <text:p>1.367569013650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.37103499423983">
                <text:p>1.3710349942398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.37331263931473">
                <text:p>1.3733126393147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.37435862722779">
                <text:p>1.3743586272277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.3751522572571">
                <text:p>1.375152257257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.37506109109309">
                <text:p>1.3750610910930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.37465690054902">
                <text:p>1.3746569005490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37439903825703">
                <text:p>1.3743990382570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.37441177184114">
                <text:p>1.374411771841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.37406922987785">
                <text:p>1.3740692298778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.37387933482914">
                <text:p>1.3738793348291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.37384583822703">
                <text:p>1.3738458382270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.37428526838127">
                <text:p>1.37428526838127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.37499306958259">
                <text:p>1.3749930695825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.37642068495115">
                <text:p>1.3764206849511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.37680577285817">
                <text:p>1.376805772858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.37773206945737">
                <text:p>1.37773206945737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.37882357195173">
                <text:p>1.3788235719517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.37956014518611">
                <text:p>1.37956014518611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.3802483023258">
                <text:p>1.38024830232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.38053935410265">
                <text:p>1.38053935410265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.38080213051504">
                <text:p>1.3808021305150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.38079255765443">
                <text:p>1.38079255765443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.38116069881836">
                <text:p>1.3811606988183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.38158021032155">
                <text:p>1.38158021032155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.38163624268498">
                <text:p>1.3816362426849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.38152394343351">
                <text:p>1.38152394343351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.38177922464486">
                <text:p>1.3817792246448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.38202542043188">
                <text:p>1.38202542043188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.38354562612506">
                <text:p>1.3835456261250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.38456035284019">
                <text:p>1.38456035284019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.38538051683382">
                <text:p>1.3853805168338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.38619040704178">
                <text:p>1.38619040704178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.38703015350218">
                <text:p>1.387030153502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.38774957161218">
                <text:p>1.38774957161218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.38844914610598">
                <text:p>1.3884491461059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.38923508988549">
                <text:p>1.38923508988549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.38958812180873">
                <text:p>1.3895881218087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.39007174025557">
                <text:p>1.39007174025557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.3905832786915">
                <text:p>1.39058327869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.39068377806959">
                <text:p>1.39068377806959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.39101494117231">
                <text:p>1.3910149411723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.39122985487301">
                <text:p>1.39122985487301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.39102438197412">
                <text:p>1.391024381974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.39135529720066">
                <text:p>1.39135529720066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.39142611666217">
                <text:p>1.3914261166621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.39185381560146">
                <text:p>1.3918538156014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.39223336786721">
                <text:p>1.39223336786721</text:p>
              </table:table-cell>
              <table:table-cell office:value-type="float" office:value="17.3333333333333">
                <text:p>17.33333333333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.39260905690514">
                <text:p>1.39260905690514</text:p>
              </table:table-cell>
              <table:table-cell office:value-type="float" office:value="17.6666666666667">
                <text:p>17.66666666666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.39287942872387">
                <text:p>1.3928794287238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.39313336962513">
                <text:p>1.39313336962513</text:p>
              </table:table-cell>
              <table:table-cell office:value-type="float" office:value="18.3333333333333">
                <text:p>18.3333333333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.39366571284956">
                <text:p>1.39366571284956</text:p>
              </table:table-cell>
              <table:table-cell office:value-type="float" office:value="18.6666666666667">
                <text:p>18.66666666666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.39399940278827">
                <text:p>1.3939994027882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.39429307541111">
                <text:p>1.39429307541111</text:p>
              </table:table-cell>
              <table:table-cell office:value-type="float" office:value="19.3333333333333">
                <text:p>19.33333333333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.39471309324278">
                <text:p>1.39471309324278</text:p>
              </table:table-cell>
              <table:table-cell office:value-type="float" office:value="19.6666666666667">
                <text:p>19.66666666666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.39476549133856">
                <text:p>1.3947654913385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.39481910132622">
                <text:p>1.39481910132622</text:p>
              </table:table-cell>
              <table:table-cell office:value-type="float" office:value="20.3333333333333">
                <text:p>20.33333333333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.39490925315211">
                <text:p>1.39490925315211</text:p>
              </table:table-cell>
              <table:table-cell office:value-type="float" office:value="20.6666666666667">
                <text:p>20.66666666666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.39501396911361">
                <text:p>1.3950139691136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.39506709512588">
                <text:p>1.39506709512588</text:p>
              </table:table-cell>
              <table:table-cell office:value-type="float" office:value="21.3333333333333">
                <text:p>21.33333333333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.39517375470128">
                <text:p>1.39517375470128</text:p>
              </table:table-cell>
              <table:table-cell office:value-type="float" office:value="14.75">
                <text:p>14.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.39543540250686">
                <text:p>1.3954354025068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.39570604140873">
                <text:p>1.39570604140873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.39599191388846">
                <text:p>1.39599191388846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.39613095885534">
                <text:p>1.39613095885534</text:p>
              </table:table-cell>
              <table:table-cell office:value-type="float" office:value="15.75">
                <text:p>15.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.39623678662495">
                <text:p>1.39623678662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.39625123865592">
                <text:p>1.39625123865592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.39616615440684">
                <text:p>1.39616615440684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.3965433156486">
                <text:p>1.3965433156486</text:p>
              </table:table-cell>
              <table:table-cell office:value-type="float" office:value="24.3333333333333">
                <text:p>24.33333333333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.39730325341325">
                <text:p>1.39730325341325</text:p>
              </table:table-cell>
              <table:table-cell office:value-type="float" office:value="24.6666666666667">
                <text:p>24.66666666666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.39806542803169">
                <text:p>1.3980654280316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.39879339752134">
                <text:p>1.39879339752134</text:p>
              </table:table-cell>
              <table:table-cell office:value-type="float" office:value="25.3333333333333">
                <text:p>25.33333333333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.39912090913585">
                <text:p>1.39912090913585</text:p>
              </table:table-cell>
              <table:table-cell office:value-type="float" office:value="25.6666666666667">
                <text:p>25.66666666666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.39938199771711">
                <text:p>1.3993819977171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.39962789856838">
                <text:p>1.39962789856838</text:p>
              </table:table-cell>
              <table:table-cell office:value-type="float" office:value="26.3333333333333">
                <text:p>26.33333333333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.39992819351444">
                <text:p>1.39992819351444</text:p>
              </table:table-cell>
              <table:table-cell office:value-type="float" office:value="26.6666666666667">
                <text:p>26.66666666666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.40021793571749">
                <text:p>1.40021793571749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.40103145517032">
                <text:p>1.401031455170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.40135137818848">
                <text:p>1.40135137818848</text:p>
              </table:table-cell>
              <table:table-cell office:value-type="float" office:value="19.25">
                <text:p>19.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.40180882760244">
                <text:p>1.40180882760244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.40211798162955">
                <text:p>1.40211798162955</text:p>
              </table:table-cell>
              <table:table-cell office:value-type="float" office:value="19.75">
                <text:p>19.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.40242150789707">
                <text:p>1.4024215078970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.40262680359422">
                <text:p>1.40262680359422</text:p>
              </table:table-cell>
              <table:table-cell office:value-type="float" office:value="20.25">
                <text:p>20.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.40296083325672">
                <text:p>1.40296083325672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.40312771929684">
                <text:p>1.40312771929684</text:p>
              </table:table-cell>
              <table:table-cell office:value-type="float" office:value="20.75">
                <text:p>20.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.40344604845087">
                <text:p>1.40344604845087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.40375162131641">
                <text:p>1.40375162131641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.40414006469976">
                <text:p>1.4041400646997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.40447701920328">
                <text:p>1.40447701920328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.40481491674084">
                <text:p>1.40481491674084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.4050855054011">
                <text:p>1.4050855054011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.40538131960673">
                <text:p>1.40538131960673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.40575545204241">
                <text:p>1.4057554520424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.40599722980369">
                <text:p>1.40599722980369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.40621850318168">
                <text:p>1.40621850318168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.40642910018839">
                <text:p>1.40642910018839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.40676313457993">
                <text:p>1.40676313457993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.40696190802196">
                <text:p>1.4069619080219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.40704776334512">
                <text:p>1.40704776334512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.40719609250692">
                <text:p>1.40719609250692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.40728937902849">
                <text:p>1.40728937902849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.40734007281979">
                <text:p>1.40734007281979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.40739532683996">
                <text:p>1.4073953268399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.40745494231551">
                <text:p>1.40745494231551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.40749197239029">
                <text:p>1.40749197239029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.40752948147459">
                <text:p>1.40752948147459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.40755082083848">
                <text:p>1.40755082083848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.40762588624228">
                <text:p>1.4076258862422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.40769514458591">
                <text:p>1.40769514458591</text:p>
              </table:table-cell>
              <table:table-cell office:value-type="float" office:value="15.8333333333333">
                <text:p>15.833333333333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.40778831346113">
                <text:p>1.407788313461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.40788453127694">
                <text:p>1.40788453127694</text:p>
              </table:table-cell>
              <table:table-cell office:value-type="float" office:value="16.1666666666667">
                <text:p>16.166666666666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.40799277391505">
                <text:p>1.40799277391505</text:p>
              </table:table-cell>
              <table:table-cell office:value-type="float" office:value="16.3333333333333">
                <text:p>16.333333333333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.40810399353183">
                <text:p>1.40810399353183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.40819062502843">
                <text:p>1.40819062502843</text:p>
              </table:table-cell>
              <table:table-cell office:value-type="float" office:value="16.6666666666667">
                <text:p>16.666666666666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.40814407325896">
                <text:p>1.40814407325896</text:p>
              </table:table-cell>
              <table:table-cell office:value-type="float" office:value="16.8333333333333">
                <text:p>16.833333333333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.40823456239457">
                <text:p>1.408234562394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.40835305827185">
                <text:p>1.40835305827185</text:p>
              </table:table-cell>
              <table:table-cell office:value-type="float" office:value="17.1666666666667">
                <text:p>17.166666666666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.40833516867949">
                <text:p>1.40833516867949</text:p>
              </table:table-cell>
              <table:table-cell office:value-type="float" office:value="17.3333333333333">
                <text:p>17.333333333333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.40842785810597">
                <text:p>1.40842785810597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.40855128669816">
                <text:p>1.40855128669816</text:p>
              </table:table-cell>
              <table:table-cell office:value-type="float" office:value="17.6666666666667">
                <text:p>17.666666666666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.40856080256881">
                <text:p>1.40856080256881</text:p>
              </table:table-cell>
              <table:table-cell office:value-type="float" office:value="17.8333333333333">
                <text:p>17.833333333333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.40853884058056">
                <text:p>1.4085388405805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70">
                <text:p>170</text:p>
              </table:table-cell>
              <table:table-cell office:value-type="float" office:value="1.40817550896453">
                <text:p>1.40817550896453</text:p>
              </table:table-cell>
              <table:table-cell office:value-type="float" office:value="18.2857142857143">
                <text:p>18.285714285714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>
        <chart:symbol-image xlink:href="Pictures/2000000A000000DD000000DD70DD954D.svm" xlink:type="simple" xlink:actuate="onLoad"/>
      </style:chart-properties>
    </style:style>
    <style:style style:name="ch3" style:family="chart" style:data-style-name="N0">
      <style:chart-properties chart:display-label="true" chart:logarithmic="false" chart:minimum="0" chart:maximum="256" chart:interval-major="16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29">
      <style:chart-properties chart:display-label="true" chart:logarithmic="false" chart:minimum="0.618" chart:maximum="0.638" chart:origin="0" chart:interval-major="0.004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9">
      <style:chart-properties chart:symbol-type="named-symbol" chart:symbol-name="diamond" chart:symbol-width="0.2cm" chart:symbol-height="0.2cm" chart:link-data-style-to-source="true">
        <chart:symbol-image xlink:href="Pictures/2000000A000000DD000000DD70DD954D.svm" xlink:type="simple" xlink:actuate="onLoad"/>
      </style:chart-properties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939cm" svg:height="12.306cm" xlink:href=".." xlink:type="simple" chart:class="chart:scatter" chart:style-name="ch1">
        <chart:plot-area chart:style-name="ch2" table:cell-range-address="Managem_comb.A2:Managem_comb.A257 Managem_comb.C1:Managem_comb.C257" chart:data-source-has-labels="row" svg:x="0.558cm" svg:y="0.246cm" svg:width="26.823cm" svg:height="11.814cm">
          <chartooo:coordinate-region svg:x="2.211cm" svg:y="0.446cm" svg:width="24.89cm" svg:height="10.968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Managem_comb.C2:Managem_comb.C257" chart:label-cell-address="Managem_comb.C1:Managem_comb.C1" chart:class="chart:scatter">
            <chart:domain table:cell-range-address="Managem_comb.A2:Managem_comb.A257"/>
            <chart:data-point chart:repeated="25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rowth (GC)</text:p>
                <draw:g>
                  <svg:desc>Managem_comb.C1:Managem_comb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anagem_comb.A2:Managem_comb.A257</svg:desc>
                </draw:g>
              </table:table-cell>
              <table:table-cell office:value-type="float" office:value="NaN">
                <text:p>NaN</text:p>
                <draw:g>
                  <svg:desc>Managem_comb.C2:Managem_comb.C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603453805251285">
                <text:p>0.6034538052512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609451283850403">
                <text:p>0.6094512838504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619706480587686">
                <text:p>0.6197064805876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624060220503163">
                <text:p>0.6240602205031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624746089413711">
                <text:p>0.6247460894137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623060566763904">
                <text:p>0.6230605667639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621525550943756">
                <text:p>0.6215255509437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624290662610787">
                <text:p>0.6242906626107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626881331580775">
                <text:p>0.6268813315807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627129232730209">
                <text:p>0.6271292327302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626842833774118">
                <text:p>0.6268428337741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627270596726721">
                <text:p>0.6272705967267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627215729243518">
                <text:p>0.6272157292435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627075099755084">
                <text:p>0.6270750997550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626999796764889">
                <text:p>0.6269997967648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62731044597813">
                <text:p>0.627310445978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627201102273684">
                <text:p>0.6272011022736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626938472809626">
                <text:p>0.6269384728096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626966362299979">
                <text:p>0.6269663622999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626963701432582">
                <text:p>0.6269637014325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62717620233492">
                <text:p>0.627176202334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627437613414324">
                <text:p>0.6274376134143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628151359668487">
                <text:p>0.6281513596684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628740294924397">
                <text:p>0.6287402949243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62944923994433">
                <text:p>0.629449239944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630261662186108">
                <text:p>0.6302616621861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630691117282678">
                <text:p>0.6306911172826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630934675449112">
                <text:p>0.6309346754491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631280585432219">
                <text:p>0.6312805854322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631534097736318">
                <text:p>0.6315340977363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631871997720559">
                <text:p>0.6318719977205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632285077097134">
                <text:p>0.6322850770971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632416915902986">
                <text:p>0.6324169159029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632391384617164">
                <text:p>0.6323913846171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632441857427588">
                <text:p>0.6324418574275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632561322243665">
                <text:p>0.6325613222436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632612074516502">
                <text:p>0.6326120745165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632722023529631">
                <text:p>0.6327220235296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632886072829856">
                <text:p>0.6328860728298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632840849880479">
                <text:p>0.6328408498804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632661411956848">
                <text:p>0.6326614119568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632537544684352">
                <text:p>0.6325375446843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632465152141935">
                <text:p>0.6324651521419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632344735617178">
                <text:p>0.6323447356171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632364725597012">
                <text:p>0.6323647255970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632236635147935">
                <text:p>0.6322366351479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632336884395138">
                <text:p>0.6323368843951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632185303026916">
                <text:p>0.6321853030269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632039267644027">
                <text:p>0.6320392676440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631931321849285">
                <text:p>0.6319313218492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6320142812254">
                <text:p>0.63201428122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632389279870555">
                <text:p>0.6323892798705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632641355745744">
                <text:p>0.6326413557457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632827825911048">
                <text:p>0.6328278259110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633215396975083">
                <text:p>0.6332153969750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633445878723913">
                <text:p>0.6334458787239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633696692908757">
                <text:p>0.6336966929087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633966576866088">
                <text:p>0.6339665768660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634254247863122">
                <text:p>0.6342542478631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63438586258483">
                <text:p>0.634385862584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634414772132989">
                <text:p>0.6344147721329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634399248940206">
                <text:p>0.6343992489402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63446971373787">
                <text:p>0.634469713737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63455920698676">
                <text:p>0.634559206986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634666730139676">
                <text:p>0.6346667301396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634662076190453">
                <text:p>0.6346620761904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634803359961347">
                <text:p>0.6348033599613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634895882724719">
                <text:p>0.6348958827247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634871628864338">
                <text:p>0.6348716288643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634842315083178">
                <text:p>0.6348423150831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634829709887594">
                <text:p>0.6348297098875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634833095875894">
                <text:p>0.6348330958758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634851720000304">
                <text:p>0.6348517200003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634884897534771">
                <text:p>0.6348848975347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634932007991514">
                <text:p>0.6349320079915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63486660297187">
                <text:p>0.6348666029718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634909927008909">
                <text:p>0.6349099270089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634871833420996">
                <text:p>0.6348718334209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634846739892398">
                <text:p>0.6348467398923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63497467540509">
                <text:p>0.634974675405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634973483145595">
                <text:p>0.6349734831455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63498375531705">
                <text:p>0.634983755317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634958468143203">
                <text:p>0.6349584681432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635036734418135">
                <text:p>0.6350367344181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634980757372645">
                <text:p>0.6349807573726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634992528832925">
                <text:p>0.6349925288329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634958363625792">
                <text:p>0.6349583636257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634943782048812">
                <text:p>0.6349437820488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63492989494172">
                <text:p>0.634929894941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634906687385002">
                <text:p>0.6349066873850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634893228936557">
                <text:p>0.6348932289365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634889123681199">
                <text:p>0.6348891236811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634894076389919">
                <text:p>0.6348940763899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634907768249678">
                <text:p>0.6349077682496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634837208978042">
                <text:p>0.6348372089780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634775503236146">
                <text:p>0.63477550323614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634790524197032">
                <text:p>0.6347905241970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634745670589895">
                <text:p>0.63474567058989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634776643691916">
                <text:p>0.63477664369191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634815144011049">
                <text:p>0.63481514401104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634793489044489">
                <text:p>0.63479348904448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634765685338774">
                <text:p>0.6347656853387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634758928434336">
                <text:p>0.6347589284343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634771492254157">
                <text:p>0.63477149225415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634721746727135">
                <text:p>0.63472174672713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634723320667718">
                <text:p>0.6347233206677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634688194812424">
                <text:p>0.6346881948124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63464285225259">
                <text:p>0.6346428522525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634638832788422">
                <text:p>0.63463883278842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634606580635472">
                <text:p>0.6346065806354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634581115173771">
                <text:p>0.63458111517377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634579251807641">
                <text:p>0.63457925180764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634548744311639">
                <text:p>0.63454874431163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634540594981571">
                <text:p>0.63454059498157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634521742821448">
                <text:p>0.6345217428214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634474024165431">
                <text:p>0.63447402416543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634466523359732">
                <text:p>0.6344665233597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634498860528003">
                <text:p>0.63449886052800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634516407448578">
                <text:p>0.63451640744857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634642625487478">
                <text:p>0.63464262548747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634819894689927">
                <text:p>0.63481989468992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634905103870904">
                <text:p>0.6349051038709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634962375132393">
                <text:p>0.63496237513239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635055314162096">
                <text:p>0.63505531416209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63518360226522">
                <text:p>0.635183602265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635283668436346">
                <text:p>0.63528366843634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635341677290624">
                <text:p>0.63534167729062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635370535668842">
                <text:p>0.6353705356688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635470018178861">
                <text:p>0.63547001817886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6355190036497">
                <text:p>0.635519003649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635559644653856">
                <text:p>0.63555964465385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635637155266221">
                <text:p>0.6356371552662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635673844585692">
                <text:p>0.63567384458569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635704148960348">
                <text:p>0.6357041489603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635792414826808">
                <text:p>0.63579241482680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635851221213941">
                <text:p>0.63585122121394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635902719334798">
                <text:p>0.63590271933479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635978820895872">
                <text:p>0.63597882089587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63603722154225">
                <text:p>0.636037221542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63611926100293">
                <text:p>0.6361192610029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636194074429621">
                <text:p>0.63619407442962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636209189367561">
                <text:p>0.63620918936756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636227558425869">
                <text:p>0.63622755842586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636295731780616">
                <text:p>0.6362957317806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636289147424651">
                <text:p>0.63628914742465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636394458094798">
                <text:p>0.63639445809479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636471415624095">
                <text:p>0.63647141562409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63650479064834">
                <text:p>0.6365047906483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636533038843989">
                <text:p>0.6365330388439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63657219767951">
                <text:p>0.6365721976795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636621567720842">
                <text:p>0.63662156772084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636665843709419">
                <text:p>0.63666584370941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636675456415623">
                <text:p>0.63667545641562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63671825486628">
                <text:p>0.6367182548662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636709447397592">
                <text:p>0.6367094473975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636752176679545">
                <text:p>0.63675217667954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636749203219135">
                <text:p>0.63674920321913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636784622213378">
                <text:p>0.63678462221337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636811261772667">
                <text:p>0.63681126177266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636840550636435">
                <text:p>0.63684055063643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636861470080857">
                <text:p>0.63686147008085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636872013638687">
                <text:p>0.63687201363868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636909134682901">
                <text:p>0.63690913468290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636924743197888">
                <text:p>0.63692474319788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636929348994376">
                <text:p>0.63692934899437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636973624537812">
                <text:p>0.63697362453781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636986130416281">
                <text:p>0.63698613041628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636973686193808">
                <text:p>0.63697368619380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637048696684815">
                <text:p>0.63704869668481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637078247840225">
                <text:p>0.6370782478402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637086221163145">
                <text:p>0.63708622116314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637143854549536">
                <text:p>0.63714385454953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637133010684922">
                <text:p>0.63713301068492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637124419003465">
                <text:p>0.63712441900346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63713505960357">
                <text:p>0.6371350596035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637113950777225">
                <text:p>0.6371139507772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637162746320888">
                <text:p>0.63716274632088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637213493255521">
                <text:p>0.63721349325552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637181815461731">
                <text:p>0.63718181546173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637236557332745">
                <text:p>0.63723655733274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637208971265306">
                <text:p>0.63720897126530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637250719073036">
                <text:p>0.63725071907303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637260689331628">
                <text:p>0.63726068933162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637272545719715">
                <text:p>0.6372725457197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637269665855966">
                <text:p>0.63726966585596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63728546888555">
                <text:p>0.6372854688855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637272941646919">
                <text:p>0.63727294164691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637254461721459">
                <text:p>0.63725446172145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637240549747039">
                <text:p>0.63724054974703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63726241846136">
                <text:p>0.6372624184613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637257833681111">
                <text:p>0.63725783368111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637225758895258">
                <text:p>0.63722575889525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63726170999389">
                <text:p>0.6372617099938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637255541673387">
                <text:p>0.63725554167338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637258513853524">
                <text:p>0.63725851385352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637263258066426">
                <text:p>0.63726325806642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637252241576759">
                <text:p>0.63725224157675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637285689562331">
                <text:p>0.63728568956233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637288078934755">
                <text:p>0.63728807893475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637264783936041">
                <text:p>0.63726478393604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637268543321138">
                <text:p>0.63726854332113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63725831783379">
                <text:p>0.6372583178337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637282923980962">
                <text:p>0.63728292398096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637275851279562">
                <text:p>0.63727585127956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637286355389117">
                <text:p>0.63728635538911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637299675618576">
                <text:p>0.63729967561857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63730520026181">
                <text:p>0.6373052002618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637303175582759">
                <text:p>0.63730317558275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637320831767726">
                <text:p>0.63732083176772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637330835396165">
                <text:p>0.63733083539616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637307289986107">
                <text:p>0.63730728998610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637297640683823">
                <text:p>0.63729764068382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637301827321196">
                <text:p>0.63730182732119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637258204486921">
                <text:p>0.63725820448692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637240719317584">
                <text:p>0.63724071931758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637230530778105">
                <text:p>0.63723053077810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637271583704984">
                <text:p>0.63727158370498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637258411449394">
                <text:p>0.63725841144939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637262028085992">
                <text:p>0.63726202808599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637251713626924">
                <text:p>0.63725171362692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637251642274142">
                <text:p>0.63725164227414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637243903324729">
                <text:p>0.63724390332472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637237492019391">
                <text:p>0.63723749201939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637207515190192">
                <text:p>0.63720751519019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637211498319711">
                <text:p>0.63721149831971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637192206341609">
                <text:p>0.63719220634160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63718286989829">
                <text:p>0.6371828698982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63718324753804">
                <text:p>0.6371832475380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637136025553985">
                <text:p>0.63713602555398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637138995973586">
                <text:p>0.63713899597358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637131608706942">
                <text:p>0.63713160870694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637099943468241">
                <text:p>0.63709994346824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637099000891343">
                <text:p>0.63709900089134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637079292296954">
                <text:p>0.63707929229695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637051610498994">
                <text:p>0.63705161049899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637054681479891">
                <text:p>0.63705468147989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637042441118376">
                <text:p>0.63704244111837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637027678821529">
                <text:p>0.63702767882152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637005054658449">
                <text:p>0.63700505465844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637000388661562">
                <text:p>0.63700038866156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636993058772746">
                <text:p>0.63699305877274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636982928876263">
                <text:p>0.63698292887626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636977889701943">
                <text:p>0.63697788970194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636965332450689">
                <text:p>0.63696533245068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636962647166838">
                <text:p>0.63696264716683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636956915166264">
                <text:p>0.63695691516626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636930926562869">
                <text:p>0.63693092656286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636931541509394">
                <text:p>0.63693154150939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636920525181334">
                <text:p>0.63692052518133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636910576835346">
                <text:p>0.63691057683534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636876269476066">
                <text:p>0.63687626947606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636919243188349">
                <text:p>0.63691924318834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636912410683089">
                <text:p>0.63691241068308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b-spline" chart:symbol-type="automatic" chart:include-hidden-cells="false" chart:treat-empty-cells="ignore" chart:spline-order="5" chart:right-angled-axes="true">
        <chart:symbol-image xlink:href="Pictures/2000000A000000DD000000DD70DD954D.svm" xlink:type="simple" xlink:actuate="onLoad"/>
      </style:chart-properties>
    </style:style>
    <style:style style:name="ch3" style:family="chart" style:data-style-name="N0">
      <style:chart-properties chart:display-label="true" chart:logarithmic="false" chart:maximum="256" chart:interval-major="16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29">
      <style:chart-properties chart:display-label="true" chart:logarithmic="false" chart:minimum="1.399" chart:maximum="1.435" chart:origin="0" chart:interval-major="0.004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9">
      <style:chart-properties chart:symbol-type="named-symbol" chart:symbol-name="diamond" chart:symbol-width="0.2cm" chart:symbol-height="0.2cm" chart:link-data-style-to-source="true">
        <chart:symbol-image xlink:href="Pictures/2000000A000000DD000000DD70DD954D.svm" xlink:type="simple" xlink:actuate="onLoad"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611cm" svg:height="13.255cm" xlink:href=".." xlink:type="simple" chart:class="chart:scatter" chart:style-name="ch1">
        <chart:plot-area chart:style-name="ch2" table:cell-range-address="Killgem_comb.A2:Killgem_comb.A557 Killgem_comb.C1:Killgem_comb.C557" chart:data-source-has-labels="row" svg:x="0.618cm" svg:y="0.212cm" svg:width="27.408cm" svg:height="12.725cm">
          <chartooo:coordinate-region svg:x="2.271cm" svg:y="0.411cm" svg:width="25.475cm" svg:height="11.879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Killgem_comb.C2:Killgem_comb.C557" chart:label-cell-address="Killgem_comb.C1:Killgem_comb.C1" chart:class="chart:scatter">
            <chart:domain table:cell-range-address="Killgem_comb.A2:Killgem_comb.A557"/>
            <chart:data-point chart:repeated="55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rowth (GC)</text:p>
                <draw:g>
                  <svg:desc>Killgem_comb.C1:Killgem_comb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Killgem_comb.A2:Killgem_comb.A557</svg:desc>
                </draw:g>
              </table:table-cell>
              <table:table-cell office:value-type="float" office:value="NaN">
                <text:p>NaN</text:p>
                <draw:g>
                  <svg:desc>Killgem_comb.C2:Killgem_comb.C5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40178346782606">
                <text:p>1.401783467826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4100765956607">
                <text:p>1.41007659566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40757042121178">
                <text:p>1.407570421211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39994238872268">
                <text:p>1.399942388722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40078822311173">
                <text:p>1.400788223111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41366260887118">
                <text:p>1.413662608871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41716412689984">
                <text:p>1.417164126899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4146712933047">
                <text:p>1.41467129330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.4143166865426">
                <text:p>1.41431668654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41562123155886">
                <text:p>1.415621231558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.41584709201943">
                <text:p>1.415847092019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.41406144837728">
                <text:p>1.414061448377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.41331794817853">
                <text:p>1.413317948178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.41346363670869">
                <text:p>1.413463636708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.41275355334231">
                <text:p>1.412753553342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.41326706315703">
                <text:p>1.413267063157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.41522097266293">
                <text:p>1.415220972662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.41754366232047">
                <text:p>1.417543662320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.42016635739598">
                <text:p>1.420166357395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.42173269569983">
                <text:p>1.421732695699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.4220279363059">
                <text:p>1.42202793630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.42238454229376">
                <text:p>1.422384542293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.42304156005">
                <text:p>1.423041560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.42395751908386">
                <text:p>1.423957519083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.42413081125039">
                <text:p>1.424130811250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42454568935043">
                <text:p>1.424545689350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.42412994347585">
                <text:p>1.424129943475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.42369884702586">
                <text:p>1.423698847025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.42348967520557">
                <text:p>1.423489675205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.42347873320363">
                <text:p>1.423478733203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.42292146187338">
                <text:p>1.422921461873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.4225521192817">
                <text:p>1.42255211928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.4223525772837">
                <text:p>1.42235257728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.42158797580822">
                <text:p>1.421587975808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.42099083771712">
                <text:p>1.420990837717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.42052726069125">
                <text:p>1.420527260691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.4201859156358">
                <text:p>1.42018591563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.41978303189519">
                <text:p>1.419783031895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.42060498304731">
                <text:p>1.420604983047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.42185297156505">
                <text:p>1.421852971565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.42316084379318">
                <text:p>1.423160843793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.42452278619324">
                <text:p>1.424522786193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.42534514478664">
                <text:p>1.425345144786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.42622981494333">
                <text:p>1.42622981494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.42665062215214">
                <text:p>1.426650622152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.42688867313749">
                <text:p>1.426888673137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.42719611653502">
                <text:p>1.427196116535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.42756798815268">
                <text:p>1.427567988152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.42799968377905">
                <text:p>1.427999683779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.42803089604437">
                <text:p>1.428030896044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.42761132567495">
                <text:p>1.427611325674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.42827956855511">
                <text:p>1.428279568555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.42810770122807">
                <text:p>1.428107701228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.42787379879263">
                <text:p>1.427873798792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.42769315043343">
                <text:p>1.427693150433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.42756262819777">
                <text:p>1.427562628197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.42747941965016">
                <text:p>1.427479419650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.42744079404708">
                <text:p>1.427440794047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.42744425970875">
                <text:p>1.427444259708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.42744192659826">
                <text:p>1.427441926598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.4274838404313">
                <text:p>1.42748384043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.42756760823769">
                <text:p>1.4275676082376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.42769096549252">
                <text:p>1.427690965492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.427598055868">
                <text:p>1.4275980558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.42754021117014">
                <text:p>1.427540211170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.42751560838863">
                <text:p>1.427515608388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.42745416584655">
                <text:p>1.427454165846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.42742923565614">
                <text:p>1.427429235656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.42743908149455">
                <text:p>1.427439081494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.42748195747804">
                <text:p>1.427481957478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.42736897719999">
                <text:p>1.427368977199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.42709655940099">
                <text:p>1.427096559400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.42700860757117">
                <text:p>1.427008607571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.42680117013636">
                <text:p>1.426801170136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.42662273658542">
                <text:p>1.426622736585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.42647208510668">
                <text:p>1.4264720851066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.4263480671964">
                <text:p>1.42634806719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.42624955201555">
                <text:p>1.426249552015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.42616709711216">
                <text:p>1.426167097112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.42611085145093">
                <text:p>1.426110851450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.42607979355886">
                <text:p>1.426079793558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.42607287754841">
                <text:p>1.4260728775484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.42588213678993">
                <text:p>1.4258821367899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.42571409144595">
                <text:p>1.425714091445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.42556793972176">
                <text:p>1.425567939721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.4254427799955">
                <text:p>1.42544277999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.42595209441045">
                <text:p>1.425952094410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.42623339578323">
                <text:p>1.4262333957832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.42635902423662">
                <text:p>1.426359024236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.42650789975983">
                <text:p>1.4265078997598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.4266668708792">
                <text:p>1.42666687087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.42685038062537">
                <text:p>1.426850380625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.42704550993937">
                <text:p>1.4270455099393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.42724995605954">
                <text:p>1.427249956059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.42746690929226">
                <text:p>1.427466909292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.42769596224324">
                <text:p>1.427695962243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.42792574743591">
                <text:p>1.4279257474359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.42818857940364">
                <text:p>1.428188579403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.42845116257826">
                <text:p>1.4284511625782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.42872420075503">
                <text:p>1.4287242007550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.42899116350715">
                <text:p>1.428991163507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.42929984380806">
                <text:p>1.4292998438080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.42960173652543">
                <text:p>1.4296017365254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.42972965758245">
                <text:p>1.429729657582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.42986839754151">
                <text:p>1.4298683975415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.43001755151587">
                <text:p>1.4300175515158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.43017680778859">
                <text:p>1.4301768077885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.43034083178506">
                <text:p>1.4303408317850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.43051613183697">
                <text:p>1.4305161318369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.43070233259917">
                <text:p>1.4307023325991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.4308990877216">
                <text:p>1.430899087721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.43095096241664">
                <text:p>1.4309509624166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.430948161384">
                <text:p>1.43094816138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.43102245611237">
                <text:p>1.4310224561123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.4310157348144">
                <text:p>1.431015734814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.4310204878694">
                <text:p>1.431020487869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.43098400410612">
                <text:p>1.4309840041061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.43099152574193">
                <text:p>1.4309915257419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.43108283777249">
                <text:p>1.4310828377724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.43107466252804">
                <text:p>1.4310746625280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.43113125166975">
                <text:p>1.431131251669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.43119753365072">
                <text:p>1.4311975336507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.43127318660584">
                <text:p>1.4312731866058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.43129657841775">
                <text:p>1.431296578417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.43136826691213">
                <text:p>1.4313682669121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.43149160749816">
                <text:p>1.431491607498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.43158008600162">
                <text:p>1.4315800860016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.43167606046192">
                <text:p>1.4316760604619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.43164265145617">
                <text:p>1.4316426514561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.43161759052773">
                <text:p>1.4316175905277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.43160070182613">
                <text:p>1.4316007018261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.43159177014711">
                <text:p>1.4315917701471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.43160007478509">
                <text:p>1.4316000747850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.43160112186834">
                <text:p>1.431601121868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.43161992276264">
                <text:p>1.4316199227626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.43163702249898">
                <text:p>1.4316370224989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.43168607676165">
                <text:p>1.4316860767616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.43172388779186">
                <text:p>1.4317238877918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.43176825988871">
                <text:p>1.4317682598887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.43181910381327">
                <text:p>1.4318191038132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.43181048391649">
                <text:p>1.4318104839164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.43175877811537">
                <text:p>1.4317587781153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.43182996759909">
                <text:p>1.4318299675990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.43173782791717">
                <text:p>1.4317378279171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.43168672215177">
                <text:p>1.4316867221517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.43158917392398">
                <text:p>1.4315891739239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.43154018872532">
                <text:p>1.4315401887253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.43150866277517">
                <text:p>1.4315086627751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.43143207749762">
                <text:p>1.4314320774976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.43144692855163">
                <text:p>1.4314469285516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.43127660174044">
                <text:p>1.4312766017404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.43132885699262">
                <text:p>1.4313288569926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.43121348868524">
                <text:p>1.4312134886852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.43123582527303">
                <text:p>1.4312358252730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.43117611561244">
                <text:p>1.4311761156124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.43114423559971">
                <text:p>1.4311442355997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.43114081433127">
                <text:p>1.4311408143312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1.43112056609138">
                <text:p>1.4311205660913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.43110582672089">
                <text:p>1.4311058267208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1.43109646782635">
                <text:p>1.4310964678263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.43099706863592">
                <text:p>1.4309970686359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.43088969742262">
                <text:p>1.4308896974226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1.43080267948181">
                <text:p>1.4308026794818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1.43070614214049">
                <text:p>1.4307061421404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.43063102811686">
                <text:p>1.4306310281168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.43054232017458">
                <text:p>1.4305423201745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.43050660599054">
                <text:p>1.4305066059905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.43041430606119">
                <text:p>1.4304143060611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.43036176317142">
                <text:p>1.4303617631714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.43031476554301">
                <text:p>1.4303147655430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.43029145900906">
                <text:p>1.4302914590090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.43023670446371">
                <text:p>1.4302367044637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1.4301550632276">
                <text:p>1.430155063227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1.43013900944289">
                <text:p>1.4301390094428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.43010676700765">
                <text:p>1.4301067670076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.43007501347693">
                <text:p>1.4300750134769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.43007797056021">
                <text:p>1.4300779705602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.43003585898304">
                <text:p>1.4300358589830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.42996561751259">
                <text:p>1.4299656175125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.42986474126487">
                <text:p>1.4298647412648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.42972397088137">
                <text:p>1.4297239708813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1.42974028894875">
                <text:p>1.429740288948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.42965279014124">
                <text:p>1.4296527901412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1.42959130441838">
                <text:p>1.4295913044183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1.42946692494899">
                <text:p>1.4294669249489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.42936293532905">
                <text:p>1.4293629353290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.42930176794218">
                <text:p>1.4293017679421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.42929241004948">
                <text:p>1.4292924100494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1.42921431194408">
                <text:p>1.4292143119440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1.42915301158523">
                <text:p>1.4291530115852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.42926262078192">
                <text:p>1.4292626207819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.42944765778576">
                <text:p>1.4294476577857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1.42957406331671">
                <text:p>1.4295740633167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.42973080152441">
                <text:p>1.4297308015244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.42986209611432">
                <text:p>1.4298620961143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.42993766626841">
                <text:p>1.4299376662684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1.4301058330225">
                <text:p>1.43010583302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1.43030310083359">
                <text:p>1.4303031008335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1.43038067456192">
                <text:p>1.4303806745619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.43058849625256">
                <text:p>1.4305884962525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1.43073471868229">
                <text:p>1.4307347186822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1.43085099933566">
                <text:p>1.4308509993356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1.43097712035494">
                <text:p>1.4309771203549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1.43118706821464">
                <text:p>1.4311870682146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1.43130961685018">
                <text:p>1.4313096168501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1.43149959176764">
                <text:p>1.4314995917676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1.4316589878573">
                <text:p>1.431658987857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1.43182046482511">
                <text:p>1.4318204648251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1.43189684383344">
                <text:p>1.4318968438334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1.43197573609757">
                <text:p>1.4319757360975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1.43207922214398">
                <text:p>1.4320792221439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1.43214086809273">
                <text:p>1.4321408680927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1.43228424288403">
                <text:p>1.4322842428840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1.43237327665041">
                <text:p>1.4323732766504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1.432469498192">
                <text:p>1.43246949819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1.43258255570685">
                <text:p>1.4325825557068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1.43266011911709">
                <text:p>1.4326601191170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1.43279108395818">
                <text:p>1.4327910839581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1.43287881378465">
                <text:p>1.4328788137846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1.43299414558746">
                <text:p>1.4329941455874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1.43309878898083">
                <text:p>1.4330987889808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1.43320547961441">
                <text:p>1.4332054796144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1.43330317207461">
                <text:p>1.4333031720746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1.43332250553176">
                <text:p>1.4333225055317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1.43345221305448">
                <text:p>1.4334522130544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1.43347656594603">
                <text:p>1.4334765659460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1.43350353190035">
                <text:p>1.4335035319003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1.43353294972537">
                <text:p>1.4335329497253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1.43356493374437">
                <text:p>1.4335649337443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1.43358332177039">
                <text:p>1.4335833217703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1.43358827650311">
                <text:p>1.4335882765031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1.43370688658381">
                <text:p>1.4337068865838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1.43365433929266">
                <text:p>1.4336543392926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1.43364552244735">
                <text:p>1.4336455224473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1.43375969932227">
                <text:p>1.4337596993222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1.43368439072357">
                <text:p>1.4336843907235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1.43383269651251">
                <text:p>1.4338326965125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1.43383264071206">
                <text:p>1.4338326407120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1.43383454481932">
                <text:p>1.4338345448193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1.43383829050299">
                <text:p>1.4338382905029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1.43392486009018">
                <text:p>1.4339248600901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1.43390576194037">
                <text:p>1.4339057619403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1.43402352251572">
                <text:p>1.4340235225157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1.43403556346612">
                <text:p>1.4340355634661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1.43410341740234">
                <text:p>1.4341034174023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1.43411917960465">
                <text:p>1.4341191796046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1.43416391379727">
                <text:p>1.4341639137972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1.43423769659225">
                <text:p>1.4342376965922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.43421940504027">
                <text:p>1.4342194050402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1.43421935126194">
                <text:p>1.4342193512619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1.43420549216684">
                <text:p>1.4342054921668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1.43421948834368">
                <text:p>1.4342194883436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12">
                <text:p>512</text:p>
              </table:table-cell>
              <table:table-cell office:value-type="float" office:value="1.43566060020476">
                <text:p>1.4356606002047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24">
                <text:p>1024</text:p>
              </table:table-cell>
              <table:table-cell office:value-type="float" office:value="1.4373649241388">
                <text:p>1.437364924138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130">
      <number:number number:decimal-places="7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treat-empty-cells="ignore" chart:right-angled-axes="true">
        <chart:symbol-image xlink:href="Pictures/2000000A000000FD000000FDE400028F.svm" xlink:type="simple" xlink:actuate="onLoad"/>
      </style:chart-properties>
    </style:style>
    <style:style style:name="ch3" style:family="chart" style:data-style-name="N1">
      <style:chart-properties chart:display-label="true" chart:logarithmic="true" chart:minimum="2" chart:interval-major="0.301029996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30">
      <style:chart-properties chart:display-label="true" chart:logarithmic="false" chart:minimum="0.464" chart:maximum="0.504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30">
      <style:chart-properties chart:symbol-type="none" chart:link-data-style-to-source="true">
        <chart:symbol-image xlink:href="Pictures/2000000A000000FD000000FDE400028F.svm" xlink:type="simple" xlink:actuate="onLoad"/>
      </style:chart-properties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915cm" svg:height="12.326cm" xlink:href=".." xlink:type="simple" chart:class="chart:scatter" chart:style-name="ch1">
        <chart:plot-area chart:style-name="ch2" table:cell-range-address="Orange_combine.A2:Orange_combine.A270 Orange_combine.C1:Orange_combine.C270" chart:data-source-has-labels="row" svg:x="0.577cm" svg:y="0.245cm" svg:width="27.973cm" svg:height="11.833cm">
          <chartooo:coordinate-region svg:x="2.416cm" svg:y="0.444cm" svg:width="25.577cm" svg:height="10.987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Orange_combine.C2:Orange_combine.C270" chart:label-cell-address="Orange_combine.C1:Orange_combine.C1" chart:class="chart:scatter">
            <chart:domain table:cell-range-address="Orange_combine.A2:Orange_combine.A270"/>
            <chart:data-point chart:repeated="26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 = ln I/ln N</text:p>
                <draw:g>
                  <svg:desc>Orange_combine.C1:Orange_combine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Orange_combine.A2:Orange_combine.A270</svg:desc>
                </draw:g>
              </table:table-cell>
              <table:table-cell office:value-type="float" office:value="NaN">
                <text:p>NaN</text:p>
                <draw:g>
                  <svg:desc>Orange_combine.C2:Orange_combine.C2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464668267003444">
                <text:p>0.4646682670034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465810555829284">
                <text:p>0.4658105558292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472316046778462">
                <text:p>0.4723160467784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477924171624376">
                <text:p>0.4779241716243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484812934277918">
                <text:p>0.4848129342779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487987411131417">
                <text:p>0.4879874111314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488817412438722">
                <text:p>0.4888174124387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488094284979424">
                <text:p>0.4880942849794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486662654516697">
                <text:p>0.4866626545166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488532734956984">
                <text:p>0.4885327349569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490585801035327">
                <text:p>0.4905858010353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491084409232463">
                <text:p>0.4910844092324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490689643343366">
                <text:p>0.4906896433433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490796805521678">
                <text:p>0.4907968055216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491079047532763">
                <text:p>0.4910790475327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490634149637058">
                <text:p>0.4906341496370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49052230498204">
                <text:p>0.490522304982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490574141012123">
                <text:p>0.4905741410121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490795350298554">
                <text:p>0.4907953502985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490427361840713">
                <text:p>0.4904273618407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490266103691659">
                <text:p>0.4902661036916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490200132816775">
                <text:p>0.4902001328167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490284294844686">
                <text:p>0.4902842948446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491153618567653">
                <text:p>0.4911536185676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491450575857887">
                <text:p>0.4914505758578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491839617565146">
                <text:p>0.4918396175651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492306903233407">
                <text:p>0.4923069032334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492777681823339">
                <text:p>0.4927776818233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493276064175173">
                <text:p>0.4932760641751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493334878978873">
                <text:p>0.4933348789788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493464713876315">
                <text:p>0.4934647138763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493656991432821">
                <text:p>0.4936569914328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493855032670207">
                <text:p>0.4938550326702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494104012693686">
                <text:p>0.4941040126936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494373052569752">
                <text:p>0.4943730525697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494302308826635">
                <text:p>0.4943023088266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494283949508457">
                <text:p>0.4942839495084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494312975202941">
                <text:p>0.4943129752029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494346189928431">
                <text:p>0.4943461899284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494419755912812">
                <text:p>0.4944197559128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494529877629075">
                <text:p>0.4945298776290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494653858897388">
                <text:p>0.4946538588973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494511988574779">
                <text:p>0.4945119885747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494408461032705">
                <text:p>0.4944084610327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49434022931605">
                <text:p>0.494340229316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494274075733182">
                <text:p>0.4942740757331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494238933248226">
                <text:p>0.4942389332482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494232471591577">
                <text:p>0.4942324715915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494252555942451">
                <text:p>0.4942525559424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494282002967728">
                <text:p>0.4942820029677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494140582490393">
                <text:p>0.4941405824903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494026173092349">
                <text:p>0.4940261730923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494007872214276">
                <text:p>0.4940078722142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494390584649925">
                <text:p>0.4943905846499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494538046051676">
                <text:p>0.4945380460516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494701061418488">
                <text:p>0.4947010614184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494878558355927">
                <text:p>0.4948785583559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4950695115653">
                <text:p>0.49506951156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495247958386913">
                <text:p>0.4952479583869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495438676871226">
                <text:p>0.4954386768712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495640822809475">
                <text:p>0.4956408228094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495840833965158">
                <text:p>0.4958408339651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49585471533651">
                <text:p>0.495854715336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495882788371458">
                <text:p>0.4958827883714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495924244852977">
                <text:p>0.4959242448529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495978327135906">
                <text:p>0.4959783271359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496024100883855">
                <text:p>0.4960241008838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496081535082464">
                <text:p>0.4960815350824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496150046629193">
                <text:p>0.4961500466291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496229003173695">
                <text:p>0.4962290031736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496307534964962">
                <text:p>0.4963075349649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496263768450964">
                <text:p>0.4962637684509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496231715485133">
                <text:p>0.4962317154851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496210761208153">
                <text:p>0.4962107612081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49620043082166">
                <text:p>0.496200430821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496200169081079">
                <text:p>0.49620016908107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496209554969431">
                <text:p>0.4962095549694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496202954456298">
                <text:p>0.4962029544562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49620558425196">
                <text:p>0.496205584251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496216975192357">
                <text:p>0.49621697519235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496236782914486">
                <text:p>0.4962367829144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496249023308103">
                <text:p>0.4962490233081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49626921791301">
                <text:p>0.496269217913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496296969277293">
                <text:p>0.4962969692772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496331972248655">
                <text:p>0.4963319722486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496373936620568">
                <text:p>0.4963739366205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496414602344908">
                <text:p>0.4964146023449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496360141139036">
                <text:p>0.4963601411390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496313516715671">
                <text:p>0.49631351671567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496274427320517">
                <text:p>0.49627442732051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496242584481589">
                <text:p>0.4962425844815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496217712310743">
                <text:p>0.49621771231074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496199546848482">
                <text:p>0.49619954684848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496175043309989">
                <text:p>0.4961750433099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496156941529114">
                <text:p>0.4961569415291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496145005590678">
                <text:p>0.4961450055906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496132371392886">
                <text:p>0.49613237139288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496125533563395">
                <text:p>0.4961255335633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49612432682371">
                <text:p>0.4961243268237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496128527279451">
                <text:p>0.49612852727945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496125976008576">
                <text:p>0.4961259760085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496128619507471">
                <text:p>0.4961286195074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496136275986443">
                <text:p>0.49613627598644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496148792099371">
                <text:p>0.49614879209937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496165957076073">
                <text:p>0.49616595707607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496187630939393">
                <text:p>0.49618763093939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49620757082239">
                <text:p>0.4962075708223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496153478549382">
                <text:p>0.49615347854938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496104508869728">
                <text:p>0.4961045088697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496060544001864">
                <text:p>0.49606054400186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496021409618175">
                <text:p>0.4960214096181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495986937344008">
                <text:p>0.49598693734400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495957024982558">
                <text:p>0.49595702498255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495921556251954">
                <text:p>0.49592155625195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495890475026163">
                <text:p>0.49589047502616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495863650651392">
                <text:p>0.49586365065139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495840956924153">
                <text:p>0.49584095692415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49582227190975">
                <text:p>0.495822271909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495844671314502">
                <text:p>0.49584467131450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495921527367741">
                <text:p>0.49592152736774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496001004305025">
                <text:p>0.4960010043050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496083014059115">
                <text:p>0.4960830140591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496167490575252">
                <text:p>0.49616749057525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496244089828392">
                <text:p>0.49624408982839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496323097942363">
                <text:p>0.49632309794236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496404436131506">
                <text:p>0.4964044361315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496488028243219">
                <text:p>0.49648802824321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496573800655758">
                <text:p>0.49657380065575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496656407764812">
                <text:p>0.4966564077648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496673260422559">
                <text:p>0.49667326042255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496692904039159">
                <text:p>0.49669290403915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496715260712485">
                <text:p>0.49671526071248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496740254929362">
                <text:p>0.49674025492936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496767813478819">
                <text:p>0.49676781347881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496797865369054">
                <text:p>0.49679786536905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49683034174791">
                <text:p>0.4968303417479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496865175826704">
                <text:p>0.49686517582670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496902302807243">
                <text:p>0.49690230280724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496941677175007">
                <text:p>0.49694167717500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49697472167262">
                <text:p>0.4969747216726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49700996281238">
                <text:p>0.4970099628123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497047341771418">
                <text:p>0.4970473417714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497086801422489">
                <text:p>0.4970868014224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497123868296809">
                <text:p>0.49712386829680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497162950558215">
                <text:p>0.4971629505582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497203995180063">
                <text:p>0.49720399518006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497246950627549">
                <text:p>0.49724695062754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497291783403445">
                <text:p>0.49729178340344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497330435096603">
                <text:p>0.49733043509660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497370945141695">
                <text:p>0.49737094514169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497413249800504">
                <text:p>0.49741324980050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497457286936765">
                <text:p>0.49745728693676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497503044569685">
                <text:p>0.49750304456968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497550446808847">
                <text:p>0.49755044680884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497595375380675">
                <text:p>0.4975953753806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497588928567073">
                <text:p>0.49758892856707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49758453551492">
                <text:p>0.497584535514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497582150329069">
                <text:p>0.49758215032906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497581728270047">
                <text:p>0.49758172827004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497583225719301">
                <text:p>0.49758322571930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497586615779392">
                <text:p>0.49758661577939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497591825639758">
                <text:p>0.49759182563975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49759883054951">
                <text:p>0.4975988305495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497607591050181">
                <text:p>0.49760759105018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497618068647998">
                <text:p>0.49761806864799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497623537755797">
                <text:p>0.49762353775579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497630720931506">
                <text:p>0.49763072093150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497639551169019">
                <text:p>0.49763955116901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497650008182096">
                <text:p>0.49765000818209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497662057225221">
                <text:p>0.49766205722522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497675664374393">
                <text:p>0.49767566437439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497690796504052">
                <text:p>0.49769079650405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497707436134096">
                <text:p>0.49770743613409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49772208611544">
                <text:p>0.4977220861154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497738193913896">
                <text:p>0.49773819391389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497755729051282">
                <text:p>0.49775572905128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49777466174879">
                <text:p>0.4977746617487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49779496290797">
                <text:p>0.4977949629079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497813700695086">
                <text:p>0.49781370069508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497830447657182">
                <text:p>0.49783044765718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497848542559452">
                <text:p>0.49784854255945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49786792942067">
                <text:p>0.497867929420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497888610480137">
                <text:p>0.49788861048013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497910531169733">
                <text:p>0.49791053116973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497933694665892">
                <text:p>0.49793369466589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497958047748632">
                <text:p>0.49795804774863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497980385185672">
                <text:p>0.49798038518567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497962502590482">
                <text:p>0.49796250259048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497946078644495">
                <text:p>0.49794607864449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497931087076393">
                <text:p>0.49793108707639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497917502157545">
                <text:p>0.49791750215754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497905298688531">
                <text:p>0.49790529868853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497894451986063">
                <text:p>0.49789445198606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497884937870293">
                <text:p>0.49788493787029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497876732652487">
                <text:p>0.49787673265248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497869813123056">
                <text:p>0.49786981312305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49786415653994">
                <text:p>0.4978641565399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497854471688187">
                <text:p>0.49785447168818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497846041542272">
                <text:p>0.49784604154227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497838844329756">
                <text:p>0.49783884432975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497832858707694">
                <text:p>0.49783285870769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49782806375248">
                <text:p>0.4978280637524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497824438949972">
                <text:p>0.49782443894997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497821977459866">
                <text:p>0.49782197745986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497820632966364">
                <text:p>0.49782063296636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497820399445567">
                <text:p>0.49782039944556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497821257927828">
                <text:p>0.49782125792782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497823189807555">
                <text:p>0.49782318980755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497826176834862">
                <text:p>0.49782617683486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497827507273125">
                <text:p>0.4978275072731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497829887883209">
                <text:p>0.49782988788320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497833275279253">
                <text:p>0.49783327527925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497837678289001">
                <text:p>0.49783767828900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497843054340656">
                <text:p>0.49784305434065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49784713335473">
                <text:p>0.4978471333547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49785216744178">
                <text:p>0.4978521674417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497858166196418">
                <text:p>0.49785816619641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497862500867184">
                <text:p>0.49786250086718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497867772672834">
                <text:p>0.49786777267283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497873978951964">
                <text:p>0.49787397895196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497881079465968">
                <text:p>0.49788107946596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49788907214104">
                <text:p>0.4978890721410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497897942524049">
                <text:p>0.49789794252404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497907688870627">
                <text:p>0.49790768887062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497918272304251">
                <text:p>0.49791827230425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497927179920115">
                <text:p>0.49792717992011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497904517630038">
                <text:p>0.49790451763003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497882883297913">
                <text:p>0.49788288329791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497862237476255">
                <text:p>0.49786223747625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497842590177511">
                <text:p>0.49784259017751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497823902591405">
                <text:p>0.49782390259140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497806185077291">
                <text:p>0.49780618507729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497789399440438">
                <text:p>0.49778939944043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497773556369137">
                <text:p>0.49777355636913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497758618263522">
                <text:p>0.49775861826352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497744596123753">
                <text:p>0.49774459612375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497727303228371">
                <text:p>0.49772730322837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497710911603668">
                <text:p>0.49771091160366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497695420469309">
                <text:p>0.49769542046930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497680793436843">
                <text:p>0.49768079343684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497667030168861">
                <text:p>0.49766703016886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497654130396406">
                <text:p>0.49765413039640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497642058523942">
                <text:p>0.49764205852394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497630814701329">
                <text:p>0.49763081470132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49762039913764">
                <text:p>0.4976203991376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49761077699291">
                <text:p>0.4976107769929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497601948872529">
                <text:p>0.49760194887252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497593915432578">
                <text:p>0.49759391543257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497586642553699">
                <text:p>0.49758664255369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497580131267274">
                <text:p>0.49758013126727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497574382647509">
                <text:p>0.49757438264750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497569363262893">
                <text:p>0.49756936326289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497562972742221">
                <text:p>0.49756297274222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497557302520061">
                <text:p>0.49755730252006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497552354189452">
                <text:p>0.49755235418945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12">
                <text:p>512</text:p>
              </table:table-cell>
              <table:table-cell office:value-type="float" office:value="0.498819970772128">
                <text:p>0.49881997077212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24">
                <text:p>1024</text:p>
              </table:table-cell>
              <table:table-cell office:value-type="float" office:value="0.499986379414185">
                <text:p>0.49998637941418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048">
                <text:p>2048</text:p>
              </table:table-cell>
              <table:table-cell office:value-type="float" office:value="0.500827150836381">
                <text:p>0.50082715083638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096">
                <text:p>4096</text:p>
              </table:table-cell>
              <table:table-cell office:value-type="float" office:value="0.501447831716138">
                <text:p>0.50144783171613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192">
                <text:p>8192</text:p>
              </table:table-cell>
              <table:table-cell office:value-type="float" office:value="0.50205087501959">
                <text:p>0.5020508750195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6384">
                <text:p>16384</text:p>
              </table:table-cell>
              <table:table-cell office:value-type="float" office:value="0.502490205309986">
                <text:p>0.50249020530998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2768">
                <text:p>32768</text:p>
              </table:table-cell>
              <table:table-cell office:value-type="float" office:value="0.502947998155563">
                <text:p>0.50294799815556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5536">
                <text:p>65536</text:p>
              </table:table-cell>
              <table:table-cell office:value-type="float" office:value="0.503366506301926">
                <text:p>0.50336650630192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31072">
                <text:p>131072</text:p>
              </table:table-cell>
              <table:table-cell office:value-type="float" office:value="0.503614384156652">
                <text:p>0.50361438415665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129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b-spline" chart:include-hidden-cells="false" chart:auto-position="true" chart:auto-size="true" chart:treat-empty-cells="ignore" chart:right-angled-axes="true"/>
    </style:style>
    <style:style style:name="ch3" style:family="chart" style:data-style-name="N1">
      <style:chart-properties chart:display-label="true" chart:logarithmic="true" chart:minimum="4" chart:maximum="8192" chart:interval-major="0.30102999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29">
      <style:chart-properties chart:display-label="true" chart:logarithmic="false" chart:minimum="0.603" chart:maximum="0.643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9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563cm" svg:height="12.326cm" xlink:href=".." xlink:type="simple" chart:class="chart:scatter" chart:style-name="ch1">
        <chart:plot-area chart:style-name="ch2" table:cell-range-address="Managem_comb.A2:Managem_comb.A264 Managem_comb.C1:Managem_comb.C264" chart:data-source-has-labels="row" svg:x="0.571cm" svg:y="0.246cm" svg:width="27.421cm" svg:height="11.834cm">
          <chartooo:coordinate-region svg:x="2.224cm" svg:y="0.446cm" svg:width="25.397cm" svg:height="10.988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Managem_comb.C2:Managem_comb.C264" chart:label-cell-address="Managem_comb.C1:Managem_comb.C1" chart:class="chart:scatter">
            <chart:domain table:cell-range-address="Managem_comb.A2:Managem_comb.A264"/>
            <chart:data-point chart:repeated="26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rowth (GC)</text:p>
                <draw:g>
                  <svg:desc>Managem_comb.C1:Managem_comb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anagem_comb.A2:Managem_comb.A264</svg:desc>
                </draw:g>
              </table:table-cell>
              <table:table-cell office:value-type="float" office:value="NaN">
                <text:p>NaN</text:p>
                <draw:g>
                  <svg:desc>Managem_comb.C2:Managem_comb.C2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603453805251285">
                <text:p>0.6034538052512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609451283850403">
                <text:p>0.6094512838504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619706480587686">
                <text:p>0.6197064805876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624060220503163">
                <text:p>0.6240602205031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624746089413711">
                <text:p>0.6247460894137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623060566763904">
                <text:p>0.6230605667639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621525550943756">
                <text:p>0.6215255509437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624290662610787">
                <text:p>0.6242906626107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626881331580775">
                <text:p>0.6268813315807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627129232730209">
                <text:p>0.6271292327302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626842833774118">
                <text:p>0.6268428337741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627270596726721">
                <text:p>0.6272705967267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627215729243518">
                <text:p>0.6272157292435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627075099755084">
                <text:p>0.6270750997550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626999796764889">
                <text:p>0.6269997967648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62731044597813">
                <text:p>0.627310445978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627201102273684">
                <text:p>0.6272011022736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626938472809626">
                <text:p>0.6269384728096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626966362299979">
                <text:p>0.6269663622999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626963701432582">
                <text:p>0.6269637014325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62717620233492">
                <text:p>0.627176202334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627437613414324">
                <text:p>0.6274376134143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628151359668487">
                <text:p>0.6281513596684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628740294924397">
                <text:p>0.6287402949243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62944923994433">
                <text:p>0.629449239944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630261662186108">
                <text:p>0.6302616621861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630691117282678">
                <text:p>0.6306911172826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630934675449112">
                <text:p>0.6309346754491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631280585432219">
                <text:p>0.6312805854322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631534097736318">
                <text:p>0.6315340977363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631871997720559">
                <text:p>0.6318719977205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632285077097134">
                <text:p>0.6322850770971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632416915902986">
                <text:p>0.6324169159029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632391384617164">
                <text:p>0.6323913846171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632441857427588">
                <text:p>0.6324418574275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632561322243665">
                <text:p>0.6325613222436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632612074516502">
                <text:p>0.6326120745165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632722023529631">
                <text:p>0.6327220235296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632886072829856">
                <text:p>0.6328860728298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632840849880479">
                <text:p>0.6328408498804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632661411956848">
                <text:p>0.6326614119568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632537544684352">
                <text:p>0.6325375446843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632465152141935">
                <text:p>0.6324651521419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632344735617178">
                <text:p>0.6323447356171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632364725597012">
                <text:p>0.6323647255970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632236635147935">
                <text:p>0.6322366351479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632336884395138">
                <text:p>0.6323368843951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632185303026916">
                <text:p>0.6321853030269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632039267644027">
                <text:p>0.6320392676440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631931321849285">
                <text:p>0.6319313218492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6320142812254">
                <text:p>0.63201428122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632389279870555">
                <text:p>0.6323892798705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632641355745744">
                <text:p>0.6326413557457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632827825911048">
                <text:p>0.6328278259110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633215396975083">
                <text:p>0.6332153969750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633445878723913">
                <text:p>0.6334458787239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633696692908757">
                <text:p>0.6336966929087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633966576866088">
                <text:p>0.6339665768660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634254247863122">
                <text:p>0.6342542478631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63438586258483">
                <text:p>0.634385862584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634414772132989">
                <text:p>0.6344147721329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634399248940206">
                <text:p>0.6343992489402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63446971373787">
                <text:p>0.634469713737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63455920698676">
                <text:p>0.634559206986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634666730139676">
                <text:p>0.6346667301396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634662076190453">
                <text:p>0.6346620761904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634803359961347">
                <text:p>0.6348033599613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634895882724719">
                <text:p>0.6348958827247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634871628864338">
                <text:p>0.6348716288643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634842315083178">
                <text:p>0.6348423150831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634829709887594">
                <text:p>0.6348297098875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634833095875894">
                <text:p>0.6348330958758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634851720000304">
                <text:p>0.6348517200003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634884897534771">
                <text:p>0.6348848975347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634932007991514">
                <text:p>0.6349320079915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63486660297187">
                <text:p>0.6348666029718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634909927008909">
                <text:p>0.6349099270089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634871833420996">
                <text:p>0.6348718334209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634846739892398">
                <text:p>0.6348467398923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63497467540509">
                <text:p>0.634974675405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634973483145595">
                <text:p>0.6349734831455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63498375531705">
                <text:p>0.634983755317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634958468143203">
                <text:p>0.6349584681432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635036734418135">
                <text:p>0.6350367344181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634980757372645">
                <text:p>0.6349807573726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634992528832925">
                <text:p>0.6349925288329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634958363625792">
                <text:p>0.6349583636257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634943782048812">
                <text:p>0.6349437820488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63492989494172">
                <text:p>0.634929894941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634906687385002">
                <text:p>0.6349066873850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634893228936557">
                <text:p>0.6348932289365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634889123681199">
                <text:p>0.6348891236811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634894076389919">
                <text:p>0.6348940763899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634907768249678">
                <text:p>0.6349077682496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634837208978042">
                <text:p>0.6348372089780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634775503236146">
                <text:p>0.63477550323614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634790524197032">
                <text:p>0.6347905241970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634745670589895">
                <text:p>0.63474567058989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634776643691916">
                <text:p>0.63477664369191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634815144011049">
                <text:p>0.63481514401104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634793489044489">
                <text:p>0.63479348904448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634765685338774">
                <text:p>0.6347656853387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634758928434336">
                <text:p>0.6347589284343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634771492254157">
                <text:p>0.63477149225415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634721746727135">
                <text:p>0.63472174672713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634723320667718">
                <text:p>0.6347233206677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634688194812424">
                <text:p>0.6346881948124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63464285225259">
                <text:p>0.6346428522525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634638832788422">
                <text:p>0.63463883278842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634606580635472">
                <text:p>0.6346065806354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634581115173771">
                <text:p>0.63458111517377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634579251807641">
                <text:p>0.63457925180764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634548744311639">
                <text:p>0.63454874431163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634540594981571">
                <text:p>0.63454059498157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634521742821448">
                <text:p>0.6345217428214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634474024165431">
                <text:p>0.63447402416543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634466523359732">
                <text:p>0.6344665233597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634498860528003">
                <text:p>0.63449886052800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634516407448578">
                <text:p>0.63451640744857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634642625487478">
                <text:p>0.63464262548747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634819894689927">
                <text:p>0.63481989468992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634905103870904">
                <text:p>0.6349051038709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634962375132393">
                <text:p>0.63496237513239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635055314162096">
                <text:p>0.63505531416209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63518360226522">
                <text:p>0.635183602265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635283668436346">
                <text:p>0.63528366843634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635341677290624">
                <text:p>0.63534167729062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635370535668842">
                <text:p>0.6353705356688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635470018178861">
                <text:p>0.63547001817886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6355190036497">
                <text:p>0.635519003649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635559644653856">
                <text:p>0.63555964465385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635637155266221">
                <text:p>0.6356371552662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635673844585692">
                <text:p>0.63567384458569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635704148960348">
                <text:p>0.6357041489603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635792414826808">
                <text:p>0.63579241482680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635851221213941">
                <text:p>0.63585122121394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635902719334798">
                <text:p>0.63590271933479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635978820895872">
                <text:p>0.63597882089587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63603722154225">
                <text:p>0.636037221542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63611926100293">
                <text:p>0.6361192610029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636194074429621">
                <text:p>0.63619407442962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636209189367561">
                <text:p>0.63620918936756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636227558425869">
                <text:p>0.63622755842586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636295731780616">
                <text:p>0.6362957317806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636289147424651">
                <text:p>0.63628914742465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636394458094798">
                <text:p>0.63639445809479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636471415624095">
                <text:p>0.63647141562409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63650479064834">
                <text:p>0.6365047906483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636533038843989">
                <text:p>0.6365330388439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63657219767951">
                <text:p>0.6365721976795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636621567720842">
                <text:p>0.63662156772084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636665843709419">
                <text:p>0.63666584370941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636675456415623">
                <text:p>0.63667545641562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63671825486628">
                <text:p>0.6367182548662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636709447397592">
                <text:p>0.6367094473975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636752176679545">
                <text:p>0.63675217667954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636749203219135">
                <text:p>0.63674920321913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636784622213378">
                <text:p>0.63678462221337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636811261772667">
                <text:p>0.63681126177266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636840550636435">
                <text:p>0.63684055063643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636861470080857">
                <text:p>0.63686147008085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636872013638687">
                <text:p>0.63687201363868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636909134682901">
                <text:p>0.63690913468290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636924743197888">
                <text:p>0.63692474319788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636929348994376">
                <text:p>0.63692934899437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636973624537812">
                <text:p>0.63697362453781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636986130416281">
                <text:p>0.63698613041628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636973686193808">
                <text:p>0.63697368619380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637048696684815">
                <text:p>0.63704869668481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637078247840225">
                <text:p>0.6370782478402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637086221163145">
                <text:p>0.63708622116314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637143854549536">
                <text:p>0.63714385454953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637133010684922">
                <text:p>0.63713301068492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637124419003465">
                <text:p>0.63712441900346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63713505960357">
                <text:p>0.6371350596035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637113950777225">
                <text:p>0.6371139507772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637162746320888">
                <text:p>0.63716274632088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637213493255521">
                <text:p>0.63721349325552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637181815461731">
                <text:p>0.63718181546173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637236557332745">
                <text:p>0.63723655733274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637208971265306">
                <text:p>0.63720897126530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637250719073036">
                <text:p>0.63725071907303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637260689331628">
                <text:p>0.63726068933162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637272545719715">
                <text:p>0.6372725457197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637269665855966">
                <text:p>0.63726966585596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63728546888555">
                <text:p>0.6372854688855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637272941646919">
                <text:p>0.63727294164691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637254461721459">
                <text:p>0.63725446172145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637240549747039">
                <text:p>0.63724054974703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63726241846136">
                <text:p>0.6372624184613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637257833681111">
                <text:p>0.63725783368111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637225758895258">
                <text:p>0.63722575889525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63726170999389">
                <text:p>0.6372617099938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637255541673387">
                <text:p>0.63725554167338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637258513853524">
                <text:p>0.63725851385352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637263258066426">
                <text:p>0.63726325806642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637252241576759">
                <text:p>0.63725224157675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637285689562331">
                <text:p>0.63728568956233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637288078934755">
                <text:p>0.63728807893475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637264783936041">
                <text:p>0.63726478393604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637268543321138">
                <text:p>0.63726854332113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63725831783379">
                <text:p>0.6372583178337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637282923980962">
                <text:p>0.63728292398096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637275851279562">
                <text:p>0.63727585127956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637286355389117">
                <text:p>0.63728635538911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637299675618576">
                <text:p>0.63729967561857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63730520026181">
                <text:p>0.6373052002618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637303175582759">
                <text:p>0.63730317558275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637320831767726">
                <text:p>0.63732083176772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637330835396165">
                <text:p>0.63733083539616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637307289986107">
                <text:p>0.63730728998610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637297640683823">
                <text:p>0.63729764068382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637301827321196">
                <text:p>0.63730182732119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637258204486921">
                <text:p>0.63725820448692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637240719317584">
                <text:p>0.63724071931758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637230530778105">
                <text:p>0.63723053077810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637271583704984">
                <text:p>0.63727158370498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637258411449394">
                <text:p>0.63725841144939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637262028085992">
                <text:p>0.63726202808599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637251713626924">
                <text:p>0.63725171362692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637251642274142">
                <text:p>0.63725164227414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637243903324729">
                <text:p>0.63724390332472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637237492019391">
                <text:p>0.63723749201939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637207515190192">
                <text:p>0.63720751519019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637211498319711">
                <text:p>0.63721149831971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637192206341609">
                <text:p>0.63719220634160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63718286989829">
                <text:p>0.6371828698982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63718324753804">
                <text:p>0.6371832475380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637136025553985">
                <text:p>0.63713602555398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637138995973586">
                <text:p>0.63713899597358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637131608706942">
                <text:p>0.63713160870694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637099943468241">
                <text:p>0.63709994346824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637099000891343">
                <text:p>0.63709900089134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637079292296954">
                <text:p>0.63707929229695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637051610498994">
                <text:p>0.63705161049899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637054681479891">
                <text:p>0.63705468147989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637042441118376">
                <text:p>0.63704244111837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637027678821529">
                <text:p>0.63702767882152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637005054658449">
                <text:p>0.63700505465844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637000388661562">
                <text:p>0.63700038866156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636993058772746">
                <text:p>0.63699305877274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636982928876263">
                <text:p>0.63698292887626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636977889701943">
                <text:p>0.63697788970194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636965332450689">
                <text:p>0.63696533245068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636962647166838">
                <text:p>0.63696264716683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636956915166264">
                <text:p>0.63695691516626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636930926562869">
                <text:p>0.63693092656286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636931541509394">
                <text:p>0.63693154150939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636920525181334">
                <text:p>0.63692052518133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636910576835346">
                <text:p>0.63691057683534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636876269476066">
                <text:p>0.63687626947606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636919243188349">
                <text:p>0.63691924318834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636912410683089">
                <text:p>0.63691241068308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12">
                <text:p>512</text:p>
              </table:table-cell>
              <table:table-cell office:value-type="float" office:value="0.638573207257624">
                <text:p>0.63857320725762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24">
                <text:p>1024</text:p>
              </table:table-cell>
              <table:table-cell office:value-type="float" office:value="0.640139999306987">
                <text:p>0.64013999930698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048">
                <text:p>2048</text:p>
              </table:table-cell>
              <table:table-cell office:value-type="float" office:value="0.64122706511191">
                <text:p>0.6412270651119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096">
                <text:p>4096</text:p>
              </table:table-cell>
              <table:table-cell office:value-type="float" office:value="0.64218822117074">
                <text:p>0.6421882211707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192">
                <text:p>8192</text:p>
              </table:table-cell>
              <table:table-cell office:value-type="float" office:value="0.643024208460523">
                <text:p>0.64302420846052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